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31"/>
    <style:style style:name="ce2" style:family="table-cell" style:parent-style-name="Default">
      <style:text-properties fo:color="#808080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sum_results_means" table:style-name="ta1">
        <table:shapes>
          <draw:frame draw:z-index="0" draw:style-name="gr1" draw:text-style-name="P1" svg:width="14.5831in" svg:height="6.5362in" svg:x="5.0307in" svg:y="0.2823in">
            <draw:object draw:notify-on-update-of-ranges="3sum_results_means.A1:3sum_results_means.A1301 3sum_results_means.B1:3sum_results_means.B1301 3sum_results_means.C1:3sum_results_means.C1301 3sum_results_means.D1:3sum_results_means.D1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37062072753906" calcext:value-type="float">
            <text:p>0.013706207275391</text:p>
          </table:table-cell>
          <table:table-cell office:value-type="float" office:value="0.0163393020629883" calcext:value-type="float">
            <text:p>0.016339302062988</text:p>
          </table:table-cell>
          <table:table-cell office:value-type="float" office:value="0.0145128726959229" calcext:value-type="float">
            <text:p>0.01451287269592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136013031005859" calcext:value-type="float">
            <text:p>0.013601303100586</text:p>
          </table:table-cell>
          <table:table-cell office:value-type="float" office:value="0.0154733657836914" calcext:value-type="float">
            <text:p>0.015473365783691</text:p>
          </table:table-cell>
          <table:table-cell office:value-type="float" office:value="0.0146974563598633" calcext:value-type="float">
            <text:p>0.01469745635986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13751745223999" calcext:value-type="float">
            <text:p>0.013751745223999</text:p>
          </table:table-cell>
          <table:table-cell office:value-type="float" office:value="0.0154504776000977" calcext:value-type="float">
            <text:p>0.015450477600098</text:p>
          </table:table-cell>
          <table:table-cell office:value-type="float" office:value="0.0142592191696167" calcext:value-type="float">
            <text:p>0.0142592191696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13627290725708" calcext:value-type="float">
            <text:p>0.013627290725708</text:p>
          </table:table-cell>
          <table:table-cell office:value-type="float" office:value="0.0152633190155029" calcext:value-type="float">
            <text:p>0.015263319015503</text:p>
          </table:table-cell>
          <table:table-cell office:value-type="float" office:value="0.0143331527709961" calcext:value-type="float">
            <text:p>0.01433315277099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133943557739258" calcext:value-type="float">
            <text:p>0.013394355773926</text:p>
          </table:table-cell>
          <table:table-cell office:value-type="float" office:value="0.014462947845459" calcext:value-type="float">
            <text:p>0.014462947845459</text:p>
          </table:table-cell>
          <table:table-cell office:value-type="float" office:value="0.0137252807617188" calcext:value-type="float">
            <text:p>0.01372528076171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137479305267334" calcext:value-type="float">
            <text:p>0.013747930526733</text:p>
          </table:table-cell>
          <table:table-cell office:value-type="float" office:value="0.0156040191650391" calcext:value-type="float">
            <text:p>0.015604019165039</text:p>
          </table:table-cell>
          <table:table-cell office:value-type="float" office:value="0.0145914793014526" calcext:value-type="float">
            <text:p>0.01459147930145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133061408996582" calcext:value-type="float">
            <text:p>0.013306140899658</text:p>
          </table:table-cell>
          <table:table-cell office:value-type="float" office:value="0.015031099319458" calcext:value-type="float">
            <text:p>0.015031099319458</text:p>
          </table:table-cell>
          <table:table-cell office:value-type="float" office:value="0.0140266895294189" calcext:value-type="float">
            <text:p>0.01402668952941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138003826141357" calcext:value-type="float">
            <text:p>0.013800382614136</text:p>
          </table:table-cell>
          <table:table-cell office:value-type="float" office:value="0.014862060546875" calcext:value-type="float">
            <text:p>0.014862060546875</text:p>
          </table:table-cell>
          <table:table-cell office:value-type="float" office:value="0.0142295122146606" calcext:value-type="float">
            <text:p>0.01422951221466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130760669708252" calcext:value-type="float">
            <text:p>0.013076066970825</text:p>
          </table:table-cell>
          <table:table-cell office:value-type="float" office:value="0.0150215625762939" calcext:value-type="float">
            <text:p>0.015021562576294</text:p>
          </table:table-cell>
          <table:table-cell office:value-type="float" office:value="0.0135837078094482" calcext:value-type="float">
            <text:p>0.01358370780944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140633583068848" calcext:value-type="float">
            <text:p>0.014063358306885</text:p>
          </table:table-cell>
          <table:table-cell office:value-type="float" office:value="0.0155861377716064" calcext:value-type="float">
            <text:p>0.015586137771606</text:p>
          </table:table-cell>
          <table:table-cell office:value-type="float" office:value="0.0148294925689697" calcext:value-type="float">
            <text:p>0.0148294925689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133206844329834" calcext:value-type="float">
            <text:p>0.013320684432983</text:p>
          </table:table-cell>
          <table:table-cell office:value-type="float" office:value="0.0154569149017334" calcext:value-type="float">
            <text:p>0.015456914901733</text:p>
          </table:table-cell>
          <table:table-cell office:value-type="float" office:value="0.0139391660690308" calcext:value-type="float">
            <text:p>0.01393916606903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138609409332275" calcext:value-type="float">
            <text:p>0.013860940933228</text:p>
          </table:table-cell>
          <table:table-cell office:value-type="float" office:value="0.015674352645874" calcext:value-type="float">
            <text:p>0.015674352645874</text:p>
          </table:table-cell>
          <table:table-cell office:value-type="float" office:value="0.0148533344268799" calcext:value-type="float">
            <text:p>0.0148533344268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13812780380249" calcext:value-type="float">
            <text:p>0.013812780380249</text:p>
          </table:table-cell>
          <table:table-cell office:value-type="float" office:value="0.015453577041626" calcext:value-type="float">
            <text:p>0.015453577041626</text:p>
          </table:table-cell>
          <table:table-cell office:value-type="float" office:value="0.0145132064819336" calcext:value-type="float">
            <text:p>0.01451320648193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135447978973389" calcext:value-type="float">
            <text:p>0.013544797897339</text:p>
          </table:table-cell>
          <table:table-cell office:value-type="float" office:value="0.0149002075195313" calcext:value-type="float">
            <text:p>0.014900207519531</text:p>
          </table:table-cell>
          <table:table-cell office:value-type="float" office:value="0.0139682531356812" calcext:value-type="float">
            <text:p>0.01396825313568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134098529815674" calcext:value-type="float">
            <text:p>0.013409852981567</text:p>
          </table:table-cell>
          <table:table-cell office:value-type="float" office:value="0.0151081085205078" calcext:value-type="float">
            <text:p>0.015108108520508</text:p>
          </table:table-cell>
          <table:table-cell office:value-type="float" office:value="0.013847804069519" calcext:value-type="float">
            <text:p>0.01384780406951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13340950012207" calcext:value-type="float">
            <text:p>0.013340950012207</text:p>
          </table:table-cell>
          <table:table-cell office:value-type="float" office:value="0.0142426490783691" calcext:value-type="float">
            <text:p>0.014242649078369</text:p>
          </table:table-cell>
          <table:table-cell office:value-type="float" office:value="0.0137246131896973" calcext:value-type="float">
            <text:p>0.01372461318969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136806964874268" calcext:value-type="float">
            <text:p>0.013680696487427</text:p>
          </table:table-cell>
          <table:table-cell office:value-type="float" office:value="0.0153939723968506" calcext:value-type="float">
            <text:p>0.015393972396851</text:p>
          </table:table-cell>
          <table:table-cell office:value-type="float" office:value="0.0142081737518311" calcext:value-type="float">
            <text:p>0.01420817375183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135369300842285" calcext:value-type="float">
            <text:p>0.013536930084229</text:p>
          </table:table-cell>
          <table:table-cell office:value-type="float" office:value="0.0150115489959717" calcext:value-type="float">
            <text:p>0.015011548995972</text:p>
          </table:table-cell>
          <table:table-cell office:value-type="float" office:value="0.0142363786697388" calcext:value-type="float">
            <text:p>0.01423637866973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139036178588867" calcext:value-type="float">
            <text:p>0.013903617858887</text:p>
          </table:table-cell>
          <table:table-cell office:value-type="float" office:value="0.0158963203430176" calcext:value-type="float">
            <text:p>0.015896320343018</text:p>
          </table:table-cell>
          <table:table-cell office:value-type="float" office:value="0.0148736238479614" calcext:value-type="float">
            <text:p>0.01487362384796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140390396118164" calcext:value-type="float">
            <text:p>0.014039039611816</text:p>
          </table:table-cell>
          <table:table-cell office:value-type="float" office:value="0.0161013603210449" calcext:value-type="float">
            <text:p>0.016101360321045</text:p>
          </table:table-cell>
          <table:table-cell office:value-type="float" office:value="0.01507568359375" calcext:value-type="float">
            <text:p>0.0150756835937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138990879058838" calcext:value-type="float">
            <text:p>0.013899087905884</text:p>
          </table:table-cell>
          <table:table-cell office:value-type="float" office:value="0.0153398513793945" calcext:value-type="float">
            <text:p>0.015339851379395</text:p>
          </table:table-cell>
          <table:table-cell office:value-type="float" office:value="0.0144241333007813" calcext:value-type="float">
            <text:p>0.01442413330078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135183334350586" calcext:value-type="float">
            <text:p>0.013518333435059</text:p>
          </table:table-cell>
          <table:table-cell office:value-type="float" office:value="0.0150523185729981" calcext:value-type="float">
            <text:p>0.015052318572998</text:p>
          </table:table-cell>
          <table:table-cell office:value-type="float" office:value="0.0143428087234497" calcext:value-type="float">
            <text:p>0.0143428087234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139949321746826" calcext:value-type="float">
            <text:p>0.013994932174683</text:p>
          </table:table-cell>
          <table:table-cell office:value-type="float" office:value="0.0160067081451416" calcext:value-type="float">
            <text:p>0.016006708145142</text:p>
          </table:table-cell>
          <table:table-cell office:value-type="float" office:value="0.0149509191513062" calcext:value-type="float">
            <text:p>0.0149509191513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141153335571289" calcext:value-type="float">
            <text:p>0.014115333557129</text:p>
          </table:table-cell>
          <table:table-cell office:value-type="float" office:value="0.0153305530548096" calcext:value-type="float">
            <text:p>0.01533055305481</text:p>
          </table:table-cell>
          <table:table-cell office:value-type="float" office:value="0.0148990392684937" calcext:value-type="float">
            <text:p>0.01489903926849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1426100730896" calcext:value-type="float">
            <text:p>0.01426100730896</text:p>
          </table:table-cell>
          <table:table-cell office:value-type="float" office:value="0.0168716907501221" calcext:value-type="float">
            <text:p>0.016871690750122</text:p>
          </table:table-cell>
          <table:table-cell office:value-type="float" office:value="0.0153943538665771" calcext:value-type="float">
            <text:p>0.01539435386657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138311386108398" calcext:value-type="float">
            <text:p>0.01383113861084</text:p>
          </table:table-cell>
          <table:table-cell office:value-type="float" office:value="0.0151338577270508" calcext:value-type="float">
            <text:p>0.015133857727051</text:p>
          </table:table-cell>
          <table:table-cell office:value-type="float" office:value="0.0145652770996094" calcext:value-type="float">
            <text:p>0.01456527709960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140407085418701" calcext:value-type="float">
            <text:p>0.01404070854187</text:p>
          </table:table-cell>
          <table:table-cell office:value-type="float" office:value="0.0159368515014648" calcext:value-type="float">
            <text:p>0.015936851501465</text:p>
          </table:table-cell>
          <table:table-cell office:value-type="float" office:value="0.0149403095245361" calcext:value-type="float">
            <text:p>0.01494030952453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146875381469727" calcext:value-type="float">
            <text:p>0.014687538146973</text:p>
          </table:table-cell>
          <table:table-cell office:value-type="float" office:value="0.0172960758209229" calcext:value-type="float">
            <text:p>0.017296075820923</text:p>
          </table:table-cell>
          <table:table-cell office:value-type="float" office:value="0.0158214330673218" calcext:value-type="float">
            <text:p>0.01582143306732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138731002807617" calcext:value-type="float">
            <text:p>0.013873100280762</text:p>
          </table:table-cell>
          <table:table-cell office:value-type="float" office:value="0.0163173675537109" calcext:value-type="float">
            <text:p>0.016317367553711</text:p>
          </table:table-cell>
          <table:table-cell office:value-type="float" office:value="0.0145774602890015" calcext:value-type="float">
            <text:p>0.01457746028900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136528015136719" calcext:value-type="float">
            <text:p>0.013652801513672</text:p>
          </table:table-cell>
          <table:table-cell office:value-type="float" office:value="0.0149862766265869" calcext:value-type="float">
            <text:p>0.014986276626587</text:p>
          </table:table-cell>
          <table:table-cell office:value-type="float" office:value="0.014455509185791" calcext:value-type="float">
            <text:p>0.01445550918579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135123729705811" calcext:value-type="float">
            <text:p>0.013512372970581</text:p>
          </table:table-cell>
          <table:table-cell office:value-type="float" office:value="0.0155215263366699" calcext:value-type="float">
            <text:p>0.01552152633667</text:p>
          </table:table-cell>
          <table:table-cell office:value-type="float" office:value="0.0144334554672241" calcext:value-type="float">
            <text:p>0.01443345546722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139787197113037" calcext:value-type="float">
            <text:p>0.013978719711304</text:p>
          </table:table-cell>
          <table:table-cell office:value-type="float" office:value="0.0157907009124756" calcext:value-type="float">
            <text:p>0.015790700912476</text:p>
          </table:table-cell>
          <table:table-cell office:value-type="float" office:value="0.0144488334655762" calcext:value-type="float">
            <text:p>0.01444883346557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136375427246094" calcext:value-type="float">
            <text:p>0.013637542724609</text:p>
          </table:table-cell>
          <table:table-cell office:value-type="float" office:value="0.0157706737518311" calcext:value-type="float">
            <text:p>0.015770673751831</text:p>
          </table:table-cell>
          <table:table-cell office:value-type="float" office:value="0.0144829034805298" calcext:value-type="float">
            <text:p>0.0144829034805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138731002807617" calcext:value-type="float">
            <text:p>0.013873100280762</text:p>
          </table:table-cell>
          <table:table-cell office:value-type="float" office:value="0.0159497261047363" calcext:value-type="float">
            <text:p>0.015949726104736</text:p>
          </table:table-cell>
          <table:table-cell office:value-type="float" office:value="0.0145015716552734" calcext:value-type="float">
            <text:p>0.01450157165527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142533779144287" calcext:value-type="float">
            <text:p>0.014253377914429</text:p>
          </table:table-cell>
          <table:table-cell office:value-type="float" office:value="0.0170104503631592" calcext:value-type="float">
            <text:p>0.017010450363159</text:p>
          </table:table-cell>
          <table:table-cell office:value-type="float" office:value="0.0152422428131104" calcext:value-type="float">
            <text:p>0.0152422428131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144631862640381" calcext:value-type="float">
            <text:p>0.014463186264038</text:p>
          </table:table-cell>
          <table:table-cell office:value-type="float" office:value="0.0164332389831543" calcext:value-type="float">
            <text:p>0.016433238983154</text:p>
          </table:table-cell>
          <table:table-cell office:value-type="float" office:value="0.015139651298523" calcext:value-type="float">
            <text:p>0.01513965129852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137934684753418" calcext:value-type="float">
            <text:p>0.013793468475342</text:p>
          </table:table-cell>
          <table:table-cell office:value-type="float" office:value="0.0157608985900879" calcext:value-type="float">
            <text:p>0.015760898590088</text:p>
          </table:table-cell>
          <table:table-cell office:value-type="float" office:value="0.014490818977356" calcext:value-type="float">
            <text:p>0.01449081897735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142126083374023" calcext:value-type="float">
            <text:p>0.014212608337402</text:p>
          </table:table-cell>
          <table:table-cell office:value-type="float" office:value="0.0162303447723389" calcext:value-type="float">
            <text:p>0.016230344772339</text:p>
          </table:table-cell>
          <table:table-cell office:value-type="float" office:value="0.0148648500442505" calcext:value-type="float">
            <text:p>0.01486485004425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154743194580078" calcext:value-type="float">
            <text:p>0.015474319458008</text:p>
          </table:table-cell>
          <table:table-cell office:value-type="float" office:value="0.0186738967895508" calcext:value-type="float">
            <text:p>0.018673896789551</text:p>
          </table:table-cell>
          <table:table-cell office:value-type="float" office:value="0.0160919904708862" calcext:value-type="float">
            <text:p>0.01609199047088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141603946685791" calcext:value-type="float">
            <text:p>0.014160394668579</text:p>
          </table:table-cell>
          <table:table-cell office:value-type="float" office:value="0.0193095207214356" calcext:value-type="float">
            <text:p>0.019309520721436</text:p>
          </table:table-cell>
          <table:table-cell office:value-type="float" office:value="0.0153332233428955" calcext:value-type="float">
            <text:p>0.01533322334289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136673450469971" calcext:value-type="float">
            <text:p>0.013667345046997</text:p>
          </table:table-cell>
          <table:table-cell office:value-type="float" office:value="0.0155737400054932" calcext:value-type="float">
            <text:p>0.015573740005493</text:p>
          </table:table-cell>
          <table:table-cell office:value-type="float" office:value="0.0142523050308228" calcext:value-type="float">
            <text:p>0.01425230503082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146450996398926" calcext:value-type="float">
            <text:p>0.014645099639893</text:p>
          </table:table-cell>
          <table:table-cell office:value-type="float" office:value="0.0164551734924316" calcext:value-type="float">
            <text:p>0.016455173492432</text:p>
          </table:table-cell>
          <table:table-cell office:value-type="float" office:value="0.0153365612030029" calcext:value-type="float">
            <text:p>0.01533656120300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147113800048828" calcext:value-type="float">
            <text:p>0.014711380004883</text:p>
          </table:table-cell>
          <table:table-cell office:value-type="float" office:value="0.0164828300476074" calcext:value-type="float">
            <text:p>0.016482830047607</text:p>
          </table:table-cell>
          <table:table-cell office:value-type="float" office:value="0.0153460264205933" calcext:value-type="float">
            <text:p>0.01534602642059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141794681549072" calcext:value-type="float">
            <text:p>0.014179468154907</text:p>
          </table:table-cell>
          <table:table-cell office:value-type="float" office:value="0.0160150527954102" calcext:value-type="float">
            <text:p>0.01601505279541</text:p>
          </table:table-cell>
          <table:table-cell office:value-type="float" office:value="0.0147612571716309" calcext:value-type="float">
            <text:p>0.01476125717163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141913890838623" calcext:value-type="float">
            <text:p>0.014191389083862</text:p>
          </table:table-cell>
          <table:table-cell office:value-type="float" office:value="0.017038106918335" calcext:value-type="float">
            <text:p>0.017038106918335</text:p>
          </table:table-cell>
          <table:table-cell office:value-type="float" office:value="0.0150013446807861" calcext:value-type="float">
            <text:p>0.01500134468078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143985748291016" calcext:value-type="float">
            <text:p>0.014398574829102</text:p>
          </table:table-cell>
          <table:table-cell office:value-type="float" office:value="0.0163702964782715" calcext:value-type="float">
            <text:p>0.016370296478272</text:p>
          </table:table-cell>
          <table:table-cell office:value-type="float" office:value="0.0151840925216675" calcext:value-type="float">
            <text:p>0.01518409252166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138795375823975" calcext:value-type="float">
            <text:p>0.013879537582398</text:p>
          </table:table-cell>
          <table:table-cell office:value-type="float" office:value="0.0158050060272217" calcext:value-type="float">
            <text:p>0.015805006027222</text:p>
          </table:table-cell>
          <table:table-cell office:value-type="float" office:value="0.0148411989212036" calcext:value-type="float">
            <text:p>0.01484119892120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143353939056396" calcext:value-type="float">
            <text:p>0.01433539390564</text:p>
          </table:table-cell>
          <table:table-cell office:value-type="float" office:value="0.0163064002990723" calcext:value-type="float">
            <text:p>0.016306400299072</text:p>
          </table:table-cell>
          <table:table-cell office:value-type="float" office:value="0.0150995492935181" calcext:value-type="float">
            <text:p>0.0150995492935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141808986663818" calcext:value-type="float">
            <text:p>0.014180898666382</text:p>
          </table:table-cell>
          <table:table-cell office:value-type="float" office:value="0.016315221786499" calcext:value-type="float">
            <text:p>0.016315221786499</text:p>
          </table:table-cell>
          <table:table-cell office:value-type="float" office:value="0.0150190353393555" calcext:value-type="float">
            <text:p>0.01501903533935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139243602752686" calcext:value-type="float">
            <text:p>0.013924360275269</text:p>
          </table:table-cell>
          <table:table-cell office:value-type="float" office:value="0.0156784057617188" calcext:value-type="float">
            <text:p>0.015678405761719</text:p>
          </table:table-cell>
          <table:table-cell office:value-type="float" office:value="0.0145803451538086" calcext:value-type="float">
            <text:p>0.01458034515380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145854949951172" calcext:value-type="float">
            <text:p>0.014585494995117</text:p>
          </table:table-cell>
          <table:table-cell office:value-type="float" office:value="0.016338586807251" calcext:value-type="float">
            <text:p>0.016338586807251</text:p>
          </table:table-cell>
          <table:table-cell office:value-type="float" office:value="0.0152183532714844" calcext:value-type="float">
            <text:p>0.01521835327148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143077373504639" calcext:value-type="float">
            <text:p>0.014307737350464</text:p>
          </table:table-cell>
          <table:table-cell office:value-type="float" office:value="0.0158259868621826" calcext:value-type="float">
            <text:p>0.015825986862183</text:p>
          </table:table-cell>
          <table:table-cell office:value-type="float" office:value="0.0149763345718384" calcext:value-type="float">
            <text:p>0.01497633457183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143518447875977" calcext:value-type="float">
            <text:p>0.014351844787598</text:p>
          </table:table-cell>
          <table:table-cell office:value-type="float" office:value="0.0164775848388672" calcext:value-type="float">
            <text:p>0.016477584838867</text:p>
          </table:table-cell>
          <table:table-cell office:value-type="float" office:value="0.0151854038238525" calcext:value-type="float">
            <text:p>0.01518540382385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154581069946289" calcext:value-type="float">
            <text:p>0.015458106994629</text:p>
          </table:table-cell>
          <table:table-cell office:value-type="float" office:value="0.0175273418426514" calcext:value-type="float">
            <text:p>0.017527341842651</text:p>
          </table:table-cell>
          <table:table-cell office:value-type="float" office:value="0.0161362409591675" calcext:value-type="float">
            <text:p>0.01613624095916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142850875854492" calcext:value-type="float">
            <text:p>0.014285087585449</text:p>
          </table:table-cell>
          <table:table-cell office:value-type="float" office:value="0.0165436267852783" calcext:value-type="float">
            <text:p>0.016543626785278</text:p>
          </table:table-cell>
          <table:table-cell office:value-type="float" office:value="0.0152804851531982" calcext:value-type="float">
            <text:p>0.01528048515319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140318870544434" calcext:value-type="float">
            <text:p>0.014031887054443</text:p>
          </table:table-cell>
          <table:table-cell office:value-type="float" office:value="0.0161664485931397" calcext:value-type="float">
            <text:p>0.01616644859314</text:p>
          </table:table-cell>
          <table:table-cell office:value-type="float" office:value="0.0147774457931519" calcext:value-type="float">
            <text:p>0.01477744579315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145635604858398" calcext:value-type="float">
            <text:p>0.01456356048584</text:p>
          </table:table-cell>
          <table:table-cell office:value-type="float" office:value="0.0166463851928711" calcext:value-type="float">
            <text:p>0.016646385192871</text:p>
          </table:table-cell>
          <table:table-cell office:value-type="float" office:value="0.0153378248214722" calcext:value-type="float">
            <text:p>0.0153378248214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145323276519775" calcext:value-type="float">
            <text:p>0.014532327651978</text:p>
          </table:table-cell>
          <table:table-cell office:value-type="float" office:value="0.0169322490692139" calcext:value-type="float">
            <text:p>0.016932249069214</text:p>
          </table:table-cell>
          <table:table-cell office:value-type="float" office:value="0.0154724836349487" calcext:value-type="float">
            <text:p>0.01547248363494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144731998443604" calcext:value-type="float">
            <text:p>0.01447319984436</text:p>
          </table:table-cell>
          <table:table-cell office:value-type="float" office:value="0.0170354843139648" calcext:value-type="float">
            <text:p>0.017035484313965</text:p>
          </table:table-cell>
          <table:table-cell office:value-type="float" office:value="0.0155208110809326" calcext:value-type="float">
            <text:p>0.01552081108093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147538185119629" calcext:value-type="float">
            <text:p>0.014753818511963</text:p>
          </table:table-cell>
          <table:table-cell office:value-type="float" office:value="0.0168955326080322" calcext:value-type="float">
            <text:p>0.016895532608032</text:p>
          </table:table-cell>
          <table:table-cell office:value-type="float" office:value="0.0153949975967407" calcext:value-type="float">
            <text:p>0.01539499759674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143475532531738" calcext:value-type="float">
            <text:p>0.014347553253174</text:p>
          </table:table-cell>
          <table:table-cell office:value-type="float" office:value="0.0168848037719727" calcext:value-type="float">
            <text:p>0.016884803771973</text:p>
          </table:table-cell>
          <table:table-cell office:value-type="float" office:value="0.0153881311416626" calcext:value-type="float">
            <text:p>0.01538813114166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141847133636475" calcext:value-type="float">
            <text:p>0.014184713363648</text:p>
          </table:table-cell>
          <table:table-cell office:value-type="float" office:value="0.0172781944274902" calcext:value-type="float">
            <text:p>0.01727819442749</text:p>
          </table:table-cell>
          <table:table-cell office:value-type="float" office:value="0.0156061410903931" calcext:value-type="float">
            <text:p>0.01560614109039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141563415527344" calcext:value-type="float">
            <text:p>0.014156341552734</text:p>
          </table:table-cell>
          <table:table-cell office:value-type="float" office:value="0.0158460140228272" calcext:value-type="float">
            <text:p>0.015846014022827</text:p>
          </table:table-cell>
          <table:table-cell office:value-type="float" office:value="0.0145540952682495" calcext:value-type="float">
            <text:p>0.0145540952682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142743587493896" calcext:value-type="float">
            <text:p>0.01427435874939</text:p>
          </table:table-cell>
          <table:table-cell office:value-type="float" office:value="0.015984058380127" calcext:value-type="float">
            <text:p>0.015984058380127</text:p>
          </table:table-cell>
          <table:table-cell office:value-type="float" office:value="0.0147865533828735" calcext:value-type="float">
            <text:p>0.01478655338287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154907703399658" calcext:value-type="float">
            <text:p>0.015490770339966</text:p>
          </table:table-cell>
          <table:table-cell office:value-type="float" office:value="0.0169577598571777" calcext:value-type="float">
            <text:p>0.016957759857178</text:p>
          </table:table-cell>
          <table:table-cell office:value-type="float" office:value="0.0162067413330078" calcext:value-type="float">
            <text:p>0.01620674133300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150852203369141" calcext:value-type="float">
            <text:p>0.015085220336914</text:p>
          </table:table-cell>
          <table:table-cell office:value-type="float" office:value="0.0183155536651611" calcext:value-type="float">
            <text:p>0.018315553665161</text:p>
          </table:table-cell>
          <table:table-cell office:value-type="float" office:value="0.0164370775222778" calcext:value-type="float">
            <text:p>0.01643707752227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143363475799561" calcext:value-type="float">
            <text:p>0.014336347579956</text:p>
          </table:table-cell>
          <table:table-cell office:value-type="float" office:value="0.0179734230041504" calcext:value-type="float">
            <text:p>0.01797342300415</text:p>
          </table:table-cell>
          <table:table-cell office:value-type="float" office:value="0.0156605958938599" calcext:value-type="float">
            <text:p>0.0156605958938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144491195678711" calcext:value-type="float">
            <text:p>0.014449119567871</text:p>
          </table:table-cell>
          <table:table-cell office:value-type="float" office:value="0.0165078639984131" calcext:value-type="float">
            <text:p>0.016507863998413</text:p>
          </table:table-cell>
          <table:table-cell office:value-type="float" office:value="0.0150253057479858" calcext:value-type="float">
            <text:p>0.01502530574798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47132873535156" calcext:value-type="float">
            <text:p>0.014713287353516</text:p>
          </table:table-cell>
          <table:table-cell office:value-type="float" office:value="0.0169339179992676" calcext:value-type="float">
            <text:p>0.016933917999268</text:p>
          </table:table-cell>
          <table:table-cell office:value-type="float" office:value="0.0153459548950195" calcext:value-type="float">
            <text:p>0.0153459548950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147709846496582" calcext:value-type="float">
            <text:p>0.014770984649658</text:p>
          </table:table-cell>
          <table:table-cell office:value-type="float" office:value="0.0176007747650147" calcext:value-type="float">
            <text:p>0.017600774765015</text:p>
          </table:table-cell>
          <table:table-cell office:value-type="float" office:value="0.0154968500137329" calcext:value-type="float">
            <text:p>0.01549685001373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147411823272705" calcext:value-type="float">
            <text:p>0.014741182327271</text:p>
          </table:table-cell>
          <table:table-cell office:value-type="float" office:value="0.0169692039489746" calcext:value-type="float">
            <text:p>0.016969203948975</text:p>
          </table:table-cell>
          <table:table-cell office:value-type="float" office:value="0.01541907787323" calcext:value-type="float">
            <text:p>0.0154190778732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140993595123291" calcext:value-type="float">
            <text:p>0.014099359512329</text:p>
          </table:table-cell>
          <table:table-cell office:value-type="float" office:value="0.0168986320495606" calcext:value-type="float">
            <text:p>0.016898632049561</text:p>
          </table:table-cell>
          <table:table-cell office:value-type="float" office:value="0.0150854587554932" calcext:value-type="float">
            <text:p>0.01508545875549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154008865356445" calcext:value-type="float">
            <text:p>0.015400886535645</text:p>
          </table:table-cell>
          <table:table-cell office:value-type="float" office:value="0.0171916484832764" calcext:value-type="float">
            <text:p>0.017191648483276</text:p>
          </table:table-cell>
          <table:table-cell office:value-type="float" office:value="0.0159718751907349" calcext:value-type="float">
            <text:p>0.01597187519073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147843360900879" calcext:value-type="float">
            <text:p>0.014784336090088</text:p>
          </table:table-cell>
          <table:table-cell office:value-type="float" office:value="0.017042875289917" calcext:value-type="float">
            <text:p>0.017042875289917</text:p>
          </table:table-cell>
          <table:table-cell office:value-type="float" office:value="0.0154232263565063" calcext:value-type="float">
            <text:p>0.01542322635650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14108419418335" calcext:value-type="float">
            <text:p>0.014108419418335</text:p>
          </table:table-cell>
          <table:table-cell office:value-type="float" office:value="0.0166106224060059" calcext:value-type="float">
            <text:p>0.016610622406006</text:p>
          </table:table-cell>
          <table:table-cell office:value-type="float" office:value="0.0148872852325439" calcext:value-type="float">
            <text:p>0.01488728523254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142836570739746" calcext:value-type="float">
            <text:p>0.014283657073975</text:p>
          </table:table-cell>
          <table:table-cell office:value-type="float" office:value="0.0159680843353272" calcext:value-type="float">
            <text:p>0.015968084335327</text:p>
          </table:table-cell>
          <table:table-cell office:value-type="float" office:value="0.0147455453872681" calcext:value-type="float">
            <text:p>0.01474554538726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144848823547363" calcext:value-type="float">
            <text:p>0.014484882354736</text:p>
          </table:table-cell>
          <table:table-cell office:value-type="float" office:value="0.0169804096221924" calcext:value-type="float">
            <text:p>0.016980409622192</text:p>
          </table:table-cell>
          <table:table-cell office:value-type="float" office:value="0.0154172897338867" calcext:value-type="float">
            <text:p>0.01541728973388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144786834716797" calcext:value-type="float">
            <text:p>0.01447868347168</text:p>
          </table:table-cell>
          <table:table-cell office:value-type="float" office:value="0.0167036056518555" calcext:value-type="float">
            <text:p>0.016703605651856</text:p>
          </table:table-cell>
          <table:table-cell office:value-type="float" office:value="0.0154005765914917" calcext:value-type="float">
            <text:p>0.01540057659149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150482654571533" calcext:value-type="float">
            <text:p>0.015048265457153</text:p>
          </table:table-cell>
          <table:table-cell office:value-type="float" office:value="0.0161228179931641" calcext:value-type="float">
            <text:p>0.016122817993164</text:p>
          </table:table-cell>
          <table:table-cell office:value-type="float" office:value="0.0154877185821533" calcext:value-type="float">
            <text:p>0.01548771858215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146505832672119" calcext:value-type="float">
            <text:p>0.014650583267212</text:p>
          </table:table-cell>
          <table:table-cell office:value-type="float" office:value="0.0170106887817383" calcext:value-type="float">
            <text:p>0.017010688781738</text:p>
          </table:table-cell>
          <table:table-cell office:value-type="float" office:value="0.0155991077423096" calcext:value-type="float">
            <text:p>0.0155991077423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151937007904053" calcext:value-type="float">
            <text:p>0.015193700790405</text:p>
          </table:table-cell>
          <table:table-cell office:value-type="float" office:value="0.0166022777557373" calcext:value-type="float">
            <text:p>0.016602277755737</text:p>
          </table:table-cell>
          <table:table-cell office:value-type="float" office:value="0.0159600734710693" calcext:value-type="float">
            <text:p>0.01596007347106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147626399993896" calcext:value-type="float">
            <text:p>0.01476263999939</text:p>
          </table:table-cell>
          <table:table-cell office:value-type="float" office:value="0.0163340568542481" calcext:value-type="float">
            <text:p>0.016334056854248</text:p>
          </table:table-cell>
          <table:table-cell office:value-type="float" office:value="0.015339183807373" calcext:value-type="float">
            <text:p>0.01533918380737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155000686645508" calcext:value-type="float">
            <text:p>0.015500068664551</text:p>
          </table:table-cell>
          <table:table-cell office:value-type="float" office:value="0.0169136524200439" calcext:value-type="float">
            <text:p>0.016913652420044</text:p>
          </table:table-cell>
          <table:table-cell office:value-type="float" office:value="0.016194224357605" calcext:value-type="float">
            <text:p>0.01619422435760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155529975891113" calcext:value-type="float">
            <text:p>0.015552997589111</text:p>
          </table:table-cell>
          <table:table-cell office:value-type="float" office:value="0.016892671585083" calcext:value-type="float">
            <text:p>0.016892671585083</text:p>
          </table:table-cell>
          <table:table-cell office:value-type="float" office:value="0.0162143468856812" calcext:value-type="float">
            <text:p>0.01621434688568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145089626312256" calcext:value-type="float">
            <text:p>0.014508962631226</text:p>
          </table:table-cell>
          <table:table-cell office:value-type="float" office:value="0.0165805816650391" calcext:value-type="float">
            <text:p>0.016580581665039</text:p>
          </table:table-cell>
          <table:table-cell office:value-type="float" office:value="0.0151049375534058" calcext:value-type="float">
            <text:p>0.01510493755340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147709846496582" calcext:value-type="float">
            <text:p>0.014770984649658</text:p>
          </table:table-cell>
          <table:table-cell office:value-type="float" office:value="0.0173647403717041" calcext:value-type="float">
            <text:p>0.017364740371704</text:p>
          </table:table-cell>
          <table:table-cell office:value-type="float" office:value="0.0155185222625732" calcext:value-type="float">
            <text:p>0.01551852226257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151472091674805" calcext:value-type="float">
            <text:p>0.015147209167481</text:p>
          </table:table-cell>
          <table:table-cell office:value-type="float" office:value="0.0165112018585205" calcext:value-type="float">
            <text:p>0.016511201858521</text:p>
          </table:table-cell>
          <table:table-cell office:value-type="float" office:value="0.0157079219818115" calcext:value-type="float">
            <text:p>0.01570792198181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150303840637207" calcext:value-type="float">
            <text:p>0.015030384063721</text:p>
          </table:table-cell>
          <table:table-cell office:value-type="float" office:value="0.0174973011016846" calcext:value-type="float">
            <text:p>0.017497301101685</text:p>
          </table:table-cell>
          <table:table-cell office:value-type="float" office:value="0.0158063888549805" calcext:value-type="float">
            <text:p>0.01580638885498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150902271270752" calcext:value-type="float">
            <text:p>0.015090227127075</text:p>
          </table:table-cell>
          <table:table-cell office:value-type="float" office:value="0.0175786018371582" calcext:value-type="float">
            <text:p>0.017578601837158</text:p>
          </table:table-cell>
          <table:table-cell office:value-type="float" office:value="0.0157137393951416" calcext:value-type="float">
            <text:p>0.01571373939514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151567459106445" calcext:value-type="float">
            <text:p>0.015156745910645</text:p>
          </table:table-cell>
          <table:table-cell office:value-type="float" office:value="0.0175182819366455" calcext:value-type="float">
            <text:p>0.017518281936646</text:p>
          </table:table-cell>
          <table:table-cell office:value-type="float" office:value="0.0162257194519043" calcext:value-type="float">
            <text:p>0.01622571945190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149238109588623" calcext:value-type="float">
            <text:p>0.014923810958862</text:p>
          </table:table-cell>
          <table:table-cell office:value-type="float" office:value="0.0167582035064697" calcext:value-type="float">
            <text:p>0.01675820350647</text:p>
          </table:table-cell>
          <table:table-cell office:value-type="float" office:value="0.0157315731048584" calcext:value-type="float">
            <text:p>0.01573157310485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147085189819336" calcext:value-type="float">
            <text:p>0.014708518981934</text:p>
          </table:table-cell>
          <table:table-cell office:value-type="float" office:value="0.0171017646789551" calcext:value-type="float">
            <text:p>0.017101764678955</text:p>
          </table:table-cell>
          <table:table-cell office:value-type="float" office:value="0.0156194448471069" calcext:value-type="float">
            <text:p>0.01561944484710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145151615142822" calcext:value-type="float">
            <text:p>0.014515161514282</text:p>
          </table:table-cell>
          <table:table-cell office:value-type="float" office:value="0.0165328979492188" calcext:value-type="float">
            <text:p>0.016532897949219</text:p>
          </table:table-cell>
          <table:table-cell office:value-type="float" office:value="0.015195107460022" calcext:value-type="float">
            <text:p>0.01519510746002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16171932220459" calcext:value-type="float">
            <text:p>0.016171932220459</text:p>
          </table:table-cell>
          <table:table-cell office:value-type="float" office:value="0.0183196067810059" calcext:value-type="float">
            <text:p>0.018319606781006</text:p>
          </table:table-cell>
          <table:table-cell office:value-type="float" office:value="0.0169387578964233" calcext:value-type="float">
            <text:p>0.0169387578964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1582932472229" calcext:value-type="float">
            <text:p>0.01582932472229</text:p>
          </table:table-cell>
          <table:table-cell office:value-type="float" office:value="0.0219137668609619" calcext:value-type="float">
            <text:p>0.021913766860962</text:p>
          </table:table-cell>
          <table:table-cell office:value-type="float" office:value="0.0183191537857056" calcext:value-type="float">
            <text:p>0.01831915378570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164070129394531" calcext:value-type="float">
            <text:p>0.016407012939453</text:p>
          </table:table-cell>
          <table:table-cell office:value-type="float" office:value="0.0180974006652832" calcext:value-type="float">
            <text:p>0.018097400665283</text:p>
          </table:table-cell>
          <table:table-cell office:value-type="float" office:value="0.017173171043396" calcext:value-type="float">
            <text:p>0.0171731710433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164866447448731" calcext:value-type="float">
            <text:p>0.016486644744873</text:p>
          </table:table-cell>
          <table:table-cell office:value-type="float" office:value="0.0172829627990723" calcext:value-type="float">
            <text:p>0.017282962799072</text:p>
          </table:table-cell>
          <table:table-cell office:value-type="float" office:value="0.0167519807815552" calcext:value-type="float">
            <text:p>0.01675198078155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167298316955566" calcext:value-type="float">
            <text:p>0.016729831695557</text:p>
          </table:table-cell>
          <table:table-cell office:value-type="float" office:value="0.0198135375976563" calcext:value-type="float">
            <text:p>0.019813537597656</text:p>
          </table:table-cell>
          <table:table-cell office:value-type="float" office:value="0.0174840688705444" calcext:value-type="float">
            <text:p>0.01748406887054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152435302734375" calcext:value-type="float">
            <text:p>0.015243530273438</text:p>
          </table:table-cell>
          <table:table-cell office:value-type="float" office:value="0.0195276737213135" calcext:value-type="float">
            <text:p>0.019527673721314</text:p>
          </table:table-cell>
          <table:table-cell office:value-type="float" office:value="0.0167036533355713" calcext:value-type="float">
            <text:p>0.01670365333557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155079364776611" calcext:value-type="float">
            <text:p>0.015507936477661</text:p>
          </table:table-cell>
          <table:table-cell office:value-type="float" office:value="0.0170137882232666" calcext:value-type="float">
            <text:p>0.017013788223267</text:p>
          </table:table-cell>
          <table:table-cell office:value-type="float" office:value="0.0164225578308105" calcext:value-type="float">
            <text:p>0.0164225578308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57392024993897" calcext:value-type="float">
            <text:p>0.01573920249939</text:p>
          </table:table-cell>
          <table:table-cell office:value-type="float" office:value="0.0240380764007568" calcext:value-type="float">
            <text:p>0.024038076400757</text:p>
          </table:table-cell>
          <table:table-cell office:value-type="float" office:value="0.017281436920166" calcext:value-type="float">
            <text:p>0.01728143692016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148894786834717" calcext:value-type="float">
            <text:p>0.014889478683472</text:p>
          </table:table-cell>
          <table:table-cell office:value-type="float" office:value="0.0169017314910889" calcext:value-type="float">
            <text:p>0.016901731491089</text:p>
          </table:table-cell>
          <table:table-cell office:value-type="float" office:value="0.0160398721694946" calcext:value-type="float">
            <text:p>0.01603987216949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151891708374023" calcext:value-type="float">
            <text:p>0.015189170837402</text:p>
          </table:table-cell>
          <table:table-cell office:value-type="float" office:value="0.0212788581848145" calcext:value-type="float">
            <text:p>0.021278858184815</text:p>
          </table:table-cell>
          <table:table-cell office:value-type="float" office:value="0.0166769742965698" calcext:value-type="float">
            <text:p>0.0166769742965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159337520599365" calcext:value-type="float">
            <text:p>0.015933752059937</text:p>
          </table:table-cell>
          <table:table-cell office:value-type="float" office:value="0.0308694839477539" calcext:value-type="float">
            <text:p>0.030869483947754</text:p>
          </table:table-cell>
          <table:table-cell office:value-type="float" office:value="0.0189446210861206" calcext:value-type="float">
            <text:p>0.01894462108612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154271125793457" calcext:value-type="float">
            <text:p>0.015427112579346</text:p>
          </table:table-cell>
          <table:table-cell office:value-type="float" office:value="0.0170068740844727" calcext:value-type="float">
            <text:p>0.017006874084473</text:p>
          </table:table-cell>
          <table:table-cell office:value-type="float" office:value="0.0161191463470459" calcext:value-type="float">
            <text:p>0.01611914634704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155708789825439" calcext:value-type="float">
            <text:p>0.015570878982544</text:p>
          </table:table-cell>
          <table:table-cell office:value-type="float" office:value="0.0181629657745361" calcext:value-type="float">
            <text:p>0.018162965774536</text:p>
          </table:table-cell>
          <table:table-cell office:value-type="float" office:value="0.0169349193572998" calcext:value-type="float">
            <text:p>0.016934919357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166313648223877" calcext:value-type="float">
            <text:p>0.016631364822388</text:p>
          </table:table-cell>
          <table:table-cell office:value-type="float" office:value="0.0179462432861328" calcext:value-type="float">
            <text:p>0.017946243286133</text:p>
          </table:table-cell>
          <table:table-cell office:value-type="float" office:value="0.0172980308532715" calcext:value-type="float">
            <text:p>0.01729803085327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173521041870117" calcext:value-type="float">
            <text:p>0.017352104187012</text:p>
          </table:table-cell>
          <table:table-cell office:value-type="float" office:value="0.0185260772705078" calcext:value-type="float">
            <text:p>0.018526077270508</text:p>
          </table:table-cell>
          <table:table-cell office:value-type="float" office:value="0.0178216695785522" calcext:value-type="float">
            <text:p>0.01782166957855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154035091400146" calcext:value-type="float">
            <text:p>0.015403509140015</text:p>
          </table:table-cell>
          <table:table-cell office:value-type="float" office:value="0.0173509120941162" calcext:value-type="float">
            <text:p>0.017350912094116</text:p>
          </table:table-cell>
          <table:table-cell office:value-type="float" office:value="0.0165761947631836" calcext:value-type="float">
            <text:p>0.01657619476318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160238742828369" calcext:value-type="float">
            <text:p>0.016023874282837</text:p>
          </table:table-cell>
          <table:table-cell office:value-type="float" office:value="0.0185763835906982" calcext:value-type="float">
            <text:p>0.018576383590698</text:p>
          </table:table-cell>
          <table:table-cell office:value-type="float" office:value="0.0174028396606445" calcext:value-type="float">
            <text:p>0.01740283966064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151000022888184" calcext:value-type="float">
            <text:p>0.015100002288818</text:p>
          </table:table-cell>
          <table:table-cell office:value-type="float" office:value="0.0176591873168945" calcext:value-type="float">
            <text:p>0.017659187316895</text:p>
          </table:table-cell>
          <table:table-cell office:value-type="float" office:value="0.0160772085189819" calcext:value-type="float">
            <text:p>0.01607720851898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164134502410889" calcext:value-type="float">
            <text:p>0.016413450241089</text:p>
          </table:table-cell>
          <table:table-cell office:value-type="float" office:value="0.0182626247406006" calcext:value-type="float">
            <text:p>0.018262624740601</text:p>
          </table:table-cell>
          <table:table-cell office:value-type="float" office:value="0.0174055337905884" calcext:value-type="float">
            <text:p>0.01740553379058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158154964447022" calcext:value-type="float">
            <text:p>0.015815496444702</text:p>
          </table:table-cell>
          <table:table-cell office:value-type="float" office:value="0.0181002616882324" calcext:value-type="float">
            <text:p>0.018100261688232</text:p>
          </table:table-cell>
          <table:table-cell office:value-type="float" office:value="0.0166012763977051" calcext:value-type="float">
            <text:p>0.01660127639770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150909423828125" calcext:value-type="float">
            <text:p>0.015090942382813</text:p>
          </table:table-cell>
          <table:table-cell office:value-type="float" office:value="0.0172080993652344" calcext:value-type="float">
            <text:p>0.017208099365234</text:p>
          </table:table-cell>
          <table:table-cell office:value-type="float" office:value="0.0157282590866089" calcext:value-type="float">
            <text:p>0.01572825908660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152347087860107" calcext:value-type="float">
            <text:p>0.015234708786011</text:p>
          </table:table-cell>
          <table:table-cell office:value-type="float" office:value="0.0171885490417481" calcext:value-type="float">
            <text:p>0.017188549041748</text:p>
          </table:table-cell>
          <table:table-cell office:value-type="float" office:value="0.0159476280212402" calcext:value-type="float">
            <text:p>0.0159476280212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162308216094971" calcext:value-type="float">
            <text:p>0.016230821609497</text:p>
          </table:table-cell>
          <table:table-cell office:value-type="float" office:value="0.0180323123931885" calcext:value-type="float">
            <text:p>0.018032312393189</text:p>
          </table:table-cell>
          <table:table-cell office:value-type="float" office:value="0.0169380187988281" calcext:value-type="float">
            <text:p>0.01693801879882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153622627258301" calcext:value-type="float">
            <text:p>0.01536226272583</text:p>
          </table:table-cell>
          <table:table-cell office:value-type="float" office:value="0.0204191207885742" calcext:value-type="float">
            <text:p>0.020419120788574</text:p>
          </table:table-cell>
          <table:table-cell office:value-type="float" office:value="0.0170392513275147" calcext:value-type="float">
            <text:p>0.0170392513275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157310962677002" calcext:value-type="float">
            <text:p>0.0157310962677</text:p>
          </table:table-cell>
          <table:table-cell office:value-type="float" office:value="0.0185866355895996" calcext:value-type="float">
            <text:p>0.0185866355896</text:p>
          </table:table-cell>
          <table:table-cell office:value-type="float" office:value="0.0165075063705444" calcext:value-type="float">
            <text:p>0.01650750637054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157268047332764" calcext:value-type="float">
            <text:p>0.015726804733276</text:p>
          </table:table-cell>
          <table:table-cell office:value-type="float" office:value="0.0176808834075928" calcext:value-type="float">
            <text:p>0.017680883407593</text:p>
          </table:table-cell>
          <table:table-cell office:value-type="float" office:value="0.0163380146026611" calcext:value-type="float">
            <text:p>0.01633801460266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167536735534668" calcext:value-type="float">
            <text:p>0.016753673553467</text:p>
          </table:table-cell>
          <table:table-cell office:value-type="float" office:value="0.019028902053833" calcext:value-type="float">
            <text:p>0.019028902053833</text:p>
          </table:table-cell>
          <table:table-cell office:value-type="float" office:value="0.0174227952957153" calcext:value-type="float">
            <text:p>0.0174227952957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155990123748779" calcext:value-type="float">
            <text:p>0.015599012374878</text:p>
          </table:table-cell>
          <table:table-cell office:value-type="float" office:value="0.017317533493042" calcext:value-type="float">
            <text:p>0.017317533493042</text:p>
          </table:table-cell>
          <table:table-cell office:value-type="float" office:value="0.0163349628448486" calcext:value-type="float">
            <text:p>0.01633496284484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156824588775635" calcext:value-type="float">
            <text:p>0.015682458877564</text:p>
          </table:table-cell>
          <table:table-cell office:value-type="float" office:value="0.0176138877868652" calcext:value-type="float">
            <text:p>0.017613887786865</text:p>
          </table:table-cell>
          <table:table-cell office:value-type="float" office:value="0.0163537502288818" calcext:value-type="float">
            <text:p>0.01635375022888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161135196685791" calcext:value-type="float">
            <text:p>0.016113519668579</text:p>
          </table:table-cell>
          <table:table-cell office:value-type="float" office:value="0.0185987949371338" calcext:value-type="float">
            <text:p>0.018598794937134</text:p>
          </table:table-cell>
          <table:table-cell office:value-type="float" office:value="0.0169709920883179" calcext:value-type="float">
            <text:p>0.0169709920883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158226490020752" calcext:value-type="float">
            <text:p>0.015822649002075</text:p>
          </table:table-cell>
          <table:table-cell office:value-type="float" office:value="0.0170085430145264" calcext:value-type="float">
            <text:p>0.017008543014526</text:p>
          </table:table-cell>
          <table:table-cell office:value-type="float" office:value="0.0163749217987061" calcext:value-type="float">
            <text:p>0.01637492179870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164673328399658" calcext:value-type="float">
            <text:p>0.016467332839966</text:p>
          </table:table-cell>
          <table:table-cell office:value-type="float" office:value="0.0176279544830322" calcext:value-type="float">
            <text:p>0.017627954483032</text:p>
          </table:table-cell>
          <table:table-cell office:value-type="float" office:value="0.0170285701751709" calcext:value-type="float">
            <text:p>0.01702857017517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171802043914795" calcext:value-type="float">
            <text:p>0.01718020439148</text:p>
          </table:table-cell>
          <table:table-cell office:value-type="float" office:value="0.0183255672454834" calcext:value-type="float">
            <text:p>0.018325567245483</text:p>
          </table:table-cell>
          <table:table-cell office:value-type="float" office:value="0.0176279306411743" calcext:value-type="float">
            <text:p>0.01762793064117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157308578491211" calcext:value-type="float">
            <text:p>0.015730857849121</text:p>
          </table:table-cell>
          <table:table-cell office:value-type="float" office:value="0.0176453590393066" calcext:value-type="float">
            <text:p>0.017645359039307</text:p>
          </table:table-cell>
          <table:table-cell office:value-type="float" office:value="0.0164894580841064" calcext:value-type="float">
            <text:p>0.01648945808410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166699886322022" calcext:value-type="float">
            <text:p>0.016669988632202</text:p>
          </table:table-cell>
          <table:table-cell office:value-type="float" office:value="0.0242919921875" calcext:value-type="float">
            <text:p>0.0242919921875</text:p>
          </table:table-cell>
          <table:table-cell office:value-type="float" office:value="0.0183180093765259" calcext:value-type="float">
            <text:p>0.01831800937652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15350341796875" calcext:value-type="float">
            <text:p>0.015350341796875</text:p>
          </table:table-cell>
          <table:table-cell office:value-type="float" office:value="0.017812967300415" calcext:value-type="float">
            <text:p>0.017812967300415</text:p>
          </table:table-cell>
          <table:table-cell office:value-type="float" office:value="0.0164596557617188" calcext:value-type="float">
            <text:p>0.01645965576171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151402950286865" calcext:value-type="float">
            <text:p>0.015140295028687</text:p>
          </table:table-cell>
          <table:table-cell office:value-type="float" office:value="0.016749382019043" calcext:value-type="float">
            <text:p>0.016749382019043</text:p>
          </table:table-cell>
          <table:table-cell office:value-type="float" office:value="0.0159716844558716" calcext:value-type="float">
            <text:p>0.01597168445587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166473388671875" calcext:value-type="float">
            <text:p>0.016647338867188</text:p>
          </table:table-cell>
          <table:table-cell office:value-type="float" office:value="0.0181334018707275" calcext:value-type="float">
            <text:p>0.018133401870728</text:p>
          </table:table-cell>
          <table:table-cell office:value-type="float" office:value="0.0171380758285523" calcext:value-type="float">
            <text:p>0.01713807582855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153834819793701" calcext:value-type="float">
            <text:p>0.01538348197937</text:p>
          </table:table-cell>
          <table:table-cell office:value-type="float" office:value="0.0168113708496094" calcext:value-type="float">
            <text:p>0.016811370849609</text:p>
          </table:table-cell>
          <table:table-cell office:value-type="float" office:value="0.016048002243042" calcext:value-type="float">
            <text:p>0.01604800224304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166409015655518" calcext:value-type="float">
            <text:p>0.016640901565552</text:p>
          </table:table-cell>
          <table:table-cell office:value-type="float" office:value="0.0177047252655029" calcext:value-type="float">
            <text:p>0.017704725265503</text:p>
          </table:table-cell>
          <table:table-cell office:value-type="float" office:value="0.0170965194702148" calcext:value-type="float">
            <text:p>0.0170965194702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163204669952393" calcext:value-type="float">
            <text:p>0.016320466995239</text:p>
          </table:table-cell>
          <table:table-cell office:value-type="float" office:value="0.0213234424591064" calcext:value-type="float">
            <text:p>0.021323442459106</text:p>
          </table:table-cell>
          <table:table-cell office:value-type="float" office:value="0.0181884765625" calcext:value-type="float">
            <text:p>0.018188476562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168521404266357" calcext:value-type="float">
            <text:p>0.016852140426636</text:p>
          </table:table-cell>
          <table:table-cell office:value-type="float" office:value="0.0300056934356689" calcext:value-type="float">
            <text:p>0.030005693435669</text:p>
          </table:table-cell>
          <table:table-cell office:value-type="float" office:value="0.0194252014160156" calcext:value-type="float">
            <text:p>0.0194252014160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175833702087402" calcext:value-type="float">
            <text:p>0.01758337020874</text:p>
          </table:table-cell>
          <table:table-cell office:value-type="float" office:value="0.0213406085968018" calcext:value-type="float">
            <text:p>0.021340608596802</text:p>
          </table:table-cell>
          <table:table-cell office:value-type="float" office:value="0.0194258451461792" calcext:value-type="float">
            <text:p>0.01942584514617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16185998916626" calcext:value-type="float">
            <text:p>0.016185998916626</text:p>
          </table:table-cell>
          <table:table-cell office:value-type="float" office:value="0.0199735164642334" calcext:value-type="float">
            <text:p>0.019973516464233</text:p>
          </table:table-cell>
          <table:table-cell office:value-type="float" office:value="0.0171314477920532" calcext:value-type="float">
            <text:p>0.01713144779205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16383171081543" calcext:value-type="float">
            <text:p>0.016383171081543</text:p>
          </table:table-cell>
          <table:table-cell office:value-type="float" office:value="0.0207889080047607" calcext:value-type="float">
            <text:p>0.020788908004761</text:p>
          </table:table-cell>
          <table:table-cell office:value-type="float" office:value="0.0172048568725586" calcext:value-type="float">
            <text:p>0.01720485687255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166351795196533" calcext:value-type="float">
            <text:p>0.016635179519653</text:p>
          </table:table-cell>
          <table:table-cell office:value-type="float" office:value="0.0197174549102783" calcext:value-type="float">
            <text:p>0.019717454910278</text:p>
          </table:table-cell>
          <table:table-cell office:value-type="float" office:value="0.0182335615158081" calcext:value-type="float">
            <text:p>0.01823356151580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172076225280762" calcext:value-type="float">
            <text:p>0.017207622528076</text:p>
          </table:table-cell>
          <table:table-cell office:value-type="float" office:value="0.0193257331848145" calcext:value-type="float">
            <text:p>0.019325733184815</text:p>
          </table:table-cell>
          <table:table-cell office:value-type="float" office:value="0.0183169841766357" calcext:value-type="float">
            <text:p>0.01831698417663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171518325805664" calcext:value-type="float">
            <text:p>0.017151832580566</text:p>
          </table:table-cell>
          <table:table-cell office:value-type="float" office:value="0.0191783905029297" calcext:value-type="float">
            <text:p>0.01917839050293</text:p>
          </table:table-cell>
          <table:table-cell office:value-type="float" office:value="0.0180342435836792" calcext:value-type="float">
            <text:p>0.01803424358367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171401500701904" calcext:value-type="float">
            <text:p>0.01714015007019</text:p>
          </table:table-cell>
          <table:table-cell office:value-type="float" office:value="0.0189144611358643" calcext:value-type="float">
            <text:p>0.018914461135864</text:p>
          </table:table-cell>
          <table:table-cell office:value-type="float" office:value="0.0179606437683105" calcext:value-type="float">
            <text:p>0.01796064376831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172226428985596" calcext:value-type="float">
            <text:p>0.01722264289856</text:p>
          </table:table-cell>
          <table:table-cell office:value-type="float" office:value="0.0290369987487793" calcext:value-type="float">
            <text:p>0.029036998748779</text:p>
          </table:table-cell>
          <table:table-cell office:value-type="float" office:value="0.0189478397369385" calcext:value-type="float">
            <text:p>0.01894783973693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161406993865967" calcext:value-type="float">
            <text:p>0.016140699386597</text:p>
          </table:table-cell>
          <table:table-cell office:value-type="float" office:value="0.0183768272399902" calcext:value-type="float">
            <text:p>0.01837682723999</text:p>
          </table:table-cell>
          <table:table-cell office:value-type="float" office:value="0.0171948671340942" calcext:value-type="float">
            <text:p>0.01719486713409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168535709381104" calcext:value-type="float">
            <text:p>0.01685357093811</text:p>
          </table:table-cell>
          <table:table-cell office:value-type="float" office:value="0.0187463760375977" calcext:value-type="float">
            <text:p>0.018746376037598</text:p>
          </table:table-cell>
          <table:table-cell office:value-type="float" office:value="0.0174591779708862" calcext:value-type="float">
            <text:p>0.01745917797088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1566481590271" calcext:value-type="float">
            <text:p>0.01566481590271</text:p>
          </table:table-cell>
          <table:table-cell office:value-type="float" office:value="0.0176432132720947" calcext:value-type="float">
            <text:p>0.017643213272095</text:p>
          </table:table-cell>
          <table:table-cell office:value-type="float" office:value="0.016379976272583" calcext:value-type="float">
            <text:p>0.01637997627258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162136554718018" calcext:value-type="float">
            <text:p>0.016213655471802</text:p>
          </table:table-cell>
          <table:table-cell office:value-type="float" office:value="0.018305778503418" calcext:value-type="float">
            <text:p>0.018305778503418</text:p>
          </table:table-cell>
          <table:table-cell office:value-type="float" office:value="0.0171319484710693" calcext:value-type="float">
            <text:p>0.01713194847106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16223669052124" calcext:value-type="float">
            <text:p>0.016223669052124</text:p>
          </table:table-cell>
          <table:table-cell office:value-type="float" office:value="0.0184173583984375" calcext:value-type="float">
            <text:p>0.018417358398438</text:p>
          </table:table-cell>
          <table:table-cell office:value-type="float" office:value="0.0167992830276489" calcext:value-type="float">
            <text:p>0.01679928302764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15535831451416" calcext:value-type="float">
            <text:p>0.015535831451416</text:p>
          </table:table-cell>
          <table:table-cell office:value-type="float" office:value="0.0177252292633057" calcext:value-type="float">
            <text:p>0.017725229263306</text:p>
          </table:table-cell>
          <table:table-cell office:value-type="float" office:value="0.0161619186401367" calcext:value-type="float">
            <text:p>0.01616191864013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156846046447754" calcext:value-type="float">
            <text:p>0.015684604644775</text:p>
          </table:table-cell>
          <table:table-cell office:value-type="float" office:value="0.0181586742401123" calcext:value-type="float">
            <text:p>0.018158674240112</text:p>
          </table:table-cell>
          <table:table-cell office:value-type="float" office:value="0.0167097330093384" calcext:value-type="float">
            <text:p>0.0167097330093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162928104400635" calcext:value-type="float">
            <text:p>0.016292810440064</text:p>
          </table:table-cell>
          <table:table-cell office:value-type="float" office:value="0.0208754539489746" calcext:value-type="float">
            <text:p>0.020875453948975</text:p>
          </table:table-cell>
          <table:table-cell office:value-type="float" office:value="0.0177839756011963" calcext:value-type="float">
            <text:p>0.01778397560119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163505077362061" calcext:value-type="float">
            <text:p>0.016350507736206</text:p>
          </table:table-cell>
          <table:table-cell office:value-type="float" office:value="0.0198590755462647" calcext:value-type="float">
            <text:p>0.019859075546265</text:p>
          </table:table-cell>
          <table:table-cell office:value-type="float" office:value="0.0175000190734863" calcext:value-type="float">
            <text:p>0.01750001907348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172793865203857" calcext:value-type="float">
            <text:p>0.017279386520386</text:p>
          </table:table-cell>
          <table:table-cell office:value-type="float" office:value="0.019350528717041" calcext:value-type="float">
            <text:p>0.019350528717041</text:p>
          </table:table-cell>
          <table:table-cell office:value-type="float" office:value="0.0180071115493774" calcext:value-type="float">
            <text:p>0.01800711154937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182271003723145" calcext:value-type="float">
            <text:p>0.018227100372315</text:p>
          </table:table-cell>
          <table:table-cell office:value-type="float" office:value="0.0238080024719238" calcext:value-type="float">
            <text:p>0.023808002471924</text:p>
          </table:table-cell>
          <table:table-cell office:value-type="float" office:value="0.0192981004714966" calcext:value-type="float">
            <text:p>0.01929810047149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174708366394043" calcext:value-type="float">
            <text:p>0.017470836639404</text:p>
          </table:table-cell>
          <table:table-cell office:value-type="float" office:value="0.0184972286224365" calcext:value-type="float">
            <text:p>0.018497228622437</text:p>
          </table:table-cell>
          <table:table-cell office:value-type="float" office:value="0.0179502964019775" calcext:value-type="float">
            <text:p>0.01795029640197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170972347259522" calcext:value-type="float">
            <text:p>0.017097234725952</text:p>
          </table:table-cell>
          <table:table-cell office:value-type="float" office:value="0.0206921100616455" calcext:value-type="float">
            <text:p>0.020692110061646</text:p>
          </table:table-cell>
          <table:table-cell office:value-type="float" office:value="0.0179248332977295" calcext:value-type="float">
            <text:p>0.0179248332977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167560577392578" calcext:value-type="float">
            <text:p>0.016756057739258</text:p>
          </table:table-cell>
          <table:table-cell office:value-type="float" office:value="0.0196850299835205" calcext:value-type="float">
            <text:p>0.019685029983521</text:p>
          </table:table-cell>
          <table:table-cell office:value-type="float" office:value="0.0179125308990479" calcext:value-type="float">
            <text:p>0.01791253089904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157060623168945" calcext:value-type="float">
            <text:p>0.015706062316895</text:p>
          </table:table-cell>
          <table:table-cell office:value-type="float" office:value="0.0179789066314697" calcext:value-type="float">
            <text:p>0.01797890663147</text:p>
          </table:table-cell>
          <table:table-cell office:value-type="float" office:value="0.0168700933456421" calcext:value-type="float">
            <text:p>0.01687009334564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167660713195801" calcext:value-type="float">
            <text:p>0.01676607131958</text:p>
          </table:table-cell>
          <table:table-cell office:value-type="float" office:value="0.0184462070465088" calcext:value-type="float">
            <text:p>0.018446207046509</text:p>
          </table:table-cell>
          <table:table-cell office:value-type="float" office:value="0.0174768447875977" calcext:value-type="float">
            <text:p>0.01747684478759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166528224945068" calcext:value-type="float">
            <text:p>0.016652822494507</text:p>
          </table:table-cell>
          <table:table-cell office:value-type="float" office:value="0.0203878879547119" calcext:value-type="float">
            <text:p>0.020387887954712</text:p>
          </table:table-cell>
          <table:table-cell office:value-type="float" office:value="0.0181971788406372" calcext:value-type="float">
            <text:p>0.0181971788406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176072120666504" calcext:value-type="float">
            <text:p>0.01760721206665</text:p>
          </table:table-cell>
          <table:table-cell office:value-type="float" office:value="0.019603967666626" calcext:value-type="float">
            <text:p>0.019603967666626</text:p>
          </table:table-cell>
          <table:table-cell office:value-type="float" office:value="0.0185302734375" calcext:value-type="float">
            <text:p>0.018530273437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174448490142822" calcext:value-type="float">
            <text:p>0.017444849014282</text:p>
          </table:table-cell>
          <table:table-cell office:value-type="float" office:value="0.0202305316925049" calcext:value-type="float">
            <text:p>0.020230531692505</text:p>
          </table:table-cell>
          <table:table-cell office:value-type="float" office:value="0.0186830997467041" calcext:value-type="float">
            <text:p>0.01868309974670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164811611175537" calcext:value-type="float">
            <text:p>0.016481161117554</text:p>
          </table:table-cell>
          <table:table-cell office:value-type="float" office:value="0.0184834003448486" calcext:value-type="float">
            <text:p>0.018483400344849</text:p>
          </table:table-cell>
          <table:table-cell office:value-type="float" office:value="0.0173842430114746" calcext:value-type="float">
            <text:p>0.01738424301147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161371231079102" calcext:value-type="float">
            <text:p>0.01613712310791</text:p>
          </table:table-cell>
          <table:table-cell office:value-type="float" office:value="0.0180585384368897" calcext:value-type="float">
            <text:p>0.01805853843689</text:p>
          </table:table-cell>
          <table:table-cell office:value-type="float" office:value="0.0166154623031616" calcext:value-type="float">
            <text:p>0.01661546230316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163354873657227" calcext:value-type="float">
            <text:p>0.016335487365723</text:p>
          </table:table-cell>
          <table:table-cell office:value-type="float" office:value="0.0241734981536865" calcext:value-type="float">
            <text:p>0.024173498153687</text:p>
          </table:table-cell>
          <table:table-cell office:value-type="float" office:value="0.0185962200164795" calcext:value-type="float">
            <text:p>0.0185962200164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188975334167481" calcext:value-type="float">
            <text:p>0.018897533416748</text:p>
          </table:table-cell>
          <table:table-cell office:value-type="float" office:value="0.0204665660858154" calcext:value-type="float">
            <text:p>0.020466566085815</text:p>
          </table:table-cell>
          <table:table-cell office:value-type="float" office:value="0.0192142963409424" calcext:value-type="float">
            <text:p>0.01921429634094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183243751525879" calcext:value-type="float">
            <text:p>0.018324375152588</text:p>
          </table:table-cell>
          <table:table-cell office:value-type="float" office:value="0.0198390483856201" calcext:value-type="float">
            <text:p>0.01983904838562</text:p>
          </table:table-cell>
          <table:table-cell office:value-type="float" office:value="0.0189787149429321" calcext:value-type="float">
            <text:p>0.0189787149429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188767910003662" calcext:value-type="float">
            <text:p>0.018876791000366</text:p>
          </table:table-cell>
          <table:table-cell office:value-type="float" office:value="0.0202772617340088" calcext:value-type="float">
            <text:p>0.020277261734009</text:p>
          </table:table-cell>
          <table:table-cell office:value-type="float" office:value="0.0196210384368896" calcext:value-type="float">
            <text:p>0.0196210384368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182876586914063" calcext:value-type="float">
            <text:p>0.018287658691406</text:p>
          </table:table-cell>
          <table:table-cell office:value-type="float" office:value="0.0196163654327393" calcext:value-type="float">
            <text:p>0.019616365432739</text:p>
          </table:table-cell>
          <table:table-cell office:value-type="float" office:value="0.0189662933349609" calcext:value-type="float">
            <text:p>0.01896629333496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180439949035645" calcext:value-type="float">
            <text:p>0.018043994903565</text:p>
          </table:table-cell>
          <table:table-cell office:value-type="float" office:value="0.0203001499176025" calcext:value-type="float">
            <text:p>0.020300149917603</text:p>
          </table:table-cell>
          <table:table-cell office:value-type="float" office:value="0.0191223621368408" calcext:value-type="float">
            <text:p>0.01912236213684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170247554779053" calcext:value-type="float">
            <text:p>0.017024755477905</text:p>
          </table:table-cell>
          <table:table-cell office:value-type="float" office:value="0.0234920978546143" calcext:value-type="float">
            <text:p>0.023492097854614</text:p>
          </table:table-cell>
          <table:table-cell office:value-type="float" office:value="0.0187709331512451" calcext:value-type="float">
            <text:p>0.01877093315124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163769721984863" calcext:value-type="float">
            <text:p>0.016376972198486</text:p>
          </table:table-cell>
          <table:table-cell office:value-type="float" office:value="0.0182361602783203" calcext:value-type="float">
            <text:p>0.01823616027832</text:p>
          </table:table-cell>
          <table:table-cell office:value-type="float" office:value="0.0171789169311523" calcext:value-type="float">
            <text:p>0.01717891693115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167989730834961" calcext:value-type="float">
            <text:p>0.016798973083496</text:p>
          </table:table-cell>
          <table:table-cell office:value-type="float" office:value="0.0196709632873535" calcext:value-type="float">
            <text:p>0.019670963287354</text:p>
          </table:table-cell>
          <table:table-cell office:value-type="float" office:value="0.0176731586456299" calcext:value-type="float">
            <text:p>0.0176731586456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161674022674561" calcext:value-type="float">
            <text:p>0.016167402267456</text:p>
          </table:table-cell>
          <table:table-cell office:value-type="float" office:value="0.017848014831543" calcext:value-type="float">
            <text:p>0.017848014831543</text:p>
          </table:table-cell>
          <table:table-cell office:value-type="float" office:value="0.0167758941650391" calcext:value-type="float">
            <text:p>0.01677589416503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162246227264404" calcext:value-type="float">
            <text:p>0.01622462272644</text:p>
          </table:table-cell>
          <table:table-cell office:value-type="float" office:value="0.0187697410583496" calcext:value-type="float">
            <text:p>0.01876974105835</text:p>
          </table:table-cell>
          <table:table-cell office:value-type="float" office:value="0.0175870895385742" calcext:value-type="float">
            <text:p>0.01758708953857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172803401947022" calcext:value-type="float">
            <text:p>0.017280340194702</text:p>
          </table:table-cell>
          <table:table-cell office:value-type="float" office:value="0.0189409255981445" calcext:value-type="float">
            <text:p>0.018940925598145</text:p>
          </table:table-cell>
          <table:table-cell office:value-type="float" office:value="0.0180296897888184" calcext:value-type="float">
            <text:p>0.0180296897888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156490802764893" calcext:value-type="float">
            <text:p>0.015649080276489</text:p>
          </table:table-cell>
          <table:table-cell office:value-type="float" office:value="0.0181457996368408" calcext:value-type="float">
            <text:p>0.018145799636841</text:p>
          </table:table-cell>
          <table:table-cell office:value-type="float" office:value="0.0162053823471069" calcext:value-type="float">
            <text:p>0.01620538234710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164330005645752" calcext:value-type="float">
            <text:p>0.016433000564575</text:p>
          </table:table-cell>
          <table:table-cell office:value-type="float" office:value="0.0191164016723633" calcext:value-type="float">
            <text:p>0.019116401672363</text:p>
          </table:table-cell>
          <table:table-cell office:value-type="float" office:value="0.0175963640213013" calcext:value-type="float">
            <text:p>0.0175963640213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177140235900879" calcext:value-type="float">
            <text:p>0.017714023590088</text:p>
          </table:table-cell>
          <table:table-cell office:value-type="float" office:value="0.0195136070251465" calcext:value-type="float">
            <text:p>0.019513607025147</text:p>
          </table:table-cell>
          <table:table-cell office:value-type="float" office:value="0.0184818983078003" calcext:value-type="float">
            <text:p>0.018481898307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180931091308594" calcext:value-type="float">
            <text:p>0.018093109130859</text:p>
          </table:table-cell>
          <table:table-cell office:value-type="float" office:value="0.0200369358062744" calcext:value-type="float">
            <text:p>0.020036935806274</text:p>
          </table:table-cell>
          <table:table-cell office:value-type="float" office:value="0.0186538696289063" calcext:value-type="float">
            <text:p>0.01865386962890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162210464477539" calcext:value-type="float">
            <text:p>0.016221046447754</text:p>
          </table:table-cell>
          <table:table-cell office:value-type="float" office:value="0.0183331966400147" calcext:value-type="float">
            <text:p>0.018333196640015</text:p>
          </table:table-cell>
          <table:table-cell office:value-type="float" office:value="0.0176356077194214" calcext:value-type="float">
            <text:p>0.0176356077194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185770988464356" calcext:value-type="float">
            <text:p>0.018577098846436</text:p>
          </table:table-cell>
          <table:table-cell office:value-type="float" office:value="0.0198137760162354" calcext:value-type="float">
            <text:p>0.019813776016235</text:p>
          </table:table-cell>
          <table:table-cell office:value-type="float" office:value="0.0190798997879028" calcext:value-type="float">
            <text:p>0.01907989978790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170755386352539" calcext:value-type="float">
            <text:p>0.017075538635254</text:p>
          </table:table-cell>
          <table:table-cell office:value-type="float" office:value="0.0192365646362305" calcext:value-type="float">
            <text:p>0.019236564636231</text:p>
          </table:table-cell>
          <table:table-cell office:value-type="float" office:value="0.0181779384613037" calcext:value-type="float">
            <text:p>0.01817793846130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15805721282959" calcext:value-type="float">
            <text:p>0.015805721282959</text:p>
          </table:table-cell>
          <table:table-cell office:value-type="float" office:value="0.0185737609863281" calcext:value-type="float">
            <text:p>0.018573760986328</text:p>
          </table:table-cell>
          <table:table-cell office:value-type="float" office:value="0.0172874212265015" calcext:value-type="float">
            <text:p>0.01728742122650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165841579437256" calcext:value-type="float">
            <text:p>0.016584157943726</text:p>
          </table:table-cell>
          <table:table-cell office:value-type="float" office:value="0.0193641185760498" calcext:value-type="float">
            <text:p>0.01936411857605</text:p>
          </table:table-cell>
          <table:table-cell office:value-type="float" office:value="0.017837119102478" calcext:value-type="float">
            <text:p>0.01783711910247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17134428024292" calcext:value-type="float">
            <text:p>0.017134428024292</text:p>
          </table:table-cell>
          <table:table-cell office:value-type="float" office:value="0.0189416408538818" calcext:value-type="float">
            <text:p>0.018941640853882</text:p>
          </table:table-cell>
          <table:table-cell office:value-type="float" office:value="0.0178001403808594" calcext:value-type="float">
            <text:p>0.01780014038085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160782337188721" calcext:value-type="float">
            <text:p>0.016078233718872</text:p>
          </table:table-cell>
          <table:table-cell office:value-type="float" office:value="0.0178999900817871" calcext:value-type="float">
            <text:p>0.017899990081787</text:p>
          </table:table-cell>
          <table:table-cell office:value-type="float" office:value="0.0167735576629639" calcext:value-type="float">
            <text:p>0.01677355766296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15880823135376" calcext:value-type="float">
            <text:p>0.015880823135376</text:p>
          </table:table-cell>
          <table:table-cell office:value-type="float" office:value="0.0180850028991699" calcext:value-type="float">
            <text:p>0.01808500289917</text:p>
          </table:table-cell>
          <table:table-cell office:value-type="float" office:value="0.016618824005127" calcext:value-type="float">
            <text:p>0.01661882400512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16981840133667" calcext:value-type="float">
            <text:p>0.016981840133667</text:p>
          </table:table-cell>
          <table:table-cell office:value-type="float" office:value="0.0208554267883301" calcext:value-type="float">
            <text:p>0.02085542678833</text:p>
          </table:table-cell>
          <table:table-cell office:value-type="float" office:value="0.0179921865463257" calcext:value-type="float">
            <text:p>0.01799218654632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163960456848145" calcext:value-type="float">
            <text:p>0.016396045684815</text:p>
          </table:table-cell>
          <table:table-cell office:value-type="float" office:value="0.0179734230041504" calcext:value-type="float">
            <text:p>0.01797342300415</text:p>
          </table:table-cell>
          <table:table-cell office:value-type="float" office:value="0.0168570280075073" calcext:value-type="float">
            <text:p>0.01685702800750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160775184631348" calcext:value-type="float">
            <text:p>0.016077518463135</text:p>
          </table:table-cell>
          <table:table-cell office:value-type="float" office:value="0.0185379981994629" calcext:value-type="float">
            <text:p>0.018537998199463</text:p>
          </table:table-cell>
          <table:table-cell office:value-type="float" office:value="0.0169695138931274" calcext:value-type="float">
            <text:p>0.01696951389312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166294574737549" calcext:value-type="float">
            <text:p>0.016629457473755</text:p>
          </table:table-cell>
          <table:table-cell office:value-type="float" office:value="0.0350887775421143" calcext:value-type="float">
            <text:p>0.035088777542114</text:p>
          </table:table-cell>
          <table:table-cell office:value-type="float" office:value="0.0189741849899292" calcext:value-type="float">
            <text:p>0.01897418498992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172495841979981" calcext:value-type="float">
            <text:p>0.017249584197998</text:p>
          </table:table-cell>
          <table:table-cell office:value-type="float" office:value="0.019078254699707" calcext:value-type="float">
            <text:p>0.019078254699707</text:p>
          </table:table-cell>
          <table:table-cell office:value-type="float" office:value="0.0179822206497192" calcext:value-type="float">
            <text:p>0.01798222064971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161764621734619" calcext:value-type="float">
            <text:p>0.016176462173462</text:p>
          </table:table-cell>
          <table:table-cell office:value-type="float" office:value="0.0177757740020752" calcext:value-type="float">
            <text:p>0.017775774002075</text:p>
          </table:table-cell>
          <table:table-cell office:value-type="float" office:value="0.0170058965682983" calcext:value-type="float">
            <text:p>0.01700589656829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168147087097168" calcext:value-type="float">
            <text:p>0.016814708709717</text:p>
          </table:table-cell>
          <table:table-cell office:value-type="float" office:value="0.0195224285125732" calcext:value-type="float">
            <text:p>0.019522428512573</text:p>
          </table:table-cell>
          <table:table-cell office:value-type="float" office:value="0.0180504083633423" calcext:value-type="float">
            <text:p>0.01805040836334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168468952178955" calcext:value-type="float">
            <text:p>0.016846895217896</text:p>
          </table:table-cell>
          <table:table-cell office:value-type="float" office:value="0.0189611911773682" calcext:value-type="float">
            <text:p>0.018961191177368</text:p>
          </table:table-cell>
          <table:table-cell office:value-type="float" office:value="0.017618465423584" calcext:value-type="float">
            <text:p>0.01761846542358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169239044189453" calcext:value-type="float">
            <text:p>0.016923904418945</text:p>
          </table:table-cell>
          <table:table-cell office:value-type="float" office:value="0.0187821388244629" calcext:value-type="float">
            <text:p>0.018782138824463</text:p>
          </table:table-cell>
          <table:table-cell office:value-type="float" office:value="0.0176031589508057" calcext:value-type="float">
            <text:p>0.01760315895080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167148113250732" calcext:value-type="float">
            <text:p>0.016714811325073</text:p>
          </table:table-cell>
          <table:table-cell office:value-type="float" office:value="0.0191061496734619" calcext:value-type="float">
            <text:p>0.019106149673462</text:p>
          </table:table-cell>
          <table:table-cell office:value-type="float" office:value="0.0176619052886963" calcext:value-type="float">
            <text:p>0.01766190528869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169169902801514" calcext:value-type="float">
            <text:p>0.016916990280151</text:p>
          </table:table-cell>
          <table:table-cell office:value-type="float" office:value="0.0190575122833252" calcext:value-type="float">
            <text:p>0.019057512283325</text:p>
          </table:table-cell>
          <table:table-cell office:value-type="float" office:value="0.0179499387741089" calcext:value-type="float">
            <text:p>0.01794993877410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172092914581299" calcext:value-type="float">
            <text:p>0.01720929145813</text:p>
          </table:table-cell>
          <table:table-cell office:value-type="float" office:value="0.0187852382659912" calcext:value-type="float">
            <text:p>0.018785238265991</text:p>
          </table:table-cell>
          <table:table-cell office:value-type="float" office:value="0.0177003622055054" calcext:value-type="float">
            <text:p>0.0177003622055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71546936035156" calcext:value-type="float">
            <text:p>0.017154693603516</text:p>
          </table:table-cell>
          <table:table-cell office:value-type="float" office:value="0.0201303958892822" calcext:value-type="float">
            <text:p>0.020130395889282</text:p>
          </table:table-cell>
          <table:table-cell office:value-type="float" office:value="0.0188726186752319" calcext:value-type="float">
            <text:p>0.01887261867523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188758373260498" calcext:value-type="float">
            <text:p>0.01887583732605</text:p>
          </table:table-cell>
          <table:table-cell office:value-type="float" office:value="0.0215578079223633" calcext:value-type="float">
            <text:p>0.021557807922363</text:p>
          </table:table-cell>
          <table:table-cell office:value-type="float" office:value="0.019512152671814" calcext:value-type="float">
            <text:p>0.01951215267181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194118022918701" calcext:value-type="float">
            <text:p>0.01941180229187</text:p>
          </table:table-cell>
          <table:table-cell office:value-type="float" office:value="0.021345853805542" calcext:value-type="float">
            <text:p>0.021345853805542</text:p>
          </table:table-cell>
          <table:table-cell office:value-type="float" office:value="0.0200871229171753" calcext:value-type="float">
            <text:p>0.02008712291717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178952217102051" calcext:value-type="float">
            <text:p>0.017895221710205</text:p>
          </table:table-cell>
          <table:table-cell office:value-type="float" office:value="0.0193960666656494" calcext:value-type="float">
            <text:p>0.019396066665649</text:p>
          </table:table-cell>
          <table:table-cell office:value-type="float" office:value="0.018643593788147" calcext:value-type="float">
            <text:p>0.01864359378814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182368755340576" calcext:value-type="float">
            <text:p>0.018236875534058</text:p>
          </table:table-cell>
          <table:table-cell office:value-type="float" office:value="0.0201530456542969" calcext:value-type="float">
            <text:p>0.020153045654297</text:p>
          </table:table-cell>
          <table:table-cell office:value-type="float" office:value="0.0191442728042603" calcext:value-type="float">
            <text:p>0.0191442728042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166654586791992" calcext:value-type="float">
            <text:p>0.016665458679199</text:p>
          </table:table-cell>
          <table:table-cell office:value-type="float" office:value="0.018906831741333" calcext:value-type="float">
            <text:p>0.018906831741333</text:p>
          </table:table-cell>
          <table:table-cell office:value-type="float" office:value="0.0176129817962646" calcext:value-type="float">
            <text:p>0.01761298179626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175964832305908" calcext:value-type="float">
            <text:p>0.017596483230591</text:p>
          </table:table-cell>
          <table:table-cell office:value-type="float" office:value="0.0192329883575439" calcext:value-type="float">
            <text:p>0.019232988357544</text:p>
          </table:table-cell>
          <table:table-cell office:value-type="float" office:value="0.0185176610946655" calcext:value-type="float">
            <text:p>0.01851766109466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169289112091064" calcext:value-type="float">
            <text:p>0.016928911209106</text:p>
          </table:table-cell>
          <table:table-cell office:value-type="float" office:value="0.0197675228118897" calcext:value-type="float">
            <text:p>0.01976752281189</text:p>
          </table:table-cell>
          <table:table-cell office:value-type="float" office:value="0.0181520700454712" calcext:value-type="float">
            <text:p>0.01815207004547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18211841583252" calcext:value-type="float">
            <text:p>0.018211841583252</text:p>
          </table:table-cell>
          <table:table-cell office:value-type="float" office:value="0.0226066112518311" calcext:value-type="float">
            <text:p>0.022606611251831</text:p>
          </table:table-cell>
          <table:table-cell office:value-type="float" office:value="0.0197655200958252" calcext:value-type="float">
            <text:p>0.0197655200958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185651779174805" calcext:value-type="float">
            <text:p>0.018565177917481</text:p>
          </table:table-cell>
          <table:table-cell office:value-type="float" office:value="0.0199258327484131" calcext:value-type="float">
            <text:p>0.019925832748413</text:p>
          </table:table-cell>
          <table:table-cell office:value-type="float" office:value="0.0191385984420776" calcext:value-type="float">
            <text:p>0.01913859844207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17589807510376" calcext:value-type="float">
            <text:p>0.017589807510376</text:p>
          </table:table-cell>
          <table:table-cell office:value-type="float" office:value="0.0201900005340576" calcext:value-type="float">
            <text:p>0.020190000534058</text:p>
          </table:table-cell>
          <table:table-cell office:value-type="float" office:value="0.0188337326049805" calcext:value-type="float">
            <text:p>0.01883373260498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175242424011231" calcext:value-type="float">
            <text:p>0.017524242401123</text:p>
          </table:table-cell>
          <table:table-cell office:value-type="float" office:value="0.0203328132629395" calcext:value-type="float">
            <text:p>0.02033281326294</text:p>
          </table:table-cell>
          <table:table-cell office:value-type="float" office:value="0.0190077066421509" calcext:value-type="float">
            <text:p>0.01900770664215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166735649108887" calcext:value-type="float">
            <text:p>0.016673564910889</text:p>
          </table:table-cell>
          <table:table-cell office:value-type="float" office:value="0.0197649002075195" calcext:value-type="float">
            <text:p>0.01976490020752</text:p>
          </table:table-cell>
          <table:table-cell office:value-type="float" office:value="0.0180918216705322" calcext:value-type="float">
            <text:p>0.01809182167053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167713165283203" calcext:value-type="float">
            <text:p>0.01677131652832</text:p>
          </table:table-cell>
          <table:table-cell office:value-type="float" office:value="0.0197920799255371" calcext:value-type="float">
            <text:p>0.019792079925537</text:p>
          </table:table-cell>
          <table:table-cell office:value-type="float" office:value="0.0179704666137695" calcext:value-type="float">
            <text:p>0.0179704666137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16054630279541" calcext:value-type="float">
            <text:p>0.016054630279541</text:p>
          </table:table-cell>
          <table:table-cell office:value-type="float" office:value="0.0189909934997559" calcext:value-type="float">
            <text:p>0.018990993499756</text:p>
          </table:table-cell>
          <table:table-cell office:value-type="float" office:value="0.016947078704834" calcext:value-type="float">
            <text:p>0.01694707870483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1650071144104" calcext:value-type="float">
            <text:p>0.01650071144104</text:p>
          </table:table-cell>
          <table:table-cell office:value-type="float" office:value="0.0183887481689453" calcext:value-type="float">
            <text:p>0.018388748168945</text:p>
          </table:table-cell>
          <table:table-cell office:value-type="float" office:value="0.0170765399932861" calcext:value-type="float">
            <text:p>0.01707653999328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163834095001221" calcext:value-type="float">
            <text:p>0.016383409500122</text:p>
          </table:table-cell>
          <table:table-cell office:value-type="float" office:value="0.0182809829711914" calcext:value-type="float">
            <text:p>0.018280982971191</text:p>
          </table:table-cell>
          <table:table-cell office:value-type="float" office:value="0.01699059009552" calcext:value-type="float">
            <text:p>0.0169905900955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160932540893555" calcext:value-type="float">
            <text:p>0.016093254089356</text:p>
          </table:table-cell>
          <table:table-cell office:value-type="float" office:value="0.0182132720947266" calcext:value-type="float">
            <text:p>0.018213272094727</text:p>
          </table:table-cell>
          <table:table-cell office:value-type="float" office:value="0.0168039083480835" calcext:value-type="float">
            <text:p>0.01680390834808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161168575286865" calcext:value-type="float">
            <text:p>0.016116857528687</text:p>
          </table:table-cell>
          <table:table-cell office:value-type="float" office:value="0.0182259082794189" calcext:value-type="float">
            <text:p>0.018225908279419</text:p>
          </table:table-cell>
          <table:table-cell office:value-type="float" office:value="0.017034912109375" calcext:value-type="float">
            <text:p>0.01703491210937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165128707885742" calcext:value-type="float">
            <text:p>0.016512870788574</text:p>
          </table:table-cell>
          <table:table-cell office:value-type="float" office:value="0.0177881717681885" calcext:value-type="float">
            <text:p>0.017788171768189</text:p>
          </table:table-cell>
          <table:table-cell office:value-type="float" office:value="0.0170722961425781" calcext:value-type="float">
            <text:p>0.01707229614257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164031982421875" calcext:value-type="float">
            <text:p>0.016403198242188</text:p>
          </table:table-cell>
          <table:table-cell office:value-type="float" office:value="0.0189495086669922" calcext:value-type="float">
            <text:p>0.018949508666992</text:p>
          </table:table-cell>
          <table:table-cell office:value-type="float" office:value="0.0173233270645142" calcext:value-type="float">
            <text:p>0.0173233270645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164391994476318" calcext:value-type="float">
            <text:p>0.016439199447632</text:p>
          </table:table-cell>
          <table:table-cell office:value-type="float" office:value="0.0184590816497803" calcext:value-type="float">
            <text:p>0.01845908164978</text:p>
          </table:table-cell>
          <table:table-cell office:value-type="float" office:value="0.0171531677246094" calcext:value-type="float">
            <text:p>0.01715316772460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174465179443359" calcext:value-type="float">
            <text:p>0.017446517944336</text:p>
          </table:table-cell>
          <table:table-cell office:value-type="float" office:value="0.021129846572876" calcext:value-type="float">
            <text:p>0.021129846572876</text:p>
          </table:table-cell>
          <table:table-cell office:value-type="float" office:value="0.0188939571380615" calcext:value-type="float">
            <text:p>0.01889395713806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185525417327881" calcext:value-type="float">
            <text:p>0.018552541732788</text:p>
          </table:table-cell>
          <table:table-cell office:value-type="float" office:value="0.0368790626525879" calcext:value-type="float">
            <text:p>0.036879062652588</text:p>
          </table:table-cell>
          <table:table-cell office:value-type="float" office:value="0.0213979959487915" calcext:value-type="float">
            <text:p>0.02139799594879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177683830261231" calcext:value-type="float">
            <text:p>0.017768383026123</text:p>
          </table:table-cell>
          <table:table-cell office:value-type="float" office:value="0.0190491676330566" calcext:value-type="float">
            <text:p>0.019049167633057</text:p>
          </table:table-cell>
          <table:table-cell office:value-type="float" office:value="0.0182927370071411" calcext:value-type="float">
            <text:p>0.01829273700714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183653831481934" calcext:value-type="float">
            <text:p>0.018365383148193</text:p>
          </table:table-cell>
          <table:table-cell office:value-type="float" office:value="0.0202233791351318" calcext:value-type="float">
            <text:p>0.020223379135132</text:p>
          </table:table-cell>
          <table:table-cell office:value-type="float" office:value="0.0190834045410156" calcext:value-type="float">
            <text:p>0.0190834045410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193057060241699" calcext:value-type="float">
            <text:p>0.01930570602417</text:p>
          </table:table-cell>
          <table:table-cell office:value-type="float" office:value="0.0211942195892334" calcext:value-type="float">
            <text:p>0.021194219589233</text:p>
          </table:table-cell>
          <table:table-cell office:value-type="float" office:value="0.0202507019042969" calcext:value-type="float">
            <text:p>0.02025070190429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184762477874756" calcext:value-type="float">
            <text:p>0.018476247787476</text:p>
          </table:table-cell>
          <table:table-cell office:value-type="float" office:value="0.0204222202301025" calcext:value-type="float">
            <text:p>0.020422220230103</text:p>
          </table:table-cell>
          <table:table-cell office:value-type="float" office:value="0.0193402767181397" calcext:value-type="float">
            <text:p>0.0193402767181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178630352020264" calcext:value-type="float">
            <text:p>0.017863035202026</text:p>
          </table:table-cell>
          <table:table-cell office:value-type="float" office:value="0.0202264785766602" calcext:value-type="float">
            <text:p>0.02022647857666</text:p>
          </table:table-cell>
          <table:table-cell office:value-type="float" office:value="0.0190517663955689" calcext:value-type="float">
            <text:p>0.01905176639556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18376350402832" calcext:value-type="float">
            <text:p>0.018376350402832</text:p>
          </table:table-cell>
          <table:table-cell office:value-type="float" office:value="0.0379981994628906" calcext:value-type="float">
            <text:p>0.037998199462891</text:p>
          </table:table-cell>
          <table:table-cell office:value-type="float" office:value="0.0223562479019165" calcext:value-type="float">
            <text:p>0.02235624790191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183088779449463" calcext:value-type="float">
            <text:p>0.018308877944946</text:p>
          </table:table-cell>
          <table:table-cell office:value-type="float" office:value="0.0230307579040527" calcext:value-type="float">
            <text:p>0.023030757904053</text:p>
          </table:table-cell>
          <table:table-cell office:value-type="float" office:value="0.020067572593689" calcext:value-type="float">
            <text:p>0.02006757259368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179343223571777" calcext:value-type="float">
            <text:p>0.017934322357178</text:p>
          </table:table-cell>
          <table:table-cell office:value-type="float" office:value="0.0196845531463623" calcext:value-type="float">
            <text:p>0.019684553146362</text:p>
          </table:table-cell>
          <table:table-cell office:value-type="float" office:value="0.0188944339752197" calcext:value-type="float">
            <text:p>0.0188944339752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182256698608398" calcext:value-type="float">
            <text:p>0.01822566986084</text:p>
          </table:table-cell>
          <table:table-cell office:value-type="float" office:value="0.0212500095367432" calcext:value-type="float">
            <text:p>0.021250009536743</text:p>
          </table:table-cell>
          <table:table-cell office:value-type="float" office:value="0.0191253900527954" calcext:value-type="float">
            <text:p>0.01912539005279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175826549530029" calcext:value-type="float">
            <text:p>0.017582654953003</text:p>
          </table:table-cell>
          <table:table-cell office:value-type="float" office:value="0.0208919048309326" calcext:value-type="float">
            <text:p>0.020891904830933</text:p>
          </table:table-cell>
          <table:table-cell office:value-type="float" office:value="0.0188713788986206" calcext:value-type="float">
            <text:p>0.0188713788986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189852714538574" calcext:value-type="float">
            <text:p>0.018985271453857</text:p>
          </table:table-cell>
          <table:table-cell office:value-type="float" office:value="0.0234518051147461" calcext:value-type="float">
            <text:p>0.023451805114746</text:p>
          </table:table-cell>
          <table:table-cell office:value-type="float" office:value="0.0201800346374512" calcext:value-type="float">
            <text:p>0.02018003463745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174241065979004" calcext:value-type="float">
            <text:p>0.0174241065979</text:p>
          </table:table-cell>
          <table:table-cell office:value-type="float" office:value="0.0203080177307129" calcext:value-type="float">
            <text:p>0.020308017730713</text:p>
          </table:table-cell>
          <table:table-cell office:value-type="float" office:value="0.0192563056945801" calcext:value-type="float">
            <text:p>0.0192563056945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191414356231689" calcext:value-type="float">
            <text:p>0.019141435623169</text:p>
          </table:table-cell>
          <table:table-cell office:value-type="float" office:value="0.0220081806182861" calcext:value-type="float">
            <text:p>0.022008180618286</text:p>
          </table:table-cell>
          <table:table-cell office:value-type="float" office:value="0.0200474262237549" calcext:value-type="float">
            <text:p>0.02004742622375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173628330230713" calcext:value-type="float">
            <text:p>0.017362833023071</text:p>
          </table:table-cell>
          <table:table-cell office:value-type="float" office:value="0.0191957950592041" calcext:value-type="float">
            <text:p>0.019195795059204</text:p>
          </table:table-cell>
          <table:table-cell office:value-type="float" office:value="0.0179644584655762" calcext:value-type="float">
            <text:p>0.01796445846557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166802406311035" calcext:value-type="float">
            <text:p>0.016680240631104</text:p>
          </table:table-cell>
          <table:table-cell office:value-type="float" office:value="0.0189464092254639" calcext:value-type="float">
            <text:p>0.018946409225464</text:p>
          </table:table-cell>
          <table:table-cell office:value-type="float" office:value="0.017500376701355" calcext:value-type="float">
            <text:p>0.01750037670135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170447826385498" calcext:value-type="float">
            <text:p>0.01704478263855</text:p>
          </table:table-cell>
          <table:table-cell office:value-type="float" office:value="0.0189297199249268" calcext:value-type="float">
            <text:p>0.018929719924927</text:p>
          </table:table-cell>
          <table:table-cell office:value-type="float" office:value="0.0179077863693237" calcext:value-type="float">
            <text:p>0.01790778636932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182268619537354" calcext:value-type="float">
            <text:p>0.018226861953735</text:p>
          </table:table-cell>
          <table:table-cell office:value-type="float" office:value="0.0213303565979004" calcext:value-type="float">
            <text:p>0.0213303565979</text:p>
          </table:table-cell>
          <table:table-cell office:value-type="float" office:value="0.0194836139678955" calcext:value-type="float">
            <text:p>0.01948361396789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174713134765625" calcext:value-type="float">
            <text:p>0.017471313476563</text:p>
          </table:table-cell>
          <table:table-cell office:value-type="float" office:value="0.0188248157501221" calcext:value-type="float">
            <text:p>0.018824815750122</text:p>
          </table:table-cell>
          <table:table-cell office:value-type="float" office:value="0.0181921482086182" calcext:value-type="float">
            <text:p>0.0181921482086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177445411682129" calcext:value-type="float">
            <text:p>0.017744541168213</text:p>
          </table:table-cell>
          <table:table-cell office:value-type="float" office:value="0.0201027393341064" calcext:value-type="float">
            <text:p>0.020102739334106</text:p>
          </table:table-cell>
          <table:table-cell office:value-type="float" office:value="0.0186936140060425" calcext:value-type="float">
            <text:p>0.0186936140060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200893878936768" calcext:value-type="float">
            <text:p>0.020089387893677</text:p>
          </table:table-cell>
          <table:table-cell office:value-type="float" office:value="0.0301117897033691" calcext:value-type="float">
            <text:p>0.030111789703369</text:p>
          </table:table-cell>
          <table:table-cell office:value-type="float" office:value="0.0217071294784546" calcext:value-type="float">
            <text:p>0.02170712947845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184102058410645" calcext:value-type="float">
            <text:p>0.018410205841065</text:p>
          </table:table-cell>
          <table:table-cell office:value-type="float" office:value="0.0214509963989258" calcext:value-type="float">
            <text:p>0.021450996398926</text:p>
          </table:table-cell>
          <table:table-cell office:value-type="float" office:value="0.0194113969802856" calcext:value-type="float">
            <text:p>0.01941139698028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175247192382813" calcext:value-type="float">
            <text:p>0.017524719238281</text:p>
          </table:table-cell>
          <table:table-cell office:value-type="float" office:value="0.020071268081665" calcext:value-type="float">
            <text:p>0.020071268081665</text:p>
          </table:table-cell>
          <table:table-cell office:value-type="float" office:value="0.0187379360198975" calcext:value-type="float">
            <text:p>0.01873793601989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181870460510254" calcext:value-type="float">
            <text:p>0.018187046051025</text:p>
          </table:table-cell>
          <table:table-cell office:value-type="float" office:value="0.0231864452362061" calcext:value-type="float">
            <text:p>0.023186445236206</text:p>
          </table:table-cell>
          <table:table-cell office:value-type="float" office:value="0.0200210809707642" calcext:value-type="float">
            <text:p>0.02002108097076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183107852935791" calcext:value-type="float">
            <text:p>0.018310785293579</text:p>
          </table:table-cell>
          <table:table-cell office:value-type="float" office:value="0.0211136341094971" calcext:value-type="float">
            <text:p>0.021113634109497</text:p>
          </table:table-cell>
          <table:table-cell office:value-type="float" office:value="0.0193952798843384" calcext:value-type="float">
            <text:p>0.01939527988433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194916725158691" calcext:value-type="float">
            <text:p>0.019491672515869</text:p>
          </table:table-cell>
          <table:table-cell office:value-type="float" office:value="0.0215177536010742" calcext:value-type="float">
            <text:p>0.021517753601074</text:p>
          </table:table-cell>
          <table:table-cell office:value-type="float" office:value="0.0204843521118164" calcext:value-type="float">
            <text:p>0.0204843521118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186986923217773" calcext:value-type="float">
            <text:p>0.018698692321777</text:p>
          </table:table-cell>
          <table:table-cell office:value-type="float" office:value="0.0203194618225098" calcext:value-type="float">
            <text:p>0.02031946182251</text:p>
          </table:table-cell>
          <table:table-cell office:value-type="float" office:value="0.0195789813995361" calcext:value-type="float">
            <text:p>0.0195789813995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17667293548584" calcext:value-type="float">
            <text:p>0.017667293548584</text:p>
          </table:table-cell>
          <table:table-cell office:value-type="float" office:value="0.0200290679931641" calcext:value-type="float">
            <text:p>0.020029067993164</text:p>
          </table:table-cell>
          <table:table-cell office:value-type="float" office:value="0.018816614151001" calcext:value-type="float">
            <text:p>0.01881661415100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201318264007568" calcext:value-type="float">
            <text:p>0.020131826400757</text:p>
          </table:table-cell>
          <table:table-cell office:value-type="float" office:value="0.0222518444061279" calcext:value-type="float">
            <text:p>0.022251844406128</text:p>
          </table:table-cell>
          <table:table-cell office:value-type="float" office:value="0.0211111545562744" calcext:value-type="float">
            <text:p>0.02111115455627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185890197753906" calcext:value-type="float">
            <text:p>0.018589019775391</text:p>
          </table:table-cell>
          <table:table-cell office:value-type="float" office:value="0.0203349590301514" calcext:value-type="float">
            <text:p>0.020334959030151</text:p>
          </table:table-cell>
          <table:table-cell office:value-type="float" office:value="0.0190919399261475" calcext:value-type="float">
            <text:p>0.01909193992614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187358856201172" calcext:value-type="float">
            <text:p>0.018735885620117</text:p>
          </table:table-cell>
          <table:table-cell office:value-type="float" office:value="0.0225863456726074" calcext:value-type="float">
            <text:p>0.022586345672607</text:p>
          </table:table-cell>
          <table:table-cell office:value-type="float" office:value="0.0199812650680542" calcext:value-type="float">
            <text:p>0.0199812650680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186905860900879" calcext:value-type="float">
            <text:p>0.018690586090088</text:p>
          </table:table-cell>
          <table:table-cell office:value-type="float" office:value="0.0244259834289551" calcext:value-type="float">
            <text:p>0.024425983428955</text:p>
          </table:table-cell>
          <table:table-cell office:value-type="float" office:value="0.0199603319168091" calcext:value-type="float">
            <text:p>0.01996033191680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184659957885742" calcext:value-type="float">
            <text:p>0.018465995788574</text:p>
          </table:table-cell>
          <table:table-cell office:value-type="float" office:value="0.0202686786651611" calcext:value-type="float">
            <text:p>0.020268678665161</text:p>
          </table:table-cell>
          <table:table-cell office:value-type="float" office:value="0.0192289352416992" calcext:value-type="float">
            <text:p>0.01922893524169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181758403778076" calcext:value-type="float">
            <text:p>0.018175840377808</text:p>
          </table:table-cell>
          <table:table-cell office:value-type="float" office:value="0.0214977264404297" calcext:value-type="float">
            <text:p>0.02149772644043</text:p>
          </table:table-cell>
          <table:table-cell office:value-type="float" office:value="0.0189828395843506" calcext:value-type="float">
            <text:p>0.01898283958435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187509059906006" calcext:value-type="float">
            <text:p>0.018750905990601</text:p>
          </table:table-cell>
          <table:table-cell office:value-type="float" office:value="0.0207681655883789" calcext:value-type="float">
            <text:p>0.020768165588379</text:p>
          </table:table-cell>
          <table:table-cell office:value-type="float" office:value="0.0193905353546143" calcext:value-type="float">
            <text:p>0.0193905353546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180888175964356" calcext:value-type="float">
            <text:p>0.018088817596436</text:p>
          </table:table-cell>
          <table:table-cell office:value-type="float" office:value="0.0198235511779785" calcext:value-type="float">
            <text:p>0.019823551177979</text:p>
          </table:table-cell>
          <table:table-cell office:value-type="float" office:value="0.0188013553619385" calcext:value-type="float">
            <text:p>0.01880135536193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182318687438965" calcext:value-type="float">
            <text:p>0.018231868743897</text:p>
          </table:table-cell>
          <table:table-cell office:value-type="float" office:value="0.0200619697570801" calcext:value-type="float">
            <text:p>0.02006196975708</text:p>
          </table:table-cell>
          <table:table-cell office:value-type="float" office:value="0.0189142942428589" calcext:value-type="float">
            <text:p>0.0189142942428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177509784698486" calcext:value-type="float">
            <text:p>0.017750978469849</text:p>
          </table:table-cell>
          <table:table-cell office:value-type="float" office:value="0.024808406829834" calcext:value-type="float">
            <text:p>0.024808406829834</text:p>
          </table:table-cell>
          <table:table-cell office:value-type="float" office:value="0.0207579612731934" calcext:value-type="float">
            <text:p>0.02075796127319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183494091033936" calcext:value-type="float">
            <text:p>0.018349409103394</text:p>
          </table:table-cell>
          <table:table-cell office:value-type="float" office:value="0.0205833911895752" calcext:value-type="float">
            <text:p>0.020583391189575</text:p>
          </table:table-cell>
          <table:table-cell office:value-type="float" office:value="0.0191056728363037" calcext:value-type="float">
            <text:p>0.01910567283630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186276435852051" calcext:value-type="float">
            <text:p>0.018627643585205</text:p>
          </table:table-cell>
          <table:table-cell office:value-type="float" office:value="0.0217323303222656" calcext:value-type="float">
            <text:p>0.021732330322266</text:p>
          </table:table-cell>
          <table:table-cell office:value-type="float" office:value="0.0197918653488159" calcext:value-type="float">
            <text:p>0.0197918653488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188522338867188" calcext:value-type="float">
            <text:p>0.018852233886719</text:p>
          </table:table-cell>
          <table:table-cell office:value-type="float" office:value="0.0204854011535645" calcext:value-type="float">
            <text:p>0.020485401153565</text:p>
          </table:table-cell>
          <table:table-cell office:value-type="float" office:value="0.0195564746856689" calcext:value-type="float">
            <text:p>0.01955647468566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183897018432617" calcext:value-type="float">
            <text:p>0.018389701843262</text:p>
          </table:table-cell>
          <table:table-cell office:value-type="float" office:value="0.0210132598876953" calcext:value-type="float">
            <text:p>0.021013259887695</text:p>
          </table:table-cell>
          <table:table-cell office:value-type="float" office:value="0.0190340042114258" calcext:value-type="float">
            <text:p>0.01903400421142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188961029052734" calcext:value-type="float">
            <text:p>0.018896102905273</text:p>
          </table:table-cell>
          <table:table-cell office:value-type="float" office:value="0.0220372676849365" calcext:value-type="float">
            <text:p>0.022037267684937</text:p>
          </table:table-cell>
          <table:table-cell office:value-type="float" office:value="0.0197098255157471" calcext:value-type="float">
            <text:p>0.01970982551574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202591419219971" calcext:value-type="float">
            <text:p>0.020259141921997</text:p>
          </table:table-cell>
          <table:table-cell office:value-type="float" office:value="0.036653995513916" calcext:value-type="float">
            <text:p>0.036653995513916</text:p>
          </table:table-cell>
          <table:table-cell office:value-type="float" office:value="0.0231630563735962" calcext:value-type="float">
            <text:p>0.02316305637359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199401378631592" calcext:value-type="float">
            <text:p>0.019940137863159</text:p>
          </table:table-cell>
          <table:table-cell office:value-type="float" office:value="0.021742582321167" calcext:value-type="float">
            <text:p>0.021742582321167</text:p>
          </table:table-cell>
          <table:table-cell office:value-type="float" office:value="0.0208795785903931" calcext:value-type="float">
            <text:p>0.02087957859039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191779136657715" calcext:value-type="float">
            <text:p>0.019177913665772</text:p>
          </table:table-cell>
          <table:table-cell office:value-type="float" office:value="0.0207157135009766" calcext:value-type="float">
            <text:p>0.020715713500977</text:p>
          </table:table-cell>
          <table:table-cell office:value-type="float" office:value="0.0199378728866577" calcext:value-type="float">
            <text:p>0.01993787288665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18852710723877" calcext:value-type="float">
            <text:p>0.018852710723877</text:p>
          </table:table-cell>
          <table:table-cell office:value-type="float" office:value="0.0236296653747559" calcext:value-type="float">
            <text:p>0.023629665374756</text:p>
          </table:table-cell>
          <table:table-cell office:value-type="float" office:value="0.0208304643630981" calcext:value-type="float">
            <text:p>0.02083046436309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185260772705078" calcext:value-type="float">
            <text:p>0.018526077270508</text:p>
          </table:table-cell>
          <table:table-cell office:value-type="float" office:value="0.0207819938659668" calcext:value-type="float">
            <text:p>0.020781993865967</text:p>
          </table:table-cell>
          <table:table-cell office:value-type="float" office:value="0.0197644710540771" calcext:value-type="float">
            <text:p>0.01976447105407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177018642425537" calcext:value-type="float">
            <text:p>0.017701864242554</text:p>
          </table:table-cell>
          <table:table-cell office:value-type="float" office:value="0.0192489624023438" calcext:value-type="float">
            <text:p>0.019248962402344</text:p>
          </table:table-cell>
          <table:table-cell office:value-type="float" office:value="0.0183003187179565" calcext:value-type="float">
            <text:p>0.01830031871795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183532238006592" calcext:value-type="float">
            <text:p>0.018353223800659</text:p>
          </table:table-cell>
          <table:table-cell office:value-type="float" office:value="0.0201964378356934" calcext:value-type="float">
            <text:p>0.020196437835693</text:p>
          </table:table-cell>
          <table:table-cell office:value-type="float" office:value="0.0190416097640991" calcext:value-type="float">
            <text:p>0.01904160976409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180304050445557" calcext:value-type="float">
            <text:p>0.018030405044556</text:p>
          </table:table-cell>
          <table:table-cell office:value-type="float" office:value="0.0232131481170654" calcext:value-type="float">
            <text:p>0.023213148117065</text:p>
          </table:table-cell>
          <table:table-cell office:value-type="float" office:value="0.0194552659988403" calcext:value-type="float">
            <text:p>0.0194552659988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196793079376221" calcext:value-type="float">
            <text:p>0.019679307937622</text:p>
          </table:table-cell>
          <table:table-cell office:value-type="float" office:value="0.0212488174438477" calcext:value-type="float">
            <text:p>0.021248817443848</text:p>
          </table:table-cell>
          <table:table-cell office:value-type="float" office:value="0.020407247543335" calcext:value-type="float">
            <text:p>0.02040724754333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193886756896973" calcext:value-type="float">
            <text:p>0.019388675689697</text:p>
          </table:table-cell>
          <table:table-cell office:value-type="float" office:value="0.034440279006958" calcext:value-type="float">
            <text:p>0.034440279006958</text:p>
          </table:table-cell>
          <table:table-cell office:value-type="float" office:value="0.0219064712524414" calcext:value-type="float">
            <text:p>0.02190647125244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18660306930542" calcext:value-type="float">
            <text:p>0.018660306930542</text:p>
          </table:table-cell>
          <table:table-cell office:value-type="float" office:value="0.0216662883758545" calcext:value-type="float">
            <text:p>0.021666288375855</text:p>
          </table:table-cell>
          <table:table-cell office:value-type="float" office:value="0.0193813800811768" calcext:value-type="float">
            <text:p>0.01938138008117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19913911819458" calcext:value-type="float">
            <text:p>0.019913911819458</text:p>
          </table:table-cell>
          <table:table-cell office:value-type="float" office:value="0.0223662853240967" calcext:value-type="float">
            <text:p>0.022366285324097</text:p>
          </table:table-cell>
          <table:table-cell office:value-type="float" office:value="0.0206979274749756" calcext:value-type="float">
            <text:p>0.02069792747497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184237957000732" calcext:value-type="float">
            <text:p>0.018423795700073</text:p>
          </table:table-cell>
          <table:table-cell office:value-type="float" office:value="0.0201220512390137" calcext:value-type="float">
            <text:p>0.020122051239014</text:p>
          </table:table-cell>
          <table:table-cell office:value-type="float" office:value="0.0191460609436035" calcext:value-type="float">
            <text:p>0.01914606094360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184512138366699" calcext:value-type="float">
            <text:p>0.01845121383667</text:p>
          </table:table-cell>
          <table:table-cell office:value-type="float" office:value="0.03322434425354" calcext:value-type="float">
            <text:p>0.03322434425354</text:p>
          </table:table-cell>
          <table:table-cell office:value-type="float" office:value="0.0219578504562378" calcext:value-type="float">
            <text:p>0.02195785045623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194644927978516" calcext:value-type="float">
            <text:p>0.019464492797852</text:p>
          </table:table-cell>
          <table:table-cell office:value-type="float" office:value="0.0263385772705078" calcext:value-type="float">
            <text:p>0.026338577270508</text:p>
          </table:table-cell>
          <table:table-cell office:value-type="float" office:value="0.0228539943695068" calcext:value-type="float">
            <text:p>0.02285399436950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191915035247803" calcext:value-type="float">
            <text:p>0.01919150352478</text:p>
          </table:table-cell>
          <table:table-cell office:value-type="float" office:value="0.0211765766143799" calcext:value-type="float">
            <text:p>0.02117657661438</text:p>
          </table:table-cell>
          <table:table-cell office:value-type="float" office:value="0.0199312686920166" calcext:value-type="float">
            <text:p>0.01993126869201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174746513366699" calcext:value-type="float">
            <text:p>0.01747465133667</text:p>
          </table:table-cell>
          <table:table-cell office:value-type="float" office:value="0.0206184387207031" calcext:value-type="float">
            <text:p>0.020618438720703</text:p>
          </table:table-cell>
          <table:table-cell office:value-type="float" office:value="0.0187809228897095" calcext:value-type="float">
            <text:p>0.0187809228897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17855167388916" calcext:value-type="float">
            <text:p>0.017855167388916</text:p>
          </table:table-cell>
          <table:table-cell office:value-type="float" office:value="0.0196776390075684" calcext:value-type="float">
            <text:p>0.019677639007568</text:p>
          </table:table-cell>
          <table:table-cell office:value-type="float" office:value="0.0187617063522339" calcext:value-type="float">
            <text:p>0.01876170635223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192220211029053" calcext:value-type="float">
            <text:p>0.019222021102905</text:p>
          </table:table-cell>
          <table:table-cell office:value-type="float" office:value="0.0204524993896484" calcext:value-type="float">
            <text:p>0.020452499389648</text:p>
          </table:table-cell>
          <table:table-cell office:value-type="float" office:value="0.0196501731872559" calcext:value-type="float">
            <text:p>0.01965017318725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19352912902832" calcext:value-type="float">
            <text:p>0.019352912902832</text:p>
          </table:table-cell>
          <table:table-cell office:value-type="float" office:value="0.0232357978820801" calcext:value-type="float">
            <text:p>0.02323579788208</text:p>
          </table:table-cell>
          <table:table-cell office:value-type="float" office:value="0.0206135511398315" calcext:value-type="float">
            <text:p>0.02061355113983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19730806350708" calcext:value-type="float">
            <text:p>0.019730806350708</text:p>
          </table:table-cell>
          <table:table-cell office:value-type="float" office:value="0.021960973739624" calcext:value-type="float">
            <text:p>0.021960973739624</text:p>
          </table:table-cell>
          <table:table-cell office:value-type="float" office:value="0.020736026763916" calcext:value-type="float">
            <text:p>0.0207360267639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191338062286377" calcext:value-type="float">
            <text:p>0.019133806228638</text:p>
          </table:table-cell>
          <table:table-cell office:value-type="float" office:value="0.0206899642944336" calcext:value-type="float">
            <text:p>0.020689964294434</text:p>
          </table:table-cell>
          <table:table-cell office:value-type="float" office:value="0.0196693420410156" calcext:value-type="float">
            <text:p>0.0196693420410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180222988128662" calcext:value-type="float">
            <text:p>0.018022298812866</text:p>
          </table:table-cell>
          <table:table-cell office:value-type="float" office:value="0.0283586978912354" calcext:value-type="float">
            <text:p>0.028358697891235</text:p>
          </table:table-cell>
          <table:table-cell office:value-type="float" office:value="0.0201115369796753" calcext:value-type="float">
            <text:p>0.02011153697967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175983905792236" calcext:value-type="float">
            <text:p>0.017598390579224</text:p>
          </table:table-cell>
          <table:table-cell office:value-type="float" office:value="0.0211899280548096" calcext:value-type="float">
            <text:p>0.02118992805481</text:p>
          </table:table-cell>
          <table:table-cell office:value-type="float" office:value="0.01903235912323" calcext:value-type="float">
            <text:p>0.0190323591232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190680027008057" calcext:value-type="float">
            <text:p>0.019068002700806</text:p>
          </table:table-cell>
          <table:table-cell office:value-type="float" office:value="0.0221545696258545" calcext:value-type="float">
            <text:p>0.022154569625855</text:p>
          </table:table-cell>
          <table:table-cell office:value-type="float" office:value="0.0204105854034424" calcext:value-type="float">
            <text:p>0.02041058540344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195803642272949" calcext:value-type="float">
            <text:p>0.019580364227295</text:p>
          </table:table-cell>
          <table:table-cell office:value-type="float" office:value="0.0231351852416992" calcext:value-type="float">
            <text:p>0.023135185241699</text:p>
          </table:table-cell>
          <table:table-cell office:value-type="float" office:value="0.020948314666748" calcext:value-type="float">
            <text:p>0.02094831466674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176122188568115" calcext:value-type="float">
            <text:p>0.017612218856812</text:p>
          </table:table-cell>
          <table:table-cell office:value-type="float" office:value="0.0218145847320557" calcext:value-type="float">
            <text:p>0.021814584732056</text:p>
          </table:table-cell>
          <table:table-cell office:value-type="float" office:value="0.0194848775863647" calcext:value-type="float">
            <text:p>0.01948487758636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202891826629639" calcext:value-type="float">
            <text:p>0.020289182662964</text:p>
          </table:table-cell>
          <table:table-cell office:value-type="float" office:value="0.0235586166381836" calcext:value-type="float">
            <text:p>0.023558616638184</text:p>
          </table:table-cell>
          <table:table-cell office:value-type="float" office:value="0.0214948177337647" calcext:value-type="float">
            <text:p>0.02149481773376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208408832550049" calcext:value-type="float">
            <text:p>0.020840883255005</text:p>
          </table:table-cell>
          <table:table-cell office:value-type="float" office:value="0.0260963439941406" calcext:value-type="float">
            <text:p>0.026096343994141</text:p>
          </table:table-cell>
          <table:table-cell office:value-type="float" office:value="0.0224913120269775" calcext:value-type="float">
            <text:p>0.02249131202697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214929580688477" calcext:value-type="float">
            <text:p>0.021492958068848</text:p>
          </table:table-cell>
          <table:table-cell office:value-type="float" office:value="0.0262036323547363" calcext:value-type="float">
            <text:p>0.026203632354736</text:p>
          </table:table-cell>
          <table:table-cell office:value-type="float" office:value="0.0232563734054565" calcext:value-type="float">
            <text:p>0.02325637340545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180776119232178" calcext:value-type="float">
            <text:p>0.018077611923218</text:p>
          </table:table-cell>
          <table:table-cell office:value-type="float" office:value="0.0208637714385986" calcext:value-type="float">
            <text:p>0.020863771438599</text:p>
          </table:table-cell>
          <table:table-cell office:value-type="float" office:value="0.0198144197463989" calcext:value-type="float">
            <text:p>0.01981441974639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184369087219238" calcext:value-type="float">
            <text:p>0.018436908721924</text:p>
          </table:table-cell>
          <table:table-cell office:value-type="float" office:value="0.0209524631500244" calcext:value-type="float">
            <text:p>0.020952463150024</text:p>
          </table:table-cell>
          <table:table-cell office:value-type="float" office:value="0.0189993143081665" calcext:value-type="float">
            <text:p>0.01899931430816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175244808197022" calcext:value-type="float">
            <text:p>0.017524480819702</text:p>
          </table:table-cell>
          <table:table-cell office:value-type="float" office:value="0.0205695629119873" calcext:value-type="float">
            <text:p>0.020569562911987</text:p>
          </table:table-cell>
          <table:table-cell office:value-type="float" office:value="0.0183781147003174" calcext:value-type="float">
            <text:p>0.01837811470031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178523063659668" calcext:value-type="float">
            <text:p>0.017852306365967</text:p>
          </table:table-cell>
          <table:table-cell office:value-type="float" office:value="0.0206637382507324" calcext:value-type="float">
            <text:p>0.020663738250732</text:p>
          </table:table-cell>
          <table:table-cell office:value-type="float" office:value="0.0185993671417236" calcext:value-type="float">
            <text:p>0.0185993671417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81005001068115" calcext:value-type="float">
            <text:p>0.018100500106812</text:p>
          </table:table-cell>
          <table:table-cell office:value-type="float" office:value="0.0199172496795654" calcext:value-type="float">
            <text:p>0.019917249679565</text:p>
          </table:table-cell>
          <table:table-cell office:value-type="float" office:value="0.0190162897109985" calcext:value-type="float">
            <text:p>0.01901628971099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186023712158203" calcext:value-type="float">
            <text:p>0.01860237121582</text:p>
          </table:table-cell>
          <table:table-cell office:value-type="float" office:value="0.0268430709838867" calcext:value-type="float">
            <text:p>0.026843070983887</text:p>
          </table:table-cell>
          <table:table-cell office:value-type="float" office:value="0.0198937177658081" calcext:value-type="float">
            <text:p>0.01989371776580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177912712097168" calcext:value-type="float">
            <text:p>0.017791271209717</text:p>
          </table:table-cell>
          <table:table-cell office:value-type="float" office:value="0.0199694633483887" calcext:value-type="float">
            <text:p>0.019969463348389</text:p>
          </table:table-cell>
          <table:table-cell office:value-type="float" office:value="0.0184506893157959" calcext:value-type="float">
            <text:p>0.01845068931579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178177356719971" calcext:value-type="float">
            <text:p>0.017817735671997</text:p>
          </table:table-cell>
          <table:table-cell office:value-type="float" office:value="0.0208759307861328" calcext:value-type="float">
            <text:p>0.020875930786133</text:p>
          </table:table-cell>
          <table:table-cell office:value-type="float" office:value="0.0189966440200806" calcext:value-type="float">
            <text:p>0.01899664402008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182864665985107" calcext:value-type="float">
            <text:p>0.018286466598511</text:p>
          </table:table-cell>
          <table:table-cell office:value-type="float" office:value="0.0201919078826904" calcext:value-type="float">
            <text:p>0.02019190788269</text:p>
          </table:table-cell>
          <table:table-cell office:value-type="float" office:value="0.0191424608230591" calcext:value-type="float">
            <text:p>0.01914246082305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179061889648438" calcext:value-type="float">
            <text:p>0.017906188964844</text:p>
          </table:table-cell>
          <table:table-cell office:value-type="float" office:value="0.0199191570281982" calcext:value-type="float">
            <text:p>0.019919157028198</text:p>
          </table:table-cell>
          <table:table-cell office:value-type="float" office:value="0.0190786361694336" calcext:value-type="float">
            <text:p>0.01907863616943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180203914642334" calcext:value-type="float">
            <text:p>0.018020391464233</text:p>
          </table:table-cell>
          <table:table-cell office:value-type="float" office:value="0.0197439193725586" calcext:value-type="float">
            <text:p>0.019743919372559</text:p>
          </table:table-cell>
          <table:table-cell office:value-type="float" office:value="0.0189339876174927" calcext:value-type="float">
            <text:p>0.01893398761749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18728494644165" calcext:value-type="float">
            <text:p>0.018728494644165</text:p>
          </table:table-cell>
          <table:table-cell office:value-type="float" office:value="0.0209825038909912" calcext:value-type="float">
            <text:p>0.020982503890991</text:p>
          </table:table-cell>
          <table:table-cell office:value-type="float" office:value="0.019412112236023" calcext:value-type="float">
            <text:p>0.01941211223602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178275108337402" calcext:value-type="float">
            <text:p>0.01782751083374</text:p>
          </table:table-cell>
          <table:table-cell office:value-type="float" office:value="0.0198540687561035" calcext:value-type="float">
            <text:p>0.019854068756104</text:p>
          </table:table-cell>
          <table:table-cell office:value-type="float" office:value="0.0186202764511108" calcext:value-type="float">
            <text:p>0.01862027645111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183384418487549" calcext:value-type="float">
            <text:p>0.018338441848755</text:p>
          </table:table-cell>
          <table:table-cell office:value-type="float" office:value="0.0206854343414307" calcext:value-type="float">
            <text:p>0.020685434341431</text:p>
          </table:table-cell>
          <table:table-cell office:value-type="float" office:value="0.0191802024841309" calcext:value-type="float">
            <text:p>0.01918020248413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204493999481201" calcext:value-type="float">
            <text:p>0.02044939994812</text:p>
          </table:table-cell>
          <table:table-cell office:value-type="float" office:value="0.0213713645935059" calcext:value-type="float">
            <text:p>0.021371364593506</text:p>
          </table:table-cell>
          <table:table-cell office:value-type="float" office:value="0.0208574533462524" calcext:value-type="float">
            <text:p>0.02085745334625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194673538208008" calcext:value-type="float">
            <text:p>0.019467353820801</text:p>
          </table:table-cell>
          <table:table-cell office:value-type="float" office:value="0.0206878185272217" calcext:value-type="float">
            <text:p>0.020687818527222</text:p>
          </table:table-cell>
          <table:table-cell office:value-type="float" office:value="0.0198712825775146" calcext:value-type="float">
            <text:p>0.0198712825775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183491706848145" calcext:value-type="float">
            <text:p>0.018349170684815</text:p>
          </table:table-cell>
          <table:table-cell office:value-type="float" office:value="0.0200126171112061" calcext:value-type="float">
            <text:p>0.020012617111206</text:p>
          </table:table-cell>
          <table:table-cell office:value-type="float" office:value="0.0194124937057495" calcext:value-type="float">
            <text:p>0.0194124937057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180723667144775" calcext:value-type="float">
            <text:p>0.018072366714478</text:p>
          </table:table-cell>
          <table:table-cell office:value-type="float" office:value="0.020289421081543" calcext:value-type="float">
            <text:p>0.020289421081543</text:p>
          </table:table-cell>
          <table:table-cell office:value-type="float" office:value="0.018924355506897" calcext:value-type="float">
            <text:p>0.01892435550689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176200866699219" calcext:value-type="float">
            <text:p>0.017620086669922</text:p>
          </table:table-cell>
          <table:table-cell office:value-type="float" office:value="0.0197608470916748" calcext:value-type="float">
            <text:p>0.019760847091675</text:p>
          </table:table-cell>
          <table:table-cell office:value-type="float" office:value="0.0184574604034424" calcext:value-type="float">
            <text:p>0.01845746040344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0179107189178467" calcext:value-type="float">
            <text:p>0.017910718917847</text:p>
          </table:table-cell>
          <table:table-cell office:value-type="float" office:value="0.019648551940918" calcext:value-type="float">
            <text:p>0.019648551940918</text:p>
          </table:table-cell>
          <table:table-cell office:value-type="float" office:value="0.0186012506484985" calcext:value-type="float">
            <text:p>0.01860125064849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190787315368652" calcext:value-type="float">
            <text:p>0.019078731536865</text:p>
          </table:table-cell>
          <table:table-cell office:value-type="float" office:value="0.0209872722625732" calcext:value-type="float">
            <text:p>0.020987272262573</text:p>
          </table:table-cell>
          <table:table-cell office:value-type="float" office:value="0.0195918083190918" calcext:value-type="float">
            <text:p>0.01959180831909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17744779586792" calcext:value-type="float">
            <text:p>0.017744779586792</text:p>
          </table:table-cell>
          <table:table-cell office:value-type="float" office:value="0.0197241306304932" calcext:value-type="float">
            <text:p>0.019724130630493</text:p>
          </table:table-cell>
          <table:table-cell office:value-type="float" office:value="0.0184214353561401" calcext:value-type="float">
            <text:p>0.0184214353561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178794860839844" calcext:value-type="float">
            <text:p>0.017879486083984</text:p>
          </table:table-cell>
          <table:table-cell office:value-type="float" office:value="0.0222897529602051" calcext:value-type="float">
            <text:p>0.022289752960205</text:p>
          </table:table-cell>
          <table:table-cell office:value-type="float" office:value="0.0194968223571777" calcext:value-type="float">
            <text:p>0.01949682235717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183072090148926" calcext:value-type="float">
            <text:p>0.018307209014893</text:p>
          </table:table-cell>
          <table:table-cell office:value-type="float" office:value="0.0208563804626465" calcext:value-type="float">
            <text:p>0.020856380462647</text:p>
          </table:table-cell>
          <table:table-cell office:value-type="float" office:value="0.0193368196487427" calcext:value-type="float">
            <text:p>0.01933681964874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181882381439209" calcext:value-type="float">
            <text:p>0.018188238143921</text:p>
          </table:table-cell>
          <table:table-cell office:value-type="float" office:value="0.0218386650085449" calcext:value-type="float">
            <text:p>0.021838665008545</text:p>
          </table:table-cell>
          <table:table-cell office:value-type="float" office:value="0.0197429418563843" calcext:value-type="float">
            <text:p>0.01974294185638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194549560546875" calcext:value-type="float">
            <text:p>0.019454956054688</text:p>
          </table:table-cell>
          <table:table-cell office:value-type="float" office:value="0.020488977432251" calcext:value-type="float">
            <text:p>0.020488977432251</text:p>
          </table:table-cell>
          <table:table-cell office:value-type="float" office:value="0.0199219226837158" calcext:value-type="float">
            <text:p>0.01992192268371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20348072052002" calcext:value-type="float">
            <text:p>0.020348072052002</text:p>
          </table:table-cell>
          <table:table-cell office:value-type="float" office:value="0.0215044021606445" calcext:value-type="float">
            <text:p>0.021504402160645</text:p>
          </table:table-cell>
          <table:table-cell office:value-type="float" office:value="0.0207794904708862" calcext:value-type="float">
            <text:p>0.02077949047088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204341411590576" calcext:value-type="float">
            <text:p>0.020434141159058</text:p>
          </table:table-cell>
          <table:table-cell office:value-type="float" office:value="0.0219814777374268" calcext:value-type="float">
            <text:p>0.021981477737427</text:p>
          </table:table-cell>
          <table:table-cell office:value-type="float" office:value="0.0210318565368652" calcext:value-type="float">
            <text:p>0.0210318565368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96142196655273" calcext:value-type="float">
            <text:p>0.019614219665527</text:p>
          </table:table-cell>
          <table:table-cell office:value-type="float" office:value="0.0218715667724609" calcext:value-type="float">
            <text:p>0.021871566772461</text:p>
          </table:table-cell>
          <table:table-cell office:value-type="float" office:value="0.0205546379089355" calcext:value-type="float">
            <text:p>0.02055463790893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200619697570801" calcext:value-type="float">
            <text:p>0.02006196975708</text:p>
          </table:table-cell>
          <table:table-cell office:value-type="float" office:value="0.0225446224212647" calcext:value-type="float">
            <text:p>0.022544622421265</text:p>
          </table:table-cell>
          <table:table-cell office:value-type="float" office:value="0.0212563514709473" calcext:value-type="float">
            <text:p>0.02125635147094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204977989196777" calcext:value-type="float">
            <text:p>0.020497798919678</text:p>
          </table:table-cell>
          <table:table-cell office:value-type="float" office:value="0.021742582321167" calcext:value-type="float">
            <text:p>0.021742582321167</text:p>
          </table:table-cell>
          <table:table-cell office:value-type="float" office:value="0.021003532409668" calcext:value-type="float">
            <text:p>0.02100353240966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202229022979736" calcext:value-type="float">
            <text:p>0.020222902297974</text:p>
          </table:table-cell>
          <table:table-cell office:value-type="float" office:value="0.0221211910247803" calcext:value-type="float">
            <text:p>0.02212119102478</text:p>
          </table:table-cell>
          <table:table-cell office:value-type="float" office:value="0.0212230205535889" calcext:value-type="float">
            <text:p>0.02122302055358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19984245300293" calcext:value-type="float">
            <text:p>0.019984245300293</text:p>
          </table:table-cell>
          <table:table-cell office:value-type="float" office:value="0.0209684371948242" calcext:value-type="float">
            <text:p>0.020968437194824</text:p>
          </table:table-cell>
          <table:table-cell office:value-type="float" office:value="0.0204063653945923" calcext:value-type="float">
            <text:p>0.02040636539459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209343433380127" calcext:value-type="float">
            <text:p>0.020934343338013</text:p>
          </table:table-cell>
          <table:table-cell office:value-type="float" office:value="0.0242671966552734" calcext:value-type="float">
            <text:p>0.024267196655273</text:p>
          </table:table-cell>
          <table:table-cell office:value-type="float" office:value="0.0217302560806274" calcext:value-type="float">
            <text:p>0.02173025608062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196418762207031" calcext:value-type="float">
            <text:p>0.019641876220703</text:p>
          </table:table-cell>
          <table:table-cell office:value-type="float" office:value="0.0213861465454102" calcext:value-type="float">
            <text:p>0.02138614654541</text:p>
          </table:table-cell>
          <table:table-cell office:value-type="float" office:value="0.0202774047851562" calcext:value-type="float">
            <text:p>0.02027740478515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186667442321777" calcext:value-type="float">
            <text:p>0.018666744232178</text:p>
          </table:table-cell>
          <table:table-cell office:value-type="float" office:value="0.0213124752044678" calcext:value-type="float">
            <text:p>0.021312475204468</text:p>
          </table:table-cell>
          <table:table-cell office:value-type="float" office:value="0.0200006723403931" calcext:value-type="float">
            <text:p>0.02000067234039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205399990081787" calcext:value-type="float">
            <text:p>0.020539999008179</text:p>
          </table:table-cell>
          <table:table-cell office:value-type="float" office:value="0.025238037109375" calcext:value-type="float">
            <text:p>0.025238037109375</text:p>
          </table:table-cell>
          <table:table-cell office:value-type="float" office:value="0.0218678712844849" calcext:value-type="float">
            <text:p>0.02186787128448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186941623687744" calcext:value-type="float">
            <text:p>0.018694162368774</text:p>
          </table:table-cell>
          <table:table-cell office:value-type="float" office:value="0.0210685729980469" calcext:value-type="float">
            <text:p>0.021068572998047</text:p>
          </table:table-cell>
          <table:table-cell office:value-type="float" office:value="0.0194090366363525" calcext:value-type="float">
            <text:p>0.01940903663635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0180375576019287" calcext:value-type="float">
            <text:p>0.018037557601929</text:p>
          </table:table-cell>
          <table:table-cell office:value-type="float" office:value="0.0217738151550293" calcext:value-type="float">
            <text:p>0.021773815155029</text:p>
          </table:table-cell>
          <table:table-cell office:value-type="float" office:value="0.0189737558364868" calcext:value-type="float">
            <text:p>0.01897375583648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0183174610137939" calcext:value-type="float">
            <text:p>0.018317461013794</text:p>
          </table:table-cell>
          <table:table-cell office:value-type="float" office:value="0.0219299793243408" calcext:value-type="float">
            <text:p>0.021929979324341</text:p>
          </table:table-cell>
          <table:table-cell office:value-type="float" office:value="0.0196028232574463" calcext:value-type="float">
            <text:p>0.01960282325744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181951522827148" calcext:value-type="float">
            <text:p>0.018195152282715</text:p>
          </table:table-cell>
          <table:table-cell office:value-type="float" office:value="0.0212745666503906" calcext:value-type="float">
            <text:p>0.021274566650391</text:p>
          </table:table-cell>
          <table:table-cell office:value-type="float" office:value="0.0193246603012085" calcext:value-type="float">
            <text:p>0.01932466030120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1837158203125" calcext:value-type="float">
            <text:p>0.01837158203125</text:p>
          </table:table-cell>
          <table:table-cell office:value-type="float" office:value="0.0202488899230957" calcext:value-type="float">
            <text:p>0.020248889923096</text:p>
          </table:table-cell>
          <table:table-cell office:value-type="float" office:value="0.0190976619720459" calcext:value-type="float">
            <text:p>0.01909766197204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193769931793213" calcext:value-type="float">
            <text:p>0.019376993179321</text:p>
          </table:table-cell>
          <table:table-cell office:value-type="float" office:value="0.020815372467041" calcext:value-type="float">
            <text:p>0.020815372467041</text:p>
          </table:table-cell>
          <table:table-cell office:value-type="float" office:value="0.0197767972946167" calcext:value-type="float">
            <text:p>0.01977679729461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187466144561768" calcext:value-type="float">
            <text:p>0.018746614456177</text:p>
          </table:table-cell>
          <table:table-cell office:value-type="float" office:value="0.0229418277740479" calcext:value-type="float">
            <text:p>0.022941827774048</text:p>
          </table:table-cell>
          <table:table-cell office:value-type="float" office:value="0.0205449104309082" calcext:value-type="float">
            <text:p>0.02054491043090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201687812805176" calcext:value-type="float">
            <text:p>0.020168781280518</text:p>
          </table:table-cell>
          <table:table-cell office:value-type="float" office:value="0.022777795791626" calcext:value-type="float">
            <text:p>0.022777795791626</text:p>
          </table:table-cell>
          <table:table-cell office:value-type="float" office:value="0.0216181993484497" calcext:value-type="float">
            <text:p>0.0216181993484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189487934112549" calcext:value-type="float">
            <text:p>0.018948793411255</text:p>
          </table:table-cell>
          <table:table-cell office:value-type="float" office:value="0.0212206840515137" calcext:value-type="float">
            <text:p>0.021220684051514</text:p>
          </table:table-cell>
          <table:table-cell office:value-type="float" office:value="0.0197315454483032" calcext:value-type="float">
            <text:p>0.01973154544830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182802677154541" calcext:value-type="float">
            <text:p>0.018280267715454</text:p>
          </table:table-cell>
          <table:table-cell office:value-type="float" office:value="0.0249686241149902" calcext:value-type="float">
            <text:p>0.02496862411499</text:p>
          </table:table-cell>
          <table:table-cell office:value-type="float" office:value="0.0201993465423584" calcext:value-type="float">
            <text:p>0.02019934654235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183753967285156" calcext:value-type="float">
            <text:p>0.018375396728516</text:p>
          </table:table-cell>
          <table:table-cell office:value-type="float" office:value="0.0213279724121094" calcext:value-type="float">
            <text:p>0.021327972412109</text:p>
          </table:table-cell>
          <table:table-cell office:value-type="float" office:value="0.0195214033126831" calcext:value-type="float">
            <text:p>0.01952140331268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194199085235596" calcext:value-type="float">
            <text:p>0.01941990852356</text:p>
          </table:table-cell>
          <table:table-cell office:value-type="float" office:value="0.0217621326446533" calcext:value-type="float">
            <text:p>0.021762132644653</text:p>
          </table:table-cell>
          <table:table-cell office:value-type="float" office:value="0.0202421426773071" calcext:value-type="float">
            <text:p>0.02024214267730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0188887119293213" calcext:value-type="float">
            <text:p>0.018888711929321</text:p>
          </table:table-cell>
          <table:table-cell office:value-type="float" office:value="0.0204977989196777" calcext:value-type="float">
            <text:p>0.020497798919678</text:p>
          </table:table-cell>
          <table:table-cell office:value-type="float" office:value="0.0197359800338745" calcext:value-type="float">
            <text:p>0.01973598003387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183413028717041" calcext:value-type="float">
            <text:p>0.018341302871704</text:p>
          </table:table-cell>
          <table:table-cell office:value-type="float" office:value="0.0201990604400635" calcext:value-type="float">
            <text:p>0.020199060440064</text:p>
          </table:table-cell>
          <table:table-cell office:value-type="float" office:value="0.0192292928695679" calcext:value-type="float">
            <text:p>0.01922929286956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186030864715576" calcext:value-type="float">
            <text:p>0.018603086471558</text:p>
          </table:table-cell>
          <table:table-cell office:value-type="float" office:value="0.0205008983612061" calcext:value-type="float">
            <text:p>0.020500898361206</text:p>
          </table:table-cell>
          <table:table-cell office:value-type="float" office:value="0.0192388534545898" calcext:value-type="float">
            <text:p>0.0192388534545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189917087554932" calcext:value-type="float">
            <text:p>0.018991708755493</text:p>
          </table:table-cell>
          <table:table-cell office:value-type="float" office:value="0.0214605331420898" calcext:value-type="float">
            <text:p>0.02146053314209</text:p>
          </table:table-cell>
          <table:table-cell office:value-type="float" office:value="0.0196479558944702" calcext:value-type="float">
            <text:p>0.0196479558944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194995403289795" calcext:value-type="float">
            <text:p>0.01949954032898</text:p>
          </table:table-cell>
          <table:table-cell office:value-type="float" office:value="0.0209000110626221" calcext:value-type="float">
            <text:p>0.020900011062622</text:p>
          </table:table-cell>
          <table:table-cell office:value-type="float" office:value="0.0201238870620728" calcext:value-type="float">
            <text:p>0.02012388706207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93970203399658" calcext:value-type="float">
            <text:p>0.019397020339966</text:p>
          </table:table-cell>
          <table:table-cell office:value-type="float" office:value="0.0210165977478027" calcext:value-type="float">
            <text:p>0.021016597747803</text:p>
          </table:table-cell>
          <table:table-cell office:value-type="float" office:value="0.0200922966003418" calcext:value-type="float">
            <text:p>0.02009229660034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193984508514404" calcext:value-type="float">
            <text:p>0.01939845085144</text:p>
          </table:table-cell>
          <table:table-cell office:value-type="float" office:value="0.0211684703826904" calcext:value-type="float">
            <text:p>0.02116847038269</text:p>
          </table:table-cell>
          <table:table-cell office:value-type="float" office:value="0.0198493003845215" calcext:value-type="float">
            <text:p>0.01984930038452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195062160491943" calcext:value-type="float">
            <text:p>0.019506216049194</text:p>
          </table:table-cell>
          <table:table-cell office:value-type="float" office:value="0.0289063453674316" calcext:value-type="float">
            <text:p>0.028906345367432</text:p>
          </table:table-cell>
          <table:table-cell office:value-type="float" office:value="0.0212096214294434" calcext:value-type="float">
            <text:p>0.02120962142944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197920799255371" calcext:value-type="float">
            <text:p>0.019792079925537</text:p>
          </table:table-cell>
          <table:table-cell office:value-type="float" office:value="0.021209716796875" calcext:value-type="float">
            <text:p>0.021209716796875</text:p>
          </table:table-cell>
          <table:table-cell office:value-type="float" office:value="0.020275354385376" calcext:value-type="float">
            <text:p>0.02027535438537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181741714477539" calcext:value-type="float">
            <text:p>0.018174171447754</text:p>
          </table:table-cell>
          <table:table-cell office:value-type="float" office:value="0.0206665992736816" calcext:value-type="float">
            <text:p>0.020666599273682</text:p>
          </table:table-cell>
          <table:table-cell office:value-type="float" office:value="0.0193755388259888" calcext:value-type="float">
            <text:p>0.01937553882598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181887149810791" calcext:value-type="float">
            <text:p>0.018188714981079</text:p>
          </table:table-cell>
          <table:table-cell office:value-type="float" office:value="0.0204653739929199" calcext:value-type="float">
            <text:p>0.02046537399292</text:p>
          </table:table-cell>
          <table:table-cell office:value-type="float" office:value="0.0189208030700684" calcext:value-type="float">
            <text:p>0.01892080307006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0200421810150147" calcext:value-type="float">
            <text:p>0.020042181015015</text:p>
          </table:table-cell>
          <table:table-cell office:value-type="float" office:value="0.0328927040100098" calcext:value-type="float">
            <text:p>0.03289270401001</text:p>
          </table:table-cell>
          <table:table-cell office:value-type="float" office:value="0.0229567766189575" calcext:value-type="float">
            <text:p>0.02295677661895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0200390815734863" calcext:value-type="float">
            <text:p>0.020039081573486</text:p>
          </table:table-cell>
          <table:table-cell office:value-type="float" office:value="0.0225663185119629" calcext:value-type="float">
            <text:p>0.022566318511963</text:p>
          </table:table-cell>
          <table:table-cell office:value-type="float" office:value="0.021442174911499" calcext:value-type="float">
            <text:p>0.02144217491149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0194931030273438" calcext:value-type="float">
            <text:p>0.019493103027344</text:p>
          </table:table-cell>
          <table:table-cell office:value-type="float" office:value="0.0215935707092285" calcext:value-type="float">
            <text:p>0.021593570709229</text:p>
          </table:table-cell>
          <table:table-cell office:value-type="float" office:value="0.0200694561004639" calcext:value-type="float">
            <text:p>0.02006945610046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0191555023193359" calcext:value-type="float">
            <text:p>0.019155502319336</text:p>
          </table:table-cell>
          <table:table-cell office:value-type="float" office:value="0.0204789638519287" calcext:value-type="float">
            <text:p>0.020478963851929</text:p>
          </table:table-cell>
          <table:table-cell office:value-type="float" office:value="0.0197226524353027" calcext:value-type="float">
            <text:p>0.01972265243530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203292369842529" calcext:value-type="float">
            <text:p>0.020329236984253</text:p>
          </table:table-cell>
          <table:table-cell office:value-type="float" office:value="0.0230526924133301" calcext:value-type="float">
            <text:p>0.02305269241333</text:p>
          </table:table-cell>
          <table:table-cell office:value-type="float" office:value="0.0214732646942139" calcext:value-type="float">
            <text:p>0.02147326469421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0206043720245361" calcext:value-type="float">
            <text:p>0.020604372024536</text:p>
          </table:table-cell>
          <table:table-cell office:value-type="float" office:value="0.0223977565765381" calcext:value-type="float">
            <text:p>0.022397756576538</text:p>
          </table:table-cell>
          <table:table-cell office:value-type="float" office:value="0.0212847232818604" calcext:value-type="float">
            <text:p>0.0212847232818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019411563873291" calcext:value-type="float">
            <text:p>0.019411563873291</text:p>
          </table:table-cell>
          <table:table-cell office:value-type="float" office:value="0.02178955078125" calcext:value-type="float">
            <text:p>0.02178955078125</text:p>
          </table:table-cell>
          <table:table-cell office:value-type="float" office:value="0.0203123092651367" calcext:value-type="float">
            <text:p>0.02031230926513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0194492340087891" calcext:value-type="float">
            <text:p>0.019449234008789</text:p>
          </table:table-cell>
          <table:table-cell office:value-type="float" office:value="0.0228574275970459" calcext:value-type="float">
            <text:p>0.022857427597046</text:p>
          </table:table-cell>
          <table:table-cell office:value-type="float" office:value="0.0211702108383179" calcext:value-type="float">
            <text:p>0.02117021083831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188817977905273" calcext:value-type="float">
            <text:p>0.018881797790527</text:p>
          </table:table-cell>
          <table:table-cell office:value-type="float" office:value="0.0211400985717773" calcext:value-type="float">
            <text:p>0.021140098571777</text:p>
          </table:table-cell>
          <table:table-cell office:value-type="float" office:value="0.0200350046157837" calcext:value-type="float">
            <text:p>0.02003500461578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195770263671875" calcext:value-type="float">
            <text:p>0.019577026367188</text:p>
          </table:table-cell>
          <table:table-cell office:value-type="float" office:value="0.0212812423706055" calcext:value-type="float">
            <text:p>0.021281242370606</text:p>
          </table:table-cell>
          <table:table-cell office:value-type="float" office:value="0.0202201128005981" calcext:value-type="float">
            <text:p>0.02022011280059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0186371803283691" calcext:value-type="float">
            <text:p>0.018637180328369</text:p>
          </table:table-cell>
          <table:table-cell office:value-type="float" office:value="0.0224852561950684" calcext:value-type="float">
            <text:p>0.022485256195068</text:p>
          </table:table-cell>
          <table:table-cell office:value-type="float" office:value="0.0198228359222412" calcext:value-type="float">
            <text:p>0.01982283592224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194840431213379" calcext:value-type="float">
            <text:p>0.019484043121338</text:p>
          </table:table-cell>
          <table:table-cell office:value-type="float" office:value="0.0216894149780273" calcext:value-type="float">
            <text:p>0.021689414978027</text:p>
          </table:table-cell>
          <table:table-cell office:value-type="float" office:value="0.0200694799423218" calcext:value-type="float">
            <text:p>0.02006947994232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188884735107422" calcext:value-type="float">
            <text:p>0.018888473510742</text:p>
          </table:table-cell>
          <table:table-cell office:value-type="float" office:value="0.0211620330810547" calcext:value-type="float">
            <text:p>0.021162033081055</text:p>
          </table:table-cell>
          <table:table-cell office:value-type="float" office:value="0.0195540904998779" calcext:value-type="float">
            <text:p>0.01955409049987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190765857696533" calcext:value-type="float">
            <text:p>0.019076585769653</text:p>
          </table:table-cell>
          <table:table-cell office:value-type="float" office:value="0.0214188098907471" calcext:value-type="float">
            <text:p>0.021418809890747</text:p>
          </table:table-cell>
          <table:table-cell office:value-type="float" office:value="0.0194960355758667" calcext:value-type="float">
            <text:p>0.01949603557586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191867351531982" calcext:value-type="float">
            <text:p>0.019186735153198</text:p>
          </table:table-cell>
          <table:table-cell office:value-type="float" office:value="0.0217216014862061" calcext:value-type="float">
            <text:p>0.021721601486206</text:p>
          </table:table-cell>
          <table:table-cell office:value-type="float" office:value="0.0200177431106567" calcext:value-type="float">
            <text:p>0.02001774311065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199708938598633" calcext:value-type="float">
            <text:p>0.019970893859863</text:p>
          </table:table-cell>
          <table:table-cell office:value-type="float" office:value="0.0216419696807861" calcext:value-type="float">
            <text:p>0.021641969680786</text:p>
          </table:table-cell>
          <table:table-cell office:value-type="float" office:value="0.0207288980484009" calcext:value-type="float">
            <text:p>0.02072889804840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189647674560547" calcext:value-type="float">
            <text:p>0.018964767456055</text:p>
          </table:table-cell>
          <table:table-cell office:value-type="float" office:value="0.0213465690612793" calcext:value-type="float">
            <text:p>0.021346569061279</text:p>
          </table:table-cell>
          <table:table-cell office:value-type="float" office:value="0.0196859359741211" calcext:value-type="float">
            <text:p>0.01968593597412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201730728149414" calcext:value-type="float">
            <text:p>0.020173072814941</text:p>
          </table:table-cell>
          <table:table-cell office:value-type="float" office:value="0.0223925113677979" calcext:value-type="float">
            <text:p>0.022392511367798</text:p>
          </table:table-cell>
          <table:table-cell office:value-type="float" office:value="0.0208388328552246" calcext:value-type="float">
            <text:p>0.02083883285522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194644927978516" calcext:value-type="float">
            <text:p>0.019464492797852</text:p>
          </table:table-cell>
          <table:table-cell office:value-type="float" office:value="0.0210754871368408" calcext:value-type="float">
            <text:p>0.021075487136841</text:p>
          </table:table-cell>
          <table:table-cell office:value-type="float" office:value="0.019922399520874" calcext:value-type="float">
            <text:p>0.01992239952087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1902174949646" calcext:value-type="float">
            <text:p>0.01902174949646</text:p>
          </table:table-cell>
          <table:table-cell office:value-type="float" office:value="0.0212328433990479" calcext:value-type="float">
            <text:p>0.021232843399048</text:p>
          </table:table-cell>
          <table:table-cell office:value-type="float" office:value="0.0196349143981934" calcext:value-type="float">
            <text:p>0.01963491439819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189383029937744" calcext:value-type="float">
            <text:p>0.018938302993774</text:p>
          </table:table-cell>
          <table:table-cell office:value-type="float" office:value="0.0207207202911377" calcext:value-type="float">
            <text:p>0.020720720291138</text:p>
          </table:table-cell>
          <table:table-cell office:value-type="float" office:value="0.0195883989334106" calcext:value-type="float">
            <text:p>0.01958839893341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0194432735443115" calcext:value-type="float">
            <text:p>0.019443273544312</text:p>
          </table:table-cell>
          <table:table-cell office:value-type="float" office:value="0.022636890411377" calcext:value-type="float">
            <text:p>0.022636890411377</text:p>
          </table:table-cell>
          <table:table-cell office:value-type="float" office:value="0.0203633785247803" calcext:value-type="float">
            <text:p>0.0203633785247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194334983825684" calcext:value-type="float">
            <text:p>0.019433498382568</text:p>
          </table:table-cell>
          <table:table-cell office:value-type="float" office:value="0.0222291946411133" calcext:value-type="float">
            <text:p>0.022229194641113</text:p>
          </table:table-cell>
          <table:table-cell office:value-type="float" office:value="0.0205270290374756" calcext:value-type="float">
            <text:p>0.02052702903747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0199849605560303" calcext:value-type="float">
            <text:p>0.01998496055603</text:p>
          </table:table-cell>
          <table:table-cell office:value-type="float" office:value="0.023237943649292" calcext:value-type="float">
            <text:p>0.023237943649292</text:p>
          </table:table-cell>
          <table:table-cell office:value-type="float" office:value="0.0209850549697876" calcext:value-type="float">
            <text:p>0.02098505496978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20613431930542" calcext:value-type="float">
            <text:p>0.020613431930542</text:p>
          </table:table-cell>
          <table:table-cell office:value-type="float" office:value="0.0334115028381348" calcext:value-type="float">
            <text:p>0.033411502838135</text:p>
          </table:table-cell>
          <table:table-cell office:value-type="float" office:value="0.0234039068222046" calcext:value-type="float">
            <text:p>0.0234039068222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0189483165740967" calcext:value-type="float">
            <text:p>0.018948316574097</text:p>
          </table:table-cell>
          <table:table-cell office:value-type="float" office:value="0.0215761661529541" calcext:value-type="float">
            <text:p>0.021576166152954</text:p>
          </table:table-cell>
          <table:table-cell office:value-type="float" office:value="0.0200069665908814" calcext:value-type="float">
            <text:p>0.02000696659088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0202422142028809" calcext:value-type="float">
            <text:p>0.020242214202881</text:p>
          </table:table-cell>
          <table:table-cell office:value-type="float" office:value="0.0223488807678223" calcext:value-type="float">
            <text:p>0.022348880767822</text:p>
          </table:table-cell>
          <table:table-cell office:value-type="float" office:value="0.0210126161575317" calcext:value-type="float">
            <text:p>0.02101261615753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200726985931397" calcext:value-type="float">
            <text:p>0.02007269859314</text:p>
          </table:table-cell>
          <table:table-cell office:value-type="float" office:value="0.0248332023620606" calcext:value-type="float">
            <text:p>0.024833202362061</text:p>
          </table:table-cell>
          <table:table-cell office:value-type="float" office:value="0.0218325853347778" calcext:value-type="float">
            <text:p>0.02183258533477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206339359283447" calcext:value-type="float">
            <text:p>0.020633935928345</text:p>
          </table:table-cell>
          <table:table-cell office:value-type="float" office:value="0.0223140716552734" calcext:value-type="float">
            <text:p>0.022314071655273</text:p>
          </table:table-cell>
          <table:table-cell office:value-type="float" office:value="0.021299409866333" calcext:value-type="float">
            <text:p>0.02129940986633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192849636077881" calcext:value-type="float">
            <text:p>0.019284963607788</text:p>
          </table:table-cell>
          <table:table-cell office:value-type="float" office:value="0.021824836730957" calcext:value-type="float">
            <text:p>0.021824836730957</text:p>
          </table:table-cell>
          <table:table-cell office:value-type="float" office:value="0.0201761245727539" calcext:value-type="float">
            <text:p>0.02017612457275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0192849636077881" calcext:value-type="float">
            <text:p>0.019284963607788</text:p>
          </table:table-cell>
          <table:table-cell office:value-type="float" office:value="0.0236818790435791" calcext:value-type="float">
            <text:p>0.023681879043579</text:p>
          </table:table-cell>
          <table:table-cell office:value-type="float" office:value="0.0203812122344971" calcext:value-type="float">
            <text:p>0.02038121223449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0190620422363281" calcext:value-type="float">
            <text:p>0.019062042236328</text:p>
          </table:table-cell>
          <table:table-cell office:value-type="float" office:value="0.0206458568572998" calcext:value-type="float">
            <text:p>0.0206458568573</text:p>
          </table:table-cell>
          <table:table-cell office:value-type="float" office:value="0.0195231676101685" calcext:value-type="float">
            <text:p>0.01952316761016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190362930297852" calcext:value-type="float">
            <text:p>0.019036293029785</text:p>
          </table:table-cell>
          <table:table-cell office:value-type="float" office:value="0.0212984085083008" calcext:value-type="float">
            <text:p>0.021298408508301</text:p>
          </table:table-cell>
          <table:table-cell office:value-type="float" office:value="0.0194188833236694" calcext:value-type="float">
            <text:p>0.01941888332366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192310810089111" calcext:value-type="float">
            <text:p>0.019231081008911</text:p>
          </table:table-cell>
          <table:table-cell office:value-type="float" office:value="0.0212388038635254" calcext:value-type="float">
            <text:p>0.021238803863525</text:p>
          </table:table-cell>
          <table:table-cell office:value-type="float" office:value="0.020044732093811" calcext:value-type="float">
            <text:p>0.02004473209381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187389850616455" calcext:value-type="float">
            <text:p>0.018738985061646</text:p>
          </table:table-cell>
          <table:table-cell office:value-type="float" office:value="0.0201461315155029" calcext:value-type="float">
            <text:p>0.020146131515503</text:p>
          </table:table-cell>
          <table:table-cell office:value-type="float" office:value="0.0195508003234863" calcext:value-type="float">
            <text:p>0.01955080032348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201644897460937" calcext:value-type="float">
            <text:p>0.020164489746094</text:p>
          </table:table-cell>
          <table:table-cell office:value-type="float" office:value="0.0218567848205566" calcext:value-type="float">
            <text:p>0.021856784820557</text:p>
          </table:table-cell>
          <table:table-cell office:value-type="float" office:value="0.0207792043685913" calcext:value-type="float">
            <text:p>0.02077920436859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19237756729126" calcext:value-type="float">
            <text:p>0.019237756729126</text:p>
          </table:table-cell>
          <table:table-cell office:value-type="float" office:value="0.0209825038909912" calcext:value-type="float">
            <text:p>0.020982503890991</text:p>
          </table:table-cell>
          <table:table-cell office:value-type="float" office:value="0.0198496103286743" calcext:value-type="float">
            <text:p>0.01984961032867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192530155181885" calcext:value-type="float">
            <text:p>0.019253015518189</text:p>
          </table:table-cell>
          <table:table-cell office:value-type="float" office:value="0.0211465358734131" calcext:value-type="float">
            <text:p>0.021146535873413</text:p>
          </table:table-cell>
          <table:table-cell office:value-type="float" office:value="0.0200298547744751" calcext:value-type="float">
            <text:p>0.02002985477447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200457572937012" calcext:value-type="float">
            <text:p>0.020045757293701</text:p>
          </table:table-cell>
          <table:table-cell office:value-type="float" office:value="0.0219593048095703" calcext:value-type="float">
            <text:p>0.02195930480957</text:p>
          </table:table-cell>
          <table:table-cell office:value-type="float" office:value="0.0209816455841064" calcext:value-type="float">
            <text:p>0.02098164558410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20444393157959" calcext:value-type="float">
            <text:p>0.020444393157959</text:p>
          </table:table-cell>
          <table:table-cell office:value-type="float" office:value="0.0248847007751465" calcext:value-type="float">
            <text:p>0.024884700775147</text:p>
          </table:table-cell>
          <table:table-cell office:value-type="float" office:value="0.0219196319580078" calcext:value-type="float">
            <text:p>0.02191963195800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198996067047119" calcext:value-type="float">
            <text:p>0.019899606704712</text:p>
          </table:table-cell>
          <table:table-cell office:value-type="float" office:value="0.0236029624938965" calcext:value-type="float">
            <text:p>0.023602962493897</text:p>
          </table:table-cell>
          <table:table-cell office:value-type="float" office:value="0.021532678604126" calcext:value-type="float">
            <text:p>0.02153267860412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210261344909668" calcext:value-type="float">
            <text:p>0.021026134490967</text:p>
          </table:table-cell>
          <table:table-cell office:value-type="float" office:value="0.0241410732269287" calcext:value-type="float">
            <text:p>0.024141073226929</text:p>
          </table:table-cell>
          <table:table-cell office:value-type="float" office:value="0.0219920635223389" calcext:value-type="float">
            <text:p>0.02199206352233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202198028564453" calcext:value-type="float">
            <text:p>0.020219802856445</text:p>
          </table:table-cell>
          <table:table-cell office:value-type="float" office:value="0.0228683948516846" calcext:value-type="float">
            <text:p>0.022868394851685</text:p>
          </table:table-cell>
          <table:table-cell office:value-type="float" office:value="0.0212867021560669" calcext:value-type="float">
            <text:p>0.02128670215606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201125144958496" calcext:value-type="float">
            <text:p>0.02011251449585</text:p>
          </table:table-cell>
          <table:table-cell office:value-type="float" office:value="0.0225362777709961" calcext:value-type="float">
            <text:p>0.022536277770996</text:p>
          </table:table-cell>
          <table:table-cell office:value-type="float" office:value="0.0208484172821045" calcext:value-type="float">
            <text:p>0.0208484172821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194194316864014" calcext:value-type="float">
            <text:p>0.019419431686401</text:p>
          </table:table-cell>
          <table:table-cell office:value-type="float" office:value="0.0362265110015869" calcext:value-type="float">
            <text:p>0.036226511001587</text:p>
          </table:table-cell>
          <table:table-cell office:value-type="float" office:value="0.0235940933227539" calcext:value-type="float">
            <text:p>0.02359409332275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20754337310791" calcext:value-type="float">
            <text:p>0.020754337310791</text:p>
          </table:table-cell>
          <table:table-cell office:value-type="float" office:value="0.0305652618408203" calcext:value-type="float">
            <text:p>0.03056526184082</text:p>
          </table:table-cell>
          <table:table-cell office:value-type="float" office:value="0.0234636545181274" calcext:value-type="float">
            <text:p>0.02346365451812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200762748718262" calcext:value-type="float">
            <text:p>0.020076274871826</text:p>
          </table:table-cell>
          <table:table-cell office:value-type="float" office:value="0.0239400863647461" calcext:value-type="float">
            <text:p>0.023940086364746</text:p>
          </table:table-cell>
          <table:table-cell office:value-type="float" office:value="0.0213815450668335" calcext:value-type="float">
            <text:p>0.02138154506683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210728645324707" calcext:value-type="float">
            <text:p>0.021072864532471</text:p>
          </table:table-cell>
          <table:table-cell office:value-type="float" office:value="0.0283112525939941" calcext:value-type="float">
            <text:p>0.028311252593994</text:p>
          </table:table-cell>
          <table:table-cell office:value-type="float" office:value="0.0226815462112427" calcext:value-type="float">
            <text:p>0.02268154621124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225343704223633" calcext:value-type="float">
            <text:p>0.022534370422363</text:p>
          </table:table-cell>
          <table:table-cell office:value-type="float" office:value="0.0247676372528076" calcext:value-type="float">
            <text:p>0.024767637252808</text:p>
          </table:table-cell>
          <table:table-cell office:value-type="float" office:value="0.0233309030532837" calcext:value-type="float">
            <text:p>0.02333090305328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212416648864746" calcext:value-type="float">
            <text:p>0.021241664886475</text:p>
          </table:table-cell>
          <table:table-cell office:value-type="float" office:value="0.0223639011383057" calcext:value-type="float">
            <text:p>0.022363901138306</text:p>
          </table:table-cell>
          <table:table-cell office:value-type="float" office:value="0.0220007181167603" calcext:value-type="float">
            <text:p>0.0220007181167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202617645263672" calcext:value-type="float">
            <text:p>0.020261764526367</text:p>
          </table:table-cell>
          <table:table-cell office:value-type="float" office:value="0.026874303817749" calcext:value-type="float">
            <text:p>0.026874303817749</text:p>
          </table:table-cell>
          <table:table-cell office:value-type="float" office:value="0.0219199419021606" calcext:value-type="float">
            <text:p>0.02191994190216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199112892150879" calcext:value-type="float">
            <text:p>0.019911289215088</text:p>
          </table:table-cell>
          <table:table-cell office:value-type="float" office:value="0.0218105316162109" calcext:value-type="float">
            <text:p>0.021810531616211</text:p>
          </table:table-cell>
          <table:table-cell office:value-type="float" office:value="0.0206248044967651" calcext:value-type="float">
            <text:p>0.02062480449676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202980041503906" calcext:value-type="float">
            <text:p>0.020298004150391</text:p>
          </table:table-cell>
          <table:table-cell office:value-type="float" office:value="0.024334192276001" calcext:value-type="float">
            <text:p>0.024334192276001</text:p>
          </table:table-cell>
          <table:table-cell office:value-type="float" office:value="0.0221676826477051" calcext:value-type="float">
            <text:p>0.02216768264770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0217273235321045" calcext:value-type="float">
            <text:p>0.021727323532105</text:p>
          </table:table-cell>
          <table:table-cell office:value-type="float" office:value="0.03692626953125" calcext:value-type="float">
            <text:p>0.03692626953125</text:p>
          </table:table-cell>
          <table:table-cell office:value-type="float" office:value="0.0258596181869507" calcext:value-type="float">
            <text:p>0.02585961818695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199642181396484" calcext:value-type="float">
            <text:p>0.019964218139648</text:p>
          </table:table-cell>
          <table:table-cell office:value-type="float" office:value="0.0220410823822022" calcext:value-type="float">
            <text:p>0.022041082382202</text:p>
          </table:table-cell>
          <table:table-cell office:value-type="float" office:value="0.0206014394760132" calcext:value-type="float">
            <text:p>0.02060143947601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207421779632568" calcext:value-type="float">
            <text:p>0.020742177963257</text:p>
          </table:table-cell>
          <table:table-cell office:value-type="float" office:value="0.0233364105224609" calcext:value-type="float">
            <text:p>0.023336410522461</text:p>
          </table:table-cell>
          <table:table-cell office:value-type="float" office:value="0.0215528726577759" calcext:value-type="float">
            <text:p>0.02155287265777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194830894470215" calcext:value-type="float">
            <text:p>0.019483089447022</text:p>
          </table:table-cell>
          <table:table-cell office:value-type="float" office:value="0.0219292640686035" calcext:value-type="float">
            <text:p>0.021929264068604</text:p>
          </table:table-cell>
          <table:table-cell office:value-type="float" office:value="0.0204769134521484" calcext:value-type="float">
            <text:p>0.02047691345214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205466747283936" calcext:value-type="float">
            <text:p>0.020546674728394</text:p>
          </table:table-cell>
          <table:table-cell office:value-type="float" office:value="0.0231242179870606" calcext:value-type="float">
            <text:p>0.023124217987061</text:p>
          </table:table-cell>
          <table:table-cell office:value-type="float" office:value="0.0212853670120239" calcext:value-type="float">
            <text:p>0.02128536701202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190949440002441" calcext:value-type="float">
            <text:p>0.019094944000244</text:p>
          </table:table-cell>
          <table:table-cell office:value-type="float" office:value="0.0223932266235352" calcext:value-type="float">
            <text:p>0.022393226623535</text:p>
          </table:table-cell>
          <table:table-cell office:value-type="float" office:value="0.0202171802520752" calcext:value-type="float">
            <text:p>0.02021718025207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0210573673248291" calcext:value-type="float">
            <text:p>0.021057367324829</text:p>
          </table:table-cell>
          <table:table-cell office:value-type="float" office:value="0.0227532386779785" calcext:value-type="float">
            <text:p>0.022753238677979</text:p>
          </table:table-cell>
          <table:table-cell office:value-type="float" office:value="0.0218927621841431" calcext:value-type="float">
            <text:p>0.02189276218414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0199360847473145" calcext:value-type="float">
            <text:p>0.019936084747315</text:p>
          </table:table-cell>
          <table:table-cell office:value-type="float" office:value="0.0213389396667481" calcext:value-type="float">
            <text:p>0.021338939666748</text:p>
          </table:table-cell>
          <table:table-cell office:value-type="float" office:value="0.0206366300582886" calcext:value-type="float">
            <text:p>0.02063663005828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195808410644531" calcext:value-type="float">
            <text:p>0.019580841064453</text:p>
          </table:table-cell>
          <table:table-cell office:value-type="float" office:value="0.0224869251251221" calcext:value-type="float">
            <text:p>0.022486925125122</text:p>
          </table:table-cell>
          <table:table-cell office:value-type="float" office:value="0.0208616733551025" calcext:value-type="float">
            <text:p>0.02086167335510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197262763977051" calcext:value-type="float">
            <text:p>0.019726276397705</text:p>
          </table:table-cell>
          <table:table-cell office:value-type="float" office:value="0.0220081806182861" calcext:value-type="float">
            <text:p>0.022008180618286</text:p>
          </table:table-cell>
          <table:table-cell office:value-type="float" office:value="0.0205686330795288" calcext:value-type="float">
            <text:p>0.02056863307952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199244022369385" calcext:value-type="float">
            <text:p>0.019924402236939</text:p>
          </table:table-cell>
          <table:table-cell office:value-type="float" office:value="0.0226459503173828" calcext:value-type="float">
            <text:p>0.022645950317383</text:p>
          </table:table-cell>
          <table:table-cell office:value-type="float" office:value="0.0206592798233032" calcext:value-type="float">
            <text:p>0.02065927982330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1981520652771" calcext:value-type="float">
            <text:p>0.01981520652771</text:p>
          </table:table-cell>
          <table:table-cell office:value-type="float" office:value="0.0225918292999268" calcext:value-type="float">
            <text:p>0.022591829299927</text:p>
          </table:table-cell>
          <table:table-cell office:value-type="float" office:value="0.0208822011947632" calcext:value-type="float">
            <text:p>0.02088220119476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214869976043701" calcext:value-type="float">
            <text:p>0.02148699760437</text:p>
          </table:table-cell>
          <table:table-cell office:value-type="float" office:value="0.0240726470947266" calcext:value-type="float">
            <text:p>0.024072647094727</text:p>
          </table:table-cell>
          <table:table-cell office:value-type="float" office:value="0.0222693681716919" calcext:value-type="float">
            <text:p>0.02226936817169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0206472873687744" calcext:value-type="float">
            <text:p>0.020647287368774</text:p>
          </table:table-cell>
          <table:table-cell office:value-type="float" office:value="0.0227878093719482" calcext:value-type="float">
            <text:p>0.022787809371948</text:p>
          </table:table-cell>
          <table:table-cell office:value-type="float" office:value="0.0216902017593384" calcext:value-type="float">
            <text:p>0.02169020175933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0198345184326172" calcext:value-type="float">
            <text:p>0.019834518432617</text:p>
          </table:table-cell>
          <table:table-cell office:value-type="float" office:value="0.0233056545257568" calcext:value-type="float">
            <text:p>0.023305654525757</text:p>
          </table:table-cell>
          <table:table-cell office:value-type="float" office:value="0.0209121227264404" calcext:value-type="float">
            <text:p>0.0209121227264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198690891265869" calcext:value-type="float">
            <text:p>0.019869089126587</text:p>
          </table:table-cell>
          <table:table-cell office:value-type="float" office:value="0.0228936672210693" calcext:value-type="float">
            <text:p>0.022893667221069</text:p>
          </table:table-cell>
          <table:table-cell office:value-type="float" office:value="0.0208878040313721" calcext:value-type="float">
            <text:p>0.02088780403137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217258930206299" calcext:value-type="float">
            <text:p>0.02172589302063</text:p>
          </table:table-cell>
          <table:table-cell office:value-type="float" office:value="0.0233070850372314" calcext:value-type="float">
            <text:p>0.023307085037231</text:p>
          </table:table-cell>
          <table:table-cell office:value-type="float" office:value="0.0223527431488037" calcext:value-type="float">
            <text:p>0.02235274314880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0198578834533691" calcext:value-type="float">
            <text:p>0.019857883453369</text:p>
          </table:table-cell>
          <table:table-cell office:value-type="float" office:value="0.0219800472259522" calcext:value-type="float">
            <text:p>0.021980047225952</text:p>
          </table:table-cell>
          <table:table-cell office:value-type="float" office:value="0.0206515789031982" calcext:value-type="float">
            <text:p>0.02065157890319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0198664665222168" calcext:value-type="float">
            <text:p>0.019866466522217</text:p>
          </table:table-cell>
          <table:table-cell office:value-type="float" office:value="0.023576021194458" calcext:value-type="float">
            <text:p>0.023576021194458</text:p>
          </table:table-cell>
          <table:table-cell office:value-type="float" office:value="0.0213263034820557" calcext:value-type="float">
            <text:p>0.02132630348205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0205941200256348" calcext:value-type="float">
            <text:p>0.020594120025635</text:p>
          </table:table-cell>
          <table:table-cell office:value-type="float" office:value="0.0232436656951904" calcext:value-type="float">
            <text:p>0.02324366569519</text:p>
          </table:table-cell>
          <table:table-cell office:value-type="float" office:value="0.0212605237960815" calcext:value-type="float">
            <text:p>0.02126052379608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202345848083496" calcext:value-type="float">
            <text:p>0.02023458480835</text:p>
          </table:table-cell>
          <table:table-cell office:value-type="float" office:value="0.0263769626617432" calcext:value-type="float">
            <text:p>0.026376962661743</text:p>
          </table:table-cell>
          <table:table-cell office:value-type="float" office:value="0.0217854499816895" calcext:value-type="float">
            <text:p>0.0217854499816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202643871307373" calcext:value-type="float">
            <text:p>0.020264387130737</text:p>
          </table:table-cell>
          <table:table-cell office:value-type="float" office:value="0.0238790512084961" calcext:value-type="float">
            <text:p>0.023879051208496</text:p>
          </table:table-cell>
          <table:table-cell office:value-type="float" office:value="0.0214022159576416" calcext:value-type="float">
            <text:p>0.02140221595764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202889442443848" calcext:value-type="float">
            <text:p>0.020288944244385</text:p>
          </table:table-cell>
          <table:table-cell office:value-type="float" office:value="0.0226202011108398" calcext:value-type="float">
            <text:p>0.02262020111084</text:p>
          </table:table-cell>
          <table:table-cell office:value-type="float" office:value="0.0210381507873535" calcext:value-type="float">
            <text:p>0.02103815078735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0205385684967041" calcext:value-type="float">
            <text:p>0.020538568496704</text:p>
          </table:table-cell>
          <table:table-cell office:value-type="float" office:value="0.023977518081665" calcext:value-type="float">
            <text:p>0.023977518081665</text:p>
          </table:table-cell>
          <table:table-cell office:value-type="float" office:value="0.0213052272796631" calcext:value-type="float">
            <text:p>0.02130522727966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0196499824523926" calcext:value-type="float">
            <text:p>0.019649982452393</text:p>
          </table:table-cell>
          <table:table-cell office:value-type="float" office:value="0.0222518444061279" calcext:value-type="float">
            <text:p>0.022251844406128</text:p>
          </table:table-cell>
          <table:table-cell office:value-type="float" office:value="0.0202900886535645" calcext:value-type="float">
            <text:p>0.02029008865356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0208578109741211" calcext:value-type="float">
            <text:p>0.020857810974121</text:p>
          </table:table-cell>
          <table:table-cell office:value-type="float" office:value="0.0225930213928223" calcext:value-type="float">
            <text:p>0.022593021392822</text:p>
          </table:table-cell>
          <table:table-cell office:value-type="float" office:value="0.021379566192627" calcext:value-type="float">
            <text:p>0.02137956619262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0207259654998779" calcext:value-type="float">
            <text:p>0.020725965499878</text:p>
          </table:table-cell>
          <table:table-cell office:value-type="float" office:value="0.0241935253143311" calcext:value-type="float">
            <text:p>0.024193525314331</text:p>
          </table:table-cell>
          <table:table-cell office:value-type="float" office:value="0.0216715812683105" calcext:value-type="float">
            <text:p>0.02167158126831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199506282806397" calcext:value-type="float">
            <text:p>0.01995062828064</text:p>
          </table:table-cell>
          <table:table-cell office:value-type="float" office:value="0.0220904350280762" calcext:value-type="float">
            <text:p>0.022090435028076</text:p>
          </table:table-cell>
          <table:table-cell office:value-type="float" office:value="0.0205580472946167" calcext:value-type="float">
            <text:p>0.02055804729461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198609828948975" calcext:value-type="float">
            <text:p>0.019860982894898</text:p>
          </table:table-cell>
          <table:table-cell office:value-type="float" office:value="0.0210850238800049" calcext:value-type="float">
            <text:p>0.021085023880005</text:p>
          </table:table-cell>
          <table:table-cell office:value-type="float" office:value="0.020227837562561" calcext:value-type="float">
            <text:p>0.02022783756256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210170745849609" calcext:value-type="float">
            <text:p>0.021017074584961</text:p>
          </table:table-cell>
          <table:table-cell office:value-type="float" office:value="0.0229880809783936" calcext:value-type="float">
            <text:p>0.022988080978394</text:p>
          </table:table-cell>
          <table:table-cell office:value-type="float" office:value="0.0215691566467285" calcext:value-type="float">
            <text:p>0.021569156646729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203177928924561" calcext:value-type="float">
            <text:p>0.020317792892456</text:p>
          </table:table-cell>
          <table:table-cell office:value-type="float" office:value="0.0220544338226318" calcext:value-type="float">
            <text:p>0.022054433822632</text:p>
          </table:table-cell>
          <table:table-cell office:value-type="float" office:value="0.0209726810455322" calcext:value-type="float">
            <text:p>0.02097268104553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20139217376709" calcext:value-type="float">
            <text:p>0.020139217376709</text:p>
          </table:table-cell>
          <table:table-cell office:value-type="float" office:value="0.0224058628082275" calcext:value-type="float">
            <text:p>0.022405862808228</text:p>
          </table:table-cell>
          <table:table-cell office:value-type="float" office:value="0.0206915140151978" calcext:value-type="float">
            <text:p>0.02069151401519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210890769958496" calcext:value-type="float">
            <text:p>0.02108907699585</text:p>
          </table:table-cell>
          <table:table-cell office:value-type="float" office:value="0.022963285446167" calcext:value-type="float">
            <text:p>0.022963285446167</text:p>
          </table:table-cell>
          <table:table-cell office:value-type="float" office:value="0.0218929529190064" calcext:value-type="float">
            <text:p>0.02189295291900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210161209106445" calcext:value-type="float">
            <text:p>0.021016120910645</text:p>
          </table:table-cell>
          <table:table-cell office:value-type="float" office:value="0.0233283042907715" calcext:value-type="float">
            <text:p>0.023328304290772</text:p>
          </table:table-cell>
          <table:table-cell office:value-type="float" office:value="0.0215718030929565" calcext:value-type="float">
            <text:p>0.02157180309295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202646255493164" calcext:value-type="float">
            <text:p>0.020264625549316</text:p>
          </table:table-cell>
          <table:table-cell office:value-type="float" office:value="0.0219857692718506" calcext:value-type="float">
            <text:p>0.021985769271851</text:p>
          </table:table-cell>
          <table:table-cell office:value-type="float" office:value="0.0208446741104126" calcext:value-type="float">
            <text:p>0.02084467411041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201873779296875" calcext:value-type="float">
            <text:p>0.020187377929688</text:p>
          </table:table-cell>
          <table:table-cell office:value-type="float" office:value="0.0227906703948975" calcext:value-type="float">
            <text:p>0.022790670394898</text:p>
          </table:table-cell>
          <table:table-cell office:value-type="float" office:value="0.0210109710693359" calcext:value-type="float">
            <text:p>0.02101097106933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208032131195068" calcext:value-type="float">
            <text:p>0.020803213119507</text:p>
          </table:table-cell>
          <table:table-cell office:value-type="float" office:value="0.0234177112579346" calcext:value-type="float">
            <text:p>0.023417711257935</text:p>
          </table:table-cell>
          <table:table-cell office:value-type="float" office:value="0.0215156078338623" calcext:value-type="float">
            <text:p>0.02151560783386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0212492942810059" calcext:value-type="float">
            <text:p>0.021249294281006</text:p>
          </table:table-cell>
          <table:table-cell office:value-type="float" office:value="0.0230348110198975" calcext:value-type="float">
            <text:p>0.023034811019898</text:p>
          </table:table-cell>
          <table:table-cell office:value-type="float" office:value="0.0217117309570312" calcext:value-type="float">
            <text:p>0.02171173095703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210206508636475" calcext:value-type="float">
            <text:p>0.021020650863648</text:p>
          </table:table-cell>
          <table:table-cell office:value-type="float" office:value="0.0233206748962402" calcext:value-type="float">
            <text:p>0.02332067489624</text:p>
          </table:table-cell>
          <table:table-cell office:value-type="float" office:value="0.0216349363327026" calcext:value-type="float">
            <text:p>0.02163493633270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0211143493652344" calcext:value-type="float">
            <text:p>0.021114349365234</text:p>
          </table:table-cell>
          <table:table-cell office:value-type="float" office:value="0.023097038269043" calcext:value-type="float">
            <text:p>0.023097038269043</text:p>
          </table:table-cell>
          <table:table-cell office:value-type="float" office:value="0.0218175649642944" calcext:value-type="float">
            <text:p>0.02181756496429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0210065841674805" calcext:value-type="float">
            <text:p>0.021006584167481</text:p>
          </table:table-cell>
          <table:table-cell office:value-type="float" office:value="0.0246295928955078" calcext:value-type="float">
            <text:p>0.024629592895508</text:p>
          </table:table-cell>
          <table:table-cell office:value-type="float" office:value="0.0222365856170654" calcext:value-type="float">
            <text:p>0.02223658561706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208039283752441" calcext:value-type="float">
            <text:p>0.020803928375244</text:p>
          </table:table-cell>
          <table:table-cell office:value-type="float" office:value="0.0231144428253174" calcext:value-type="float">
            <text:p>0.023114442825317</text:p>
          </table:table-cell>
          <table:table-cell office:value-type="float" office:value="0.0218387603759766" calcext:value-type="float">
            <text:p>0.02183876037597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211827754974365" calcext:value-type="float">
            <text:p>0.021182775497437</text:p>
          </table:table-cell>
          <table:table-cell office:value-type="float" office:value="0.0225346088409424" calcext:value-type="float">
            <text:p>0.022534608840942</text:p>
          </table:table-cell>
          <table:table-cell office:value-type="float" office:value="0.0218307495117187" calcext:value-type="float">
            <text:p>0.02183074951171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200474262237549" calcext:value-type="float">
            <text:p>0.020047426223755</text:p>
          </table:table-cell>
          <table:table-cell office:value-type="float" office:value="0.0226366519927979" calcext:value-type="float">
            <text:p>0.022636651992798</text:p>
          </table:table-cell>
          <table:table-cell office:value-type="float" office:value="0.0208426713943481" calcext:value-type="float">
            <text:p>0.02084267139434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210554599761963" calcext:value-type="float">
            <text:p>0.021055459976196</text:p>
          </table:table-cell>
          <table:table-cell office:value-type="float" office:value="0.0229043960571289" calcext:value-type="float">
            <text:p>0.022904396057129</text:p>
          </table:table-cell>
          <table:table-cell office:value-type="float" office:value="0.0217945098876953" calcext:value-type="float">
            <text:p>0.02179450988769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198695659637451" calcext:value-type="float">
            <text:p>0.019869565963745</text:p>
          </table:table-cell>
          <table:table-cell office:value-type="float" office:value="0.0225136280059814" calcext:value-type="float">
            <text:p>0.022513628005981</text:p>
          </table:table-cell>
          <table:table-cell office:value-type="float" office:value="0.0206089735031128" calcext:value-type="float">
            <text:p>0.02060897350311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196390151977539" calcext:value-type="float">
            <text:p>0.019639015197754</text:p>
          </table:table-cell>
          <table:table-cell office:value-type="float" office:value="0.0223710536956787" calcext:value-type="float">
            <text:p>0.022371053695679</text:p>
          </table:table-cell>
          <table:table-cell office:value-type="float" office:value="0.0201595783233643" calcext:value-type="float">
            <text:p>0.02015957832336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194869041442871" calcext:value-type="float">
            <text:p>0.019486904144287</text:p>
          </table:table-cell>
          <table:table-cell office:value-type="float" office:value="0.0213990211486816" calcext:value-type="float">
            <text:p>0.021399021148682</text:p>
          </table:table-cell>
          <table:table-cell office:value-type="float" office:value="0.020183539390564" calcext:value-type="float">
            <text:p>0.02018353939056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207836627960205" calcext:value-type="float">
            <text:p>0.020783662796021</text:p>
          </table:table-cell>
          <table:table-cell office:value-type="float" office:value="0.0232188701629639" calcext:value-type="float">
            <text:p>0.023218870162964</text:p>
          </table:table-cell>
          <table:table-cell office:value-type="float" office:value="0.0215392112731934" calcext:value-type="float">
            <text:p>0.02153921127319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213017463684082" calcext:value-type="float">
            <text:p>0.021301746368408</text:p>
          </table:table-cell>
          <table:table-cell office:value-type="float" office:value="0.0232229232788086" calcext:value-type="float">
            <text:p>0.023222923278809</text:p>
          </table:table-cell>
          <table:table-cell office:value-type="float" office:value="0.0221290826797485" calcext:value-type="float">
            <text:p>0.022129082679749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204973220825195" calcext:value-type="float">
            <text:p>0.02049732208252</text:p>
          </table:table-cell>
          <table:table-cell office:value-type="float" office:value="0.0226895809173584" calcext:value-type="float">
            <text:p>0.022689580917358</text:p>
          </table:table-cell>
          <table:table-cell office:value-type="float" office:value="0.0213738679885864" calcext:value-type="float">
            <text:p>0.02137386798858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202536582946777" calcext:value-type="float">
            <text:p>0.020253658294678</text:p>
          </table:table-cell>
          <table:table-cell office:value-type="float" office:value="0.0223250389099121" calcext:value-type="float">
            <text:p>0.022325038909912</text:p>
          </table:table-cell>
          <table:table-cell office:value-type="float" office:value="0.0211160898208618" calcext:value-type="float">
            <text:p>0.02111608982086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208351612091064" calcext:value-type="float">
            <text:p>0.020835161209106</text:p>
          </table:table-cell>
          <table:table-cell office:value-type="float" office:value="0.0231537818908691" calcext:value-type="float">
            <text:p>0.023153781890869</text:p>
          </table:table-cell>
          <table:table-cell office:value-type="float" office:value="0.0215303897857666" calcext:value-type="float">
            <text:p>0.02153038978576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0199847221374512" calcext:value-type="float">
            <text:p>0.019984722137451</text:p>
          </table:table-cell>
          <table:table-cell office:value-type="float" office:value="0.0228502750396729" calcext:value-type="float">
            <text:p>0.022850275039673</text:p>
          </table:table-cell>
          <table:table-cell office:value-type="float" office:value="0.0210342884063721" calcext:value-type="float">
            <text:p>0.02103428840637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0215427875518799" calcext:value-type="float">
            <text:p>0.02154278755188</text:p>
          </table:table-cell>
          <table:table-cell office:value-type="float" office:value="0.0236527919769287" calcext:value-type="float">
            <text:p>0.023652791976929</text:p>
          </table:table-cell>
          <table:table-cell office:value-type="float" office:value="0.022431468963623" calcext:value-type="float">
            <text:p>0.02243146896362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0209178924560547" calcext:value-type="float">
            <text:p>0.020917892456055</text:p>
          </table:table-cell>
          <table:table-cell office:value-type="float" office:value="0.0231645107269287" calcext:value-type="float">
            <text:p>0.023164510726929</text:p>
          </table:table-cell>
          <table:table-cell office:value-type="float" office:value="0.0213531017303467" calcext:value-type="float">
            <text:p>0.02135310173034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214231014251709" calcext:value-type="float">
            <text:p>0.021423101425171</text:p>
          </table:table-cell>
          <table:table-cell office:value-type="float" office:value="0.0262777805328369" calcext:value-type="float">
            <text:p>0.026277780532837</text:p>
          </table:table-cell>
          <table:table-cell office:value-type="float" office:value="0.022579836845398" calcext:value-type="float">
            <text:p>0.02257983684539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21132230758667" calcext:value-type="float">
            <text:p>0.021132230758667</text:p>
          </table:table-cell>
          <table:table-cell office:value-type="float" office:value="0.0231609344482422" calcext:value-type="float">
            <text:p>0.023160934448242</text:p>
          </table:table-cell>
          <table:table-cell office:value-type="float" office:value="0.0219351053237915" calcext:value-type="float">
            <text:p>0.02193510532379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207557678222656" calcext:value-type="float">
            <text:p>0.020755767822266</text:p>
          </table:table-cell>
          <table:table-cell office:value-type="float" office:value="0.0229415893554687" calcext:value-type="float">
            <text:p>0.022941589355469</text:p>
          </table:table-cell>
          <table:table-cell office:value-type="float" office:value="0.0216567754745483" calcext:value-type="float">
            <text:p>0.02165677547454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0216174125671387" calcext:value-type="float">
            <text:p>0.021617412567139</text:p>
          </table:table-cell>
          <table:table-cell office:value-type="float" office:value="0.0237669944763184" calcext:value-type="float">
            <text:p>0.023766994476318</text:p>
          </table:table-cell>
          <table:table-cell office:value-type="float" office:value="0.022497034072876" calcext:value-type="float">
            <text:p>0.02249703407287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0212712287902832" calcext:value-type="float">
            <text:p>0.021271228790283</text:p>
          </table:table-cell>
          <table:table-cell office:value-type="float" office:value="0.0243039131164551" calcext:value-type="float">
            <text:p>0.024303913116455</text:p>
          </table:table-cell>
          <table:table-cell office:value-type="float" office:value="0.0221011877059937" calcext:value-type="float">
            <text:p>0.02210118770599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211207866668701" calcext:value-type="float">
            <text:p>0.02112078666687</text:p>
          </table:table-cell>
          <table:table-cell office:value-type="float" office:value="0.0229640007019043" calcext:value-type="float">
            <text:p>0.022964000701904</text:p>
          </table:table-cell>
          <table:table-cell office:value-type="float" office:value="0.021596884727478" calcext:value-type="float">
            <text:p>0.02159688472747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0204944610595703" calcext:value-type="float">
            <text:p>0.02049446105957</text:p>
          </table:table-cell>
          <table:table-cell office:value-type="float" office:value="0.0227136611938477" calcext:value-type="float">
            <text:p>0.022713661193848</text:p>
          </table:table-cell>
          <table:table-cell office:value-type="float" office:value="0.0212801218032837" calcext:value-type="float">
            <text:p>0.02128012180328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0213925838470459" calcext:value-type="float">
            <text:p>0.021392583847046</text:p>
          </table:table-cell>
          <table:table-cell office:value-type="float" office:value="0.0233297348022461" calcext:value-type="float">
            <text:p>0.023329734802246</text:p>
          </table:table-cell>
          <table:table-cell office:value-type="float" office:value="0.0220726728439331" calcext:value-type="float">
            <text:p>0.02207267284393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216062068939209" calcext:value-type="float">
            <text:p>0.021606206893921</text:p>
          </table:table-cell>
          <table:table-cell office:value-type="float" office:value="0.0231153964996338" calcext:value-type="float">
            <text:p>0.023115396499634</text:p>
          </table:table-cell>
          <table:table-cell office:value-type="float" office:value="0.021981406211853" calcext:value-type="float">
            <text:p>0.02198140621185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021364688873291" calcext:value-type="float">
            <text:p>0.021364688873291</text:p>
          </table:table-cell>
          <table:table-cell office:value-type="float" office:value="0.0237207412719727" calcext:value-type="float">
            <text:p>0.023720741271973</text:p>
          </table:table-cell>
          <table:table-cell office:value-type="float" office:value="0.0222535610198975" calcext:value-type="float">
            <text:p>0.02225356101989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0224251747131348" calcext:value-type="float">
            <text:p>0.022425174713135</text:p>
          </table:table-cell>
          <table:table-cell office:value-type="float" office:value="0.0245490074157715" calcext:value-type="float">
            <text:p>0.024549007415772</text:p>
          </table:table-cell>
          <table:table-cell office:value-type="float" office:value="0.0230343580245972" calcext:value-type="float">
            <text:p>0.02303435802459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21636962890625" calcext:value-type="float">
            <text:p>0.021636962890625</text:p>
          </table:table-cell>
          <table:table-cell office:value-type="float" office:value="0.024205207824707" calcext:value-type="float">
            <text:p>0.024205207824707</text:p>
          </table:table-cell>
          <table:table-cell office:value-type="float" office:value="0.0223674058914185" calcext:value-type="float">
            <text:p>0.02236740589141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203211307525635" calcext:value-type="float">
            <text:p>0.020321130752564</text:p>
          </table:table-cell>
          <table:table-cell office:value-type="float" office:value="0.0221750736236572" calcext:value-type="float">
            <text:p>0.022175073623657</text:p>
          </table:table-cell>
          <table:table-cell office:value-type="float" office:value="0.0215109825134277" calcext:value-type="float">
            <text:p>0.02151098251342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0206394195556641" calcext:value-type="float">
            <text:p>0.020639419555664</text:p>
          </table:table-cell>
          <table:table-cell office:value-type="float" office:value="0.0227007865905762" calcext:value-type="float">
            <text:p>0.022700786590576</text:p>
          </table:table-cell>
          <table:table-cell office:value-type="float" office:value="0.0213792085647583" calcext:value-type="float">
            <text:p>0.02137920856475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218095779418945" calcext:value-type="float">
            <text:p>0.021809577941895</text:p>
          </table:table-cell>
          <table:table-cell office:value-type="float" office:value="0.023730993270874" calcext:value-type="float">
            <text:p>0.023730993270874</text:p>
          </table:table-cell>
          <table:table-cell office:value-type="float" office:value="0.0224992990493774" calcext:value-type="float">
            <text:p>0.02249929904937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222837924957275" calcext:value-type="float">
            <text:p>0.022283792495728</text:p>
          </table:table-cell>
          <table:table-cell office:value-type="float" office:value="0.0236344337463379" calcext:value-type="float">
            <text:p>0.023634433746338</text:p>
          </table:table-cell>
          <table:table-cell office:value-type="float" office:value="0.0227641582489014" calcext:value-type="float">
            <text:p>0.02276415824890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20902156829834" calcext:value-type="float">
            <text:p>0.020902156829834</text:p>
          </table:table-cell>
          <table:table-cell office:value-type="float" office:value="0.0242462158203125" calcext:value-type="float">
            <text:p>0.024246215820313</text:p>
          </table:table-cell>
          <table:table-cell office:value-type="float" office:value="0.0222037553787231" calcext:value-type="float">
            <text:p>0.02220375537872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222370624542236" calcext:value-type="float">
            <text:p>0.022237062454224</text:p>
          </table:table-cell>
          <table:table-cell office:value-type="float" office:value="0.024958610534668" calcext:value-type="float">
            <text:p>0.024958610534668</text:p>
          </table:table-cell>
          <table:table-cell office:value-type="float" office:value="0.0233381271362305" calcext:value-type="float">
            <text:p>0.02333812713623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216224193572998" calcext:value-type="float">
            <text:p>0.0216224193573</text:p>
          </table:table-cell>
          <table:table-cell office:value-type="float" office:value="0.0244154930114746" calcext:value-type="float">
            <text:p>0.024415493011475</text:p>
          </table:table-cell>
          <table:table-cell office:value-type="float" office:value="0.0224329948425293" calcext:value-type="float">
            <text:p>0.02243299484252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21895170211792" calcext:value-type="float">
            <text:p>0.021895170211792</text:p>
          </table:table-cell>
          <table:table-cell office:value-type="float" office:value="0.0240418910980225" calcext:value-type="float">
            <text:p>0.024041891098023</text:p>
          </table:table-cell>
          <table:table-cell office:value-type="float" office:value="0.0224426984786987" calcext:value-type="float">
            <text:p>0.02244269847869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211782455444336" calcext:value-type="float">
            <text:p>0.021178245544434</text:p>
          </table:table-cell>
          <table:table-cell office:value-type="float" office:value="0.0241050720214844" calcext:value-type="float">
            <text:p>0.024105072021484</text:p>
          </table:table-cell>
          <table:table-cell office:value-type="float" office:value="0.0218287706375122" calcext:value-type="float">
            <text:p>0.021828770637512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0202996730804443" calcext:value-type="float">
            <text:p>0.020299673080444</text:p>
          </table:table-cell>
          <table:table-cell office:value-type="float" office:value="0.0231895446777344" calcext:value-type="float">
            <text:p>0.023189544677734</text:p>
          </table:table-cell>
          <table:table-cell office:value-type="float" office:value="0.0213500022888184" calcext:value-type="float">
            <text:p>0.021350002288818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206894874572754" calcext:value-type="float">
            <text:p>0.020689487457275</text:p>
          </table:table-cell>
          <table:table-cell office:value-type="float" office:value="0.0231003761291504" calcext:value-type="float">
            <text:p>0.02310037612915</text:p>
          </table:table-cell>
          <table:table-cell office:value-type="float" office:value="0.021170449256897" calcext:value-type="float">
            <text:p>0.02117044925689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20735502243042" calcext:value-type="float">
            <text:p>0.020735502243042</text:p>
          </table:table-cell>
          <table:table-cell office:value-type="float" office:value="0.0271599292755127" calcext:value-type="float">
            <text:p>0.027159929275513</text:p>
          </table:table-cell>
          <table:table-cell office:value-type="float" office:value="0.0227987766265869" calcext:value-type="float">
            <text:p>0.02279877662658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022639274597168" calcext:value-type="float">
            <text:p>0.022639274597168</text:p>
          </table:table-cell>
          <table:table-cell office:value-type="float" office:value="0.0244271755218506" calcext:value-type="float">
            <text:p>0.024427175521851</text:p>
          </table:table-cell>
          <table:table-cell office:value-type="float" office:value="0.023388147354126" calcext:value-type="float">
            <text:p>0.02338814735412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216288566589356" calcext:value-type="float">
            <text:p>0.021628856658936</text:p>
          </table:table-cell>
          <table:table-cell office:value-type="float" office:value="0.0235426425933838" calcext:value-type="float">
            <text:p>0.023542642593384</text:p>
          </table:table-cell>
          <table:table-cell office:value-type="float" office:value="0.0224127292633057" calcext:value-type="float">
            <text:p>0.02241272926330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0213634967803955" calcext:value-type="float">
            <text:p>0.021363496780396</text:p>
          </table:table-cell>
          <table:table-cell office:value-type="float" office:value="0.0251255035400391" calcext:value-type="float">
            <text:p>0.025125503540039</text:p>
          </table:table-cell>
          <table:table-cell office:value-type="float" office:value="0.0225823640823364" calcext:value-type="float">
            <text:p>0.02258236408233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0223963260650635" calcext:value-type="float">
            <text:p>0.022396326065064</text:p>
          </table:table-cell>
          <table:table-cell office:value-type="float" office:value="0.0248024463653564" calcext:value-type="float">
            <text:p>0.024802446365356</text:p>
          </table:table-cell>
          <table:table-cell office:value-type="float" office:value="0.0231220006942749" calcext:value-type="float">
            <text:p>0.02312200069427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209650993347168" calcext:value-type="float">
            <text:p>0.020965099334717</text:p>
          </table:table-cell>
          <table:table-cell office:value-type="float" office:value="0.0239970684051514" calcext:value-type="float">
            <text:p>0.023997068405151</text:p>
          </table:table-cell>
          <table:table-cell office:value-type="float" office:value="0.022132420539856" calcext:value-type="float">
            <text:p>0.02213242053985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209558010101318" calcext:value-type="float">
            <text:p>0.020955801010132</text:p>
          </table:table-cell>
          <table:table-cell office:value-type="float" office:value="0.0229077339172363" calcext:value-type="float">
            <text:p>0.022907733917236</text:p>
          </table:table-cell>
          <table:table-cell office:value-type="float" office:value="0.0218169450759888" calcext:value-type="float">
            <text:p>0.02181694507598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221383571624756" calcext:value-type="float">
            <text:p>0.022138357162476</text:p>
          </table:table-cell>
          <table:table-cell office:value-type="float" office:value="0.0239603519439697" calcext:value-type="float">
            <text:p>0.02396035194397</text:p>
          </table:table-cell>
          <table:table-cell office:value-type="float" office:value="0.0230965852737427" calcext:value-type="float">
            <text:p>0.02309658527374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0210671424865723" calcext:value-type="float">
            <text:p>0.021067142486572</text:p>
          </table:table-cell>
          <table:table-cell office:value-type="float" office:value="0.023690938949585" calcext:value-type="float">
            <text:p>0.023690938949585</text:p>
          </table:table-cell>
          <table:table-cell office:value-type="float" office:value="0.0219529867172241" calcext:value-type="float">
            <text:p>0.02195298671722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0216014385223389" calcext:value-type="float">
            <text:p>0.021601438522339</text:p>
          </table:table-cell>
          <table:table-cell office:value-type="float" office:value="0.0231494903564453" calcext:value-type="float">
            <text:p>0.023149490356445</text:p>
          </table:table-cell>
          <table:table-cell office:value-type="float" office:value="0.0223231315612793" calcext:value-type="float">
            <text:p>0.02232313156127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218961238861084" calcext:value-type="float">
            <text:p>0.021896123886108</text:p>
          </table:table-cell>
          <table:table-cell office:value-type="float" office:value="0.0235638618469238" calcext:value-type="float">
            <text:p>0.023563861846924</text:p>
          </table:table-cell>
          <table:table-cell office:value-type="float" office:value="0.023142147064209" calcext:value-type="float">
            <text:p>0.02314214706420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210494995117187" calcext:value-type="float">
            <text:p>0.021049499511719</text:p>
          </table:table-cell>
          <table:table-cell office:value-type="float" office:value="0.02311110496521" calcext:value-type="float">
            <text:p>0.02311110496521</text:p>
          </table:table-cell>
          <table:table-cell office:value-type="float" office:value="0.0219443559646606" calcext:value-type="float">
            <text:p>0.02194435596466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206844806671143" calcext:value-type="float">
            <text:p>0.020684480667114</text:p>
          </table:table-cell>
          <table:table-cell office:value-type="float" office:value="0.0231666564941406" calcext:value-type="float">
            <text:p>0.023166656494141</text:p>
          </table:table-cell>
          <table:table-cell office:value-type="float" office:value="0.0213883638381958" calcext:value-type="float">
            <text:p>0.02138836383819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218145847320557" calcext:value-type="float">
            <text:p>0.021814584732056</text:p>
          </table:table-cell>
          <table:table-cell office:value-type="float" office:value="0.0234580039978027" calcext:value-type="float">
            <text:p>0.023458003997803</text:p>
          </table:table-cell>
          <table:table-cell office:value-type="float" office:value="0.0223204612731934" calcext:value-type="float">
            <text:p>0.02232046127319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0221405029296875" calcext:value-type="float">
            <text:p>0.022140502929688</text:p>
          </table:table-cell>
          <table:table-cell office:value-type="float" office:value="0.0243701934814453" calcext:value-type="float">
            <text:p>0.024370193481445</text:p>
          </table:table-cell>
          <table:table-cell office:value-type="float" office:value="0.0232304811477661" calcext:value-type="float">
            <text:p>0.02323048114776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204799175262451" calcext:value-type="float">
            <text:p>0.020479917526245</text:p>
          </table:table-cell>
          <table:table-cell office:value-type="float" office:value="0.0232405662536621" calcext:value-type="float">
            <text:p>0.023240566253662</text:p>
          </table:table-cell>
          <table:table-cell office:value-type="float" office:value="0.0215806484222412" calcext:value-type="float">
            <text:p>0.02158064842224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209972858428955" calcext:value-type="float">
            <text:p>0.020997285842896</text:p>
          </table:table-cell>
          <table:table-cell office:value-type="float" office:value="0.0228896141052246" calcext:value-type="float">
            <text:p>0.022889614105225</text:p>
          </table:table-cell>
          <table:table-cell office:value-type="float" office:value="0.021639084815979" calcext:value-type="float">
            <text:p>0.02163908481597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0230386257171631" calcext:value-type="float">
            <text:p>0.023038625717163</text:p>
          </table:table-cell>
          <table:table-cell office:value-type="float" office:value="0.0239214897155762" calcext:value-type="float">
            <text:p>0.023921489715576</text:p>
          </table:table-cell>
          <table:table-cell office:value-type="float" office:value="0.0232872009277344" calcext:value-type="float">
            <text:p>0.02328720092773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0213840007781982" calcext:value-type="float">
            <text:p>0.021384000778198</text:p>
          </table:table-cell>
          <table:table-cell office:value-type="float" office:value="0.0231895446777344" calcext:value-type="float">
            <text:p>0.023189544677734</text:p>
          </table:table-cell>
          <table:table-cell office:value-type="float" office:value="0.022151255607605" calcext:value-type="float">
            <text:p>0.02215125560760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0226049423217773" calcext:value-type="float">
            <text:p>0.022604942321777</text:p>
          </table:table-cell>
          <table:table-cell office:value-type="float" office:value="0.0249168872833252" calcext:value-type="float">
            <text:p>0.024916887283325</text:p>
          </table:table-cell>
          <table:table-cell office:value-type="float" office:value="0.0235333204269409" calcext:value-type="float">
            <text:p>0.02353332042694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0215754508972168" calcext:value-type="float">
            <text:p>0.021575450897217</text:p>
          </table:table-cell>
          <table:table-cell office:value-type="float" office:value="0.0233733654022217" calcext:value-type="float">
            <text:p>0.023373365402222</text:p>
          </table:table-cell>
          <table:table-cell office:value-type="float" office:value="0.0222821712493897" calcext:value-type="float">
            <text:p>0.0222821712493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0215353965759277" calcext:value-type="float">
            <text:p>0.021535396575928</text:p>
          </table:table-cell>
          <table:table-cell office:value-type="float" office:value="0.0249900817871094" calcext:value-type="float">
            <text:p>0.024990081787109</text:p>
          </table:table-cell>
          <table:table-cell office:value-type="float" office:value="0.0224099397659302" calcext:value-type="float">
            <text:p>0.0224099397659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217747688293457" calcext:value-type="float">
            <text:p>0.021774768829346</text:p>
          </table:table-cell>
          <table:table-cell office:value-type="float" office:value="0.0238556861877441" calcext:value-type="float">
            <text:p>0.023855686187744</text:p>
          </table:table-cell>
          <table:table-cell office:value-type="float" office:value="0.0226393461227417" calcext:value-type="float">
            <text:p>0.02263934612274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218050479888916" calcext:value-type="float">
            <text:p>0.021805047988892</text:p>
          </table:table-cell>
          <table:table-cell office:value-type="float" office:value="0.0233023166656494" calcext:value-type="float">
            <text:p>0.023302316665649</text:p>
          </table:table-cell>
          <table:table-cell office:value-type="float" office:value="0.0225258588790894" calcext:value-type="float">
            <text:p>0.02252585887908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209939479827881" calcext:value-type="float">
            <text:p>0.020993947982788</text:p>
          </table:table-cell>
          <table:table-cell office:value-type="float" office:value="0.023881196975708" calcext:value-type="float">
            <text:p>0.023881196975708</text:p>
          </table:table-cell>
          <table:table-cell office:value-type="float" office:value="0.0218251943588257" calcext:value-type="float">
            <text:p>0.02182519435882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212492942810059" calcext:value-type="float">
            <text:p>0.021249294281006</text:p>
          </table:table-cell>
          <table:table-cell office:value-type="float" office:value="0.0227384567260742" calcext:value-type="float">
            <text:p>0.022738456726074</text:p>
          </table:table-cell>
          <table:table-cell office:value-type="float" office:value="0.022042965888977" calcext:value-type="float">
            <text:p>0.02204296588897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0217356681823731" calcext:value-type="float">
            <text:p>0.021735668182373</text:p>
          </table:table-cell>
          <table:table-cell office:value-type="float" office:value="0.0252985954284668" calcext:value-type="float">
            <text:p>0.025298595428467</text:p>
          </table:table-cell>
          <table:table-cell office:value-type="float" office:value="0.0228604078292847" calcext:value-type="float">
            <text:p>0.02286040782928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0219454765319824" calcext:value-type="float">
            <text:p>0.021945476531982</text:p>
          </table:table-cell>
          <table:table-cell office:value-type="float" office:value="0.0234849452972412" calcext:value-type="float">
            <text:p>0.023484945297241</text:p>
          </table:table-cell>
          <table:table-cell office:value-type="float" office:value="0.0225401401519775" calcext:value-type="float">
            <text:p>0.02254014015197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0211889743804932" calcext:value-type="float">
            <text:p>0.021188974380493</text:p>
          </table:table-cell>
          <table:table-cell office:value-type="float" office:value="0.023080587387085" calcext:value-type="float">
            <text:p>0.023080587387085</text:p>
          </table:table-cell>
          <table:table-cell office:value-type="float" office:value="0.0218588590621948" calcext:value-type="float">
            <text:p>0.02185885906219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0218734741210937" calcext:value-type="float">
            <text:p>0.021873474121094</text:p>
          </table:table-cell>
          <table:table-cell office:value-type="float" office:value="0.0248973369598389" calcext:value-type="float">
            <text:p>0.024897336959839</text:p>
          </table:table-cell>
          <table:table-cell office:value-type="float" office:value="0.0233004570007324" calcext:value-type="float">
            <text:p>0.02330045700073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0207374095916748" calcext:value-type="float">
            <text:p>0.020737409591675</text:p>
          </table:table-cell>
          <table:table-cell office:value-type="float" office:value="0.0226404666900635" calcext:value-type="float">
            <text:p>0.022640466690064</text:p>
          </table:table-cell>
          <table:table-cell office:value-type="float" office:value="0.0214139461517334" calcext:value-type="float">
            <text:p>0.02141394615173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0218911170959473" calcext:value-type="float">
            <text:p>0.021891117095947</text:p>
          </table:table-cell>
          <table:table-cell office:value-type="float" office:value="0.0234837532043457" calcext:value-type="float">
            <text:p>0.023483753204346</text:p>
          </table:table-cell>
          <table:table-cell office:value-type="float" office:value="0.0225634098052978" calcext:value-type="float">
            <text:p>0.02256340980529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219426155090332" calcext:value-type="float">
            <text:p>0.021942615509033</text:p>
          </table:table-cell>
          <table:table-cell office:value-type="float" office:value="0.024724006652832" calcext:value-type="float">
            <text:p>0.024724006652832</text:p>
          </table:table-cell>
          <table:table-cell office:value-type="float" office:value="0.0225824356079102" calcext:value-type="float">
            <text:p>0.0225824356079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0212433338165283" calcext:value-type="float">
            <text:p>0.021243333816528</text:p>
          </table:table-cell>
          <table:table-cell office:value-type="float" office:value="0.0262246131896973" calcext:value-type="float">
            <text:p>0.026224613189697</text:p>
          </table:table-cell>
          <table:table-cell office:value-type="float" office:value="0.0229118824005127" calcext:value-type="float">
            <text:p>0.02291188240051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0234487056732178" calcext:value-type="float">
            <text:p>0.023448705673218</text:p>
          </table:table-cell>
          <table:table-cell office:value-type="float" office:value="0.0286116600036621" calcext:value-type="float">
            <text:p>0.028611660003662</text:p>
          </table:table-cell>
          <table:table-cell office:value-type="float" office:value="0.0248665332794189" calcext:value-type="float">
            <text:p>0.02486653327941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023679256439209" calcext:value-type="float">
            <text:p>0.023679256439209</text:p>
          </table:table-cell>
          <table:table-cell office:value-type="float" office:value="0.0299954414367676" calcext:value-type="float">
            <text:p>0.029995441436768</text:p>
          </table:table-cell>
          <table:table-cell office:value-type="float" office:value="0.0264193773269653" calcext:value-type="float">
            <text:p>0.02641937732696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0235743522644043" calcext:value-type="float">
            <text:p>0.023574352264404</text:p>
          </table:table-cell>
          <table:table-cell office:value-type="float" office:value="0.0346472263336182" calcext:value-type="float">
            <text:p>0.034647226333618</text:p>
          </table:table-cell>
          <table:table-cell office:value-type="float" office:value="0.0251387596130371" calcext:value-type="float">
            <text:p>0.02513875961303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0225417613983154" calcext:value-type="float">
            <text:p>0.022541761398315</text:p>
          </table:table-cell>
          <table:table-cell office:value-type="float" office:value="0.0251419544219971" calcext:value-type="float">
            <text:p>0.025141954421997</text:p>
          </table:table-cell>
          <table:table-cell office:value-type="float" office:value="0.0234516143798828" calcext:value-type="float">
            <text:p>0.02345161437988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0235574245452881" calcext:value-type="float">
            <text:p>0.023557424545288</text:p>
          </table:table-cell>
          <table:table-cell office:value-type="float" office:value="0.0266342163085938" calcext:value-type="float">
            <text:p>0.026634216308594</text:p>
          </table:table-cell>
          <table:table-cell office:value-type="float" office:value="0.0247227907180786" calcext:value-type="float">
            <text:p>0.02472279071807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022655725479126" calcext:value-type="float">
            <text:p>0.022655725479126</text:p>
          </table:table-cell>
          <table:table-cell office:value-type="float" office:value="0.028003454208374" calcext:value-type="float">
            <text:p>0.028003454208374</text:p>
          </table:table-cell>
          <table:table-cell office:value-type="float" office:value="0.0238605499267578" calcext:value-type="float">
            <text:p>0.02386054992675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236477851867676" calcext:value-type="float">
            <text:p>0.023647785186768</text:p>
          </table:table-cell>
          <table:table-cell office:value-type="float" office:value="0.0258862972259522" calcext:value-type="float">
            <text:p>0.025886297225952</text:p>
          </table:table-cell>
          <table:table-cell office:value-type="float" office:value="0.0245075464248657" calcext:value-type="float">
            <text:p>0.02450754642486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0223255157470703" calcext:value-type="float">
            <text:p>0.02232551574707</text:p>
          </table:table-cell>
          <table:table-cell office:value-type="float" office:value="0.0251121520996094" calcext:value-type="float">
            <text:p>0.025112152099609</text:p>
          </table:table-cell>
          <table:table-cell office:value-type="float" office:value="0.0235927581787109" calcext:value-type="float">
            <text:p>0.02359275817871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225470066070557" calcext:value-type="float">
            <text:p>0.022547006607056</text:p>
          </table:table-cell>
          <table:table-cell office:value-type="float" office:value="0.0308337211608887" calcext:value-type="float">
            <text:p>0.030833721160889</text:p>
          </table:table-cell>
          <table:table-cell office:value-type="float" office:value="0.0241679906845093" calcext:value-type="float">
            <text:p>0.02416799068450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211939811706543" calcext:value-type="float">
            <text:p>0.021193981170654</text:p>
          </table:table-cell>
          <table:table-cell office:value-type="float" office:value="0.0237221717834473" calcext:value-type="float">
            <text:p>0.023722171783447</text:p>
          </table:table-cell>
          <table:table-cell office:value-type="float" office:value="0.0219983577728272" calcext:value-type="float">
            <text:p>0.02199835777282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218820571899414" calcext:value-type="float">
            <text:p>0.021882057189941</text:p>
          </table:table-cell>
          <table:table-cell office:value-type="float" office:value="0.0242156982421875" calcext:value-type="float">
            <text:p>0.024215698242188</text:p>
          </table:table-cell>
          <table:table-cell office:value-type="float" office:value="0.0227469682693481" calcext:value-type="float">
            <text:p>0.02274696826934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217781066894531" calcext:value-type="float">
            <text:p>0.021778106689453</text:p>
          </table:table-cell>
          <table:table-cell office:value-type="float" office:value="0.0241427421569824" calcext:value-type="float">
            <text:p>0.024142742156982</text:p>
          </table:table-cell>
          <table:table-cell office:value-type="float" office:value="0.0225253582000732" calcext:value-type="float">
            <text:p>0.02252535820007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209684371948242" calcext:value-type="float">
            <text:p>0.020968437194824</text:p>
          </table:table-cell>
          <table:table-cell office:value-type="float" office:value="0.0238769054412842" calcext:value-type="float">
            <text:p>0.023876905441284</text:p>
          </table:table-cell>
          <table:table-cell office:value-type="float" office:value="0.021902322769165" calcext:value-type="float">
            <text:p>0.02190232276916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0226860046386719" calcext:value-type="float">
            <text:p>0.022686004638672</text:p>
          </table:table-cell>
          <table:table-cell office:value-type="float" office:value="0.0285415649414063" calcext:value-type="float">
            <text:p>0.028541564941406</text:p>
          </table:table-cell>
          <table:table-cell office:value-type="float" office:value="0.0244893074035645" calcext:value-type="float">
            <text:p>0.02448930740356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0223531723022461" calcext:value-type="float">
            <text:p>0.022353172302246</text:p>
          </table:table-cell>
          <table:table-cell office:value-type="float" office:value="0.0265834331512451" calcext:value-type="float">
            <text:p>0.026583433151245</text:p>
          </table:table-cell>
          <table:table-cell office:value-type="float" office:value="0.0242761611938477" calcext:value-type="float">
            <text:p>0.02427616119384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0216605663299561" calcext:value-type="float">
            <text:p>0.021660566329956</text:p>
          </table:table-cell>
          <table:table-cell office:value-type="float" office:value="0.0252008438110352" calcext:value-type="float">
            <text:p>0.025200843811035</text:p>
          </table:table-cell>
          <table:table-cell office:value-type="float" office:value="0.0227447271347046" calcext:value-type="float">
            <text:p>0.02274472713470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0215568542480469" calcext:value-type="float">
            <text:p>0.021556854248047</text:p>
          </table:table-cell>
          <table:table-cell office:value-type="float" office:value="0.0237240791320801" calcext:value-type="float">
            <text:p>0.02372407913208</text:p>
          </table:table-cell>
          <table:table-cell office:value-type="float" office:value="0.02281334400177" calcext:value-type="float">
            <text:p>0.0228133440017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0210552215576172" calcext:value-type="float">
            <text:p>0.021055221557617</text:p>
          </table:table-cell>
          <table:table-cell office:value-type="float" office:value="0.0232737064361572" calcext:value-type="float">
            <text:p>0.023273706436157</text:p>
          </table:table-cell>
          <table:table-cell office:value-type="float" office:value="0.0216587543487549" calcext:value-type="float">
            <text:p>0.02165875434875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223939418792725" calcext:value-type="float">
            <text:p>0.022393941879273</text:p>
          </table:table-cell>
          <table:table-cell office:value-type="float" office:value="0.0241982936859131" calcext:value-type="float">
            <text:p>0.024198293685913</text:p>
          </table:table-cell>
          <table:table-cell office:value-type="float" office:value="0.023075270652771" calcext:value-type="float">
            <text:p>0.02307527065277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0222225189208984" calcext:value-type="float">
            <text:p>0.022222518920898</text:p>
          </table:table-cell>
          <table:table-cell office:value-type="float" office:value="0.0256481170654297" calcext:value-type="float">
            <text:p>0.02564811706543</text:p>
          </table:table-cell>
          <table:table-cell office:value-type="float" office:value="0.0232098340988159" calcext:value-type="float">
            <text:p>0.02320983409881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0226712226867676" calcext:value-type="float">
            <text:p>0.022671222686768</text:p>
          </table:table-cell>
          <table:table-cell office:value-type="float" office:value="0.0243959426879883" calcext:value-type="float">
            <text:p>0.024395942687988</text:p>
          </table:table-cell>
          <table:table-cell office:value-type="float" office:value="0.023021388053894" calcext:value-type="float">
            <text:p>0.02302138805389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0225949287414551" calcext:value-type="float">
            <text:p>0.022594928741455</text:p>
          </table:table-cell>
          <table:table-cell office:value-type="float" office:value="0.0250396728515625" calcext:value-type="float">
            <text:p>0.025039672851563</text:p>
          </table:table-cell>
          <table:table-cell office:value-type="float" office:value="0.0238077878952026" calcext:value-type="float">
            <text:p>0.02380778789520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0214662551879883" calcext:value-type="float">
            <text:p>0.021466255187988</text:p>
          </table:table-cell>
          <table:table-cell office:value-type="float" office:value="0.0295047760009766" calcext:value-type="float">
            <text:p>0.029504776000977</text:p>
          </table:table-cell>
          <table:table-cell office:value-type="float" office:value="0.0231524229049683" calcext:value-type="float">
            <text:p>0.02315242290496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0219595432281494" calcext:value-type="float">
            <text:p>0.021959543228149</text:p>
          </table:table-cell>
          <table:table-cell office:value-type="float" office:value="0.0244810581207275" calcext:value-type="float">
            <text:p>0.024481058120728</text:p>
          </table:table-cell>
          <table:table-cell office:value-type="float" office:value="0.023038387298584" calcext:value-type="float">
            <text:p>0.02303838729858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0220057964324951" calcext:value-type="float">
            <text:p>0.022005796432495</text:p>
          </table:table-cell>
          <table:table-cell office:value-type="float" office:value="0.0243155956268311" calcext:value-type="float">
            <text:p>0.024315595626831</text:p>
          </table:table-cell>
          <table:table-cell office:value-type="float" office:value="0.0232455253601074" calcext:value-type="float">
            <text:p>0.02324552536010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0227630138397217" calcext:value-type="float">
            <text:p>0.022763013839722</text:p>
          </table:table-cell>
          <table:table-cell office:value-type="float" office:value="0.02451491355896" calcext:value-type="float">
            <text:p>0.02451491355896</text:p>
          </table:table-cell>
          <table:table-cell office:value-type="float" office:value="0.023656439781189" calcext:value-type="float">
            <text:p>0.023656439781189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220744609832764" calcext:value-type="float">
            <text:p>0.022074460983276</text:p>
          </table:table-cell>
          <table:table-cell office:value-type="float" office:value="0.0244810581207275" calcext:value-type="float">
            <text:p>0.024481058120728</text:p>
          </table:table-cell>
          <table:table-cell office:value-type="float" office:value="0.0234018325805664" calcext:value-type="float">
            <text:p>0.02340183258056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0224175453186035" calcext:value-type="float">
            <text:p>0.022417545318604</text:p>
          </table:table-cell>
          <table:table-cell office:value-type="float" office:value="0.0240166187286377" calcext:value-type="float">
            <text:p>0.024016618728638</text:p>
          </table:table-cell>
          <table:table-cell office:value-type="float" office:value="0.0233053684234619" calcext:value-type="float">
            <text:p>0.02330536842346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222294330596924" calcext:value-type="float">
            <text:p>0.022229433059692</text:p>
          </table:table-cell>
          <table:table-cell office:value-type="float" office:value="0.0237429141998291" calcext:value-type="float">
            <text:p>0.023742914199829</text:p>
          </table:table-cell>
          <table:table-cell office:value-type="float" office:value="0.02290940284729" calcext:value-type="float">
            <text:p>0.0229094028472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0235204696655273" calcext:value-type="float">
            <text:p>0.023520469665527</text:p>
          </table:table-cell>
          <table:table-cell office:value-type="float" office:value="0.0253479480743408" calcext:value-type="float">
            <text:p>0.025347948074341</text:p>
          </table:table-cell>
          <table:table-cell office:value-type="float" office:value="0.0242434978485107" calcext:value-type="float">
            <text:p>0.02424349784851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0243549346923828" calcext:value-type="float">
            <text:p>0.024354934692383</text:p>
          </table:table-cell>
          <table:table-cell office:value-type="float" office:value="0.0254065990447998" calcext:value-type="float">
            <text:p>0.0254065990448</text:p>
          </table:table-cell>
          <table:table-cell office:value-type="float" office:value="0.0247681379318237" calcext:value-type="float">
            <text:p>0.02476813793182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0225942134857178" calcext:value-type="float">
            <text:p>0.022594213485718</text:p>
          </table:table-cell>
          <table:table-cell office:value-type="float" office:value="0.0253994464874268" calcext:value-type="float">
            <text:p>0.025399446487427</text:p>
          </table:table-cell>
          <table:table-cell office:value-type="float" office:value="0.0242160081863403" calcext:value-type="float">
            <text:p>0.02421600818634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0211801528930664" calcext:value-type="float">
            <text:p>0.021180152893066</text:p>
          </table:table-cell>
          <table:table-cell office:value-type="float" office:value="0.0239734649658203" calcext:value-type="float">
            <text:p>0.02397346496582</text:p>
          </table:table-cell>
          <table:table-cell office:value-type="float" office:value="0.0220734119415283" calcext:value-type="float">
            <text:p>0.02207341194152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0216197967529297" calcext:value-type="float">
            <text:p>0.02161979675293</text:p>
          </table:table-cell>
          <table:table-cell office:value-type="float" office:value="0.0244863033294678" calcext:value-type="float">
            <text:p>0.024486303329468</text:p>
          </table:table-cell>
          <table:table-cell office:value-type="float" office:value="0.0226939678192139" calcext:value-type="float">
            <text:p>0.02269396781921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0222594738006592" calcext:value-type="float">
            <text:p>0.022259473800659</text:p>
          </table:table-cell>
          <table:table-cell office:value-type="float" office:value="0.0253424644470215" calcext:value-type="float">
            <text:p>0.025342464447022</text:p>
          </table:table-cell>
          <table:table-cell office:value-type="float" office:value="0.0236485958099365" calcext:value-type="float">
            <text:p>0.02364859580993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022592306137085" calcext:value-type="float">
            <text:p>0.022592306137085</text:p>
          </table:table-cell>
          <table:table-cell office:value-type="float" office:value="0.0253891944885254" calcext:value-type="float">
            <text:p>0.025389194488525</text:p>
          </table:table-cell>
          <table:table-cell office:value-type="float" office:value="0.023458194732666" calcext:value-type="float">
            <text:p>0.02345819473266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022514820098877" calcext:value-type="float">
            <text:p>0.022514820098877</text:p>
          </table:table-cell>
          <table:table-cell office:value-type="float" office:value="0.0246157646179199" calcext:value-type="float">
            <text:p>0.02461576461792</text:p>
          </table:table-cell>
          <table:table-cell office:value-type="float" office:value="0.0233324766159058" calcext:value-type="float">
            <text:p>0.02333247661590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0227699279785156" calcext:value-type="float">
            <text:p>0.022769927978516</text:p>
          </table:table-cell>
          <table:table-cell office:value-type="float" office:value="0.0289609432220459" calcext:value-type="float">
            <text:p>0.028960943222046</text:p>
          </table:table-cell>
          <table:table-cell office:value-type="float" office:value="0.0237718820571899" calcext:value-type="float">
            <text:p>0.0237718820571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213034152984619" calcext:value-type="float">
            <text:p>0.021303415298462</text:p>
          </table:table-cell>
          <table:table-cell office:value-type="float" office:value="0.0236759185791016" calcext:value-type="float">
            <text:p>0.023675918579102</text:p>
          </table:table-cell>
          <table:table-cell office:value-type="float" office:value="0.0222113132476807" calcext:value-type="float">
            <text:p>0.02221131324768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021449089050293" calcext:value-type="float">
            <text:p>0.021449089050293</text:p>
          </table:table-cell>
          <table:table-cell office:value-type="float" office:value="0.0244996547698975" calcext:value-type="float">
            <text:p>0.024499654769898</text:p>
          </table:table-cell>
          <table:table-cell office:value-type="float" office:value="0.0224806785583496" calcext:value-type="float">
            <text:p>0.0224806785583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0229651927947998" calcext:value-type="float">
            <text:p>0.0229651927948</text:p>
          </table:table-cell>
          <table:table-cell office:value-type="float" office:value="0.0248212814331055" calcext:value-type="float">
            <text:p>0.024821281433106</text:p>
          </table:table-cell>
          <table:table-cell office:value-type="float" office:value="0.0237789392471314" calcext:value-type="float">
            <text:p>0.02377893924713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0221655368804932" calcext:value-type="float">
            <text:p>0.022165536880493</text:p>
          </table:table-cell>
          <table:table-cell office:value-type="float" office:value="0.0252985954284668" calcext:value-type="float">
            <text:p>0.025298595428467</text:p>
          </table:table-cell>
          <table:table-cell office:value-type="float" office:value="0.0233157396316528" calcext:value-type="float">
            <text:p>0.02331573963165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0214643478393555" calcext:value-type="float">
            <text:p>0.021464347839356</text:p>
          </table:table-cell>
          <table:table-cell office:value-type="float" office:value="0.0236928462982178" calcext:value-type="float">
            <text:p>0.023692846298218</text:p>
          </table:table-cell>
          <table:table-cell office:value-type="float" office:value="0.0221392393112183" calcext:value-type="float">
            <text:p>0.02213923931121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0231056213378906" calcext:value-type="float">
            <text:p>0.023105621337891</text:p>
          </table:table-cell>
          <table:table-cell office:value-type="float" office:value="0.0253016948699951" calcext:value-type="float">
            <text:p>0.025301694869995</text:p>
          </table:table-cell>
          <table:table-cell office:value-type="float" office:value="0.0244961023330689" calcext:value-type="float">
            <text:p>0.02449610233306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022667407989502" calcext:value-type="float">
            <text:p>0.022667407989502</text:p>
          </table:table-cell>
          <table:table-cell office:value-type="float" office:value="0.0261428356170654" calcext:value-type="float">
            <text:p>0.026142835617065</text:p>
          </table:table-cell>
          <table:table-cell office:value-type="float" office:value="0.0246886730194092" calcext:value-type="float">
            <text:p>0.02468867301940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226726531982422" calcext:value-type="float">
            <text:p>0.022672653198242</text:p>
          </table:table-cell>
          <table:table-cell office:value-type="float" office:value="0.0255062580108643" calcext:value-type="float">
            <text:p>0.025506258010864</text:p>
          </table:table-cell>
          <table:table-cell office:value-type="float" office:value="0.0241814851760864" calcext:value-type="float">
            <text:p>0.02418148517608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230801105499268" calcext:value-type="float">
            <text:p>0.023080110549927</text:p>
          </table:table-cell>
          <table:table-cell office:value-type="float" office:value="0.0271100997924805" calcext:value-type="float">
            <text:p>0.027110099792481</text:p>
          </table:table-cell>
          <table:table-cell office:value-type="float" office:value="0.0250657320022583" calcext:value-type="float">
            <text:p>0.02506573200225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0234076976776123" calcext:value-type="float">
            <text:p>0.023407697677612</text:p>
          </table:table-cell>
          <table:table-cell office:value-type="float" office:value="0.0258328914642334" calcext:value-type="float">
            <text:p>0.025832891464233</text:p>
          </table:table-cell>
          <table:table-cell office:value-type="float" office:value="0.0249203205108643" calcext:value-type="float">
            <text:p>0.02492032051086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234658718109131" calcext:value-type="float">
            <text:p>0.023465871810913</text:p>
          </table:table-cell>
          <table:table-cell office:value-type="float" office:value="0.0291609764099121" calcext:value-type="float">
            <text:p>0.029160976409912</text:p>
          </table:table-cell>
          <table:table-cell office:value-type="float" office:value="0.0263260841369629" calcext:value-type="float">
            <text:p>0.02632608413696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0232546329498291" calcext:value-type="float">
            <text:p>0.023254632949829</text:p>
          </table:table-cell>
          <table:table-cell office:value-type="float" office:value="0.0259819030761719" calcext:value-type="float">
            <text:p>0.025981903076172</text:p>
          </table:table-cell>
          <table:table-cell office:value-type="float" office:value="0.0242795944213867" calcext:value-type="float">
            <text:p>0.02427959442138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0240614414215088" calcext:value-type="float">
            <text:p>0.024061441421509</text:p>
          </table:table-cell>
          <table:table-cell office:value-type="float" office:value="0.0250892639160156" calcext:value-type="float">
            <text:p>0.025089263916016</text:p>
          </table:table-cell>
          <table:table-cell office:value-type="float" office:value="0.0245859146118164" calcext:value-type="float">
            <text:p>0.02458591461181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021655797958374" calcext:value-type="float">
            <text:p>0.021655797958374</text:p>
          </table:table-cell>
          <table:table-cell office:value-type="float" office:value="0.0249543190002441" calcext:value-type="float">
            <text:p>0.024954319000244</text:p>
          </table:table-cell>
          <table:table-cell office:value-type="float" office:value="0.0225453615188599" calcext:value-type="float">
            <text:p>0.0225453615188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0225090980529785" calcext:value-type="float">
            <text:p>0.022509098052979</text:p>
          </table:table-cell>
          <table:table-cell office:value-type="float" office:value="0.0248277187347412" calcext:value-type="float">
            <text:p>0.024827718734741</text:p>
          </table:table-cell>
          <table:table-cell office:value-type="float" office:value="0.0239270687103271" calcext:value-type="float">
            <text:p>0.02392706871032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0221395492553711" calcext:value-type="float">
            <text:p>0.022139549255371</text:p>
          </table:table-cell>
          <table:table-cell office:value-type="float" office:value="0.0245394706726074" calcext:value-type="float">
            <text:p>0.024539470672607</text:p>
          </table:table-cell>
          <table:table-cell office:value-type="float" office:value="0.0236638069152832" calcext:value-type="float">
            <text:p>0.02366380691528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0235788822174072" calcext:value-type="float">
            <text:p>0.023578882217407</text:p>
          </table:table-cell>
          <table:table-cell office:value-type="float" office:value="0.0261023044586182" calcext:value-type="float">
            <text:p>0.026102304458618</text:p>
          </table:table-cell>
          <table:table-cell office:value-type="float" office:value="0.0248785018920898" calcext:value-type="float">
            <text:p>0.0248785018920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0230844020843506" calcext:value-type="float">
            <text:p>0.023084402084351</text:p>
          </table:table-cell>
          <table:table-cell office:value-type="float" office:value="0.0267102718353272" calcext:value-type="float">
            <text:p>0.026710271835327</text:p>
          </table:table-cell>
          <table:table-cell office:value-type="float" office:value="0.0243133068084717" calcext:value-type="float">
            <text:p>0.0243133068084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0246326923370361" calcext:value-type="float">
            <text:p>0.024632692337036</text:p>
          </table:table-cell>
          <table:table-cell office:value-type="float" office:value="0.026494026184082" calcext:value-type="float">
            <text:p>0.026494026184082</text:p>
          </table:table-cell>
          <table:table-cell office:value-type="float" office:value="0.0252755403518677" calcext:value-type="float">
            <text:p>0.02527554035186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0246164798736572" calcext:value-type="float">
            <text:p>0.024616479873657</text:p>
          </table:table-cell>
          <table:table-cell office:value-type="float" office:value="0.0262160301208496" calcext:value-type="float">
            <text:p>0.02621603012085</text:p>
          </table:table-cell>
          <table:table-cell office:value-type="float" office:value="0.0252788543701172" calcext:value-type="float">
            <text:p>0.02527885437011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230517387390137" calcext:value-type="float">
            <text:p>0.023051738739014</text:p>
          </table:table-cell>
          <table:table-cell office:value-type="float" office:value="0.0257556438446045" calcext:value-type="float">
            <text:p>0.025755643844605</text:p>
          </table:table-cell>
          <table:table-cell office:value-type="float" office:value="0.0242668151855469" calcext:value-type="float">
            <text:p>0.02426681518554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239918231964111" calcext:value-type="float">
            <text:p>0.023991823196411</text:p>
          </table:table-cell>
          <table:table-cell office:value-type="float" office:value="0.0268204212188721" calcext:value-type="float">
            <text:p>0.026820421218872</text:p>
          </table:table-cell>
          <table:table-cell office:value-type="float" office:value="0.0250028848648071" calcext:value-type="float">
            <text:p>0.02500288486480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0238540172576904" calcext:value-type="float">
            <text:p>0.02385401725769</text:p>
          </table:table-cell>
          <table:table-cell office:value-type="float" office:value="0.025803804397583" calcext:value-type="float">
            <text:p>0.025803804397583</text:p>
          </table:table-cell>
          <table:table-cell office:value-type="float" office:value="0.0250891447067261" calcext:value-type="float">
            <text:p>0.02508914470672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0229270458221436" calcext:value-type="float">
            <text:p>0.022927045822144</text:p>
          </table:table-cell>
          <table:table-cell office:value-type="float" office:value="0.0253255367279053" calcext:value-type="float">
            <text:p>0.025325536727905</text:p>
          </table:table-cell>
          <table:table-cell office:value-type="float" office:value="0.0236571788787842" calcext:value-type="float">
            <text:p>0.02365717887878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0220575332641602" calcext:value-type="float">
            <text:p>0.02205753326416</text:p>
          </table:table-cell>
          <table:table-cell office:value-type="float" office:value="0.023578405380249" calcext:value-type="float">
            <text:p>0.023578405380249</text:p>
          </table:table-cell>
          <table:table-cell office:value-type="float" office:value="0.022742223739624" calcext:value-type="float">
            <text:p>0.02274222373962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0235109329223633" calcext:value-type="float">
            <text:p>0.023510932922363</text:p>
          </table:table-cell>
          <table:table-cell office:value-type="float" office:value="0.0270116329193115" calcext:value-type="float">
            <text:p>0.027011632919312</text:p>
          </table:table-cell>
          <table:table-cell office:value-type="float" office:value="0.0245727062225342" calcext:value-type="float">
            <text:p>0.02457270622253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0234227180480957" calcext:value-type="float">
            <text:p>0.023422718048096</text:p>
          </table:table-cell>
          <table:table-cell office:value-type="float" office:value="0.0254194736480713" calcext:value-type="float">
            <text:p>0.025419473648071</text:p>
          </table:table-cell>
          <table:table-cell office:value-type="float" office:value="0.0244399309158325" calcext:value-type="float">
            <text:p>0.02443993091583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0235331058502197" calcext:value-type="float">
            <text:p>0.02353310585022</text:p>
          </table:table-cell>
          <table:table-cell office:value-type="float" office:value="0.0257651805877686" calcext:value-type="float">
            <text:p>0.025765180587769</text:p>
          </table:table-cell>
          <table:table-cell office:value-type="float" office:value="0.0246122598648071" calcext:value-type="float">
            <text:p>0.02461225986480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0236079692840576" calcext:value-type="float">
            <text:p>0.023607969284058</text:p>
          </table:table-cell>
          <table:table-cell office:value-type="float" office:value="0.0252747535705566" calcext:value-type="float">
            <text:p>0.025274753570557</text:p>
          </table:table-cell>
          <table:table-cell office:value-type="float" office:value="0.024202036857605" calcext:value-type="float">
            <text:p>0.02420203685760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217094421386719" calcext:value-type="float">
            <text:p>0.021709442138672</text:p>
          </table:table-cell>
          <table:table-cell office:value-type="float" office:value="0.0252742767333984" calcext:value-type="float">
            <text:p>0.025274276733398</text:p>
          </table:table-cell>
          <table:table-cell office:value-type="float" office:value="0.0231082916259766" calcext:value-type="float">
            <text:p>0.02310829162597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232682228088379" calcext:value-type="float">
            <text:p>0.023268222808838</text:p>
          </table:table-cell>
          <table:table-cell office:value-type="float" office:value="0.0255789756774902" calcext:value-type="float">
            <text:p>0.02557897567749</text:p>
          </table:table-cell>
          <table:table-cell office:value-type="float" office:value="0.0246779680252075" calcext:value-type="float">
            <text:p>0.02467796802520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0238075256347656" calcext:value-type="float">
            <text:p>0.023807525634766</text:p>
          </table:table-cell>
          <table:table-cell office:value-type="float" office:value="0.0260014533996582" calcext:value-type="float">
            <text:p>0.026001453399658</text:p>
          </table:table-cell>
          <table:table-cell office:value-type="float" office:value="0.0246120929718018" calcext:value-type="float">
            <text:p>0.02461209297180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0238420963287354" calcext:value-type="float">
            <text:p>0.023842096328735</text:p>
          </table:table-cell>
          <table:table-cell office:value-type="float" office:value="0.0258934497833252" calcext:value-type="float">
            <text:p>0.025893449783325</text:p>
          </table:table-cell>
          <table:table-cell office:value-type="float" office:value="0.0246124267578125" calcext:value-type="float">
            <text:p>0.02461242675781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22799015045166" calcext:value-type="float">
            <text:p>0.022799015045166</text:p>
          </table:table-cell>
          <table:table-cell office:value-type="float" office:value="0.0257503986358643" calcext:value-type="float">
            <text:p>0.025750398635864</text:p>
          </table:table-cell>
          <table:table-cell office:value-type="float" office:value="0.02389235496521" calcext:value-type="float">
            <text:p>0.0238923549652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0232236385345459" calcext:value-type="float">
            <text:p>0.023223638534546</text:p>
          </table:table-cell>
          <table:table-cell office:value-type="float" office:value="0.0258965492248535" calcext:value-type="float">
            <text:p>0.025896549224854</text:p>
          </table:table-cell>
          <table:table-cell office:value-type="float" office:value="0.0240837097167969" calcext:value-type="float">
            <text:p>0.02408370971679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0230855941772461" calcext:value-type="float">
            <text:p>0.023085594177246</text:p>
          </table:table-cell>
          <table:table-cell office:value-type="float" office:value="0.025566577911377" calcext:value-type="float">
            <text:p>0.025566577911377</text:p>
          </table:table-cell>
          <table:table-cell office:value-type="float" office:value="0.0237290620803833" calcext:value-type="float">
            <text:p>0.02372906208038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0231094360351562" calcext:value-type="float">
            <text:p>0.023109436035156</text:p>
          </table:table-cell>
          <table:table-cell office:value-type="float" office:value="0.0246007442474365" calcext:value-type="float">
            <text:p>0.024600744247437</text:p>
          </table:table-cell>
          <table:table-cell office:value-type="float" office:value="0.0238000631332397" calcext:value-type="float">
            <text:p>0.0238000631332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233514308929443" calcext:value-type="float">
            <text:p>0.023351430892944</text:p>
          </table:table-cell>
          <table:table-cell office:value-type="float" office:value="0.0248210430145264" calcext:value-type="float">
            <text:p>0.024821043014526</text:p>
          </table:table-cell>
          <table:table-cell office:value-type="float" office:value="0.0239968776702881" calcext:value-type="float">
            <text:p>0.02399687767028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0221102237701416" calcext:value-type="float">
            <text:p>0.022110223770142</text:p>
          </table:table-cell>
          <table:table-cell office:value-type="float" office:value="0.0243299007415772" calcext:value-type="float">
            <text:p>0.024329900741577</text:p>
          </table:table-cell>
          <table:table-cell office:value-type="float" office:value="0.0230761528015137" calcext:value-type="float">
            <text:p>0.02307615280151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0225472450256348" calcext:value-type="float">
            <text:p>0.022547245025635</text:p>
          </table:table-cell>
          <table:table-cell office:value-type="float" office:value="0.0248069763183594" calcext:value-type="float">
            <text:p>0.024806976318359</text:p>
          </table:table-cell>
          <table:table-cell office:value-type="float" office:value="0.0231668710708618" calcext:value-type="float">
            <text:p>0.02316687107086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228197574615479" calcext:value-type="float">
            <text:p>0.022819757461548</text:p>
          </table:table-cell>
          <table:table-cell office:value-type="float" office:value="0.0249626636505127" calcext:value-type="float">
            <text:p>0.024962663650513</text:p>
          </table:table-cell>
          <table:table-cell office:value-type="float" office:value="0.0235499143600464" calcext:value-type="float">
            <text:p>0.02354991436004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0216596126556397" calcext:value-type="float">
            <text:p>0.02165961265564</text:p>
          </table:table-cell>
          <table:table-cell office:value-type="float" office:value="0.0238776206970215" calcext:value-type="float">
            <text:p>0.023877620697022</text:p>
          </table:table-cell>
          <table:table-cell office:value-type="float" office:value="0.0224178075790405" calcext:value-type="float">
            <text:p>0.02241780757904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0231151580810547" calcext:value-type="float">
            <text:p>0.023115158081055</text:p>
          </table:table-cell>
          <table:table-cell office:value-type="float" office:value="0.025723934173584" calcext:value-type="float">
            <text:p>0.025723934173584</text:p>
          </table:table-cell>
          <table:table-cell office:value-type="float" office:value="0.0241478443145752" calcext:value-type="float">
            <text:p>0.02414784431457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0220437049865723" calcext:value-type="float">
            <text:p>0.022043704986572</text:p>
          </table:table-cell>
          <table:table-cell office:value-type="float" office:value="0.024446964263916" calcext:value-type="float">
            <text:p>0.024446964263916</text:p>
          </table:table-cell>
          <table:table-cell office:value-type="float" office:value="0.0230229377746582" calcext:value-type="float">
            <text:p>0.023022937774658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0227525234222412" calcext:value-type="float">
            <text:p>0.022752523422241</text:p>
          </table:table-cell>
          <table:table-cell office:value-type="float" office:value="0.0253453254699707" calcext:value-type="float">
            <text:p>0.025345325469971</text:p>
          </table:table-cell>
          <table:table-cell office:value-type="float" office:value="0.0242610931396484" calcext:value-type="float">
            <text:p>0.02426109313964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238356590270996" calcext:value-type="float">
            <text:p>0.0238356590271</text:p>
          </table:table-cell>
          <table:table-cell office:value-type="float" office:value="0.0332057476043701" calcext:value-type="float">
            <text:p>0.03320574760437</text:p>
          </table:table-cell>
          <table:table-cell office:value-type="float" office:value="0.0263680458068848" calcext:value-type="float">
            <text:p>0.02636804580688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0239102840423584" calcext:value-type="float">
            <text:p>0.023910284042358</text:p>
          </table:table-cell>
          <table:table-cell office:value-type="float" office:value="0.0258874893188477" calcext:value-type="float">
            <text:p>0.025887489318848</text:p>
          </table:table-cell>
          <table:table-cell office:value-type="float" office:value="0.0249979734420776" calcext:value-type="float">
            <text:p>0.02499797344207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226540565490723" calcext:value-type="float">
            <text:p>0.022654056549072</text:p>
          </table:table-cell>
          <table:table-cell office:value-type="float" office:value="0.0244624614715576" calcext:value-type="float">
            <text:p>0.024462461471558</text:p>
          </table:table-cell>
          <table:table-cell office:value-type="float" office:value="0.0236255645751953" calcext:value-type="float">
            <text:p>0.02362556457519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022329568862915" calcext:value-type="float">
            <text:p>0.022329568862915</text:p>
          </table:table-cell>
          <table:table-cell office:value-type="float" office:value="0.0245709419250488" calcext:value-type="float">
            <text:p>0.024570941925049</text:p>
          </table:table-cell>
          <table:table-cell office:value-type="float" office:value="0.0233104228973389" calcext:value-type="float">
            <text:p>0.023310422897339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0235638618469238" calcext:value-type="float">
            <text:p>0.023563861846924</text:p>
          </table:table-cell>
          <table:table-cell office:value-type="float" office:value="0.0255367755889893" calcext:value-type="float">
            <text:p>0.025536775588989</text:p>
          </table:table-cell>
          <table:table-cell office:value-type="float" office:value="0.0243351936340332" calcext:value-type="float">
            <text:p>0.02433519363403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226585865020752" calcext:value-type="float">
            <text:p>0.022658586502075</text:p>
          </table:table-cell>
          <table:table-cell office:value-type="float" office:value="0.0250110626220703" calcext:value-type="float">
            <text:p>0.02501106262207</text:p>
          </table:table-cell>
          <table:table-cell office:value-type="float" office:value="0.0238936185836792" calcext:value-type="float">
            <text:p>0.02389361858367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0234999656677246" calcext:value-type="float">
            <text:p>0.023499965667725</text:p>
          </table:table-cell>
          <table:table-cell office:value-type="float" office:value="0.0275607109069824" calcext:value-type="float">
            <text:p>0.027560710906982</text:p>
          </table:table-cell>
          <table:table-cell office:value-type="float" office:value="0.0249546527862549" calcext:value-type="float">
            <text:p>0.02495465278625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0239419937133789" calcext:value-type="float">
            <text:p>0.023941993713379</text:p>
          </table:table-cell>
          <table:table-cell office:value-type="float" office:value="0.0262348651885986" calcext:value-type="float">
            <text:p>0.026234865188599</text:p>
          </table:table-cell>
          <table:table-cell office:value-type="float" office:value="0.0253994226455688" calcext:value-type="float">
            <text:p>0.025399422645569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022514820098877" calcext:value-type="float">
            <text:p>0.022514820098877</text:p>
          </table:table-cell>
          <table:table-cell office:value-type="float" office:value="0.0257155895233154" calcext:value-type="float">
            <text:p>0.025715589523315</text:p>
          </table:table-cell>
          <table:table-cell office:value-type="float" office:value="0.023599362373352" calcext:value-type="float">
            <text:p>0.02359936237335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227293968200684" calcext:value-type="float">
            <text:p>0.022729396820068</text:p>
          </table:table-cell>
          <table:table-cell office:value-type="float" office:value="0.0276944637298584" calcext:value-type="float">
            <text:p>0.027694463729858</text:p>
          </table:table-cell>
          <table:table-cell office:value-type="float" office:value="0.0241441488265991" calcext:value-type="float">
            <text:p>0.02414414882659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0228853225708008" calcext:value-type="float">
            <text:p>0.022885322570801</text:p>
          </table:table-cell>
          <table:table-cell office:value-type="float" office:value="0.0253438949584961" calcext:value-type="float">
            <text:p>0.025343894958496</text:p>
          </table:table-cell>
          <table:table-cell office:value-type="float" office:value="0.0236962556838989" calcext:value-type="float">
            <text:p>0.02369625568389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234065055847168" calcext:value-type="float">
            <text:p>0.023406505584717</text:p>
          </table:table-cell>
          <table:table-cell office:value-type="float" office:value="0.0266063213348389" calcext:value-type="float">
            <text:p>0.026606321334839</text:p>
          </table:table-cell>
          <table:table-cell office:value-type="float" office:value="0.0244958877563477" calcext:value-type="float">
            <text:p>0.02449588775634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0225355625152588" calcext:value-type="float">
            <text:p>0.022535562515259</text:p>
          </table:table-cell>
          <table:table-cell office:value-type="float" office:value="0.0257394313812256" calcext:value-type="float">
            <text:p>0.025739431381226</text:p>
          </table:table-cell>
          <table:table-cell office:value-type="float" office:value="0.0243268966674805" calcext:value-type="float">
            <text:p>0.02432689666748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023120641708374" calcext:value-type="float">
            <text:p>0.023120641708374</text:p>
          </table:table-cell>
          <table:table-cell office:value-type="float" office:value="0.0274243354797363" calcext:value-type="float">
            <text:p>0.027424335479736</text:p>
          </table:table-cell>
          <table:table-cell office:value-type="float" office:value="0.0249567985534668" calcext:value-type="float">
            <text:p>0.02495679855346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0228006839752197" calcext:value-type="float">
            <text:p>0.02280068397522</text:p>
          </table:table-cell>
          <table:table-cell office:value-type="float" office:value="0.0259091854095459" calcext:value-type="float">
            <text:p>0.025909185409546</text:p>
          </table:table-cell>
          <table:table-cell office:value-type="float" office:value="0.0237258911132812" calcext:value-type="float">
            <text:p>0.02372589111328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233108997344971" calcext:value-type="float">
            <text:p>0.023310899734497</text:p>
          </table:table-cell>
          <table:table-cell office:value-type="float" office:value="0.0264782905578613" calcext:value-type="float">
            <text:p>0.026478290557861</text:p>
          </table:table-cell>
          <table:table-cell office:value-type="float" office:value="0.0244972467422485" calcext:value-type="float">
            <text:p>0.024497246742249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022451639175415" calcext:value-type="float">
            <text:p>0.022451639175415</text:p>
          </table:table-cell>
          <table:table-cell office:value-type="float" office:value="0.0249238014221191" calcext:value-type="float">
            <text:p>0.024923801422119</text:p>
          </table:table-cell>
          <table:table-cell office:value-type="float" office:value="0.0234029054641724" calcext:value-type="float">
            <text:p>0.02340290546417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237138271331787" calcext:value-type="float">
            <text:p>0.023713827133179</text:p>
          </table:table-cell>
          <table:table-cell office:value-type="float" office:value="0.027090311050415" calcext:value-type="float">
            <text:p>0.027090311050415</text:p>
          </table:table-cell>
          <table:table-cell office:value-type="float" office:value="0.0248035669326782" calcext:value-type="float">
            <text:p>0.02480356693267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0225112438201904" calcext:value-type="float">
            <text:p>0.02251124382019</text:p>
          </table:table-cell>
          <table:table-cell office:value-type="float" office:value="0.0265278816223145" calcext:value-type="float">
            <text:p>0.026527881622315</text:p>
          </table:table-cell>
          <table:table-cell office:value-type="float" office:value="0.0237611770629883" calcext:value-type="float">
            <text:p>0.02376117706298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0240993499755859" calcext:value-type="float">
            <text:p>0.024099349975586</text:p>
          </table:table-cell>
          <table:table-cell office:value-type="float" office:value="0.0259020328521729" calcext:value-type="float">
            <text:p>0.025902032852173</text:p>
          </table:table-cell>
          <table:table-cell office:value-type="float" office:value="0.024844479560852" calcext:value-type="float">
            <text:p>0.02484447956085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0242750644683838" calcext:value-type="float">
            <text:p>0.024275064468384</text:p>
          </table:table-cell>
          <table:table-cell office:value-type="float" office:value="0.0269637107849121" calcext:value-type="float">
            <text:p>0.026963710784912</text:p>
          </table:table-cell>
          <table:table-cell office:value-type="float" office:value="0.0249975442886353" calcext:value-type="float">
            <text:p>0.02499754428863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0239050388336182" calcext:value-type="float">
            <text:p>0.023905038833618</text:p>
          </table:table-cell>
          <table:table-cell office:value-type="float" office:value="0.0265762805938721" calcext:value-type="float">
            <text:p>0.026576280593872</text:p>
          </table:table-cell>
          <table:table-cell office:value-type="float" office:value="0.0247709274291992" calcext:value-type="float">
            <text:p>0.02477092742919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259237289428711" calcext:value-type="float">
            <text:p>0.025923728942871</text:p>
          </table:table-cell>
          <table:table-cell office:value-type="float" office:value="0.0293872356414795" calcext:value-type="float">
            <text:p>0.02938723564148</text:p>
          </table:table-cell>
          <table:table-cell office:value-type="float" office:value="0.027499270439148" calcext:value-type="float">
            <text:p>0.02749927043914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240299701690674" calcext:value-type="float">
            <text:p>0.024029970169067</text:p>
          </table:table-cell>
          <table:table-cell office:value-type="float" office:value="0.0278129577636719" calcext:value-type="float">
            <text:p>0.027812957763672</text:p>
          </table:table-cell>
          <table:table-cell office:value-type="float" office:value="0.0252267122268677" calcext:value-type="float">
            <text:p>0.02522671222686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0225555896759033" calcext:value-type="float">
            <text:p>0.022555589675903</text:p>
          </table:table-cell>
          <table:table-cell office:value-type="float" office:value="0.0259227752685547" calcext:value-type="float">
            <text:p>0.025922775268555</text:p>
          </table:table-cell>
          <table:table-cell office:value-type="float" office:value="0.0235558271408081" calcext:value-type="float">
            <text:p>0.02355582714080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2408766746521" calcext:value-type="float">
            <text:p>0.02408766746521</text:p>
          </table:table-cell>
          <table:table-cell office:value-type="float" office:value="0.0273227691650391" calcext:value-type="float">
            <text:p>0.027322769165039</text:p>
          </table:table-cell>
          <table:table-cell office:value-type="float" office:value="0.0257501363754272" calcext:value-type="float">
            <text:p>0.02575013637542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228595733642578" calcext:value-type="float">
            <text:p>0.022859573364258</text:p>
          </table:table-cell>
          <table:table-cell office:value-type="float" office:value="0.0252292156219482" calcext:value-type="float">
            <text:p>0.025229215621948</text:p>
          </table:table-cell>
          <table:table-cell office:value-type="float" office:value="0.0239343881607056" calcext:value-type="float">
            <text:p>0.02393438816070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0225584506988525" calcext:value-type="float">
            <text:p>0.022558450698853</text:p>
          </table:table-cell>
          <table:table-cell office:value-type="float" office:value="0.0267434120178223" calcext:value-type="float">
            <text:p>0.026743412017822</text:p>
          </table:table-cell>
          <table:table-cell office:value-type="float" office:value="0.0239493370056152" calcext:value-type="float">
            <text:p>0.02394933700561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0227551460266113" calcext:value-type="float">
            <text:p>0.022755146026611</text:p>
          </table:table-cell>
          <table:table-cell office:value-type="float" office:value="0.0259637832641602" calcext:value-type="float">
            <text:p>0.02596378326416</text:p>
          </table:table-cell>
          <table:table-cell office:value-type="float" office:value="0.0235092639923096" calcext:value-type="float">
            <text:p>0.0235092639923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0230705738067627" calcext:value-type="float">
            <text:p>0.023070573806763</text:p>
          </table:table-cell>
          <table:table-cell office:value-type="float" office:value="0.0252232551574707" calcext:value-type="float">
            <text:p>0.025223255157471</text:p>
          </table:table-cell>
          <table:table-cell office:value-type="float" office:value="0.0238318681716919" calcext:value-type="float">
            <text:p>0.02383186817169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23113489151001" calcext:value-type="float">
            <text:p>0.023113489151001</text:p>
          </table:table-cell>
          <table:table-cell office:value-type="float" office:value="0.026418924331665" calcext:value-type="float">
            <text:p>0.026418924331665</text:p>
          </table:table-cell>
          <table:table-cell office:value-type="float" office:value="0.0239019632339478" calcext:value-type="float">
            <text:p>0.02390196323394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023235559463501" calcext:value-type="float">
            <text:p>0.023235559463501</text:p>
          </table:table-cell>
          <table:table-cell office:value-type="float" office:value="0.02587890625" calcext:value-type="float">
            <text:p>0.02587890625</text:p>
          </table:table-cell>
          <table:table-cell office:value-type="float" office:value="0.024017596244812" calcext:value-type="float">
            <text:p>0.02401759624481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249297618865967" calcext:value-type="float">
            <text:p>0.024929761886597</text:p>
          </table:table-cell>
          <table:table-cell office:value-type="float" office:value="0.0263900756835938" calcext:value-type="float">
            <text:p>0.026390075683594</text:p>
          </table:table-cell>
          <table:table-cell office:value-type="float" office:value="0.0255920886993408" calcext:value-type="float">
            <text:p>0.02559208869934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0230846405029297" calcext:value-type="float">
            <text:p>0.02308464050293</text:p>
          </table:table-cell>
          <table:table-cell office:value-type="float" office:value="0.0261092185974121" calcext:value-type="float">
            <text:p>0.026109218597412</text:p>
          </table:table-cell>
          <table:table-cell office:value-type="float" office:value="0.0240359783172607" calcext:value-type="float">
            <text:p>0.02403597831726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0230309963226318" calcext:value-type="float">
            <text:p>0.023030996322632</text:p>
          </table:table-cell>
          <table:table-cell office:value-type="float" office:value="0.0256850719451904" calcext:value-type="float">
            <text:p>0.02568507194519</text:p>
          </table:table-cell>
          <table:table-cell office:value-type="float" office:value="0.0242496728897095" calcext:value-type="float">
            <text:p>0.0242496728897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241100788116455" calcext:value-type="float">
            <text:p>0.024110078811646</text:p>
          </table:table-cell>
          <table:table-cell office:value-type="float" office:value="0.0266060829162598" calcext:value-type="float">
            <text:p>0.02660608291626</text:p>
          </table:table-cell>
          <table:table-cell office:value-type="float" office:value="0.0250341892242432" calcext:value-type="float">
            <text:p>0.02503418922424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0243725776672363" calcext:value-type="float">
            <text:p>0.024372577667236</text:p>
          </table:table-cell>
          <table:table-cell office:value-type="float" office:value="0.0264465808868408" calcext:value-type="float">
            <text:p>0.026446580886841</text:p>
          </table:table-cell>
          <table:table-cell office:value-type="float" office:value="0.0256019592285156" calcext:value-type="float">
            <text:p>0.02560195922851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0243296623229981" calcext:value-type="float">
            <text:p>0.024329662322998</text:p>
          </table:table-cell>
          <table:table-cell office:value-type="float" office:value="0.0284392833709717" calcext:value-type="float">
            <text:p>0.028439283370972</text:p>
          </table:table-cell>
          <table:table-cell office:value-type="float" office:value="0.0259064912796021" calcext:value-type="float">
            <text:p>0.02590649127960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0245335102081299" calcext:value-type="float">
            <text:p>0.02453351020813</text:p>
          </table:table-cell>
          <table:table-cell office:value-type="float" office:value="0.0282106399536133" calcext:value-type="float">
            <text:p>0.028210639953613</text:p>
          </table:table-cell>
          <table:table-cell office:value-type="float" office:value="0.0258494138717651" calcext:value-type="float">
            <text:p>0.02584941387176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0240330696105957" calcext:value-type="float">
            <text:p>0.024033069610596</text:p>
          </table:table-cell>
          <table:table-cell office:value-type="float" office:value="0.0306966304779053" calcext:value-type="float">
            <text:p>0.030696630477905</text:p>
          </table:table-cell>
          <table:table-cell office:value-type="float" office:value="0.0258207082748413" calcext:value-type="float">
            <text:p>0.02582070827484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0254116058349609" calcext:value-type="float">
            <text:p>0.025411605834961</text:p>
          </table:table-cell>
          <table:table-cell office:value-type="float" office:value="0.0269773006439209" calcext:value-type="float">
            <text:p>0.026977300643921</text:p>
          </table:table-cell>
          <table:table-cell office:value-type="float" office:value="0.0263917922973633" calcext:value-type="float">
            <text:p>0.02639179229736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0249123573303223" calcext:value-type="float">
            <text:p>0.024912357330322</text:p>
          </table:table-cell>
          <table:table-cell office:value-type="float" office:value="0.0265464782714844" calcext:value-type="float">
            <text:p>0.026546478271484</text:p>
          </table:table-cell>
          <table:table-cell office:value-type="float" office:value="0.0256221055984497" calcext:value-type="float">
            <text:p>0.02562210559845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0241775512695312" calcext:value-type="float">
            <text:p>0.024177551269531</text:p>
          </table:table-cell>
          <table:table-cell office:value-type="float" office:value="0.0305106639862061" calcext:value-type="float">
            <text:p>0.030510663986206</text:p>
          </table:table-cell>
          <table:table-cell office:value-type="float" office:value="0.0258223056793213" calcext:value-type="float">
            <text:p>0.02582230567932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0244743824005127" calcext:value-type="float">
            <text:p>0.024474382400513</text:p>
          </table:table-cell>
          <table:table-cell office:value-type="float" office:value="0.0264344215393066" calcext:value-type="float">
            <text:p>0.026434421539307</text:p>
          </table:table-cell>
          <table:table-cell office:value-type="float" office:value="0.0256195783615112" calcext:value-type="float">
            <text:p>0.02561957836151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0251710414886475" calcext:value-type="float">
            <text:p>0.025171041488648</text:p>
          </table:table-cell>
          <table:table-cell office:value-type="float" office:value="0.0306849479675293" calcext:value-type="float">
            <text:p>0.030684947967529</text:p>
          </table:table-cell>
          <table:table-cell office:value-type="float" office:value="0.0267961502075195" calcext:value-type="float">
            <text:p>0.0267961502075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250425338745117" calcext:value-type="float">
            <text:p>0.025042533874512</text:p>
          </table:table-cell>
          <table:table-cell office:value-type="float" office:value="0.0268983840942383" calcext:value-type="float">
            <text:p>0.026898384094238</text:p>
          </table:table-cell>
          <table:table-cell office:value-type="float" office:value="0.0260666131973267" calcext:value-type="float">
            <text:p>0.02606661319732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026569128036499" calcext:value-type="float">
            <text:p>0.026569128036499</text:p>
          </table:table-cell>
          <table:table-cell office:value-type="float" office:value="0.0305702686309814" calcext:value-type="float">
            <text:p>0.030570268630981</text:p>
          </table:table-cell>
          <table:table-cell office:value-type="float" office:value="0.027544093132019" calcext:value-type="float">
            <text:p>0.02754409313201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0236794948577881" calcext:value-type="float">
            <text:p>0.023679494857788</text:p>
          </table:table-cell>
          <table:table-cell office:value-type="float" office:value="0.0298559665679932" calcext:value-type="float">
            <text:p>0.029855966567993</text:p>
          </table:table-cell>
          <table:table-cell office:value-type="float" office:value="0.0266005754470825" calcext:value-type="float">
            <text:p>0.02660057544708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0245225429534912" calcext:value-type="float">
            <text:p>0.024522542953491</text:p>
          </table:table-cell>
          <table:table-cell office:value-type="float" office:value="0.0278716087341309" calcext:value-type="float">
            <text:p>0.027871608734131</text:p>
          </table:table-cell>
          <table:table-cell office:value-type="float" office:value="0.0268025159835815" calcext:value-type="float">
            <text:p>0.02680251598358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0236144065856934" calcext:value-type="float">
            <text:p>0.023614406585693</text:p>
          </table:table-cell>
          <table:table-cell office:value-type="float" office:value="0.025975227355957" calcext:value-type="float">
            <text:p>0.025975227355957</text:p>
          </table:table-cell>
          <table:table-cell office:value-type="float" office:value="0.0244615077972412" calcext:value-type="float">
            <text:p>0.02446150779724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0239231586456299" calcext:value-type="float">
            <text:p>0.02392315864563</text:p>
          </table:table-cell>
          <table:table-cell office:value-type="float" office:value="0.0259125232696533" calcext:value-type="float">
            <text:p>0.025912523269653</text:p>
          </table:table-cell>
          <table:table-cell office:value-type="float" office:value="0.0245729684829712" calcext:value-type="float">
            <text:p>0.02457296848297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0230400562286377" calcext:value-type="float">
            <text:p>0.023040056228638</text:p>
          </table:table-cell>
          <table:table-cell office:value-type="float" office:value="0.0249466896057129" calcext:value-type="float">
            <text:p>0.024946689605713</text:p>
          </table:table-cell>
          <table:table-cell office:value-type="float" office:value="0.0236997604370117" calcext:value-type="float">
            <text:p>0.02369976043701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238709449768066" calcext:value-type="float">
            <text:p>0.023870944976807</text:p>
          </table:table-cell>
          <table:table-cell office:value-type="float" office:value="0.0270509719848633" calcext:value-type="float">
            <text:p>0.027050971984863</text:p>
          </table:table-cell>
          <table:table-cell office:value-type="float" office:value="0.0247505664825439" calcext:value-type="float">
            <text:p>0.02475056648254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0231318473815918" calcext:value-type="float">
            <text:p>0.023131847381592</text:p>
          </table:table-cell>
          <table:table-cell office:value-type="float" office:value="0.0258393287658691" calcext:value-type="float">
            <text:p>0.025839328765869</text:p>
          </table:table-cell>
          <table:table-cell office:value-type="float" office:value="0.0241695642471314" calcext:value-type="float">
            <text:p>0.02416956424713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0236361026763916" calcext:value-type="float">
            <text:p>0.023636102676392</text:p>
          </table:table-cell>
          <table:table-cell office:value-type="float" office:value="0.0252044200897217" calcext:value-type="float">
            <text:p>0.025204420089722</text:p>
          </table:table-cell>
          <table:table-cell office:value-type="float" office:value="0.0244351387023926" calcext:value-type="float">
            <text:p>0.02443513870239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243411064147949" calcext:value-type="float">
            <text:p>0.024341106414795</text:p>
          </table:table-cell>
          <table:table-cell office:value-type="float" office:value="0.0267333984375" calcext:value-type="float">
            <text:p>0.0267333984375</text:p>
          </table:table-cell>
          <table:table-cell office:value-type="float" office:value="0.0249809265136719" calcext:value-type="float">
            <text:p>0.02498092651367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238168239593506" calcext:value-type="float">
            <text:p>0.023816823959351</text:p>
          </table:table-cell>
          <table:table-cell office:value-type="float" office:value="0.0261912345886231" calcext:value-type="float">
            <text:p>0.026191234588623</text:p>
          </table:table-cell>
          <table:table-cell office:value-type="float" office:value="0.0245362758636475" calcext:value-type="float">
            <text:p>0.024536275863648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0240027904510498" calcext:value-type="float">
            <text:p>0.02400279045105</text:p>
          </table:table-cell>
          <table:table-cell office:value-type="float" office:value="0.0256557464599609" calcext:value-type="float">
            <text:p>0.025655746459961</text:p>
          </table:table-cell>
          <table:table-cell office:value-type="float" office:value="0.0246274709701538" calcext:value-type="float">
            <text:p>0.02462747097015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0233683586120606" calcext:value-type="float">
            <text:p>0.023368358612061</text:p>
          </table:table-cell>
          <table:table-cell office:value-type="float" office:value="0.0260357856750488" calcext:value-type="float">
            <text:p>0.026035785675049</text:p>
          </table:table-cell>
          <table:table-cell office:value-type="float" office:value="0.0242086172103882" calcext:value-type="float">
            <text:p>0.02420861721038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0230545997619629" calcext:value-type="float">
            <text:p>0.023054599761963</text:p>
          </table:table-cell>
          <table:table-cell office:value-type="float" office:value="0.0263471603393555" calcext:value-type="float">
            <text:p>0.026347160339356</text:p>
          </table:table-cell>
          <table:table-cell office:value-type="float" office:value="0.0239288568496704" calcext:value-type="float">
            <text:p>0.0239288568496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0246226787567139" calcext:value-type="float">
            <text:p>0.024622678756714</text:p>
          </table:table-cell>
          <table:table-cell office:value-type="float" office:value="0.0283522605895996" calcext:value-type="float">
            <text:p>0.0283522605896</text:p>
          </table:table-cell>
          <table:table-cell office:value-type="float" office:value="0.0266828536987305" calcext:value-type="float">
            <text:p>0.02668285369873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0263833999633789" calcext:value-type="float">
            <text:p>0.026383399963379</text:p>
          </table:table-cell>
          <table:table-cell office:value-type="float" office:value="0.0278997421264648" calcext:value-type="float">
            <text:p>0.027899742126465</text:p>
          </table:table-cell>
          <table:table-cell office:value-type="float" office:value="0.0269991636276245" calcext:value-type="float">
            <text:p>0.026999163627625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0241789817810059" calcext:value-type="float">
            <text:p>0.024178981781006</text:p>
          </table:table-cell>
          <table:table-cell office:value-type="float" office:value="0.0288183689117432" calcext:value-type="float">
            <text:p>0.028818368911743</text:p>
          </table:table-cell>
          <table:table-cell office:value-type="float" office:value="0.0251562356948853" calcext:value-type="float">
            <text:p>0.02515623569488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0267167091369629" calcext:value-type="float">
            <text:p>0.026716709136963</text:p>
          </table:table-cell>
          <table:table-cell office:value-type="float" office:value="0.0284116268157959" calcext:value-type="float">
            <text:p>0.028411626815796</text:p>
          </table:table-cell>
          <table:table-cell office:value-type="float" office:value="0.0274625301361084" calcext:value-type="float">
            <text:p>0.02746253013610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0244872570037842" calcext:value-type="float">
            <text:p>0.024487257003784</text:p>
          </table:table-cell>
          <table:table-cell office:value-type="float" office:value="0.0259792804718018" calcext:value-type="float">
            <text:p>0.025979280471802</text:p>
          </table:table-cell>
          <table:table-cell office:value-type="float" office:value="0.0253597736358643" calcext:value-type="float">
            <text:p>0.02535977363586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239555835723877" calcext:value-type="float">
            <text:p>0.023955583572388</text:p>
          </table:table-cell>
          <table:table-cell office:value-type="float" office:value="0.0267593860626221" calcext:value-type="float">
            <text:p>0.026759386062622</text:p>
          </table:table-cell>
          <table:table-cell office:value-type="float" office:value="0.0256093263626099" calcext:value-type="float">
            <text:p>0.0256093263626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0268845558166504" calcext:value-type="float">
            <text:p>0.02688455581665</text:p>
          </table:table-cell>
          <table:table-cell office:value-type="float" office:value="0.0298697948455811" calcext:value-type="float">
            <text:p>0.029869794845581</text:p>
          </table:table-cell>
          <table:table-cell office:value-type="float" office:value="0.0278234004974365" calcext:value-type="float">
            <text:p>0.02782340049743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0260794162750244" calcext:value-type="float">
            <text:p>0.026079416275024</text:p>
          </table:table-cell>
          <table:table-cell office:value-type="float" office:value="0.0270991325378418" calcext:value-type="float">
            <text:p>0.027099132537842</text:p>
          </table:table-cell>
          <table:table-cell office:value-type="float" office:value="0.0264902353286743" calcext:value-type="float">
            <text:p>0.02649023532867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0266103744506836" calcext:value-type="float">
            <text:p>0.026610374450684</text:p>
          </table:table-cell>
          <table:table-cell office:value-type="float" office:value="0.0276932716369629" calcext:value-type="float">
            <text:p>0.027693271636963</text:p>
          </table:table-cell>
          <table:table-cell office:value-type="float" office:value="0.0272842168807983" calcext:value-type="float">
            <text:p>0.02728421688079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0244569778442383" calcext:value-type="float">
            <text:p>0.024456977844238</text:p>
          </table:table-cell>
          <table:table-cell office:value-type="float" office:value="0.0275404453277588" calcext:value-type="float">
            <text:p>0.027540445327759</text:p>
          </table:table-cell>
          <table:table-cell office:value-type="float" office:value="0.0258080244064331" calcext:value-type="float">
            <text:p>0.02580802440643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242600440979004" calcext:value-type="float">
            <text:p>0.0242600440979</text:p>
          </table:table-cell>
          <table:table-cell office:value-type="float" office:value="0.0264284610748291" calcext:value-type="float">
            <text:p>0.026428461074829</text:p>
          </table:table-cell>
          <table:table-cell office:value-type="float" office:value="0.0256577253341675" calcext:value-type="float">
            <text:p>0.02565772533416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02561354637146" calcext:value-type="float">
            <text:p>0.02561354637146</text:p>
          </table:table-cell>
          <table:table-cell office:value-type="float" office:value="0.0274393558502197" calcext:value-type="float">
            <text:p>0.02743935585022</text:p>
          </table:table-cell>
          <table:table-cell office:value-type="float" office:value="0.0260606288909912" calcext:value-type="float">
            <text:p>0.02606062889099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256197452545166" calcext:value-type="float">
            <text:p>0.025619745254517</text:p>
          </table:table-cell>
          <table:table-cell office:value-type="float" office:value="0.0271930694580078" calcext:value-type="float">
            <text:p>0.027193069458008</text:p>
          </table:table-cell>
          <table:table-cell office:value-type="float" office:value="0.026240086555481" calcext:value-type="float">
            <text:p>0.02624008655548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261669158935547" calcext:value-type="float">
            <text:p>0.026166915893555</text:p>
          </table:table-cell>
          <table:table-cell office:value-type="float" office:value="0.0279064178466797" calcext:value-type="float">
            <text:p>0.02790641784668</text:p>
          </table:table-cell>
          <table:table-cell office:value-type="float" office:value="0.0271135330200195" calcext:value-type="float">
            <text:p>0.0271135330200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02351975440979" calcext:value-type="float">
            <text:p>0.02351975440979</text:p>
          </table:table-cell>
          <table:table-cell office:value-type="float" office:value="0.0269844532012939" calcext:value-type="float">
            <text:p>0.026984453201294</text:p>
          </table:table-cell>
          <table:table-cell office:value-type="float" office:value="0.0254584312438965" calcext:value-type="float">
            <text:p>0.02545843124389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26249885559082" calcext:value-type="float">
            <text:p>0.026249885559082</text:p>
          </table:table-cell>
          <table:table-cell office:value-type="float" office:value="0.0274009704589844" calcext:value-type="float">
            <text:p>0.027400970458984</text:p>
          </table:table-cell>
          <table:table-cell office:value-type="float" office:value="0.027016806602478" calcext:value-type="float">
            <text:p>0.02701680660247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025707483291626" calcext:value-type="float">
            <text:p>0.025707483291626</text:p>
          </table:table-cell>
          <table:table-cell office:value-type="float" office:value="0.027794361114502" calcext:value-type="float">
            <text:p>0.027794361114502</text:p>
          </table:table-cell>
          <table:table-cell office:value-type="float" office:value="0.0261922836303711" calcext:value-type="float">
            <text:p>0.02619228363037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026911735534668" calcext:value-type="float">
            <text:p>0.026911735534668</text:p>
          </table:table-cell>
          <table:table-cell office:value-type="float" office:value="0.0289385318756104" calcext:value-type="float">
            <text:p>0.02893853187561</text:p>
          </table:table-cell>
          <table:table-cell office:value-type="float" office:value="0.0275117635726929" calcext:value-type="float">
            <text:p>0.02751176357269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0266735553741455" calcext:value-type="float">
            <text:p>0.026673555374146</text:p>
          </table:table-cell>
          <table:table-cell office:value-type="float" office:value="0.0284054279327393" calcext:value-type="float">
            <text:p>0.028405427932739</text:p>
          </table:table-cell>
          <table:table-cell office:value-type="float" office:value="0.0273262023925781" calcext:value-type="float">
            <text:p>0.02732620239257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0235691070556641" calcext:value-type="float">
            <text:p>0.023569107055664</text:p>
          </table:table-cell>
          <table:table-cell office:value-type="float" office:value="0.026259183883667" calcext:value-type="float">
            <text:p>0.026259183883667</text:p>
          </table:table-cell>
          <table:table-cell office:value-type="float" office:value="0.0244944572448731" calcext:value-type="float">
            <text:p>0.02449445724487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242836475372314" calcext:value-type="float">
            <text:p>0.024283647537231</text:p>
          </table:table-cell>
          <table:table-cell office:value-type="float" office:value="0.0268373489379883" calcext:value-type="float">
            <text:p>0.026837348937988</text:p>
          </table:table-cell>
          <table:table-cell office:value-type="float" office:value="0.0251105546951294" calcext:value-type="float">
            <text:p>0.02511055469512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252292156219482" calcext:value-type="float">
            <text:p>0.025229215621948</text:p>
          </table:table-cell>
          <table:table-cell office:value-type="float" office:value="0.0276479721069336" calcext:value-type="float">
            <text:p>0.027647972106934</text:p>
          </table:table-cell>
          <table:table-cell office:value-type="float" office:value="0.0259361505508423" calcext:value-type="float">
            <text:p>0.02593615055084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023796558380127" calcext:value-type="float">
            <text:p>0.023796558380127</text:p>
          </table:table-cell>
          <table:table-cell office:value-type="float" office:value="0.0271000862121582" calcext:value-type="float">
            <text:p>0.027100086212158</text:p>
          </table:table-cell>
          <table:table-cell office:value-type="float" office:value="0.0252870082855225" calcext:value-type="float">
            <text:p>0.02528700828552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233223438262939" calcext:value-type="float">
            <text:p>0.023322343826294</text:p>
          </table:table-cell>
          <table:table-cell office:value-type="float" office:value="0.0260071754455566" calcext:value-type="float">
            <text:p>0.026007175445557</text:p>
          </table:table-cell>
          <table:table-cell office:value-type="float" office:value="0.0246723175048828" calcext:value-type="float">
            <text:p>0.02467231750488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0235686302185059" calcext:value-type="float">
            <text:p>0.023568630218506</text:p>
          </table:table-cell>
          <table:table-cell office:value-type="float" office:value="0.0260882377624512" calcext:value-type="float">
            <text:p>0.026088237762451</text:p>
          </table:table-cell>
          <table:table-cell office:value-type="float" office:value="0.0242212772369385" calcext:value-type="float">
            <text:p>0.02422127723693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236704349517822" calcext:value-type="float">
            <text:p>0.023670434951782</text:p>
          </table:table-cell>
          <table:table-cell office:value-type="float" office:value="0.02585768699646" calcext:value-type="float">
            <text:p>0.02585768699646</text:p>
          </table:table-cell>
          <table:table-cell office:value-type="float" office:value="0.0242760896682739" calcext:value-type="float">
            <text:p>0.02427608966827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234661102294922" calcext:value-type="float">
            <text:p>0.023466110229492</text:p>
          </table:table-cell>
          <table:table-cell office:value-type="float" office:value="0.0258831977844238" calcext:value-type="float">
            <text:p>0.025883197784424</text:p>
          </table:table-cell>
          <table:table-cell office:value-type="float" office:value="0.0245754241943359" calcext:value-type="float">
            <text:p>0.02457542419433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0238356590270996" calcext:value-type="float">
            <text:p>0.0238356590271</text:p>
          </table:table-cell>
          <table:table-cell office:value-type="float" office:value="0.0262734889984131" calcext:value-type="float">
            <text:p>0.026273488998413</text:p>
          </table:table-cell>
          <table:table-cell office:value-type="float" office:value="0.0247663736343384" calcext:value-type="float">
            <text:p>0.02476637363433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236024856567383" calcext:value-type="float">
            <text:p>0.023602485656738</text:p>
          </table:table-cell>
          <table:table-cell office:value-type="float" office:value="0.0262725353240967" calcext:value-type="float">
            <text:p>0.026272535324097</text:p>
          </table:table-cell>
          <table:table-cell office:value-type="float" office:value="0.0241997480392456" calcext:value-type="float">
            <text:p>0.02419974803924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0236539840698242" calcext:value-type="float">
            <text:p>0.023653984069824</text:p>
          </table:table-cell>
          <table:table-cell office:value-type="float" office:value="0.0259110927581787" calcext:value-type="float">
            <text:p>0.025911092758179</text:p>
          </table:table-cell>
          <table:table-cell office:value-type="float" office:value="0.0243987798690796" calcext:value-type="float">
            <text:p>0.02439877986908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0239851474761963" calcext:value-type="float">
            <text:p>0.023985147476196</text:p>
          </table:table-cell>
          <table:table-cell office:value-type="float" office:value="0.0281462669372559" calcext:value-type="float">
            <text:p>0.028146266937256</text:p>
          </table:table-cell>
          <table:table-cell office:value-type="float" office:value="0.0254657030105591" calcext:value-type="float">
            <text:p>0.025465703010559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23881196975708" calcext:value-type="float">
            <text:p>0.023881196975708</text:p>
          </table:table-cell>
          <table:table-cell office:value-type="float" office:value="0.0262341499328613" calcext:value-type="float">
            <text:p>0.026234149932861</text:p>
          </table:table-cell>
          <table:table-cell office:value-type="float" office:value="0.0247519731521606" calcext:value-type="float">
            <text:p>0.02475197315216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0235800743103027" calcext:value-type="float">
            <text:p>0.023580074310303</text:p>
          </table:table-cell>
          <table:table-cell office:value-type="float" office:value="0.0259549617767334" calcext:value-type="float">
            <text:p>0.025954961776733</text:p>
          </table:table-cell>
          <table:table-cell office:value-type="float" office:value="0.0244436025619507" calcext:value-type="float">
            <text:p>0.02444360256195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024404764175415" calcext:value-type="float">
            <text:p>0.024404764175415</text:p>
          </table:table-cell>
          <table:table-cell office:value-type="float" office:value="0.0269923210144043" calcext:value-type="float">
            <text:p>0.026992321014404</text:p>
          </table:table-cell>
          <table:table-cell office:value-type="float" office:value="0.0249986171722412" calcext:value-type="float">
            <text:p>0.02499861717224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238735675811768" calcext:value-type="float">
            <text:p>0.023873567581177</text:p>
          </table:table-cell>
          <table:table-cell office:value-type="float" office:value="0.0256526470184326" calcext:value-type="float">
            <text:p>0.025652647018433</text:p>
          </table:table-cell>
          <table:table-cell office:value-type="float" office:value="0.0242051839828491" calcext:value-type="float">
            <text:p>0.02420518398284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243875980377197" calcext:value-type="float">
            <text:p>0.02438759803772</text:p>
          </table:table-cell>
          <table:table-cell office:value-type="float" office:value="0.0270800590515137" calcext:value-type="float">
            <text:p>0.027080059051514</text:p>
          </table:table-cell>
          <table:table-cell office:value-type="float" office:value="0.0251086235046387" calcext:value-type="float">
            <text:p>0.02510862350463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24669885635376" calcext:value-type="float">
            <text:p>0.024669885635376</text:p>
          </table:table-cell>
          <table:table-cell office:value-type="float" office:value="0.0276865959167481" calcext:value-type="float">
            <text:p>0.027686595916748</text:p>
          </table:table-cell>
          <table:table-cell office:value-type="float" office:value="0.0256381273269653" calcext:value-type="float">
            <text:p>0.02563812732696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242502689361572" calcext:value-type="float">
            <text:p>0.024250268936157</text:p>
          </table:table-cell>
          <table:table-cell office:value-type="float" office:value="0.0267984867095947" calcext:value-type="float">
            <text:p>0.026798486709595</text:p>
          </table:table-cell>
          <table:table-cell office:value-type="float" office:value="0.025087833404541" calcext:value-type="float">
            <text:p>0.02508783340454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239572525024414" calcext:value-type="float">
            <text:p>0.023957252502441</text:p>
          </table:table-cell>
          <table:table-cell office:value-type="float" office:value="0.0265345573425293" calcext:value-type="float">
            <text:p>0.026534557342529</text:p>
          </table:table-cell>
          <table:table-cell office:value-type="float" office:value="0.0248285531997681" calcext:value-type="float">
            <text:p>0.02482855319976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0243988037109375" calcext:value-type="float">
            <text:p>0.024398803710938</text:p>
          </table:table-cell>
          <table:table-cell office:value-type="float" office:value="0.0276758670806885" calcext:value-type="float">
            <text:p>0.027675867080689</text:p>
          </table:table-cell>
          <table:table-cell office:value-type="float" office:value="0.025387692451477" calcext:value-type="float">
            <text:p>0.02538769245147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0235404968261719" calcext:value-type="float">
            <text:p>0.023540496826172</text:p>
          </table:table-cell>
          <table:table-cell office:value-type="float" office:value="0.0258705615997314" calcext:value-type="float">
            <text:p>0.025870561599731</text:p>
          </table:table-cell>
          <table:table-cell office:value-type="float" office:value="0.0243968963623047" calcext:value-type="float">
            <text:p>0.02439689636230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246562957763672" calcext:value-type="float">
            <text:p>0.024656295776367</text:p>
          </table:table-cell>
          <table:table-cell office:value-type="float" office:value="0.0266339778900147" calcext:value-type="float">
            <text:p>0.026633977890015</text:p>
          </table:table-cell>
          <table:table-cell office:value-type="float" office:value="0.0252059936523437" calcext:value-type="float">
            <text:p>0.02520599365234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0250957012176514" calcext:value-type="float">
            <text:p>0.025095701217651</text:p>
          </table:table-cell>
          <table:table-cell office:value-type="float" office:value="0.0296227931976318" calcext:value-type="float">
            <text:p>0.029622793197632</text:p>
          </table:table-cell>
          <table:table-cell office:value-type="float" office:value="0.0268554210662842" calcext:value-type="float">
            <text:p>0.02685542106628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241906642913818" calcext:value-type="float">
            <text:p>0.024190664291382</text:p>
          </table:table-cell>
          <table:table-cell office:value-type="float" office:value="0.0270683765411377" calcext:value-type="float">
            <text:p>0.027068376541138</text:p>
          </table:table-cell>
          <table:table-cell office:value-type="float" office:value="0.0251215934753418" calcext:value-type="float">
            <text:p>0.02512159347534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261123180389404" calcext:value-type="float">
            <text:p>0.02611231803894</text:p>
          </table:table-cell>
          <table:table-cell office:value-type="float" office:value="0.0282566547393799" calcext:value-type="float">
            <text:p>0.02825665473938</text:p>
          </table:table-cell>
          <table:table-cell office:value-type="float" office:value="0.0269272089004517" calcext:value-type="float">
            <text:p>0.02692720890045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276145935058594" calcext:value-type="float">
            <text:p>0.027614593505859</text:p>
          </table:table-cell>
          <table:table-cell office:value-type="float" office:value="0.0323081016540527" calcext:value-type="float">
            <text:p>0.032308101654053</text:p>
          </table:table-cell>
          <table:table-cell office:value-type="float" office:value="0.028496789932251" calcext:value-type="float">
            <text:p>0.02849678993225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251505374908447" calcext:value-type="float">
            <text:p>0.025150537490845</text:p>
          </table:table-cell>
          <table:table-cell office:value-type="float" office:value="0.0269582271575928" calcext:value-type="float">
            <text:p>0.026958227157593</text:p>
          </table:table-cell>
          <table:table-cell office:value-type="float" office:value="0.0258606433868408" calcext:value-type="float">
            <text:p>0.02586064338684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0250029563903809" calcext:value-type="float">
            <text:p>0.025002956390381</text:p>
          </table:table-cell>
          <table:table-cell office:value-type="float" office:value="0.0277783870697022" calcext:value-type="float">
            <text:p>0.027778387069702</text:p>
          </table:table-cell>
          <table:table-cell office:value-type="float" office:value="0.0263412237167358" calcext:value-type="float">
            <text:p>0.02634122371673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0261671543121338" calcext:value-type="float">
            <text:p>0.026167154312134</text:p>
          </table:table-cell>
          <table:table-cell office:value-type="float" office:value="0.0278208255767822" calcext:value-type="float">
            <text:p>0.027820825576782</text:p>
          </table:table-cell>
          <table:table-cell office:value-type="float" office:value="0.0267187833786011" calcext:value-type="float">
            <text:p>0.02671878337860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0262424945831299" calcext:value-type="float">
            <text:p>0.02624249458313</text:p>
          </table:table-cell>
          <table:table-cell office:value-type="float" office:value="0.027590274810791" calcext:value-type="float">
            <text:p>0.027590274810791</text:p>
          </table:table-cell>
          <table:table-cell office:value-type="float" office:value="0.0268235683441162" calcext:value-type="float">
            <text:p>0.02682356834411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0251762866973877" calcext:value-type="float">
            <text:p>0.025176286697388</text:p>
          </table:table-cell>
          <table:table-cell office:value-type="float" office:value="0.028362512588501" calcext:value-type="float">
            <text:p>0.028362512588501</text:p>
          </table:table-cell>
          <table:table-cell office:value-type="float" office:value="0.0263020515441895" calcext:value-type="float">
            <text:p>0.0263020515441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0279922485351563" calcext:value-type="float">
            <text:p>0.027992248535156</text:p>
          </table:table-cell>
          <table:table-cell office:value-type="float" office:value="0.029066801071167" calcext:value-type="float">
            <text:p>0.029066801071167</text:p>
          </table:table-cell>
          <table:table-cell office:value-type="float" office:value="0.0283691644668579" calcext:value-type="float">
            <text:p>0.02836916446685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274834632873535" calcext:value-type="float">
            <text:p>0.027483463287354</text:p>
          </table:table-cell>
          <table:table-cell office:value-type="float" office:value="0.0284881591796875" calcext:value-type="float">
            <text:p>0.028488159179688</text:p>
          </table:table-cell>
          <table:table-cell office:value-type="float" office:value="0.0280323028564453" calcext:value-type="float">
            <text:p>0.02803230285644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2425217628479" calcext:value-type="float">
            <text:p>0.02425217628479</text:p>
          </table:table-cell>
          <table:table-cell office:value-type="float" office:value="0.030339241027832" calcext:value-type="float">
            <text:p>0.030339241027832</text:p>
          </table:table-cell>
          <table:table-cell office:value-type="float" office:value="0.0260108470916748" calcext:value-type="float">
            <text:p>0.02601084709167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0235164165496826" calcext:value-type="float">
            <text:p>0.023516416549683</text:p>
          </table:table-cell>
          <table:table-cell office:value-type="float" office:value="0.0259881019592285" calcext:value-type="float">
            <text:p>0.025988101959229</text:p>
          </table:table-cell>
          <table:table-cell office:value-type="float" office:value="0.0244607448577881" calcext:value-type="float">
            <text:p>0.02446074485778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247015953063965" calcext:value-type="float">
            <text:p>0.024701595306397</text:p>
          </table:table-cell>
          <table:table-cell office:value-type="float" office:value="0.0272364616394043" calcext:value-type="float">
            <text:p>0.027236461639404</text:p>
          </table:table-cell>
          <table:table-cell office:value-type="float" office:value="0.0255283117294312" calcext:value-type="float">
            <text:p>0.02552831172943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250093936920166" calcext:value-type="float">
            <text:p>0.025009393692017</text:p>
          </table:table-cell>
          <table:table-cell office:value-type="float" office:value="0.0266780853271484" calcext:value-type="float">
            <text:p>0.026678085327148</text:p>
          </table:table-cell>
          <table:table-cell office:value-type="float" office:value="0.0256435871124268" calcext:value-type="float">
            <text:p>0.025643587112427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241496562957764" calcext:value-type="float">
            <text:p>0.024149656295776</text:p>
          </table:table-cell>
          <table:table-cell office:value-type="float" office:value="0.0264921188354492" calcext:value-type="float">
            <text:p>0.026492118835449</text:p>
          </table:table-cell>
          <table:table-cell office:value-type="float" office:value="0.0250051259994507" calcext:value-type="float">
            <text:p>0.02500512599945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0250160694122314" calcext:value-type="float">
            <text:p>0.025016069412231</text:p>
          </table:table-cell>
          <table:table-cell office:value-type="float" office:value="0.0280008316040039" calcext:value-type="float">
            <text:p>0.028000831604004</text:p>
          </table:table-cell>
          <table:table-cell office:value-type="float" office:value="0.0266206741333008" calcext:value-type="float">
            <text:p>0.02662067413330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248739719390869" calcext:value-type="float">
            <text:p>0.024873971939087</text:p>
          </table:table-cell>
          <table:table-cell office:value-type="float" office:value="0.0266714096069336" calcext:value-type="float">
            <text:p>0.026671409606934</text:p>
          </table:table-cell>
          <table:table-cell office:value-type="float" office:value="0.0255354404449463" calcext:value-type="float">
            <text:p>0.02553544044494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24975061416626" calcext:value-type="float">
            <text:p>0.024975061416626</text:p>
          </table:table-cell>
          <table:table-cell office:value-type="float" office:value="0.0276098251342773" calcext:value-type="float">
            <text:p>0.027609825134277</text:p>
          </table:table-cell>
          <table:table-cell office:value-type="float" office:value="0.0258564949035645" calcext:value-type="float">
            <text:p>0.02585649490356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238721370697022" calcext:value-type="float">
            <text:p>0.023872137069702</text:p>
          </table:table-cell>
          <table:table-cell office:value-type="float" office:value="0.0262205600738525" calcext:value-type="float">
            <text:p>0.026220560073853</text:p>
          </table:table-cell>
          <table:table-cell office:value-type="float" office:value="0.0249274253845215" calcext:value-type="float">
            <text:p>0.02492742538452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0239467620849609" calcext:value-type="float">
            <text:p>0.023946762084961</text:p>
          </table:table-cell>
          <table:table-cell office:value-type="float" office:value="0.0265231132507324" calcext:value-type="float">
            <text:p>0.026523113250732</text:p>
          </table:table-cell>
          <table:table-cell office:value-type="float" office:value="0.0249475479125977" calcext:value-type="float">
            <text:p>0.02494754791259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243394374847412" calcext:value-type="float">
            <text:p>0.024339437484741</text:p>
          </table:table-cell>
          <table:table-cell office:value-type="float" office:value="0.0265986919403076" calcext:value-type="float">
            <text:p>0.026598691940308</text:p>
          </table:table-cell>
          <table:table-cell office:value-type="float" office:value="0.0255440235137939" calcext:value-type="float">
            <text:p>0.02554402351379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0248961448669434" calcext:value-type="float">
            <text:p>0.024896144866943</text:p>
          </table:table-cell>
          <table:table-cell office:value-type="float" office:value="0.0274968147277832" calcext:value-type="float">
            <text:p>0.027496814727783</text:p>
          </table:table-cell>
          <table:table-cell office:value-type="float" office:value="0.0257781744003296" calcext:value-type="float">
            <text:p>0.0257781744003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252044200897217" calcext:value-type="float">
            <text:p>0.025204420089722</text:p>
          </table:table-cell>
          <table:table-cell office:value-type="float" office:value="0.0274038314819336" calcext:value-type="float">
            <text:p>0.027403831481934</text:p>
          </table:table-cell>
          <table:table-cell office:value-type="float" office:value="0.025993537902832" calcext:value-type="float">
            <text:p>0.02599353790283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253415107727051" calcext:value-type="float">
            <text:p>0.025341510772705</text:p>
          </table:table-cell>
          <table:table-cell office:value-type="float" office:value="0.0285923480987549" calcext:value-type="float">
            <text:p>0.028592348098755</text:p>
          </table:table-cell>
          <table:table-cell office:value-type="float" office:value="0.0260913133621216" calcext:value-type="float">
            <text:p>0.02609131336212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0245938301086426" calcext:value-type="float">
            <text:p>0.024593830108643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250654697418213" calcext:value-type="float">
            <text:p>0.025065469741821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244925022125244" calcext:value-type="float">
            <text:p>0.024492502212524</text:p>
          </table:table-cell>
          <table:table-cell office:value-type="float" office:value="0.0267455577850342" calcext:value-type="float">
            <text:p>0.026745557785034</text:p>
          </table:table-cell>
          <table:table-cell office:value-type="float" office:value="0.0254806280136108" calcext:value-type="float">
            <text:p>0.02548062801361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246515274047852" calcext:value-type="float">
            <text:p>0.024651527404785</text:p>
          </table:table-cell>
          <table:table-cell office:value-type="float" office:value="0.0270814895629883" calcext:value-type="float">
            <text:p>0.027081489562988</text:p>
          </table:table-cell>
          <table:table-cell office:value-type="float" office:value="0.025520658493042" calcext:value-type="float">
            <text:p>0.02552065849304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248584747314453" calcext:value-type="float">
            <text:p>0.024858474731445</text:p>
          </table:table-cell>
          <table:table-cell office:value-type="float" office:value="0.0277025699615479" calcext:value-type="float">
            <text:p>0.027702569961548</text:p>
          </table:table-cell>
          <table:table-cell office:value-type="float" office:value="0.0261542081832886" calcext:value-type="float">
            <text:p>0.02615420818328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239417552947998" calcext:value-type="float">
            <text:p>0.0239417552948</text:p>
          </table:table-cell>
          <table:table-cell office:value-type="float" office:value="0.0266757011413574" calcext:value-type="float">
            <text:p>0.026675701141357</text:p>
          </table:table-cell>
          <table:table-cell office:value-type="float" office:value="0.0248573780059814" calcext:value-type="float">
            <text:p>0.02485737800598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244498252868652" calcext:value-type="float">
            <text:p>0.024449825286865</text:p>
          </table:table-cell>
          <table:table-cell office:value-type="float" office:value="0.0262753963470459" calcext:value-type="float">
            <text:p>0.026275396347046</text:p>
          </table:table-cell>
          <table:table-cell office:value-type="float" office:value="0.0252663612365723" calcext:value-type="float">
            <text:p>0.02526636123657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0254037380218506" calcext:value-type="float">
            <text:p>0.025403738021851</text:p>
          </table:table-cell>
          <table:table-cell office:value-type="float" office:value="0.0277605056762695" calcext:value-type="float">
            <text:p>0.02776050567627</text:p>
          </table:table-cell>
          <table:table-cell office:value-type="float" office:value="0.0260485410690308" calcext:value-type="float">
            <text:p>0.02604854106903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254647731781006" calcext:value-type="float">
            <text:p>0.025464773178101</text:p>
          </table:table-cell>
          <table:table-cell office:value-type="float" office:value="0.0287857055664063" calcext:value-type="float">
            <text:p>0.028785705566406</text:p>
          </table:table-cell>
          <table:table-cell office:value-type="float" office:value="0.0262412071228027" calcext:value-type="float">
            <text:p>0.02624120712280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255687236785889" calcext:value-type="float">
            <text:p>0.025568723678589</text:p>
          </table:table-cell>
          <table:table-cell office:value-type="float" office:value="0.0282003879547119" calcext:value-type="float">
            <text:p>0.028200387954712</text:p>
          </table:table-cell>
          <table:table-cell office:value-type="float" office:value="0.0263781309127808" calcext:value-type="float">
            <text:p>0.02637813091278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0257499217987061" calcext:value-type="float">
            <text:p>0.025749921798706</text:p>
          </table:table-cell>
          <table:table-cell office:value-type="float" office:value="0.0282402038574219" calcext:value-type="float">
            <text:p>0.028240203857422</text:p>
          </table:table-cell>
          <table:table-cell office:value-type="float" office:value="0.0265697479248047" calcext:value-type="float">
            <text:p>0.026569747924805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0253980159759522" calcext:value-type="float">
            <text:p>0.025398015975952</text:p>
          </table:table-cell>
          <table:table-cell office:value-type="float" office:value="0.0280525684356689" calcext:value-type="float">
            <text:p>0.028052568435669</text:p>
          </table:table-cell>
          <table:table-cell office:value-type="float" office:value="0.0271234750747681" calcext:value-type="float">
            <text:p>0.02712347507476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247843265533447" calcext:value-type="float">
            <text:p>0.024784326553345</text:p>
          </table:table-cell>
          <table:table-cell office:value-type="float" office:value="0.0273866653442383" calcext:value-type="float">
            <text:p>0.027386665344238</text:p>
          </table:table-cell>
          <table:table-cell office:value-type="float" office:value="0.0266845226287842" calcext:value-type="float">
            <text:p>0.02668452262878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257086753845215" calcext:value-type="float">
            <text:p>0.025708675384522</text:p>
          </table:table-cell>
          <table:table-cell office:value-type="float" office:value="0.0279707908630371" calcext:value-type="float">
            <text:p>0.027970790863037</text:p>
          </table:table-cell>
          <table:table-cell office:value-type="float" office:value="0.0263415336608887" calcext:value-type="float">
            <text:p>0.02634153366088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269854068756104" calcext:value-type="float">
            <text:p>0.02698540687561</text:p>
          </table:table-cell>
          <table:table-cell office:value-type="float" office:value="0.0283243656158447" calcext:value-type="float">
            <text:p>0.028324365615845</text:p>
          </table:table-cell>
          <table:table-cell office:value-type="float" office:value="0.027765154838562" calcext:value-type="float">
            <text:p>0.02776515483856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0247530937194824" calcext:value-type="float">
            <text:p>0.024753093719482</text:p>
          </table:table-cell>
          <table:table-cell office:value-type="float" office:value="0.029085636138916" calcext:value-type="float">
            <text:p>0.029085636138916</text:p>
          </table:table-cell>
          <table:table-cell office:value-type="float" office:value="0.0261595249176025" calcext:value-type="float">
            <text:p>0.02615952491760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256104469299316" calcext:value-type="float">
            <text:p>0.025610446929932</text:p>
          </table:table-cell>
          <table:table-cell office:value-type="float" office:value="0.0292525291442871" calcext:value-type="float">
            <text:p>0.029252529144287</text:p>
          </table:table-cell>
          <table:table-cell office:value-type="float" office:value="0.0278371572494507" calcext:value-type="float">
            <text:p>0.02783715724945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244050025939941" calcext:value-type="float">
            <text:p>0.024405002593994</text:p>
          </table:table-cell>
          <table:table-cell office:value-type="float" office:value="0.0260953903198242" calcext:value-type="float">
            <text:p>0.026095390319824</text:p>
          </table:table-cell>
          <table:table-cell office:value-type="float" office:value="0.0249855756759644" calcext:value-type="float">
            <text:p>0.02498557567596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0256767272949219" calcext:value-type="float">
            <text:p>0.025676727294922</text:p>
          </table:table-cell>
          <table:table-cell office:value-type="float" office:value="0.0271761417388916" calcext:value-type="float">
            <text:p>0.027176141738892</text:p>
          </table:table-cell>
          <table:table-cell office:value-type="float" office:value="0.0261863946914673" calcext:value-type="float">
            <text:p>0.02618639469146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255193710327148" calcext:value-type="float">
            <text:p>0.025519371032715</text:p>
          </table:table-cell>
          <table:table-cell office:value-type="float" office:value="0.0273299217224121" calcext:value-type="float">
            <text:p>0.027329921722412</text:p>
          </table:table-cell>
          <table:table-cell office:value-type="float" office:value="0.026255202293396" calcext:value-type="float">
            <text:p>0.02625520229339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0245165824890137" calcext:value-type="float">
            <text:p>0.024516582489014</text:p>
          </table:table-cell>
          <table:table-cell office:value-type="float" office:value="0.0280489921569824" calcext:value-type="float">
            <text:p>0.028048992156982</text:p>
          </table:table-cell>
          <table:table-cell office:value-type="float" office:value="0.0253971815109253" calcext:value-type="float">
            <text:p>0.02539718151092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0250725746154785" calcext:value-type="float">
            <text:p>0.025072574615479</text:p>
          </table:table-cell>
          <table:table-cell office:value-type="float" office:value="0.0280451774597168" calcext:value-type="float">
            <text:p>0.028045177459717</text:p>
          </table:table-cell>
          <table:table-cell office:value-type="float" office:value="0.0258073091506958" calcext:value-type="float">
            <text:p>0.02580730915069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0250697135925293" calcext:value-type="float">
            <text:p>0.025069713592529</text:p>
          </table:table-cell>
          <table:table-cell office:value-type="float" office:value="0.0283164978027344" calcext:value-type="float">
            <text:p>0.028316497802734</text:p>
          </table:table-cell>
          <table:table-cell office:value-type="float" office:value="0.0259198904037476" calcext:value-type="float">
            <text:p>0.025919890403748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0250041484832764" calcext:value-type="float">
            <text:p>0.025004148483276</text:p>
          </table:table-cell>
          <table:table-cell office:value-type="float" office:value="0.0284879207611084" calcext:value-type="float">
            <text:p>0.028487920761108</text:p>
          </table:table-cell>
          <table:table-cell office:value-type="float" office:value="0.0263788938522339" calcext:value-type="float">
            <text:p>0.02637889385223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0258088111877441" calcext:value-type="float">
            <text:p>0.025808811187744</text:p>
          </table:table-cell>
          <table:table-cell office:value-type="float" office:value="0.0284936428070068" calcext:value-type="float">
            <text:p>0.028493642807007</text:p>
          </table:table-cell>
          <table:table-cell office:value-type="float" office:value="0.0263424873352051" calcext:value-type="float">
            <text:p>0.02634248733520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0256352424621582" calcext:value-type="float">
            <text:p>0.025635242462158</text:p>
          </table:table-cell>
          <table:table-cell office:value-type="float" office:value="0.0280213356018066" calcext:value-type="float">
            <text:p>0.028021335601807</text:p>
          </table:table-cell>
          <table:table-cell office:value-type="float" office:value="0.0265254020690918" calcext:value-type="float">
            <text:p>0.02652540206909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259237289428711" calcext:value-type="float">
            <text:p>0.025923728942871</text:p>
          </table:table-cell>
          <table:table-cell office:value-type="float" office:value="0.0313839912414551" calcext:value-type="float">
            <text:p>0.031383991241455</text:p>
          </table:table-cell>
          <table:table-cell office:value-type="float" office:value="0.0270953416824341" calcext:value-type="float">
            <text:p>0.02709534168243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241680145263672" calcext:value-type="float">
            <text:p>0.024168014526367</text:p>
          </table:table-cell>
          <table:table-cell office:value-type="float" office:value="0.0276725292205811" calcext:value-type="float">
            <text:p>0.027672529220581</text:p>
          </table:table-cell>
          <table:table-cell office:value-type="float" office:value="0.0253602504730225" calcext:value-type="float">
            <text:p>0.02536025047302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24188756942749" calcext:value-type="float">
            <text:p>0.024188756942749</text:p>
          </table:table-cell>
          <table:table-cell office:value-type="float" office:value="0.0271883010864258" calcext:value-type="float">
            <text:p>0.027188301086426</text:p>
          </table:table-cell>
          <table:table-cell office:value-type="float" office:value="0.0249586820602417" calcext:value-type="float">
            <text:p>0.02495868206024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245919227600098" calcext:value-type="float">
            <text:p>0.02459192276001</text:p>
          </table:table-cell>
          <table:table-cell office:value-type="float" office:value="0.0322554111480713" calcext:value-type="float">
            <text:p>0.032255411148071</text:p>
          </table:table-cell>
          <table:table-cell office:value-type="float" office:value="0.0273244142532349" calcext:value-type="float">
            <text:p>0.02732441425323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0253829956054688" calcext:value-type="float">
            <text:p>0.025382995605469</text:p>
          </table:table-cell>
          <table:table-cell office:value-type="float" office:value="0.0312650203704834" calcext:value-type="float">
            <text:p>0.031265020370483</text:p>
          </table:table-cell>
          <table:table-cell office:value-type="float" office:value="0.0270020723342895" calcext:value-type="float">
            <text:p>0.02700207233429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0258297920227051" calcext:value-type="float">
            <text:p>0.025829792022705</text:p>
          </table:table-cell>
          <table:table-cell office:value-type="float" office:value="0.0361437797546387" calcext:value-type="float">
            <text:p>0.036143779754639</text:p>
          </table:table-cell>
          <table:table-cell office:value-type="float" office:value="0.0283942461013794" calcext:value-type="float">
            <text:p>0.02839424610137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246155261993408" calcext:value-type="float">
            <text:p>0.024615526199341</text:p>
          </table:table-cell>
          <table:table-cell office:value-type="float" office:value="0.0284726619720459" calcext:value-type="float">
            <text:p>0.028472661972046</text:p>
          </table:table-cell>
          <table:table-cell office:value-type="float" office:value="0.0255303382873535" calcext:value-type="float">
            <text:p>0.02553033828735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0261046886444092" calcext:value-type="float">
            <text:p>0.026104688644409</text:p>
          </table:table-cell>
          <table:table-cell office:value-type="float" office:value="0.031097412109375" calcext:value-type="float">
            <text:p>0.031097412109375</text:p>
          </table:table-cell>
          <table:table-cell office:value-type="float" office:value="0.0278029918670654" calcext:value-type="float">
            <text:p>0.02780299186706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0246562957763672" calcext:value-type="float">
            <text:p>0.024656295776367</text:p>
          </table:table-cell>
          <table:table-cell office:value-type="float" office:value="0.0271427631378174" calcext:value-type="float">
            <text:p>0.027142763137817</text:p>
          </table:table-cell>
          <table:table-cell office:value-type="float" office:value="0.025602388381958" calcext:value-type="float">
            <text:p>0.02560238838195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0251386165618897" calcext:value-type="float">
            <text:p>0.02513861656189</text:p>
          </table:table-cell>
          <table:table-cell office:value-type="float" office:value="0.0281574726104736" calcext:value-type="float">
            <text:p>0.028157472610474</text:p>
          </table:table-cell>
          <table:table-cell office:value-type="float" office:value="0.0264109373092651" calcext:value-type="float">
            <text:p>0.02641093730926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0260434150695801" calcext:value-type="float">
            <text:p>0.02604341506958</text:p>
          </table:table-cell>
          <table:table-cell office:value-type="float" office:value="0.028590202331543" calcext:value-type="float">
            <text:p>0.028590202331543</text:p>
          </table:table-cell>
          <table:table-cell office:value-type="float" office:value="0.0268469095230103" calcext:value-type="float">
            <text:p>0.02684690952301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265030860900879" calcext:value-type="float">
            <text:p>0.026503086090088</text:p>
          </table:table-cell>
          <table:table-cell office:value-type="float" office:value="0.0281989574432373" calcext:value-type="float">
            <text:p>0.028198957443237</text:p>
          </table:table-cell>
          <table:table-cell office:value-type="float" office:value="0.0273082256317139" calcext:value-type="float">
            <text:p>0.02730822563171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268843173980713" calcext:value-type="float">
            <text:p>0.026884317398071</text:p>
          </table:table-cell>
          <table:table-cell office:value-type="float" office:value="0.0288679599761963" calcext:value-type="float">
            <text:p>0.028867959976196</text:p>
          </table:table-cell>
          <table:table-cell office:value-type="float" office:value="0.0279686450958252" calcext:value-type="float">
            <text:p>0.02796864509582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25705099105835" calcext:value-type="float">
            <text:p>0.025705099105835</text:p>
          </table:table-cell>
          <table:table-cell office:value-type="float" office:value="0.0286557674407959" calcext:value-type="float">
            <text:p>0.028655767440796</text:p>
          </table:table-cell>
          <table:table-cell office:value-type="float" office:value="0.0271896123886108" calcext:value-type="float">
            <text:p>0.02718961238861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261063575744629" calcext:value-type="float">
            <text:p>0.026106357574463</text:p>
          </table:table-cell>
          <table:table-cell office:value-type="float" office:value="0.0292866230010986" calcext:value-type="float">
            <text:p>0.029286623001099</text:p>
          </table:table-cell>
          <table:table-cell office:value-type="float" office:value="0.0277343034744263" calcext:value-type="float">
            <text:p>0.02773430347442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257501602172852" calcext:value-type="float">
            <text:p>0.025750160217285</text:p>
          </table:table-cell>
          <table:table-cell office:value-type="float" office:value="0.0285887718200684" calcext:value-type="float">
            <text:p>0.028588771820068</text:p>
          </table:table-cell>
          <table:table-cell office:value-type="float" office:value="0.0269199848175049" calcext:value-type="float">
            <text:p>0.02691998481750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262520313262939" calcext:value-type="float">
            <text:p>0.026252031326294</text:p>
          </table:table-cell>
          <table:table-cell office:value-type="float" office:value="0.0298938751220703" calcext:value-type="float">
            <text:p>0.02989387512207</text:p>
          </table:table-cell>
          <table:table-cell office:value-type="float" office:value="0.0272619247436523" calcext:value-type="float">
            <text:p>0.02726192474365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244169235229492" calcext:value-type="float">
            <text:p>0.024416923522949</text:p>
          </table:table-cell>
          <table:table-cell office:value-type="float" office:value="0.026982307434082" calcext:value-type="float">
            <text:p>0.026982307434082</text:p>
          </table:table-cell>
          <table:table-cell office:value-type="float" office:value="0.0251571178436279" calcext:value-type="float">
            <text:p>0.02515711784362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248706340789795" calcext:value-type="float">
            <text:p>0.02487063407898</text:p>
          </table:table-cell>
          <table:table-cell office:value-type="float" office:value="0.0271434783935547" calcext:value-type="float">
            <text:p>0.027143478393555</text:p>
          </table:table-cell>
          <table:table-cell office:value-type="float" office:value="0.0253507137298584" calcext:value-type="float">
            <text:p>0.02535071372985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243039131164551" calcext:value-type="float">
            <text:p>0.024303913116455</text:p>
          </table:table-cell>
          <table:table-cell office:value-type="float" office:value="0.0264718532562256" calcext:value-type="float">
            <text:p>0.026471853256226</text:p>
          </table:table-cell>
          <table:table-cell office:value-type="float" office:value="0.0251092195510864" calcext:value-type="float">
            <text:p>0.02510921955108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259559154510498" calcext:value-type="float">
            <text:p>0.02595591545105</text:p>
          </table:table-cell>
          <table:table-cell office:value-type="float" office:value="0.0284392833709717" calcext:value-type="float">
            <text:p>0.028439283370972</text:p>
          </table:table-cell>
          <table:table-cell office:value-type="float" office:value="0.0271145820617676" calcext:value-type="float">
            <text:p>0.02711458206176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266404151916504" calcext:value-type="float">
            <text:p>0.02664041519165</text:p>
          </table:table-cell>
          <table:table-cell office:value-type="float" office:value="0.0288922786712647" calcext:value-type="float">
            <text:p>0.028892278671265</text:p>
          </table:table-cell>
          <table:table-cell office:value-type="float" office:value="0.0279224395751953" calcext:value-type="float">
            <text:p>0.02792243957519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285236835479736" calcext:value-type="float">
            <text:p>0.028523683547974</text:p>
          </table:table-cell>
          <table:table-cell office:value-type="float" office:value="0.0306613445281982" calcext:value-type="float">
            <text:p>0.030661344528198</text:p>
          </table:table-cell>
          <table:table-cell office:value-type="float" office:value="0.0295840740203857" calcext:value-type="float">
            <text:p>0.02958407402038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267834663391113" calcext:value-type="float">
            <text:p>0.026783466339111</text:p>
          </table:table-cell>
          <table:table-cell office:value-type="float" office:value="0.0298833847045898" calcext:value-type="float">
            <text:p>0.02988338470459</text:p>
          </table:table-cell>
          <table:table-cell office:value-type="float" office:value="0.0285424470901489" calcext:value-type="float">
            <text:p>0.02854244709014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246179103851318" calcext:value-type="float">
            <text:p>0.024617910385132</text:p>
          </table:table-cell>
          <table:table-cell office:value-type="float" office:value="0.0279586315155029" calcext:value-type="float">
            <text:p>0.027958631515503</text:p>
          </table:table-cell>
          <table:table-cell office:value-type="float" office:value="0.025287389755249" calcext:value-type="float">
            <text:p>0.02528738975524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265300273895264" calcext:value-type="float">
            <text:p>0.026530027389526</text:p>
          </table:table-cell>
          <table:table-cell office:value-type="float" office:value="0.0281403064727783" calcext:value-type="float">
            <text:p>0.028140306472778</text:p>
          </table:table-cell>
          <table:table-cell office:value-type="float" office:value="0.0270934343338013" calcext:value-type="float">
            <text:p>0.02709343433380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263140201568604" calcext:value-type="float">
            <text:p>0.02631402015686</text:p>
          </table:table-cell>
          <table:table-cell office:value-type="float" office:value="0.0304489135742188" calcext:value-type="float">
            <text:p>0.030448913574219</text:p>
          </table:table-cell>
          <table:table-cell office:value-type="float" office:value="0.0274160623550415" calcext:value-type="float">
            <text:p>0.02741606235504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246610641479492" calcext:value-type="float">
            <text:p>0.024661064147949</text:p>
          </table:table-cell>
          <table:table-cell office:value-type="float" office:value="0.0265676975250244" calcext:value-type="float">
            <text:p>0.026567697525024</text:p>
          </table:table-cell>
          <table:table-cell office:value-type="float" office:value="0.0255432844161987" calcext:value-type="float">
            <text:p>0.025543284416199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262446403503418" calcext:value-type="float">
            <text:p>0.026244640350342</text:p>
          </table:table-cell>
          <table:table-cell office:value-type="float" office:value="0.0291080474853516" calcext:value-type="float">
            <text:p>0.029108047485352</text:p>
          </table:table-cell>
          <table:table-cell office:value-type="float" office:value="0.0273593187332153" calcext:value-type="float">
            <text:p>0.02735931873321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259861946105957" calcext:value-type="float">
            <text:p>0.025986194610596</text:p>
          </table:table-cell>
          <table:table-cell office:value-type="float" office:value="0.0290203094482422" calcext:value-type="float">
            <text:p>0.029020309448242</text:p>
          </table:table-cell>
          <table:table-cell office:value-type="float" office:value="0.0271204710006714" calcext:value-type="float">
            <text:p>0.02712047100067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260772705078125" calcext:value-type="float">
            <text:p>0.026077270507813</text:p>
          </table:table-cell>
          <table:table-cell office:value-type="float" office:value="0.0285954475402832" calcext:value-type="float">
            <text:p>0.028595447540283</text:p>
          </table:table-cell>
          <table:table-cell office:value-type="float" office:value="0.0268552303314209" calcext:value-type="float">
            <text:p>0.026855230331421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260884761810303" calcext:value-type="float">
            <text:p>0.02608847618103</text:p>
          </table:table-cell>
          <table:table-cell office:value-type="float" office:value="0.0294284820556641" calcext:value-type="float">
            <text:p>0.029428482055664</text:p>
          </table:table-cell>
          <table:table-cell office:value-type="float" office:value="0.0267621278762817" calcext:value-type="float">
            <text:p>0.02676212787628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243768692016602" calcext:value-type="float">
            <text:p>0.02437686920166</text:p>
          </table:table-cell>
          <table:table-cell office:value-type="float" office:value="0.027266263961792" calcext:value-type="float">
            <text:p>0.027266263961792</text:p>
          </table:table-cell>
          <table:table-cell office:value-type="float" office:value="0.0252212762832642" calcext:value-type="float">
            <text:p>0.02522127628326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26270866394043" calcext:value-type="float">
            <text:p>0.026270866394043</text:p>
          </table:table-cell>
          <table:table-cell office:value-type="float" office:value="0.0285730361938477" calcext:value-type="float">
            <text:p>0.028573036193848</text:p>
          </table:table-cell>
          <table:table-cell office:value-type="float" office:value="0.0271763324737549" calcext:value-type="float">
            <text:p>0.02717633247375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250675678253174" calcext:value-type="float">
            <text:p>0.025067567825317</text:p>
          </table:table-cell>
          <table:table-cell office:value-type="float" office:value="0.0274794101715088" calcext:value-type="float">
            <text:p>0.027479410171509</text:p>
          </table:table-cell>
          <table:table-cell office:value-type="float" office:value="0.025752592086792" calcext:value-type="float">
            <text:p>0.02575259208679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263721942901611" calcext:value-type="float">
            <text:p>0.026372194290161</text:p>
          </table:table-cell>
          <table:table-cell office:value-type="float" office:value="0.0275642871856689" calcext:value-type="float">
            <text:p>0.027564287185669</text:p>
          </table:table-cell>
          <table:table-cell office:value-type="float" office:value="0.0268396377563477" calcext:value-type="float">
            <text:p>0.02683963775634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262124538421631" calcext:value-type="float">
            <text:p>0.026212453842163</text:p>
          </table:table-cell>
          <table:table-cell office:value-type="float" office:value="0.028681755065918" calcext:value-type="float">
            <text:p>0.028681755065918</text:p>
          </table:table-cell>
          <table:table-cell office:value-type="float" office:value="0.0269035577774048" calcext:value-type="float">
            <text:p>0.02690355777740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260696411132813" calcext:value-type="float">
            <text:p>0.026069641113281</text:p>
          </table:table-cell>
          <table:table-cell office:value-type="float" office:value="0.0283317565917969" calcext:value-type="float">
            <text:p>0.028331756591797</text:p>
          </table:table-cell>
          <table:table-cell office:value-type="float" office:value="0.0272815704345703" calcext:value-type="float">
            <text:p>0.0272815704345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247154235839844" calcext:value-type="float">
            <text:p>0.024715423583984</text:p>
          </table:table-cell>
          <table:table-cell office:value-type="float" office:value="0.0280072689056397" calcext:value-type="float">
            <text:p>0.02800726890564</text:p>
          </table:table-cell>
          <table:table-cell office:value-type="float" office:value="0.0259467124938965" calcext:value-type="float">
            <text:p>0.02594671249389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248017311096191" calcext:value-type="float">
            <text:p>0.024801731109619</text:p>
          </table:table-cell>
          <table:table-cell office:value-type="float" office:value="0.0266873836517334" calcext:value-type="float">
            <text:p>0.026687383651733</text:p>
          </table:table-cell>
          <table:table-cell office:value-type="float" office:value="0.0254378080368042" calcext:value-type="float">
            <text:p>0.02543780803680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02512526512146" calcext:value-type="float">
            <text:p>0.02512526512146</text:p>
          </table:table-cell>
          <table:table-cell office:value-type="float" office:value="0.0274734497070313" calcext:value-type="float">
            <text:p>0.027473449707031</text:p>
          </table:table-cell>
          <table:table-cell office:value-type="float" office:value="0.0260124921798706" calcext:value-type="float">
            <text:p>0.02601249217987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0260119438171387" calcext:value-type="float">
            <text:p>0.026011943817139</text:p>
          </table:table-cell>
          <table:table-cell office:value-type="float" office:value="0.0295467376708984" calcext:value-type="float">
            <text:p>0.029546737670898</text:p>
          </table:table-cell>
          <table:table-cell office:value-type="float" office:value="0.0275522470474243" calcext:value-type="float">
            <text:p>0.02755224704742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0261697769165039" calcext:value-type="float">
            <text:p>0.026169776916504</text:p>
          </table:table-cell>
          <table:table-cell office:value-type="float" office:value="0.0294067859649658" calcext:value-type="float">
            <text:p>0.029406785964966</text:p>
          </table:table-cell>
          <table:table-cell office:value-type="float" office:value="0.0275762796401978" calcext:value-type="float">
            <text:p>0.0275762796401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265438556671143" calcext:value-type="float">
            <text:p>0.026543855667114</text:p>
          </table:table-cell>
          <table:table-cell office:value-type="float" office:value="0.0289838314056397" calcext:value-type="float">
            <text:p>0.02898383140564</text:p>
          </table:table-cell>
          <table:table-cell office:value-type="float" office:value="0.0278076887130737" calcext:value-type="float">
            <text:p>0.02780768871307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2659010887146" calcext:value-type="float">
            <text:p>0.02659010887146</text:p>
          </table:table-cell>
          <table:table-cell office:value-type="float" office:value="0.0308067798614502" calcext:value-type="float">
            <text:p>0.03080677986145</text:p>
          </table:table-cell>
          <table:table-cell office:value-type="float" office:value="0.0279294729232788" calcext:value-type="float">
            <text:p>0.02792947292327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0256538391113281" calcext:value-type="float">
            <text:p>0.025653839111328</text:p>
          </table:table-cell>
          <table:table-cell office:value-type="float" office:value="0.027557373046875" calcext:value-type="float">
            <text:p>0.027557373046875</text:p>
          </table:table-cell>
          <table:table-cell office:value-type="float" office:value="0.0265129804611206" calcext:value-type="float">
            <text:p>0.02651298046112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026085376739502" calcext:value-type="float">
            <text:p>0.026085376739502</text:p>
          </table:table-cell>
          <table:table-cell office:value-type="float" office:value="0.0283200740814209" calcext:value-type="float">
            <text:p>0.028320074081421</text:p>
          </table:table-cell>
          <table:table-cell office:value-type="float" office:value="0.0271214485168457" calcext:value-type="float">
            <text:p>0.02712144851684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253727436065674" calcext:value-type="float">
            <text:p>0.025372743606567</text:p>
          </table:table-cell>
          <table:table-cell office:value-type="float" office:value="0.0277454853057861" calcext:value-type="float">
            <text:p>0.027745485305786</text:p>
          </table:table-cell>
          <table:table-cell office:value-type="float" office:value="0.0259397983551025" calcext:value-type="float">
            <text:p>0.02593979835510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247430801391602" calcext:value-type="float">
            <text:p>0.02474308013916</text:p>
          </table:table-cell>
          <table:table-cell office:value-type="float" office:value="0.0272037982940674" calcext:value-type="float">
            <text:p>0.027203798294067</text:p>
          </table:table-cell>
          <table:table-cell office:value-type="float" office:value="0.0254948616027832" calcext:value-type="float">
            <text:p>0.02549486160278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257706642150879" calcext:value-type="float">
            <text:p>0.025770664215088</text:p>
          </table:table-cell>
          <table:table-cell office:value-type="float" office:value="0.0284109115600586" calcext:value-type="float">
            <text:p>0.028410911560059</text:p>
          </table:table-cell>
          <table:table-cell office:value-type="float" office:value="0.0265966176986694" calcext:value-type="float">
            <text:p>0.026596617698669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0248761177062988" calcext:value-type="float">
            <text:p>0.024876117706299</text:p>
          </table:table-cell>
          <table:table-cell office:value-type="float" office:value="0.026864767074585" calcext:value-type="float">
            <text:p>0.026864767074585</text:p>
          </table:table-cell>
          <table:table-cell office:value-type="float" office:value="0.025352931022644" calcext:value-type="float">
            <text:p>0.02535293102264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0263211727142334" calcext:value-type="float">
            <text:p>0.026321172714233</text:p>
          </table:table-cell>
          <table:table-cell office:value-type="float" office:value="0.0288357734680176" calcext:value-type="float">
            <text:p>0.028835773468018</text:p>
          </table:table-cell>
          <table:table-cell office:value-type="float" office:value="0.0270680904388428" calcext:value-type="float">
            <text:p>0.02706809043884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0260863304138184" calcext:value-type="float">
            <text:p>0.026086330413818</text:p>
          </table:table-cell>
          <table:table-cell office:value-type="float" office:value="0.0284678936004639" calcext:value-type="float">
            <text:p>0.028467893600464</text:p>
          </table:table-cell>
          <table:table-cell office:value-type="float" office:value="0.0273635864257812" calcext:value-type="float">
            <text:p>0.02736358642578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254795551300049" calcext:value-type="float">
            <text:p>0.025479555130005</text:p>
          </table:table-cell>
          <table:table-cell office:value-type="float" office:value="0.0286881923675537" calcext:value-type="float">
            <text:p>0.028688192367554</text:p>
          </table:table-cell>
          <table:table-cell office:value-type="float" office:value="0.0266341209411621" calcext:value-type="float">
            <text:p>0.02663412094116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0264518260955811" calcext:value-type="float">
            <text:p>0.026451826095581</text:p>
          </table:table-cell>
          <table:table-cell office:value-type="float" office:value="0.0289533138275147" calcext:value-type="float">
            <text:p>0.028953313827515</text:p>
          </table:table-cell>
          <table:table-cell office:value-type="float" office:value="0.0275535106658936" calcext:value-type="float">
            <text:p>0.027553510665894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0259883403778076" calcext:value-type="float">
            <text:p>0.025988340377808</text:p>
          </table:table-cell>
          <table:table-cell office:value-type="float" office:value="0.0290241241455078" calcext:value-type="float">
            <text:p>0.029024124145508</text:p>
          </table:table-cell>
          <table:table-cell office:value-type="float" office:value="0.0268990993499756" calcext:value-type="float">
            <text:p>0.02689909934997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0269112586975098" calcext:value-type="float">
            <text:p>0.02691125869751</text:p>
          </table:table-cell>
          <table:table-cell office:value-type="float" office:value="0.0281538963317871" calcext:value-type="float">
            <text:p>0.028153896331787</text:p>
          </table:table-cell>
          <table:table-cell office:value-type="float" office:value="0.0274489879608154" calcext:value-type="float">
            <text:p>0.02744898796081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0267424583435059" calcext:value-type="float">
            <text:p>0.026742458343506</text:p>
          </table:table-cell>
          <table:table-cell office:value-type="float" office:value="0.0294208526611328" calcext:value-type="float">
            <text:p>0.029420852661133</text:p>
          </table:table-cell>
          <table:table-cell office:value-type="float" office:value="0.0274225950241089" calcext:value-type="float">
            <text:p>0.02742259502410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0250728130340576" calcext:value-type="float">
            <text:p>0.025072813034058</text:p>
          </table:table-cell>
          <table:table-cell office:value-type="float" office:value="0.0274868011474609" calcext:value-type="float">
            <text:p>0.027486801147461</text:p>
          </table:table-cell>
          <table:table-cell office:value-type="float" office:value="0.026103401184082" calcext:value-type="float">
            <text:p>0.02610340118408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0254740715026856" calcext:value-type="float">
            <text:p>0.025474071502686</text:p>
          </table:table-cell>
          <table:table-cell office:value-type="float" office:value="0.0278370380401611" calcext:value-type="float">
            <text:p>0.027837038040161</text:p>
          </table:table-cell>
          <table:table-cell office:value-type="float" office:value="0.0263270616531372" calcext:value-type="float">
            <text:p>0.026327061653137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0249495506286621" calcext:value-type="float">
            <text:p>0.024949550628662</text:p>
          </table:table-cell>
          <table:table-cell office:value-type="float" office:value="0.0279860496520996" calcext:value-type="float">
            <text:p>0.0279860496521</text:p>
          </table:table-cell>
          <table:table-cell office:value-type="float" office:value="0.0259970903396606" calcext:value-type="float">
            <text:p>0.02599709033966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026334285736084" calcext:value-type="float">
            <text:p>0.026334285736084</text:p>
          </table:table-cell>
          <table:table-cell office:value-type="float" office:value="0.028594970703125" calcext:value-type="float">
            <text:p>0.028594970703125</text:p>
          </table:table-cell>
          <table:table-cell office:value-type="float" office:value="0.0274243354797363" calcext:value-type="float">
            <text:p>0.02742433547973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268924236297607" calcext:value-type="float">
            <text:p>0.026892423629761</text:p>
          </table:table-cell>
          <table:table-cell office:value-type="float" office:value="0.0299365520477295" calcext:value-type="float">
            <text:p>0.02993655204773</text:p>
          </table:table-cell>
          <table:table-cell office:value-type="float" office:value="0.0280115842819214" calcext:value-type="float">
            <text:p>0.02801158428192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255410671234131" calcext:value-type="float">
            <text:p>0.025541067123413</text:p>
          </table:table-cell>
          <table:table-cell office:value-type="float" office:value="0.0280086994171143" calcext:value-type="float">
            <text:p>0.028008699417114</text:p>
          </table:table-cell>
          <table:table-cell office:value-type="float" office:value="0.0262666940689087" calcext:value-type="float">
            <text:p>0.026266694068909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267062187194824" calcext:value-type="float">
            <text:p>0.026706218719482</text:p>
          </table:table-cell>
          <table:table-cell office:value-type="float" office:value="0.0344235897064209" calcext:value-type="float">
            <text:p>0.034423589706421</text:p>
          </table:table-cell>
          <table:table-cell office:value-type="float" office:value="0.0279456377029419" calcext:value-type="float">
            <text:p>0.02794563770294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0255594253540039" calcext:value-type="float">
            <text:p>0.025559425354004</text:p>
          </table:table-cell>
          <table:table-cell office:value-type="float" office:value="0.0270073413848877" calcext:value-type="float">
            <text:p>0.027007341384888</text:p>
          </table:table-cell>
          <table:table-cell office:value-type="float" office:value="0.0263210535049439" calcext:value-type="float">
            <text:p>0.02632105350494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0265767574310303" calcext:value-type="float">
            <text:p>0.02657675743103</text:p>
          </table:table-cell>
          <table:table-cell office:value-type="float" office:value="0.0386514663696289" calcext:value-type="float">
            <text:p>0.038651466369629</text:p>
          </table:table-cell>
          <table:table-cell office:value-type="float" office:value="0.0285627365112305" calcext:value-type="float">
            <text:p>0.02856273651123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0261466503143311" calcext:value-type="float">
            <text:p>0.026146650314331</text:p>
          </table:table-cell>
          <table:table-cell office:value-type="float" office:value="0.0283198356628418" calcext:value-type="float">
            <text:p>0.028319835662842</text:p>
          </table:table-cell>
          <table:table-cell office:value-type="float" office:value="0.0269300222396851" calcext:value-type="float">
            <text:p>0.02693002223968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0265424251556397" calcext:value-type="float">
            <text:p>0.02654242515564</text:p>
          </table:table-cell>
          <table:table-cell office:value-type="float" office:value="0.0284888744354248" calcext:value-type="float">
            <text:p>0.028488874435425</text:p>
          </table:table-cell>
          <table:table-cell office:value-type="float" office:value="0.027102541923523" calcext:value-type="float">
            <text:p>0.02710254192352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0254957675933838" calcext:value-type="float">
            <text:p>0.025495767593384</text:p>
          </table:table-cell>
          <table:table-cell office:value-type="float" office:value="0.0273845195770264" calcext:value-type="float">
            <text:p>0.027384519577026</text:p>
          </table:table-cell>
          <table:table-cell office:value-type="float" office:value="0.0264845848083496" calcext:value-type="float">
            <text:p>0.02648458480835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0255520343780518" calcext:value-type="float">
            <text:p>0.025552034378052</text:p>
          </table:table-cell>
          <table:table-cell office:value-type="float" office:value="0.0279593467712402" calcext:value-type="float">
            <text:p>0.02795934677124</text:p>
          </table:table-cell>
          <table:table-cell office:value-type="float" office:value="0.0264909744262695" calcext:value-type="float">
            <text:p>0.0264909744262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252785682678223" calcext:value-type="float">
            <text:p>0.025278568267822</text:p>
          </table:table-cell>
          <table:table-cell office:value-type="float" office:value="0.0287270545959473" calcext:value-type="float">
            <text:p>0.028727054595947</text:p>
          </table:table-cell>
          <table:table-cell office:value-type="float" office:value="0.0259037494659424" calcext:value-type="float">
            <text:p>0.02590374946594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266180038452148" calcext:value-type="float">
            <text:p>0.026618003845215</text:p>
          </table:table-cell>
          <table:table-cell office:value-type="float" office:value="0.0280075073242188" calcext:value-type="float">
            <text:p>0.028007507324219</text:p>
          </table:table-cell>
          <table:table-cell office:value-type="float" office:value="0.0270915508270264" calcext:value-type="float">
            <text:p>0.02709155082702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261237621307373" calcext:value-type="float">
            <text:p>0.026123762130737</text:p>
          </table:table-cell>
          <table:table-cell office:value-type="float" office:value="0.0282554626464844" calcext:value-type="float">
            <text:p>0.028255462646484</text:p>
          </table:table-cell>
          <table:table-cell office:value-type="float" office:value="0.0268953323364258" calcext:value-type="float">
            <text:p>0.02689533233642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263469219207764" calcext:value-type="float">
            <text:p>0.026346921920776</text:p>
          </table:table-cell>
          <table:table-cell office:value-type="float" office:value="0.0284981727600098" calcext:value-type="float">
            <text:p>0.02849817276001</text:p>
          </table:table-cell>
          <table:table-cell office:value-type="float" office:value="0.0273465156555176" calcext:value-type="float">
            <text:p>0.02734651565551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263752937316895" calcext:value-type="float">
            <text:p>0.02637529373169</text:p>
          </table:table-cell>
          <table:table-cell office:value-type="float" office:value="0.0320990085601807" calcext:value-type="float">
            <text:p>0.032099008560181</text:p>
          </table:table-cell>
          <table:table-cell office:value-type="float" office:value="0.0281563282012939" calcext:value-type="float">
            <text:p>0.028156328201294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0266208648681641" calcext:value-type="float">
            <text:p>0.026620864868164</text:p>
          </table:table-cell>
          <table:table-cell office:value-type="float" office:value="0.0283052921295166" calcext:value-type="float">
            <text:p>0.028305292129517</text:p>
          </table:table-cell>
          <table:table-cell office:value-type="float" office:value="0.0270959377288818" calcext:value-type="float">
            <text:p>0.02709593772888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0254933834075928" calcext:value-type="float">
            <text:p>0.025493383407593</text:p>
          </table:table-cell>
          <table:table-cell office:value-type="float" office:value="0.0282735824584961" calcext:value-type="float">
            <text:p>0.028273582458496</text:p>
          </table:table-cell>
          <table:table-cell office:value-type="float" office:value="0.0264023780822754" calcext:value-type="float">
            <text:p>0.02640237808227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0251703262329102" calcext:value-type="float">
            <text:p>0.02517032623291</text:p>
          </table:table-cell>
          <table:table-cell office:value-type="float" office:value="0.0273845195770264" calcext:value-type="float">
            <text:p>0.027384519577026</text:p>
          </table:table-cell>
          <table:table-cell office:value-type="float" office:value="0.0259021043777466" calcext:value-type="float">
            <text:p>0.02590210437774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257408618927002" calcext:value-type="float">
            <text:p>0.0257408618927</text:p>
          </table:table-cell>
          <table:table-cell office:value-type="float" office:value="0.0282080173492432" calcext:value-type="float">
            <text:p>0.028208017349243</text:p>
          </table:table-cell>
          <table:table-cell office:value-type="float" office:value="0.0264504909515381" calcext:value-type="float">
            <text:p>0.02645049095153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0265617370605469" calcext:value-type="float">
            <text:p>0.026561737060547</text:p>
          </table:table-cell>
          <table:table-cell office:value-type="float" office:value="0.0301470756530762" calcext:value-type="float">
            <text:p>0.030147075653076</text:p>
          </table:table-cell>
          <table:table-cell office:value-type="float" office:value="0.0277105093002319" calcext:value-type="float">
            <text:p>0.02771050930023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0265018939971924" calcext:value-type="float">
            <text:p>0.026501893997192</text:p>
          </table:table-cell>
          <table:table-cell office:value-type="float" office:value="0.0303173065185547" calcext:value-type="float">
            <text:p>0.030317306518555</text:p>
          </table:table-cell>
          <table:table-cell office:value-type="float" office:value="0.0280043601989746" calcext:value-type="float">
            <text:p>0.028004360198975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0269110202789307" calcext:value-type="float">
            <text:p>0.026911020278931</text:p>
          </table:table-cell>
          <table:table-cell office:value-type="float" office:value="0.0299127101898193" calcext:value-type="float">
            <text:p>0.029912710189819</text:p>
          </table:table-cell>
          <table:table-cell office:value-type="float" office:value="0.0279011011123657" calcext:value-type="float">
            <text:p>0.02790110111236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272107124328613" calcext:value-type="float">
            <text:p>0.027210712432861</text:p>
          </table:table-cell>
          <table:table-cell office:value-type="float" office:value="0.0299620628356934" calcext:value-type="float">
            <text:p>0.029962062835693</text:p>
          </table:table-cell>
          <table:table-cell office:value-type="float" office:value="0.0281020879745483" calcext:value-type="float">
            <text:p>0.028102087974548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265727043151856" calcext:value-type="float">
            <text:p>0.026572704315186</text:p>
          </table:table-cell>
          <table:table-cell office:value-type="float" office:value="0.0300893783569336" calcext:value-type="float">
            <text:p>0.030089378356934</text:p>
          </table:table-cell>
          <table:table-cell office:value-type="float" office:value="0.0275145769119263" calcext:value-type="float">
            <text:p>0.02751457691192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0255115032196045" calcext:value-type="float">
            <text:p>0.025511503219605</text:p>
          </table:table-cell>
          <table:table-cell office:value-type="float" office:value="0.0284805297851563" calcext:value-type="float">
            <text:p>0.028480529785156</text:p>
          </table:table-cell>
          <table:table-cell office:value-type="float" office:value="0.0265238285064697" calcext:value-type="float">
            <text:p>0.0265238285064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0265884399414063" calcext:value-type="float">
            <text:p>0.026588439941406</text:p>
          </table:table-cell>
          <table:table-cell office:value-type="float" office:value="0.0300800800323486" calcext:value-type="float">
            <text:p>0.030080080032349</text:p>
          </table:table-cell>
          <table:table-cell office:value-type="float" office:value="0.0273768424987793" calcext:value-type="float">
            <text:p>0.02737684249877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266120433807373" calcext:value-type="float">
            <text:p>0.026612043380737</text:p>
          </table:table-cell>
          <table:table-cell office:value-type="float" office:value="0.0294966697692871" calcext:value-type="float">
            <text:p>0.029496669769287</text:p>
          </table:table-cell>
          <table:table-cell office:value-type="float" office:value="0.0277328014373779" calcext:value-type="float">
            <text:p>0.02773280143737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26728630065918" calcext:value-type="float">
            <text:p>0.026728630065918</text:p>
          </table:table-cell>
          <table:table-cell office:value-type="float" office:value="0.0287821292877197" calcext:value-type="float">
            <text:p>0.02878212928772</text:p>
          </table:table-cell>
          <table:table-cell office:value-type="float" office:value="0.0275488615036011" calcext:value-type="float">
            <text:p>0.02754886150360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0256314277648926" calcext:value-type="float">
            <text:p>0.025631427764893</text:p>
          </table:table-cell>
          <table:table-cell office:value-type="float" office:value="0.0284032821655273" calcext:value-type="float">
            <text:p>0.028403282165527</text:p>
          </table:table-cell>
          <table:table-cell office:value-type="float" office:value="0.0267736911773682" calcext:value-type="float">
            <text:p>0.02677369117736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0253136157989502" calcext:value-type="float">
            <text:p>0.02531361579895</text:p>
          </table:table-cell>
          <table:table-cell office:value-type="float" office:value="0.0283327102661133" calcext:value-type="float">
            <text:p>0.028332710266113</text:p>
          </table:table-cell>
          <table:table-cell office:value-type="float" office:value="0.0267123937606812" calcext:value-type="float">
            <text:p>0.026712393760681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258691310882568" calcext:value-type="float">
            <text:p>0.025869131088257</text:p>
          </table:table-cell>
          <table:table-cell office:value-type="float" office:value="0.0280055999755859" calcext:value-type="float">
            <text:p>0.028005599975586</text:p>
          </table:table-cell>
          <table:table-cell office:value-type="float" office:value="0.0268803834915161" calcext:value-type="float">
            <text:p>0.02688038349151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0260567665100098" calcext:value-type="float">
            <text:p>0.02605676651001</text:p>
          </table:table-cell>
          <table:table-cell office:value-type="float" office:value="0.0298943519592285" calcext:value-type="float">
            <text:p>0.029894351959229</text:p>
          </table:table-cell>
          <table:table-cell office:value-type="float" office:value="0.0271355390548706" calcext:value-type="float">
            <text:p>0.02713553905487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265674591064453" calcext:value-type="float">
            <text:p>0.026567459106445</text:p>
          </table:table-cell>
          <table:table-cell office:value-type="float" office:value="0.028892993927002" calcext:value-type="float">
            <text:p>0.028892993927002</text:p>
          </table:table-cell>
          <table:table-cell office:value-type="float" office:value="0.0273623704910278" calcext:value-type="float">
            <text:p>0.02736237049102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0258400440216064" calcext:value-type="float">
            <text:p>0.025840044021606</text:p>
          </table:table-cell>
          <table:table-cell office:value-type="float" office:value="0.0285375118255615" calcext:value-type="float">
            <text:p>0.028537511825562</text:p>
          </table:table-cell>
          <table:table-cell office:value-type="float" office:value="0.0266760110855103" calcext:value-type="float">
            <text:p>0.0266760110855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0261542797088623" calcext:value-type="float">
            <text:p>0.026154279708862</text:p>
          </table:table-cell>
          <table:table-cell office:value-type="float" office:value="0.0278613567352295" calcext:value-type="float">
            <text:p>0.02786135673523</text:p>
          </table:table-cell>
          <table:table-cell office:value-type="float" office:value="0.0268923997879028" calcext:value-type="float">
            <text:p>0.026892399787903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259582996368408" calcext:value-type="float">
            <text:p>0.025958299636841</text:p>
          </table:table-cell>
          <table:table-cell office:value-type="float" office:value="0.0280296802520752" calcext:value-type="float">
            <text:p>0.028029680252075</text:p>
          </table:table-cell>
          <table:table-cell office:value-type="float" office:value="0.0266235589981079" calcext:value-type="float">
            <text:p>0.026623558998108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0268082618713379" calcext:value-type="float">
            <text:p>0.026808261871338</text:p>
          </table:table-cell>
          <table:table-cell office:value-type="float" office:value="0.0298516750335693" calcext:value-type="float">
            <text:p>0.029851675033569</text:p>
          </table:table-cell>
          <table:table-cell office:value-type="float" office:value="0.0276546955108643" calcext:value-type="float">
            <text:p>0.02765469551086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0266408920288086" calcext:value-type="float">
            <text:p>0.026640892028809</text:p>
          </table:table-cell>
          <table:table-cell office:value-type="float" office:value="0.0280365943908691" calcext:value-type="float">
            <text:p>0.028036594390869</text:p>
          </table:table-cell>
          <table:table-cell office:value-type="float" office:value="0.0271064758300781" calcext:value-type="float">
            <text:p>0.027106475830078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0275089740753174" calcext:value-type="float">
            <text:p>0.027508974075317</text:p>
          </table:table-cell>
          <table:table-cell office:value-type="float" office:value="0.0291690826416016" calcext:value-type="float">
            <text:p>0.029169082641602</text:p>
          </table:table-cell>
          <table:table-cell office:value-type="float" office:value="0.0281437873840332" calcext:value-type="float">
            <text:p>0.02814378738403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272955894470215" calcext:value-type="float">
            <text:p>0.027295589447022</text:p>
          </table:table-cell>
          <table:table-cell office:value-type="float" office:value="0.0303215980529785" calcext:value-type="float">
            <text:p>0.030321598052979</text:p>
          </table:table-cell>
          <table:table-cell office:value-type="float" office:value="0.0282963275909424" calcext:value-type="float">
            <text:p>0.02829632759094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0257532596588135" calcext:value-type="float">
            <text:p>0.025753259658814</text:p>
          </table:table-cell>
          <table:table-cell office:value-type="float" office:value="0.0279960632324219" calcext:value-type="float">
            <text:p>0.027996063232422</text:p>
          </table:table-cell>
          <table:table-cell office:value-type="float" office:value="0.0263038635253906" calcext:value-type="float">
            <text:p>0.02630386352539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0265991687774658" calcext:value-type="float">
            <text:p>0.026599168777466</text:p>
          </table:table-cell>
          <table:table-cell office:value-type="float" office:value="0.0286169052124023" calcext:value-type="float">
            <text:p>0.028616905212402</text:p>
          </table:table-cell>
          <table:table-cell office:value-type="float" office:value="0.0271001815795898" calcext:value-type="float">
            <text:p>0.0271001815795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257787704467773" calcext:value-type="float">
            <text:p>0.025778770446777</text:p>
          </table:table-cell>
          <table:table-cell office:value-type="float" office:value="0.0277791023254395" calcext:value-type="float">
            <text:p>0.02777910232544</text:p>
          </table:table-cell>
          <table:table-cell office:value-type="float" office:value="0.0263336896896362" calcext:value-type="float">
            <text:p>0.02633368968963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0254132747650147" calcext:value-type="float">
            <text:p>0.025413274765015</text:p>
          </table:table-cell>
          <table:table-cell office:value-type="float" office:value="0.0278995037078857" calcext:value-type="float">
            <text:p>0.027899503707886</text:p>
          </table:table-cell>
          <table:table-cell office:value-type="float" office:value="0.0263158559799194" calcext:value-type="float">
            <text:p>0.02631585597991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0269043445587158" calcext:value-type="float">
            <text:p>0.026904344558716</text:p>
          </table:table-cell>
          <table:table-cell office:value-type="float" office:value="0.0298607349395752" calcext:value-type="float">
            <text:p>0.029860734939575</text:p>
          </table:table-cell>
          <table:table-cell office:value-type="float" office:value="0.0277308940887451" calcext:value-type="float">
            <text:p>0.02773089408874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0265352725982666" calcext:value-type="float">
            <text:p>0.026535272598267</text:p>
          </table:table-cell>
          <table:table-cell office:value-type="float" office:value="0.0286033153533936" calcext:value-type="float">
            <text:p>0.028603315353394</text:p>
          </table:table-cell>
          <table:table-cell office:value-type="float" office:value="0.0272111654281616" calcext:value-type="float">
            <text:p>0.02721116542816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0262045860290527" calcext:value-type="float">
            <text:p>0.026204586029053</text:p>
          </table:table-cell>
          <table:table-cell office:value-type="float" office:value="0.0287406444549561" calcext:value-type="float">
            <text:p>0.028740644454956</text:p>
          </table:table-cell>
          <table:table-cell office:value-type="float" office:value="0.0277596712112427" calcext:value-type="float">
            <text:p>0.027759671211243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0272860527038574" calcext:value-type="float">
            <text:p>0.027286052703857</text:p>
          </table:table-cell>
          <table:table-cell office:value-type="float" office:value="0.0311019420623779" calcext:value-type="float">
            <text:p>0.031101942062378</text:p>
          </table:table-cell>
          <table:table-cell office:value-type="float" office:value="0.028874397277832" calcext:value-type="float">
            <text:p>0.02887439727783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0266375541687012" calcext:value-type="float">
            <text:p>0.026637554168701</text:p>
          </table:table-cell>
          <table:table-cell office:value-type="float" office:value="0.0284101963043213" calcext:value-type="float">
            <text:p>0.028410196304321</text:p>
          </table:table-cell>
          <table:table-cell office:value-type="float" office:value="0.0274535655975342" calcext:value-type="float">
            <text:p>0.02745356559753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2724289894104" calcext:value-type="float">
            <text:p>0.02724289894104</text:p>
          </table:table-cell>
          <table:table-cell office:value-type="float" office:value="0.0296134948730469" calcext:value-type="float">
            <text:p>0.029613494873047</text:p>
          </table:table-cell>
          <table:table-cell office:value-type="float" office:value="0.0283779859542847" calcext:value-type="float">
            <text:p>0.02837798595428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0258259773254395" calcext:value-type="float">
            <text:p>0.02582597732544</text:p>
          </table:table-cell>
          <table:table-cell office:value-type="float" office:value="0.029350757598877" calcext:value-type="float">
            <text:p>0.029350757598877</text:p>
          </table:table-cell>
          <table:table-cell office:value-type="float" office:value="0.0270726919174194" calcext:value-type="float">
            <text:p>0.027072691917419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0271821022033691" calcext:value-type="float">
            <text:p>0.027182102203369</text:p>
          </table:table-cell>
          <table:table-cell office:value-type="float" office:value="0.0302584171295166" calcext:value-type="float">
            <text:p>0.030258417129517</text:p>
          </table:table-cell>
          <table:table-cell office:value-type="float" office:value="0.0280253887176514" calcext:value-type="float">
            <text:p>0.02802538871765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259957313537598" calcext:value-type="float">
            <text:p>0.02599573135376</text:p>
          </table:table-cell>
          <table:table-cell office:value-type="float" office:value="0.0285408496856689" calcext:value-type="float">
            <text:p>0.028540849685669</text:p>
          </table:table-cell>
          <table:table-cell office:value-type="float" office:value="0.0273193120956421" calcext:value-type="float">
            <text:p>0.02731931209564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0269467830657959" calcext:value-type="float">
            <text:p>0.026946783065796</text:p>
          </table:table-cell>
          <table:table-cell office:value-type="float" office:value="0.0291681289672852" calcext:value-type="float">
            <text:p>0.029168128967285</text:p>
          </table:table-cell>
          <table:table-cell office:value-type="float" office:value="0.0275809764862061" calcext:value-type="float">
            <text:p>0.02758097648620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0264251232147217" calcext:value-type="float">
            <text:p>0.026425123214722</text:p>
          </table:table-cell>
          <table:table-cell office:value-type="float" office:value="0.0289871692657471" calcext:value-type="float">
            <text:p>0.028987169265747</text:p>
          </table:table-cell>
          <table:table-cell office:value-type="float" office:value="0.0273274660110474" calcext:value-type="float">
            <text:p>0.02732746601104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0278410911560059" calcext:value-type="float">
            <text:p>0.027841091156006</text:p>
          </table:table-cell>
          <table:table-cell office:value-type="float" office:value="0.0307192802429199" calcext:value-type="float">
            <text:p>0.03071928024292</text:p>
          </table:table-cell>
          <table:table-cell office:value-type="float" office:value="0.0289512872695923" calcext:value-type="float">
            <text:p>0.028951287269592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0275003910064697" calcext:value-type="float">
            <text:p>0.02750039100647</text:p>
          </table:table-cell>
          <table:table-cell office:value-type="float" office:value="0.0306274890899658" calcext:value-type="float">
            <text:p>0.030627489089966</text:p>
          </table:table-cell>
          <table:table-cell office:value-type="float" office:value="0.0282870531082153" calcext:value-type="float">
            <text:p>0.028287053108215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0275883674621582" calcext:value-type="float">
            <text:p>0.027588367462158</text:p>
          </table:table-cell>
          <table:table-cell office:value-type="float" office:value="0.0297203063964844" calcext:value-type="float">
            <text:p>0.029720306396484</text:p>
          </table:table-cell>
          <table:table-cell office:value-type="float" office:value="0.0283807277679443" calcext:value-type="float">
            <text:p>0.02838072776794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0276789665222168" calcext:value-type="float">
            <text:p>0.027678966522217</text:p>
          </table:table-cell>
          <table:table-cell office:value-type="float" office:value="0.0291759967803955" calcext:value-type="float">
            <text:p>0.029175996780396</text:p>
          </table:table-cell>
          <table:table-cell office:value-type="float" office:value="0.0281239032745361" calcext:value-type="float">
            <text:p>0.02812390327453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0272564888000488" calcext:value-type="float">
            <text:p>0.027256488800049</text:p>
          </table:table-cell>
          <table:table-cell office:value-type="float" office:value="0.0289773941040039" calcext:value-type="float">
            <text:p>0.028977394104004</text:p>
          </table:table-cell>
          <table:table-cell office:value-type="float" office:value="0.0278260946273804" calcext:value-type="float">
            <text:p>0.0278260946273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0282731056213379" calcext:value-type="float">
            <text:p>0.028273105621338</text:p>
          </table:table-cell>
          <table:table-cell office:value-type="float" office:value="0.0308191776275635" calcext:value-type="float">
            <text:p>0.030819177627564</text:p>
          </table:table-cell>
          <table:table-cell office:value-type="float" office:value="0.0290954351425171" calcext:value-type="float">
            <text:p>0.02909543514251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0263576507568359" calcext:value-type="float">
            <text:p>0.026357650756836</text:p>
          </table:table-cell>
          <table:table-cell office:value-type="float" office:value="0.0284018516540527" calcext:value-type="float">
            <text:p>0.028401851654053</text:p>
          </table:table-cell>
          <table:table-cell office:value-type="float" office:value="0.0267265796661377" calcext:value-type="float">
            <text:p>0.02672657966613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268278121948242" calcext:value-type="float">
            <text:p>0.026827812194824</text:p>
          </table:table-cell>
          <table:table-cell office:value-type="float" office:value="0.0286753177642822" calcext:value-type="float">
            <text:p>0.028675317764282</text:p>
          </table:table-cell>
          <table:table-cell office:value-type="float" office:value="0.0277685403823853" calcext:value-type="float">
            <text:p>0.02776854038238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027524471282959" calcext:value-type="float">
            <text:p>0.027524471282959</text:p>
          </table:table-cell>
          <table:table-cell office:value-type="float" office:value="0.029510498046875" calcext:value-type="float">
            <text:p>0.029510498046875</text:p>
          </table:table-cell>
          <table:table-cell office:value-type="float" office:value="0.0285513877868652" calcext:value-type="float">
            <text:p>0.02855138778686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027313232421875" calcext:value-type="float">
            <text:p>0.027313232421875</text:p>
          </table:table-cell>
          <table:table-cell office:value-type="float" office:value="0.0294351577758789" calcext:value-type="float">
            <text:p>0.029435157775879</text:p>
          </table:table-cell>
          <table:table-cell office:value-type="float" office:value="0.02841477394104" calcext:value-type="float">
            <text:p>0.0284147739410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0267097949981689" calcext:value-type="float">
            <text:p>0.026709794998169</text:p>
          </table:table-cell>
          <table:table-cell office:value-type="float" office:value="0.0287990570068359" calcext:value-type="float">
            <text:p>0.028799057006836</text:p>
          </table:table-cell>
          <table:table-cell office:value-type="float" office:value="0.027606725692749" calcext:value-type="float">
            <text:p>0.02760672569274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0261743068695068" calcext:value-type="float">
            <text:p>0.026174306869507</text:p>
          </table:table-cell>
          <table:table-cell office:value-type="float" office:value="0.028226375579834" calcext:value-type="float">
            <text:p>0.028226375579834</text:p>
          </table:table-cell>
          <table:table-cell office:value-type="float" office:value="0.0270873785018921" calcext:value-type="float">
            <text:p>0.02708737850189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0282673835754395" calcext:value-type="float">
            <text:p>0.02826738357544</text:p>
          </table:table-cell>
          <table:table-cell office:value-type="float" office:value="0.0292811393737793" calcext:value-type="float">
            <text:p>0.029281139373779</text:p>
          </table:table-cell>
          <table:table-cell office:value-type="float" office:value="0.0285505771636963" calcext:value-type="float">
            <text:p>0.02855057716369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027252197265625" calcext:value-type="float">
            <text:p>0.027252197265625</text:p>
          </table:table-cell>
          <table:table-cell office:value-type="float" office:value="0.0300638675689697" calcext:value-type="float">
            <text:p>0.03006386756897</text:p>
          </table:table-cell>
          <table:table-cell office:value-type="float" office:value="0.0285399436950684" calcext:value-type="float">
            <text:p>0.02853994369506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0265705585479736" calcext:value-type="float">
            <text:p>0.026570558547974</text:p>
          </table:table-cell>
          <table:table-cell office:value-type="float" office:value="0.0289895534515381" calcext:value-type="float">
            <text:p>0.028989553451538</text:p>
          </table:table-cell>
          <table:table-cell office:value-type="float" office:value="0.0274991989135742" calcext:value-type="float">
            <text:p>0.02749919891357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0265886783599854" calcext:value-type="float">
            <text:p>0.026588678359985</text:p>
          </table:table-cell>
          <table:table-cell office:value-type="float" office:value="0.0290291309356689" calcext:value-type="float">
            <text:p>0.029029130935669</text:p>
          </table:table-cell>
          <table:table-cell office:value-type="float" office:value="0.027569842338562" calcext:value-type="float">
            <text:p>0.02756984233856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0268847942352295" calcext:value-type="float">
            <text:p>0.02688479423523</text:p>
          </table:table-cell>
          <table:table-cell office:value-type="float" office:value="0.0292596817016602" calcext:value-type="float">
            <text:p>0.02925968170166</text:p>
          </table:table-cell>
          <table:table-cell office:value-type="float" office:value="0.0274139404296875" calcext:value-type="float">
            <text:p>0.02741394042968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0276930332183838" calcext:value-type="float">
            <text:p>0.027693033218384</text:p>
          </table:table-cell>
          <table:table-cell office:value-type="float" office:value="0.0304348468780518" calcext:value-type="float">
            <text:p>0.030434846878052</text:p>
          </table:table-cell>
          <table:table-cell office:value-type="float" office:value="0.0285053253173828" calcext:value-type="float">
            <text:p>0.02850532531738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0277614593505859" calcext:value-type="float">
            <text:p>0.027761459350586</text:p>
          </table:table-cell>
          <table:table-cell office:value-type="float" office:value="0.0296359062194824" calcext:value-type="float">
            <text:p>0.029635906219482</text:p>
          </table:table-cell>
          <table:table-cell office:value-type="float" office:value="0.0283792495727539" calcext:value-type="float">
            <text:p>0.02837924957275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0270066261291504" calcext:value-type="float">
            <text:p>0.02700662612915</text:p>
          </table:table-cell>
          <table:table-cell office:value-type="float" office:value="0.0288822650909424" calcext:value-type="float">
            <text:p>0.028882265090942</text:p>
          </table:table-cell>
          <table:table-cell office:value-type="float" office:value="0.0276318073272705" calcext:value-type="float">
            <text:p>0.027631807327271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0268089771270752" calcext:value-type="float">
            <text:p>0.026808977127075</text:p>
          </table:table-cell>
          <table:table-cell office:value-type="float" office:value="0.0294826030731201" calcext:value-type="float">
            <text:p>0.02948260307312</text:p>
          </table:table-cell>
          <table:table-cell office:value-type="float" office:value="0.0275823593139648" calcext:value-type="float">
            <text:p>0.02758235931396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268251895904541" calcext:value-type="float">
            <text:p>0.026825189590454</text:p>
          </table:table-cell>
          <table:table-cell office:value-type="float" office:value="0.0296809673309326" calcext:value-type="float">
            <text:p>0.029680967330933</text:p>
          </table:table-cell>
          <table:table-cell office:value-type="float" office:value="0.0279369115829468" calcext:value-type="float">
            <text:p>0.02793691158294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0266883373260498" calcext:value-type="float">
            <text:p>0.02668833732605</text:p>
          </table:table-cell>
          <table:table-cell office:value-type="float" office:value="0.0299508571624756" calcext:value-type="float">
            <text:p>0.029950857162476</text:p>
          </table:table-cell>
          <table:table-cell office:value-type="float" office:value="0.0276583194732666" calcext:value-type="float">
            <text:p>0.02765831947326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028092622756958" calcext:value-type="float">
            <text:p>0.028092622756958</text:p>
          </table:table-cell>
          <table:table-cell office:value-type="float" office:value="0.0309553146362305" calcext:value-type="float">
            <text:p>0.030955314636231</text:p>
          </table:table-cell>
          <table:table-cell office:value-type="float" office:value="0.0288552522659302" calcext:value-type="float">
            <text:p>0.0288552522659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276720523834229" calcext:value-type="float">
            <text:p>0.027672052383423</text:p>
          </table:table-cell>
          <table:table-cell office:value-type="float" office:value="0.0298662185668945" calcext:value-type="float">
            <text:p>0.029866218566895</text:p>
          </table:table-cell>
          <table:table-cell office:value-type="float" office:value="0.0289095163345337" calcext:value-type="float">
            <text:p>0.02890951633453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0267391204833984" calcext:value-type="float">
            <text:p>0.026739120483398</text:p>
          </table:table-cell>
          <table:table-cell office:value-type="float" office:value="0.0288047790527344" calcext:value-type="float">
            <text:p>0.028804779052734</text:p>
          </table:table-cell>
          <table:table-cell office:value-type="float" office:value="0.0274140357971191" calcext:value-type="float">
            <text:p>0.02741403579711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0265560150146484" calcext:value-type="float">
            <text:p>0.026556015014648</text:p>
          </table:table-cell>
          <table:table-cell office:value-type="float" office:value="0.0292735099792481" calcext:value-type="float">
            <text:p>0.029273509979248</text:p>
          </table:table-cell>
          <table:table-cell office:value-type="float" office:value="0.0272795438766479" calcext:value-type="float">
            <text:p>0.0272795438766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263814926147461" calcext:value-type="float">
            <text:p>0.026381492614746</text:p>
          </table:table-cell>
          <table:table-cell office:value-type="float" office:value="0.0286269187927246" calcext:value-type="float">
            <text:p>0.028626918792725</text:p>
          </table:table-cell>
          <table:table-cell office:value-type="float" office:value="0.0272767305374145" calcext:value-type="float">
            <text:p>0.02727673053741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264816284179688" calcext:value-type="float">
            <text:p>0.026481628417969</text:p>
          </table:table-cell>
          <table:table-cell office:value-type="float" office:value="0.0287468433380127" calcext:value-type="float">
            <text:p>0.028746843338013</text:p>
          </table:table-cell>
          <table:table-cell office:value-type="float" office:value="0.0273699045181274" calcext:value-type="float">
            <text:p>0.02736990451812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278351306915283" calcext:value-type="float">
            <text:p>0.027835130691528</text:p>
          </table:table-cell>
          <table:table-cell office:value-type="float" office:value="0.0312886238098145" calcext:value-type="float">
            <text:p>0.031288623809815</text:p>
          </table:table-cell>
          <table:table-cell office:value-type="float" office:value="0.0287755727767944" calcext:value-type="float">
            <text:p>0.02877557277679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027353048324585" calcext:value-type="float">
            <text:p>0.027353048324585</text:p>
          </table:table-cell>
          <table:table-cell office:value-type="float" office:value="0.0299782752990723" calcext:value-type="float">
            <text:p>0.029978275299072</text:p>
          </table:table-cell>
          <table:table-cell office:value-type="float" office:value="0.0281236410140991" calcext:value-type="float">
            <text:p>0.028123641014099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0264971256256104" calcext:value-type="float">
            <text:p>0.02649712562561</text:p>
          </table:table-cell>
          <table:table-cell office:value-type="float" office:value="0.0310747623443604" calcext:value-type="float">
            <text:p>0.03107476234436</text:p>
          </table:table-cell>
          <table:table-cell office:value-type="float" office:value="0.0276371240615845" calcext:value-type="float">
            <text:p>0.02763712406158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0281071662902832" calcext:value-type="float">
            <text:p>0.028107166290283</text:p>
          </table:table-cell>
          <table:table-cell office:value-type="float" office:value="0.0302612781524658" calcext:value-type="float">
            <text:p>0.030261278152466</text:p>
          </table:table-cell>
          <table:table-cell office:value-type="float" office:value="0.0289949417114258" calcext:value-type="float">
            <text:p>0.02899494171142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0265440940856934" calcext:value-type="float">
            <text:p>0.026544094085693</text:p>
          </table:table-cell>
          <table:table-cell office:value-type="float" office:value="0.0293045043945313" calcext:value-type="float">
            <text:p>0.029304504394531</text:p>
          </table:table-cell>
          <table:table-cell office:value-type="float" office:value="0.0275040864944458" calcext:value-type="float">
            <text:p>0.02750408649444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0279266834259033" calcext:value-type="float">
            <text:p>0.027926683425903</text:p>
          </table:table-cell>
          <table:table-cell office:value-type="float" office:value="0.0303287506103516" calcext:value-type="float">
            <text:p>0.030328750610352</text:p>
          </table:table-cell>
          <table:table-cell office:value-type="float" office:value="0.0286041498184204" calcext:value-type="float">
            <text:p>0.0286041498184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0269930362701416" calcext:value-type="float">
            <text:p>0.026993036270142</text:p>
          </table:table-cell>
          <table:table-cell office:value-type="float" office:value="0.0296359062194824" calcext:value-type="float">
            <text:p>0.029635906219482</text:p>
          </table:table-cell>
          <table:table-cell office:value-type="float" office:value="0.0279243469238281" calcext:value-type="float">
            <text:p>0.02792434692382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0263173580169678" calcext:value-type="float">
            <text:p>0.026317358016968</text:p>
          </table:table-cell>
          <table:table-cell office:value-type="float" office:value="0.0289318561553955" calcext:value-type="float">
            <text:p>0.028931856155396</text:p>
          </table:table-cell>
          <table:table-cell office:value-type="float" office:value="0.0273487567901611" calcext:value-type="float">
            <text:p>0.02734875679016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0281493663787842" calcext:value-type="float">
            <text:p>0.028149366378784</text:p>
          </table:table-cell>
          <table:table-cell office:value-type="float" office:value="0.0298779010772705" calcext:value-type="float">
            <text:p>0.029877901077271</text:p>
          </table:table-cell>
          <table:table-cell office:value-type="float" office:value="0.0288064002990723" calcext:value-type="float">
            <text:p>0.02880640029907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0280423164367676" calcext:value-type="float">
            <text:p>0.028042316436768</text:p>
          </table:table-cell>
          <table:table-cell office:value-type="float" office:value="0.0310218334197998" calcext:value-type="float">
            <text:p>0.0310218334198</text:p>
          </table:table-cell>
          <table:table-cell office:value-type="float" office:value="0.0286922216415405" calcext:value-type="float">
            <text:p>0.02869222164154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0272195339202881" calcext:value-type="float">
            <text:p>0.027219533920288</text:p>
          </table:table-cell>
          <table:table-cell office:value-type="float" office:value="0.0292332172393799" calcext:value-type="float">
            <text:p>0.02923321723938</text:p>
          </table:table-cell>
          <table:table-cell office:value-type="float" office:value="0.0281547546386719" calcext:value-type="float">
            <text:p>0.02815475463867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0280945301055908" calcext:value-type="float">
            <text:p>0.028094530105591</text:p>
          </table:table-cell>
          <table:table-cell office:value-type="float" office:value="0.0305306911468506" calcext:value-type="float">
            <text:p>0.030530691146851</text:p>
          </table:table-cell>
          <table:table-cell office:value-type="float" office:value="0.0288638353347778" calcext:value-type="float">
            <text:p>0.02886383533477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0275595188140869" calcext:value-type="float">
            <text:p>0.027559518814087</text:p>
          </table:table-cell>
          <table:table-cell office:value-type="float" office:value="0.0313680171966553" calcext:value-type="float">
            <text:p>0.031368017196655</text:p>
          </table:table-cell>
          <table:table-cell office:value-type="float" office:value="0.0295965909957886" calcext:value-type="float">
            <text:p>0.029596590995789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304234027862549" calcext:value-type="float">
            <text:p>0.030423402786255</text:p>
          </table:table-cell>
          <table:table-cell office:value-type="float" office:value="0.0324501991271973" calcext:value-type="float">
            <text:p>0.032450199127197</text:p>
          </table:table-cell>
          <table:table-cell office:value-type="float" office:value="0.031402850151062" calcext:value-type="float">
            <text:p>0.031402850151062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0297744274139404" calcext:value-type="float">
            <text:p>0.02977442741394</text:p>
          </table:table-cell>
          <table:table-cell office:value-type="float" office:value="0.032221794128418" calcext:value-type="float">
            <text:p>0.032221794128418</text:p>
          </table:table-cell>
          <table:table-cell office:value-type="float" office:value="0.0307384252548218" calcext:value-type="float">
            <text:p>0.03073842525482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0293490886688232" calcext:value-type="float">
            <text:p>0.029349088668823</text:p>
          </table:table-cell>
          <table:table-cell office:value-type="float" office:value="0.0332536697387695" calcext:value-type="float">
            <text:p>0.03325366973877</text:p>
          </table:table-cell>
          <table:table-cell office:value-type="float" office:value="0.0306573629379272" calcext:value-type="float">
            <text:p>0.030657362937927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0281379222869873" calcext:value-type="float">
            <text:p>0.028137922286987</text:p>
          </table:table-cell>
          <table:table-cell office:value-type="float" office:value="0.0313050746917725" calcext:value-type="float">
            <text:p>0.031305074691773</text:p>
          </table:table-cell>
          <table:table-cell office:value-type="float" office:value="0.0295411825180054" calcext:value-type="float">
            <text:p>0.02954118251800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0292072296142578" calcext:value-type="float">
            <text:p>0.029207229614258</text:p>
          </table:table-cell>
          <table:table-cell office:value-type="float" office:value="0.030940055847168" calcext:value-type="float">
            <text:p>0.030940055847168</text:p>
          </table:table-cell>
          <table:table-cell office:value-type="float" office:value="0.029964542388916" calcext:value-type="float">
            <text:p>0.02996454238891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28641939163208" calcext:value-type="float">
            <text:p>0.028641939163208</text:p>
          </table:table-cell>
          <table:table-cell office:value-type="float" office:value="0.0316905975341797" calcext:value-type="float">
            <text:p>0.03169059753418</text:p>
          </table:table-cell>
          <table:table-cell office:value-type="float" office:value="0.030194616317749" calcext:value-type="float">
            <text:p>0.03019461631774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0266923904418945" calcext:value-type="float">
            <text:p>0.026692390441895</text:p>
          </table:table-cell>
          <table:table-cell office:value-type="float" office:value="0.0286931991577148" calcext:value-type="float">
            <text:p>0.028693199157715</text:p>
          </table:table-cell>
          <table:table-cell office:value-type="float" office:value="0.0272840023040771" calcext:value-type="float">
            <text:p>0.02728400230407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0279583930969238" calcext:value-type="float">
            <text:p>0.027958393096924</text:p>
          </table:table-cell>
          <table:table-cell office:value-type="float" office:value="0.0301146507263184" calcext:value-type="float">
            <text:p>0.030114650726318</text:p>
          </table:table-cell>
          <table:table-cell office:value-type="float" office:value="0.0287828683853149" calcext:value-type="float">
            <text:p>0.028782868385315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028522253036499" calcext:value-type="float">
            <text:p>0.028522253036499</text:p>
          </table:table-cell>
          <table:table-cell office:value-type="float" office:value="0.0322401523590088" calcext:value-type="float">
            <text:p>0.032240152359009</text:p>
          </table:table-cell>
          <table:table-cell office:value-type="float" office:value="0.0294742345809937" calcext:value-type="float">
            <text:p>0.029474234580994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0265071392059326" calcext:value-type="float">
            <text:p>0.026507139205933</text:p>
          </table:table-cell>
          <table:table-cell office:value-type="float" office:value="0.0301618576049805" calcext:value-type="float">
            <text:p>0.030161857604981</text:p>
          </table:table-cell>
          <table:table-cell office:value-type="float" office:value="0.0278120756149292" calcext:value-type="float">
            <text:p>0.027812075614929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270125865936279" calcext:value-type="float">
            <text:p>0.027012586593628</text:p>
          </table:table-cell>
          <table:table-cell office:value-type="float" office:value="0.0297117233276367" calcext:value-type="float">
            <text:p>0.029711723327637</text:p>
          </table:table-cell>
          <table:table-cell office:value-type="float" office:value="0.0282414436340332" calcext:value-type="float">
            <text:p>0.02824144363403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0276622772216797" calcext:value-type="float">
            <text:p>0.02766227722168</text:p>
          </table:table-cell>
          <table:table-cell office:value-type="float" office:value="0.0306916236877441" calcext:value-type="float">
            <text:p>0.030691623687744</text:p>
          </table:table-cell>
          <table:table-cell office:value-type="float" office:value="0.0289622068405151" calcext:value-type="float">
            <text:p>0.028962206840515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0268771648406982" calcext:value-type="float">
            <text:p>0.026877164840698</text:p>
          </table:table-cell>
          <table:table-cell office:value-type="float" office:value="0.0289769172668457" calcext:value-type="float">
            <text:p>0.028976917266846</text:p>
          </table:table-cell>
          <table:table-cell office:value-type="float" office:value="0.0280241966247559" calcext:value-type="float">
            <text:p>0.028024196624756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0268614292144775" calcext:value-type="float">
            <text:p>0.026861429214478</text:p>
          </table:table-cell>
          <table:table-cell office:value-type="float" office:value="0.029956579208374" calcext:value-type="float">
            <text:p>0.029956579208374</text:p>
          </table:table-cell>
          <table:table-cell office:value-type="float" office:value="0.0281068325042725" calcext:value-type="float">
            <text:p>0.02810683250427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0287468433380127" calcext:value-type="float">
            <text:p>0.028746843338013</text:p>
          </table:table-cell>
          <table:table-cell office:value-type="float" office:value="0.0311071872711182" calcext:value-type="float">
            <text:p>0.031107187271118</text:p>
          </table:table-cell>
          <table:table-cell office:value-type="float" office:value="0.0295080661773682" calcext:value-type="float">
            <text:p>0.02950806617736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0282750129699707" calcext:value-type="float">
            <text:p>0.028275012969971</text:p>
          </table:table-cell>
          <table:table-cell office:value-type="float" office:value="0.0320000648498535" calcext:value-type="float">
            <text:p>0.032000064849854</text:p>
          </table:table-cell>
          <table:table-cell office:value-type="float" office:value="0.0297578573226929" calcext:value-type="float">
            <text:p>0.02975785732269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0285599231719971" calcext:value-type="float">
            <text:p>0.028559923171997</text:p>
          </table:table-cell>
          <table:table-cell office:value-type="float" office:value="0.0312960147857666" calcext:value-type="float">
            <text:p>0.031296014785767</text:p>
          </table:table-cell>
          <table:table-cell office:value-type="float" office:value="0.0292867660522461" calcext:value-type="float">
            <text:p>0.029286766052246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0272595882415772" calcext:value-type="float">
            <text:p>0.027259588241577</text:p>
          </table:table-cell>
          <table:table-cell office:value-type="float" office:value="0.0296201705932617" calcext:value-type="float">
            <text:p>0.029620170593262</text:p>
          </table:table-cell>
          <table:table-cell office:value-type="float" office:value="0.028227424621582" calcext:value-type="float">
            <text:p>0.02822742462158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0284349918365479" calcext:value-type="float">
            <text:p>0.028434991836548</text:p>
          </table:table-cell>
          <table:table-cell office:value-type="float" office:value="0.0321130752563477" calcext:value-type="float">
            <text:p>0.032113075256348</text:p>
          </table:table-cell>
          <table:table-cell office:value-type="float" office:value="0.029424262046814" calcext:value-type="float">
            <text:p>0.029424262046814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0263607501983643" calcext:value-type="float">
            <text:p>0.026360750198364</text:p>
          </table:table-cell>
          <table:table-cell office:value-type="float" office:value="0.030379056930542" calcext:value-type="float">
            <text:p>0.030379056930542</text:p>
          </table:table-cell>
          <table:table-cell office:value-type="float" office:value="0.0276169061660767" calcext:value-type="float">
            <text:p>0.02761690616607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0282261371612549" calcext:value-type="float">
            <text:p>0.028226137161255</text:p>
          </table:table-cell>
          <table:table-cell office:value-type="float" office:value="0.0300841331481934" calcext:value-type="float">
            <text:p>0.030084133148193</text:p>
          </table:table-cell>
          <table:table-cell office:value-type="float" office:value="0.0288044214248657" calcext:value-type="float">
            <text:p>0.02880442142486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0285599231719971" calcext:value-type="float">
            <text:p>0.028559923171997</text:p>
          </table:table-cell>
          <table:table-cell office:value-type="float" office:value="0.0305914878845215" calcext:value-type="float">
            <text:p>0.030591487884522</text:p>
          </table:table-cell>
          <table:table-cell office:value-type="float" office:value="0.0293751001358032" calcext:value-type="float">
            <text:p>0.02937510013580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0284276008605957" calcext:value-type="float">
            <text:p>0.028427600860596</text:p>
          </table:table-cell>
          <table:table-cell office:value-type="float" office:value="0.0313220024108887" calcext:value-type="float">
            <text:p>0.031322002410889</text:p>
          </table:table-cell>
          <table:table-cell office:value-type="float" office:value="0.0295966148376465" calcext:value-type="float">
            <text:p>0.02959661483764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0282778739929199" calcext:value-type="float">
            <text:p>0.02827787399292</text:p>
          </table:table-cell>
          <table:table-cell office:value-type="float" office:value="0.0304820537567139" calcext:value-type="float">
            <text:p>0.030482053756714</text:p>
          </table:table-cell>
          <table:table-cell office:value-type="float" office:value="0.0288979768753052" calcext:value-type="float">
            <text:p>0.02889797687530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263714790344238" calcext:value-type="float">
            <text:p>0.026371479034424</text:p>
          </table:table-cell>
          <table:table-cell office:value-type="float" office:value="0.0286242961883545" calcext:value-type="float">
            <text:p>0.028624296188355</text:p>
          </table:table-cell>
          <table:table-cell office:value-type="float" office:value="0.0274030923843384" calcext:value-type="float">
            <text:p>0.02740309238433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290355682373047" calcext:value-type="float">
            <text:p>0.029035568237305</text:p>
          </table:table-cell>
          <table:table-cell office:value-type="float" office:value="0.0312345027923584" calcext:value-type="float">
            <text:p>0.031234502792358</text:p>
          </table:table-cell>
          <table:table-cell office:value-type="float" office:value="0.0297112464904785" calcext:value-type="float">
            <text:p>0.029711246490479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0289223194122314" calcext:value-type="float">
            <text:p>0.028922319412231</text:p>
          </table:table-cell>
          <table:table-cell office:value-type="float" office:value="0.0314738750457764" calcext:value-type="float">
            <text:p>0.031473875045776</text:p>
          </table:table-cell>
          <table:table-cell office:value-type="float" office:value="0.0295329809188843" calcext:value-type="float">
            <text:p>0.029532980918884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0293941497802734" calcext:value-type="float">
            <text:p>0.029394149780273</text:p>
          </table:table-cell>
          <table:table-cell office:value-type="float" office:value="0.0312550067901611" calcext:value-type="float">
            <text:p>0.031255006790161</text:p>
          </table:table-cell>
          <table:table-cell office:value-type="float" office:value="0.030191707611084" calcext:value-type="float">
            <text:p>0.030191707611084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0273337364196777" calcext:value-type="float">
            <text:p>0.027333736419678</text:p>
          </table:table-cell>
          <table:table-cell office:value-type="float" office:value="0.0303235054016113" calcext:value-type="float">
            <text:p>0.030323505401611</text:p>
          </table:table-cell>
          <table:table-cell office:value-type="float" office:value="0.0281786918640137" calcext:value-type="float">
            <text:p>0.02817869186401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267782211303711" calcext:value-type="float">
            <text:p>0.026778221130371</text:p>
          </table:table-cell>
          <table:table-cell office:value-type="float" office:value="0.0390663146972656" calcext:value-type="float">
            <text:p>0.039066314697266</text:p>
          </table:table-cell>
          <table:table-cell office:value-type="float" office:value="0.0288033246994019" calcext:value-type="float">
            <text:p>0.02880332469940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026904821395874" calcext:value-type="float">
            <text:p>0.026904821395874</text:p>
          </table:table-cell>
          <table:table-cell office:value-type="float" office:value="0.0313050746917725" calcext:value-type="float">
            <text:p>0.031305074691773</text:p>
          </table:table-cell>
          <table:table-cell office:value-type="float" office:value="0.0282642126083374" calcext:value-type="float">
            <text:p>0.02826421260833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288605690002441" calcext:value-type="float">
            <text:p>0.028860569000244</text:p>
          </table:table-cell>
          <table:table-cell office:value-type="float" office:value="0.0314137935638428" calcext:value-type="float">
            <text:p>0.031413793563843</text:p>
          </table:table-cell>
          <table:table-cell office:value-type="float" office:value="0.029774808883667" calcext:value-type="float">
            <text:p>0.02977480888366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0290637016296387" calcext:value-type="float">
            <text:p>0.029063701629639</text:p>
          </table:table-cell>
          <table:table-cell office:value-type="float" office:value="0.0307364463806152" calcext:value-type="float">
            <text:p>0.030736446380615</text:p>
          </table:table-cell>
          <table:table-cell office:value-type="float" office:value="0.0294557094573975" calcext:value-type="float">
            <text:p>0.02945570945739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0268521308898926" calcext:value-type="float">
            <text:p>0.026852130889893</text:p>
          </table:table-cell>
          <table:table-cell office:value-type="float" office:value="0.0296089649200439" calcext:value-type="float">
            <text:p>0.029608964920044</text:p>
          </table:table-cell>
          <table:table-cell office:value-type="float" office:value="0.0276694059371948" calcext:value-type="float">
            <text:p>0.02766940593719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0278239250183106" calcext:value-type="float">
            <text:p>0.027823925018311</text:p>
          </table:table-cell>
          <table:table-cell office:value-type="float" office:value="0.0293958187103272" calcext:value-type="float">
            <text:p>0.029395818710327</text:p>
          </table:table-cell>
          <table:table-cell office:value-type="float" office:value="0.0283620834350586" calcext:value-type="float">
            <text:p>0.02836208343505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274007320404053" calcext:value-type="float">
            <text:p>0.027400732040405</text:p>
          </table:table-cell>
          <table:table-cell office:value-type="float" office:value="0.0309562683105469" calcext:value-type="float">
            <text:p>0.030956268310547</text:p>
          </table:table-cell>
          <table:table-cell office:value-type="float" office:value="0.0284183025360107" calcext:value-type="float">
            <text:p>0.02841830253601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0275757312774658" calcext:value-type="float">
            <text:p>0.027575731277466</text:p>
          </table:table-cell>
          <table:table-cell office:value-type="float" office:value="0.0302426815032959" calcext:value-type="float">
            <text:p>0.030242681503296</text:p>
          </table:table-cell>
          <table:table-cell office:value-type="float" office:value="0.0286017656326294" calcext:value-type="float">
            <text:p>0.028601765632629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028498649597168" calcext:value-type="float">
            <text:p>0.028498649597168</text:p>
          </table:table-cell>
          <table:table-cell office:value-type="float" office:value="0.0310783386230469" calcext:value-type="float">
            <text:p>0.031078338623047</text:p>
          </table:table-cell>
          <table:table-cell office:value-type="float" office:value="0.0291583061218262" calcext:value-type="float">
            <text:p>0.02915830612182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288228988647461" calcext:value-type="float">
            <text:p>0.028822898864746</text:p>
          </table:table-cell>
          <table:table-cell office:value-type="float" office:value="0.0304088592529297" calcext:value-type="float">
            <text:p>0.03040885925293</text:p>
          </table:table-cell>
          <table:table-cell office:value-type="float" office:value="0.0296241521835327" calcext:value-type="float">
            <text:p>0.02962415218353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0282332897186279" calcext:value-type="float">
            <text:p>0.028233289718628</text:p>
          </table:table-cell>
          <table:table-cell office:value-type="float" office:value="0.0303518772125244" calcext:value-type="float">
            <text:p>0.030351877212524</text:p>
          </table:table-cell>
          <table:table-cell office:value-type="float" office:value="0.0288118600845337" calcext:value-type="float">
            <text:p>0.028811860084534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0306615829467773" calcext:value-type="float">
            <text:p>0.030661582946777</text:p>
          </table:table-cell>
          <table:table-cell office:value-type="float" office:value="0.0398731231689453" calcext:value-type="float">
            <text:p>0.039873123168945</text:p>
          </table:table-cell>
          <table:table-cell office:value-type="float" office:value="0.0330280780792236" calcext:value-type="float">
            <text:p>0.033028078079224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0288436412811279" calcext:value-type="float">
            <text:p>0.028843641281128</text:p>
          </table:table-cell>
          <table:table-cell office:value-type="float" office:value="0.0352499485015869" calcext:value-type="float">
            <text:p>0.035249948501587</text:p>
          </table:table-cell>
          <table:table-cell office:value-type="float" office:value="0.0310675382614136" calcext:value-type="float">
            <text:p>0.031067538261414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028841495513916" calcext:value-type="float">
            <text:p>0.028841495513916</text:p>
          </table:table-cell>
          <table:table-cell office:value-type="float" office:value="0.0318057537078857" calcext:value-type="float">
            <text:p>0.031805753707886</text:p>
          </table:table-cell>
          <table:table-cell office:value-type="float" office:value="0.0297970056533813" calcext:value-type="float">
            <text:p>0.02979700565338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0301163196563721" calcext:value-type="float">
            <text:p>0.030116319656372</text:p>
          </table:table-cell>
          <table:table-cell office:value-type="float" office:value="0.032987117767334" calcext:value-type="float">
            <text:p>0.032987117767334</text:p>
          </table:table-cell>
          <table:table-cell office:value-type="float" office:value="0.0314156770706177" calcext:value-type="float">
            <text:p>0.03141567707061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0288875102996826" calcext:value-type="float">
            <text:p>0.028887510299683</text:p>
          </table:table-cell>
          <table:table-cell office:value-type="float" office:value="0.0309188365936279" calcext:value-type="float">
            <text:p>0.030918836593628</text:p>
          </table:table-cell>
          <table:table-cell office:value-type="float" office:value="0.0299317121505737" calcext:value-type="float">
            <text:p>0.02993171215057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281081199645996" calcext:value-type="float">
            <text:p>0.0281081199646</text:p>
          </table:table-cell>
          <table:table-cell office:value-type="float" office:value="0.0337648391723633" calcext:value-type="float">
            <text:p>0.033764839172363</text:p>
          </table:table-cell>
          <table:table-cell office:value-type="float" office:value="0.0298721313476562" calcext:value-type="float">
            <text:p>0.02987213134765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0272765159606934" calcext:value-type="float">
            <text:p>0.027276515960693</text:p>
          </table:table-cell>
          <table:table-cell office:value-type="float" office:value="0.0311729907989502" calcext:value-type="float">
            <text:p>0.03117299079895</text:p>
          </table:table-cell>
          <table:table-cell office:value-type="float" office:value="0.0289929866790771" calcext:value-type="float">
            <text:p>0.02899298667907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0290894508361816" calcext:value-type="float">
            <text:p>0.029089450836182</text:p>
          </table:table-cell>
          <table:table-cell office:value-type="float" office:value="0.0325262546539307" calcext:value-type="float">
            <text:p>0.032526254653931</text:p>
          </table:table-cell>
          <table:table-cell office:value-type="float" office:value="0.030443286895752" calcext:value-type="float">
            <text:p>0.03044328689575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313131809234619" calcext:value-type="float">
            <text:p>0.031313180923462</text:p>
          </table:table-cell>
          <table:table-cell office:value-type="float" office:value="0.0327038764953613" calcext:value-type="float">
            <text:p>0.032703876495361</text:p>
          </table:table-cell>
          <table:table-cell office:value-type="float" office:value="0.0319967746734619" calcext:value-type="float">
            <text:p>0.03199677467346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283017158508301" calcext:value-type="float">
            <text:p>0.02830171585083</text:p>
          </table:table-cell>
          <table:table-cell office:value-type="float" office:value="0.0326757431030273" calcext:value-type="float">
            <text:p>0.032675743103027</text:p>
          </table:table-cell>
          <table:table-cell office:value-type="float" office:value="0.0312009334564209" calcext:value-type="float">
            <text:p>0.031200933456421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0291082859039307" calcext:value-type="float">
            <text:p>0.029108285903931</text:p>
          </table:table-cell>
          <table:table-cell office:value-type="float" office:value="0.0310790538787842" calcext:value-type="float">
            <text:p>0.031079053878784</text:p>
          </table:table-cell>
          <table:table-cell office:value-type="float" office:value="0.0300132751464844" calcext:value-type="float">
            <text:p>0.03001327514648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2970290184021" calcext:value-type="float">
            <text:p>0.02970290184021</text:p>
          </table:table-cell>
          <table:table-cell office:value-type="float" office:value="0.0324404239654541" calcext:value-type="float">
            <text:p>0.032440423965454</text:p>
          </table:table-cell>
          <table:table-cell office:value-type="float" office:value="0.0308843374252319" calcext:value-type="float">
            <text:p>0.03088433742523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297725200653076" calcext:value-type="float">
            <text:p>0.029772520065308</text:p>
          </table:table-cell>
          <table:table-cell office:value-type="float" office:value="0.0327513217926025" calcext:value-type="float">
            <text:p>0.032751321792603</text:p>
          </table:table-cell>
          <table:table-cell office:value-type="float" office:value="0.0310584306716919" calcext:value-type="float">
            <text:p>0.03105843067169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29430627822876" calcext:value-type="float">
            <text:p>0.029430627822876</text:p>
          </table:table-cell>
          <table:table-cell office:value-type="float" office:value="0.0319943428039551" calcext:value-type="float">
            <text:p>0.031994342803955</text:p>
          </table:table-cell>
          <table:table-cell office:value-type="float" office:value="0.0309031248092651" calcext:value-type="float">
            <text:p>0.03090312480926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0286355018615723" calcext:value-type="float">
            <text:p>0.028635501861572</text:p>
          </table:table-cell>
          <table:table-cell office:value-type="float" office:value="0.0303678512573242" calcext:value-type="float">
            <text:p>0.030367851257324</text:p>
          </table:table-cell>
          <table:table-cell office:value-type="float" office:value="0.0293468475341797" calcext:value-type="float">
            <text:p>0.0293468475341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2713942527771" calcext:value-type="float">
            <text:p>0.02713942527771</text:p>
          </table:table-cell>
          <table:table-cell office:value-type="float" office:value="0.0292606353759766" calcext:value-type="float">
            <text:p>0.029260635375977</text:p>
          </table:table-cell>
          <table:table-cell office:value-type="float" office:value="0.0282020807266235" calcext:value-type="float">
            <text:p>0.028202080726624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0292282104492188" calcext:value-type="float">
            <text:p>0.029228210449219</text:p>
          </table:table-cell>
          <table:table-cell office:value-type="float" office:value="0.0315213203430176" calcext:value-type="float">
            <text:p>0.031521320343018</text:p>
          </table:table-cell>
          <table:table-cell office:value-type="float" office:value="0.0300606966018677" calcext:value-type="float">
            <text:p>0.030060696601868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0289850234985352" calcext:value-type="float">
            <text:p>0.028985023498535</text:p>
          </table:table-cell>
          <table:table-cell office:value-type="float" office:value="0.0318617820739746" calcext:value-type="float">
            <text:p>0.031861782073975</text:p>
          </table:table-cell>
          <table:table-cell office:value-type="float" office:value="0.0305090665817261" calcext:value-type="float">
            <text:p>0.03050906658172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0296871662139893" calcext:value-type="float">
            <text:p>0.029687166213989</text:p>
          </table:table-cell>
          <table:table-cell office:value-type="float" office:value="0.0326352119445801" calcext:value-type="float">
            <text:p>0.03263521194458</text:p>
          </table:table-cell>
          <table:table-cell office:value-type="float" office:value="0.0312250375747681" calcext:value-type="float">
            <text:p>0.03122503757476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305831432342529" calcext:value-type="float">
            <text:p>0.030583143234253</text:p>
          </table:table-cell>
          <table:table-cell office:value-type="float" office:value="0.032886266708374" calcext:value-type="float">
            <text:p>0.032886266708374</text:p>
          </table:table-cell>
          <table:table-cell office:value-type="float" office:value="0.0317127704620361" calcext:value-type="float">
            <text:p>0.031712770462036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0278680324554443" calcext:value-type="float">
            <text:p>0.027868032455444</text:p>
          </table:table-cell>
          <table:table-cell office:value-type="float" office:value="0.0306413173675537" calcext:value-type="float">
            <text:p>0.030641317367554</text:p>
          </table:table-cell>
          <table:table-cell office:value-type="float" office:value="0.0290836334228516" calcext:value-type="float">
            <text:p>0.02908363342285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0289311408996582" calcext:value-type="float">
            <text:p>0.028931140899658</text:p>
          </table:table-cell>
          <table:table-cell office:value-type="float" office:value="0.0315999984741211" calcext:value-type="float">
            <text:p>0.031599998474121</text:p>
          </table:table-cell>
          <table:table-cell office:value-type="float" office:value="0.0297137260437012" calcext:value-type="float">
            <text:p>0.02971372604370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0288259983062744" calcext:value-type="float">
            <text:p>0.028825998306274</text:p>
          </table:table-cell>
          <table:table-cell office:value-type="float" office:value="0.0320858955383301" calcext:value-type="float">
            <text:p>0.03208589553833</text:p>
          </table:table-cell>
          <table:table-cell office:value-type="float" office:value="0.0299192190170288" calcext:value-type="float">
            <text:p>0.029919219017029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0286333560943604" calcext:value-type="float">
            <text:p>0.02863335609436</text:p>
          </table:table-cell>
          <table:table-cell office:value-type="float" office:value="0.0321471691131592" calcext:value-type="float">
            <text:p>0.032147169113159</text:p>
          </table:table-cell>
          <table:table-cell office:value-type="float" office:value="0.0297152996063232" calcext:value-type="float">
            <text:p>0.02971529960632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0281782150268555" calcext:value-type="float">
            <text:p>0.028178215026856</text:p>
          </table:table-cell>
          <table:table-cell office:value-type="float" office:value="0.0304586887359619" calcext:value-type="float">
            <text:p>0.030458688735962</text:p>
          </table:table-cell>
          <table:table-cell office:value-type="float" office:value="0.0291785001754761" calcext:value-type="float">
            <text:p>0.02917850017547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282936096191406" calcext:value-type="float">
            <text:p>0.028293609619141</text:p>
          </table:table-cell>
          <table:table-cell office:value-type="float" office:value="0.0316841602325439" calcext:value-type="float">
            <text:p>0.031684160232544</text:p>
          </table:table-cell>
          <table:table-cell office:value-type="float" office:value="0.0297236442565918" calcext:value-type="float">
            <text:p>0.02972364425659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276138782501221" calcext:value-type="float">
            <text:p>0.027613878250122</text:p>
          </table:table-cell>
          <table:table-cell office:value-type="float" office:value="0.0321369171142578" calcext:value-type="float">
            <text:p>0.032136917114258</text:p>
          </table:table-cell>
          <table:table-cell office:value-type="float" office:value="0.0287344932556152" calcext:value-type="float">
            <text:p>0.02873449325561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0295038223266602" calcext:value-type="float">
            <text:p>0.02950382232666</text:p>
          </table:table-cell>
          <table:table-cell office:value-type="float" office:value="0.0336503982543945" calcext:value-type="float">
            <text:p>0.033650398254395</text:p>
          </table:table-cell>
          <table:table-cell office:value-type="float" office:value="0.0306270360946655" calcext:value-type="float">
            <text:p>0.03062703609466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0287380218505859" calcext:value-type="float">
            <text:p>0.028738021850586</text:p>
          </table:table-cell>
          <table:table-cell office:value-type="float" office:value="0.0325276851654053" calcext:value-type="float">
            <text:p>0.032527685165405</text:p>
          </table:table-cell>
          <table:table-cell office:value-type="float" office:value="0.0297484874725342" calcext:value-type="float">
            <text:p>0.02974848747253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294325351715088" calcext:value-type="float">
            <text:p>0.029432535171509</text:p>
          </table:table-cell>
          <table:table-cell office:value-type="float" office:value="0.0325579643249512" calcext:value-type="float">
            <text:p>0.032557964324951</text:p>
          </table:table-cell>
          <table:table-cell office:value-type="float" office:value="0.0305270910263062" calcext:value-type="float">
            <text:p>0.03052709102630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293262004852295" calcext:value-type="float">
            <text:p>0.02932620048523</text:p>
          </table:table-cell>
          <table:table-cell office:value-type="float" office:value="0.0322632789611816" calcext:value-type="float">
            <text:p>0.032263278961182</text:p>
          </table:table-cell>
          <table:table-cell office:value-type="float" office:value="0.0300954580307007" calcext:value-type="float">
            <text:p>0.03009545803070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0290572643280029" calcext:value-type="float">
            <text:p>0.029057264328003</text:p>
          </table:table-cell>
          <table:table-cell office:value-type="float" office:value="0.0309948921203613" calcext:value-type="float">
            <text:p>0.030994892120361</text:p>
          </table:table-cell>
          <table:table-cell office:value-type="float" office:value="0.0299468278884888" calcext:value-type="float">
            <text:p>0.029946827888489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2760910987854" calcext:value-type="float">
            <text:p>0.02760910987854</text:p>
          </table:table-cell>
          <table:table-cell office:value-type="float" office:value="0.0321495532989502" calcext:value-type="float">
            <text:p>0.03214955329895</text:p>
          </table:table-cell>
          <table:table-cell office:value-type="float" office:value="0.029129958152771" calcext:value-type="float">
            <text:p>0.02912995815277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0281612873077393" calcext:value-type="float">
            <text:p>0.028161287307739</text:p>
          </table:table-cell>
          <table:table-cell office:value-type="float" office:value="0.0302886962890625" calcext:value-type="float">
            <text:p>0.030288696289063</text:p>
          </table:table-cell>
          <table:table-cell office:value-type="float" office:value="0.0289721965789795" calcext:value-type="float">
            <text:p>0.02897219657898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277824401855469" calcext:value-type="float">
            <text:p>0.027782440185547</text:p>
          </table:table-cell>
          <table:table-cell office:value-type="float" office:value="0.0307340621948242" calcext:value-type="float">
            <text:p>0.030734062194824</text:p>
          </table:table-cell>
          <table:table-cell office:value-type="float" office:value="0.0289611339569092" calcext:value-type="float">
            <text:p>0.02896113395690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0291664600372314" calcext:value-type="float">
            <text:p>0.029166460037231</text:p>
          </table:table-cell>
          <table:table-cell office:value-type="float" office:value="0.0316433906555176" calcext:value-type="float">
            <text:p>0.031643390655518</text:p>
          </table:table-cell>
          <table:table-cell office:value-type="float" office:value="0.0300066232681274" calcext:value-type="float">
            <text:p>0.030006623268127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0287137031555176" calcext:value-type="float">
            <text:p>0.028713703155518</text:p>
          </table:table-cell>
          <table:table-cell office:value-type="float" office:value="0.0311195850372314" calcext:value-type="float">
            <text:p>0.031119585037231</text:p>
          </table:table-cell>
          <table:table-cell office:value-type="float" office:value="0.0294313907623291" calcext:value-type="float">
            <text:p>0.02943139076232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0292987823486328" calcext:value-type="float">
            <text:p>0.029298782348633</text:p>
          </table:table-cell>
          <table:table-cell office:value-type="float" office:value="0.0322961807250977" calcext:value-type="float">
            <text:p>0.032296180725098</text:p>
          </table:table-cell>
          <table:table-cell office:value-type="float" office:value="0.0305051803588867" calcext:value-type="float">
            <text:p>0.030505180358887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294618606567383" calcext:value-type="float">
            <text:p>0.029461860656738</text:p>
          </table:table-cell>
          <table:table-cell office:value-type="float" office:value="0.0314323902130127" calcext:value-type="float">
            <text:p>0.031432390213013</text:p>
          </table:table-cell>
          <table:table-cell office:value-type="float" office:value="0.0303593873977661" calcext:value-type="float">
            <text:p>0.030359387397766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0296766757965088" calcext:value-type="float">
            <text:p>0.029676675796509</text:p>
          </table:table-cell>
          <table:table-cell office:value-type="float" office:value="0.0326704978942871" calcext:value-type="float">
            <text:p>0.032670497894287</text:p>
          </table:table-cell>
          <table:table-cell office:value-type="float" office:value="0.0306963205337524" calcext:value-type="float">
            <text:p>0.03069632053375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0296082496643066" calcext:value-type="float">
            <text:p>0.029608249664307</text:p>
          </table:table-cell>
          <table:table-cell office:value-type="float" office:value="0.0328857898712158" calcext:value-type="float">
            <text:p>0.032885789871216</text:p>
          </table:table-cell>
          <table:table-cell office:value-type="float" office:value="0.0307763814926147" calcext:value-type="float">
            <text:p>0.03077638149261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0298182964324951" calcext:value-type="float">
            <text:p>0.029818296432495</text:p>
          </table:table-cell>
          <table:table-cell office:value-type="float" office:value="0.0328989028930664" calcext:value-type="float">
            <text:p>0.032898902893066</text:p>
          </table:table-cell>
          <table:table-cell office:value-type="float" office:value="0.0306609869003296" calcext:value-type="float">
            <text:p>0.0306609869003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0303049087524414" calcext:value-type="float">
            <text:p>0.030304908752441</text:p>
          </table:table-cell>
          <table:table-cell office:value-type="float" office:value="0.0428133010864258" calcext:value-type="float">
            <text:p>0.042813301086426</text:p>
          </table:table-cell>
          <table:table-cell office:value-type="float" office:value="0.0329776287078857" calcext:value-type="float">
            <text:p>0.03297762870788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0286035537719727" calcext:value-type="float">
            <text:p>0.028603553771973</text:p>
          </table:table-cell>
          <table:table-cell office:value-type="float" office:value="0.0328898429870606" calcext:value-type="float">
            <text:p>0.032889842987061</text:p>
          </table:table-cell>
          <table:table-cell office:value-type="float" office:value="0.0301948070526123" calcext:value-type="float">
            <text:p>0.03019480705261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0275413990020752" calcext:value-type="float">
            <text:p>0.027541399002075</text:p>
          </table:table-cell>
          <table:table-cell office:value-type="float" office:value="0.0317714214324951" calcext:value-type="float">
            <text:p>0.031771421432495</text:p>
          </table:table-cell>
          <table:table-cell office:value-type="float" office:value="0.0286773681640625" calcext:value-type="float">
            <text:p>0.02867736816406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279231071472168" calcext:value-type="float">
            <text:p>0.027923107147217</text:p>
          </table:table-cell>
          <table:table-cell office:value-type="float" office:value="0.0312962532043457" calcext:value-type="float">
            <text:p>0.031296253204346</text:p>
          </table:table-cell>
          <table:table-cell office:value-type="float" office:value="0.0293576955795288" calcext:value-type="float">
            <text:p>0.02935769557952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0278921127319336" calcext:value-type="float">
            <text:p>0.027892112731934</text:p>
          </table:table-cell>
          <table:table-cell office:value-type="float" office:value="0.0304479598999023" calcext:value-type="float">
            <text:p>0.030447959899902</text:p>
          </table:table-cell>
          <table:table-cell office:value-type="float" office:value="0.0288081884384155" calcext:value-type="float">
            <text:p>0.02880818843841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0293169021606445" calcext:value-type="float">
            <text:p>0.029316902160645</text:p>
          </table:table-cell>
          <table:table-cell office:value-type="float" office:value="0.032712459564209" calcext:value-type="float">
            <text:p>0.032712459564209</text:p>
          </table:table-cell>
          <table:table-cell office:value-type="float" office:value="0.030953049659729" calcext:value-type="float">
            <text:p>0.030953049659729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0288429260253906" calcext:value-type="float">
            <text:p>0.028842926025391</text:p>
          </table:table-cell>
          <table:table-cell office:value-type="float" office:value="0.0316579341888428" calcext:value-type="float">
            <text:p>0.031657934188843</text:p>
          </table:table-cell>
          <table:table-cell office:value-type="float" office:value="0.0297707319259644" calcext:value-type="float">
            <text:p>0.02977073192596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.028963565826416" calcext:value-type="float">
            <text:p>0.028963565826416</text:p>
          </table:table-cell>
          <table:table-cell office:value-type="float" office:value="0.0324807167053223" calcext:value-type="float">
            <text:p>0.032480716705322</text:p>
          </table:table-cell>
          <table:table-cell office:value-type="float" office:value="0.0304174900054932" calcext:value-type="float">
            <text:p>0.03041749000549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0284221172332764" calcext:value-type="float">
            <text:p>0.028422117233276</text:p>
          </table:table-cell>
          <table:table-cell office:value-type="float" office:value="0.0308794975280762" calcext:value-type="float">
            <text:p>0.030879497528076</text:p>
          </table:table-cell>
          <table:table-cell office:value-type="float" office:value="0.0292561054229736" calcext:value-type="float">
            <text:p>0.02925610542297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.0299315452575684" calcext:value-type="float">
            <text:p>0.029931545257568</text:p>
          </table:table-cell>
          <table:table-cell office:value-type="float" office:value="0.033604621887207" calcext:value-type="float">
            <text:p>0.033604621887207</text:p>
          </table:table-cell>
          <table:table-cell office:value-type="float" office:value="0.0310765743255615" calcext:value-type="float">
            <text:p>0.03107657432556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029149055480957" calcext:value-type="float">
            <text:p>0.029149055480957</text:p>
          </table:table-cell>
          <table:table-cell office:value-type="float" office:value="0.0321824550628662" calcext:value-type="float">
            <text:p>0.032182455062866</text:p>
          </table:table-cell>
          <table:table-cell office:value-type="float" office:value="0.0305984258651733" calcext:value-type="float">
            <text:p>0.03059842586517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.0282974243164063" calcext:value-type="float">
            <text:p>0.028297424316406</text:p>
          </table:table-cell>
          <table:table-cell office:value-type="float" office:value="0.0315494537353516" calcext:value-type="float">
            <text:p>0.031549453735352</text:p>
          </table:table-cell>
          <table:table-cell office:value-type="float" office:value="0.0292850732803345" calcext:value-type="float">
            <text:p>0.02928507328033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.029752254486084" calcext:value-type="float">
            <text:p>0.029752254486084</text:p>
          </table:table-cell>
          <table:table-cell office:value-type="float" office:value="0.0327866077423096" calcext:value-type="float">
            <text:p>0.03278660774231</text:p>
          </table:table-cell>
          <table:table-cell office:value-type="float" office:value="0.0308169603347778" calcext:value-type="float">
            <text:p>0.03081696033477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.0277431011199951" calcext:value-type="float">
            <text:p>0.027743101119995</text:p>
          </table:table-cell>
          <table:table-cell office:value-type="float" office:value="0.0313727855682373" calcext:value-type="float">
            <text:p>0.031372785568237</text:p>
          </table:table-cell>
          <table:table-cell office:value-type="float" office:value="0.0290314435958862" calcext:value-type="float">
            <text:p>0.02903144359588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0276975631713867" calcext:value-type="float">
            <text:p>0.027697563171387</text:p>
          </table:table-cell>
          <table:table-cell office:value-type="float" office:value="0.0311388969421387" calcext:value-type="float">
            <text:p>0.031138896942139</text:p>
          </table:table-cell>
          <table:table-cell office:value-type="float" office:value="0.0287805318832397" calcext:value-type="float">
            <text:p>0.02878053188324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02958083152771" calcext:value-type="float">
            <text:p>0.02958083152771</text:p>
          </table:table-cell>
          <table:table-cell office:value-type="float" office:value="0.0336751937866211" calcext:value-type="float">
            <text:p>0.033675193786621</text:p>
          </table:table-cell>
          <table:table-cell office:value-type="float" office:value="0.0309320449829102" calcext:value-type="float">
            <text:p>0.03093204498291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0296609401702881" calcext:value-type="float">
            <text:p>0.029660940170288</text:p>
          </table:table-cell>
          <table:table-cell office:value-type="float" office:value="0.0324180126190186" calcext:value-type="float">
            <text:p>0.032418012619019</text:p>
          </table:table-cell>
          <table:table-cell office:value-type="float" office:value="0.0305766105651856" calcext:value-type="float">
            <text:p>0.030576610565186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.0299506187438965" calcext:value-type="float">
            <text:p>0.029950618743897</text:p>
          </table:table-cell>
          <table:table-cell office:value-type="float" office:value="0.0328338146209717" calcext:value-type="float">
            <text:p>0.032833814620972</text:p>
          </table:table-cell>
          <table:table-cell office:value-type="float" office:value="0.0310512065887451" calcext:value-type="float">
            <text:p>0.031051206588745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.0305092334747314" calcext:value-type="float">
            <text:p>0.030509233474731</text:p>
          </table:table-cell>
          <table:table-cell office:value-type="float" office:value="0.0328707695007324" calcext:value-type="float">
            <text:p>0.032870769500732</text:p>
          </table:table-cell>
          <table:table-cell office:value-type="float" office:value="0.0314302206039429" calcext:value-type="float">
            <text:p>0.03143022060394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.03047776222229" calcext:value-type="float">
            <text:p>0.03047776222229</text:p>
          </table:table-cell>
          <table:table-cell office:value-type="float" office:value="0.033038854598999" calcext:value-type="float">
            <text:p>0.033038854598999</text:p>
          </table:table-cell>
          <table:table-cell office:value-type="float" office:value="0.0316572904586792" calcext:value-type="float">
            <text:p>0.031657290458679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.0293233394622803" calcext:value-type="float">
            <text:p>0.02932333946228</text:p>
          </table:table-cell>
          <table:table-cell office:value-type="float" office:value="0.0320289134979248" calcext:value-type="float">
            <text:p>0.032028913497925</text:p>
          </table:table-cell>
          <table:table-cell office:value-type="float" office:value="0.0301205635070801" calcext:value-type="float">
            <text:p>0.0301205635070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.0297961235046387" calcext:value-type="float">
            <text:p>0.029796123504639</text:p>
          </table:table-cell>
          <table:table-cell office:value-type="float" office:value="0.032231330871582" calcext:value-type="float">
            <text:p>0.032231330871582</text:p>
          </table:table-cell>
          <table:table-cell office:value-type="float" office:value="0.0305404424667358" calcext:value-type="float">
            <text:p>0.03054044246673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0279533863067627" calcext:value-type="float">
            <text:p>0.027953386306763</text:p>
          </table:table-cell>
          <table:table-cell office:value-type="float" office:value="0.0307576656341553" calcext:value-type="float">
            <text:p>0.030757665634155</text:p>
          </table:table-cell>
          <table:table-cell office:value-type="float" office:value="0.0286965131759644" calcext:value-type="float">
            <text:p>0.02869651317596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30071496963501" calcext:value-type="float">
            <text:p>0.030071496963501</text:p>
          </table:table-cell>
          <table:table-cell office:value-type="float" office:value="0.0320005416870117" calcext:value-type="float">
            <text:p>0.032000541687012</text:p>
          </table:table-cell>
          <table:table-cell office:value-type="float" office:value="0.0312217950820923" calcext:value-type="float">
            <text:p>0.03122179508209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0289034843444824" calcext:value-type="float">
            <text:p>0.028903484344482</text:p>
          </table:table-cell>
          <table:table-cell office:value-type="float" office:value="0.0318009853363037" calcext:value-type="float">
            <text:p>0.031800985336304</text:p>
          </table:table-cell>
          <table:table-cell office:value-type="float" office:value="0.0301481008529663" calcext:value-type="float">
            <text:p>0.03014810085296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.0285701751708984" calcext:value-type="float">
            <text:p>0.028570175170898</text:p>
          </table:table-cell>
          <table:table-cell office:value-type="float" office:value="0.0312275886535645" calcext:value-type="float">
            <text:p>0.031227588653565</text:p>
          </table:table-cell>
          <table:table-cell office:value-type="float" office:value="0.0292899608612061" calcext:value-type="float">
            <text:p>0.02928996086120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.0295898914337158" calcext:value-type="float">
            <text:p>0.029589891433716</text:p>
          </table:table-cell>
          <table:table-cell office:value-type="float" office:value="0.0323147773742676" calcext:value-type="float">
            <text:p>0.032314777374268</text:p>
          </table:table-cell>
          <table:table-cell office:value-type="float" office:value="0.0312673330307007" calcext:value-type="float">
            <text:p>0.03126733303070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.0297906398773193" calcext:value-type="float">
            <text:p>0.029790639877319</text:p>
          </table:table-cell>
          <table:table-cell office:value-type="float" office:value="0.0434811115264893" calcext:value-type="float">
            <text:p>0.043481111526489</text:p>
          </table:table-cell>
          <table:table-cell office:value-type="float" office:value="0.0317096710205078" calcext:value-type="float">
            <text:p>0.03170967102050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0287201404571533" calcext:value-type="float">
            <text:p>0.028720140457153</text:p>
          </table:table-cell>
          <table:table-cell office:value-type="float" office:value="0.0312788486480713" calcext:value-type="float">
            <text:p>0.031278848648071</text:p>
          </table:table-cell>
          <table:table-cell office:value-type="float" office:value="0.0298679828643799" calcext:value-type="float">
            <text:p>0.02986798286438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0297269821166992" calcext:value-type="float">
            <text:p>0.029726982116699</text:p>
          </table:table-cell>
          <table:table-cell office:value-type="float" office:value="0.0322246551513672" calcext:value-type="float">
            <text:p>0.032224655151367</text:p>
          </table:table-cell>
          <table:table-cell office:value-type="float" office:value="0.0310799837112427" calcext:value-type="float">
            <text:p>0.03107998371124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.0300312042236328" calcext:value-type="float">
            <text:p>0.030031204223633</text:p>
          </table:table-cell>
          <table:table-cell office:value-type="float" office:value="0.0327367782592773" calcext:value-type="float">
            <text:p>0.032736778259277</text:p>
          </table:table-cell>
          <table:table-cell office:value-type="float" office:value="0.0310827732086182" calcext:value-type="float">
            <text:p>0.03108277320861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0296816825866699" calcext:value-type="float">
            <text:p>0.02968168258667</text:p>
          </table:table-cell>
          <table:table-cell office:value-type="float" office:value="0.0324482917785645" calcext:value-type="float">
            <text:p>0.032448291778565</text:p>
          </table:table-cell>
          <table:table-cell office:value-type="float" office:value="0.0310706377029419" calcext:value-type="float">
            <text:p>0.031070637702942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.028735876083374" calcext:value-type="float">
            <text:p>0.028735876083374</text:p>
          </table:table-cell>
          <table:table-cell office:value-type="float" office:value="0.0308105945587158" calcext:value-type="float">
            <text:p>0.030810594558716</text:p>
          </table:table-cell>
          <table:table-cell office:value-type="float" office:value="0.0297680854797363" calcext:value-type="float">
            <text:p>0.02976808547973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0285866260528564" calcext:value-type="float">
            <text:p>0.028586626052856</text:p>
          </table:table-cell>
          <table:table-cell office:value-type="float" office:value="0.0318980216979981" calcext:value-type="float">
            <text:p>0.031898021697998</text:p>
          </table:table-cell>
          <table:table-cell office:value-type="float" office:value="0.0295411109924316" calcext:value-type="float">
            <text:p>0.029541110992432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.0297510623931885" calcext:value-type="float">
            <text:p>0.029751062393189</text:p>
          </table:table-cell>
          <table:table-cell office:value-type="float" office:value="0.0326609611511231" calcext:value-type="float">
            <text:p>0.032660961151123</text:p>
          </table:table-cell>
          <table:table-cell office:value-type="float" office:value="0.0311012983322144" calcext:value-type="float">
            <text:p>0.031101298332214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.0296275615692139" calcext:value-type="float">
            <text:p>0.029627561569214</text:p>
          </table:table-cell>
          <table:table-cell office:value-type="float" office:value="0.0329337120056152" calcext:value-type="float">
            <text:p>0.032933712005615</text:p>
          </table:table-cell>
          <table:table-cell office:value-type="float" office:value="0.03103187084198" calcext:value-type="float">
            <text:p>0.03103187084198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0283958911895752" calcext:value-type="float">
            <text:p>0.028395891189575</text:p>
          </table:table-cell>
          <table:table-cell office:value-type="float" office:value="0.0326330661773682" calcext:value-type="float">
            <text:p>0.032633066177368</text:p>
          </table:table-cell>
          <table:table-cell office:value-type="float" office:value="0.0295222759246826" calcext:value-type="float">
            <text:p>0.02952227592468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0278944969177246" calcext:value-type="float">
            <text:p>0.027894496917725</text:p>
          </table:table-cell>
          <table:table-cell office:value-type="float" office:value="0.0310568809509277" calcext:value-type="float">
            <text:p>0.031056880950928</text:p>
          </table:table-cell>
          <table:table-cell office:value-type="float" office:value="0.0287648916244507" calcext:value-type="float">
            <text:p>0.02876489162445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0298233032226563" calcext:value-type="float">
            <text:p>0.029823303222656</text:p>
          </table:table-cell>
          <table:table-cell office:value-type="float" office:value="0.0327134132385254" calcext:value-type="float">
            <text:p>0.032713413238525</text:p>
          </table:table-cell>
          <table:table-cell office:value-type="float" office:value="0.0314533233642578" calcext:value-type="float">
            <text:p>0.031453323364258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0294666290283203" calcext:value-type="float">
            <text:p>0.02946662902832</text:p>
          </table:table-cell>
          <table:table-cell office:value-type="float" office:value="0.0327985286712647" calcext:value-type="float">
            <text:p>0.032798528671265</text:p>
          </table:table-cell>
          <table:table-cell office:value-type="float" office:value="0.0304848670959473" calcext:value-type="float">
            <text:p>0.03048486709594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.0308504104614258" calcext:value-type="float">
            <text:p>0.030850410461426</text:p>
          </table:table-cell>
          <table:table-cell office:value-type="float" office:value="0.0332269668579102" calcext:value-type="float">
            <text:p>0.03322696685791</text:p>
          </table:table-cell>
          <table:table-cell office:value-type="float" office:value="0.0315466165542603" calcext:value-type="float">
            <text:p>0.0315466165542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029979944229126" calcext:value-type="float">
            <text:p>0.029979944229126</text:p>
          </table:table-cell>
          <table:table-cell office:value-type="float" office:value="0.0321652889251709" calcext:value-type="float">
            <text:p>0.032165288925171</text:p>
          </table:table-cell>
          <table:table-cell office:value-type="float" office:value="0.0308475494384766" calcext:value-type="float">
            <text:p>0.030847549438477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0291166305541992" calcext:value-type="float">
            <text:p>0.029116630554199</text:p>
          </table:table-cell>
          <table:table-cell office:value-type="float" office:value="0.0322096347808838" calcext:value-type="float">
            <text:p>0.032209634780884</text:p>
          </table:table-cell>
          <table:table-cell office:value-type="float" office:value="0.0302356719970703" calcext:value-type="float">
            <text:p>0.0302356719970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0299303531646729" calcext:value-type="float">
            <text:p>0.029930353164673</text:p>
          </table:table-cell>
          <table:table-cell office:value-type="float" office:value="0.0322287082672119" calcext:value-type="float">
            <text:p>0.032228708267212</text:p>
          </table:table-cell>
          <table:table-cell office:value-type="float" office:value="0.0308595418930054" calcext:value-type="float">
            <text:p>0.03085954189300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.029865026473999" calcext:value-type="float">
            <text:p>0.029865026473999</text:p>
          </table:table-cell>
          <table:table-cell office:value-type="float" office:value="0.0337221622467041" calcext:value-type="float">
            <text:p>0.033722162246704</text:p>
          </table:table-cell>
          <table:table-cell office:value-type="float" office:value="0.0314735651016235" calcext:value-type="float">
            <text:p>0.031473565101624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029613733291626" calcext:value-type="float">
            <text:p>0.029613733291626</text:p>
          </table:table-cell>
          <table:table-cell office:value-type="float" office:value="0.0321841239929199" calcext:value-type="float">
            <text:p>0.03218412399292</text:p>
          </table:table-cell>
          <table:table-cell office:value-type="float" office:value="0.0306502819061279" calcext:value-type="float">
            <text:p>0.030650281906128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.028545618057251" calcext:value-type="float">
            <text:p>0.028545618057251</text:p>
          </table:table-cell>
          <table:table-cell office:value-type="float" office:value="0.0314490795135498" calcext:value-type="float">
            <text:p>0.03144907951355</text:p>
          </table:table-cell>
          <table:table-cell office:value-type="float" office:value="0.0293982267379761" calcext:value-type="float">
            <text:p>0.029398226737976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0285518169403076" calcext:value-type="float">
            <text:p>0.028551816940308</text:p>
          </table:table-cell>
          <table:table-cell office:value-type="float" office:value="0.0322198867797852" calcext:value-type="float">
            <text:p>0.032219886779785</text:p>
          </table:table-cell>
          <table:table-cell office:value-type="float" office:value="0.0297563076019287" calcext:value-type="float">
            <text:p>0.029756307601929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.0301792621612549" calcext:value-type="float">
            <text:p>0.030179262161255</text:p>
          </table:table-cell>
          <table:table-cell office:value-type="float" office:value="0.0334811210632324" calcext:value-type="float">
            <text:p>0.033481121063232</text:p>
          </table:table-cell>
          <table:table-cell office:value-type="float" office:value="0.0309872627258301" calcext:value-type="float">
            <text:p>0.0309872627258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.0289759635925293" calcext:value-type="float">
            <text:p>0.028975963592529</text:p>
          </table:table-cell>
          <table:table-cell office:value-type="float" office:value="0.0317294597625732" calcext:value-type="float">
            <text:p>0.031729459762573</text:p>
          </table:table-cell>
          <table:table-cell office:value-type="float" office:value="0.0298373460769653" calcext:value-type="float">
            <text:p>0.029837346076965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.0290122032165527" calcext:value-type="float">
            <text:p>0.029012203216553</text:p>
          </table:table-cell>
          <table:table-cell office:value-type="float" office:value="0.031611442565918" calcext:value-type="float">
            <text:p>0.031611442565918</text:p>
          </table:table-cell>
          <table:table-cell office:value-type="float" office:value="0.0297337770462036" calcext:value-type="float">
            <text:p>0.029733777046204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.0287940502166748" calcext:value-type="float">
            <text:p>0.028794050216675</text:p>
          </table:table-cell>
          <table:table-cell office:value-type="float" office:value="0.0316174030303955" calcext:value-type="float">
            <text:p>0.031617403030396</text:p>
          </table:table-cell>
          <table:table-cell office:value-type="float" office:value="0.0294142961502075" calcext:value-type="float">
            <text:p>0.02941429615020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.0300438404083252" calcext:value-type="float">
            <text:p>0.030043840408325</text:p>
          </table:table-cell>
          <table:table-cell office:value-type="float" office:value="0.0326201915740967" calcext:value-type="float">
            <text:p>0.032620191574097</text:p>
          </table:table-cell>
          <table:table-cell office:value-type="float" office:value="0.0309940338134766" calcext:value-type="float">
            <text:p>0.03099403381347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285787582397461" calcext:value-type="float">
            <text:p>0.028578758239746</text:p>
          </table:table-cell>
          <table:table-cell office:value-type="float" office:value="0.0317378044128418" calcext:value-type="float">
            <text:p>0.031737804412842</text:p>
          </table:table-cell>
          <table:table-cell office:value-type="float" office:value="0.0295327663421631" calcext:value-type="float">
            <text:p>0.02953276634216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0285220146179199" calcext:value-type="float">
            <text:p>0.02852201461792</text:p>
          </table:table-cell>
          <table:table-cell office:value-type="float" office:value="0.0328757762908936" calcext:value-type="float">
            <text:p>0.032875776290894</text:p>
          </table:table-cell>
          <table:table-cell office:value-type="float" office:value="0.0299825668334961" calcext:value-type="float">
            <text:p>0.029982566833496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.0295076370239258" calcext:value-type="float">
            <text:p>0.029507637023926</text:p>
          </table:table-cell>
          <table:table-cell office:value-type="float" office:value="0.0323576927185059" calcext:value-type="float">
            <text:p>0.032357692718506</text:p>
          </table:table-cell>
          <table:table-cell office:value-type="float" office:value="0.0311062574386597" calcext:value-type="float">
            <text:p>0.0311062574386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.0289843082427979" calcext:value-type="float">
            <text:p>0.028984308242798</text:p>
          </table:table-cell>
          <table:table-cell office:value-type="float" office:value="0.0306270122528076" calcext:value-type="float">
            <text:p>0.030627012252808</text:p>
          </table:table-cell>
          <table:table-cell office:value-type="float" office:value="0.0294242143630981" calcext:value-type="float">
            <text:p>0.029424214363098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.0313363075256348" calcext:value-type="float">
            <text:p>0.031336307525635</text:p>
          </table:table-cell>
          <table:table-cell office:value-type="float" office:value="0.0331802368164062" calcext:value-type="float">
            <text:p>0.033180236816406</text:p>
          </table:table-cell>
          <table:table-cell office:value-type="float" office:value="0.0320989370346069" calcext:value-type="float">
            <text:p>0.032098937034607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.0299515724182129" calcext:value-type="float">
            <text:p>0.029951572418213</text:p>
          </table:table-cell>
          <table:table-cell office:value-type="float" office:value="0.0328512191772461" calcext:value-type="float">
            <text:p>0.032851219177246</text:p>
          </table:table-cell>
          <table:table-cell office:value-type="float" office:value="0.0311089754104614" calcext:value-type="float">
            <text:p>0.03110897541046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.029036283493042" calcext:value-type="float">
            <text:p>0.029036283493042</text:p>
          </table:table-cell>
          <table:table-cell office:value-type="float" office:value="0.0319302082061768" calcext:value-type="float">
            <text:p>0.031930208206177</text:p>
          </table:table-cell>
          <table:table-cell office:value-type="float" office:value="0.0302436351776123" calcext:value-type="float">
            <text:p>0.03024363517761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.0286524295806885" calcext:value-type="float">
            <text:p>0.028652429580689</text:p>
          </table:table-cell>
          <table:table-cell office:value-type="float" office:value="0.031611442565918" calcext:value-type="float">
            <text:p>0.031611442565918</text:p>
          </table:table-cell>
          <table:table-cell office:value-type="float" office:value="0.0298163175582886" calcext:value-type="float">
            <text:p>0.029816317558289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.0303599834442139" calcext:value-type="float">
            <text:p>0.030359983444214</text:p>
          </table:table-cell>
          <table:table-cell office:value-type="float" office:value="0.0332412719726562" calcext:value-type="float">
            <text:p>0.033241271972656</text:p>
          </table:table-cell>
          <table:table-cell office:value-type="float" office:value="0.0314304351806641" calcext:value-type="float">
            <text:p>0.03143043518066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0290405750274658" calcext:value-type="float">
            <text:p>0.029040575027466</text:p>
          </table:table-cell>
          <table:table-cell office:value-type="float" office:value="0.0312561988830566" calcext:value-type="float">
            <text:p>0.031256198883057</text:p>
          </table:table-cell>
          <table:table-cell office:value-type="float" office:value="0.0297709941864014" calcext:value-type="float">
            <text:p>0.02977099418640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299351215362549" calcext:value-type="float">
            <text:p>0.029935121536255</text:p>
          </table:table-cell>
          <table:table-cell office:value-type="float" office:value="0.0326080322265625" calcext:value-type="float">
            <text:p>0.032608032226563</text:p>
          </table:table-cell>
          <table:table-cell office:value-type="float" office:value="0.0314976215362549" calcext:value-type="float">
            <text:p>0.03149762153625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.0298888683319092" calcext:value-type="float">
            <text:p>0.029888868331909</text:p>
          </table:table-cell>
          <table:table-cell office:value-type="float" office:value="0.0327320098876953" calcext:value-type="float">
            <text:p>0.032732009887695</text:p>
          </table:table-cell>
          <table:table-cell office:value-type="float" office:value="0.0307080030441284" calcext:value-type="float">
            <text:p>0.030708003044128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.0284755229949951" calcext:value-type="float">
            <text:p>0.028475522994995</text:p>
          </table:table-cell>
          <table:table-cell office:value-type="float" office:value="0.0303292274475098" calcext:value-type="float">
            <text:p>0.03032922744751</text:p>
          </table:table-cell>
          <table:table-cell office:value-type="float" office:value="0.0293348789215088" calcext:value-type="float">
            <text:p>0.029334878921509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.0285112857818604" calcext:value-type="float">
            <text:p>0.02851128578186</text:p>
          </table:table-cell>
          <table:table-cell office:value-type="float" office:value="0.0315403938293457" calcext:value-type="float">
            <text:p>0.031540393829346</text:p>
          </table:table-cell>
          <table:table-cell office:value-type="float" office:value="0.0294365644454956" calcext:value-type="float">
            <text:p>0.029436564445496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.028616189956665" calcext:value-type="float">
            <text:p>0.028616189956665</text:p>
          </table:table-cell>
          <table:table-cell office:value-type="float" office:value="0.0326600074768066" calcext:value-type="float">
            <text:p>0.032660007476807</text:p>
          </table:table-cell>
          <table:table-cell office:value-type="float" office:value="0.0296364307403564" calcext:value-type="float">
            <text:p>0.02963643074035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.0301609039306641" calcext:value-type="float">
            <text:p>0.030160903930664</text:p>
          </table:table-cell>
          <table:table-cell office:value-type="float" office:value="0.0359420776367187" calcext:value-type="float">
            <text:p>0.035942077636719</text:p>
          </table:table-cell>
          <table:table-cell office:value-type="float" office:value="0.0321684837341309" calcext:value-type="float">
            <text:p>0.03216848373413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.0319929122924805" calcext:value-type="float">
            <text:p>0.031992912292481</text:p>
          </table:table-cell>
          <table:table-cell office:value-type="float" office:value="0.0349006652832031" calcext:value-type="float">
            <text:p>0.034900665283203</text:p>
          </table:table-cell>
          <table:table-cell office:value-type="float" office:value="0.0330607891082764" calcext:value-type="float">
            <text:p>0.03306078910827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.0305142402648926" calcext:value-type="float">
            <text:p>0.030514240264893</text:p>
          </table:table-cell>
          <table:table-cell office:value-type="float" office:value="0.0331840515136719" calcext:value-type="float">
            <text:p>0.033184051513672</text:p>
          </table:table-cell>
          <table:table-cell office:value-type="float" office:value="0.0313903093338013" calcext:value-type="float">
            <text:p>0.03139030933380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.0304388999938965" calcext:value-type="float">
            <text:p>0.030438899993897</text:p>
          </table:table-cell>
          <table:table-cell office:value-type="float" office:value="0.0335206985473633" calcext:value-type="float">
            <text:p>0.033520698547363</text:p>
          </table:table-cell>
          <table:table-cell office:value-type="float" office:value="0.0319060325622559" calcext:value-type="float">
            <text:p>0.03190603256225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0303575992584229" calcext:value-type="float">
            <text:p>0.030357599258423</text:p>
          </table:table-cell>
          <table:table-cell office:value-type="float" office:value="0.0324769020080566" calcext:value-type="float">
            <text:p>0.032476902008057</text:p>
          </table:table-cell>
          <table:table-cell office:value-type="float" office:value="0.0311563730239868" calcext:value-type="float">
            <text:p>0.03115637302398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.0309133529663086" calcext:value-type="float">
            <text:p>0.030913352966309</text:p>
          </table:table-cell>
          <table:table-cell office:value-type="float" office:value="0.0333621501922607" calcext:value-type="float">
            <text:p>0.033362150192261</text:p>
          </table:table-cell>
          <table:table-cell office:value-type="float" office:value="0.0319641590118408" calcext:value-type="float">
            <text:p>0.03196415901184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.0290658473968506" calcext:value-type="float">
            <text:p>0.029065847396851</text:p>
          </table:table-cell>
          <table:table-cell office:value-type="float" office:value="0.0327639579772949" calcext:value-type="float">
            <text:p>0.032763957977295</text:p>
          </table:table-cell>
          <table:table-cell office:value-type="float" office:value="0.030214524269104" calcext:value-type="float">
            <text:p>0.03021452426910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.0291538238525391" calcext:value-type="float">
            <text:p>0.029153823852539</text:p>
          </table:table-cell>
          <table:table-cell office:value-type="float" office:value="0.032365083694458" calcext:value-type="float">
            <text:p>0.032365083694458</text:p>
          </table:table-cell>
          <table:table-cell office:value-type="float" office:value="0.0299238920211792" calcext:value-type="float">
            <text:p>0.029923892021179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.0305588245391846" calcext:value-type="float">
            <text:p>0.030558824539185</text:p>
          </table:table-cell>
          <table:table-cell office:value-type="float" office:value="0.0340323448181152" calcext:value-type="float">
            <text:p>0.034032344818115</text:p>
          </table:table-cell>
          <table:table-cell office:value-type="float" office:value="0.0315817594528198" calcext:value-type="float">
            <text:p>0.0315817594528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.0303897857666016" calcext:value-type="float">
            <text:p>0.030389785766602</text:p>
          </table:table-cell>
          <table:table-cell office:value-type="float" office:value="0.0443763732910156" calcext:value-type="float">
            <text:p>0.044376373291016</text:p>
          </table:table-cell>
          <table:table-cell office:value-type="float" office:value="0.0323028564453125" calcext:value-type="float">
            <text:p>0.03230285644531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030367374420166" calcext:value-type="float">
            <text:p>0.030367374420166</text:p>
          </table:table-cell>
          <table:table-cell office:value-type="float" office:value="0.0330207347869873" calcext:value-type="float">
            <text:p>0.033020734786987</text:p>
          </table:table-cell>
          <table:table-cell office:value-type="float" office:value="0.0315375328063965" calcext:value-type="float">
            <text:p>0.03153753280639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.03031325340271" calcext:value-type="float">
            <text:p>0.03031325340271</text:p>
          </table:table-cell>
          <table:table-cell office:value-type="float" office:value="0.032768726348877" calcext:value-type="float">
            <text:p>0.032768726348877</text:p>
          </table:table-cell>
          <table:table-cell office:value-type="float" office:value="0.0311782360076904" calcext:value-type="float">
            <text:p>0.03117823600769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.0295495986938477" calcext:value-type="float">
            <text:p>0.029549598693848</text:p>
          </table:table-cell>
          <table:table-cell office:value-type="float" office:value="0.0314602851867676" calcext:value-type="float">
            <text:p>0.031460285186768</text:p>
          </table:table-cell>
          <table:table-cell office:value-type="float" office:value="0.0303475141525269" calcext:value-type="float">
            <text:p>0.03034751415252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.0302324295043945" calcext:value-type="float">
            <text:p>0.030232429504395</text:p>
          </table:table-cell>
          <table:table-cell office:value-type="float" office:value="0.0342445373535156" calcext:value-type="float">
            <text:p>0.034244537353516</text:p>
          </table:table-cell>
          <table:table-cell office:value-type="float" office:value="0.0314535856246948" calcext:value-type="float">
            <text:p>0.031453585624695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.0301463603973389" calcext:value-type="float">
            <text:p>0.030146360397339</text:p>
          </table:table-cell>
          <table:table-cell office:value-type="float" office:value="0.0327160358428955" calcext:value-type="float">
            <text:p>0.032716035842896</text:p>
          </table:table-cell>
          <table:table-cell office:value-type="float" office:value="0.031115460395813" calcext:value-type="float">
            <text:p>0.03111546039581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0302443504333496" calcext:value-type="float">
            <text:p>0.03024435043335</text:p>
          </table:table-cell>
          <table:table-cell office:value-type="float" office:value="0.0330269336700439" calcext:value-type="float">
            <text:p>0.033026933670044</text:p>
          </table:table-cell>
          <table:table-cell office:value-type="float" office:value="0.0311930656433105" calcext:value-type="float">
            <text:p>0.03119306564331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.029017448425293" calcext:value-type="float">
            <text:p>0.029017448425293</text:p>
          </table:table-cell>
          <table:table-cell office:value-type="float" office:value="0.0318639278411865" calcext:value-type="float">
            <text:p>0.031863927841187</text:p>
          </table:table-cell>
          <table:table-cell office:value-type="float" office:value="0.0301467895507812" calcext:value-type="float">
            <text:p>0.03014678955078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.0304460525512695" calcext:value-type="float">
            <text:p>0.03044605255127</text:p>
          </table:table-cell>
          <table:table-cell office:value-type="float" office:value="0.0332028865814209" calcext:value-type="float">
            <text:p>0.033202886581421</text:p>
          </table:table-cell>
          <table:table-cell office:value-type="float" office:value="0.0316123485565185" calcext:value-type="float">
            <text:p>0.03161234855651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.0289454460144043" calcext:value-type="float">
            <text:p>0.028945446014404</text:p>
          </table:table-cell>
          <table:table-cell office:value-type="float" office:value="0.0313842296600342" calcext:value-type="float">
            <text:p>0.031384229660034</text:p>
          </table:table-cell>
          <table:table-cell office:value-type="float" office:value="0.0302105188369751" calcext:value-type="float">
            <text:p>0.030210518836975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.0296452045440674" calcext:value-type="float">
            <text:p>0.029645204544067</text:p>
          </table:table-cell>
          <table:table-cell office:value-type="float" office:value="0.0320491790771484" calcext:value-type="float">
            <text:p>0.032049179077148</text:p>
          </table:table-cell>
          <table:table-cell office:value-type="float" office:value="0.0306777715682983" calcext:value-type="float">
            <text:p>0.03067777156829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.0301711559295654" calcext:value-type="float">
            <text:p>0.030171155929565</text:p>
          </table:table-cell>
          <table:table-cell office:value-type="float" office:value="0.0331656932830811" calcext:value-type="float">
            <text:p>0.033165693283081</text:p>
          </table:table-cell>
          <table:table-cell office:value-type="float" office:value="0.0311516761779785" calcext:value-type="float">
            <text:p>0.031151676177979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0302712917327881" calcext:value-type="float">
            <text:p>0.030271291732788</text:p>
          </table:table-cell>
          <table:table-cell office:value-type="float" office:value="0.0335748195648193" calcext:value-type="float">
            <text:p>0.033574819564819</text:p>
          </table:table-cell>
          <table:table-cell office:value-type="float" office:value="0.0314449548721313" calcext:value-type="float">
            <text:p>0.031444954872131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.0295097827911377" calcext:value-type="float">
            <text:p>0.029509782791138</text:p>
          </table:table-cell>
          <table:table-cell office:value-type="float" office:value="0.0319976806640625" calcext:value-type="float">
            <text:p>0.031997680664063</text:p>
          </table:table-cell>
          <table:table-cell office:value-type="float" office:value="0.0308381795883179" calcext:value-type="float">
            <text:p>0.03083817958831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.0291640758514404" calcext:value-type="float">
            <text:p>0.02916407585144</text:p>
          </table:table-cell>
          <table:table-cell office:value-type="float" office:value="0.0319797992706299" calcext:value-type="float">
            <text:p>0.03197979927063</text:p>
          </table:table-cell>
          <table:table-cell office:value-type="float" office:value="0.0301111698150635" calcext:value-type="float">
            <text:p>0.030111169815064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.0304579734802246" calcext:value-type="float">
            <text:p>0.030457973480225</text:p>
          </table:table-cell>
          <table:table-cell office:value-type="float" office:value="0.0333251953125" calcext:value-type="float">
            <text:p>0.0333251953125</text:p>
          </table:table-cell>
          <table:table-cell office:value-type="float" office:value="0.0316716194152832" calcext:value-type="float">
            <text:p>0.03167161941528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0290548801422119" calcext:value-type="float">
            <text:p>0.029054880142212</text:p>
          </table:table-cell>
          <table:table-cell office:value-type="float" office:value="0.0314593315124512" calcext:value-type="float">
            <text:p>0.031459331512451</text:p>
          </table:table-cell>
          <table:table-cell office:value-type="float" office:value="0.0300188779830933" calcext:value-type="float">
            <text:p>0.03001887798309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.0287737846374512" calcext:value-type="float">
            <text:p>0.028773784637451</text:p>
          </table:table-cell>
          <table:table-cell office:value-type="float" office:value="0.0312559604644775" calcext:value-type="float">
            <text:p>0.031255960464478</text:p>
          </table:table-cell>
          <table:table-cell office:value-type="float" office:value="0.0295974493026733" calcext:value-type="float">
            <text:p>0.02959744930267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299913883209229" calcext:value-type="float">
            <text:p>0.029991388320923</text:p>
          </table:table-cell>
          <table:table-cell office:value-type="float" office:value="0.0331435203552246" calcext:value-type="float">
            <text:p>0.033143520355225</text:p>
          </table:table-cell>
          <table:table-cell office:value-type="float" office:value="0.031215238571167" calcext:value-type="float">
            <text:p>0.03121523857116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.0292248725891113" calcext:value-type="float">
            <text:p>0.029224872589111</text:p>
          </table:table-cell>
          <table:table-cell office:value-type="float" office:value="0.0317809581756592" calcext:value-type="float">
            <text:p>0.031780958175659</text:p>
          </table:table-cell>
          <table:table-cell office:value-type="float" office:value="0.0302473068237305" calcext:value-type="float">
            <text:p>0.030247306823731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.0309994220733643" calcext:value-type="float">
            <text:p>0.030999422073364</text:p>
          </table:table-cell>
          <table:table-cell office:value-type="float" office:value="0.0337960720062256" calcext:value-type="float">
            <text:p>0.033796072006226</text:p>
          </table:table-cell>
          <table:table-cell office:value-type="float" office:value="0.0320686340332031" calcext:value-type="float">
            <text:p>0.032068634033203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.0310122966766357" calcext:value-type="float">
            <text:p>0.031012296676636</text:p>
          </table:table-cell>
          <table:table-cell office:value-type="float" office:value="0.0335888862609863" calcext:value-type="float">
            <text:p>0.033588886260986</text:p>
          </table:table-cell>
          <table:table-cell office:value-type="float" office:value="0.0318174123764038" calcext:value-type="float">
            <text:p>0.031817412376404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.029207706451416" calcext:value-type="float">
            <text:p>0.029207706451416</text:p>
          </table:table-cell>
          <table:table-cell office:value-type="float" office:value="0.0325255393981934" calcext:value-type="float">
            <text:p>0.032525539398193</text:p>
          </table:table-cell>
          <table:table-cell office:value-type="float" office:value="0.0300480842590332" calcext:value-type="float">
            <text:p>0.03004808425903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0310523509979248" calcext:value-type="float">
            <text:p>0.031052350997925</text:p>
          </table:table-cell>
          <table:table-cell office:value-type="float" office:value="0.0338842868804932" calcext:value-type="float">
            <text:p>0.033884286880493</text:p>
          </table:table-cell>
          <table:table-cell office:value-type="float" office:value="0.0321688890457153" calcext:value-type="float">
            <text:p>0.032168889045715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.0325255393981934" calcext:value-type="float">
            <text:p>0.032525539398193</text:p>
          </table:table-cell>
          <table:table-cell office:value-type="float" office:value="0.0356876850128174" calcext:value-type="float">
            <text:p>0.035687685012817</text:p>
          </table:table-cell>
          <table:table-cell office:value-type="float" office:value="0.0335805654525757" calcext:value-type="float">
            <text:p>0.03358056545257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0305294990539551" calcext:value-type="float">
            <text:p>0.030529499053955</text:p>
          </table:table-cell>
          <table:table-cell office:value-type="float" office:value="0.0348706245422363" calcext:value-type="float">
            <text:p>0.034870624542236</text:p>
          </table:table-cell>
          <table:table-cell office:value-type="float" office:value="0.032137131690979" calcext:value-type="float">
            <text:p>0.03213713169097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293128490447998" calcext:value-type="float">
            <text:p>0.0293128490448</text:p>
          </table:table-cell>
          <table:table-cell office:value-type="float" office:value="0.0340309143066406" calcext:value-type="float">
            <text:p>0.034030914306641</text:p>
          </table:table-cell>
          <table:table-cell office:value-type="float" office:value="0.0309566974639893" calcext:value-type="float">
            <text:p>0.030956697463989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0305860042572022" calcext:value-type="float">
            <text:p>0.030586004257202</text:p>
          </table:table-cell>
          <table:table-cell office:value-type="float" office:value="0.0333404541015625" calcext:value-type="float">
            <text:p>0.033340454101563</text:p>
          </table:table-cell>
          <table:table-cell office:value-type="float" office:value="0.031776762008667" calcext:value-type="float">
            <text:p>0.03177676200866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.0307931900024414" calcext:value-type="float">
            <text:p>0.030793190002441</text:p>
          </table:table-cell>
          <table:table-cell office:value-type="float" office:value="0.0340762138366699" calcext:value-type="float">
            <text:p>0.03407621383667</text:p>
          </table:table-cell>
          <table:table-cell office:value-type="float" office:value="0.0321787357330322" calcext:value-type="float">
            <text:p>0.03217873573303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0310795307159424" calcext:value-type="float">
            <text:p>0.031079530715942</text:p>
          </table:table-cell>
          <table:table-cell office:value-type="float" office:value="0.0339384078979492" calcext:value-type="float">
            <text:p>0.033938407897949</text:p>
          </table:table-cell>
          <table:table-cell office:value-type="float" office:value="0.0323768854141235" calcext:value-type="float">
            <text:p>0.032376885414124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.0319373607635498" calcext:value-type="float">
            <text:p>0.03193736076355</text:p>
          </table:table-cell>
          <table:table-cell office:value-type="float" office:value="0.0338606834411621" calcext:value-type="float">
            <text:p>0.033860683441162</text:p>
          </table:table-cell>
          <table:table-cell office:value-type="float" office:value="0.032754921913147" calcext:value-type="float">
            <text:p>0.032754921913147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.0293362140655518" calcext:value-type="float">
            <text:p>0.029336214065552</text:p>
          </table:table-cell>
          <table:table-cell office:value-type="float" office:value="0.0325479507446289" calcext:value-type="float">
            <text:p>0.032547950744629</text:p>
          </table:table-cell>
          <table:table-cell office:value-type="float" office:value="0.0305746793746948" calcext:value-type="float">
            <text:p>0.030574679374695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.0297582149505615" calcext:value-type="float">
            <text:p>0.029758214950562</text:p>
          </table:table-cell>
          <table:table-cell office:value-type="float" office:value="0.0323870182037354" calcext:value-type="float">
            <text:p>0.032387018203735</text:p>
          </table:table-cell>
          <table:table-cell office:value-type="float" office:value="0.0305549144744873" calcext:value-type="float">
            <text:p>0.03055491447448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.029738187789917" calcext:value-type="float">
            <text:p>0.029738187789917</text:p>
          </table:table-cell>
          <table:table-cell office:value-type="float" office:value="0.031574010848999" calcext:value-type="float">
            <text:p>0.031574010848999</text:p>
          </table:table-cell>
          <table:table-cell office:value-type="float" office:value="0.0302293062210083" calcext:value-type="float">
            <text:p>0.030229306221008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.0312573909759522" calcext:value-type="float">
            <text:p>0.031257390975952</text:p>
          </table:table-cell>
          <table:table-cell office:value-type="float" office:value="0.0344135761260986" calcext:value-type="float">
            <text:p>0.034413576126099</text:p>
          </table:table-cell>
          <table:table-cell office:value-type="float" office:value="0.0326523303985596" calcext:value-type="float">
            <text:p>0.03265233039856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.0300564765930176" calcext:value-type="float">
            <text:p>0.030056476593018</text:p>
          </table:table-cell>
          <table:table-cell office:value-type="float" office:value="0.0327522754669189" calcext:value-type="float">
            <text:p>0.032752275466919</text:p>
          </table:table-cell>
          <table:table-cell office:value-type="float" office:value="0.031037425994873" calcext:value-type="float">
            <text:p>0.03103742599487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0294744968414307" calcext:value-type="float">
            <text:p>0.029474496841431</text:p>
          </table:table-cell>
          <table:table-cell office:value-type="float" office:value="0.0316483974456787" calcext:value-type="float">
            <text:p>0.031648397445679</text:p>
          </table:table-cell>
          <table:table-cell office:value-type="float" office:value="0.0301824808120728" calcext:value-type="float">
            <text:p>0.03018248081207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.0327243804931641" calcext:value-type="float">
            <text:p>0.032724380493164</text:p>
          </table:table-cell>
          <table:table-cell office:value-type="float" office:value="0.0364336967468262" calcext:value-type="float">
            <text:p>0.036433696746826</text:p>
          </table:table-cell>
          <table:table-cell office:value-type="float" office:value="0.0338033199310303" calcext:value-type="float">
            <text:p>0.0338033199310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.0304632186889648" calcext:value-type="float">
            <text:p>0.030463218688965</text:p>
          </table:table-cell>
          <table:table-cell office:value-type="float" office:value="0.0336101055145264" calcext:value-type="float">
            <text:p>0.033610105514526</text:p>
          </table:table-cell>
          <table:table-cell office:value-type="float" office:value="0.0313190698623657" calcext:value-type="float">
            <text:p>0.03131906986236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.0311028957366943" calcext:value-type="float">
            <text:p>0.031102895736694</text:p>
          </table:table-cell>
          <table:table-cell office:value-type="float" office:value="0.0339887142181397" calcext:value-type="float">
            <text:p>0.03398871421814</text:p>
          </table:table-cell>
          <table:table-cell office:value-type="float" office:value="0.0318869590759277" calcext:value-type="float">
            <text:p>0.031886959075928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0316243171691895" calcext:value-type="float">
            <text:p>0.03162431716919</text:p>
          </table:table-cell>
          <table:table-cell office:value-type="float" office:value="0.0345370769500732" calcext:value-type="float">
            <text:p>0.034537076950073</text:p>
          </table:table-cell>
          <table:table-cell office:value-type="float" office:value="0.0328219175338745" calcext:value-type="float">
            <text:p>0.03282191753387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.0316293239593506" calcext:value-type="float">
            <text:p>0.031629323959351</text:p>
          </table:table-cell>
          <table:table-cell office:value-type="float" office:value="0.0364212989807129" calcext:value-type="float">
            <text:p>0.036421298980713</text:p>
          </table:table-cell>
          <table:table-cell office:value-type="float" office:value="0.0331435680389404" calcext:value-type="float">
            <text:p>0.0331435680389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.0304238796234131" calcext:value-type="float">
            <text:p>0.030423879623413</text:p>
          </table:table-cell>
          <table:table-cell office:value-type="float" office:value="0.0327863693237305" calcext:value-type="float">
            <text:p>0.032786369323731</text:p>
          </table:table-cell>
          <table:table-cell office:value-type="float" office:value="0.0311798334121704" calcext:value-type="float">
            <text:p>0.0311798334121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0301477909088135" calcext:value-type="float">
            <text:p>0.030147790908814</text:p>
          </table:table-cell>
          <table:table-cell office:value-type="float" office:value="0.0322456359863281" calcext:value-type="float">
            <text:p>0.032245635986328</text:p>
          </table:table-cell>
          <table:table-cell office:value-type="float" office:value="0.0310697317123413" calcext:value-type="float">
            <text:p>0.03106973171234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0299203395843506" calcext:value-type="float">
            <text:p>0.029920339584351</text:p>
          </table:table-cell>
          <table:table-cell office:value-type="float" office:value="0.0329122543334961" calcext:value-type="float">
            <text:p>0.032912254333496</text:p>
          </table:table-cell>
          <table:table-cell office:value-type="float" office:value="0.0308161020278931" calcext:value-type="float">
            <text:p>0.03081610202789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.0297005176544189" calcext:value-type="float">
            <text:p>0.029700517654419</text:p>
          </table:table-cell>
          <table:table-cell office:value-type="float" office:value="0.0328125953674316" calcext:value-type="float">
            <text:p>0.032812595367432</text:p>
          </table:table-cell>
          <table:table-cell office:value-type="float" office:value="0.0304757356643677" calcext:value-type="float">
            <text:p>0.03047573566436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303492546081543" calcext:value-type="float">
            <text:p>0.030349254608154</text:p>
          </table:table-cell>
          <table:table-cell office:value-type="float" office:value="0.0370974540710449" calcext:value-type="float">
            <text:p>0.037097454071045</text:p>
          </table:table-cell>
          <table:table-cell office:value-type="float" office:value="0.0324350833892822" calcext:value-type="float">
            <text:p>0.03243508338928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.0293498039245606" calcext:value-type="float">
            <text:p>0.029349803924561</text:p>
          </table:table-cell>
          <table:table-cell office:value-type="float" office:value="0.0315012931823731" calcext:value-type="float">
            <text:p>0.031501293182373</text:p>
          </table:table-cell>
          <table:table-cell office:value-type="float" office:value="0.0301526784896851" calcext:value-type="float">
            <text:p>0.030152678489685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.0317599773406982" calcext:value-type="float">
            <text:p>0.031759977340698</text:p>
          </table:table-cell>
          <table:table-cell office:value-type="float" office:value="0.0342092514038086" calcext:value-type="float">
            <text:p>0.034209251403809</text:p>
          </table:table-cell>
          <table:table-cell office:value-type="float" office:value="0.0327408313751221" calcext:value-type="float">
            <text:p>0.03274083137512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.0310971736907959" calcext:value-type="float">
            <text:p>0.031097173690796</text:p>
          </table:table-cell>
          <table:table-cell office:value-type="float" office:value="0.0341744422912598" calcext:value-type="float">
            <text:p>0.03417444229126</text:p>
          </table:table-cell>
          <table:table-cell office:value-type="float" office:value="0.032385516166687" calcext:value-type="float">
            <text:p>0.03238551616668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0300700664520264" calcext:value-type="float">
            <text:p>0.030070066452026</text:p>
          </table:table-cell>
          <table:table-cell office:value-type="float" office:value="0.0325558185577393" calcext:value-type="float">
            <text:p>0.032555818557739</text:p>
          </table:table-cell>
          <table:table-cell office:value-type="float" office:value="0.0308575868606567" calcext:value-type="float">
            <text:p>0.030857586860657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0310370922088623" calcext:value-type="float">
            <text:p>0.031037092208862</text:p>
          </table:table-cell>
          <table:table-cell office:value-type="float" office:value="0.0335063934326172" calcext:value-type="float">
            <text:p>0.033506393432617</text:p>
          </table:table-cell>
          <table:table-cell office:value-type="float" office:value="0.0320582151412964" calcext:value-type="float">
            <text:p>0.03205821514129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0312011241912842" calcext:value-type="float">
            <text:p>0.031201124191284</text:p>
          </table:table-cell>
          <table:table-cell office:value-type="float" office:value="0.0344405174255371" calcext:value-type="float">
            <text:p>0.034440517425537</text:p>
          </table:table-cell>
          <table:table-cell office:value-type="float" office:value="0.0323242902755737" calcext:value-type="float">
            <text:p>0.032324290275574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.0299966335296631" calcext:value-type="float">
            <text:p>0.029996633529663</text:p>
          </table:table-cell>
          <table:table-cell office:value-type="float" office:value="0.0340368747711182" calcext:value-type="float">
            <text:p>0.034036874771118</text:p>
          </table:table-cell>
          <table:table-cell office:value-type="float" office:value="0.0313507556915283" calcext:value-type="float">
            <text:p>0.031350755691528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.0295939445495606" calcext:value-type="float">
            <text:p>0.029593944549561</text:p>
          </table:table-cell>
          <table:table-cell office:value-type="float" office:value="0.0328221321105957" calcext:value-type="float">
            <text:p>0.032822132110596</text:p>
          </table:table-cell>
          <table:table-cell office:value-type="float" office:value="0.0307201147079468" calcext:value-type="float">
            <text:p>0.030720114707947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.0308101177215576" calcext:value-type="float">
            <text:p>0.030810117721558</text:p>
          </table:table-cell>
          <table:table-cell office:value-type="float" office:value="0.0380287170410156" calcext:value-type="float">
            <text:p>0.038028717041016</text:p>
          </table:table-cell>
          <table:table-cell office:value-type="float" office:value="0.0332515954971313" calcext:value-type="float">
            <text:p>0.03325159549713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.0332770347595215" calcext:value-type="float">
            <text:p>0.033277034759522</text:p>
          </table:table-cell>
          <table:table-cell office:value-type="float" office:value="0.0344114303588867" calcext:value-type="float">
            <text:p>0.034411430358887</text:p>
          </table:table-cell>
          <table:table-cell office:value-type="float" office:value="0.0337615489959717" calcext:value-type="float">
            <text:p>0.03376154899597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.0328435897827148" calcext:value-type="float">
            <text:p>0.032843589782715</text:p>
          </table:table-cell>
          <table:table-cell office:value-type="float" office:value="0.0368068218231201" calcext:value-type="float">
            <text:p>0.03680682182312</text:p>
          </table:table-cell>
          <table:table-cell office:value-type="float" office:value="0.0350192308425903" calcext:value-type="float">
            <text:p>0.03501923084259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0318410396575928" calcext:value-type="float">
            <text:p>0.031841039657593</text:p>
          </table:table-cell>
          <table:table-cell office:value-type="float" office:value="0.034639835357666" calcext:value-type="float">
            <text:p>0.034639835357666</text:p>
          </table:table-cell>
          <table:table-cell office:value-type="float" office:value="0.0329070568084717" calcext:value-type="float">
            <text:p>0.03290705680847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.0311400890350342" calcext:value-type="float">
            <text:p>0.031140089035034</text:p>
          </table:table-cell>
          <table:table-cell office:value-type="float" office:value="0.0411143302917481" calcext:value-type="float">
            <text:p>0.041114330291748</text:p>
          </table:table-cell>
          <table:table-cell office:value-type="float" office:value="0.032951545715332" calcext:value-type="float">
            <text:p>0.03295154571533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.0302965641021729" calcext:value-type="float">
            <text:p>0.030296564102173</text:p>
          </table:table-cell>
          <table:table-cell office:value-type="float" office:value="0.0341176986694336" calcext:value-type="float">
            <text:p>0.034117698669434</text:p>
          </table:table-cell>
          <table:table-cell office:value-type="float" office:value="0.0323173761367798" calcext:value-type="float">
            <text:p>0.0323173761367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.0318012237548828" calcext:value-type="float">
            <text:p>0.031801223754883</text:p>
          </table:table-cell>
          <table:table-cell office:value-type="float" office:value="0.0349833965301514" calcext:value-type="float">
            <text:p>0.034983396530151</text:p>
          </table:table-cell>
          <table:table-cell office:value-type="float" office:value="0.0331894636154175" calcext:value-type="float">
            <text:p>0.03318946361541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.0318970680236816" calcext:value-type="float">
            <text:p>0.031897068023682</text:p>
          </table:table-cell>
          <table:table-cell office:value-type="float" office:value="0.0411744117736816" calcext:value-type="float">
            <text:p>0.041174411773682</text:p>
          </table:table-cell>
          <table:table-cell office:value-type="float" office:value="0.0351065874099732" calcext:value-type="float">
            <text:p>0.03510658740997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0295312404632568" calcext:value-type="float">
            <text:p>0.029531240463257</text:p>
          </table:table-cell>
          <table:table-cell office:value-type="float" office:value="0.032620906829834" calcext:value-type="float">
            <text:p>0.032620906829834</text:p>
          </table:table-cell>
          <table:table-cell office:value-type="float" office:value="0.0304984569549561" calcext:value-type="float">
            <text:p>0.030498456954956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.0296597480773926" calcext:value-type="float">
            <text:p>0.029659748077393</text:p>
          </table:table-cell>
          <table:table-cell office:value-type="float" office:value="0.0329122543334961" calcext:value-type="float">
            <text:p>0.032912254333496</text:p>
          </table:table-cell>
          <table:table-cell office:value-type="float" office:value="0.0304147243499756" calcext:value-type="float">
            <text:p>0.030414724349976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0320699214935303" calcext:value-type="float">
            <text:p>0.03206992149353</text:p>
          </table:table-cell>
          <table:table-cell office:value-type="float" office:value="0.0350003242492676" calcext:value-type="float">
            <text:p>0.035000324249268</text:p>
          </table:table-cell>
          <table:table-cell office:value-type="float" office:value="0.0328523874282837" calcext:value-type="float">
            <text:p>0.03285238742828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311925411224365" calcext:value-type="float">
            <text:p>0.031192541122437</text:p>
          </table:table-cell>
          <table:table-cell office:value-type="float" office:value="0.0356051921844482" calcext:value-type="float">
            <text:p>0.035605192184448</text:p>
          </table:table-cell>
          <table:table-cell office:value-type="float" office:value="0.032954740524292" calcext:value-type="float">
            <text:p>0.03295474052429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0310413837432861" calcext:value-type="float">
            <text:p>0.031041383743286</text:p>
          </table:table-cell>
          <table:table-cell office:value-type="float" office:value="0.0341589450836182" calcext:value-type="float">
            <text:p>0.034158945083618</text:p>
          </table:table-cell>
          <table:table-cell office:value-type="float" office:value="0.0319104671478271" calcext:value-type="float">
            <text:p>0.03191046714782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0316503047943115" calcext:value-type="float">
            <text:p>0.031650304794312</text:p>
          </table:table-cell>
          <table:table-cell office:value-type="float" office:value="0.0349218845367432" calcext:value-type="float">
            <text:p>0.034921884536743</text:p>
          </table:table-cell>
          <table:table-cell office:value-type="float" office:value="0.0324776411056519" calcext:value-type="float">
            <text:p>0.03247764110565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0299067497253418" calcext:value-type="float">
            <text:p>0.029906749725342</text:p>
          </table:table-cell>
          <table:table-cell office:value-type="float" office:value="0.0335149765014648" calcext:value-type="float">
            <text:p>0.033514976501465</text:p>
          </table:table-cell>
          <table:table-cell office:value-type="float" office:value="0.0309106588363647" calcext:value-type="float">
            <text:p>0.030910658836365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.0309505462646484" calcext:value-type="float">
            <text:p>0.030950546264648</text:p>
          </table:table-cell>
          <table:table-cell office:value-type="float" office:value="0.0335164070129395" calcext:value-type="float">
            <text:p>0.03351640701294</text:p>
          </table:table-cell>
          <table:table-cell office:value-type="float" office:value="0.0317047834396362" calcext:value-type="float">
            <text:p>0.031704783439636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.0316383838653564" calcext:value-type="float">
            <text:p>0.031638383865356</text:p>
          </table:table-cell>
          <table:table-cell office:value-type="float" office:value="0.0358865261077881" calcext:value-type="float">
            <text:p>0.035886526107788</text:p>
          </table:table-cell>
          <table:table-cell office:value-type="float" office:value="0.0327332735061646" calcext:value-type="float">
            <text:p>0.03273327350616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0313775539398193" calcext:value-type="float">
            <text:p>0.031377553939819</text:p>
          </table:table-cell>
          <table:table-cell office:value-type="float" office:value="0.0341482162475586" calcext:value-type="float">
            <text:p>0.034148216247559</text:p>
          </table:table-cell>
          <table:table-cell office:value-type="float" office:value="0.032292366027832" calcext:value-type="float">
            <text:p>0.03229236602783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.0310859680175781" calcext:value-type="float">
            <text:p>0.031085968017578</text:p>
          </table:table-cell>
          <table:table-cell office:value-type="float" office:value="0.0344793796539307" calcext:value-type="float">
            <text:p>0.034479379653931</text:p>
          </table:table-cell>
          <table:table-cell office:value-type="float" office:value="0.0328733205795288" calcext:value-type="float">
            <text:p>0.032873320579529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.0315110683441162" calcext:value-type="float">
            <text:p>0.031511068344116</text:p>
          </table:table-cell>
          <table:table-cell office:value-type="float" office:value="0.0357248783111572" calcext:value-type="float">
            <text:p>0.035724878311157</text:p>
          </table:table-cell>
          <table:table-cell office:value-type="float" office:value="0.0328574895858765" calcext:value-type="float">
            <text:p>0.032857489585877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.0306005477905273" calcext:value-type="float">
            <text:p>0.030600547790527</text:p>
          </table:table-cell>
          <table:table-cell office:value-type="float" office:value="0.0327997207641602" calcext:value-type="float">
            <text:p>0.03279972076416</text:p>
          </table:table-cell>
          <table:table-cell office:value-type="float" office:value="0.0315797805786133" calcext:value-type="float">
            <text:p>0.03157978057861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316336154937744" calcext:value-type="float">
            <text:p>0.031633615493774</text:p>
          </table:table-cell>
          <table:table-cell office:value-type="float" office:value="0.0346906185150147" calcext:value-type="float">
            <text:p>0.034690618515015</text:p>
          </table:table-cell>
          <table:table-cell office:value-type="float" office:value="0.0331729412078857" calcext:value-type="float">
            <text:p>0.03317294120788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.0320158004760742" calcext:value-type="float">
            <text:p>0.032015800476074</text:p>
          </table:table-cell>
          <table:table-cell office:value-type="float" office:value="0.0343375205993652" calcext:value-type="float">
            <text:p>0.034337520599365</text:p>
          </table:table-cell>
          <table:table-cell office:value-type="float" office:value="0.0333239078521729" calcext:value-type="float">
            <text:p>0.03332390785217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.0308349132537842" calcext:value-type="float">
            <text:p>0.030834913253784</text:p>
          </table:table-cell>
          <table:table-cell office:value-type="float" office:value="0.0334420204162598" calcext:value-type="float">
            <text:p>0.03344202041626</text:p>
          </table:table-cell>
          <table:table-cell office:value-type="float" office:value="0.0324370145797729" calcext:value-type="float">
            <text:p>0.03243701457977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.0320963859558106" calcext:value-type="float">
            <text:p>0.032096385955811</text:p>
          </table:table-cell>
          <table:table-cell office:value-type="float" office:value="0.0366675853729248" calcext:value-type="float">
            <text:p>0.036667585372925</text:p>
          </table:table-cell>
          <table:table-cell office:value-type="float" office:value="0.033456301689148" calcext:value-type="float">
            <text:p>0.033456301689148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0323460102081299" calcext:value-type="float">
            <text:p>0.03234601020813</text:p>
          </table:table-cell>
          <table:table-cell office:value-type="float" office:value="0.0349509716033936" calcext:value-type="float">
            <text:p>0.034950971603394</text:p>
          </table:table-cell>
          <table:table-cell office:value-type="float" office:value="0.0335115671157837" calcext:value-type="float">
            <text:p>0.03351156711578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.0317211151123047" calcext:value-type="float">
            <text:p>0.031721115112305</text:p>
          </table:table-cell>
          <table:table-cell office:value-type="float" office:value="0.0338389873504639" calcext:value-type="float">
            <text:p>0.033838987350464</text:p>
          </table:table-cell>
          <table:table-cell office:value-type="float" office:value="0.0324963331222534" calcext:value-type="float">
            <text:p>0.03249633312225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0311284065246582" calcext:value-type="float">
            <text:p>0.031128406524658</text:p>
          </table:table-cell>
          <table:table-cell office:value-type="float" office:value="0.0331947803497314" calcext:value-type="float">
            <text:p>0.033194780349731</text:p>
          </table:table-cell>
          <table:table-cell office:value-type="float" office:value="0.0316130399703979" calcext:value-type="float">
            <text:p>0.03161303997039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0302557945251465" calcext:value-type="float">
            <text:p>0.030255794525147</text:p>
          </table:table-cell>
          <table:table-cell office:value-type="float" office:value="0.0351443290710449" calcext:value-type="float">
            <text:p>0.035144329071045</text:p>
          </table:table-cell>
          <table:table-cell office:value-type="float" office:value="0.0327181100845337" calcext:value-type="float">
            <text:p>0.032718110084534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031217098236084" calcext:value-type="float">
            <text:p>0.031217098236084</text:p>
          </table:table-cell>
          <table:table-cell office:value-type="float" office:value="0.0346670150756836" calcext:value-type="float">
            <text:p>0.034667015075684</text:p>
          </table:table-cell>
          <table:table-cell office:value-type="float" office:value="0.032703447341919" calcext:value-type="float">
            <text:p>0.032703447341919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0303416252136231" calcext:value-type="float">
            <text:p>0.030341625213623</text:p>
          </table:table-cell>
          <table:table-cell office:value-type="float" office:value="0.0342330932617187" calcext:value-type="float">
            <text:p>0.034233093261719</text:p>
          </table:table-cell>
          <table:table-cell office:value-type="float" office:value="0.0318724393844604" calcext:value-type="float">
            <text:p>0.0318724393844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301165580749512" calcext:value-type="float">
            <text:p>0.030116558074951</text:p>
          </table:table-cell>
          <table:table-cell office:value-type="float" office:value="0.0326204299926758" calcext:value-type="float">
            <text:p>0.032620429992676</text:p>
          </table:table-cell>
          <table:table-cell office:value-type="float" office:value="0.0311763286590576" calcext:value-type="float">
            <text:p>0.03117632865905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0316522121429443" calcext:value-type="float">
            <text:p>0.031652212142944</text:p>
          </table:table-cell>
          <table:table-cell office:value-type="float" office:value="0.0355732440948486" calcext:value-type="float">
            <text:p>0.035573244094849</text:p>
          </table:table-cell>
          <table:table-cell office:value-type="float" office:value="0.0332616806030273" calcext:value-type="float">
            <text:p>0.033261680603027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0316557884216309" calcext:value-type="float">
            <text:p>0.031655788421631</text:p>
          </table:table-cell>
          <table:table-cell office:value-type="float" office:value="0.0341629981994629" calcext:value-type="float">
            <text:p>0.034162998199463</text:p>
          </table:table-cell>
          <table:table-cell office:value-type="float" office:value="0.0325416326522827" calcext:value-type="float">
            <text:p>0.03254163265228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0310003757476807" calcext:value-type="float">
            <text:p>0.031000375747681</text:p>
          </table:table-cell>
          <table:table-cell office:value-type="float" office:value="0.0357825756072998" calcext:value-type="float">
            <text:p>0.0357825756073</text:p>
          </table:table-cell>
          <table:table-cell office:value-type="float" office:value="0.0327157974243164" calcext:value-type="float">
            <text:p>0.03271579742431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0323958396911621" calcext:value-type="float">
            <text:p>0.032395839691162</text:p>
          </table:table-cell>
          <table:table-cell office:value-type="float" office:value="0.035703182220459" calcext:value-type="float">
            <text:p>0.035703182220459</text:p>
          </table:table-cell>
          <table:table-cell office:value-type="float" office:value="0.0341207027435303" calcext:value-type="float">
            <text:p>0.03412070274353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.0321199893951416" calcext:value-type="float">
            <text:p>0.032119989395142</text:p>
          </table:table-cell>
          <table:table-cell office:value-type="float" office:value="0.036339282989502" calcext:value-type="float">
            <text:p>0.036339282989502</text:p>
          </table:table-cell>
          <table:table-cell office:value-type="float" office:value="0.0338258266448975" calcext:value-type="float">
            <text:p>0.033825826644898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0309872627258301" calcext:value-type="float">
            <text:p>0.03098726272583</text:p>
          </table:table-cell>
          <table:table-cell office:value-type="float" office:value="0.0341148376464844" calcext:value-type="float">
            <text:p>0.034114837646484</text:p>
          </table:table-cell>
          <table:table-cell office:value-type="float" office:value="0.0323564767837524" calcext:value-type="float">
            <text:p>0.03235647678375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.0320942401885986" calcext:value-type="float">
            <text:p>0.032094240188599</text:p>
          </table:table-cell>
          <table:table-cell office:value-type="float" office:value="0.0346062183380127" calcext:value-type="float">
            <text:p>0.034606218338013</text:p>
          </table:table-cell>
          <table:table-cell office:value-type="float" office:value="0.0334865808486939" calcext:value-type="float">
            <text:p>0.033486580848694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0317456722259522" calcext:value-type="float">
            <text:p>0.031745672225952</text:p>
          </table:table-cell>
          <table:table-cell office:value-type="float" office:value="0.0346291065216064" calcext:value-type="float">
            <text:p>0.034629106521606</text:p>
          </table:table-cell>
          <table:table-cell office:value-type="float" office:value="0.0328871011734009" calcext:value-type="float">
            <text:p>0.03288710117340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0317707061767578" calcext:value-type="float">
            <text:p>0.031770706176758</text:p>
          </table:table-cell>
          <table:table-cell office:value-type="float" office:value="0.0350267887115479" calcext:value-type="float">
            <text:p>0.035026788711548</text:p>
          </table:table-cell>
          <table:table-cell office:value-type="float" office:value="0.0335349559783935" calcext:value-type="float">
            <text:p>0.03353495597839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0318613052368164" calcext:value-type="float">
            <text:p>0.031861305236816</text:p>
          </table:table-cell>
          <table:table-cell office:value-type="float" office:value="0.0338077545166016" calcext:value-type="float">
            <text:p>0.033807754516602</text:p>
          </table:table-cell>
          <table:table-cell office:value-type="float" office:value="0.0326786041259766" calcext:value-type="float">
            <text:p>0.032678604125977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0320491790771484" calcext:value-type="float">
            <text:p>0.032049179077148</text:p>
          </table:table-cell>
          <table:table-cell office:value-type="float" office:value="0.0340361595153809" calcext:value-type="float">
            <text:p>0.034036159515381</text:p>
          </table:table-cell>
          <table:table-cell office:value-type="float" office:value="0.0329456329345703" calcext:value-type="float">
            <text:p>0.0329456329345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0318655967712402" calcext:value-type="float">
            <text:p>0.03186559677124</text:p>
          </table:table-cell>
          <table:table-cell office:value-type="float" office:value="0.0344078540802002" calcext:value-type="float">
            <text:p>0.0344078540802</text:p>
          </table:table-cell>
          <table:table-cell office:value-type="float" office:value="0.033182692527771" calcext:value-type="float">
            <text:p>0.033182692527771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0317714214324951" calcext:value-type="float">
            <text:p>0.031771421432495</text:p>
          </table:table-cell>
          <table:table-cell office:value-type="float" office:value="0.0339579582214356" calcext:value-type="float">
            <text:p>0.033957958221436</text:p>
          </table:table-cell>
          <table:table-cell office:value-type="float" office:value="0.0326492071151733" calcext:value-type="float">
            <text:p>0.03264920711517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0316643714904785" calcext:value-type="float">
            <text:p>0.031664371490479</text:p>
          </table:table-cell>
          <table:table-cell office:value-type="float" office:value="0.0343103408813477" calcext:value-type="float">
            <text:p>0.034310340881348</text:p>
          </table:table-cell>
          <table:table-cell office:value-type="float" office:value="0.0323287725448608" calcext:value-type="float">
            <text:p>0.03232877254486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3287672996521" calcext:value-type="float">
            <text:p>0.03287672996521</text:p>
          </table:table-cell>
          <table:table-cell office:value-type="float" office:value="0.0355429649353027" calcext:value-type="float">
            <text:p>0.035542964935303</text:p>
          </table:table-cell>
          <table:table-cell office:value-type="float" office:value="0.034500241279602" calcext:value-type="float">
            <text:p>0.03450024127960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0326652526855469" calcext:value-type="float">
            <text:p>0.032665252685547</text:p>
          </table:table-cell>
          <table:table-cell office:value-type="float" office:value="0.0367729663848877" calcext:value-type="float">
            <text:p>0.036772966384888</text:p>
          </table:table-cell>
          <table:table-cell office:value-type="float" office:value="0.0340126752853394" calcext:value-type="float">
            <text:p>0.03401267528533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032792329788208" calcext:value-type="float">
            <text:p>0.032792329788208</text:p>
          </table:table-cell>
          <table:table-cell office:value-type="float" office:value="0.0375068187713623" calcext:value-type="float">
            <text:p>0.037506818771362</text:p>
          </table:table-cell>
          <table:table-cell office:value-type="float" office:value="0.0341963291168213" calcext:value-type="float">
            <text:p>0.03419632911682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0315635204315186" calcext:value-type="float">
            <text:p>0.031563520431519</text:p>
          </table:table-cell>
          <table:table-cell office:value-type="float" office:value="0.0365903377532959" calcext:value-type="float">
            <text:p>0.036590337753296</text:p>
          </table:table-cell>
          <table:table-cell office:value-type="float" office:value="0.0342938661575317" calcext:value-type="float">
            <text:p>0.034293866157532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0330359935760498" calcext:value-type="float">
            <text:p>0.03303599357605</text:p>
          </table:table-cell>
          <table:table-cell office:value-type="float" office:value="0.0372183322906494" calcext:value-type="float">
            <text:p>0.037218332290649</text:p>
          </table:table-cell>
          <table:table-cell office:value-type="float" office:value="0.0354054927825928" calcext:value-type="float">
            <text:p>0.03540549278259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305221080780029" calcext:value-type="float">
            <text:p>0.030522108078003</text:p>
          </table:table-cell>
          <table:table-cell office:value-type="float" office:value="0.03289794921875" calcext:value-type="float">
            <text:p>0.03289794921875</text:p>
          </table:table-cell>
          <table:table-cell office:value-type="float" office:value="0.031295895576477" calcext:value-type="float">
            <text:p>0.031295895576477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0314967632293701" calcext:value-type="float">
            <text:p>0.03149676322937</text:p>
          </table:table-cell>
          <table:table-cell office:value-type="float" office:value="0.0347211360931397" calcext:value-type="float">
            <text:p>0.03472113609314</text:p>
          </table:table-cell>
          <table:table-cell office:value-type="float" office:value="0.0330801486968994" calcext:value-type="float">
            <text:p>0.033080148696899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0307996273040772" calcext:value-type="float">
            <text:p>0.030799627304077</text:p>
          </table:table-cell>
          <table:table-cell office:value-type="float" office:value="0.0340354442596436" calcext:value-type="float">
            <text:p>0.034035444259644</text:p>
          </table:table-cell>
          <table:table-cell office:value-type="float" office:value="0.0323670864105225" calcext:value-type="float">
            <text:p>0.032367086410523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0308661460876465" calcext:value-type="float">
            <text:p>0.030866146087647</text:p>
          </table:table-cell>
          <table:table-cell office:value-type="float" office:value="0.0336325168609619" calcext:value-type="float">
            <text:p>0.033632516860962</text:p>
          </table:table-cell>
          <table:table-cell office:value-type="float" office:value="0.031798791885376" calcext:value-type="float">
            <text:p>0.031798791885376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0308451652526856" calcext:value-type="float">
            <text:p>0.030845165252686</text:p>
          </table:table-cell>
          <table:table-cell office:value-type="float" office:value="0.0342423915863037" calcext:value-type="float">
            <text:p>0.034242391586304</text:p>
          </table:table-cell>
          <table:table-cell office:value-type="float" office:value="0.0319298267364502" calcext:value-type="float">
            <text:p>0.0319298267364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0325860977172852" calcext:value-type="float">
            <text:p>0.032586097717285</text:p>
          </table:table-cell>
          <table:table-cell office:value-type="float" office:value="0.0353109836578369" calcext:value-type="float">
            <text:p>0.035310983657837</text:p>
          </table:table-cell>
          <table:table-cell office:value-type="float" office:value="0.0338073015213013" calcext:value-type="float">
            <text:p>0.033807301521301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0326197147369385" calcext:value-type="float">
            <text:p>0.032619714736939</text:p>
          </table:table-cell>
          <table:table-cell office:value-type="float" office:value="0.0352344512939453" calcext:value-type="float">
            <text:p>0.035234451293945</text:p>
          </table:table-cell>
          <table:table-cell office:value-type="float" office:value="0.0334093809127808" calcext:value-type="float">
            <text:p>0.033409380912781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0326666831970215" calcext:value-type="float">
            <text:p>0.032666683197022</text:p>
          </table:table-cell>
          <table:table-cell office:value-type="float" office:value="0.0361068248748779" calcext:value-type="float">
            <text:p>0.036106824874878</text:p>
          </table:table-cell>
          <table:table-cell office:value-type="float" office:value="0.0337806701660156" calcext:value-type="float">
            <text:p>0.033780670166016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0327219963073731" calcext:value-type="float">
            <text:p>0.032721996307373</text:p>
          </table:table-cell>
          <table:table-cell office:value-type="float" office:value="0.0359463691711426" calcext:value-type="float">
            <text:p>0.035946369171143</text:p>
          </table:table-cell>
          <table:table-cell office:value-type="float" office:value="0.0341833829879761" calcext:value-type="float">
            <text:p>0.03418338298797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0323100090026856" calcext:value-type="float">
            <text:p>0.032310009002686</text:p>
          </table:table-cell>
          <table:table-cell office:value-type="float" office:value="0.0355746746063232" calcext:value-type="float">
            <text:p>0.035574674606323</text:p>
          </table:table-cell>
          <table:table-cell office:value-type="float" office:value="0.0335090398788452" calcext:value-type="float">
            <text:p>0.03350903987884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0327010154724121" calcext:value-type="float">
            <text:p>0.032701015472412</text:p>
          </table:table-cell>
          <table:table-cell office:value-type="float" office:value="0.0348255634307861" calcext:value-type="float">
            <text:p>0.034825563430786</text:p>
          </table:table-cell>
          <table:table-cell office:value-type="float" office:value="0.0334824562072754" calcext:value-type="float">
            <text:p>0.03348245620727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323021411895752" calcext:value-type="float">
            <text:p>0.032302141189575</text:p>
          </table:table-cell>
          <table:table-cell office:value-type="float" office:value="0.0366222858428955" calcext:value-type="float">
            <text:p>0.036622285842896</text:p>
          </table:table-cell>
          <table:table-cell office:value-type="float" office:value="0.0342765092849731" calcext:value-type="float">
            <text:p>0.03427650928497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032374382019043" calcext:value-type="float">
            <text:p>0.032374382019043</text:p>
          </table:table-cell>
          <table:table-cell office:value-type="float" office:value="0.0350315570831299" calcext:value-type="float">
            <text:p>0.03503155708313</text:p>
          </table:table-cell>
          <table:table-cell office:value-type="float" office:value="0.0335704565048218" calcext:value-type="float">
            <text:p>0.03357045650482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0324470996856689" calcext:value-type="float">
            <text:p>0.032447099685669</text:p>
          </table:table-cell>
          <table:table-cell office:value-type="float" office:value="0.0359647274017334" calcext:value-type="float">
            <text:p>0.035964727401733</text:p>
          </table:table-cell>
          <table:table-cell office:value-type="float" office:value="0.0334461212158203" calcext:value-type="float">
            <text:p>0.0334461212158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0312273502349854" calcext:value-type="float">
            <text:p>0.031227350234985</text:p>
          </table:table-cell>
          <table:table-cell office:value-type="float" office:value="0.0336945056915283" calcext:value-type="float">
            <text:p>0.033694505691528</text:p>
          </table:table-cell>
          <table:table-cell office:value-type="float" office:value="0.0320604801177979" calcext:value-type="float">
            <text:p>0.03206048011779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033313512802124" calcext:value-type="float">
            <text:p>0.033313512802124</text:p>
          </table:table-cell>
          <table:table-cell office:value-type="float" office:value="0.0352485179901123" calcext:value-type="float">
            <text:p>0.035248517990112</text:p>
          </table:table-cell>
          <table:table-cell office:value-type="float" office:value="0.0343195676803589" calcext:value-type="float">
            <text:p>0.034319567680359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0326783657073975" calcext:value-type="float">
            <text:p>0.032678365707398</text:p>
          </table:table-cell>
          <table:table-cell office:value-type="float" office:value="0.0359160900115967" calcext:value-type="float">
            <text:p>0.035916090011597</text:p>
          </table:table-cell>
          <table:table-cell office:value-type="float" office:value="0.0334912538528442" calcext:value-type="float">
            <text:p>0.03349125385284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0322272777557373" calcext:value-type="float">
            <text:p>0.032227277755737</text:p>
          </table:table-cell>
          <table:table-cell office:value-type="float" office:value="0.0360977649688721" calcext:value-type="float">
            <text:p>0.036097764968872</text:p>
          </table:table-cell>
          <table:table-cell office:value-type="float" office:value="0.0330576419830322" calcext:value-type="float">
            <text:p>0.03305764198303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0335319042205811" calcext:value-type="float">
            <text:p>0.033531904220581</text:p>
          </table:table-cell>
          <table:table-cell office:value-type="float" office:value="0.0357973575592041" calcext:value-type="float">
            <text:p>0.035797357559204</text:p>
          </table:table-cell>
          <table:table-cell office:value-type="float" office:value="0.0345371246337891" calcext:value-type="float">
            <text:p>0.03453712463378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0322625637054443" calcext:value-type="float">
            <text:p>0.032262563705444</text:p>
          </table:table-cell>
          <table:table-cell office:value-type="float" office:value="0.0363051891326904" calcext:value-type="float">
            <text:p>0.03630518913269</text:p>
          </table:table-cell>
          <table:table-cell office:value-type="float" office:value="0.0337629795074463" calcext:value-type="float">
            <text:p>0.03376297950744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303571224212647" calcext:value-type="float">
            <text:p>0.030357122421265</text:p>
          </table:table-cell>
          <table:table-cell office:value-type="float" office:value="0.0338177680969238" calcext:value-type="float">
            <text:p>0.033817768096924</text:p>
          </table:table-cell>
          <table:table-cell office:value-type="float" office:value="0.0314128875732422" calcext:value-type="float">
            <text:p>0.031412887573242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0326282978057861" calcext:value-type="float">
            <text:p>0.032628297805786</text:p>
          </table:table-cell>
          <table:table-cell office:value-type="float" office:value="0.0357482433319092" calcext:value-type="float">
            <text:p>0.035748243331909</text:p>
          </table:table-cell>
          <table:table-cell office:value-type="float" office:value="0.0337031841278076" calcext:value-type="float">
            <text:p>0.03370318412780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032395601272583" calcext:value-type="float">
            <text:p>0.032395601272583</text:p>
          </table:table-cell>
          <table:table-cell office:value-type="float" office:value="0.0360391139984131" calcext:value-type="float">
            <text:p>0.036039113998413</text:p>
          </table:table-cell>
          <table:table-cell office:value-type="float" office:value="0.0336367130279541" calcext:value-type="float">
            <text:p>0.03363671302795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0325853824615479" calcext:value-type="float">
            <text:p>0.032585382461548</text:p>
          </table:table-cell>
          <table:table-cell office:value-type="float" office:value="0.0369985103607178" calcext:value-type="float">
            <text:p>0.036998510360718</text:p>
          </table:table-cell>
          <table:table-cell office:value-type="float" office:value="0.0338390827178955" calcext:value-type="float">
            <text:p>0.033839082717896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0320038795471191" calcext:value-type="float">
            <text:p>0.032003879547119</text:p>
          </table:table-cell>
          <table:table-cell office:value-type="float" office:value="0.0353002548217773" calcext:value-type="float">
            <text:p>0.035300254821777</text:p>
          </table:table-cell>
          <table:table-cell office:value-type="float" office:value="0.0332760572433472" calcext:value-type="float">
            <text:p>0.03327605724334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0321552753448486" calcext:value-type="float">
            <text:p>0.032155275344849</text:p>
          </table:table-cell>
          <table:table-cell office:value-type="float" office:value="0.0348145961761475" calcext:value-type="float">
            <text:p>0.034814596176148</text:p>
          </table:table-cell>
          <table:table-cell office:value-type="float" office:value="0.033521318435669" calcext:value-type="float">
            <text:p>0.033521318435669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0323135852813721" calcext:value-type="float">
            <text:p>0.032313585281372</text:p>
          </table:table-cell>
          <table:table-cell office:value-type="float" office:value="0.0356528759002686" calcext:value-type="float">
            <text:p>0.035652875900269</text:p>
          </table:table-cell>
          <table:table-cell office:value-type="float" office:value="0.0333881139755249" calcext:value-type="float">
            <text:p>0.033388113975525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0331082344055176" calcext:value-type="float">
            <text:p>0.033108234405518</text:p>
          </table:table-cell>
          <table:table-cell office:value-type="float" office:value="0.0349435806274414" calcext:value-type="float">
            <text:p>0.034943580627441</text:p>
          </table:table-cell>
          <table:table-cell office:value-type="float" office:value="0.0340563297271729" calcext:value-type="float">
            <text:p>0.03405632972717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0309970378875732" calcext:value-type="float">
            <text:p>0.030997037887573</text:p>
          </table:table-cell>
          <table:table-cell office:value-type="float" office:value="0.0341160297393799" calcext:value-type="float">
            <text:p>0.03411602973938</text:p>
          </table:table-cell>
          <table:table-cell office:value-type="float" office:value="0.0320781469345093" calcext:value-type="float">
            <text:p>0.03207814693450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0333311557769775" calcext:value-type="float">
            <text:p>0.033331155776978</text:p>
          </table:table-cell>
          <table:table-cell office:value-type="float" office:value="0.0351214408874512" calcext:value-type="float">
            <text:p>0.035121440887451</text:p>
          </table:table-cell>
          <table:table-cell office:value-type="float" office:value="0.0342019319534302" calcext:value-type="float">
            <text:p>0.0342019319534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0333669185638428" calcext:value-type="float">
            <text:p>0.033366918563843</text:p>
          </table:table-cell>
          <table:table-cell office:value-type="float" office:value="0.0358092784881592" calcext:value-type="float">
            <text:p>0.035809278488159</text:p>
          </table:table-cell>
          <table:table-cell office:value-type="float" office:value="0.0340549468994141" calcext:value-type="float">
            <text:p>0.03405494689941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0324037075042725" calcext:value-type="float">
            <text:p>0.032403707504273</text:p>
          </table:table-cell>
          <table:table-cell office:value-type="float" office:value="0.0375537872314453" calcext:value-type="float">
            <text:p>0.037553787231445</text:p>
          </table:table-cell>
          <table:table-cell office:value-type="float" office:value="0.0342323303222656" calcext:value-type="float">
            <text:p>0.03423233032226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0310115814208984" calcext:value-type="float">
            <text:p>0.031011581420898</text:p>
          </table:table-cell>
          <table:table-cell office:value-type="float" office:value="0.0354831218719482" calcext:value-type="float">
            <text:p>0.035483121871948</text:p>
          </table:table-cell>
          <table:table-cell office:value-type="float" office:value="0.0330479383468628" calcext:value-type="float">
            <text:p>0.03304793834686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0307378768920898" calcext:value-type="float">
            <text:p>0.03073787689209</text:p>
          </table:table-cell>
          <table:table-cell office:value-type="float" office:value="0.0342042446136475" calcext:value-type="float">
            <text:p>0.034204244613648</text:p>
          </table:table-cell>
          <table:table-cell office:value-type="float" office:value="0.0322388648986816" calcext:value-type="float">
            <text:p>0.03223886489868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0325191020965576" calcext:value-type="float">
            <text:p>0.032519102096558</text:p>
          </table:table-cell>
          <table:table-cell office:value-type="float" office:value="0.0374040603637695" calcext:value-type="float">
            <text:p>0.03740406036377</text:p>
          </table:table-cell>
          <table:table-cell office:value-type="float" office:value="0.0336813926696777" calcext:value-type="float">
            <text:p>0.03368139266967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0326695442199707" calcext:value-type="float">
            <text:p>0.032669544219971</text:p>
          </table:table-cell>
          <table:table-cell office:value-type="float" office:value="0.0356979370117187" calcext:value-type="float">
            <text:p>0.035697937011719</text:p>
          </table:table-cell>
          <table:table-cell office:value-type="float" office:value="0.0335064649581909" calcext:value-type="float">
            <text:p>0.03350646495819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0308730602264404" calcext:value-type="float">
            <text:p>0.03087306022644</text:p>
          </table:table-cell>
          <table:table-cell office:value-type="float" office:value="0.0340330600738525" calcext:value-type="float">
            <text:p>0.034033060073853</text:p>
          </table:table-cell>
          <table:table-cell office:value-type="float" office:value="0.0319937229156494" calcext:value-type="float">
            <text:p>0.031993722915649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032285213470459" calcext:value-type="float">
            <text:p>0.032285213470459</text:p>
          </table:table-cell>
          <table:table-cell office:value-type="float" office:value="0.0358929634094238" calcext:value-type="float">
            <text:p>0.035892963409424</text:p>
          </table:table-cell>
          <table:table-cell office:value-type="float" office:value="0.0337434530258179" calcext:value-type="float">
            <text:p>0.03374345302581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0308871269226074" calcext:value-type="float">
            <text:p>0.030887126922607</text:p>
          </table:table-cell>
          <table:table-cell office:value-type="float" office:value="0.0343441963195801" calcext:value-type="float">
            <text:p>0.03434419631958</text:p>
          </table:table-cell>
          <table:table-cell office:value-type="float" office:value="0.0320231914520264" calcext:value-type="float">
            <text:p>0.032023191452026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0320868492126465" calcext:value-type="float">
            <text:p>0.032086849212647</text:p>
          </table:table-cell>
          <table:table-cell office:value-type="float" office:value="0.0340538024902344" calcext:value-type="float">
            <text:p>0.034053802490234</text:p>
          </table:table-cell>
          <table:table-cell office:value-type="float" office:value="0.0329538583755493" calcext:value-type="float">
            <text:p>0.03295385837554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325136184692383" calcext:value-type="float">
            <text:p>0.032513618469238</text:p>
          </table:table-cell>
          <table:table-cell office:value-type="float" office:value="0.0354833602905273" calcext:value-type="float">
            <text:p>0.035483360290527</text:p>
          </table:table-cell>
          <table:table-cell office:value-type="float" office:value="0.0337578773498535" calcext:value-type="float">
            <text:p>0.03375787734985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0312445163726807" calcext:value-type="float">
            <text:p>0.031244516372681</text:p>
          </table:table-cell>
          <table:table-cell office:value-type="float" office:value="0.0362653732299805" calcext:value-type="float">
            <text:p>0.036265373229981</text:p>
          </table:table-cell>
          <table:table-cell office:value-type="float" office:value="0.0336557149887085" calcext:value-type="float">
            <text:p>0.033655714988709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0341813564300537" calcext:value-type="float">
            <text:p>0.034181356430054</text:p>
          </table:table-cell>
          <table:table-cell office:value-type="float" office:value="0.0369386672973633" calcext:value-type="float">
            <text:p>0.036938667297363</text:p>
          </table:table-cell>
          <table:table-cell office:value-type="float" office:value="0.0351115703582764" calcext:value-type="float">
            <text:p>0.03511157035827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0315492153167725" calcext:value-type="float">
            <text:p>0.031549215316773</text:p>
          </table:table-cell>
          <table:table-cell office:value-type="float" office:value="0.0338270664215088" calcext:value-type="float">
            <text:p>0.033827066421509</text:p>
          </table:table-cell>
          <table:table-cell office:value-type="float" office:value="0.0328123092651367" calcext:value-type="float">
            <text:p>0.03281230926513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0312025547027588" calcext:value-type="float">
            <text:p>0.031202554702759</text:p>
          </table:table-cell>
          <table:table-cell office:value-type="float" office:value="0.0347845554351807" calcext:value-type="float">
            <text:p>0.034784555435181</text:p>
          </table:table-cell>
          <table:table-cell office:value-type="float" office:value="0.0330305814743042" calcext:value-type="float">
            <text:p>0.03303058147430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0327439308166504" calcext:value-type="float">
            <text:p>0.03274393081665</text:p>
          </table:table-cell>
          <table:table-cell office:value-type="float" office:value="0.0371634960174561" calcext:value-type="float">
            <text:p>0.037163496017456</text:p>
          </table:table-cell>
          <table:table-cell office:value-type="float" office:value="0.0349453687667847" calcext:value-type="float">
            <text:p>0.03494536876678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0310754776000977" calcext:value-type="float">
            <text:p>0.031075477600098</text:p>
          </table:table-cell>
          <table:table-cell office:value-type="float" office:value="0.0334525108337402" calcext:value-type="float">
            <text:p>0.03345251083374</text:p>
          </table:table-cell>
          <table:table-cell office:value-type="float" office:value="0.0319286823272705" calcext:value-type="float">
            <text:p>0.03192868232727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0319006443023682" calcext:value-type="float">
            <text:p>0.031900644302368</text:p>
          </table:table-cell>
          <table:table-cell office:value-type="float" office:value="0.0397250652313232" calcext:value-type="float">
            <text:p>0.039725065231323</text:p>
          </table:table-cell>
          <table:table-cell office:value-type="float" office:value="0.034333062171936" calcext:value-type="float">
            <text:p>0.03433306217193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0314507484436035" calcext:value-type="float">
            <text:p>0.031450748443604</text:p>
          </table:table-cell>
          <table:table-cell office:value-type="float" office:value="0.0361850261688232" calcext:value-type="float">
            <text:p>0.036185026168823</text:p>
          </table:table-cell>
          <table:table-cell office:value-type="float" office:value="0.0336949110031128" calcext:value-type="float">
            <text:p>0.03369491100311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0316762924194336" calcext:value-type="float">
            <text:p>0.031676292419434</text:p>
          </table:table-cell>
          <table:table-cell office:value-type="float" office:value="0.0343050956726074" calcext:value-type="float">
            <text:p>0.034305095672607</text:p>
          </table:table-cell>
          <table:table-cell office:value-type="float" office:value="0.0324090003967285" calcext:value-type="float">
            <text:p>0.03240900039672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0334005355834961" calcext:value-type="float">
            <text:p>0.033400535583496</text:p>
          </table:table-cell>
          <table:table-cell office:value-type="float" office:value="0.03940749168396" calcext:value-type="float">
            <text:p>0.03940749168396</text:p>
          </table:table-cell>
          <table:table-cell office:value-type="float" office:value="0.0353070497512817" calcext:value-type="float">
            <text:p>0.03530704975128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0310046672821045" calcext:value-type="float">
            <text:p>0.031004667282105</text:p>
          </table:table-cell>
          <table:table-cell office:value-type="float" office:value="0.0339150428771973" calcext:value-type="float">
            <text:p>0.033915042877197</text:p>
          </table:table-cell>
          <table:table-cell office:value-type="float" office:value="0.0323818445205688" calcext:value-type="float">
            <text:p>0.03238184452056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0331704616546631" calcext:value-type="float">
            <text:p>0.033170461654663</text:p>
          </table:table-cell>
          <table:table-cell office:value-type="float" office:value="0.03861403465271" calcext:value-type="float">
            <text:p>0.03861403465271</text:p>
          </table:table-cell>
          <table:table-cell office:value-type="float" office:value="0.0349029541015625" calcext:value-type="float">
            <text:p>0.03490295410156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0347738265991211" calcext:value-type="float">
            <text:p>0.034773826599121</text:p>
          </table:table-cell>
          <table:table-cell office:value-type="float" office:value="0.0385756492614746" calcext:value-type="float">
            <text:p>0.038575649261475</text:p>
          </table:table-cell>
          <table:table-cell office:value-type="float" office:value="0.0366941452026367" calcext:value-type="float">
            <text:p>0.036694145202637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0339288711547852" calcext:value-type="float">
            <text:p>0.033928871154785</text:p>
          </table:table-cell>
          <table:table-cell office:value-type="float" office:value="0.0362856388092041" calcext:value-type="float">
            <text:p>0.036285638809204</text:p>
          </table:table-cell>
          <table:table-cell office:value-type="float" office:value="0.0352027416229248" calcext:value-type="float">
            <text:p>0.035202741622925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0352418422698975" calcext:value-type="float">
            <text:p>0.035241842269898</text:p>
          </table:table-cell>
          <table:table-cell office:value-type="float" office:value="0.0435290336608887" calcext:value-type="float">
            <text:p>0.043529033660889</text:p>
          </table:table-cell>
          <table:table-cell office:value-type="float" office:value="0.0372979402542114" calcext:value-type="float">
            <text:p>0.03729794025421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0348758697509766" calcext:value-type="float">
            <text:p>0.034875869750977</text:p>
          </table:table-cell>
          <table:table-cell office:value-type="float" office:value="0.0406599044799805" calcext:value-type="float">
            <text:p>0.040659904479981</text:p>
          </table:table-cell>
          <table:table-cell office:value-type="float" office:value="0.0361633539199829" calcext:value-type="float">
            <text:p>0.03616335391998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0358572006225586" calcext:value-type="float">
            <text:p>0.035857200622559</text:p>
          </table:table-cell>
          <table:table-cell office:value-type="float" office:value="0.038435697555542" calcext:value-type="float">
            <text:p>0.038435697555542</text:p>
          </table:table-cell>
          <table:table-cell office:value-type="float" office:value="0.0365896701812744" calcext:value-type="float">
            <text:p>0.03658967018127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0335147380828857" calcext:value-type="float">
            <text:p>0.033514738082886</text:p>
          </table:table-cell>
          <table:table-cell office:value-type="float" office:value="0.0381293296813965" calcext:value-type="float">
            <text:p>0.038129329681397</text:p>
          </table:table-cell>
          <table:table-cell office:value-type="float" office:value="0.0346287250518799" calcext:value-type="float">
            <text:p>0.0346287250518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0352420806884766" calcext:value-type="float">
            <text:p>0.035242080688477</text:p>
          </table:table-cell>
          <table:table-cell office:value-type="float" office:value="0.0384554862976074" calcext:value-type="float">
            <text:p>0.038455486297607</text:p>
          </table:table-cell>
          <table:table-cell office:value-type="float" office:value="0.037023401260376" calcext:value-type="float">
            <text:p>0.03702340126037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353715419769287" calcext:value-type="float">
            <text:p>0.035371541976929</text:p>
          </table:table-cell>
          <table:table-cell office:value-type="float" office:value="0.0384190082550049" calcext:value-type="float">
            <text:p>0.038419008255005</text:p>
          </table:table-cell>
          <table:table-cell office:value-type="float" office:value="0.0372261762619019" calcext:value-type="float">
            <text:p>0.03722617626190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0331964492797852" calcext:value-type="float">
            <text:p>0.033196449279785</text:p>
          </table:table-cell>
          <table:table-cell office:value-type="float" office:value="0.0364840030670166" calcext:value-type="float">
            <text:p>0.036484003067017</text:p>
          </table:table-cell>
          <table:table-cell office:value-type="float" office:value="0.0346635341644287" calcext:value-type="float">
            <text:p>0.034663534164429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0333998203277588" calcext:value-type="float">
            <text:p>0.033399820327759</text:p>
          </table:table-cell>
          <table:table-cell office:value-type="float" office:value="0.0360941886901856" calcext:value-type="float">
            <text:p>0.036094188690186</text:p>
          </table:table-cell>
          <table:table-cell office:value-type="float" office:value="0.0346987962722778" calcext:value-type="float">
            <text:p>0.03469879627227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033402681350708" calcext:value-type="float">
            <text:p>0.033402681350708</text:p>
          </table:table-cell>
          <table:table-cell office:value-type="float" office:value="0.0350608825683594" calcext:value-type="float">
            <text:p>0.035060882568359</text:p>
          </table:table-cell>
          <table:table-cell office:value-type="float" office:value="0.0343827962875366" calcext:value-type="float">
            <text:p>0.03438279628753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035567045211792" calcext:value-type="float">
            <text:p>0.035567045211792</text:p>
          </table:table-cell>
          <table:table-cell office:value-type="float" office:value="0.0374124050140381" calcext:value-type="float">
            <text:p>0.037412405014038</text:p>
          </table:table-cell>
          <table:table-cell office:value-type="float" office:value="0.0362446784973145" calcext:value-type="float">
            <text:p>0.03624467849731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03273606300354" calcext:value-type="float">
            <text:p>0.03273606300354</text:p>
          </table:table-cell>
          <table:table-cell office:value-type="float" office:value="0.0385804176330566" calcext:value-type="float">
            <text:p>0.038580417633057</text:p>
          </table:table-cell>
          <table:table-cell office:value-type="float" office:value="0.0350156784057617" calcext:value-type="float">
            <text:p>0.03501567840576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0343286991119385" calcext:value-type="float">
            <text:p>0.034328699111939</text:p>
          </table:table-cell>
          <table:table-cell office:value-type="float" office:value="0.0436379909515381" calcext:value-type="float">
            <text:p>0.043637990951538</text:p>
          </table:table-cell>
          <table:table-cell office:value-type="float" office:value="0.0377490758895874" calcext:value-type="float">
            <text:p>0.03774907588958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0354173183441162" calcext:value-type="float">
            <text:p>0.035417318344116</text:p>
          </table:table-cell>
          <table:table-cell office:value-type="float" office:value="0.0506906509399414" calcext:value-type="float">
            <text:p>0.050690650939941</text:p>
          </table:table-cell>
          <table:table-cell office:value-type="float" office:value="0.0383854627609253" calcext:value-type="float">
            <text:p>0.03838546276092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0354478359222412" calcext:value-type="float">
            <text:p>0.035447835922241</text:p>
          </table:table-cell>
          <table:table-cell office:value-type="float" office:value="0.037858247756958" calcext:value-type="float">
            <text:p>0.037858247756958</text:p>
          </table:table-cell>
          <table:table-cell office:value-type="float" office:value="0.0364037036895752" calcext:value-type="float">
            <text:p>0.03640370368957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0317192077636719" calcext:value-type="float">
            <text:p>0.031719207763672</text:p>
          </table:table-cell>
          <table:table-cell office:value-type="float" office:value="0.0352590084075928" calcext:value-type="float">
            <text:p>0.035259008407593</text:p>
          </table:table-cell>
          <table:table-cell office:value-type="float" office:value="0.0326572418212891" calcext:value-type="float">
            <text:p>0.03265724182128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332987308502197" calcext:value-type="float">
            <text:p>0.03329873085022</text:p>
          </table:table-cell>
          <table:table-cell office:value-type="float" office:value="0.035794734954834" calcext:value-type="float">
            <text:p>0.035794734954834</text:p>
          </table:table-cell>
          <table:table-cell office:value-type="float" office:value="0.0341694355010986" calcext:value-type="float">
            <text:p>0.03416943550109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0335886478424072" calcext:value-type="float">
            <text:p>0.033588647842407</text:p>
          </table:table-cell>
          <table:table-cell office:value-type="float" office:value="0.0358316898345947" calcext:value-type="float">
            <text:p>0.035831689834595</text:p>
          </table:table-cell>
          <table:table-cell office:value-type="float" office:value="0.0344587087631226" calcext:value-type="float">
            <text:p>0.03445870876312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0318603515625" calcext:value-type="float">
            <text:p>0.0318603515625</text:p>
          </table:table-cell>
          <table:table-cell office:value-type="float" office:value="0.0349230766296387" calcext:value-type="float">
            <text:p>0.034923076629639</text:p>
          </table:table-cell>
          <table:table-cell office:value-type="float" office:value="0.0324231386184692" calcext:value-type="float">
            <text:p>0.032423138618469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0328247547149658" calcext:value-type="float">
            <text:p>0.032824754714966</text:p>
          </table:table-cell>
          <table:table-cell office:value-type="float" office:value="0.0374748706817627" calcext:value-type="float">
            <text:p>0.037474870681763</text:p>
          </table:table-cell>
          <table:table-cell office:value-type="float" office:value="0.0341907978057861" calcext:value-type="float">
            <text:p>0.03419079780578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0328249931335449" calcext:value-type="float">
            <text:p>0.032824993133545</text:p>
          </table:table-cell>
          <table:table-cell office:value-type="float" office:value="0.0368282794952393" calcext:value-type="float">
            <text:p>0.036828279495239</text:p>
          </table:table-cell>
          <table:table-cell office:value-type="float" office:value="0.0337997436523438" calcext:value-type="float">
            <text:p>0.03379974365234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0329980850219727" calcext:value-type="float">
            <text:p>0.032998085021973</text:p>
          </table:table-cell>
          <table:table-cell office:value-type="float" office:value="0.0354294776916504" calcext:value-type="float">
            <text:p>0.03542947769165</text:p>
          </table:table-cell>
          <table:table-cell office:value-type="float" office:value="0.0337807416915894" calcext:value-type="float">
            <text:p>0.033780741691589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0325686931610107" calcext:value-type="float">
            <text:p>0.032568693161011</text:p>
          </table:table-cell>
          <table:table-cell office:value-type="float" office:value="0.0346012115478516" calcext:value-type="float">
            <text:p>0.034601211547852</text:p>
          </table:table-cell>
          <table:table-cell office:value-type="float" office:value="0.0336838960647583" calcext:value-type="float">
            <text:p>0.03368389606475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0334250926971436" calcext:value-type="float">
            <text:p>0.033425092697144</text:p>
          </table:table-cell>
          <table:table-cell office:value-type="float" office:value="0.0362372398376465" calcext:value-type="float">
            <text:p>0.036237239837647</text:p>
          </table:table-cell>
          <table:table-cell office:value-type="float" office:value="0.0345983505249023" calcext:value-type="float">
            <text:p>0.03459835052490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0329785346984863" calcext:value-type="float">
            <text:p>0.032978534698486</text:p>
          </table:table-cell>
          <table:table-cell office:value-type="float" office:value="0.0355958938598633" calcext:value-type="float">
            <text:p>0.035595893859863</text:p>
          </table:table-cell>
          <table:table-cell office:value-type="float" office:value="0.034660005569458" calcext:value-type="float">
            <text:p>0.03466000556945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0328869819641113" calcext:value-type="float">
            <text:p>0.032886981964111</text:p>
          </table:table-cell>
          <table:table-cell office:value-type="float" office:value="0.0356528759002686" calcext:value-type="float">
            <text:p>0.035652875900269</text:p>
          </table:table-cell>
          <table:table-cell office:value-type="float" office:value="0.0345251083374023" calcext:value-type="float">
            <text:p>0.03452510833740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319712162017822" calcext:value-type="float">
            <text:p>0.031971216201782</text:p>
          </table:table-cell>
          <table:table-cell office:value-type="float" office:value="0.0349392890930176" calcext:value-type="float">
            <text:p>0.034939289093018</text:p>
          </table:table-cell>
          <table:table-cell office:value-type="float" office:value="0.0328431367874145" calcext:value-type="float">
            <text:p>0.03284313678741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316565036773682" calcext:value-type="float">
            <text:p>0.031656503677368</text:p>
          </table:table-cell>
          <table:table-cell office:value-type="float" office:value="0.0340163707733154" calcext:value-type="float">
            <text:p>0.034016370773315</text:p>
          </table:table-cell>
          <table:table-cell office:value-type="float" office:value="0.0327800273895264" calcext:value-type="float">
            <text:p>0.03278002738952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328798294067383" calcext:value-type="float">
            <text:p>0.032879829406738</text:p>
          </table:table-cell>
          <table:table-cell office:value-type="float" office:value="0.0356552600860596" calcext:value-type="float">
            <text:p>0.03565526008606</text:p>
          </table:table-cell>
          <table:table-cell office:value-type="float" office:value="0.033826494216919" calcext:value-type="float">
            <text:p>0.03382649421691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331137180328369" calcext:value-type="float">
            <text:p>0.033113718032837</text:p>
          </table:table-cell>
          <table:table-cell office:value-type="float" office:value="0.0360994338989258" calcext:value-type="float">
            <text:p>0.036099433898926</text:p>
          </table:table-cell>
          <table:table-cell office:value-type="float" office:value="0.0342780590057373" calcext:value-type="float">
            <text:p>0.03427805900573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0338661670684814" calcext:value-type="float">
            <text:p>0.033866167068481</text:p>
          </table:table-cell>
          <table:table-cell office:value-type="float" office:value="0.0375089645385742" calcext:value-type="float">
            <text:p>0.037508964538574</text:p>
          </table:table-cell>
          <table:table-cell office:value-type="float" office:value="0.0352871656417847" calcext:value-type="float">
            <text:p>0.03528716564178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333812236785889" calcext:value-type="float">
            <text:p>0.033381223678589</text:p>
          </table:table-cell>
          <table:table-cell office:value-type="float" office:value="0.0356926918029785" calcext:value-type="float">
            <text:p>0.035692691802979</text:p>
          </table:table-cell>
          <table:table-cell office:value-type="float" office:value="0.0348545789718628" calcext:value-type="float">
            <text:p>0.03485457897186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0322196483612061" calcext:value-type="float">
            <text:p>0.032219648361206</text:p>
          </table:table-cell>
          <table:table-cell office:value-type="float" office:value="0.0354068279266357" calcext:value-type="float">
            <text:p>0.035406827926636</text:p>
          </table:table-cell>
          <table:table-cell office:value-type="float" office:value="0.0333282947540283" calcext:value-type="float">
            <text:p>0.03332829475402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0331301689147949" calcext:value-type="float">
            <text:p>0.033130168914795</text:p>
          </table:table-cell>
          <table:table-cell office:value-type="float" office:value="0.0366480350494385" calcext:value-type="float">
            <text:p>0.036648035049439</text:p>
          </table:table-cell>
          <table:table-cell office:value-type="float" office:value="0.0344424962997436" calcext:value-type="float">
            <text:p>0.03444249629974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340437889099121" calcext:value-type="float">
            <text:p>0.034043788909912</text:p>
          </table:table-cell>
          <table:table-cell office:value-type="float" office:value="0.036163330078125" calcext:value-type="float">
            <text:p>0.036163330078125</text:p>
          </table:table-cell>
          <table:table-cell office:value-type="float" office:value="0.0352603197097778" calcext:value-type="float">
            <text:p>0.03526031970977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33541202545166" calcext:value-type="float">
            <text:p>0.033541202545166</text:p>
          </table:table-cell>
          <table:table-cell office:value-type="float" office:value="0.0359413623809814" calcext:value-type="float">
            <text:p>0.035941362380981</text:p>
          </table:table-cell>
          <table:table-cell office:value-type="float" office:value="0.0343647003173828" calcext:value-type="float">
            <text:p>0.03436470031738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342631340026856" calcext:value-type="float">
            <text:p>0.034263134002686</text:p>
          </table:table-cell>
          <table:table-cell office:value-type="float" office:value="0.0381069183349609" calcext:value-type="float">
            <text:p>0.038106918334961</text:p>
          </table:table-cell>
          <table:table-cell office:value-type="float" office:value="0.0354079008102417" calcext:value-type="float">
            <text:p>0.03540790081024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0319979190826416" calcext:value-type="float">
            <text:p>0.031997919082642</text:p>
          </table:table-cell>
          <table:table-cell office:value-type="float" office:value="0.0371427536010742" calcext:value-type="float">
            <text:p>0.037142753601074</text:p>
          </table:table-cell>
          <table:table-cell office:value-type="float" office:value="0.0337872982025146" calcext:value-type="float">
            <text:p>0.03378729820251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331783294677734" calcext:value-type="float">
            <text:p>0.033178329467773</text:p>
          </table:table-cell>
          <table:table-cell office:value-type="float" office:value="0.0359530448913574" calcext:value-type="float">
            <text:p>0.035953044891357</text:p>
          </table:table-cell>
          <table:table-cell office:value-type="float" office:value="0.0341305255889893" calcext:value-type="float">
            <text:p>0.03413052558898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3173828125" calcext:value-type="float">
            <text:p>0.03173828125</text:p>
          </table:table-cell>
          <table:table-cell office:value-type="float" office:value="0.0342354774475098" calcext:value-type="float">
            <text:p>0.03423547744751</text:p>
          </table:table-cell>
          <table:table-cell office:value-type="float" office:value="0.0326828241348267" calcext:value-type="float">
            <text:p>0.0326828241348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336215496063232" calcext:value-type="float">
            <text:p>0.033621549606323</text:p>
          </table:table-cell>
          <table:table-cell office:value-type="float" office:value="0.0370428562164307" calcext:value-type="float">
            <text:p>0.037042856216431</text:p>
          </table:table-cell>
          <table:table-cell office:value-type="float" office:value="0.0347533941268921" calcext:value-type="float">
            <text:p>0.03475339412689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317015647888184" calcext:value-type="float">
            <text:p>0.031701564788818</text:p>
          </table:table-cell>
          <table:table-cell office:value-type="float" office:value="0.0356378555297852" calcext:value-type="float">
            <text:p>0.035637855529785</text:p>
          </table:table-cell>
          <table:table-cell office:value-type="float" office:value="0.0330814838409424" calcext:value-type="float">
            <text:p>0.03308148384094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317974090576172" calcext:value-type="float">
            <text:p>0.031797409057617</text:p>
          </table:table-cell>
          <table:table-cell office:value-type="float" office:value="0.0351381301879883" calcext:value-type="float">
            <text:p>0.035138130187988</text:p>
          </table:table-cell>
          <table:table-cell office:value-type="float" office:value="0.0330415725708008" calcext:value-type="float">
            <text:p>0.03304157257080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0335218906402588" calcext:value-type="float">
            <text:p>0.033521890640259</text:p>
          </table:table-cell>
          <table:table-cell office:value-type="float" office:value="0.0358831882476807" calcext:value-type="float">
            <text:p>0.035883188247681</text:p>
          </table:table-cell>
          <table:table-cell office:value-type="float" office:value="0.0348501443862915" calcext:value-type="float">
            <text:p>0.03485014438629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320556163787842" calcext:value-type="float">
            <text:p>0.032055616378784</text:p>
          </table:table-cell>
          <table:table-cell office:value-type="float" office:value="0.0345528125762939" calcext:value-type="float">
            <text:p>0.034552812576294</text:p>
          </table:table-cell>
          <table:table-cell office:value-type="float" office:value="0.0326380014419556" calcext:value-type="float">
            <text:p>0.0326380014419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0331020355224609" calcext:value-type="float">
            <text:p>0.033102035522461</text:p>
          </table:table-cell>
          <table:table-cell office:value-type="float" office:value="0.0390636920928955" calcext:value-type="float">
            <text:p>0.039063692092896</text:p>
          </table:table-cell>
          <table:table-cell office:value-type="float" office:value="0.0348353862762451" calcext:value-type="float">
            <text:p>0.03483538627624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325331687927246" calcext:value-type="float">
            <text:p>0.032533168792725</text:p>
          </table:table-cell>
          <table:table-cell office:value-type="float" office:value="0.0351533889770508" calcext:value-type="float">
            <text:p>0.035153388977051</text:p>
          </table:table-cell>
          <table:table-cell office:value-type="float" office:value="0.033814525604248" calcext:value-type="float">
            <text:p>0.03381452560424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0317637920379639" calcext:value-type="float">
            <text:p>0.031763792037964</text:p>
          </table:table-cell>
          <table:table-cell office:value-type="float" office:value="0.0347938537597656" calcext:value-type="float">
            <text:p>0.034793853759766</text:p>
          </table:table-cell>
          <table:table-cell office:value-type="float" office:value="0.0326467275619507" calcext:value-type="float">
            <text:p>0.03264672756195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33411979675293" calcext:value-type="float">
            <text:p>0.033411979675293</text:p>
          </table:table-cell>
          <table:table-cell office:value-type="float" office:value="0.0365903377532959" calcext:value-type="float">
            <text:p>0.036590337753296</text:p>
          </table:table-cell>
          <table:table-cell office:value-type="float" office:value="0.0343212604522705" calcext:value-type="float">
            <text:p>0.03432126045227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328216552734375" calcext:value-type="float">
            <text:p>0.032821655273438</text:p>
          </table:table-cell>
          <table:table-cell office:value-type="float" office:value="0.0359487533569336" calcext:value-type="float">
            <text:p>0.035948753356934</text:p>
          </table:table-cell>
          <table:table-cell office:value-type="float" office:value="0.0337330818176269" calcext:value-type="float">
            <text:p>0.03373308181762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317513942718506" calcext:value-type="float">
            <text:p>0.031751394271851</text:p>
          </table:table-cell>
          <table:table-cell office:value-type="float" office:value="0.0345463752746582" calcext:value-type="float">
            <text:p>0.034546375274658</text:p>
          </table:table-cell>
          <table:table-cell office:value-type="float" office:value="0.0325911998748779" calcext:value-type="float">
            <text:p>0.03259119987487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337293148040772" calcext:value-type="float">
            <text:p>0.033729314804077</text:p>
          </table:table-cell>
          <table:table-cell office:value-type="float" office:value="0.0366616249084473" calcext:value-type="float">
            <text:p>0.036661624908447</text:p>
          </table:table-cell>
          <table:table-cell office:value-type="float" office:value="0.0346344470977783" calcext:value-type="float">
            <text:p>0.0346344470977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338649749755859" calcext:value-type="float">
            <text:p>0.033864974975586</text:p>
          </table:table-cell>
          <table:table-cell office:value-type="float" office:value="0.0372424125671387" calcext:value-type="float">
            <text:p>0.037242412567139</text:p>
          </table:table-cell>
          <table:table-cell office:value-type="float" office:value="0.0347977161407471" calcext:value-type="float">
            <text:p>0.03479771614074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322461128234863" calcext:value-type="float">
            <text:p>0.032246112823486</text:p>
          </table:table-cell>
          <table:table-cell office:value-type="float" office:value="0.0372006893157959" calcext:value-type="float">
            <text:p>0.037200689315796</text:p>
          </table:table-cell>
          <table:table-cell office:value-type="float" office:value="0.0337487936019898" calcext:value-type="float">
            <text:p>0.0337487936019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0321438312530518" calcext:value-type="float">
            <text:p>0.032143831253052</text:p>
          </table:table-cell>
          <table:table-cell office:value-type="float" office:value="0.0349714756011963" calcext:value-type="float">
            <text:p>0.034971475601196</text:p>
          </table:table-cell>
          <table:table-cell office:value-type="float" office:value="0.0329161167144775" calcext:value-type="float">
            <text:p>0.03291611671447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0343053340911865" calcext:value-type="float">
            <text:p>0.034305334091187</text:p>
          </table:table-cell>
          <table:table-cell office:value-type="float" office:value="0.0362687110900879" calcext:value-type="float">
            <text:p>0.036268711090088</text:p>
          </table:table-cell>
          <table:table-cell office:value-type="float" office:value="0.0352600336074829" calcext:value-type="float">
            <text:p>0.03526003360748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328552722930908" calcext:value-type="float">
            <text:p>0.032855272293091</text:p>
          </table:table-cell>
          <table:table-cell office:value-type="float" office:value="0.0354280471801758" calcext:value-type="float">
            <text:p>0.035428047180176</text:p>
          </table:table-cell>
          <table:table-cell office:value-type="float" office:value="0.033633279800415" calcext:value-type="float">
            <text:p>0.03363327980041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341672897338867" calcext:value-type="float">
            <text:p>0.034167289733887</text:p>
          </table:table-cell>
          <table:table-cell office:value-type="float" office:value="0.0363237857818604" calcext:value-type="float">
            <text:p>0.03632378578186</text:p>
          </table:table-cell>
          <table:table-cell office:value-type="float" office:value="0.0349119186401367" calcext:value-type="float">
            <text:p>0.03491191864013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324451923370361" calcext:value-type="float">
            <text:p>0.032445192337036</text:p>
          </table:table-cell>
          <table:table-cell office:value-type="float" office:value="0.0351352691650391" calcext:value-type="float">
            <text:p>0.035135269165039</text:p>
          </table:table-cell>
          <table:table-cell office:value-type="float" office:value="0.0334629058837891" calcext:value-type="float">
            <text:p>0.03346290588378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033003568649292" calcext:value-type="float">
            <text:p>0.033003568649292</text:p>
          </table:table-cell>
          <table:table-cell office:value-type="float" office:value="0.0367894172668457" calcext:value-type="float">
            <text:p>0.036789417266846</text:p>
          </table:table-cell>
          <table:table-cell office:value-type="float" office:value="0.0340631246566773" calcext:value-type="float">
            <text:p>0.03406312465667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345406532287598" calcext:value-type="float">
            <text:p>0.03454065322876</text:p>
          </table:table-cell>
          <table:table-cell office:value-type="float" office:value="0.0451095104217529" calcext:value-type="float">
            <text:p>0.045109510421753</text:p>
          </table:table-cell>
          <table:table-cell office:value-type="float" office:value="0.0374339580535889" calcext:value-type="float">
            <text:p>0.03743395805358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345370769500732" calcext:value-type="float">
            <text:p>0.034537076950073</text:p>
          </table:table-cell>
          <table:table-cell office:value-type="float" office:value="0.0366904735565186" calcext:value-type="float">
            <text:p>0.036690473556519</text:p>
          </table:table-cell>
          <table:table-cell office:value-type="float" office:value="0.0355303049087524" calcext:value-type="float">
            <text:p>0.03553030490875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328357219696045" calcext:value-type="float">
            <text:p>0.032835721969605</text:p>
          </table:table-cell>
          <table:table-cell office:value-type="float" office:value="0.0358383655548096" calcext:value-type="float">
            <text:p>0.03583836555481</text:p>
          </table:table-cell>
          <table:table-cell office:value-type="float" office:value="0.0337323665618897" calcext:value-type="float">
            <text:p>0.0337323665618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321123600006104" calcext:value-type="float">
            <text:p>0.03211236000061</text:p>
          </table:table-cell>
          <table:table-cell office:value-type="float" office:value="0.0354156494140625" calcext:value-type="float">
            <text:p>0.035415649414063</text:p>
          </table:table-cell>
          <table:table-cell office:value-type="float" office:value="0.033358359336853" calcext:value-type="float">
            <text:p>0.03335835933685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326488018035889" calcext:value-type="float">
            <text:p>0.032648801803589</text:p>
          </table:table-cell>
          <table:table-cell office:value-type="float" office:value="0.0344705581665039" calcext:value-type="float">
            <text:p>0.034470558166504</text:p>
          </table:table-cell>
          <table:table-cell office:value-type="float" office:value="0.0333458662033081" calcext:value-type="float">
            <text:p>0.03334586620330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323286056518555" calcext:value-type="float">
            <text:p>0.032328605651856</text:p>
          </table:table-cell>
          <table:table-cell office:value-type="float" office:value="0.0341277122497559" calcext:value-type="float">
            <text:p>0.034127712249756</text:p>
          </table:table-cell>
          <table:table-cell office:value-type="float" office:value="0.0331147909164429" calcext:value-type="float">
            <text:p>0.0331147909164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43866348266602" calcext:value-type="float">
            <text:p>0.03438663482666</text:p>
          </table:table-cell>
          <table:table-cell office:value-type="float" office:value="0.0374746322631836" calcext:value-type="float">
            <text:p>0.037474632263184</text:p>
          </table:table-cell>
          <table:table-cell office:value-type="float" office:value="0.0355132102966309" calcext:value-type="float">
            <text:p>0.035513210296631</text:p>
          </table:table-cell>
        </table:table-row>
      </table:table>
      <table:table table:name="k doubling" table:style-name="ta1">
        <table:shapes>
          <draw:frame draw:z-index="0" draw:style-name="gr1" draw:text-style-name="P1" svg:width="9.0728in" svg:height="5.25in" svg:x="5.0189in" svg:y="0.1984in">
            <draw:object draw:notify-on-update-of-ranges="'k doubling'.A3:'k doubling'.A130 'k doubling'.B2:'k doubling'.B2 'k doubling'.B3:'k doubling'.B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ue in inputs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3]*2" office:value-type="float" office:value="100000" calcext:value-type="float">
            <text:p>1000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4]+[.A3]" office:value-type="float" office:value="150000" calcext:value-type="float">
            <text:p>150000</text:p>
          </table:table-cell>
          <table:table-cell/>
        </table:table-row>
        <table:table-row table:style-name="ro1">
          <table:table-cell table:formula="of:=[.A4]*2" office:value-type="float" office:value="200000" calcext:value-type="float">
            <text:p>200000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table:formula="of:=[.A6]+[.A6]-[.A5]" office:value-type="float" office:value="250000" calcext:value-type="float">
            <text:p>250000</text:p>
          </table:table-cell>
          <table:table-cell/>
        </table:table-row>
        <table:table-row table:style-name="ro1">
          <table:table-cell table:formula="of:=[.A7]+[.A7]-[.A6]" office:value-type="float" office:value="300000" calcext:value-type="float">
            <text:p>300000</text:p>
          </table:table-cell>
          <table:table-cell/>
        </table:table-row>
        <table:table-row table:style-name="ro1">
          <table:table-cell table:formula="of:=[.A8]+[.A8]-[.A7]" office:value-type="float" office:value="350000" calcext:value-type="float">
            <text:p>350000</text:p>
          </table:table-cell>
          <table:table-cell/>
        </table:table-row>
        <table:table-row table:style-name="ro1">
          <table:table-cell table:formula="of:=[.A9]+[.A9]-[.A8]" office:value-type="float" office:value="400000" calcext:value-type="float">
            <text:p>400000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table:formula="of:=[.A10]+[.A10]-[.A9]" office:value-type="float" office:value="450000" calcext:value-type="float">
            <text:p>450000</text:p>
          </table:table-cell>
          <table:table-cell/>
        </table:table-row>
        <table:table-row table:style-name="ro1">
          <table:table-cell table:formula="of:=[.A11]+[.A11]-[.A10]" office:value-type="float" office:value="500000" calcext:value-type="float">
            <text:p>500000</text:p>
          </table:table-cell>
          <table:table-cell/>
        </table:table-row>
        <table:table-row table:style-name="ro1">
          <table:table-cell table:formula="of:=[.A12]+[.A12]-[.A11]" office:value-type="float" office:value="550000" calcext:value-type="float">
            <text:p>550000</text:p>
          </table:table-cell>
          <table:table-cell/>
        </table:table-row>
        <table:table-row table:style-name="ro1">
          <table:table-cell table:formula="of:=[.A13]+[.A13]-[.A12]" office:value-type="float" office:value="600000" calcext:value-type="float">
            <text:p>600000</text:p>
          </table:table-cell>
          <table:table-cell/>
        </table:table-row>
        <table:table-row table:style-name="ro1">
          <table:table-cell table:formula="of:=[.A14]+[.A14]-[.A13]" office:value-type="float" office:value="650000" calcext:value-type="float">
            <text:p>650000</text:p>
          </table:table-cell>
          <table:table-cell/>
        </table:table-row>
        <table:table-row table:style-name="ro1">
          <table:table-cell table:formula="of:=[.A15]+[.A15]-[.A14]" office:value-type="float" office:value="700000" calcext:value-type="float">
            <text:p>700000</text:p>
          </table:table-cell>
          <table:table-cell/>
        </table:table-row>
        <table:table-row table:style-name="ro1">
          <table:table-cell table:formula="of:=[.A16]+[.A16]-[.A15]" office:value-type="float" office:value="750000" calcext:value-type="float">
            <text:p>750000</text:p>
          </table:table-cell>
          <table:table-cell/>
        </table:table-row>
        <table:table-row table:style-name="ro1">
          <table:table-cell table:formula="of:=[.A17]+[.A17]-[.A16]" office:value-type="float" office:value="800000" calcext:value-type="float">
            <text:p>800000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table:formula="of:=[.A18]+[.A18]-[.A17]" office:value-type="float" office:value="850000" calcext:value-type="float">
            <text:p>850000</text:p>
          </table:table-cell>
          <table:table-cell/>
        </table:table-row>
        <table:table-row table:style-name="ro1">
          <table:table-cell table:formula="of:=[.A19]+[.A19]-[.A18]" office:value-type="float" office:value="900000" calcext:value-type="float">
            <text:p>900000</text:p>
          </table:table-cell>
          <table:table-cell/>
        </table:table-row>
        <table:table-row table:style-name="ro1">
          <table:table-cell table:formula="of:=[.A20]+[.A20]-[.A19]" office:value-type="float" office:value="950000" calcext:value-type="float">
            <text:p>950000</text:p>
          </table:table-cell>
          <table:table-cell/>
        </table:table-row>
        <table:table-row table:style-name="ro1">
          <table:table-cell table:formula="of:=[.A21]+[.A21]-[.A20]"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formula="of:=[.A22]+[.A22]-[.A21]" office:value-type="float" office:value="1050000" calcext:value-type="float">
            <text:p>1050000</text:p>
          </table:table-cell>
          <table:table-cell/>
        </table:table-row>
        <table:table-row table:style-name="ro1">
          <table:table-cell table:formula="of:=[.A23]+[.A23]-[.A22]" office:value-type="float" office:value="1100000" calcext:value-type="float">
            <text:p>1100000</text:p>
          </table:table-cell>
          <table:table-cell/>
        </table:table-row>
        <table:table-row table:style-name="ro1">
          <table:table-cell table:formula="of:=[.A24]+[.A24]-[.A23]" office:value-type="float" office:value="1150000" calcext:value-type="float">
            <text:p>1150000</text:p>
          </table:table-cell>
          <table:table-cell/>
        </table:table-row>
        <table:table-row table:style-name="ro1">
          <table:table-cell table:formula="of:=[.A25]+[.A25]-[.A24]" office:value-type="float" office:value="1200000" calcext:value-type="float">
            <text:p>1200000</text:p>
          </table:table-cell>
          <table:table-cell/>
        </table:table-row>
        <table:table-row table:style-name="ro1">
          <table:table-cell table:formula="of:=[.A26]+[.A26]-[.A25]" office:value-type="float" office:value="1250000" calcext:value-type="float">
            <text:p>1250000</text:p>
          </table:table-cell>
          <table:table-cell/>
        </table:table-row>
        <table:table-row table:style-name="ro1">
          <table:table-cell table:formula="of:=[.A27]+[.A27]-[.A26]" office:value-type="float" office:value="1300000" calcext:value-type="float">
            <text:p>1300000</text:p>
          </table:table-cell>
          <table:table-cell/>
        </table:table-row>
        <table:table-row table:style-name="ro1">
          <table:table-cell table:formula="of:=[.A28]+[.A28]-[.A27]" office:value-type="float" office:value="1350000" calcext:value-type="float">
            <text:p>1350000</text:p>
          </table:table-cell>
          <table:table-cell/>
        </table:table-row>
        <table:table-row table:style-name="ro1">
          <table:table-cell table:formula="of:=[.A29]+[.A29]-[.A28]" office:value-type="float" office:value="1400000" calcext:value-type="float">
            <text:p>1400000</text:p>
          </table:table-cell>
          <table:table-cell/>
        </table:table-row>
        <table:table-row table:style-name="ro1">
          <table:table-cell table:formula="of:=[.A30]+[.A30]-[.A29]" office:value-type="float" office:value="1450000" calcext:value-type="float">
            <text:p>1450000</text:p>
          </table:table-cell>
          <table:table-cell/>
        </table:table-row>
        <table:table-row table:style-name="ro1">
          <table:table-cell table:formula="of:=[.A31]+[.A31]-[.A30]" office:value-type="float" office:value="1500000" calcext:value-type="float">
            <text:p>1500000</text:p>
          </table:table-cell>
          <table:table-cell/>
        </table:table-row>
        <table:table-row table:style-name="ro1">
          <table:table-cell table:formula="of:=[.A32]+[.A32]-[.A31]" office:value-type="float" office:value="1550000" calcext:value-type="float">
            <text:p>1550000</text:p>
          </table:table-cell>
          <table:table-cell/>
        </table:table-row>
        <table:table-row table:style-name="ro1">
          <table:table-cell table:formula="of:=[.A33]+[.A33]-[.A32]" office:value-type="float" office:value="1600000" calcext:value-type="float">
            <text:p>1600000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table:formula="of:=[.A34]+[.A34]-[.A33]" office:value-type="float" office:value="1650000" calcext:value-type="float">
            <text:p>1650000</text:p>
          </table:table-cell>
          <table:table-cell/>
        </table:table-row>
        <table:table-row table:style-name="ro1">
          <table:table-cell table:formula="of:=[.A35]+[.A35]-[.A34]" office:value-type="float" office:value="1700000" calcext:value-type="float">
            <text:p>1700000</text:p>
          </table:table-cell>
          <table:table-cell/>
        </table:table-row>
        <table:table-row table:style-name="ro1">
          <table:table-cell table:formula="of:=[.A36]+[.A36]-[.A35]" office:value-type="float" office:value="1750000" calcext:value-type="float">
            <text:p>1750000</text:p>
          </table:table-cell>
          <table:table-cell/>
        </table:table-row>
        <table:table-row table:style-name="ro1">
          <table:table-cell table:formula="of:=[.A37]+[.A37]-[.A36]" office:value-type="float" office:value="1800000" calcext:value-type="float">
            <text:p>1800000</text:p>
          </table:table-cell>
          <table:table-cell/>
        </table:table-row>
        <table:table-row table:style-name="ro1">
          <table:table-cell table:formula="of:=[.A38]+[.A38]-[.A37]" office:value-type="float" office:value="1850000" calcext:value-type="float">
            <text:p>1850000</text:p>
          </table:table-cell>
          <table:table-cell/>
        </table:table-row>
        <table:table-row table:style-name="ro1">
          <table:table-cell table:formula="of:=[.A39]+[.A39]-[.A38]" office:value-type="float" office:value="1900000" calcext:value-type="float">
            <text:p>1900000</text:p>
          </table:table-cell>
          <table:table-cell/>
        </table:table-row>
        <table:table-row table:style-name="ro1">
          <table:table-cell table:formula="of:=[.A40]+[.A40]-[.A39]" office:value-type="float" office:value="1950000" calcext:value-type="float">
            <text:p>1950000</text:p>
          </table:table-cell>
          <table:table-cell/>
        </table:table-row>
        <table:table-row table:style-name="ro1">
          <table:table-cell table:formula="of:=[.A41]+[.A41]-[.A40]"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42]+[.A42]-[.A41]" office:value-type="float" office:value="2050000" calcext:value-type="float">
            <text:p>2050000</text:p>
          </table:table-cell>
          <table:table-cell/>
        </table:table-row>
        <table:table-row table:style-name="ro1">
          <table:table-cell table:formula="of:=[.A43]+[.A43]-[.A42]" office:value-type="float" office:value="2100000" calcext:value-type="float">
            <text:p>2100000</text:p>
          </table:table-cell>
          <table:table-cell/>
        </table:table-row>
        <table:table-row table:style-name="ro1">
          <table:table-cell table:formula="of:=[.A44]+[.A44]-[.A43]" office:value-type="float" office:value="2150000" calcext:value-type="float">
            <text:p>2150000</text:p>
          </table:table-cell>
          <table:table-cell/>
        </table:table-row>
        <table:table-row table:style-name="ro1">
          <table:table-cell table:formula="of:=[.A45]+[.A45]-[.A44]" office:value-type="float" office:value="2200000" calcext:value-type="float">
            <text:p>2200000</text:p>
          </table:table-cell>
          <table:table-cell/>
        </table:table-row>
        <table:table-row table:style-name="ro1">
          <table:table-cell table:formula="of:=[.A46]+[.A46]-[.A45]" office:value-type="float" office:value="2250000" calcext:value-type="float">
            <text:p>2250000</text:p>
          </table:table-cell>
          <table:table-cell/>
        </table:table-row>
        <table:table-row table:style-name="ro1">
          <table:table-cell table:formula="of:=[.A47]+[.A47]-[.A46]" office:value-type="float" office:value="2300000" calcext:value-type="float">
            <text:p>2300000</text:p>
          </table:table-cell>
          <table:table-cell/>
        </table:table-row>
        <table:table-row table:style-name="ro1">
          <table:table-cell table:formula="of:=[.A48]+[.A48]-[.A47]" office:value-type="float" office:value="2350000" calcext:value-type="float">
            <text:p>2350000</text:p>
          </table:table-cell>
          <table:table-cell/>
        </table:table-row>
        <table:table-row table:style-name="ro1">
          <table:table-cell table:formula="of:=[.A49]+[.A49]-[.A48]" office:value-type="float" office:value="2400000" calcext:value-type="float">
            <text:p>2400000</text:p>
          </table:table-cell>
          <table:table-cell/>
        </table:table-row>
        <table:table-row table:style-name="ro1">
          <table:table-cell table:formula="of:=[.A50]+[.A50]-[.A49]" office:value-type="float" office:value="2450000" calcext:value-type="float">
            <text:p>2450000</text:p>
          </table:table-cell>
          <table:table-cell/>
        </table:table-row>
        <table:table-row table:style-name="ro1">
          <table:table-cell table:formula="of:=[.A51]+[.A51]-[.A50]" office:value-type="float" office:value="2500000" calcext:value-type="float">
            <text:p>2500000</text:p>
          </table:table-cell>
          <table:table-cell/>
        </table:table-row>
        <table:table-row table:style-name="ro1">
          <table:table-cell table:formula="of:=[.A52]+[.A52]-[.A51]" office:value-type="float" office:value="2550000" calcext:value-type="float">
            <text:p>2550000</text:p>
          </table:table-cell>
          <table:table-cell/>
        </table:table-row>
        <table:table-row table:style-name="ro1">
          <table:table-cell table:formula="of:=[.A53]+[.A53]-[.A52]" office:value-type="float" office:value="2600000" calcext:value-type="float">
            <text:p>2600000</text:p>
          </table:table-cell>
          <table:table-cell/>
        </table:table-row>
        <table:table-row table:style-name="ro1">
          <table:table-cell table:formula="of:=[.A54]+[.A54]-[.A53]" office:value-type="float" office:value="2650000" calcext:value-type="float">
            <text:p>2650000</text:p>
          </table:table-cell>
          <table:table-cell/>
        </table:table-row>
        <table:table-row table:style-name="ro1">
          <table:table-cell table:formula="of:=[.A55]+[.A55]-[.A54]" office:value-type="float" office:value="2700000" calcext:value-type="float">
            <text:p>2700000</text:p>
          </table:table-cell>
          <table:table-cell/>
        </table:table-row>
        <table:table-row table:style-name="ro1">
          <table:table-cell table:formula="of:=[.A56]+[.A56]-[.A55]" office:value-type="float" office:value="2750000" calcext:value-type="float">
            <text:p>2750000</text:p>
          </table:table-cell>
          <table:table-cell/>
        </table:table-row>
        <table:table-row table:style-name="ro1">
          <table:table-cell table:formula="of:=[.A57]+[.A57]-[.A56]" office:value-type="float" office:value="2800000" calcext:value-type="float">
            <text:p>2800000</text:p>
          </table:table-cell>
          <table:table-cell/>
        </table:table-row>
        <table:table-row table:style-name="ro1">
          <table:table-cell table:formula="of:=[.A58]+[.A58]-[.A57]" office:value-type="float" office:value="2850000" calcext:value-type="float">
            <text:p>2850000</text:p>
          </table:table-cell>
          <table:table-cell/>
        </table:table-row>
        <table:table-row table:style-name="ro1">
          <table:table-cell table:formula="of:=[.A59]+[.A59]-[.A58]" office:value-type="float" office:value="2900000" calcext:value-type="float">
            <text:p>2900000</text:p>
          </table:table-cell>
          <table:table-cell/>
        </table:table-row>
        <table:table-row table:style-name="ro1">
          <table:table-cell table:formula="of:=[.A60]+[.A60]-[.A59]" office:value-type="float" office:value="2950000" calcext:value-type="float">
            <text:p>2950000</text:p>
          </table:table-cell>
          <table:table-cell/>
        </table:table-row>
        <table:table-row table:style-name="ro1">
          <table:table-cell table:formula="of:=[.A61]+[.A61]-[.A60]" office:value-type="float" office:value="3000000" calcext:value-type="float">
            <text:p>3000000</text:p>
          </table:table-cell>
          <table:table-cell/>
        </table:table-row>
        <table:table-row table:style-name="ro1">
          <table:table-cell table:formula="of:=[.A62]+[.A62]-[.A61]" office:value-type="float" office:value="3050000" calcext:value-type="float">
            <text:p>3050000</text:p>
          </table:table-cell>
          <table:table-cell/>
        </table:table-row>
        <table:table-row table:style-name="ro1">
          <table:table-cell table:formula="of:=[.A63]+[.A63]-[.A62]" office:value-type="float" office:value="3100000" calcext:value-type="float">
            <text:p>3100000</text:p>
          </table:table-cell>
          <table:table-cell/>
        </table:table-row>
        <table:table-row table:style-name="ro1">
          <table:table-cell table:formula="of:=[.A64]+[.A64]-[.A63]" office:value-type="float" office:value="3150000" calcext:value-type="float">
            <text:p>3150000</text:p>
          </table:table-cell>
          <table:table-cell/>
        </table:table-row>
        <table:table-row table:style-name="ro1">
          <table:table-cell table:formula="of:=[.A65]+[.A65]-[.A64]" office:value-type="float" office:value="3200000" calcext:value-type="float">
            <text:p>3200000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table:formula="of:=[.A66]+[.A66]-[.A65]" office:value-type="float" office:value="3250000" calcext:value-type="float">
            <text:p>3250000</text:p>
          </table:table-cell>
          <table:table-cell/>
        </table:table-row>
        <table:table-row table:style-name="ro1">
          <table:table-cell table:formula="of:=[.A67]+[.A67]-[.A66]" office:value-type="float" office:value="3300000" calcext:value-type="float">
            <text:p>3300000</text:p>
          </table:table-cell>
          <table:table-cell/>
        </table:table-row>
        <table:table-row table:style-name="ro1">
          <table:table-cell table:formula="of:=[.A68]+[.A68]-[.A67]" office:value-type="float" office:value="3350000" calcext:value-type="float">
            <text:p>3350000</text:p>
          </table:table-cell>
          <table:table-cell/>
        </table:table-row>
        <table:table-row table:style-name="ro1">
          <table:table-cell table:formula="of:=[.A69]+[.A69]-[.A68]" office:value-type="float" office:value="3400000" calcext:value-type="float">
            <text:p>3400000</text:p>
          </table:table-cell>
          <table:table-cell/>
        </table:table-row>
        <table:table-row table:style-name="ro1">
          <table:table-cell table:formula="of:=[.A70]+[.A70]-[.A69]" office:value-type="float" office:value="3450000" calcext:value-type="float">
            <text:p>3450000</text:p>
          </table:table-cell>
          <table:table-cell/>
        </table:table-row>
        <table:table-row table:style-name="ro1">
          <table:table-cell table:formula="of:=[.A71]+[.A71]-[.A70]" office:value-type="float" office:value="3500000" calcext:value-type="float">
            <text:p>3500000</text:p>
          </table:table-cell>
          <table:table-cell/>
        </table:table-row>
        <table:table-row table:style-name="ro1">
          <table:table-cell table:formula="of:=[.A72]+[.A72]-[.A71]" office:value-type="float" office:value="3550000" calcext:value-type="float">
            <text:p>3550000</text:p>
          </table:table-cell>
          <table:table-cell/>
        </table:table-row>
        <table:table-row table:style-name="ro1">
          <table:table-cell table:formula="of:=[.A73]+[.A73]-[.A72]" office:value-type="float" office:value="3600000" calcext:value-type="float">
            <text:p>3600000</text:p>
          </table:table-cell>
          <table:table-cell/>
        </table:table-row>
        <table:table-row table:style-name="ro1">
          <table:table-cell table:formula="of:=[.A74]+[.A74]-[.A73]" office:value-type="float" office:value="3650000" calcext:value-type="float">
            <text:p>3650000</text:p>
          </table:table-cell>
          <table:table-cell/>
        </table:table-row>
        <table:table-row table:style-name="ro1">
          <table:table-cell table:formula="of:=[.A75]+[.A75]-[.A74]" office:value-type="float" office:value="3700000" calcext:value-type="float">
            <text:p>3700000</text:p>
          </table:table-cell>
          <table:table-cell/>
        </table:table-row>
        <table:table-row table:style-name="ro1">
          <table:table-cell table:formula="of:=[.A76]+[.A76]-[.A75]" office:value-type="float" office:value="3750000" calcext:value-type="float">
            <text:p>3750000</text:p>
          </table:table-cell>
          <table:table-cell/>
        </table:table-row>
        <table:table-row table:style-name="ro1">
          <table:table-cell table:formula="of:=[.A77]+[.A77]-[.A76]" office:value-type="float" office:value="3800000" calcext:value-type="float">
            <text:p>3800000</text:p>
          </table:table-cell>
          <table:table-cell/>
        </table:table-row>
        <table:table-row table:style-name="ro1">
          <table:table-cell table:formula="of:=[.A78]+[.A78]-[.A77]" office:value-type="float" office:value="3850000" calcext:value-type="float">
            <text:p>3850000</text:p>
          </table:table-cell>
          <table:table-cell/>
        </table:table-row>
        <table:table-row table:style-name="ro1">
          <table:table-cell table:formula="of:=[.A79]+[.A79]-[.A78]" office:value-type="float" office:value="3900000" calcext:value-type="float">
            <text:p>3900000</text:p>
          </table:table-cell>
          <table:table-cell/>
        </table:table-row>
        <table:table-row table:style-name="ro1">
          <table:table-cell table:formula="of:=[.A80]+[.A80]-[.A79]" office:value-type="float" office:value="3950000" calcext:value-type="float">
            <text:p>3950000</text:p>
          </table:table-cell>
          <table:table-cell/>
        </table:table-row>
        <table:table-row table:style-name="ro1">
          <table:table-cell table:formula="of:=[.A81]+[.A81]-[.A80]" office:value-type="float" office:value="4000000" calcext:value-type="float">
            <text:p>4000000</text:p>
          </table:table-cell>
          <table:table-cell/>
        </table:table-row>
        <table:table-row table:style-name="ro1">
          <table:table-cell table:formula="of:=[.A82]+[.A82]-[.A81]" office:value-type="float" office:value="4050000" calcext:value-type="float">
            <text:p>4050000</text:p>
          </table:table-cell>
          <table:table-cell/>
        </table:table-row>
        <table:table-row table:style-name="ro1">
          <table:table-cell table:formula="of:=[.A83]+[.A83]-[.A82]" office:value-type="float" office:value="4100000" calcext:value-type="float">
            <text:p>4100000</text:p>
          </table:table-cell>
          <table:table-cell/>
        </table:table-row>
        <table:table-row table:style-name="ro1">
          <table:table-cell table:formula="of:=[.A84]+[.A84]-[.A83]" office:value-type="float" office:value="4150000" calcext:value-type="float">
            <text:p>4150000</text:p>
          </table:table-cell>
          <table:table-cell/>
        </table:table-row>
        <table:table-row table:style-name="ro1">
          <table:table-cell table:formula="of:=[.A85]+[.A85]-[.A84]" office:value-type="float" office:value="4200000" calcext:value-type="float">
            <text:p>4200000</text:p>
          </table:table-cell>
          <table:table-cell/>
        </table:table-row>
        <table:table-row table:style-name="ro1">
          <table:table-cell table:formula="of:=[.A86]+[.A86]-[.A85]" office:value-type="float" office:value="4250000" calcext:value-type="float">
            <text:p>4250000</text:p>
          </table:table-cell>
          <table:table-cell/>
        </table:table-row>
        <table:table-row table:style-name="ro1">
          <table:table-cell table:formula="of:=[.A87]+[.A87]-[.A86]" office:value-type="float" office:value="4300000" calcext:value-type="float">
            <text:p>4300000</text:p>
          </table:table-cell>
          <table:table-cell/>
        </table:table-row>
        <table:table-row table:style-name="ro1">
          <table:table-cell table:formula="of:=[.A88]+[.A88]-[.A87]" office:value-type="float" office:value="4350000" calcext:value-type="float">
            <text:p>4350000</text:p>
          </table:table-cell>
          <table:table-cell/>
        </table:table-row>
        <table:table-row table:style-name="ro1">
          <table:table-cell table:formula="of:=[.A89]+[.A89]-[.A88]" office:value-type="float" office:value="4400000" calcext:value-type="float">
            <text:p>4400000</text:p>
          </table:table-cell>
          <table:table-cell/>
        </table:table-row>
        <table:table-row table:style-name="ro1">
          <table:table-cell table:formula="of:=[.A90]+[.A90]-[.A89]" office:value-type="float" office:value="4450000" calcext:value-type="float">
            <text:p>4450000</text:p>
          </table:table-cell>
          <table:table-cell/>
        </table:table-row>
        <table:table-row table:style-name="ro1">
          <table:table-cell table:formula="of:=[.A91]+[.A91]-[.A90]" office:value-type="float" office:value="4500000" calcext:value-type="float">
            <text:p>4500000</text:p>
          </table:table-cell>
          <table:table-cell/>
        </table:table-row>
        <table:table-row table:style-name="ro1">
          <table:table-cell table:formula="of:=[.A92]+[.A92]-[.A91]" office:value-type="float" office:value="4550000" calcext:value-type="float">
            <text:p>4550000</text:p>
          </table:table-cell>
          <table:table-cell/>
        </table:table-row>
        <table:table-row table:style-name="ro1">
          <table:table-cell table:formula="of:=[.A93]+[.A93]-[.A92]" office:value-type="float" office:value="4600000" calcext:value-type="float">
            <text:p>4600000</text:p>
          </table:table-cell>
          <table:table-cell/>
        </table:table-row>
        <table:table-row table:style-name="ro1">
          <table:table-cell table:formula="of:=[.A94]+[.A94]-[.A93]" office:value-type="float" office:value="4650000" calcext:value-type="float">
            <text:p>4650000</text:p>
          </table:table-cell>
          <table:table-cell/>
        </table:table-row>
        <table:table-row table:style-name="ro1">
          <table:table-cell table:formula="of:=[.A95]+[.A95]-[.A94]" office:value-type="float" office:value="4700000" calcext:value-type="float">
            <text:p>4700000</text:p>
          </table:table-cell>
          <table:table-cell/>
        </table:table-row>
        <table:table-row table:style-name="ro1">
          <table:table-cell table:formula="of:=[.A96]+[.A96]-[.A95]" office:value-type="float" office:value="4750000" calcext:value-type="float">
            <text:p>4750000</text:p>
          </table:table-cell>
          <table:table-cell/>
        </table:table-row>
        <table:table-row table:style-name="ro1">
          <table:table-cell table:formula="of:=[.A97]+[.A97]-[.A96]" office:value-type="float" office:value="4800000" calcext:value-type="float">
            <text:p>4800000</text:p>
          </table:table-cell>
          <table:table-cell/>
        </table:table-row>
        <table:table-row table:style-name="ro1">
          <table:table-cell table:formula="of:=[.A98]+[.A98]-[.A97]" office:value-type="float" office:value="4850000" calcext:value-type="float">
            <text:p>4850000</text:p>
          </table:table-cell>
          <table:table-cell/>
        </table:table-row>
        <table:table-row table:style-name="ro1">
          <table:table-cell table:formula="of:=[.A99]+[.A99]-[.A98]" office:value-type="float" office:value="4900000" calcext:value-type="float">
            <text:p>4900000</text:p>
          </table:table-cell>
          <table:table-cell/>
        </table:table-row>
        <table:table-row table:style-name="ro1">
          <table:table-cell table:formula="of:=[.A100]+[.A100]-[.A99]" office:value-type="float" office:value="4950000" calcext:value-type="float">
            <text:p>4950000</text:p>
          </table:table-cell>
          <table:table-cell/>
        </table:table-row>
        <table:table-row table:style-name="ro1">
          <table:table-cell table:formula="of:=[.A101]+[.A101]-[.A100]" office:value-type="float" office:value="5000000" calcext:value-type="float">
            <text:p>5000000</text:p>
          </table:table-cell>
          <table:table-cell/>
        </table:table-row>
        <table:table-row table:style-name="ro1">
          <table:table-cell table:formula="of:=[.A102]+[.A102]-[.A101]" office:value-type="float" office:value="5050000" calcext:value-type="float">
            <text:p>5050000</text:p>
          </table:table-cell>
          <table:table-cell/>
        </table:table-row>
        <table:table-row table:style-name="ro1">
          <table:table-cell table:formula="of:=[.A103]+[.A103]-[.A102]" office:value-type="float" office:value="5100000" calcext:value-type="float">
            <text:p>5100000</text:p>
          </table:table-cell>
          <table:table-cell/>
        </table:table-row>
        <table:table-row table:style-name="ro1">
          <table:table-cell table:formula="of:=[.A104]+[.A104]-[.A103]" office:value-type="float" office:value="5150000" calcext:value-type="float">
            <text:p>5150000</text:p>
          </table:table-cell>
          <table:table-cell/>
        </table:table-row>
        <table:table-row table:style-name="ro1">
          <table:table-cell table:formula="of:=[.A105]+[.A105]-[.A104]" office:value-type="float" office:value="5200000" calcext:value-type="float">
            <text:p>5200000</text:p>
          </table:table-cell>
          <table:table-cell/>
        </table:table-row>
        <table:table-row table:style-name="ro1">
          <table:table-cell table:formula="of:=[.A106]+[.A106]-[.A105]" office:value-type="float" office:value="5250000" calcext:value-type="float">
            <text:p>5250000</text:p>
          </table:table-cell>
          <table:table-cell/>
        </table:table-row>
        <table:table-row table:style-name="ro1">
          <table:table-cell table:formula="of:=[.A107]+[.A107]-[.A106]" office:value-type="float" office:value="5300000" calcext:value-type="float">
            <text:p>5300000</text:p>
          </table:table-cell>
          <table:table-cell/>
        </table:table-row>
        <table:table-row table:style-name="ro1">
          <table:table-cell table:formula="of:=[.A108]+[.A108]-[.A107]" office:value-type="float" office:value="5350000" calcext:value-type="float">
            <text:p>5350000</text:p>
          </table:table-cell>
          <table:table-cell/>
        </table:table-row>
        <table:table-row table:style-name="ro1">
          <table:table-cell table:formula="of:=[.A109]+[.A109]-[.A108]" office:value-type="float" office:value="5400000" calcext:value-type="float">
            <text:p>5400000</text:p>
          </table:table-cell>
          <table:table-cell/>
        </table:table-row>
        <table:table-row table:style-name="ro1">
          <table:table-cell table:formula="of:=[.A110]+[.A110]-[.A109]" office:value-type="float" office:value="5450000" calcext:value-type="float">
            <text:p>5450000</text:p>
          </table:table-cell>
          <table:table-cell/>
        </table:table-row>
        <table:table-row table:style-name="ro1">
          <table:table-cell table:formula="of:=[.A111]+[.A111]-[.A110]" office:value-type="float" office:value="5500000" calcext:value-type="float">
            <text:p>5500000</text:p>
          </table:table-cell>
          <table:table-cell/>
        </table:table-row>
        <table:table-row table:style-name="ro1">
          <table:table-cell table:formula="of:=[.A112]+[.A112]-[.A111]" office:value-type="float" office:value="5550000" calcext:value-type="float">
            <text:p>5550000</text:p>
          </table:table-cell>
          <table:table-cell/>
        </table:table-row>
        <table:table-row table:style-name="ro1">
          <table:table-cell table:formula="of:=[.A113]+[.A113]-[.A112]" office:value-type="float" office:value="5600000" calcext:value-type="float">
            <text:p>5600000</text:p>
          </table:table-cell>
          <table:table-cell/>
        </table:table-row>
        <table:table-row table:style-name="ro1">
          <table:table-cell table:formula="of:=[.A114]+[.A114]-[.A113]" office:value-type="float" office:value="5650000" calcext:value-type="float">
            <text:p>5650000</text:p>
          </table:table-cell>
          <table:table-cell/>
        </table:table-row>
        <table:table-row table:style-name="ro1">
          <table:table-cell table:formula="of:=[.A115]+[.A115]-[.A114]" office:value-type="float" office:value="5700000" calcext:value-type="float">
            <text:p>5700000</text:p>
          </table:table-cell>
          <table:table-cell/>
        </table:table-row>
        <table:table-row table:style-name="ro1">
          <table:table-cell table:formula="of:=[.A116]+[.A116]-[.A115]" office:value-type="float" office:value="5750000" calcext:value-type="float">
            <text:p>5750000</text:p>
          </table:table-cell>
          <table:table-cell/>
        </table:table-row>
        <table:table-row table:style-name="ro1">
          <table:table-cell table:formula="of:=[.A117]+[.A117]-[.A116]" office:value-type="float" office:value="5800000" calcext:value-type="float">
            <text:p>5800000</text:p>
          </table:table-cell>
          <table:table-cell/>
        </table:table-row>
        <table:table-row table:style-name="ro1">
          <table:table-cell table:formula="of:=[.A118]+[.A118]-[.A117]" office:value-type="float" office:value="5850000" calcext:value-type="float">
            <text:p>5850000</text:p>
          </table:table-cell>
          <table:table-cell/>
        </table:table-row>
        <table:table-row table:style-name="ro1">
          <table:table-cell table:formula="of:=[.A119]+[.A119]-[.A118]" office:value-type="float" office:value="5900000" calcext:value-type="float">
            <text:p>5900000</text:p>
          </table:table-cell>
          <table:table-cell/>
        </table:table-row>
        <table:table-row table:style-name="ro1">
          <table:table-cell table:formula="of:=[.A120]+[.A120]-[.A119]" office:value-type="float" office:value="5950000" calcext:value-type="float">
            <text:p>5950000</text:p>
          </table:table-cell>
          <table:table-cell/>
        </table:table-row>
        <table:table-row table:style-name="ro1">
          <table:table-cell table:formula="of:=[.A121]+[.A121]-[.A120]" office:value-type="float" office:value="6000000" calcext:value-type="float">
            <text:p>6000000</text:p>
          </table:table-cell>
          <table:table-cell/>
        </table:table-row>
        <table:table-row table:style-name="ro1">
          <table:table-cell table:formula="of:=[.A122]+[.A122]-[.A121]" office:value-type="float" office:value="6050000" calcext:value-type="float">
            <text:p>6050000</text:p>
          </table:table-cell>
          <table:table-cell/>
        </table:table-row>
        <table:table-row table:style-name="ro1">
          <table:table-cell table:formula="of:=[.A123]+[.A123]-[.A122]" office:value-type="float" office:value="6100000" calcext:value-type="float">
            <text:p>6100000</text:p>
          </table:table-cell>
          <table:table-cell/>
        </table:table-row>
        <table:table-row table:style-name="ro1">
          <table:table-cell table:formula="of:=[.A124]+[.A124]-[.A123]" office:value-type="float" office:value="6150000" calcext:value-type="float">
            <text:p>6150000</text:p>
          </table:table-cell>
          <table:table-cell/>
        </table:table-row>
        <table:table-row table:style-name="ro1">
          <table:table-cell table:formula="of:=[.A125]+[.A125]-[.A124]" office:value-type="float" office:value="6200000" calcext:value-type="float">
            <text:p>6200000</text:p>
          </table:table-cell>
          <table:table-cell/>
        </table:table-row>
        <table:table-row table:style-name="ro1">
          <table:table-cell table:formula="of:=[.A126]+[.A126]-[.A125]" office:value-type="float" office:value="6250000" calcext:value-type="float">
            <text:p>6250000</text:p>
          </table:table-cell>
          <table:table-cell/>
        </table:table-row>
        <table:table-row table:style-name="ro1">
          <table:table-cell table:formula="of:=[.A127]+[.A127]-[.A126]" office:value-type="float" office:value="6300000" calcext:value-type="float">
            <text:p>6300000</text:p>
          </table:table-cell>
          <table:table-cell/>
        </table:table-row>
        <table:table-row table:style-name="ro1">
          <table:table-cell table:formula="of:=[.A128]+[.A128]-[.A127]" office:value-type="float" office:value="6350000" calcext:value-type="float">
            <text:p>6350000</text:p>
          </table:table-cell>
          <table:table-cell/>
        </table:table-row>
        <table:table-row table:style-name="ro1">
          <table:table-cell table:formula="of:=[.A129]+[.A129]-[.A128]" office:value-type="float" office:value="6400000" calcext:value-type="float">
            <text:p>6400000</text:p>
          </table:table-cell>
          <table:table-cell office:value-type="float" office:value="17.16" calcext:value-type="float">
            <text:p>17.16</text:p>
          </table:table-cell>
        </table:table-row>
      </table:table>
      <table:table table:name="Summary" table:style-name="ta1">
        <table:shapes>
          <draw:frame draw:z-index="0" draw:style-name="gr1" draw:text-style-name="P1" svg:width="6.2988in" svg:height="3.5429in" svg:x="6.5327in" svg:y="0.5567in">
            <draw:object draw:notify-on-update-of-ranges="Summary.A2:Summary.A33 Summary.B1:Summary.B1 Summary.B2:Summary.B33 Summary.C1:Summary.C1 Summary.C2:Summary.C33 Summary.D1:Summary.D1 Summary.D2:Summary.D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=1.1</text:p>
          </table:table-cell>
          <table:table-cell office:value-type="string" calcext:value-type="string">
            <text:p>K=1+100</text:p>
          </table:table-cell>
          <table:table-cell table:style-name="Default" office:value-type="string" calcext:value-type="string">
            <text:p>N^1.5</text:p>
          </table:table-cell>
          <table:table-cell office:value-type="float" office:value="32000000" calcext:value-type="float">
            <text:p>32000000</text:p>
          </table:table-cell>
          <table:table-cell office:value-type="string" calcext:value-type="string">
            <text:p>N^2</text:p>
          </table:table-cell>
          <table:table-cell office:value-type="float" office:value="1000000000" calcext:value-type="float">
            <text:p>1000000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120885" calcext:value-type="float">
            <text:p>0.001120885</text:p>
          </table:table-cell>
          <table:table-cell office:value-type="float" office:value="0.0014847" calcext:value-type="float">
            <text:p>0.0014847</text:p>
          </table:table-cell>
          <table:table-cell table:formula="of:=[.E2]/[.$E$1]" office:value-type="float" office:value="0.000988211768802618" calcext:value-type="float">
            <text:p>0.001</text:p>
          </table:table-cell>
          <table:table-cell table:formula="of:=[.A2]^1.5" office:value-type="float" office:value="31622.7766016838" calcext:value-type="float">
            <text:p>31622.7766016838</text:p>
          </table:table-cell>
          <table:table-cell table:formula="of:=[.G2]/[.$G$1]" office:value-type="float" office:value="0.001" calcext:value-type="float">
            <text:p>0.001</text:p>
          </table:table-cell>
          <table:table-cell table:formula="of:=[.A2]^2" office:value-type="float" office:value="1000000" calcext:value-type="float">
            <text:p>1000000</text:p>
          </table:table-cell>
        </table:table-row>
        <table:table-row table:style-name="ro1">
          <table:table-cell table:formula="of:=[.A2]+1000" office:value-type="float" office:value="2000" calcext:value-type="float">
            <text:p>2000</text:p>
          </table:table-cell>
          <table:table-cell office:value-type="float" office:value="0.001818736" calcext:value-type="float">
            <text:p>0.001818736</text:p>
          </table:table-cell>
          <table:table-cell office:value-type="float" office:value="0.00282152" calcext:value-type="float">
            <text:p>0.00282152</text:p>
          </table:table-cell>
          <table:table-cell table:formula="of:=[.E3]/[.$E$1]" office:value-type="float" office:value="0.00279508497187474" calcext:value-type="float">
            <text:p>0.003</text:p>
          </table:table-cell>
          <table:table-cell table:formula="of:=[.A3]^1.5" office:value-type="float" office:value="89442.7190999916" calcext:value-type="float">
            <text:p>89442.7190999916</text:p>
          </table:table-cell>
          <table:table-cell table:formula="of:=[.G3]/[.$G$1]" office:value-type="float" office:value="0.004" calcext:value-type="float">
            <text:p>0.004</text:p>
          </table:table-cell>
          <table:table-cell table:formula="of:=[.A3]^2" office:value-type="float" office:value="4000000" calcext:value-type="float">
            <text:p>4000000</text:p>
          </table:table-cell>
        </table:table-row>
        <table:table-row table:style-name="ro1">
          <table:table-cell table:formula="of:=[.A3]+1000" office:value-type="float" office:value="3000" calcext:value-type="float">
            <text:p>3000</text:p>
          </table:table-cell>
          <table:table-cell table:number-columns-repeated="6"/>
        </table:table-row>
        <table:table-row table:style-name="ro1">
          <table:table-cell table:formula="of:=[.A4]+1000" office:value-type="float" office:value="4000" calcext:value-type="float">
            <text:p>4000</text:p>
          </table:table-cell>
          <table:table-cell office:value-type="float" office:value="0.00666165" calcext:value-type="float">
            <text:p>0.00666165</text:p>
          </table:table-cell>
          <table:table-cell office:value-type="float" office:value="0.00293" calcext:value-type="float">
            <text:p>0.00293</text:p>
          </table:table-cell>
          <table:table-cell table:formula="of:=[.E5]/[.$E$1]" office:value-type="float" office:value="0.00790569415042095" calcext:value-type="float">
            <text:p>0.008</text:p>
          </table:table-cell>
          <table:table-cell table:formula="of:=[.A5]^1.5" office:value-type="float" office:value="252982.21281347" calcext:value-type="float">
            <text:p>252982.21281347</text:p>
          </table:table-cell>
          <table:table-cell table:formula="of:=[.G5]/[.$G$1]" office:value-type="float" office:value="0.016" calcext:value-type="float">
            <text:p>0.016</text:p>
          </table:table-cell>
          <table:table-cell table:formula="of:=[.A5]^2" office:value-type="float" office:value="16000000" calcext:value-type="float">
            <text:p>16000000</text:p>
          </table:table-cell>
        </table:table-row>
        <table:table-row table:style-name="ro1">
          <table:table-cell table:formula="of:=[.A5]+1000"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table:formula="of:=[.A6]+1000" office:value-type="float" office:value="6000" calcext:value-type="float">
            <text:p>6000</text:p>
          </table:table-cell>
          <table:table-cell table:number-columns-repeated="6"/>
        </table:table-row>
        <table:table-row table:style-name="ro1">
          <table:table-cell table:formula="of:=[.A7]+1000" office:value-type="float" office:value="7000" calcext:value-type="float">
            <text:p>7000</text:p>
          </table:table-cell>
          <table:table-cell table:number-columns-repeated="6"/>
        </table:table-row>
        <table:table-row table:style-name="ro1">
          <table:table-cell table:formula="of:=[.A8]+1000" office:value-type="float" office:value="8000" calcext:value-type="float">
            <text:p>8000</text:p>
          </table:table-cell>
          <table:table-cell office:value-type="float" office:value="0.0161639" calcext:value-type="float">
            <text:p>0.0161639</text:p>
          </table:table-cell>
          <table:table-cell office:value-type="float" office:value="0.013441" calcext:value-type="float">
            <text:p>0.013441</text:p>
          </table:table-cell>
          <table:table-cell table:formula="of:=[.E9]/[.$E$1]" office:value-type="float" office:value="0.0223606797749979" calcext:value-type="float">
            <text:p>0.022</text:p>
          </table:table-cell>
          <table:table-cell table:formula="of:=[.A9]^1.5" office:value-type="float" office:value="715541.752799933" calcext:value-type="float">
            <text:p>715541.752799933</text:p>
          </table:table-cell>
          <table:table-cell table:formula="of:=[.G9]/[.$G$1]" office:value-type="float" office:value="0.064" calcext:value-type="float">
            <text:p>0.064</text:p>
          </table:table-cell>
          <table:table-cell table:formula="of:=[.A9]^2" office:value-type="float" office:value="64000000" calcext:value-type="float">
            <text:p>64000000</text:p>
          </table:table-cell>
        </table:table-row>
        <table:table-row table:style-name="ro1">
          <table:table-cell table:formula="of:=[.A9]+1000" office:value-type="float" office:value="9000" calcext:value-type="float">
            <text:p>9000</text:p>
          </table:table-cell>
          <table:table-cell table:number-columns-repeated="6"/>
        </table:table-row>
        <table:table-row table:style-name="ro1">
          <table:table-cell table:formula="of:=[.A10]+100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formula="of:=[.A11]+1000" office:value-type="float" office:value="11000" calcext:value-type="float">
            <text:p>11000</text:p>
          </table:table-cell>
          <table:table-cell table:number-columns-repeated="6"/>
        </table:table-row>
        <table:table-row table:style-name="ro1">
          <table:table-cell table:formula="of:=[.A12]+1000" office:value-type="float" office:value="12000" calcext:value-type="float">
            <text:p>12000</text:p>
          </table:table-cell>
          <table:table-cell table:number-columns-repeated="6"/>
        </table:table-row>
        <table:table-row table:style-name="ro1">
          <table:table-cell table:formula="of:=[.A13]+1000" office:value-type="float" office:value="13000" calcext:value-type="float">
            <text:p>13000</text:p>
          </table:table-cell>
          <table:table-cell table:number-columns-repeated="6"/>
        </table:table-row>
        <table:table-row table:style-name="ro1">
          <table:table-cell table:formula="of:=[.A14]+1000" office:value-type="float" office:value="14000" calcext:value-type="float">
            <text:p>14000</text:p>
          </table:table-cell>
          <table:table-cell table:number-columns-repeated="6"/>
        </table:table-row>
        <table:table-row table:style-name="ro1">
          <table:table-cell table:formula="of:=[.A15]+1000"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table:formula="of:=[.A16]+1000" office:value-type="float" office:value="16000" calcext:value-type="float">
            <text:p>16000</text:p>
          </table:table-cell>
          <table:table-cell office:value-type="float" office:value="0.031275" calcext:value-type="float">
            <text:p>0.031275</text:p>
          </table:table-cell>
          <table:table-cell office:value-type="float" office:value="0.0303228" calcext:value-type="float">
            <text:p>0.0303228</text:p>
          </table:table-cell>
          <table:table-cell table:formula="of:=[.E17]/[.$E$1]" office:value-type="float" office:value="0.0632455532033676" calcext:value-type="float">
            <text:p>0.063</text:p>
          </table:table-cell>
          <table:table-cell table:formula="of:=[.A17]^1.5" office:value-type="float" office:value="2023857.70250776" calcext:value-type="float">
            <text:p>2023857.70250776</text:p>
          </table:table-cell>
          <table:table-cell table:formula="of:=[.G17]/[.$G$1]" office:value-type="float" office:value="0.256" calcext:value-type="float">
            <text:p>0.256</text:p>
          </table:table-cell>
          <table:table-cell table:formula="of:=[.A17]^2" office:value-type="float" office:value="256000000" calcext:value-type="float">
            <text:p>256000000</text:p>
          </table:table-cell>
        </table:table-row>
        <table:table-row table:style-name="ro1">
          <table:table-cell table:formula="of:=[.A17]+1000"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table:formula="of:=[.A18]+1000" office:value-type="float" office:value="18000" calcext:value-type="float">
            <text:p>18000</text:p>
          </table:table-cell>
          <table:table-cell table:number-columns-repeated="6"/>
        </table:table-row>
        <table:table-row table:style-name="ro1">
          <table:table-cell table:formula="of:=[.A19]+1000" office:value-type="float" office:value="19000" calcext:value-type="float">
            <text:p>19000</text:p>
          </table:table-cell>
          <table:table-cell table:number-columns-repeated="6"/>
        </table:table-row>
        <table:table-row table:style-name="ro1">
          <table:table-cell table:formula="of:=[.A20]+1000"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table:formula="of:=[.A21]+1000" office:value-type="float" office:value="21000" calcext:value-type="float">
            <text:p>21000</text:p>
          </table:table-cell>
          <table:table-cell table:number-columns-repeated="6"/>
        </table:table-row>
        <table:table-row table:style-name="ro1">
          <table:table-cell table:formula="of:=[.A22]+1000"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table:formula="of:=[.A23]+1000" office:value-type="float" office:value="23000" calcext:value-type="float">
            <text:p>23000</text:p>
          </table:table-cell>
          <table:table-cell table:number-columns-repeated="6"/>
        </table:table-row>
        <table:table-row table:style-name="ro1">
          <table:table-cell table:formula="of:=[.A24]+1000" office:value-type="float" office:value="24000" calcext:value-type="float">
            <text:p>24000</text:p>
          </table:table-cell>
          <table:table-cell table:number-columns-repeated="6"/>
        </table:table-row>
        <table:table-row table:style-name="ro1">
          <table:table-cell table:formula="of:=[.A25]+1000" office:value-type="float" office:value="25000" calcext:value-type="float">
            <text:p>25000</text:p>
          </table:table-cell>
          <table:table-cell table:number-columns-repeated="6"/>
        </table:table-row>
        <table:table-row table:style-name="ro1">
          <table:table-cell table:formula="of:=[.A26]+1000"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table:formula="of:=[.A27]+1000"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table:formula="of:=[.A28]+1000"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table:formula="of:=[.A29]+1000" office:value-type="float" office:value="29000" calcext:value-type="float">
            <text:p>29000</text:p>
          </table:table-cell>
          <table:table-cell table:number-columns-repeated="6"/>
        </table:table-row>
        <table:table-row table:style-name="ro1">
          <table:table-cell table:formula="of:=[.A30]+1000"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table:formula="of:=[.A31]+1000"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table:formula="of:=[.A32]+1000" office:value-type="float" office:value="32000" calcext:value-type="float">
            <text:p>32000</text:p>
          </table:table-cell>
          <table:table-cell office:value-type="float" office:value="0.0670073" calcext:value-type="float">
            <text:p>0.0670073</text:p>
          </table:table-cell>
          <table:table-cell office:value-type="float" office:value="0.062015771" calcext:value-type="float">
            <text:p>0.062015771</text:p>
          </table:table-cell>
          <table:table-cell table:formula="of:=[.E33]/[.$E$1]" office:value-type="float" office:value="0.178885438199983" calcext:value-type="float">
            <text:p>0.179</text:p>
          </table:table-cell>
          <table:table-cell table:formula="of:=[.A33]^1.5" office:value-type="float" office:value="5724334.02239946" calcext:value-type="float">
            <text:p>5724334.02239946</text:p>
          </table:table-cell>
          <table:table-cell table:formula="of:=[.G33]/[.$G$1]" office:value-type="float" office:value="1.024" calcext:value-type="float">
            <text:p>1.024</text:p>
          </table:table-cell>
          <table:table-cell table:formula="of:=[.A33]^2" office:value-type="float" office:value="1024000000" calcext:value-type="float">
            <text:p>1024000000</text:p>
          </table:table-cell>
        </table:table-row>
        <table:table-row table:style-name="ro1">
          <table:table-cell table:formula="of:=[.A33]+1000" office:value-type="float" office:value="33000" calcext:value-type="float">
            <text:p>3300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A34]+1000" office:value-type="float" office:value="34000" calcext:value-type="float">
            <text:p>3400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A35]+1000" office:value-type="float" office:value="35000" calcext:value-type="float">
            <text:p>3500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A36]+1000" office:value-type="float" office:value="36000" calcext:value-type="float">
            <text:p>3600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number-columns-repeated="2"/>
        </table:table-row>
      </table:table>
      <table:table table:name="testing_May11" table:style-name="ta1">
        <table:shapes>
          <draw:frame draw:z-index="0" draw:style-name="gr1" draw:text-style-name="P1" svg:width="6.2988in" svg:height="3.5429in" svg:x="4.4839in" svg:y="0.0394in">
            <draw:object draw:notify-on-update-of-ranges="testing_May11.A1:testing_May11.A32 testing_May11.B1:testing_May11.B32 testing_May11.C1:testing_May11.C32 testing_May11.D1:testing_May11.D32 testing_May11.E1:testing_May11.E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13" table:default-cell-style-name="Default"/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table:formula="of:=[.K1]" office:value-type="float" office:value="0.000109672546386719" calcext:value-type="float">
            <text:p>0.000109672546387</text:p>
          </table:table-cell>
          <table:table-cell table:style-name="ce6" table:formula="of:=[.L1]" office:value-type="float" office:value="0.000774860382080078" calcext:value-type="float">
            <text:p>0.00077486038208</text:p>
          </table:table-cell>
          <table:table-cell table:style-name="ce6" table:formula="of:=[.M1]" office:value-type="float" office:value="0.000173854827880859" calcext:value-type="float">
            <text:p>0.000173854827881</text:p>
          </table:table-cell>
          <table:table-cell table:style-name="ce6" office:value-type="float" office:value="0.001111" calcext:value-type="float">
            <text:p>0.001111</text:p>
          </table:table-cell>
          <table:table-cell table:style-name="ce3" table:number-columns-repeated="4"/>
          <table:table-cell table:style-name="ce6" office:value-type="float" office:value="1000" calcext:value-type="float">
            <text:p>1000</text:p>
          </table:table-cell>
          <table:table-cell table:style-name="ce3" table:formula="of:=AVERAGE([.K2:.K6])" office:value-type="float" office:value="0.000109672546386719" calcext:value-type="float">
            <text:p>0.000109672546387</text:p>
          </table:table-cell>
          <table:table-cell table:style-name="ce3" table:formula="of:=AVERAGE([.L2:.L6])" office:value-type="float" office:value="0.000774860382080078" calcext:value-type="float">
            <text:p>0.00077486038208</text:p>
          </table:table-cell>
          <table:table-cell table:style-name="ce3" table:formula="of:=AVERAGE([.M2:.M6])" office:value-type="float" office:value="0.000173854827880859" calcext:value-type="float">
            <text:p>0.000173854827881</text:p>
          </table:table-cell>
        </table:table-row>
        <table:table-row table:style-name="ro1">
          <table:table-cell table:formula="of:=[.A1]+1000" office:value-type="float" office:value="2000" calcext:value-type="float">
            <text:p>2000</text:p>
          </table:table-cell>
          <table:table-cell table:formula="of:=[.K7]" office:value-type="float" office:value="0.00029149055480957" calcext:value-type="float">
            <text:p>0.00029149055481</text:p>
          </table:table-cell>
          <table:table-cell table:formula="of:=[.L7]" office:value-type="float" office:value="0.00110945701599121" calcext:value-type="float">
            <text:p>0.001109457015991</text:p>
          </table:table-cell>
          <table:table-cell table:formula="of:=[.M7]" office:value-type="float" office:value="0.000359821319580078" calcext:value-type="float">
            <text:p>0.00035982131958</text:p>
          </table:table-cell>
          <table:table-cell office:value-type="float" office:value="0.001869" calcext:value-type="float">
            <text:p>0.001869</text:p>
          </table:table-cell>
          <table:table-cell table:number-columns-repeated="5"/>
          <table:table-cell office:value-type="float" office:value="0.000132083892822266" calcext:value-type="float">
            <text:p>0.000132083892822</text:p>
          </table:table-cell>
          <table:table-cell office:value-type="float" office:value="0.00105428695678711" calcext:value-type="float">
            <text:p>0.001054286956787</text:p>
          </table:table-cell>
          <table:table-cell office:value-type="float" office:value="0.000124454498291016" calcext:value-type="float">
            <text:p>0.000124454498291</text:p>
          </table:table-cell>
        </table:table-row>
        <table:table-row table:style-name="ro1">
          <table:table-cell table:formula="of:=[.A2]+1000" office:value-type="float" office:value="3000" calcext:value-type="float">
            <text:p>3000</text:p>
          </table:table-cell>
          <table:table-cell table:number-columns-repeated="9"/>
          <table:table-cell table:style-name="ce7" office:value-type="float" office:value="0.0000951290130615234" calcext:value-type="float">
            <text:p>9.51E-05</text:p>
          </table:table-cell>
          <table:table-cell office:value-type="float" office:value="0.000618457794189453" calcext:value-type="float">
            <text:p>0.000618457794189</text:p>
          </table:table-cell>
          <table:table-cell office:value-type="float" office:value="0.000138044357299805" calcext:value-type="float">
            <text:p>0.0001380443573</text:p>
          </table:table-cell>
        </table:table-row>
        <table:table-row table:style-name="ro1">
          <table:table-cell table:formula="of:=[.A3]+1000" office:value-type="float" office:value="4000" calcext:value-type="float">
            <text:p>4000</text:p>
          </table:table-cell>
          <table:table-cell table:formula="of:=[.K13]" office:value-type="float" office:value="0.000545883178710937" calcext:value-type="float">
            <text:p>0.000545883178711</text:p>
          </table:table-cell>
          <table:table-cell table:formula="of:=[.L13]" office:value-type="float" office:value="0.00666241645812988" calcext:value-type="float">
            <text:p>0.00666241645813</text:p>
          </table:table-cell>
          <table:table-cell table:formula="of:=[.M13]" office:value-type="float" office:value="0.000648975372314453" calcext:value-type="float">
            <text:p>0.000648975372314</text:p>
          </table:table-cell>
          <table:table-cell office:value-type="float" office:value="0.00795" calcext:value-type="float">
            <text:p>0.00795</text:p>
          </table:table-cell>
          <table:table-cell table:number-columns-repeated="5"/>
          <table:table-cell office:value-type="float" office:value="0.000107049942016602" calcext:value-type="float">
            <text:p>0.000107049942017</text:p>
          </table:table-cell>
          <table:table-cell office:value-type="float" office:value="0.000710010528564453" calcext:value-type="float">
            <text:p>0.000710010528564</text:p>
          </table:table-cell>
          <table:table-cell office:value-type="float" office:value="0.000153779983520508" calcext:value-type="float">
            <text:p>0.000153779983521</text:p>
          </table:table-cell>
        </table:table-row>
        <table:table-row table:style-name="ro1">
          <table:table-cell table:formula="of:=[.A4]+1000" office:value-type="float" office:value="5000" calcext:value-type="float">
            <text:p>5000</text:p>
          </table:table-cell>
          <table:table-cell table:number-columns-repeated="9"/>
          <table:table-cell office:value-type="float" office:value="0.0001068115234375" calcext:value-type="float">
            <text:p>0.000106811523438</text:p>
          </table:table-cell>
          <table:table-cell office:value-type="float" office:value="0.000638961791992188" calcext:value-type="float">
            <text:p>0.000638961791992</text:p>
          </table:table-cell>
          <table:table-cell office:value-type="float" office:value="0.000154256820678711" calcext:value-type="float">
            <text:p>0.000154256820679</text:p>
          </table:table-cell>
        </table:table-row>
        <table:table-row table:style-name="ro1">
          <table:table-cell table:formula="of:=[.A5]+1000" office:value-type="float" office:value="6000" calcext:value-type="float">
            <text:p>6000</text:p>
          </table:table-cell>
          <table:table-cell table:number-columns-repeated="9"/>
          <table:table-cell office:value-type="float" office:value="0.000107288360595703" calcext:value-type="float">
            <text:p>0.000107288360596</text:p>
          </table:table-cell>
          <table:table-cell office:value-type="float" office:value="0.000852584838867188" calcext:value-type="float">
            <text:p>0.000852584838867</text:p>
          </table:table-cell>
          <table:table-cell office:value-type="float" office:value="0.000298738479614258" calcext:value-type="float">
            <text:p>0.000298738479614</text:p>
          </table:table-cell>
        </table:table-row>
        <table:table-row table:style-name="ro1">
          <table:table-cell table:formula="of:=[.A6]+1000" office:value-type="float" office:value="7000" calcext:value-type="float">
            <text:p>7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style-name="ce3" table:formula="of:=AVERAGE([.K8:.K12])" office:value-type="float" office:value="0.00029149055480957" calcext:value-type="float">
            <text:p>0.00029149055481</text:p>
          </table:table-cell>
          <table:table-cell table:style-name="ce3" table:formula="of:=AVERAGE([.L8:.L12])" office:value-type="float" office:value="0.00110945701599121" calcext:value-type="float">
            <text:p>0.001109457015991</text:p>
          </table:table-cell>
          <table:table-cell table:style-name="ce3" table:formula="of:=AVERAGE([.M8:.M12])" office:value-type="float" office:value="0.000359821319580078" calcext:value-type="float">
            <text:p>0.00035982131958</text:p>
          </table:table-cell>
        </table:table-row>
        <table:table-row table:style-name="ro1">
          <table:table-cell table:formula="of:=[.A7]+1000" office:value-type="float" office:value="8000" calcext:value-type="float">
            <text:p>8000</text:p>
          </table:table-cell>
          <table:table-cell table:formula="of:=[.K19]" office:value-type="float" office:value="0.00106878280639648" calcext:value-type="float">
            <text:p>0.001068782806396</text:p>
          </table:table-cell>
          <table:table-cell table:formula="of:=[.L19]" office:value-type="float" office:value="0.00552749633789063" calcext:value-type="float">
            <text:p>0.005527496337891</text:p>
          </table:table-cell>
          <table:table-cell table:formula="of:=[.M19]" office:value-type="float" office:value="0.00114984512329102" calcext:value-type="float">
            <text:p>0.001149845123291</text:p>
          </table:table-cell>
          <table:table-cell office:value-type="float" office:value="0.00795" calcext:value-type="float">
            <text:p>0.00795</text:p>
          </table:table-cell>
          <table:table-cell table:number-columns-repeated="5"/>
          <table:table-cell office:value-type="float" office:value="0.000311851501464844" calcext:value-type="float">
            <text:p>0.000311851501465</text:p>
          </table:table-cell>
          <table:table-cell office:value-type="float" office:value="0.00107288360595703" calcext:value-type="float">
            <text:p>0.001072883605957</text:p>
          </table:table-cell>
          <table:table-cell office:value-type="float" office:value="0.000281095504760742" calcext:value-type="float">
            <text:p>0.000281095504761</text:p>
          </table:table-cell>
        </table:table-row>
        <table:table-row table:style-name="ro1">
          <table:table-cell table:formula="of:=[.A8]+1000" office:value-type="float" office:value="9000" calcext:value-type="float">
            <text:p>9000</text:p>
          </table:table-cell>
          <table:table-cell table:number-columns-repeated="9"/>
          <table:table-cell office:value-type="float" office:value="0.000241994857788086" calcext:value-type="float">
            <text:p>0.000241994857788</text:p>
          </table:table-cell>
          <table:table-cell office:value-type="float" office:value="0.00112128257751465" calcext:value-type="float">
            <text:p>0.001121282577515</text:p>
          </table:table-cell>
          <table:table-cell office:value-type="float" office:value="0.000258922576904297" calcext:value-type="float">
            <text:p>0.000258922576904</text:p>
          </table:table-cell>
        </table:table-row>
        <table:table-row table:style-name="ro1">
          <table:table-cell table:formula="of:=[.A9]+1000" office:value-type="float" office:value="10000" calcext:value-type="float">
            <text:p>10000</text:p>
          </table:table-cell>
          <table:table-cell table:number-columns-repeated="9"/>
          <table:table-cell office:value-type="float" office:value="0.000210285186767578" calcext:value-type="float">
            <text:p>0.000210285186768</text:p>
          </table:table-cell>
          <table:table-cell office:value-type="float" office:value="0.00129532814025879" calcext:value-type="float">
            <text:p>0.001295328140259</text:p>
          </table:table-cell>
          <table:table-cell office:value-type="float" office:value="0.000427722930908203" calcext:value-type="float">
            <text:p>0.000427722930908</text:p>
          </table:table-cell>
        </table:table-row>
        <table:table-row table:style-name="ro1">
          <table:table-cell table:formula="of:=[.A10]+1000" office:value-type="float" office:value="11000" calcext:value-type="float">
            <text:p>11000</text:p>
          </table:table-cell>
          <table:table-cell table:number-columns-repeated="9"/>
          <table:table-cell office:value-type="float" office:value="0.000320196151733398" calcext:value-type="float">
            <text:p>0.000320196151733</text:p>
          </table:table-cell>
          <table:table-cell office:value-type="float" office:value="0.00101709365844727" calcext:value-type="float">
            <text:p>0.001017093658447</text:p>
          </table:table-cell>
          <table:table-cell office:value-type="float" office:value="0.000423431396484375" calcext:value-type="float">
            <text:p>0.000423431396484</text:p>
          </table:table-cell>
        </table:table-row>
        <table:table-row table:style-name="ro1">
          <table:table-cell table:formula="of:=[.A11]+1000" office:value-type="float" office:value="12000" calcext:value-type="float">
            <text:p>12000</text:p>
          </table:table-cell>
          <table:table-cell table:number-columns-repeated="9"/>
          <table:table-cell office:value-type="float" office:value="0.000373125076293945" calcext:value-type="float">
            <text:p>0.000373125076294</text:p>
          </table:table-cell>
          <table:table-cell office:value-type="float" office:value="0.00104069709777832" calcext:value-type="float">
            <text:p>0.001040697097778</text:p>
          </table:table-cell>
          <table:table-cell office:value-type="float" office:value="0.000407934188842773" calcext:value-type="float">
            <text:p>0.000407934188843</text:p>
          </table:table-cell>
        </table:table-row>
        <table:table-row table:style-name="ro1">
          <table:table-cell table:formula="of:=[.A12]+1000" office:value-type="float" office:value="13000" calcext:value-type="float">
            <text:p>13000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table:style-name="ce3" table:formula="of:=AVERAGE([.K14:.K18])" office:value-type="float" office:value="0.000545883178710937" calcext:value-type="float">
            <text:p>0.000545883178711</text:p>
          </table:table-cell>
          <table:table-cell table:style-name="ce3" table:formula="of:=AVERAGE([.L14:.L18])" office:value-type="float" office:value="0.00666241645812988" calcext:value-type="float">
            <text:p>0.00666241645813</text:p>
          </table:table-cell>
          <table:table-cell table:style-name="ce3" table:formula="of:=AVERAGE([.M14:.M18])" office:value-type="float" office:value="0.000648975372314453" calcext:value-type="float">
            <text:p>0.000648975372314</text:p>
          </table:table-cell>
        </table:table-row>
        <table:table-row table:style-name="ro1">
          <table:table-cell table:formula="of:=[.A13]+1000" office:value-type="float" office:value="14000" calcext:value-type="float">
            <text:p>14000</text:p>
          </table:table-cell>
          <table:table-cell table:number-columns-repeated="9"/>
          <table:table-cell office:value-type="float" office:value="0.000475406646728516" calcext:value-type="float">
            <text:p>0.000475406646729</text:p>
          </table:table-cell>
          <table:table-cell office:value-type="float" office:value="0.00594973564147949" calcext:value-type="float">
            <text:p>0.00594973564148</text:p>
          </table:table-cell>
          <table:table-cell office:value-type="float" office:value="0.000519514083862305" calcext:value-type="float">
            <text:p>0.000519514083862</text:p>
          </table:table-cell>
        </table:table-row>
        <table:table-row table:style-name="ro1">
          <table:table-cell table:formula="of:=[.A14]+1000" office:value-type="float" office:value="15000" calcext:value-type="float">
            <text:p>15000</text:p>
          </table:table-cell>
          <table:table-cell table:number-columns-repeated="9"/>
          <table:table-cell office:value-type="float" office:value="0.000433683395385742" calcext:value-type="float">
            <text:p>0.000433683395386</text:p>
          </table:table-cell>
          <table:table-cell office:value-type="float" office:value="0.00641155242919922" calcext:value-type="float">
            <text:p>0.006411552429199</text:p>
          </table:table-cell>
          <table:table-cell office:value-type="float" office:value="0.000498056411743164" calcext:value-type="float">
            <text:p>0.000498056411743</text:p>
          </table:table-cell>
        </table:table-row>
        <table:table-row table:style-name="ro1">
          <table:table-cell table:formula="of:=[.A15]+1000" office:value-type="float" office:value="16000" calcext:value-type="float">
            <text:p>16000</text:p>
          </table:table-cell>
          <table:table-cell table:formula="of:=[.K25]" office:value-type="float" office:value="0.00170073509216309" calcext:value-type="float">
            <text:p>0.001700735092163</text:p>
          </table:table-cell>
          <table:table-cell table:formula="of:=[.L25]" office:value-type="float" office:value="0.0269034385681152" calcext:value-type="float">
            <text:p>0.026903438568115</text:p>
          </table:table-cell>
          <table:table-cell table:formula="of:=[.M25]" office:value-type="float" office:value="0.00185146331787109" calcext:value-type="float">
            <text:p>0.001851463317871</text:p>
          </table:table-cell>
          <table:table-cell office:value-type="float" office:value="0.0306" calcext:value-type="float">
            <text:p>0.0306</text:p>
          </table:table-cell>
          <table:table-cell table:number-columns-repeated="5"/>
          <table:table-cell office:value-type="float" office:value="0.000597238540649414" calcext:value-type="float">
            <text:p>0.000597238540649</text:p>
          </table:table-cell>
          <table:table-cell office:value-type="float" office:value="0.00734424591064453" calcext:value-type="float">
            <text:p>0.007344245910645</text:p>
          </table:table-cell>
          <table:table-cell office:value-type="float" office:value="0.00102329254150391" calcext:value-type="float">
            <text:p>0.001023292541504</text:p>
          </table:table-cell>
        </table:table-row>
        <table:table-row table:style-name="ro1">
          <table:table-cell table:formula="of:=[.A16]+1000" office:value-type="float" office:value="17000" calcext:value-type="float">
            <text:p>17000</text:p>
          </table:table-cell>
          <table:table-cell table:number-columns-repeated="9"/>
          <table:table-cell office:value-type="float" office:value="0.000802040100097656" calcext:value-type="float">
            <text:p>0.000802040100098</text:p>
          </table:table-cell>
          <table:table-cell office:value-type="float" office:value="0.00794100761413574" calcext:value-type="float">
            <text:p>0.007941007614136</text:p>
          </table:table-cell>
          <table:table-cell office:value-type="float" office:value="0.000562191009521484" calcext:value-type="float">
            <text:p>0.000562191009521</text:p>
          </table:table-cell>
        </table:table-row>
        <table:table-row table:style-name="ro1">
          <table:table-cell table:formula="of:=[.A17]+1000" office:value-type="float" office:value="18000" calcext:value-type="float">
            <text:p>18000</text:p>
          </table:table-cell>
          <table:table-cell table:number-columns-repeated="9"/>
          <table:table-cell office:value-type="float" office:value="0.000421047210693359" calcext:value-type="float">
            <text:p>0.000421047210693</text:p>
          </table:table-cell>
          <table:table-cell office:value-type="float" office:value="0.00566554069519043" calcext:value-type="float">
            <text:p>0.00566554069519</text:p>
          </table:table-cell>
          <table:table-cell office:value-type="float" office:value="0.000641822814941406" calcext:value-type="float">
            <text:p>0.000641822814941</text:p>
          </table:table-cell>
        </table:table-row>
        <table:table-row table:style-name="ro1">
          <table:table-cell table:formula="of:=[.A18]+1000" office:value-type="float" office:value="19000" calcext:value-type="float">
            <text:p>19000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table:style-name="ce3" table:formula="of:=AVERAGE([.K20:.K24])" office:value-type="float" office:value="0.00106878280639648" calcext:value-type="float">
            <text:p>0.001068782806396</text:p>
          </table:table-cell>
          <table:table-cell table:style-name="ce3" table:formula="of:=AVERAGE([.L20:.L24])" office:value-type="float" office:value="0.00552749633789063" calcext:value-type="float">
            <text:p>0.005527496337891</text:p>
          </table:table-cell>
          <table:table-cell table:style-name="ce3" table:formula="of:=AVERAGE([.M20:.M24])" office:value-type="float" office:value="0.00114984512329102" calcext:value-type="float">
            <text:p>0.001149845123291</text:p>
          </table:table-cell>
        </table:table-row>
        <table:table-row table:style-name="ro1">
          <table:table-cell table:formula="of:=[.A19]+1000" office:value-type="float" office:value="20000" calcext:value-type="float">
            <text:p>20000</text:p>
          </table:table-cell>
          <table:table-cell table:number-columns-repeated="9"/>
          <table:table-cell office:value-type="float" office:value="0.00092625617980957" calcext:value-type="float">
            <text:p>0.00092625617981</text:p>
          </table:table-cell>
          <table:table-cell office:value-type="float" office:value="0.00476455688476563" calcext:value-type="float">
            <text:p>0.004764556884766</text:p>
          </table:table-cell>
          <table:table-cell office:value-type="float" office:value="0.000869035720825195" calcext:value-type="float">
            <text:p>0.000869035720825</text:p>
          </table:table-cell>
        </table:table-row>
        <table:table-row table:style-name="ro1">
          <table:table-cell table:formula="of:=[.A20]+1000" office:value-type="float" office:value="21000" calcext:value-type="float">
            <text:p>21000</text:p>
          </table:table-cell>
          <table:table-cell table:number-columns-repeated="9"/>
          <table:table-cell office:value-type="float" office:value="0.000837564468383789" calcext:value-type="float">
            <text:p>0.000837564468384</text:p>
          </table:table-cell>
          <table:table-cell office:value-type="float" office:value="0.00466775894165039" calcext:value-type="float">
            <text:p>0.00466775894165</text:p>
          </table:table-cell>
          <table:table-cell office:value-type="float" office:value="0.000928640365600586" calcext:value-type="float">
            <text:p>0.000928640365601</text:p>
          </table:table-cell>
        </table:table-row>
        <table:table-row table:style-name="ro1">
          <table:table-cell table:formula="of:=[.A21]+1000" office:value-type="float" office:value="22000" calcext:value-type="float">
            <text:p>22000</text:p>
          </table:table-cell>
          <table:table-cell table:number-columns-repeated="9"/>
          <table:table-cell office:value-type="float" office:value="0.000786781311035156" calcext:value-type="float">
            <text:p>0.000786781311035</text:p>
          </table:table-cell>
          <table:table-cell office:value-type="float" office:value="0.00565624237060547" calcext:value-type="float">
            <text:p>0.005656242370605</text:p>
          </table:table-cell>
          <table:table-cell office:value-type="float" office:value="0.000945091247558594" calcext:value-type="float">
            <text:p>0.000945091247559</text:p>
          </table:table-cell>
        </table:table-row>
        <table:table-row table:style-name="ro1">
          <table:table-cell table:formula="of:=[.A22]+1000" office:value-type="float" office:value="23000" calcext:value-type="float">
            <text:p>23000</text:p>
          </table:table-cell>
          <table:table-cell table:number-columns-repeated="9"/>
          <table:table-cell office:value-type="float" office:value="0.00120353698730469" calcext:value-type="float">
            <text:p>0.001203536987305</text:p>
          </table:table-cell>
          <table:table-cell office:value-type="float" office:value="0.00524067878723145" calcext:value-type="float">
            <text:p>0.005240678787231</text:p>
          </table:table-cell>
          <table:table-cell office:value-type="float" office:value="0.00175571441650391" calcext:value-type="float">
            <text:p>0.001755714416504</text:p>
          </table:table-cell>
        </table:table-row>
        <table:table-row table:style-name="ro1">
          <table:table-cell table:formula="of:=[.A23]+1000" office:value-type="float" office:value="24000" calcext:value-type="float">
            <text:p>24000</text:p>
          </table:table-cell>
          <table:table-cell table:number-columns-repeated="9"/>
          <table:table-cell office:value-type="float" office:value="0.00158977508544922" calcext:value-type="float">
            <text:p>0.001589775085449</text:p>
          </table:table-cell>
          <table:table-cell office:value-type="float" office:value="0.0073082447052002" calcext:value-type="float">
            <text:p>0.0073082447052</text:p>
          </table:table-cell>
          <table:table-cell office:value-type="float" office:value="0.0012507438659668" calcext:value-type="float">
            <text:p>0.001250743865967</text:p>
          </table:table-cell>
        </table:table-row>
        <table:table-row table:style-name="ro1">
          <table:table-cell table:formula="of:=[.A24]+1000" office:value-type="float" office:value="25000" calcext:value-type="float">
            <text:p>25000</text:p>
          </table:table-cell>
          <table:table-cell table:number-columns-repeated="8"/>
          <table:table-cell office:value-type="float" office:value="16000" calcext:value-type="float">
            <text:p>16000</text:p>
          </table:table-cell>
          <table:table-cell table:style-name="ce3" table:formula="of:=AVERAGE([.K26:.K30])" office:value-type="float" office:value="0.00170073509216309" calcext:value-type="float">
            <text:p>0.001700735092163</text:p>
          </table:table-cell>
          <table:table-cell table:style-name="ce3" table:formula="of:=AVERAGE([.L26:.L30])" office:value-type="float" office:value="0.0269034385681152" calcext:value-type="float">
            <text:p>0.026903438568115</text:p>
          </table:table-cell>
          <table:table-cell table:style-name="ce3" table:formula="of:=AVERAGE([.M26:.M30])" office:value-type="float" office:value="0.00185146331787109" calcext:value-type="float">
            <text:p>0.001851463317871</text:p>
          </table:table-cell>
        </table:table-row>
        <table:table-row table:style-name="ro1">
          <table:table-cell table:formula="of:=[.A25]+1000" office:value-type="float" office:value="26000" calcext:value-type="float">
            <text:p>26000</text:p>
          </table:table-cell>
          <table:table-cell table:number-columns-repeated="9"/>
          <table:table-cell office:value-type="float" office:value="0.00170421600341797" calcext:value-type="float">
            <text:p>0.001704216003418</text:p>
          </table:table-cell>
          <table:table-cell office:value-type="float" office:value="0.0294530391693115" calcext:value-type="float">
            <text:p>0.029453039169312</text:p>
          </table:table-cell>
          <table:table-cell office:value-type="float" office:value="0.00185680389404297" calcext:value-type="float">
            <text:p>0.001856803894043</text:p>
          </table:table-cell>
        </table:table-row>
        <table:table-row table:style-name="ro1">
          <table:table-cell table:formula="of:=[.A26]+1000" office:value-type="float" office:value="27000" calcext:value-type="float">
            <text:p>27000</text:p>
          </table:table-cell>
          <table:table-cell table:number-columns-repeated="9"/>
          <table:table-cell office:value-type="float" office:value="0.0016474723815918" calcext:value-type="float">
            <text:p>0.001647472381592</text:p>
          </table:table-cell>
          <table:table-cell office:value-type="float" office:value="0.0264813899993897" calcext:value-type="float">
            <text:p>0.02648138999939</text:p>
          </table:table-cell>
          <table:table-cell office:value-type="float" office:value="0.00188875198364258" calcext:value-type="float">
            <text:p>0.001888751983643</text:p>
          </table:table-cell>
        </table:table-row>
        <table:table-row table:style-name="ro1">
          <table:table-cell table:formula="of:=[.A27]+1000" office:value-type="float" office:value="28000" calcext:value-type="float">
            <text:p>28000</text:p>
          </table:table-cell>
          <table:table-cell table:number-columns-repeated="9"/>
          <table:table-cell office:value-type="float" office:value="0.00155520439147949" calcext:value-type="float">
            <text:p>0.00155520439148</text:p>
          </table:table-cell>
          <table:table-cell office:value-type="float" office:value="0.0258123874664307" calcext:value-type="float">
            <text:p>0.025812387466431</text:p>
          </table:table-cell>
          <table:table-cell office:value-type="float" office:value="0.00178170204162598" calcext:value-type="float">
            <text:p>0.001781702041626</text:p>
          </table:table-cell>
        </table:table-row>
        <table:table-row table:style-name="ro1">
          <table:table-cell table:formula="of:=[.A28]+1000" office:value-type="float" office:value="29000" calcext:value-type="float">
            <text:p>29000</text:p>
          </table:table-cell>
          <table:table-cell table:number-columns-repeated="9"/>
          <table:table-cell office:value-type="float" office:value="0.00164651870727539" calcext:value-type="float">
            <text:p>0.001646518707275</text:p>
          </table:table-cell>
          <table:table-cell office:value-type="float" office:value="0.0253517627716064" calcext:value-type="float">
            <text:p>0.025351762771607</text:p>
          </table:table-cell>
          <table:table-cell office:value-type="float" office:value="0.00197410583496094" calcext:value-type="float">
            <text:p>0.001974105834961</text:p>
          </table:table-cell>
        </table:table-row>
        <table:table-row table:style-name="ro1">
          <table:table-cell table:formula="of:=[.A29]+1000" office:value-type="float" office:value="30000" calcext:value-type="float">
            <text:p>30000</text:p>
          </table:table-cell>
          <table:table-cell table:number-columns-repeated="9"/>
          <table:table-cell office:value-type="float" office:value="0.00195026397705078" calcext:value-type="float">
            <text:p>0.001950263977051</text:p>
          </table:table-cell>
          <table:table-cell office:value-type="float" office:value="0.0274186134338379" calcext:value-type="float">
            <text:p>0.027418613433838</text:p>
          </table:table-cell>
          <table:table-cell office:value-type="float" office:value="0.001755952835083" calcext:value-type="float">
            <text:p>0.001755952835083</text:p>
          </table:table-cell>
        </table:table-row>
        <table:table-row table:style-name="ro1">
          <table:table-cell table:formula="of:=[.A30]+1000" office:value-type="float" office:value="31000" calcext:value-type="float">
            <text:p>31000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table:style-name="ce3" table:formula="of:=AVERAGE([.K32:.K36])" office:value-type="float" office:value="0.00397529602050781" calcext:value-type="float">
            <text:p>0.003975296020508</text:p>
          </table:table-cell>
          <table:table-cell table:style-name="ce3" table:formula="of:=AVERAGE([.L32:.L36])" office:value-type="float" office:value="0.0574893474578857" calcext:value-type="float">
            <text:p>0.057489347457886</text:p>
          </table:table-cell>
          <table:table-cell table:style-name="ce3" table:formula="of:=AVERAGE([.M32:.M36])" office:value-type="float" office:value="0.00368685722351074" calcext:value-type="float">
            <text:p>0.003686857223511</text:p>
          </table:table-cell>
        </table:table-row>
        <table:table-row table:style-name="ro1">
          <table:table-cell table:formula="of:=[.A31]+1000" office:value-type="float" office:value="32000" calcext:value-type="float">
            <text:p>32000</text:p>
          </table:table-cell>
          <table:table-cell table:formula="of:=[.K31]" office:value-type="float" office:value="0.00397529602050781" calcext:value-type="float">
            <text:p>0.003975296020508</text:p>
          </table:table-cell>
          <table:table-cell table:formula="of:=[.L31]" office:value-type="float" office:value="0.0574893474578857" calcext:value-type="float">
            <text:p>0.057489347457886</text:p>
          </table:table-cell>
          <table:table-cell table:formula="of:=[.M31]" office:value-type="float" office:value="0.00368685722351074" calcext:value-type="float">
            <text:p>0.003686857223511</text:p>
          </table:table-cell>
          <table:table-cell office:value-type="float" office:value="0.065" calcext:value-type="float">
            <text:p>0.065</text:p>
          </table:table-cell>
          <table:table-cell table:number-columns-repeated="5"/>
          <table:table-cell office:value-type="float" office:value="0.0032956600189209" calcext:value-type="float">
            <text:p>0.003295660018921</text:p>
          </table:table-cell>
          <table:table-cell office:value-type="float" office:value="0.0592622756958008" calcext:value-type="float">
            <text:p>0.059262275695801</text:p>
          </table:table-cell>
          <table:table-cell office:value-type="float" office:value="0.00371646881103516" calcext:value-type="float">
            <text:p>0.003716468811035</text:p>
          </table:table-cell>
        </table:table-row>
        <table:table-row table:style-name="ro1">
          <table:table-cell table:number-columns-repeated="10"/>
          <table:table-cell office:value-type="float" office:value="0.00538396835327148" calcext:value-type="float">
            <text:p>0.005383968353271</text:p>
          </table:table-cell>
          <table:table-cell office:value-type="float" office:value="0.0593242645263672" calcext:value-type="float">
            <text:p>0.059324264526367</text:p>
          </table:table-cell>
          <table:table-cell office:value-type="float" office:value="0.00378608703613281" calcext:value-type="float">
            <text:p>0.003786087036133</text:p>
          </table:table-cell>
        </table:table-row>
        <table:table-row table:style-name="ro1">
          <table:table-cell table:number-columns-repeated="10"/>
          <table:table-cell office:value-type="float" office:value="0.00407695770263672" calcext:value-type="float">
            <text:p>0.004076957702637</text:p>
          </table:table-cell>
          <table:table-cell office:value-type="float" office:value="0.0560884475708008" calcext:value-type="float">
            <text:p>0.056088447570801</text:p>
          </table:table-cell>
          <table:table-cell office:value-type="float" office:value="0.00359296798706055" calcext:value-type="float">
            <text:p>0.003592967987061</text:p>
          </table:table-cell>
        </table:table-row>
        <table:table-row table:style-name="ro1">
          <table:table-cell table:number-columns-repeated="10"/>
          <table:table-cell office:value-type="float" office:value="0.00313782691955566" calcext:value-type="float">
            <text:p>0.003137826919556</text:p>
          </table:table-cell>
          <table:table-cell office:value-type="float" office:value="0.0563473701477051" calcext:value-type="float">
            <text:p>0.056347370147705</text:p>
          </table:table-cell>
          <table:table-cell office:value-type="float" office:value="0.00365543365478516" calcext:value-type="float">
            <text:p>0.003655433654785</text:p>
          </table:table-cell>
        </table:table-row>
        <table:table-row table:style-name="ro1">
          <table:table-cell table:number-columns-repeated="10"/>
          <table:table-cell office:value-type="float" office:value="0.0039820671081543" calcext:value-type="float">
            <text:p>0.003982067108154</text:p>
          </table:table-cell>
          <table:table-cell office:value-type="float" office:value="0.0564243793487549" calcext:value-type="float">
            <text:p>0.056424379348755</text:p>
          </table:table-cell>
          <table:table-cell office:value-type="float" office:value="0.00368332862854004" calcext:value-type="float">
            <text:p>0.00368332862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0:17:50.558218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5-11T10:47:36.402370379</dc:date>
    <meta:editing-duration>PT1H23S</meta:editing-duration>
    <meta:editing-cycles>23</meta:editing-cycles>
    <meta:document-statistic meta:table-count="4" meta:cell-count="559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042cm" svg:height="16.603cm" xlink:href=".." xlink:type="simple" chart:class="chart:line" chart:style-name="ch1">
        <chart:legend chart:legend-position="end" svg:x="34.19cm" svg:y="7.504cm" style:legend-expansion="high" chart:style-name="ch2"/>
        <chart:plot-area chart:style-name="ch3" table:cell-range-address="3sum_results_means.A1:3sum_results_means.D1301" chart:data-source-has-labels="column" svg:x="0.74cm" svg:y="0.332cm" svg:width="32.71cm" svg:height="15.939cm">
          <chartooo:coordinate-region svg:x="1.652cm" svg:y="0.332cm" svg:width="31.706cm" svg:height="14.686cm"/>
          <chart:axis chart:dimension="x" chart:name="primary-x" chart:style-name="ch4" chartooo:axis-type="auto">
            <chartooo:date-scale/>
            <chart:categories table:cell-range-address="3sum_results_means.A1:3sum_results_means.A1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sum_results_means.B1:3sum_results_means.B1301" chart:class="chart:line">
            <chart:data-point chart:repeated="1301"/>
          </chart:series>
          <chart:series chart:style-name="ch7" chart:values-cell-range-address="3sum_results_means.C1:3sum_results_means.C1301" chart:class="chart:line">
            <chart:data-point chart:repeated="1301"/>
          </chart:series>
          <chart:series chart:style-name="ch8" chart:values-cell-range-address="3sum_results_means.D1:3sum_results_means.D1301" chart:class="chart:line">
            <chart:data-point chart:repeated="1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3sum_results_means.A1:3sum_results_means.A1301</svg:desc>
                </draw:g>
              </table:table-cell>
              <table:table-cell office:value-type="float" office:value="0.0137062072753906">
                <text:p>0.0137062072753906</text:p>
                <draw:g>
                  <svg:desc>3sum_results_means.B1:3sum_results_means.B1301</svg:desc>
                </draw:g>
              </table:table-cell>
              <table:table-cell office:value-type="float" office:value="0.0163393020629883">
                <text:p>0.0163393020629883</text:p>
                <draw:g>
                  <svg:desc>3sum_results_means.C1:3sum_results_means.C1301</svg:desc>
                </draw:g>
              </table:table-cell>
              <table:table-cell office:value-type="float" office:value="0.0145128726959229">
                <text:p>0.0145128726959229</text:p>
                <draw:g>
                  <svg:desc>3sum_results_means.D1:3sum_results_means.D1301</svg:desc>
                </draw:g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136013031005859">
                <text:p>0.0136013031005859</text:p>
              </table:table-cell>
              <table:table-cell office:value-type="float" office:value="0.0154733657836914">
                <text:p>0.0154733657836914</text:p>
              </table:table-cell>
              <table:table-cell office:value-type="float" office:value="0.0146974563598633">
                <text:p>0.0146974563598633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13751745223999">
                <text:p>0.013751745223999</text:p>
              </table:table-cell>
              <table:table-cell office:value-type="float" office:value="0.0154504776000977">
                <text:p>0.0154504776000977</text:p>
              </table:table-cell>
              <table:table-cell office:value-type="float" office:value="0.0142592191696167">
                <text:p>0.0142592191696167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13627290725708">
                <text:p>0.013627290725708</text:p>
              </table:table-cell>
              <table:table-cell office:value-type="float" office:value="0.0152633190155029">
                <text:p>0.0152633190155029</text:p>
              </table:table-cell>
              <table:table-cell office:value-type="float" office:value="0.0143331527709961">
                <text:p>0.014333152770996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133943557739258">
                <text:p>0.0133943557739258</text:p>
              </table:table-cell>
              <table:table-cell office:value-type="float" office:value="0.014462947845459">
                <text:p>0.014462947845459</text:p>
              </table:table-cell>
              <table:table-cell office:value-type="float" office:value="0.0137252807617188">
                <text:p>0.0137252807617188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137479305267334">
                <text:p>0.0137479305267334</text:p>
              </table:table-cell>
              <table:table-cell office:value-type="float" office:value="0.0156040191650391">
                <text:p>0.0156040191650391</text:p>
              </table:table-cell>
              <table:table-cell office:value-type="float" office:value="0.0145914793014526">
                <text:p>0.0145914793014526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133061408996582">
                <text:p>0.0133061408996582</text:p>
              </table:table-cell>
              <table:table-cell office:value-type="float" office:value="0.015031099319458">
                <text:p>0.015031099319458</text:p>
              </table:table-cell>
              <table:table-cell office:value-type="float" office:value="0.0140266895294189">
                <text:p>0.014026689529418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138003826141357">
                <text:p>0.0138003826141357</text:p>
              </table:table-cell>
              <table:table-cell office:value-type="float" office:value="0.014862060546875">
                <text:p>0.014862060546875</text:p>
              </table:table-cell>
              <table:table-cell office:value-type="float" office:value="0.0142295122146606">
                <text:p>0.0142295122146606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130760669708252">
                <text:p>0.0130760669708252</text:p>
              </table:table-cell>
              <table:table-cell office:value-type="float" office:value="0.0150215625762939">
                <text:p>0.0150215625762939</text:p>
              </table:table-cell>
              <table:table-cell office:value-type="float" office:value="0.0135837078094482">
                <text:p>0.013583707809448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140633583068848">
                <text:p>0.0140633583068848</text:p>
              </table:table-cell>
              <table:table-cell office:value-type="float" office:value="0.0155861377716064">
                <text:p>0.0155861377716064</text:p>
              </table:table-cell>
              <table:table-cell office:value-type="float" office:value="0.0148294925689697">
                <text:p>0.014829492568969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133206844329834">
                <text:p>0.0133206844329834</text:p>
              </table:table-cell>
              <table:table-cell office:value-type="float" office:value="0.0154569149017334">
                <text:p>0.0154569149017334</text:p>
              </table:table-cell>
              <table:table-cell office:value-type="float" office:value="0.0139391660690308">
                <text:p>0.0139391660690308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138609409332275">
                <text:p>0.0138609409332275</text:p>
              </table:table-cell>
              <table:table-cell office:value-type="float" office:value="0.015674352645874">
                <text:p>0.015674352645874</text:p>
              </table:table-cell>
              <table:table-cell office:value-type="float" office:value="0.0148533344268799">
                <text:p>0.014853334426879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13812780380249">
                <text:p>0.013812780380249</text:p>
              </table:table-cell>
              <table:table-cell office:value-type="float" office:value="0.015453577041626">
                <text:p>0.015453577041626</text:p>
              </table:table-cell>
              <table:table-cell office:value-type="float" office:value="0.0145132064819336">
                <text:p>0.0145132064819336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135447978973389">
                <text:p>0.0135447978973389</text:p>
              </table:table-cell>
              <table:table-cell office:value-type="float" office:value="0.0149002075195313">
                <text:p>0.0149002075195313</text:p>
              </table:table-cell>
              <table:table-cell office:value-type="float" office:value="0.0139682531356812">
                <text:p>0.0139682531356812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134098529815674">
                <text:p>0.0134098529815674</text:p>
              </table:table-cell>
              <table:table-cell office:value-type="float" office:value="0.0151081085205078">
                <text:p>0.0151081085205078</text:p>
              </table:table-cell>
              <table:table-cell office:value-type="float" office:value="0.013847804069519">
                <text:p>0.013847804069519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13340950012207">
                <text:p>0.013340950012207</text:p>
              </table:table-cell>
              <table:table-cell office:value-type="float" office:value="0.0142426490783691">
                <text:p>0.0142426490783691</text:p>
              </table:table-cell>
              <table:table-cell office:value-type="float" office:value="0.0137246131896973">
                <text:p>0.0137246131896973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136806964874268">
                <text:p>0.0136806964874268</text:p>
              </table:table-cell>
              <table:table-cell office:value-type="float" office:value="0.0153939723968506">
                <text:p>0.0153939723968506</text:p>
              </table:table-cell>
              <table:table-cell office:value-type="float" office:value="0.0142081737518311">
                <text:p>0.0142081737518311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135369300842285">
                <text:p>0.0135369300842285</text:p>
              </table:table-cell>
              <table:table-cell office:value-type="float" office:value="0.0150115489959717">
                <text:p>0.0150115489959717</text:p>
              </table:table-cell>
              <table:table-cell office:value-type="float" office:value="0.0142363786697388">
                <text:p>0.0142363786697388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139036178588867">
                <text:p>0.0139036178588867</text:p>
              </table:table-cell>
              <table:table-cell office:value-type="float" office:value="0.0158963203430176">
                <text:p>0.0158963203430176</text:p>
              </table:table-cell>
              <table:table-cell office:value-type="float" office:value="0.0148736238479614">
                <text:p>0.0148736238479614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140390396118164">
                <text:p>0.0140390396118164</text:p>
              </table:table-cell>
              <table:table-cell office:value-type="float" office:value="0.0161013603210449">
                <text:p>0.0161013603210449</text:p>
              </table:table-cell>
              <table:table-cell office:value-type="float" office:value="0.01507568359375">
                <text:p>0.0150756835937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138990879058838">
                <text:p>0.0138990879058838</text:p>
              </table:table-cell>
              <table:table-cell office:value-type="float" office:value="0.0153398513793945">
                <text:p>0.0153398513793945</text:p>
              </table:table-cell>
              <table:table-cell office:value-type="float" office:value="0.0144241333007813">
                <text:p>0.0144241333007813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135183334350586">
                <text:p>0.0135183334350586</text:p>
              </table:table-cell>
              <table:table-cell office:value-type="float" office:value="0.0150523185729981">
                <text:p>0.0150523185729981</text:p>
              </table:table-cell>
              <table:table-cell office:value-type="float" office:value="0.0143428087234497">
                <text:p>0.0143428087234497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139949321746826">
                <text:p>0.0139949321746826</text:p>
              </table:table-cell>
              <table:table-cell office:value-type="float" office:value="0.0160067081451416">
                <text:p>0.0160067081451416</text:p>
              </table:table-cell>
              <table:table-cell office:value-type="float" office:value="0.0149509191513062">
                <text:p>0.0149509191513062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141153335571289">
                <text:p>0.0141153335571289</text:p>
              </table:table-cell>
              <table:table-cell office:value-type="float" office:value="0.0153305530548096">
                <text:p>0.0153305530548096</text:p>
              </table:table-cell>
              <table:table-cell office:value-type="float" office:value="0.0148990392684937">
                <text:p>0.0148990392684937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1426100730896">
                <text:p>0.01426100730896</text:p>
              </table:table-cell>
              <table:table-cell office:value-type="float" office:value="0.0168716907501221">
                <text:p>0.0168716907501221</text:p>
              </table:table-cell>
              <table:table-cell office:value-type="float" office:value="0.0153943538665771">
                <text:p>0.015394353866577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138311386108398">
                <text:p>0.0138311386108398</text:p>
              </table:table-cell>
              <table:table-cell office:value-type="float" office:value="0.0151338577270508">
                <text:p>0.0151338577270508</text:p>
              </table:table-cell>
              <table:table-cell office:value-type="float" office:value="0.0145652770996094">
                <text:p>0.014565277099609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140407085418701">
                <text:p>0.0140407085418701</text:p>
              </table:table-cell>
              <table:table-cell office:value-type="float" office:value="0.0159368515014648">
                <text:p>0.0159368515014648</text:p>
              </table:table-cell>
              <table:table-cell office:value-type="float" office:value="0.0149403095245361">
                <text:p>0.0149403095245361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146875381469727">
                <text:p>0.0146875381469727</text:p>
              </table:table-cell>
              <table:table-cell office:value-type="float" office:value="0.0172960758209229">
                <text:p>0.0172960758209229</text:p>
              </table:table-cell>
              <table:table-cell office:value-type="float" office:value="0.0158214330673218">
                <text:p>0.0158214330673218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138731002807617">
                <text:p>0.0138731002807617</text:p>
              </table:table-cell>
              <table:table-cell office:value-type="float" office:value="0.0163173675537109">
                <text:p>0.0163173675537109</text:p>
              </table:table-cell>
              <table:table-cell office:value-type="float" office:value="0.0145774602890015">
                <text:p>0.014577460289001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136528015136719">
                <text:p>0.0136528015136719</text:p>
              </table:table-cell>
              <table:table-cell office:value-type="float" office:value="0.0149862766265869">
                <text:p>0.0149862766265869</text:p>
              </table:table-cell>
              <table:table-cell office:value-type="float" office:value="0.014455509185791">
                <text:p>0.01445550918579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135123729705811">
                <text:p>0.0135123729705811</text:p>
              </table:table-cell>
              <table:table-cell office:value-type="float" office:value="0.0155215263366699">
                <text:p>0.0155215263366699</text:p>
              </table:table-cell>
              <table:table-cell office:value-type="float" office:value="0.0144334554672241">
                <text:p>0.014433455467224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139787197113037">
                <text:p>0.0139787197113037</text:p>
              </table:table-cell>
              <table:table-cell office:value-type="float" office:value="0.0157907009124756">
                <text:p>0.0157907009124756</text:p>
              </table:table-cell>
              <table:table-cell office:value-type="float" office:value="0.0144488334655762">
                <text:p>0.014448833465576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136375427246094">
                <text:p>0.0136375427246094</text:p>
              </table:table-cell>
              <table:table-cell office:value-type="float" office:value="0.0157706737518311">
                <text:p>0.0157706737518311</text:p>
              </table:table-cell>
              <table:table-cell office:value-type="float" office:value="0.0144829034805298">
                <text:p>0.0144829034805298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138731002807617">
                <text:p>0.0138731002807617</text:p>
              </table:table-cell>
              <table:table-cell office:value-type="float" office:value="0.0159497261047363">
                <text:p>0.0159497261047363</text:p>
              </table:table-cell>
              <table:table-cell office:value-type="float" office:value="0.0145015716552734">
                <text:p>0.014501571655273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142533779144287">
                <text:p>0.0142533779144287</text:p>
              </table:table-cell>
              <table:table-cell office:value-type="float" office:value="0.0170104503631592">
                <text:p>0.0170104503631592</text:p>
              </table:table-cell>
              <table:table-cell office:value-type="float" office:value="0.0152422428131104">
                <text:p>0.0152422428131104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144631862640381">
                <text:p>0.0144631862640381</text:p>
              </table:table-cell>
              <table:table-cell office:value-type="float" office:value="0.0164332389831543">
                <text:p>0.0164332389831543</text:p>
              </table:table-cell>
              <table:table-cell office:value-type="float" office:value="0.015139651298523">
                <text:p>0.015139651298523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137934684753418">
                <text:p>0.0137934684753418</text:p>
              </table:table-cell>
              <table:table-cell office:value-type="float" office:value="0.0157608985900879">
                <text:p>0.0157608985900879</text:p>
              </table:table-cell>
              <table:table-cell office:value-type="float" office:value="0.014490818977356">
                <text:p>0.014490818977356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142126083374023">
                <text:p>0.0142126083374023</text:p>
              </table:table-cell>
              <table:table-cell office:value-type="float" office:value="0.0162303447723389">
                <text:p>0.0162303447723389</text:p>
              </table:table-cell>
              <table:table-cell office:value-type="float" office:value="0.0148648500442505">
                <text:p>0.0148648500442505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154743194580078">
                <text:p>0.0154743194580078</text:p>
              </table:table-cell>
              <table:table-cell office:value-type="float" office:value="0.0186738967895508">
                <text:p>0.0186738967895508</text:p>
              </table:table-cell>
              <table:table-cell office:value-type="float" office:value="0.0160919904708862">
                <text:p>0.016091990470886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141603946685791">
                <text:p>0.0141603946685791</text:p>
              </table:table-cell>
              <table:table-cell office:value-type="float" office:value="0.0193095207214356">
                <text:p>0.0193095207214356</text:p>
              </table:table-cell>
              <table:table-cell office:value-type="float" office:value="0.0153332233428955">
                <text:p>0.015333223342895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136673450469971">
                <text:p>0.0136673450469971</text:p>
              </table:table-cell>
              <table:table-cell office:value-type="float" office:value="0.0155737400054932">
                <text:p>0.0155737400054932</text:p>
              </table:table-cell>
              <table:table-cell office:value-type="float" office:value="0.0142523050308228">
                <text:p>0.0142523050308228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146450996398926">
                <text:p>0.0146450996398926</text:p>
              </table:table-cell>
              <table:table-cell office:value-type="float" office:value="0.0164551734924316">
                <text:p>0.0164551734924316</text:p>
              </table:table-cell>
              <table:table-cell office:value-type="float" office:value="0.0153365612030029">
                <text:p>0.0153365612030029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147113800048828">
                <text:p>0.0147113800048828</text:p>
              </table:table-cell>
              <table:table-cell office:value-type="float" office:value="0.0164828300476074">
                <text:p>0.0164828300476074</text:p>
              </table:table-cell>
              <table:table-cell office:value-type="float" office:value="0.0153460264205933">
                <text:p>0.0153460264205933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141794681549072">
                <text:p>0.0141794681549072</text:p>
              </table:table-cell>
              <table:table-cell office:value-type="float" office:value="0.0160150527954102">
                <text:p>0.0160150527954102</text:p>
              </table:table-cell>
              <table:table-cell office:value-type="float" office:value="0.0147612571716309">
                <text:p>0.0147612571716309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141913890838623">
                <text:p>0.0141913890838623</text:p>
              </table:table-cell>
              <table:table-cell office:value-type="float" office:value="0.017038106918335">
                <text:p>0.017038106918335</text:p>
              </table:table-cell>
              <table:table-cell office:value-type="float" office:value="0.0150013446807861">
                <text:p>0.0150013446807861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143985748291016">
                <text:p>0.0143985748291016</text:p>
              </table:table-cell>
              <table:table-cell office:value-type="float" office:value="0.0163702964782715">
                <text:p>0.0163702964782715</text:p>
              </table:table-cell>
              <table:table-cell office:value-type="float" office:value="0.0151840925216675">
                <text:p>0.0151840925216675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138795375823975">
                <text:p>0.0138795375823975</text:p>
              </table:table-cell>
              <table:table-cell office:value-type="float" office:value="0.0158050060272217">
                <text:p>0.0158050060272217</text:p>
              </table:table-cell>
              <table:table-cell office:value-type="float" office:value="0.0148411989212036">
                <text:p>0.0148411989212036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143353939056396">
                <text:p>0.0143353939056396</text:p>
              </table:table-cell>
              <table:table-cell office:value-type="float" office:value="0.0163064002990723">
                <text:p>0.0163064002990723</text:p>
              </table:table-cell>
              <table:table-cell office:value-type="float" office:value="0.0150995492935181">
                <text:p>0.0150995492935181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141808986663818">
                <text:p>0.0141808986663818</text:p>
              </table:table-cell>
              <table:table-cell office:value-type="float" office:value="0.016315221786499">
                <text:p>0.016315221786499</text:p>
              </table:table-cell>
              <table:table-cell office:value-type="float" office:value="0.0150190353393555">
                <text:p>0.0150190353393555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139243602752686">
                <text:p>0.0139243602752686</text:p>
              </table:table-cell>
              <table:table-cell office:value-type="float" office:value="0.0156784057617188">
                <text:p>0.0156784057617188</text:p>
              </table:table-cell>
              <table:table-cell office:value-type="float" office:value="0.0145803451538086">
                <text:p>0.014580345153808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145854949951172">
                <text:p>0.0145854949951172</text:p>
              </table:table-cell>
              <table:table-cell office:value-type="float" office:value="0.016338586807251">
                <text:p>0.016338586807251</text:p>
              </table:table-cell>
              <table:table-cell office:value-type="float" office:value="0.0152183532714844">
                <text:p>0.0152183532714844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143077373504639">
                <text:p>0.0143077373504639</text:p>
              </table:table-cell>
              <table:table-cell office:value-type="float" office:value="0.0158259868621826">
                <text:p>0.0158259868621826</text:p>
              </table:table-cell>
              <table:table-cell office:value-type="float" office:value="0.0149763345718384">
                <text:p>0.014976334571838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143518447875977">
                <text:p>0.0143518447875977</text:p>
              </table:table-cell>
              <table:table-cell office:value-type="float" office:value="0.0164775848388672">
                <text:p>0.0164775848388672</text:p>
              </table:table-cell>
              <table:table-cell office:value-type="float" office:value="0.0151854038238525">
                <text:p>0.0151854038238525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154581069946289">
                <text:p>0.0154581069946289</text:p>
              </table:table-cell>
              <table:table-cell office:value-type="float" office:value="0.0175273418426514">
                <text:p>0.0175273418426514</text:p>
              </table:table-cell>
              <table:table-cell office:value-type="float" office:value="0.0161362409591675">
                <text:p>0.0161362409591675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142850875854492">
                <text:p>0.0142850875854492</text:p>
              </table:table-cell>
              <table:table-cell office:value-type="float" office:value="0.0165436267852783">
                <text:p>0.0165436267852783</text:p>
              </table:table-cell>
              <table:table-cell office:value-type="float" office:value="0.0152804851531982">
                <text:p>0.015280485153198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140318870544434">
                <text:p>0.0140318870544434</text:p>
              </table:table-cell>
              <table:table-cell office:value-type="float" office:value="0.0161664485931397">
                <text:p>0.0161664485931397</text:p>
              </table:table-cell>
              <table:table-cell office:value-type="float" office:value="0.0147774457931519">
                <text:p>0.0147774457931519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145635604858398">
                <text:p>0.0145635604858398</text:p>
              </table:table-cell>
              <table:table-cell office:value-type="float" office:value="0.0166463851928711">
                <text:p>0.0166463851928711</text:p>
              </table:table-cell>
              <table:table-cell office:value-type="float" office:value="0.0153378248214722">
                <text:p>0.015337824821472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145323276519775">
                <text:p>0.0145323276519775</text:p>
              </table:table-cell>
              <table:table-cell office:value-type="float" office:value="0.0169322490692139">
                <text:p>0.0169322490692139</text:p>
              </table:table-cell>
              <table:table-cell office:value-type="float" office:value="0.0154724836349487">
                <text:p>0.0154724836349487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144731998443604">
                <text:p>0.0144731998443604</text:p>
              </table:table-cell>
              <table:table-cell office:value-type="float" office:value="0.0170354843139648">
                <text:p>0.0170354843139648</text:p>
              </table:table-cell>
              <table:table-cell office:value-type="float" office:value="0.0155208110809326">
                <text:p>0.0155208110809326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147538185119629">
                <text:p>0.0147538185119629</text:p>
              </table:table-cell>
              <table:table-cell office:value-type="float" office:value="0.0168955326080322">
                <text:p>0.0168955326080322</text:p>
              </table:table-cell>
              <table:table-cell office:value-type="float" office:value="0.0153949975967407">
                <text:p>0.015394997596740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143475532531738">
                <text:p>0.0143475532531738</text:p>
              </table:table-cell>
              <table:table-cell office:value-type="float" office:value="0.0168848037719727">
                <text:p>0.0168848037719727</text:p>
              </table:table-cell>
              <table:table-cell office:value-type="float" office:value="0.0153881311416626">
                <text:p>0.0153881311416626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141847133636475">
                <text:p>0.0141847133636475</text:p>
              </table:table-cell>
              <table:table-cell office:value-type="float" office:value="0.0172781944274902">
                <text:p>0.0172781944274902</text:p>
              </table:table-cell>
              <table:table-cell office:value-type="float" office:value="0.0156061410903931">
                <text:p>0.0156061410903931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141563415527344">
                <text:p>0.0141563415527344</text:p>
              </table:table-cell>
              <table:table-cell office:value-type="float" office:value="0.0158460140228272">
                <text:p>0.0158460140228272</text:p>
              </table:table-cell>
              <table:table-cell office:value-type="float" office:value="0.0145540952682495">
                <text:p>0.014554095268249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142743587493896">
                <text:p>0.0142743587493896</text:p>
              </table:table-cell>
              <table:table-cell office:value-type="float" office:value="0.015984058380127">
                <text:p>0.015984058380127</text:p>
              </table:table-cell>
              <table:table-cell office:value-type="float" office:value="0.0147865533828735">
                <text:p>0.0147865533828735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154907703399658">
                <text:p>0.0154907703399658</text:p>
              </table:table-cell>
              <table:table-cell office:value-type="float" office:value="0.0169577598571777">
                <text:p>0.0169577598571777</text:p>
              </table:table-cell>
              <table:table-cell office:value-type="float" office:value="0.0162067413330078">
                <text:p>0.0162067413330078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150852203369141">
                <text:p>0.0150852203369141</text:p>
              </table:table-cell>
              <table:table-cell office:value-type="float" office:value="0.0183155536651611">
                <text:p>0.0183155536651611</text:p>
              </table:table-cell>
              <table:table-cell office:value-type="float" office:value="0.0164370775222778">
                <text:p>0.0164370775222778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143363475799561">
                <text:p>0.0143363475799561</text:p>
              </table:table-cell>
              <table:table-cell office:value-type="float" office:value="0.0179734230041504">
                <text:p>0.0179734230041504</text:p>
              </table:table-cell>
              <table:table-cell office:value-type="float" office:value="0.0156605958938599">
                <text:p>0.0156605958938599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144491195678711">
                <text:p>0.0144491195678711</text:p>
              </table:table-cell>
              <table:table-cell office:value-type="float" office:value="0.0165078639984131">
                <text:p>0.0165078639984131</text:p>
              </table:table-cell>
              <table:table-cell office:value-type="float" office:value="0.0150253057479858">
                <text:p>0.015025305747985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147132873535156">
                <text:p>0.0147132873535156</text:p>
              </table:table-cell>
              <table:table-cell office:value-type="float" office:value="0.0169339179992676">
                <text:p>0.0169339179992676</text:p>
              </table:table-cell>
              <table:table-cell office:value-type="float" office:value="0.0153459548950195">
                <text:p>0.0153459548950195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147709846496582">
                <text:p>0.0147709846496582</text:p>
              </table:table-cell>
              <table:table-cell office:value-type="float" office:value="0.0176007747650147">
                <text:p>0.0176007747650147</text:p>
              </table:table-cell>
              <table:table-cell office:value-type="float" office:value="0.0154968500137329">
                <text:p>0.015496850013732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147411823272705">
                <text:p>0.0147411823272705</text:p>
              </table:table-cell>
              <table:table-cell office:value-type="float" office:value="0.0169692039489746">
                <text:p>0.0169692039489746</text:p>
              </table:table-cell>
              <table:table-cell office:value-type="float" office:value="0.01541907787323">
                <text:p>0.01541907787323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140993595123291">
                <text:p>0.0140993595123291</text:p>
              </table:table-cell>
              <table:table-cell office:value-type="float" office:value="0.0168986320495606">
                <text:p>0.0168986320495606</text:p>
              </table:table-cell>
              <table:table-cell office:value-type="float" office:value="0.0150854587554932">
                <text:p>0.015085458755493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154008865356445">
                <text:p>0.0154008865356445</text:p>
              </table:table-cell>
              <table:table-cell office:value-type="float" office:value="0.0171916484832764">
                <text:p>0.0171916484832764</text:p>
              </table:table-cell>
              <table:table-cell office:value-type="float" office:value="0.0159718751907349">
                <text:p>0.0159718751907349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147843360900879">
                <text:p>0.0147843360900879</text:p>
              </table:table-cell>
              <table:table-cell office:value-type="float" office:value="0.017042875289917">
                <text:p>0.017042875289917</text:p>
              </table:table-cell>
              <table:table-cell office:value-type="float" office:value="0.0154232263565063">
                <text:p>0.0154232263565063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14108419418335">
                <text:p>0.014108419418335</text:p>
              </table:table-cell>
              <table:table-cell office:value-type="float" office:value="0.0166106224060059">
                <text:p>0.0166106224060059</text:p>
              </table:table-cell>
              <table:table-cell office:value-type="float" office:value="0.0148872852325439">
                <text:p>0.0148872852325439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142836570739746">
                <text:p>0.0142836570739746</text:p>
              </table:table-cell>
              <table:table-cell office:value-type="float" office:value="0.0159680843353272">
                <text:p>0.0159680843353272</text:p>
              </table:table-cell>
              <table:table-cell office:value-type="float" office:value="0.0147455453872681">
                <text:p>0.0147455453872681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144848823547363">
                <text:p>0.0144848823547363</text:p>
              </table:table-cell>
              <table:table-cell office:value-type="float" office:value="0.0169804096221924">
                <text:p>0.0169804096221924</text:p>
              </table:table-cell>
              <table:table-cell office:value-type="float" office:value="0.0154172897338867">
                <text:p>0.015417289733886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144786834716797">
                <text:p>0.0144786834716797</text:p>
              </table:table-cell>
              <table:table-cell office:value-type="float" office:value="0.0167036056518555">
                <text:p>0.0167036056518555</text:p>
              </table:table-cell>
              <table:table-cell office:value-type="float" office:value="0.0154005765914917">
                <text:p>0.0154005765914917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150482654571533">
                <text:p>0.0150482654571533</text:p>
              </table:table-cell>
              <table:table-cell office:value-type="float" office:value="0.0161228179931641">
                <text:p>0.0161228179931641</text:p>
              </table:table-cell>
              <table:table-cell office:value-type="float" office:value="0.0154877185821533">
                <text:p>0.0154877185821533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146505832672119">
                <text:p>0.0146505832672119</text:p>
              </table:table-cell>
              <table:table-cell office:value-type="float" office:value="0.0170106887817383">
                <text:p>0.0170106887817383</text:p>
              </table:table-cell>
              <table:table-cell office:value-type="float" office:value="0.0155991077423096">
                <text:p>0.015599107742309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151937007904053">
                <text:p>0.0151937007904053</text:p>
              </table:table-cell>
              <table:table-cell office:value-type="float" office:value="0.0166022777557373">
                <text:p>0.0166022777557373</text:p>
              </table:table-cell>
              <table:table-cell office:value-type="float" office:value="0.0159600734710693">
                <text:p>0.0159600734710693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147626399993896">
                <text:p>0.0147626399993896</text:p>
              </table:table-cell>
              <table:table-cell office:value-type="float" office:value="0.0163340568542481">
                <text:p>0.0163340568542481</text:p>
              </table:table-cell>
              <table:table-cell office:value-type="float" office:value="0.015339183807373">
                <text:p>0.015339183807373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155000686645508">
                <text:p>0.0155000686645508</text:p>
              </table:table-cell>
              <table:table-cell office:value-type="float" office:value="0.0169136524200439">
                <text:p>0.0169136524200439</text:p>
              </table:table-cell>
              <table:table-cell office:value-type="float" office:value="0.016194224357605">
                <text:p>0.016194224357605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155529975891113">
                <text:p>0.0155529975891113</text:p>
              </table:table-cell>
              <table:table-cell office:value-type="float" office:value="0.016892671585083">
                <text:p>0.016892671585083</text:p>
              </table:table-cell>
              <table:table-cell office:value-type="float" office:value="0.0162143468856812">
                <text:p>0.0162143468856812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145089626312256">
                <text:p>0.0145089626312256</text:p>
              </table:table-cell>
              <table:table-cell office:value-type="float" office:value="0.0165805816650391">
                <text:p>0.0165805816650391</text:p>
              </table:table-cell>
              <table:table-cell office:value-type="float" office:value="0.0151049375534058">
                <text:p>0.0151049375534058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147709846496582">
                <text:p>0.0147709846496582</text:p>
              </table:table-cell>
              <table:table-cell office:value-type="float" office:value="0.0173647403717041">
                <text:p>0.0173647403717041</text:p>
              </table:table-cell>
              <table:table-cell office:value-type="float" office:value="0.0155185222625732">
                <text:p>0.0155185222625732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151472091674805">
                <text:p>0.0151472091674805</text:p>
              </table:table-cell>
              <table:table-cell office:value-type="float" office:value="0.0165112018585205">
                <text:p>0.0165112018585205</text:p>
              </table:table-cell>
              <table:table-cell office:value-type="float" office:value="0.0157079219818115">
                <text:p>0.0157079219818115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150303840637207">
                <text:p>0.0150303840637207</text:p>
              </table:table-cell>
              <table:table-cell office:value-type="float" office:value="0.0174973011016846">
                <text:p>0.0174973011016846</text:p>
              </table:table-cell>
              <table:table-cell office:value-type="float" office:value="0.0158063888549805">
                <text:p>0.0158063888549805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150902271270752">
                <text:p>0.0150902271270752</text:p>
              </table:table-cell>
              <table:table-cell office:value-type="float" office:value="0.0175786018371582">
                <text:p>0.0175786018371582</text:p>
              </table:table-cell>
              <table:table-cell office:value-type="float" office:value="0.0157137393951416">
                <text:p>0.0157137393951416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151567459106445">
                <text:p>0.0151567459106445</text:p>
              </table:table-cell>
              <table:table-cell office:value-type="float" office:value="0.0175182819366455">
                <text:p>0.0175182819366455</text:p>
              </table:table-cell>
              <table:table-cell office:value-type="float" office:value="0.0162257194519043">
                <text:p>0.016225719451904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149238109588623">
                <text:p>0.0149238109588623</text:p>
              </table:table-cell>
              <table:table-cell office:value-type="float" office:value="0.0167582035064697">
                <text:p>0.0167582035064697</text:p>
              </table:table-cell>
              <table:table-cell office:value-type="float" office:value="0.0157315731048584">
                <text:p>0.0157315731048584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147085189819336">
                <text:p>0.0147085189819336</text:p>
              </table:table-cell>
              <table:table-cell office:value-type="float" office:value="0.0171017646789551">
                <text:p>0.0171017646789551</text:p>
              </table:table-cell>
              <table:table-cell office:value-type="float" office:value="0.0156194448471069">
                <text:p>0.0156194448471069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145151615142822">
                <text:p>0.0145151615142822</text:p>
              </table:table-cell>
              <table:table-cell office:value-type="float" office:value="0.0165328979492188">
                <text:p>0.0165328979492188</text:p>
              </table:table-cell>
              <table:table-cell office:value-type="float" office:value="0.015195107460022">
                <text:p>0.01519510746002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16171932220459">
                <text:p>0.016171932220459</text:p>
              </table:table-cell>
              <table:table-cell office:value-type="float" office:value="0.0183196067810059">
                <text:p>0.0183196067810059</text:p>
              </table:table-cell>
              <table:table-cell office:value-type="float" office:value="0.0169387578964233">
                <text:p>0.0169387578964233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1582932472229">
                <text:p>0.01582932472229</text:p>
              </table:table-cell>
              <table:table-cell office:value-type="float" office:value="0.0219137668609619">
                <text:p>0.0219137668609619</text:p>
              </table:table-cell>
              <table:table-cell office:value-type="float" office:value="0.0183191537857056">
                <text:p>0.0183191537857056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164070129394531">
                <text:p>0.0164070129394531</text:p>
              </table:table-cell>
              <table:table-cell office:value-type="float" office:value="0.0180974006652832">
                <text:p>0.0180974006652832</text:p>
              </table:table-cell>
              <table:table-cell office:value-type="float" office:value="0.017173171043396">
                <text:p>0.017173171043396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164866447448731">
                <text:p>0.0164866447448731</text:p>
              </table:table-cell>
              <table:table-cell office:value-type="float" office:value="0.0172829627990723">
                <text:p>0.0172829627990723</text:p>
              </table:table-cell>
              <table:table-cell office:value-type="float" office:value="0.0167519807815552">
                <text:p>0.0167519807815552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167298316955566">
                <text:p>0.0167298316955566</text:p>
              </table:table-cell>
              <table:table-cell office:value-type="float" office:value="0.0198135375976563">
                <text:p>0.0198135375976563</text:p>
              </table:table-cell>
              <table:table-cell office:value-type="float" office:value="0.0174840688705444">
                <text:p>0.0174840688705444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152435302734375">
                <text:p>0.0152435302734375</text:p>
              </table:table-cell>
              <table:table-cell office:value-type="float" office:value="0.0195276737213135">
                <text:p>0.0195276737213135</text:p>
              </table:table-cell>
              <table:table-cell office:value-type="float" office:value="0.0167036533355713">
                <text:p>0.0167036533355713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155079364776611">
                <text:p>0.0155079364776611</text:p>
              </table:table-cell>
              <table:table-cell office:value-type="float" office:value="0.0170137882232666">
                <text:p>0.0170137882232666</text:p>
              </table:table-cell>
              <table:table-cell office:value-type="float" office:value="0.0164225578308105">
                <text:p>0.016422557830810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157392024993897">
                <text:p>0.0157392024993897</text:p>
              </table:table-cell>
              <table:table-cell office:value-type="float" office:value="0.0240380764007568">
                <text:p>0.0240380764007568</text:p>
              </table:table-cell>
              <table:table-cell office:value-type="float" office:value="0.017281436920166">
                <text:p>0.017281436920166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148894786834717">
                <text:p>0.0148894786834717</text:p>
              </table:table-cell>
              <table:table-cell office:value-type="float" office:value="0.0169017314910889">
                <text:p>0.0169017314910889</text:p>
              </table:table-cell>
              <table:table-cell office:value-type="float" office:value="0.0160398721694946">
                <text:p>0.0160398721694946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151891708374023">
                <text:p>0.0151891708374023</text:p>
              </table:table-cell>
              <table:table-cell office:value-type="float" office:value="0.0212788581848145">
                <text:p>0.0212788581848145</text:p>
              </table:table-cell>
              <table:table-cell office:value-type="float" office:value="0.0166769742965698">
                <text:p>0.0166769742965698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159337520599365">
                <text:p>0.0159337520599365</text:p>
              </table:table-cell>
              <table:table-cell office:value-type="float" office:value="0.0308694839477539">
                <text:p>0.0308694839477539</text:p>
              </table:table-cell>
              <table:table-cell office:value-type="float" office:value="0.0189446210861206">
                <text:p>0.0189446210861206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154271125793457">
                <text:p>0.0154271125793457</text:p>
              </table:table-cell>
              <table:table-cell office:value-type="float" office:value="0.0170068740844727">
                <text:p>0.0170068740844727</text:p>
              </table:table-cell>
              <table:table-cell office:value-type="float" office:value="0.0161191463470459">
                <text:p>0.0161191463470459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155708789825439">
                <text:p>0.0155708789825439</text:p>
              </table:table-cell>
              <table:table-cell office:value-type="float" office:value="0.0181629657745361">
                <text:p>0.0181629657745361</text:p>
              </table:table-cell>
              <table:table-cell office:value-type="float" office:value="0.0169349193572998">
                <text:p>0.0169349193572998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166313648223877">
                <text:p>0.0166313648223877</text:p>
              </table:table-cell>
              <table:table-cell office:value-type="float" office:value="0.0179462432861328">
                <text:p>0.0179462432861328</text:p>
              </table:table-cell>
              <table:table-cell office:value-type="float" office:value="0.0172980308532715">
                <text:p>0.017298030853271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173521041870117">
                <text:p>0.0173521041870117</text:p>
              </table:table-cell>
              <table:table-cell office:value-type="float" office:value="0.0185260772705078">
                <text:p>0.0185260772705078</text:p>
              </table:table-cell>
              <table:table-cell office:value-type="float" office:value="0.0178216695785522">
                <text:p>0.017821669578552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154035091400146">
                <text:p>0.0154035091400146</text:p>
              </table:table-cell>
              <table:table-cell office:value-type="float" office:value="0.0173509120941162">
                <text:p>0.0173509120941162</text:p>
              </table:table-cell>
              <table:table-cell office:value-type="float" office:value="0.0165761947631836">
                <text:p>0.0165761947631836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160238742828369">
                <text:p>0.0160238742828369</text:p>
              </table:table-cell>
              <table:table-cell office:value-type="float" office:value="0.0185763835906982">
                <text:p>0.0185763835906982</text:p>
              </table:table-cell>
              <table:table-cell office:value-type="float" office:value="0.0174028396606445">
                <text:p>0.017402839660644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151000022888184">
                <text:p>0.0151000022888184</text:p>
              </table:table-cell>
              <table:table-cell office:value-type="float" office:value="0.0176591873168945">
                <text:p>0.0176591873168945</text:p>
              </table:table-cell>
              <table:table-cell office:value-type="float" office:value="0.0160772085189819">
                <text:p>0.0160772085189819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164134502410889">
                <text:p>0.0164134502410889</text:p>
              </table:table-cell>
              <table:table-cell office:value-type="float" office:value="0.0182626247406006">
                <text:p>0.0182626247406006</text:p>
              </table:table-cell>
              <table:table-cell office:value-type="float" office:value="0.0174055337905884">
                <text:p>0.0174055337905884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158154964447022">
                <text:p>0.0158154964447022</text:p>
              </table:table-cell>
              <table:table-cell office:value-type="float" office:value="0.0181002616882324">
                <text:p>0.0181002616882324</text:p>
              </table:table-cell>
              <table:table-cell office:value-type="float" office:value="0.0166012763977051">
                <text:p>0.0166012763977051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150909423828125">
                <text:p>0.0150909423828125</text:p>
              </table:table-cell>
              <table:table-cell office:value-type="float" office:value="0.0172080993652344">
                <text:p>0.0172080993652344</text:p>
              </table:table-cell>
              <table:table-cell office:value-type="float" office:value="0.0157282590866089">
                <text:p>0.0157282590866089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152347087860107">
                <text:p>0.0152347087860107</text:p>
              </table:table-cell>
              <table:table-cell office:value-type="float" office:value="0.0171885490417481">
                <text:p>0.0171885490417481</text:p>
              </table:table-cell>
              <table:table-cell office:value-type="float" office:value="0.0159476280212402">
                <text:p>0.015947628021240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162308216094971">
                <text:p>0.0162308216094971</text:p>
              </table:table-cell>
              <table:table-cell office:value-type="float" office:value="0.0180323123931885">
                <text:p>0.0180323123931885</text:p>
              </table:table-cell>
              <table:table-cell office:value-type="float" office:value="0.0169380187988281">
                <text:p>0.0169380187988281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153622627258301">
                <text:p>0.0153622627258301</text:p>
              </table:table-cell>
              <table:table-cell office:value-type="float" office:value="0.0204191207885742">
                <text:p>0.0204191207885742</text:p>
              </table:table-cell>
              <table:table-cell office:value-type="float" office:value="0.0170392513275147">
                <text:p>0.0170392513275147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157310962677002">
                <text:p>0.0157310962677002</text:p>
              </table:table-cell>
              <table:table-cell office:value-type="float" office:value="0.0185866355895996">
                <text:p>0.0185866355895996</text:p>
              </table:table-cell>
              <table:table-cell office:value-type="float" office:value="0.0165075063705444">
                <text:p>0.0165075063705444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157268047332764">
                <text:p>0.0157268047332764</text:p>
              </table:table-cell>
              <table:table-cell office:value-type="float" office:value="0.0176808834075928">
                <text:p>0.0176808834075928</text:p>
              </table:table-cell>
              <table:table-cell office:value-type="float" office:value="0.0163380146026611">
                <text:p>0.0163380146026611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167536735534668">
                <text:p>0.0167536735534668</text:p>
              </table:table-cell>
              <table:table-cell office:value-type="float" office:value="0.019028902053833">
                <text:p>0.019028902053833</text:p>
              </table:table-cell>
              <table:table-cell office:value-type="float" office:value="0.0174227952957153">
                <text:p>0.017422795295715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155990123748779">
                <text:p>0.0155990123748779</text:p>
              </table:table-cell>
              <table:table-cell office:value-type="float" office:value="0.017317533493042">
                <text:p>0.017317533493042</text:p>
              </table:table-cell>
              <table:table-cell office:value-type="float" office:value="0.0163349628448486">
                <text:p>0.0163349628448486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156824588775635">
                <text:p>0.0156824588775635</text:p>
              </table:table-cell>
              <table:table-cell office:value-type="float" office:value="0.0176138877868652">
                <text:p>0.0176138877868652</text:p>
              </table:table-cell>
              <table:table-cell office:value-type="float" office:value="0.0163537502288818">
                <text:p>0.0163537502288818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161135196685791">
                <text:p>0.0161135196685791</text:p>
              </table:table-cell>
              <table:table-cell office:value-type="float" office:value="0.0185987949371338">
                <text:p>0.0185987949371338</text:p>
              </table:table-cell>
              <table:table-cell office:value-type="float" office:value="0.0169709920883179">
                <text:p>0.0169709920883179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158226490020752">
                <text:p>0.0158226490020752</text:p>
              </table:table-cell>
              <table:table-cell office:value-type="float" office:value="0.0170085430145264">
                <text:p>0.0170085430145264</text:p>
              </table:table-cell>
              <table:table-cell office:value-type="float" office:value="0.0163749217987061">
                <text:p>0.0163749217987061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164673328399658">
                <text:p>0.0164673328399658</text:p>
              </table:table-cell>
              <table:table-cell office:value-type="float" office:value="0.0176279544830322">
                <text:p>0.0176279544830322</text:p>
              </table:table-cell>
              <table:table-cell office:value-type="float" office:value="0.0170285701751709">
                <text:p>0.017028570175170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171802043914795">
                <text:p>0.0171802043914795</text:p>
              </table:table-cell>
              <table:table-cell office:value-type="float" office:value="0.0183255672454834">
                <text:p>0.0183255672454834</text:p>
              </table:table-cell>
              <table:table-cell office:value-type="float" office:value="0.0176279306411743">
                <text:p>0.0176279306411743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157308578491211">
                <text:p>0.0157308578491211</text:p>
              </table:table-cell>
              <table:table-cell office:value-type="float" office:value="0.0176453590393066">
                <text:p>0.0176453590393066</text:p>
              </table:table-cell>
              <table:table-cell office:value-type="float" office:value="0.0164894580841064">
                <text:p>0.0164894580841064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166699886322022">
                <text:p>0.0166699886322022</text:p>
              </table:table-cell>
              <table:table-cell office:value-type="float" office:value="0.0242919921875">
                <text:p>0.0242919921875</text:p>
              </table:table-cell>
              <table:table-cell office:value-type="float" office:value="0.0183180093765259">
                <text:p>0.0183180093765259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15350341796875">
                <text:p>0.015350341796875</text:p>
              </table:table-cell>
              <table:table-cell office:value-type="float" office:value="0.017812967300415">
                <text:p>0.017812967300415</text:p>
              </table:table-cell>
              <table:table-cell office:value-type="float" office:value="0.0164596557617188">
                <text:p>0.0164596557617188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151402950286865">
                <text:p>0.0151402950286865</text:p>
              </table:table-cell>
              <table:table-cell office:value-type="float" office:value="0.016749382019043">
                <text:p>0.016749382019043</text:p>
              </table:table-cell>
              <table:table-cell office:value-type="float" office:value="0.0159716844558716">
                <text:p>0.015971684455871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166473388671875">
                <text:p>0.0166473388671875</text:p>
              </table:table-cell>
              <table:table-cell office:value-type="float" office:value="0.0181334018707275">
                <text:p>0.0181334018707275</text:p>
              </table:table-cell>
              <table:table-cell office:value-type="float" office:value="0.0171380758285523">
                <text:p>0.0171380758285523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153834819793701">
                <text:p>0.0153834819793701</text:p>
              </table:table-cell>
              <table:table-cell office:value-type="float" office:value="0.0168113708496094">
                <text:p>0.0168113708496094</text:p>
              </table:table-cell>
              <table:table-cell office:value-type="float" office:value="0.016048002243042">
                <text:p>0.01604800224304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166409015655518">
                <text:p>0.0166409015655518</text:p>
              </table:table-cell>
              <table:table-cell office:value-type="float" office:value="0.0177047252655029">
                <text:p>0.0177047252655029</text:p>
              </table:table-cell>
              <table:table-cell office:value-type="float" office:value="0.0170965194702148">
                <text:p>0.0170965194702148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163204669952393">
                <text:p>0.0163204669952393</text:p>
              </table:table-cell>
              <table:table-cell office:value-type="float" office:value="0.0213234424591064">
                <text:p>0.0213234424591064</text:p>
              </table:table-cell>
              <table:table-cell office:value-type="float" office:value="0.0181884765625">
                <text:p>0.018188476562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168521404266357">
                <text:p>0.0168521404266357</text:p>
              </table:table-cell>
              <table:table-cell office:value-type="float" office:value="0.0300056934356689">
                <text:p>0.0300056934356689</text:p>
              </table:table-cell>
              <table:table-cell office:value-type="float" office:value="0.0194252014160156">
                <text:p>0.0194252014160156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175833702087402">
                <text:p>0.0175833702087402</text:p>
              </table:table-cell>
              <table:table-cell office:value-type="float" office:value="0.0213406085968018">
                <text:p>0.0213406085968018</text:p>
              </table:table-cell>
              <table:table-cell office:value-type="float" office:value="0.0194258451461792">
                <text:p>0.019425845146179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16185998916626">
                <text:p>0.016185998916626</text:p>
              </table:table-cell>
              <table:table-cell office:value-type="float" office:value="0.0199735164642334">
                <text:p>0.0199735164642334</text:p>
              </table:table-cell>
              <table:table-cell office:value-type="float" office:value="0.0171314477920532">
                <text:p>0.0171314477920532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16383171081543">
                <text:p>0.016383171081543</text:p>
              </table:table-cell>
              <table:table-cell office:value-type="float" office:value="0.0207889080047607">
                <text:p>0.0207889080047607</text:p>
              </table:table-cell>
              <table:table-cell office:value-type="float" office:value="0.0172048568725586">
                <text:p>0.0172048568725586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166351795196533">
                <text:p>0.0166351795196533</text:p>
              </table:table-cell>
              <table:table-cell office:value-type="float" office:value="0.0197174549102783">
                <text:p>0.0197174549102783</text:p>
              </table:table-cell>
              <table:table-cell office:value-type="float" office:value="0.0182335615158081">
                <text:p>0.0182335615158081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172076225280762">
                <text:p>0.0172076225280762</text:p>
              </table:table-cell>
              <table:table-cell office:value-type="float" office:value="0.0193257331848145">
                <text:p>0.0193257331848145</text:p>
              </table:table-cell>
              <table:table-cell office:value-type="float" office:value="0.0183169841766357">
                <text:p>0.018316984176635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171518325805664">
                <text:p>0.0171518325805664</text:p>
              </table:table-cell>
              <table:table-cell office:value-type="float" office:value="0.0191783905029297">
                <text:p>0.0191783905029297</text:p>
              </table:table-cell>
              <table:table-cell office:value-type="float" office:value="0.0180342435836792">
                <text:p>0.018034243583679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171401500701904">
                <text:p>0.0171401500701904</text:p>
              </table:table-cell>
              <table:table-cell office:value-type="float" office:value="0.0189144611358643">
                <text:p>0.0189144611358643</text:p>
              </table:table-cell>
              <table:table-cell office:value-type="float" office:value="0.0179606437683105">
                <text:p>0.0179606437683105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172226428985596">
                <text:p>0.0172226428985596</text:p>
              </table:table-cell>
              <table:table-cell office:value-type="float" office:value="0.0290369987487793">
                <text:p>0.0290369987487793</text:p>
              </table:table-cell>
              <table:table-cell office:value-type="float" office:value="0.0189478397369385">
                <text:p>0.0189478397369385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161406993865967">
                <text:p>0.0161406993865967</text:p>
              </table:table-cell>
              <table:table-cell office:value-type="float" office:value="0.0183768272399902">
                <text:p>0.0183768272399902</text:p>
              </table:table-cell>
              <table:table-cell office:value-type="float" office:value="0.0171948671340942">
                <text:p>0.017194867134094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168535709381104">
                <text:p>0.0168535709381104</text:p>
              </table:table-cell>
              <table:table-cell office:value-type="float" office:value="0.0187463760375977">
                <text:p>0.0187463760375977</text:p>
              </table:table-cell>
              <table:table-cell office:value-type="float" office:value="0.0174591779708862">
                <text:p>0.017459177970886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1566481590271">
                <text:p>0.01566481590271</text:p>
              </table:table-cell>
              <table:table-cell office:value-type="float" office:value="0.0176432132720947">
                <text:p>0.0176432132720947</text:p>
              </table:table-cell>
              <table:table-cell office:value-type="float" office:value="0.016379976272583">
                <text:p>0.016379976272583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162136554718018">
                <text:p>0.0162136554718018</text:p>
              </table:table-cell>
              <table:table-cell office:value-type="float" office:value="0.018305778503418">
                <text:p>0.018305778503418</text:p>
              </table:table-cell>
              <table:table-cell office:value-type="float" office:value="0.0171319484710693">
                <text:p>0.0171319484710693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16223669052124">
                <text:p>0.016223669052124</text:p>
              </table:table-cell>
              <table:table-cell office:value-type="float" office:value="0.0184173583984375">
                <text:p>0.0184173583984375</text:p>
              </table:table-cell>
              <table:table-cell office:value-type="float" office:value="0.0167992830276489">
                <text:p>0.0167992830276489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15535831451416">
                <text:p>0.015535831451416</text:p>
              </table:table-cell>
              <table:table-cell office:value-type="float" office:value="0.0177252292633057">
                <text:p>0.0177252292633057</text:p>
              </table:table-cell>
              <table:table-cell office:value-type="float" office:value="0.0161619186401367">
                <text:p>0.016161918640136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156846046447754">
                <text:p>0.0156846046447754</text:p>
              </table:table-cell>
              <table:table-cell office:value-type="float" office:value="0.0181586742401123">
                <text:p>0.0181586742401123</text:p>
              </table:table-cell>
              <table:table-cell office:value-type="float" office:value="0.0167097330093384">
                <text:p>0.016709733009338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162928104400635">
                <text:p>0.0162928104400635</text:p>
              </table:table-cell>
              <table:table-cell office:value-type="float" office:value="0.0208754539489746">
                <text:p>0.0208754539489746</text:p>
              </table:table-cell>
              <table:table-cell office:value-type="float" office:value="0.0177839756011963">
                <text:p>0.0177839756011963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163505077362061">
                <text:p>0.0163505077362061</text:p>
              </table:table-cell>
              <table:table-cell office:value-type="float" office:value="0.0198590755462647">
                <text:p>0.0198590755462647</text:p>
              </table:table-cell>
              <table:table-cell office:value-type="float" office:value="0.0175000190734863">
                <text:p>0.017500019073486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172793865203857">
                <text:p>0.0172793865203857</text:p>
              </table:table-cell>
              <table:table-cell office:value-type="float" office:value="0.019350528717041">
                <text:p>0.019350528717041</text:p>
              </table:table-cell>
              <table:table-cell office:value-type="float" office:value="0.0180071115493774">
                <text:p>0.0180071115493774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182271003723145">
                <text:p>0.0182271003723145</text:p>
              </table:table-cell>
              <table:table-cell office:value-type="float" office:value="0.0238080024719238">
                <text:p>0.0238080024719238</text:p>
              </table:table-cell>
              <table:table-cell office:value-type="float" office:value="0.0192981004714966">
                <text:p>0.0192981004714966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174708366394043">
                <text:p>0.0174708366394043</text:p>
              </table:table-cell>
              <table:table-cell office:value-type="float" office:value="0.0184972286224365">
                <text:p>0.0184972286224365</text:p>
              </table:table-cell>
              <table:table-cell office:value-type="float" office:value="0.0179502964019775">
                <text:p>0.0179502964019775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170972347259522">
                <text:p>0.0170972347259522</text:p>
              </table:table-cell>
              <table:table-cell office:value-type="float" office:value="0.0206921100616455">
                <text:p>0.0206921100616455</text:p>
              </table:table-cell>
              <table:table-cell office:value-type="float" office:value="0.0179248332977295">
                <text:p>0.0179248332977295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167560577392578">
                <text:p>0.0167560577392578</text:p>
              </table:table-cell>
              <table:table-cell office:value-type="float" office:value="0.0196850299835205">
                <text:p>0.0196850299835205</text:p>
              </table:table-cell>
              <table:table-cell office:value-type="float" office:value="0.0179125308990479">
                <text:p>0.0179125308990479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157060623168945">
                <text:p>0.0157060623168945</text:p>
              </table:table-cell>
              <table:table-cell office:value-type="float" office:value="0.0179789066314697">
                <text:p>0.0179789066314697</text:p>
              </table:table-cell>
              <table:table-cell office:value-type="float" office:value="0.0168700933456421">
                <text:p>0.0168700933456421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167660713195801">
                <text:p>0.0167660713195801</text:p>
              </table:table-cell>
              <table:table-cell office:value-type="float" office:value="0.0184462070465088">
                <text:p>0.0184462070465088</text:p>
              </table:table-cell>
              <table:table-cell office:value-type="float" office:value="0.0174768447875977">
                <text:p>0.0174768447875977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166528224945068">
                <text:p>0.0166528224945068</text:p>
              </table:table-cell>
              <table:table-cell office:value-type="float" office:value="0.0203878879547119">
                <text:p>0.0203878879547119</text:p>
              </table:table-cell>
              <table:table-cell office:value-type="float" office:value="0.0181971788406372">
                <text:p>0.018197178840637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176072120666504">
                <text:p>0.0176072120666504</text:p>
              </table:table-cell>
              <table:table-cell office:value-type="float" office:value="0.019603967666626">
                <text:p>0.019603967666626</text:p>
              </table:table-cell>
              <table:table-cell office:value-type="float" office:value="0.0185302734375">
                <text:p>0.0185302734375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174448490142822">
                <text:p>0.0174448490142822</text:p>
              </table:table-cell>
              <table:table-cell office:value-type="float" office:value="0.0202305316925049">
                <text:p>0.0202305316925049</text:p>
              </table:table-cell>
              <table:table-cell office:value-type="float" office:value="0.0186830997467041">
                <text:p>0.0186830997467041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164811611175537">
                <text:p>0.0164811611175537</text:p>
              </table:table-cell>
              <table:table-cell office:value-type="float" office:value="0.0184834003448486">
                <text:p>0.0184834003448486</text:p>
              </table:table-cell>
              <table:table-cell office:value-type="float" office:value="0.0173842430114746">
                <text:p>0.0173842430114746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161371231079102">
                <text:p>0.0161371231079102</text:p>
              </table:table-cell>
              <table:table-cell office:value-type="float" office:value="0.0180585384368897">
                <text:p>0.0180585384368897</text:p>
              </table:table-cell>
              <table:table-cell office:value-type="float" office:value="0.0166154623031616">
                <text:p>0.0166154623031616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163354873657227">
                <text:p>0.0163354873657227</text:p>
              </table:table-cell>
              <table:table-cell office:value-type="float" office:value="0.0241734981536865">
                <text:p>0.0241734981536865</text:p>
              </table:table-cell>
              <table:table-cell office:value-type="float" office:value="0.0185962200164795">
                <text:p>0.0185962200164795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188975334167481">
                <text:p>0.0188975334167481</text:p>
              </table:table-cell>
              <table:table-cell office:value-type="float" office:value="0.0204665660858154">
                <text:p>0.0204665660858154</text:p>
              </table:table-cell>
              <table:table-cell office:value-type="float" office:value="0.0192142963409424">
                <text:p>0.0192142963409424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183243751525879">
                <text:p>0.0183243751525879</text:p>
              </table:table-cell>
              <table:table-cell office:value-type="float" office:value="0.0198390483856201">
                <text:p>0.0198390483856201</text:p>
              </table:table-cell>
              <table:table-cell office:value-type="float" office:value="0.0189787149429321">
                <text:p>0.0189787149429321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188767910003662">
                <text:p>0.0188767910003662</text:p>
              </table:table-cell>
              <table:table-cell office:value-type="float" office:value="0.0202772617340088">
                <text:p>0.0202772617340088</text:p>
              </table:table-cell>
              <table:table-cell office:value-type="float" office:value="0.0196210384368896">
                <text:p>0.0196210384368896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182876586914063">
                <text:p>0.0182876586914063</text:p>
              </table:table-cell>
              <table:table-cell office:value-type="float" office:value="0.0196163654327393">
                <text:p>0.0196163654327393</text:p>
              </table:table-cell>
              <table:table-cell office:value-type="float" office:value="0.0189662933349609">
                <text:p>0.0189662933349609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180439949035645">
                <text:p>0.0180439949035645</text:p>
              </table:table-cell>
              <table:table-cell office:value-type="float" office:value="0.0203001499176025">
                <text:p>0.0203001499176025</text:p>
              </table:table-cell>
              <table:table-cell office:value-type="float" office:value="0.0191223621368408">
                <text:p>0.019122362136840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170247554779053">
                <text:p>0.0170247554779053</text:p>
              </table:table-cell>
              <table:table-cell office:value-type="float" office:value="0.0234920978546143">
                <text:p>0.0234920978546143</text:p>
              </table:table-cell>
              <table:table-cell office:value-type="float" office:value="0.0187709331512451">
                <text:p>0.0187709331512451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163769721984863">
                <text:p>0.0163769721984863</text:p>
              </table:table-cell>
              <table:table-cell office:value-type="float" office:value="0.0182361602783203">
                <text:p>0.0182361602783203</text:p>
              </table:table-cell>
              <table:table-cell office:value-type="float" office:value="0.0171789169311523">
                <text:p>0.0171789169311523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167989730834961">
                <text:p>0.0167989730834961</text:p>
              </table:table-cell>
              <table:table-cell office:value-type="float" office:value="0.0196709632873535">
                <text:p>0.0196709632873535</text:p>
              </table:table-cell>
              <table:table-cell office:value-type="float" office:value="0.0176731586456299">
                <text:p>0.0176731586456299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161674022674561">
                <text:p>0.0161674022674561</text:p>
              </table:table-cell>
              <table:table-cell office:value-type="float" office:value="0.017848014831543">
                <text:p>0.017848014831543</text:p>
              </table:table-cell>
              <table:table-cell office:value-type="float" office:value="0.0167758941650391">
                <text:p>0.0167758941650391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162246227264404">
                <text:p>0.0162246227264404</text:p>
              </table:table-cell>
              <table:table-cell office:value-type="float" office:value="0.0187697410583496">
                <text:p>0.0187697410583496</text:p>
              </table:table-cell>
              <table:table-cell office:value-type="float" office:value="0.0175870895385742">
                <text:p>0.0175870895385742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172803401947022">
                <text:p>0.0172803401947022</text:p>
              </table:table-cell>
              <table:table-cell office:value-type="float" office:value="0.0189409255981445">
                <text:p>0.0189409255981445</text:p>
              </table:table-cell>
              <table:table-cell office:value-type="float" office:value="0.0180296897888184">
                <text:p>0.018029689788818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156490802764893">
                <text:p>0.0156490802764893</text:p>
              </table:table-cell>
              <table:table-cell office:value-type="float" office:value="0.0181457996368408">
                <text:p>0.0181457996368408</text:p>
              </table:table-cell>
              <table:table-cell office:value-type="float" office:value="0.0162053823471069">
                <text:p>0.0162053823471069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164330005645752">
                <text:p>0.0164330005645752</text:p>
              </table:table-cell>
              <table:table-cell office:value-type="float" office:value="0.0191164016723633">
                <text:p>0.0191164016723633</text:p>
              </table:table-cell>
              <table:table-cell office:value-type="float" office:value="0.0175963640213013">
                <text:p>0.0175963640213013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177140235900879">
                <text:p>0.0177140235900879</text:p>
              </table:table-cell>
              <table:table-cell office:value-type="float" office:value="0.0195136070251465">
                <text:p>0.0195136070251465</text:p>
              </table:table-cell>
              <table:table-cell office:value-type="float" office:value="0.0184818983078003">
                <text:p>0.0184818983078003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180931091308594">
                <text:p>0.0180931091308594</text:p>
              </table:table-cell>
              <table:table-cell office:value-type="float" office:value="0.0200369358062744">
                <text:p>0.0200369358062744</text:p>
              </table:table-cell>
              <table:table-cell office:value-type="float" office:value="0.0186538696289063">
                <text:p>0.018653869628906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162210464477539">
                <text:p>0.0162210464477539</text:p>
              </table:table-cell>
              <table:table-cell office:value-type="float" office:value="0.0183331966400147">
                <text:p>0.0183331966400147</text:p>
              </table:table-cell>
              <table:table-cell office:value-type="float" office:value="0.0176356077194214">
                <text:p>0.0176356077194214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185770988464356">
                <text:p>0.0185770988464356</text:p>
              </table:table-cell>
              <table:table-cell office:value-type="float" office:value="0.0198137760162354">
                <text:p>0.0198137760162354</text:p>
              </table:table-cell>
              <table:table-cell office:value-type="float" office:value="0.0190798997879028">
                <text:p>0.0190798997879028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170755386352539">
                <text:p>0.0170755386352539</text:p>
              </table:table-cell>
              <table:table-cell office:value-type="float" office:value="0.0192365646362305">
                <text:p>0.0192365646362305</text:p>
              </table:table-cell>
              <table:table-cell office:value-type="float" office:value="0.0181779384613037">
                <text:p>0.0181779384613037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15805721282959">
                <text:p>0.015805721282959</text:p>
              </table:table-cell>
              <table:table-cell office:value-type="float" office:value="0.0185737609863281">
                <text:p>0.0185737609863281</text:p>
              </table:table-cell>
              <table:table-cell office:value-type="float" office:value="0.0172874212265015">
                <text:p>0.0172874212265015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165841579437256">
                <text:p>0.0165841579437256</text:p>
              </table:table-cell>
              <table:table-cell office:value-type="float" office:value="0.0193641185760498">
                <text:p>0.0193641185760498</text:p>
              </table:table-cell>
              <table:table-cell office:value-type="float" office:value="0.017837119102478">
                <text:p>0.017837119102478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17134428024292">
                <text:p>0.017134428024292</text:p>
              </table:table-cell>
              <table:table-cell office:value-type="float" office:value="0.0189416408538818">
                <text:p>0.0189416408538818</text:p>
              </table:table-cell>
              <table:table-cell office:value-type="float" office:value="0.0178001403808594">
                <text:p>0.0178001403808594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160782337188721">
                <text:p>0.0160782337188721</text:p>
              </table:table-cell>
              <table:table-cell office:value-type="float" office:value="0.0178999900817871">
                <text:p>0.0178999900817871</text:p>
              </table:table-cell>
              <table:table-cell office:value-type="float" office:value="0.0167735576629639">
                <text:p>0.016773557662963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15880823135376">
                <text:p>0.015880823135376</text:p>
              </table:table-cell>
              <table:table-cell office:value-type="float" office:value="0.0180850028991699">
                <text:p>0.0180850028991699</text:p>
              </table:table-cell>
              <table:table-cell office:value-type="float" office:value="0.016618824005127">
                <text:p>0.016618824005127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16981840133667">
                <text:p>0.016981840133667</text:p>
              </table:table-cell>
              <table:table-cell office:value-type="float" office:value="0.0208554267883301">
                <text:p>0.0208554267883301</text:p>
              </table:table-cell>
              <table:table-cell office:value-type="float" office:value="0.0179921865463257">
                <text:p>0.0179921865463257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163960456848145">
                <text:p>0.0163960456848145</text:p>
              </table:table-cell>
              <table:table-cell office:value-type="float" office:value="0.0179734230041504">
                <text:p>0.0179734230041504</text:p>
              </table:table-cell>
              <table:table-cell office:value-type="float" office:value="0.0168570280075073">
                <text:p>0.016857028007507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160775184631348">
                <text:p>0.0160775184631348</text:p>
              </table:table-cell>
              <table:table-cell office:value-type="float" office:value="0.0185379981994629">
                <text:p>0.0185379981994629</text:p>
              </table:table-cell>
              <table:table-cell office:value-type="float" office:value="0.0169695138931274">
                <text:p>0.016969513893127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166294574737549">
                <text:p>0.0166294574737549</text:p>
              </table:table-cell>
              <table:table-cell office:value-type="float" office:value="0.0350887775421143">
                <text:p>0.0350887775421143</text:p>
              </table:table-cell>
              <table:table-cell office:value-type="float" office:value="0.0189741849899292">
                <text:p>0.0189741849899292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172495841979981">
                <text:p>0.0172495841979981</text:p>
              </table:table-cell>
              <table:table-cell office:value-type="float" office:value="0.019078254699707">
                <text:p>0.019078254699707</text:p>
              </table:table-cell>
              <table:table-cell office:value-type="float" office:value="0.0179822206497192">
                <text:p>0.017982220649719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161764621734619">
                <text:p>0.0161764621734619</text:p>
              </table:table-cell>
              <table:table-cell office:value-type="float" office:value="0.0177757740020752">
                <text:p>0.0177757740020752</text:p>
              </table:table-cell>
              <table:table-cell office:value-type="float" office:value="0.0170058965682983">
                <text:p>0.0170058965682983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168147087097168">
                <text:p>0.0168147087097168</text:p>
              </table:table-cell>
              <table:table-cell office:value-type="float" office:value="0.0195224285125732">
                <text:p>0.0195224285125732</text:p>
              </table:table-cell>
              <table:table-cell office:value-type="float" office:value="0.0180504083633423">
                <text:p>0.0180504083633423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168468952178955">
                <text:p>0.0168468952178955</text:p>
              </table:table-cell>
              <table:table-cell office:value-type="float" office:value="0.0189611911773682">
                <text:p>0.0189611911773682</text:p>
              </table:table-cell>
              <table:table-cell office:value-type="float" office:value="0.017618465423584">
                <text:p>0.01761846542358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169239044189453">
                <text:p>0.0169239044189453</text:p>
              </table:table-cell>
              <table:table-cell office:value-type="float" office:value="0.0187821388244629">
                <text:p>0.0187821388244629</text:p>
              </table:table-cell>
              <table:table-cell office:value-type="float" office:value="0.0176031589508057">
                <text:p>0.0176031589508057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167148113250732">
                <text:p>0.0167148113250732</text:p>
              </table:table-cell>
              <table:table-cell office:value-type="float" office:value="0.0191061496734619">
                <text:p>0.0191061496734619</text:p>
              </table:table-cell>
              <table:table-cell office:value-type="float" office:value="0.0176619052886963">
                <text:p>0.0176619052886963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169169902801514">
                <text:p>0.0169169902801514</text:p>
              </table:table-cell>
              <table:table-cell office:value-type="float" office:value="0.0190575122833252">
                <text:p>0.0190575122833252</text:p>
              </table:table-cell>
              <table:table-cell office:value-type="float" office:value="0.0179499387741089">
                <text:p>0.0179499387741089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172092914581299">
                <text:p>0.0172092914581299</text:p>
              </table:table-cell>
              <table:table-cell office:value-type="float" office:value="0.0187852382659912">
                <text:p>0.0187852382659912</text:p>
              </table:table-cell>
              <table:table-cell office:value-type="float" office:value="0.0177003622055054">
                <text:p>0.017700362205505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171546936035156">
                <text:p>0.0171546936035156</text:p>
              </table:table-cell>
              <table:table-cell office:value-type="float" office:value="0.0201303958892822">
                <text:p>0.0201303958892822</text:p>
              </table:table-cell>
              <table:table-cell office:value-type="float" office:value="0.0188726186752319">
                <text:p>0.018872618675231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188758373260498">
                <text:p>0.0188758373260498</text:p>
              </table:table-cell>
              <table:table-cell office:value-type="float" office:value="0.0215578079223633">
                <text:p>0.0215578079223633</text:p>
              </table:table-cell>
              <table:table-cell office:value-type="float" office:value="0.019512152671814">
                <text:p>0.019512152671814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194118022918701">
                <text:p>0.0194118022918701</text:p>
              </table:table-cell>
              <table:table-cell office:value-type="float" office:value="0.021345853805542">
                <text:p>0.021345853805542</text:p>
              </table:table-cell>
              <table:table-cell office:value-type="float" office:value="0.0200871229171753">
                <text:p>0.0200871229171753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178952217102051">
                <text:p>0.0178952217102051</text:p>
              </table:table-cell>
              <table:table-cell office:value-type="float" office:value="0.0193960666656494">
                <text:p>0.0193960666656494</text:p>
              </table:table-cell>
              <table:table-cell office:value-type="float" office:value="0.018643593788147">
                <text:p>0.018643593788147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182368755340576">
                <text:p>0.0182368755340576</text:p>
              </table:table-cell>
              <table:table-cell office:value-type="float" office:value="0.0201530456542969">
                <text:p>0.0201530456542969</text:p>
              </table:table-cell>
              <table:table-cell office:value-type="float" office:value="0.0191442728042603">
                <text:p>0.019144272804260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166654586791992">
                <text:p>0.0166654586791992</text:p>
              </table:table-cell>
              <table:table-cell office:value-type="float" office:value="0.018906831741333">
                <text:p>0.018906831741333</text:p>
              </table:table-cell>
              <table:table-cell office:value-type="float" office:value="0.0176129817962646">
                <text:p>0.0176129817962646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175964832305908">
                <text:p>0.0175964832305908</text:p>
              </table:table-cell>
              <table:table-cell office:value-type="float" office:value="0.0192329883575439">
                <text:p>0.0192329883575439</text:p>
              </table:table-cell>
              <table:table-cell office:value-type="float" office:value="0.0185176610946655">
                <text:p>0.0185176610946655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169289112091064">
                <text:p>0.0169289112091064</text:p>
              </table:table-cell>
              <table:table-cell office:value-type="float" office:value="0.0197675228118897">
                <text:p>0.0197675228118897</text:p>
              </table:table-cell>
              <table:table-cell office:value-type="float" office:value="0.0181520700454712">
                <text:p>0.018152070045471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18211841583252">
                <text:p>0.018211841583252</text:p>
              </table:table-cell>
              <table:table-cell office:value-type="float" office:value="0.0226066112518311">
                <text:p>0.0226066112518311</text:p>
              </table:table-cell>
              <table:table-cell office:value-type="float" office:value="0.0197655200958252">
                <text:p>0.019765520095825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185651779174805">
                <text:p>0.0185651779174805</text:p>
              </table:table-cell>
              <table:table-cell office:value-type="float" office:value="0.0199258327484131">
                <text:p>0.0199258327484131</text:p>
              </table:table-cell>
              <table:table-cell office:value-type="float" office:value="0.0191385984420776">
                <text:p>0.019138598442077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17589807510376">
                <text:p>0.017589807510376</text:p>
              </table:table-cell>
              <table:table-cell office:value-type="float" office:value="0.0201900005340576">
                <text:p>0.0201900005340576</text:p>
              </table:table-cell>
              <table:table-cell office:value-type="float" office:value="0.0188337326049805">
                <text:p>0.0188337326049805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175242424011231">
                <text:p>0.0175242424011231</text:p>
              </table:table-cell>
              <table:table-cell office:value-type="float" office:value="0.0203328132629395">
                <text:p>0.0203328132629395</text:p>
              </table:table-cell>
              <table:table-cell office:value-type="float" office:value="0.0190077066421509">
                <text:p>0.0190077066421509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166735649108887">
                <text:p>0.0166735649108887</text:p>
              </table:table-cell>
              <table:table-cell office:value-type="float" office:value="0.0197649002075195">
                <text:p>0.0197649002075195</text:p>
              </table:table-cell>
              <table:table-cell office:value-type="float" office:value="0.0180918216705322">
                <text:p>0.0180918216705322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167713165283203">
                <text:p>0.0167713165283203</text:p>
              </table:table-cell>
              <table:table-cell office:value-type="float" office:value="0.0197920799255371">
                <text:p>0.0197920799255371</text:p>
              </table:table-cell>
              <table:table-cell office:value-type="float" office:value="0.0179704666137695">
                <text:p>0.017970466613769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16054630279541">
                <text:p>0.016054630279541</text:p>
              </table:table-cell>
              <table:table-cell office:value-type="float" office:value="0.0189909934997559">
                <text:p>0.0189909934997559</text:p>
              </table:table-cell>
              <table:table-cell office:value-type="float" office:value="0.016947078704834">
                <text:p>0.016947078704834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1650071144104">
                <text:p>0.01650071144104</text:p>
              </table:table-cell>
              <table:table-cell office:value-type="float" office:value="0.0183887481689453">
                <text:p>0.0183887481689453</text:p>
              </table:table-cell>
              <table:table-cell office:value-type="float" office:value="0.0170765399932861">
                <text:p>0.0170765399932861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163834095001221">
                <text:p>0.0163834095001221</text:p>
              </table:table-cell>
              <table:table-cell office:value-type="float" office:value="0.0182809829711914">
                <text:p>0.0182809829711914</text:p>
              </table:table-cell>
              <table:table-cell office:value-type="float" office:value="0.01699059009552">
                <text:p>0.01699059009552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160932540893555">
                <text:p>0.0160932540893555</text:p>
              </table:table-cell>
              <table:table-cell office:value-type="float" office:value="0.0182132720947266">
                <text:p>0.0182132720947266</text:p>
              </table:table-cell>
              <table:table-cell office:value-type="float" office:value="0.0168039083480835">
                <text:p>0.0168039083480835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161168575286865">
                <text:p>0.0161168575286865</text:p>
              </table:table-cell>
              <table:table-cell office:value-type="float" office:value="0.0182259082794189">
                <text:p>0.0182259082794189</text:p>
              </table:table-cell>
              <table:table-cell office:value-type="float" office:value="0.017034912109375">
                <text:p>0.017034912109375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165128707885742">
                <text:p>0.0165128707885742</text:p>
              </table:table-cell>
              <table:table-cell office:value-type="float" office:value="0.0177881717681885">
                <text:p>0.0177881717681885</text:p>
              </table:table-cell>
              <table:table-cell office:value-type="float" office:value="0.0170722961425781">
                <text:p>0.017072296142578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164031982421875">
                <text:p>0.0164031982421875</text:p>
              </table:table-cell>
              <table:table-cell office:value-type="float" office:value="0.0189495086669922">
                <text:p>0.0189495086669922</text:p>
              </table:table-cell>
              <table:table-cell office:value-type="float" office:value="0.0173233270645142">
                <text:p>0.017323327064514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164391994476318">
                <text:p>0.0164391994476318</text:p>
              </table:table-cell>
              <table:table-cell office:value-type="float" office:value="0.0184590816497803">
                <text:p>0.0184590816497803</text:p>
              </table:table-cell>
              <table:table-cell office:value-type="float" office:value="0.0171531677246094">
                <text:p>0.0171531677246094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174465179443359">
                <text:p>0.0174465179443359</text:p>
              </table:table-cell>
              <table:table-cell office:value-type="float" office:value="0.021129846572876">
                <text:p>0.021129846572876</text:p>
              </table:table-cell>
              <table:table-cell office:value-type="float" office:value="0.0188939571380615">
                <text:p>0.0188939571380615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185525417327881">
                <text:p>0.0185525417327881</text:p>
              </table:table-cell>
              <table:table-cell office:value-type="float" office:value="0.0368790626525879">
                <text:p>0.0368790626525879</text:p>
              </table:table-cell>
              <table:table-cell office:value-type="float" office:value="0.0213979959487915">
                <text:p>0.0213979959487915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177683830261231">
                <text:p>0.0177683830261231</text:p>
              </table:table-cell>
              <table:table-cell office:value-type="float" office:value="0.0190491676330566">
                <text:p>0.0190491676330566</text:p>
              </table:table-cell>
              <table:table-cell office:value-type="float" office:value="0.0182927370071411">
                <text:p>0.0182927370071411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183653831481934">
                <text:p>0.0183653831481934</text:p>
              </table:table-cell>
              <table:table-cell office:value-type="float" office:value="0.0202233791351318">
                <text:p>0.0202233791351318</text:p>
              </table:table-cell>
              <table:table-cell office:value-type="float" office:value="0.0190834045410156">
                <text:p>0.0190834045410156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193057060241699">
                <text:p>0.0193057060241699</text:p>
              </table:table-cell>
              <table:table-cell office:value-type="float" office:value="0.0211942195892334">
                <text:p>0.0211942195892334</text:p>
              </table:table-cell>
              <table:table-cell office:value-type="float" office:value="0.0202507019042969">
                <text:p>0.0202507019042969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184762477874756">
                <text:p>0.0184762477874756</text:p>
              </table:table-cell>
              <table:table-cell office:value-type="float" office:value="0.0204222202301025">
                <text:p>0.0204222202301025</text:p>
              </table:table-cell>
              <table:table-cell office:value-type="float" office:value="0.0193402767181397">
                <text:p>0.0193402767181397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178630352020264">
                <text:p>0.0178630352020264</text:p>
              </table:table-cell>
              <table:table-cell office:value-type="float" office:value="0.0202264785766602">
                <text:p>0.0202264785766602</text:p>
              </table:table-cell>
              <table:table-cell office:value-type="float" office:value="0.0190517663955689">
                <text:p>0.0190517663955689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18376350402832">
                <text:p>0.018376350402832</text:p>
              </table:table-cell>
              <table:table-cell office:value-type="float" office:value="0.0379981994628906">
                <text:p>0.0379981994628906</text:p>
              </table:table-cell>
              <table:table-cell office:value-type="float" office:value="0.0223562479019165">
                <text:p>0.022356247901916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183088779449463">
                <text:p>0.0183088779449463</text:p>
              </table:table-cell>
              <table:table-cell office:value-type="float" office:value="0.0230307579040527">
                <text:p>0.0230307579040527</text:p>
              </table:table-cell>
              <table:table-cell office:value-type="float" office:value="0.020067572593689">
                <text:p>0.020067572593689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179343223571777">
                <text:p>0.0179343223571777</text:p>
              </table:table-cell>
              <table:table-cell office:value-type="float" office:value="0.0196845531463623">
                <text:p>0.0196845531463623</text:p>
              </table:table-cell>
              <table:table-cell office:value-type="float" office:value="0.0188944339752197">
                <text:p>0.0188944339752197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182256698608398">
                <text:p>0.0182256698608398</text:p>
              </table:table-cell>
              <table:table-cell office:value-type="float" office:value="0.0212500095367432">
                <text:p>0.0212500095367432</text:p>
              </table:table-cell>
              <table:table-cell office:value-type="float" office:value="0.0191253900527954">
                <text:p>0.0191253900527954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175826549530029">
                <text:p>0.0175826549530029</text:p>
              </table:table-cell>
              <table:table-cell office:value-type="float" office:value="0.0208919048309326">
                <text:p>0.0208919048309326</text:p>
              </table:table-cell>
              <table:table-cell office:value-type="float" office:value="0.0188713788986206">
                <text:p>0.0188713788986206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189852714538574">
                <text:p>0.0189852714538574</text:p>
              </table:table-cell>
              <table:table-cell office:value-type="float" office:value="0.0234518051147461">
                <text:p>0.0234518051147461</text:p>
              </table:table-cell>
              <table:table-cell office:value-type="float" office:value="0.0201800346374512">
                <text:p>0.0201800346374512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174241065979004">
                <text:p>0.0174241065979004</text:p>
              </table:table-cell>
              <table:table-cell office:value-type="float" office:value="0.0203080177307129">
                <text:p>0.0203080177307129</text:p>
              </table:table-cell>
              <table:table-cell office:value-type="float" office:value="0.0192563056945801">
                <text:p>0.0192563056945801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191414356231689">
                <text:p>0.0191414356231689</text:p>
              </table:table-cell>
              <table:table-cell office:value-type="float" office:value="0.0220081806182861">
                <text:p>0.0220081806182861</text:p>
              </table:table-cell>
              <table:table-cell office:value-type="float" office:value="0.0200474262237549">
                <text:p>0.0200474262237549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173628330230713">
                <text:p>0.0173628330230713</text:p>
              </table:table-cell>
              <table:table-cell office:value-type="float" office:value="0.0191957950592041">
                <text:p>0.0191957950592041</text:p>
              </table:table-cell>
              <table:table-cell office:value-type="float" office:value="0.0179644584655762">
                <text:p>0.017964458465576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166802406311035">
                <text:p>0.0166802406311035</text:p>
              </table:table-cell>
              <table:table-cell office:value-type="float" office:value="0.0189464092254639">
                <text:p>0.0189464092254639</text:p>
              </table:table-cell>
              <table:table-cell office:value-type="float" office:value="0.017500376701355">
                <text:p>0.017500376701355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170447826385498">
                <text:p>0.0170447826385498</text:p>
              </table:table-cell>
              <table:table-cell office:value-type="float" office:value="0.0189297199249268">
                <text:p>0.0189297199249268</text:p>
              </table:table-cell>
              <table:table-cell office:value-type="float" office:value="0.0179077863693237">
                <text:p>0.017907786369323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182268619537354">
                <text:p>0.0182268619537354</text:p>
              </table:table-cell>
              <table:table-cell office:value-type="float" office:value="0.0213303565979004">
                <text:p>0.0213303565979004</text:p>
              </table:table-cell>
              <table:table-cell office:value-type="float" office:value="0.0194836139678955">
                <text:p>0.0194836139678955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174713134765625">
                <text:p>0.0174713134765625</text:p>
              </table:table-cell>
              <table:table-cell office:value-type="float" office:value="0.0188248157501221">
                <text:p>0.0188248157501221</text:p>
              </table:table-cell>
              <table:table-cell office:value-type="float" office:value="0.0181921482086182">
                <text:p>0.018192148208618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177445411682129">
                <text:p>0.0177445411682129</text:p>
              </table:table-cell>
              <table:table-cell office:value-type="float" office:value="0.0201027393341064">
                <text:p>0.0201027393341064</text:p>
              </table:table-cell>
              <table:table-cell office:value-type="float" office:value="0.0186936140060425">
                <text:p>0.0186936140060425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200893878936768">
                <text:p>0.0200893878936768</text:p>
              </table:table-cell>
              <table:table-cell office:value-type="float" office:value="0.0301117897033691">
                <text:p>0.0301117897033691</text:p>
              </table:table-cell>
              <table:table-cell office:value-type="float" office:value="0.0217071294784546">
                <text:p>0.0217071294784546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184102058410645">
                <text:p>0.0184102058410645</text:p>
              </table:table-cell>
              <table:table-cell office:value-type="float" office:value="0.0214509963989258">
                <text:p>0.0214509963989258</text:p>
              </table:table-cell>
              <table:table-cell office:value-type="float" office:value="0.0194113969802856">
                <text:p>0.0194113969802856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175247192382813">
                <text:p>0.0175247192382813</text:p>
              </table:table-cell>
              <table:table-cell office:value-type="float" office:value="0.020071268081665">
                <text:p>0.020071268081665</text:p>
              </table:table-cell>
              <table:table-cell office:value-type="float" office:value="0.0187379360198975">
                <text:p>0.0187379360198975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181870460510254">
                <text:p>0.0181870460510254</text:p>
              </table:table-cell>
              <table:table-cell office:value-type="float" office:value="0.0231864452362061">
                <text:p>0.0231864452362061</text:p>
              </table:table-cell>
              <table:table-cell office:value-type="float" office:value="0.0200210809707642">
                <text:p>0.020021080970764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183107852935791">
                <text:p>0.0183107852935791</text:p>
              </table:table-cell>
              <table:table-cell office:value-type="float" office:value="0.0211136341094971">
                <text:p>0.0211136341094971</text:p>
              </table:table-cell>
              <table:table-cell office:value-type="float" office:value="0.0193952798843384">
                <text:p>0.0193952798843384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194916725158691">
                <text:p>0.0194916725158691</text:p>
              </table:table-cell>
              <table:table-cell office:value-type="float" office:value="0.0215177536010742">
                <text:p>0.0215177536010742</text:p>
              </table:table-cell>
              <table:table-cell office:value-type="float" office:value="0.0204843521118164">
                <text:p>0.0204843521118164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186986923217773">
                <text:p>0.0186986923217773</text:p>
              </table:table-cell>
              <table:table-cell office:value-type="float" office:value="0.0203194618225098">
                <text:p>0.0203194618225098</text:p>
              </table:table-cell>
              <table:table-cell office:value-type="float" office:value="0.0195789813995361">
                <text:p>0.019578981399536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17667293548584">
                <text:p>0.017667293548584</text:p>
              </table:table-cell>
              <table:table-cell office:value-type="float" office:value="0.0200290679931641">
                <text:p>0.0200290679931641</text:p>
              </table:table-cell>
              <table:table-cell office:value-type="float" office:value="0.018816614151001">
                <text:p>0.018816614151001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201318264007568">
                <text:p>0.0201318264007568</text:p>
              </table:table-cell>
              <table:table-cell office:value-type="float" office:value="0.0222518444061279">
                <text:p>0.0222518444061279</text:p>
              </table:table-cell>
              <table:table-cell office:value-type="float" office:value="0.0211111545562744">
                <text:p>0.0211111545562744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185890197753906">
                <text:p>0.0185890197753906</text:p>
              </table:table-cell>
              <table:table-cell office:value-type="float" office:value="0.0203349590301514">
                <text:p>0.0203349590301514</text:p>
              </table:table-cell>
              <table:table-cell office:value-type="float" office:value="0.0190919399261475">
                <text:p>0.0190919399261475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187358856201172">
                <text:p>0.0187358856201172</text:p>
              </table:table-cell>
              <table:table-cell office:value-type="float" office:value="0.0225863456726074">
                <text:p>0.0225863456726074</text:p>
              </table:table-cell>
              <table:table-cell office:value-type="float" office:value="0.0199812650680542">
                <text:p>0.019981265068054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186905860900879">
                <text:p>0.0186905860900879</text:p>
              </table:table-cell>
              <table:table-cell office:value-type="float" office:value="0.0244259834289551">
                <text:p>0.0244259834289551</text:p>
              </table:table-cell>
              <table:table-cell office:value-type="float" office:value="0.0199603319168091">
                <text:p>0.0199603319168091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184659957885742">
                <text:p>0.0184659957885742</text:p>
              </table:table-cell>
              <table:table-cell office:value-type="float" office:value="0.0202686786651611">
                <text:p>0.0202686786651611</text:p>
              </table:table-cell>
              <table:table-cell office:value-type="float" office:value="0.0192289352416992">
                <text:p>0.0192289352416992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181758403778076">
                <text:p>0.0181758403778076</text:p>
              </table:table-cell>
              <table:table-cell office:value-type="float" office:value="0.0214977264404297">
                <text:p>0.0214977264404297</text:p>
              </table:table-cell>
              <table:table-cell office:value-type="float" office:value="0.0189828395843506">
                <text:p>0.0189828395843506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187509059906006">
                <text:p>0.0187509059906006</text:p>
              </table:table-cell>
              <table:table-cell office:value-type="float" office:value="0.0207681655883789">
                <text:p>0.0207681655883789</text:p>
              </table:table-cell>
              <table:table-cell office:value-type="float" office:value="0.0193905353546143">
                <text:p>0.0193905353546143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180888175964356">
                <text:p>0.0180888175964356</text:p>
              </table:table-cell>
              <table:table-cell office:value-type="float" office:value="0.0198235511779785">
                <text:p>0.0198235511779785</text:p>
              </table:table-cell>
              <table:table-cell office:value-type="float" office:value="0.0188013553619385">
                <text:p>0.0188013553619385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182318687438965">
                <text:p>0.0182318687438965</text:p>
              </table:table-cell>
              <table:table-cell office:value-type="float" office:value="0.0200619697570801">
                <text:p>0.0200619697570801</text:p>
              </table:table-cell>
              <table:table-cell office:value-type="float" office:value="0.0189142942428589">
                <text:p>0.018914294242858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177509784698486">
                <text:p>0.0177509784698486</text:p>
              </table:table-cell>
              <table:table-cell office:value-type="float" office:value="0.024808406829834">
                <text:p>0.024808406829834</text:p>
              </table:table-cell>
              <table:table-cell office:value-type="float" office:value="0.0207579612731934">
                <text:p>0.0207579612731934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183494091033936">
                <text:p>0.0183494091033936</text:p>
              </table:table-cell>
              <table:table-cell office:value-type="float" office:value="0.0205833911895752">
                <text:p>0.0205833911895752</text:p>
              </table:table-cell>
              <table:table-cell office:value-type="float" office:value="0.0191056728363037">
                <text:p>0.0191056728363037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186276435852051">
                <text:p>0.0186276435852051</text:p>
              </table:table-cell>
              <table:table-cell office:value-type="float" office:value="0.0217323303222656">
                <text:p>0.0217323303222656</text:p>
              </table:table-cell>
              <table:table-cell office:value-type="float" office:value="0.0197918653488159">
                <text:p>0.0197918653488159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188522338867188">
                <text:p>0.0188522338867188</text:p>
              </table:table-cell>
              <table:table-cell office:value-type="float" office:value="0.0204854011535645">
                <text:p>0.0204854011535645</text:p>
              </table:table-cell>
              <table:table-cell office:value-type="float" office:value="0.0195564746856689">
                <text:p>0.0195564746856689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183897018432617">
                <text:p>0.0183897018432617</text:p>
              </table:table-cell>
              <table:table-cell office:value-type="float" office:value="0.0210132598876953">
                <text:p>0.0210132598876953</text:p>
              </table:table-cell>
              <table:table-cell office:value-type="float" office:value="0.0190340042114258">
                <text:p>0.0190340042114258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188961029052734">
                <text:p>0.0188961029052734</text:p>
              </table:table-cell>
              <table:table-cell office:value-type="float" office:value="0.0220372676849365">
                <text:p>0.0220372676849365</text:p>
              </table:table-cell>
              <table:table-cell office:value-type="float" office:value="0.0197098255157471">
                <text:p>0.0197098255157471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202591419219971">
                <text:p>0.0202591419219971</text:p>
              </table:table-cell>
              <table:table-cell office:value-type="float" office:value="0.036653995513916">
                <text:p>0.036653995513916</text:p>
              </table:table-cell>
              <table:table-cell office:value-type="float" office:value="0.0231630563735962">
                <text:p>0.023163056373596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199401378631592">
                <text:p>0.0199401378631592</text:p>
              </table:table-cell>
              <table:table-cell office:value-type="float" office:value="0.021742582321167">
                <text:p>0.021742582321167</text:p>
              </table:table-cell>
              <table:table-cell office:value-type="float" office:value="0.0208795785903931">
                <text:p>0.0208795785903931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191779136657715">
                <text:p>0.0191779136657715</text:p>
              </table:table-cell>
              <table:table-cell office:value-type="float" office:value="0.0207157135009766">
                <text:p>0.0207157135009766</text:p>
              </table:table-cell>
              <table:table-cell office:value-type="float" office:value="0.0199378728866577">
                <text:p>0.0199378728866577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18852710723877">
                <text:p>0.018852710723877</text:p>
              </table:table-cell>
              <table:table-cell office:value-type="float" office:value="0.0236296653747559">
                <text:p>0.0236296653747559</text:p>
              </table:table-cell>
              <table:table-cell office:value-type="float" office:value="0.0208304643630981">
                <text:p>0.0208304643630981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185260772705078">
                <text:p>0.0185260772705078</text:p>
              </table:table-cell>
              <table:table-cell office:value-type="float" office:value="0.0207819938659668">
                <text:p>0.0207819938659668</text:p>
              </table:table-cell>
              <table:table-cell office:value-type="float" office:value="0.0197644710540771">
                <text:p>0.0197644710540771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177018642425537">
                <text:p>0.0177018642425537</text:p>
              </table:table-cell>
              <table:table-cell office:value-type="float" office:value="0.0192489624023438">
                <text:p>0.0192489624023438</text:p>
              </table:table-cell>
              <table:table-cell office:value-type="float" office:value="0.0183003187179565">
                <text:p>0.018300318717956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183532238006592">
                <text:p>0.0183532238006592</text:p>
              </table:table-cell>
              <table:table-cell office:value-type="float" office:value="0.0201964378356934">
                <text:p>0.0201964378356934</text:p>
              </table:table-cell>
              <table:table-cell office:value-type="float" office:value="0.0190416097640991">
                <text:p>0.0190416097640991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180304050445557">
                <text:p>0.0180304050445557</text:p>
              </table:table-cell>
              <table:table-cell office:value-type="float" office:value="0.0232131481170654">
                <text:p>0.0232131481170654</text:p>
              </table:table-cell>
              <table:table-cell office:value-type="float" office:value="0.0194552659988403">
                <text:p>0.0194552659988403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196793079376221">
                <text:p>0.0196793079376221</text:p>
              </table:table-cell>
              <table:table-cell office:value-type="float" office:value="0.0212488174438477">
                <text:p>0.0212488174438477</text:p>
              </table:table-cell>
              <table:table-cell office:value-type="float" office:value="0.020407247543335">
                <text:p>0.020407247543335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193886756896973">
                <text:p>0.0193886756896973</text:p>
              </table:table-cell>
              <table:table-cell office:value-type="float" office:value="0.034440279006958">
                <text:p>0.034440279006958</text:p>
              </table:table-cell>
              <table:table-cell office:value-type="float" office:value="0.0219064712524414">
                <text:p>0.0219064712524414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18660306930542">
                <text:p>0.018660306930542</text:p>
              </table:table-cell>
              <table:table-cell office:value-type="float" office:value="0.0216662883758545">
                <text:p>0.0216662883758545</text:p>
              </table:table-cell>
              <table:table-cell office:value-type="float" office:value="0.0193813800811768">
                <text:p>0.0193813800811768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19913911819458">
                <text:p>0.019913911819458</text:p>
              </table:table-cell>
              <table:table-cell office:value-type="float" office:value="0.0223662853240967">
                <text:p>0.0223662853240967</text:p>
              </table:table-cell>
              <table:table-cell office:value-type="float" office:value="0.0206979274749756">
                <text:p>0.0206979274749756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184237957000732">
                <text:p>0.0184237957000732</text:p>
              </table:table-cell>
              <table:table-cell office:value-type="float" office:value="0.0201220512390137">
                <text:p>0.0201220512390137</text:p>
              </table:table-cell>
              <table:table-cell office:value-type="float" office:value="0.0191460609436035">
                <text:p>0.0191460609436035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184512138366699">
                <text:p>0.0184512138366699</text:p>
              </table:table-cell>
              <table:table-cell office:value-type="float" office:value="0.03322434425354">
                <text:p>0.03322434425354</text:p>
              </table:table-cell>
              <table:table-cell office:value-type="float" office:value="0.0219578504562378">
                <text:p>0.021957850456237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194644927978516">
                <text:p>0.0194644927978516</text:p>
              </table:table-cell>
              <table:table-cell office:value-type="float" office:value="0.0263385772705078">
                <text:p>0.0263385772705078</text:p>
              </table:table-cell>
              <table:table-cell office:value-type="float" office:value="0.0228539943695068">
                <text:p>0.0228539943695068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191915035247803">
                <text:p>0.0191915035247803</text:p>
              </table:table-cell>
              <table:table-cell office:value-type="float" office:value="0.0211765766143799">
                <text:p>0.0211765766143799</text:p>
              </table:table-cell>
              <table:table-cell office:value-type="float" office:value="0.0199312686920166">
                <text:p>0.0199312686920166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174746513366699">
                <text:p>0.0174746513366699</text:p>
              </table:table-cell>
              <table:table-cell office:value-type="float" office:value="0.0206184387207031">
                <text:p>0.0206184387207031</text:p>
              </table:table-cell>
              <table:table-cell office:value-type="float" office:value="0.0187809228897095">
                <text:p>0.0187809228897095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17855167388916">
                <text:p>0.017855167388916</text:p>
              </table:table-cell>
              <table:table-cell office:value-type="float" office:value="0.0196776390075684">
                <text:p>0.0196776390075684</text:p>
              </table:table-cell>
              <table:table-cell office:value-type="float" office:value="0.0187617063522339">
                <text:p>0.0187617063522339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192220211029053">
                <text:p>0.0192220211029053</text:p>
              </table:table-cell>
              <table:table-cell office:value-type="float" office:value="0.0204524993896484">
                <text:p>0.0204524993896484</text:p>
              </table:table-cell>
              <table:table-cell office:value-type="float" office:value="0.0196501731872559">
                <text:p>0.0196501731872559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19352912902832">
                <text:p>0.019352912902832</text:p>
              </table:table-cell>
              <table:table-cell office:value-type="float" office:value="0.0232357978820801">
                <text:p>0.0232357978820801</text:p>
              </table:table-cell>
              <table:table-cell office:value-type="float" office:value="0.0206135511398315">
                <text:p>0.020613551139831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19730806350708">
                <text:p>0.019730806350708</text:p>
              </table:table-cell>
              <table:table-cell office:value-type="float" office:value="0.021960973739624">
                <text:p>0.021960973739624</text:p>
              </table:table-cell>
              <table:table-cell office:value-type="float" office:value="0.020736026763916">
                <text:p>0.020736026763916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191338062286377">
                <text:p>0.0191338062286377</text:p>
              </table:table-cell>
              <table:table-cell office:value-type="float" office:value="0.0206899642944336">
                <text:p>0.0206899642944336</text:p>
              </table:table-cell>
              <table:table-cell office:value-type="float" office:value="0.0196693420410156">
                <text:p>0.0196693420410156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180222988128662">
                <text:p>0.0180222988128662</text:p>
              </table:table-cell>
              <table:table-cell office:value-type="float" office:value="0.0283586978912354">
                <text:p>0.0283586978912354</text:p>
              </table:table-cell>
              <table:table-cell office:value-type="float" office:value="0.0201115369796753">
                <text:p>0.0201115369796753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175983905792236">
                <text:p>0.0175983905792236</text:p>
              </table:table-cell>
              <table:table-cell office:value-type="float" office:value="0.0211899280548096">
                <text:p>0.0211899280548096</text:p>
              </table:table-cell>
              <table:table-cell office:value-type="float" office:value="0.01903235912323">
                <text:p>0.0190323591232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190680027008057">
                <text:p>0.0190680027008057</text:p>
              </table:table-cell>
              <table:table-cell office:value-type="float" office:value="0.0221545696258545">
                <text:p>0.0221545696258545</text:p>
              </table:table-cell>
              <table:table-cell office:value-type="float" office:value="0.0204105854034424">
                <text:p>0.0204105854034424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195803642272949">
                <text:p>0.0195803642272949</text:p>
              </table:table-cell>
              <table:table-cell office:value-type="float" office:value="0.0231351852416992">
                <text:p>0.0231351852416992</text:p>
              </table:table-cell>
              <table:table-cell office:value-type="float" office:value="0.020948314666748">
                <text:p>0.02094831466674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176122188568115">
                <text:p>0.0176122188568115</text:p>
              </table:table-cell>
              <table:table-cell office:value-type="float" office:value="0.0218145847320557">
                <text:p>0.0218145847320557</text:p>
              </table:table-cell>
              <table:table-cell office:value-type="float" office:value="0.0194848775863647">
                <text:p>0.0194848775863647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202891826629639">
                <text:p>0.0202891826629639</text:p>
              </table:table-cell>
              <table:table-cell office:value-type="float" office:value="0.0235586166381836">
                <text:p>0.0235586166381836</text:p>
              </table:table-cell>
              <table:table-cell office:value-type="float" office:value="0.0214948177337647">
                <text:p>0.0214948177337647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208408832550049">
                <text:p>0.0208408832550049</text:p>
              </table:table-cell>
              <table:table-cell office:value-type="float" office:value="0.0260963439941406">
                <text:p>0.0260963439941406</text:p>
              </table:table-cell>
              <table:table-cell office:value-type="float" office:value="0.0224913120269775">
                <text:p>0.0224913120269775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214929580688477">
                <text:p>0.0214929580688477</text:p>
              </table:table-cell>
              <table:table-cell office:value-type="float" office:value="0.0262036323547363">
                <text:p>0.0262036323547363</text:p>
              </table:table-cell>
              <table:table-cell office:value-type="float" office:value="0.0232563734054565">
                <text:p>0.0232563734054565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180776119232178">
                <text:p>0.0180776119232178</text:p>
              </table:table-cell>
              <table:table-cell office:value-type="float" office:value="0.0208637714385986">
                <text:p>0.0208637714385986</text:p>
              </table:table-cell>
              <table:table-cell office:value-type="float" office:value="0.0198144197463989">
                <text:p>0.0198144197463989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184369087219238">
                <text:p>0.0184369087219238</text:p>
              </table:table-cell>
              <table:table-cell office:value-type="float" office:value="0.0209524631500244">
                <text:p>0.0209524631500244</text:p>
              </table:table-cell>
              <table:table-cell office:value-type="float" office:value="0.0189993143081665">
                <text:p>0.018999314308166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175244808197022">
                <text:p>0.0175244808197022</text:p>
              </table:table-cell>
              <table:table-cell office:value-type="float" office:value="0.0205695629119873">
                <text:p>0.0205695629119873</text:p>
              </table:table-cell>
              <table:table-cell office:value-type="float" office:value="0.0183781147003174">
                <text:p>0.0183781147003174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178523063659668">
                <text:p>0.0178523063659668</text:p>
              </table:table-cell>
              <table:table-cell office:value-type="float" office:value="0.0206637382507324">
                <text:p>0.0206637382507324</text:p>
              </table:table-cell>
              <table:table-cell office:value-type="float" office:value="0.0185993671417236">
                <text:p>0.01859936714172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1005001068115">
                <text:p>0.0181005001068115</text:p>
              </table:table-cell>
              <table:table-cell office:value-type="float" office:value="0.0199172496795654">
                <text:p>0.0199172496795654</text:p>
              </table:table-cell>
              <table:table-cell office:value-type="float" office:value="0.0190162897109985">
                <text:p>0.0190162897109985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186023712158203">
                <text:p>0.0186023712158203</text:p>
              </table:table-cell>
              <table:table-cell office:value-type="float" office:value="0.0268430709838867">
                <text:p>0.0268430709838867</text:p>
              </table:table-cell>
              <table:table-cell office:value-type="float" office:value="0.0198937177658081">
                <text:p>0.0198937177658081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0.0177912712097168">
                <text:p>0.0177912712097168</text:p>
              </table:table-cell>
              <table:table-cell office:value-type="float" office:value="0.0199694633483887">
                <text:p>0.0199694633483887</text:p>
              </table:table-cell>
              <table:table-cell office:value-type="float" office:value="0.0184506893157959">
                <text:p>0.0184506893157959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0.0178177356719971">
                <text:p>0.0178177356719971</text:p>
              </table:table-cell>
              <table:table-cell office:value-type="float" office:value="0.0208759307861328">
                <text:p>0.0208759307861328</text:p>
              </table:table-cell>
              <table:table-cell office:value-type="float" office:value="0.0189966440200806">
                <text:p>0.0189966440200806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0.0182864665985107">
                <text:p>0.0182864665985107</text:p>
              </table:table-cell>
              <table:table-cell office:value-type="float" office:value="0.0201919078826904">
                <text:p>0.0201919078826904</text:p>
              </table:table-cell>
              <table:table-cell office:value-type="float" office:value="0.0191424608230591">
                <text:p>0.0191424608230591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0.0179061889648438">
                <text:p>0.0179061889648438</text:p>
              </table:table-cell>
              <table:table-cell office:value-type="float" office:value="0.0199191570281982">
                <text:p>0.0199191570281982</text:p>
              </table:table-cell>
              <table:table-cell office:value-type="float" office:value="0.0190786361694336">
                <text:p>0.0190786361694336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0.0180203914642334">
                <text:p>0.0180203914642334</text:p>
              </table:table-cell>
              <table:table-cell office:value-type="float" office:value="0.0197439193725586">
                <text:p>0.0197439193725586</text:p>
              </table:table-cell>
              <table:table-cell office:value-type="float" office:value="0.0189339876174927">
                <text:p>0.0189339876174927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0.018728494644165">
                <text:p>0.018728494644165</text:p>
              </table:table-cell>
              <table:table-cell office:value-type="float" office:value="0.0209825038909912">
                <text:p>0.0209825038909912</text:p>
              </table:table-cell>
              <table:table-cell office:value-type="float" office:value="0.019412112236023">
                <text:p>0.019412112236023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0.0178275108337402">
                <text:p>0.0178275108337402</text:p>
              </table:table-cell>
              <table:table-cell office:value-type="float" office:value="0.0198540687561035">
                <text:p>0.0198540687561035</text:p>
              </table:table-cell>
              <table:table-cell office:value-type="float" office:value="0.0186202764511108">
                <text:p>0.0186202764511108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0.0183384418487549">
                <text:p>0.0183384418487549</text:p>
              </table:table-cell>
              <table:table-cell office:value-type="float" office:value="0.0206854343414307">
                <text:p>0.0206854343414307</text:p>
              </table:table-cell>
              <table:table-cell office:value-type="float" office:value="0.0191802024841309">
                <text:p>0.019180202484130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204493999481201">
                <text:p>0.0204493999481201</text:p>
              </table:table-cell>
              <table:table-cell office:value-type="float" office:value="0.0213713645935059">
                <text:p>0.0213713645935059</text:p>
              </table:table-cell>
              <table:table-cell office:value-type="float" office:value="0.0208574533462524">
                <text:p>0.0208574533462524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0.0194673538208008">
                <text:p>0.0194673538208008</text:p>
              </table:table-cell>
              <table:table-cell office:value-type="float" office:value="0.0206878185272217">
                <text:p>0.0206878185272217</text:p>
              </table:table-cell>
              <table:table-cell office:value-type="float" office:value="0.0198712825775146">
                <text:p>0.0198712825775146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0.0183491706848145">
                <text:p>0.0183491706848145</text:p>
              </table:table-cell>
              <table:table-cell office:value-type="float" office:value="0.0200126171112061">
                <text:p>0.0200126171112061</text:p>
              </table:table-cell>
              <table:table-cell office:value-type="float" office:value="0.0194124937057495">
                <text:p>0.0194124937057495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0.0180723667144775">
                <text:p>0.0180723667144775</text:p>
              </table:table-cell>
              <table:table-cell office:value-type="float" office:value="0.020289421081543">
                <text:p>0.020289421081543</text:p>
              </table:table-cell>
              <table:table-cell office:value-type="float" office:value="0.018924355506897">
                <text:p>0.018924355506897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0.0176200866699219">
                <text:p>0.0176200866699219</text:p>
              </table:table-cell>
              <table:table-cell office:value-type="float" office:value="0.0197608470916748">
                <text:p>0.0197608470916748</text:p>
              </table:table-cell>
              <table:table-cell office:value-type="float" office:value="0.0184574604034424">
                <text:p>0.0184574604034424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0.0179107189178467">
                <text:p>0.0179107189178467</text:p>
              </table:table-cell>
              <table:table-cell office:value-type="float" office:value="0.019648551940918">
                <text:p>0.019648551940918</text:p>
              </table:table-cell>
              <table:table-cell office:value-type="float" office:value="0.0186012506484985">
                <text:p>0.0186012506484985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.0190787315368652">
                <text:p>0.0190787315368652</text:p>
              </table:table-cell>
              <table:table-cell office:value-type="float" office:value="0.0209872722625732">
                <text:p>0.0209872722625732</text:p>
              </table:table-cell>
              <table:table-cell office:value-type="float" office:value="0.0195918083190918">
                <text:p>0.0195918083190918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0.017744779586792">
                <text:p>0.017744779586792</text:p>
              </table:table-cell>
              <table:table-cell office:value-type="float" office:value="0.0197241306304932">
                <text:p>0.0197241306304932</text:p>
              </table:table-cell>
              <table:table-cell office:value-type="float" office:value="0.0184214353561401">
                <text:p>0.0184214353561401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0.0178794860839844">
                <text:p>0.0178794860839844</text:p>
              </table:table-cell>
              <table:table-cell office:value-type="float" office:value="0.0222897529602051">
                <text:p>0.0222897529602051</text:p>
              </table:table-cell>
              <table:table-cell office:value-type="float" office:value="0.0194968223571777">
                <text:p>0.0194968223571777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0.0183072090148926">
                <text:p>0.0183072090148926</text:p>
              </table:table-cell>
              <table:table-cell office:value-type="float" office:value="0.0208563804626465">
                <text:p>0.0208563804626465</text:p>
              </table:table-cell>
              <table:table-cell office:value-type="float" office:value="0.0193368196487427">
                <text:p>0.019336819648742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0181882381439209">
                <text:p>0.0181882381439209</text:p>
              </table:table-cell>
              <table:table-cell office:value-type="float" office:value="0.0218386650085449">
                <text:p>0.0218386650085449</text:p>
              </table:table-cell>
              <table:table-cell office:value-type="float" office:value="0.0197429418563843">
                <text:p>0.0197429418563843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0.0194549560546875">
                <text:p>0.0194549560546875</text:p>
              </table:table-cell>
              <table:table-cell office:value-type="float" office:value="0.020488977432251">
                <text:p>0.020488977432251</text:p>
              </table:table-cell>
              <table:table-cell office:value-type="float" office:value="0.0199219226837158">
                <text:p>0.0199219226837158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0.020348072052002">
                <text:p>0.020348072052002</text:p>
              </table:table-cell>
              <table:table-cell office:value-type="float" office:value="0.0215044021606445">
                <text:p>0.0215044021606445</text:p>
              </table:table-cell>
              <table:table-cell office:value-type="float" office:value="0.0207794904708862">
                <text:p>0.0207794904708862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.0204341411590576">
                <text:p>0.0204341411590576</text:p>
              </table:table-cell>
              <table:table-cell office:value-type="float" office:value="0.0219814777374268">
                <text:p>0.0219814777374268</text:p>
              </table:table-cell>
              <table:table-cell office:value-type="float" office:value="0.0210318565368652">
                <text:p>0.021031856536865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96142196655273">
                <text:p>0.0196142196655273</text:p>
              </table:table-cell>
              <table:table-cell office:value-type="float" office:value="0.0218715667724609">
                <text:p>0.0218715667724609</text:p>
              </table:table-cell>
              <table:table-cell office:value-type="float" office:value="0.0205546379089355">
                <text:p>0.020554637908935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0.0200619697570801">
                <text:p>0.0200619697570801</text:p>
              </table:table-cell>
              <table:table-cell office:value-type="float" office:value="0.0225446224212647">
                <text:p>0.0225446224212647</text:p>
              </table:table-cell>
              <table:table-cell office:value-type="float" office:value="0.0212563514709473">
                <text:p>0.0212563514709473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0.0204977989196777">
                <text:p>0.0204977989196777</text:p>
              </table:table-cell>
              <table:table-cell office:value-type="float" office:value="0.021742582321167">
                <text:p>0.021742582321167</text:p>
              </table:table-cell>
              <table:table-cell office:value-type="float" office:value="0.021003532409668">
                <text:p>0.021003532409668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0.0202229022979736">
                <text:p>0.0202229022979736</text:p>
              </table:table-cell>
              <table:table-cell office:value-type="float" office:value="0.0221211910247803">
                <text:p>0.0221211910247803</text:p>
              </table:table-cell>
              <table:table-cell office:value-type="float" office:value="0.0212230205535889">
                <text:p>0.0212230205535889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0.019984245300293">
                <text:p>0.019984245300293</text:p>
              </table:table-cell>
              <table:table-cell office:value-type="float" office:value="0.0209684371948242">
                <text:p>0.0209684371948242</text:p>
              </table:table-cell>
              <table:table-cell office:value-type="float" office:value="0.0204063653945923">
                <text:p>0.0204063653945923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0.0209343433380127">
                <text:p>0.0209343433380127</text:p>
              </table:table-cell>
              <table:table-cell office:value-type="float" office:value="0.0242671966552734">
                <text:p>0.0242671966552734</text:p>
              </table:table-cell>
              <table:table-cell office:value-type="float" office:value="0.0217302560806274">
                <text:p>0.021730256080627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196418762207031">
                <text:p>0.0196418762207031</text:p>
              </table:table-cell>
              <table:table-cell office:value-type="float" office:value="0.0213861465454102">
                <text:p>0.0213861465454102</text:p>
              </table:table-cell>
              <table:table-cell office:value-type="float" office:value="0.0202774047851562">
                <text:p>0.0202774047851562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0.0186667442321777">
                <text:p>0.0186667442321777</text:p>
              </table:table-cell>
              <table:table-cell office:value-type="float" office:value="0.0213124752044678">
                <text:p>0.0213124752044678</text:p>
              </table:table-cell>
              <table:table-cell office:value-type="float" office:value="0.0200006723403931">
                <text:p>0.0200006723403931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0.0205399990081787">
                <text:p>0.0205399990081787</text:p>
              </table:table-cell>
              <table:table-cell office:value-type="float" office:value="0.025238037109375">
                <text:p>0.025238037109375</text:p>
              </table:table-cell>
              <table:table-cell office:value-type="float" office:value="0.0218678712844849">
                <text:p>0.0218678712844849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0.0186941623687744">
                <text:p>0.0186941623687744</text:p>
              </table:table-cell>
              <table:table-cell office:value-type="float" office:value="0.0210685729980469">
                <text:p>0.0210685729980469</text:p>
              </table:table-cell>
              <table:table-cell office:value-type="float" office:value="0.0194090366363525">
                <text:p>0.0194090366363525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0.0180375576019287">
                <text:p>0.0180375576019287</text:p>
              </table:table-cell>
              <table:table-cell office:value-type="float" office:value="0.0217738151550293">
                <text:p>0.0217738151550293</text:p>
              </table:table-cell>
              <table:table-cell office:value-type="float" office:value="0.0189737558364868">
                <text:p>0.0189737558364868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0.0183174610137939">
                <text:p>0.0183174610137939</text:p>
              </table:table-cell>
              <table:table-cell office:value-type="float" office:value="0.0219299793243408">
                <text:p>0.0219299793243408</text:p>
              </table:table-cell>
              <table:table-cell office:value-type="float" office:value="0.0196028232574463">
                <text:p>0.0196028232574463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0.0181951522827148">
                <text:p>0.0181951522827148</text:p>
              </table:table-cell>
              <table:table-cell office:value-type="float" office:value="0.0212745666503906">
                <text:p>0.0212745666503906</text:p>
              </table:table-cell>
              <table:table-cell office:value-type="float" office:value="0.0193246603012085">
                <text:p>0.0193246603012085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0.01837158203125">
                <text:p>0.01837158203125</text:p>
              </table:table-cell>
              <table:table-cell office:value-type="float" office:value="0.0202488899230957">
                <text:p>0.0202488899230957</text:p>
              </table:table-cell>
              <table:table-cell office:value-type="float" office:value="0.0190976619720459">
                <text:p>0.0190976619720459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0.0193769931793213">
                <text:p>0.0193769931793213</text:p>
              </table:table-cell>
              <table:table-cell office:value-type="float" office:value="0.020815372467041">
                <text:p>0.020815372467041</text:p>
              </table:table-cell>
              <table:table-cell office:value-type="float" office:value="0.0197767972946167">
                <text:p>0.0197767972946167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0.0187466144561768">
                <text:p>0.0187466144561768</text:p>
              </table:table-cell>
              <table:table-cell office:value-type="float" office:value="0.0229418277740479">
                <text:p>0.0229418277740479</text:p>
              </table:table-cell>
              <table:table-cell office:value-type="float" office:value="0.0205449104309082">
                <text:p>0.020544910430908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0201687812805176">
                <text:p>0.0201687812805176</text:p>
              </table:table-cell>
              <table:table-cell office:value-type="float" office:value="0.022777795791626">
                <text:p>0.022777795791626</text:p>
              </table:table-cell>
              <table:table-cell office:value-type="float" office:value="0.0216181993484497">
                <text:p>0.0216181993484497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0.0189487934112549">
                <text:p>0.0189487934112549</text:p>
              </table:table-cell>
              <table:table-cell office:value-type="float" office:value="0.0212206840515137">
                <text:p>0.0212206840515137</text:p>
              </table:table-cell>
              <table:table-cell office:value-type="float" office:value="0.0197315454483032">
                <text:p>0.0197315454483032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0.0182802677154541">
                <text:p>0.0182802677154541</text:p>
              </table:table-cell>
              <table:table-cell office:value-type="float" office:value="0.0249686241149902">
                <text:p>0.0249686241149902</text:p>
              </table:table-cell>
              <table:table-cell office:value-type="float" office:value="0.0201993465423584">
                <text:p>0.0201993465423584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0.0183753967285156">
                <text:p>0.0183753967285156</text:p>
              </table:table-cell>
              <table:table-cell office:value-type="float" office:value="0.0213279724121094">
                <text:p>0.0213279724121094</text:p>
              </table:table-cell>
              <table:table-cell office:value-type="float" office:value="0.0195214033126831">
                <text:p>0.0195214033126831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0.0194199085235596">
                <text:p>0.0194199085235596</text:p>
              </table:table-cell>
              <table:table-cell office:value-type="float" office:value="0.0217621326446533">
                <text:p>0.0217621326446533</text:p>
              </table:table-cell>
              <table:table-cell office:value-type="float" office:value="0.0202421426773071">
                <text:p>0.0202421426773071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0.0188887119293213">
                <text:p>0.0188887119293213</text:p>
              </table:table-cell>
              <table:table-cell office:value-type="float" office:value="0.0204977989196777">
                <text:p>0.0204977989196777</text:p>
              </table:table-cell>
              <table:table-cell office:value-type="float" office:value="0.0197359800338745">
                <text:p>0.0197359800338745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0.0183413028717041">
                <text:p>0.0183413028717041</text:p>
              </table:table-cell>
              <table:table-cell office:value-type="float" office:value="0.0201990604400635">
                <text:p>0.0201990604400635</text:p>
              </table:table-cell>
              <table:table-cell office:value-type="float" office:value="0.0192292928695679">
                <text:p>0.0192292928695679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0.0186030864715576">
                <text:p>0.0186030864715576</text:p>
              </table:table-cell>
              <table:table-cell office:value-type="float" office:value="0.0205008983612061">
                <text:p>0.0205008983612061</text:p>
              </table:table-cell>
              <table:table-cell office:value-type="float" office:value="0.0192388534545898">
                <text:p>0.0192388534545898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0.0189917087554932">
                <text:p>0.0189917087554932</text:p>
              </table:table-cell>
              <table:table-cell office:value-type="float" office:value="0.0214605331420898">
                <text:p>0.0214605331420898</text:p>
              </table:table-cell>
              <table:table-cell office:value-type="float" office:value="0.0196479558944702">
                <text:p>0.0196479558944702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0.0194995403289795">
                <text:p>0.0194995403289795</text:p>
              </table:table-cell>
              <table:table-cell office:value-type="float" office:value="0.0209000110626221">
                <text:p>0.0209000110626221</text:p>
              </table:table-cell>
              <table:table-cell office:value-type="float" office:value="0.0201238870620728">
                <text:p>0.020123887062072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193970203399658">
                <text:p>0.0193970203399658</text:p>
              </table:table-cell>
              <table:table-cell office:value-type="float" office:value="0.0210165977478027">
                <text:p>0.0210165977478027</text:p>
              </table:table-cell>
              <table:table-cell office:value-type="float" office:value="0.0200922966003418">
                <text:p>0.0200922966003418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0.0193984508514404">
                <text:p>0.0193984508514404</text:p>
              </table:table-cell>
              <table:table-cell office:value-type="float" office:value="0.0211684703826904">
                <text:p>0.0211684703826904</text:p>
              </table:table-cell>
              <table:table-cell office:value-type="float" office:value="0.0198493003845215">
                <text:p>0.0198493003845215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0.0195062160491943">
                <text:p>0.0195062160491943</text:p>
              </table:table-cell>
              <table:table-cell office:value-type="float" office:value="0.0289063453674316">
                <text:p>0.0289063453674316</text:p>
              </table:table-cell>
              <table:table-cell office:value-type="float" office:value="0.0212096214294434">
                <text:p>0.0212096214294434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0.0197920799255371">
                <text:p>0.0197920799255371</text:p>
              </table:table-cell>
              <table:table-cell office:value-type="float" office:value="0.021209716796875">
                <text:p>0.021209716796875</text:p>
              </table:table-cell>
              <table:table-cell office:value-type="float" office:value="0.020275354385376">
                <text:p>0.020275354385376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0.0181741714477539">
                <text:p>0.0181741714477539</text:p>
              </table:table-cell>
              <table:table-cell office:value-type="float" office:value="0.0206665992736816">
                <text:p>0.0206665992736816</text:p>
              </table:table-cell>
              <table:table-cell office:value-type="float" office:value="0.0193755388259888">
                <text:p>0.0193755388259888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0.0181887149810791">
                <text:p>0.0181887149810791</text:p>
              </table:table-cell>
              <table:table-cell office:value-type="float" office:value="0.0204653739929199">
                <text:p>0.0204653739929199</text:p>
              </table:table-cell>
              <table:table-cell office:value-type="float" office:value="0.0189208030700684">
                <text:p>0.0189208030700684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.0200421810150147">
                <text:p>0.0200421810150147</text:p>
              </table:table-cell>
              <table:table-cell office:value-type="float" office:value="0.0328927040100098">
                <text:p>0.0328927040100098</text:p>
              </table:table-cell>
              <table:table-cell office:value-type="float" office:value="0.0229567766189575">
                <text:p>0.0229567766189575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0.0200390815734863">
                <text:p>0.0200390815734863</text:p>
              </table:table-cell>
              <table:table-cell office:value-type="float" office:value="0.0225663185119629">
                <text:p>0.0225663185119629</text:p>
              </table:table-cell>
              <table:table-cell office:value-type="float" office:value="0.021442174911499">
                <text:p>0.021442174911499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0.0194931030273438">
                <text:p>0.0194931030273438</text:p>
              </table:table-cell>
              <table:table-cell office:value-type="float" office:value="0.0215935707092285">
                <text:p>0.0215935707092285</text:p>
              </table:table-cell>
              <table:table-cell office:value-type="float" office:value="0.0200694561004639">
                <text:p>0.0200694561004639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0.0191555023193359">
                <text:p>0.0191555023193359</text:p>
              </table:table-cell>
              <table:table-cell office:value-type="float" office:value="0.0204789638519287">
                <text:p>0.0204789638519287</text:p>
              </table:table-cell>
              <table:table-cell office:value-type="float" office:value="0.0197226524353027">
                <text:p>0.019722652435302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0203292369842529">
                <text:p>0.0203292369842529</text:p>
              </table:table-cell>
              <table:table-cell office:value-type="float" office:value="0.0230526924133301">
                <text:p>0.0230526924133301</text:p>
              </table:table-cell>
              <table:table-cell office:value-type="float" office:value="0.0214732646942139">
                <text:p>0.0214732646942139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0.0206043720245361">
                <text:p>0.0206043720245361</text:p>
              </table:table-cell>
              <table:table-cell office:value-type="float" office:value="0.0223977565765381">
                <text:p>0.0223977565765381</text:p>
              </table:table-cell>
              <table:table-cell office:value-type="float" office:value="0.0212847232818604">
                <text:p>0.0212847232818604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0.019411563873291">
                <text:p>0.019411563873291</text:p>
              </table:table-cell>
              <table:table-cell office:value-type="float" office:value="0.02178955078125">
                <text:p>0.02178955078125</text:p>
              </table:table-cell>
              <table:table-cell office:value-type="float" office:value="0.0203123092651367">
                <text:p>0.0203123092651367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0.0194492340087891">
                <text:p>0.0194492340087891</text:p>
              </table:table-cell>
              <table:table-cell office:value-type="float" office:value="0.0228574275970459">
                <text:p>0.0228574275970459</text:p>
              </table:table-cell>
              <table:table-cell office:value-type="float" office:value="0.0211702108383179">
                <text:p>0.0211702108383179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0.0188817977905273">
                <text:p>0.0188817977905273</text:p>
              </table:table-cell>
              <table:table-cell office:value-type="float" office:value="0.0211400985717773">
                <text:p>0.0211400985717773</text:p>
              </table:table-cell>
              <table:table-cell office:value-type="float" office:value="0.0200350046157837">
                <text:p>0.0200350046157837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0.0195770263671875">
                <text:p>0.0195770263671875</text:p>
              </table:table-cell>
              <table:table-cell office:value-type="float" office:value="0.0212812423706055">
                <text:p>0.0212812423706055</text:p>
              </table:table-cell>
              <table:table-cell office:value-type="float" office:value="0.0202201128005981">
                <text:p>0.0202201128005981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0.0186371803283691">
                <text:p>0.0186371803283691</text:p>
              </table:table-cell>
              <table:table-cell office:value-type="float" office:value="0.0224852561950684">
                <text:p>0.0224852561950684</text:p>
              </table:table-cell>
              <table:table-cell office:value-type="float" office:value="0.0198228359222412">
                <text:p>0.0198228359222412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0.0194840431213379">
                <text:p>0.0194840431213379</text:p>
              </table:table-cell>
              <table:table-cell office:value-type="float" office:value="0.0216894149780273">
                <text:p>0.0216894149780273</text:p>
              </table:table-cell>
              <table:table-cell office:value-type="float" office:value="0.0200694799423218">
                <text:p>0.0200694799423218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0188884735107422">
                <text:p>0.0188884735107422</text:p>
              </table:table-cell>
              <table:table-cell office:value-type="float" office:value="0.0211620330810547">
                <text:p>0.0211620330810547</text:p>
              </table:table-cell>
              <table:table-cell office:value-type="float" office:value="0.0195540904998779">
                <text:p>0.0195540904998779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0.0190765857696533">
                <text:p>0.0190765857696533</text:p>
              </table:table-cell>
              <table:table-cell office:value-type="float" office:value="0.0214188098907471">
                <text:p>0.0214188098907471</text:p>
              </table:table-cell>
              <table:table-cell office:value-type="float" office:value="0.0194960355758667">
                <text:p>0.019496035575866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191867351531982">
                <text:p>0.0191867351531982</text:p>
              </table:table-cell>
              <table:table-cell office:value-type="float" office:value="0.0217216014862061">
                <text:p>0.0217216014862061</text:p>
              </table:table-cell>
              <table:table-cell office:value-type="float" office:value="0.0200177431106567">
                <text:p>0.0200177431106567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0.0199708938598633">
                <text:p>0.0199708938598633</text:p>
              </table:table-cell>
              <table:table-cell office:value-type="float" office:value="0.0216419696807861">
                <text:p>0.0216419696807861</text:p>
              </table:table-cell>
              <table:table-cell office:value-type="float" office:value="0.0207288980484009">
                <text:p>0.0207288980484009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0.0189647674560547">
                <text:p>0.0189647674560547</text:p>
              </table:table-cell>
              <table:table-cell office:value-type="float" office:value="0.0213465690612793">
                <text:p>0.0213465690612793</text:p>
              </table:table-cell>
              <table:table-cell office:value-type="float" office:value="0.0196859359741211">
                <text:p>0.0196859359741211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0.0201730728149414">
                <text:p>0.0201730728149414</text:p>
              </table:table-cell>
              <table:table-cell office:value-type="float" office:value="0.0223925113677979">
                <text:p>0.0223925113677979</text:p>
              </table:table-cell>
              <table:table-cell office:value-type="float" office:value="0.0208388328552246">
                <text:p>0.0208388328552246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0194644927978516">
                <text:p>0.0194644927978516</text:p>
              </table:table-cell>
              <table:table-cell office:value-type="float" office:value="0.0210754871368408">
                <text:p>0.0210754871368408</text:p>
              </table:table-cell>
              <table:table-cell office:value-type="float" office:value="0.019922399520874">
                <text:p>0.019922399520874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0.01902174949646">
                <text:p>0.01902174949646</text:p>
              </table:table-cell>
              <table:table-cell office:value-type="float" office:value="0.0212328433990479">
                <text:p>0.0212328433990479</text:p>
              </table:table-cell>
              <table:table-cell office:value-type="float" office:value="0.0196349143981934">
                <text:p>0.0196349143981934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0.0189383029937744">
                <text:p>0.0189383029937744</text:p>
              </table:table-cell>
              <table:table-cell office:value-type="float" office:value="0.0207207202911377">
                <text:p>0.0207207202911377</text:p>
              </table:table-cell>
              <table:table-cell office:value-type="float" office:value="0.0195883989334106">
                <text:p>0.0195883989334106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0.0194432735443115">
                <text:p>0.0194432735443115</text:p>
              </table:table-cell>
              <table:table-cell office:value-type="float" office:value="0.022636890411377">
                <text:p>0.022636890411377</text:p>
              </table:table-cell>
              <table:table-cell office:value-type="float" office:value="0.0203633785247803">
                <text:p>0.0203633785247803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0.0194334983825684">
                <text:p>0.0194334983825684</text:p>
              </table:table-cell>
              <table:table-cell office:value-type="float" office:value="0.0222291946411133">
                <text:p>0.0222291946411133</text:p>
              </table:table-cell>
              <table:table-cell office:value-type="float" office:value="0.0205270290374756">
                <text:p>0.0205270290374756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0.0199849605560303">
                <text:p>0.0199849605560303</text:p>
              </table:table-cell>
              <table:table-cell office:value-type="float" office:value="0.023237943649292">
                <text:p>0.023237943649292</text:p>
              </table:table-cell>
              <table:table-cell office:value-type="float" office:value="0.0209850549697876">
                <text:p>0.0209850549697876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20613431930542">
                <text:p>0.020613431930542</text:p>
              </table:table-cell>
              <table:table-cell office:value-type="float" office:value="0.0334115028381348">
                <text:p>0.0334115028381348</text:p>
              </table:table-cell>
              <table:table-cell office:value-type="float" office:value="0.0234039068222046">
                <text:p>0.0234039068222046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0.0189483165740967">
                <text:p>0.0189483165740967</text:p>
              </table:table-cell>
              <table:table-cell office:value-type="float" office:value="0.0215761661529541">
                <text:p>0.0215761661529541</text:p>
              </table:table-cell>
              <table:table-cell office:value-type="float" office:value="0.0200069665908814">
                <text:p>0.0200069665908814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0.0202422142028809">
                <text:p>0.0202422142028809</text:p>
              </table:table-cell>
              <table:table-cell office:value-type="float" office:value="0.0223488807678223">
                <text:p>0.0223488807678223</text:p>
              </table:table-cell>
              <table:table-cell office:value-type="float" office:value="0.0210126161575317">
                <text:p>0.0210126161575317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0.0200726985931397">
                <text:p>0.0200726985931397</text:p>
              </table:table-cell>
              <table:table-cell office:value-type="float" office:value="0.0248332023620606">
                <text:p>0.0248332023620606</text:p>
              </table:table-cell>
              <table:table-cell office:value-type="float" office:value="0.0218325853347778">
                <text:p>0.0218325853347778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0.0206339359283447">
                <text:p>0.0206339359283447</text:p>
              </table:table-cell>
              <table:table-cell office:value-type="float" office:value="0.0223140716552734">
                <text:p>0.0223140716552734</text:p>
              </table:table-cell>
              <table:table-cell office:value-type="float" office:value="0.021299409866333">
                <text:p>0.021299409866333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0.0192849636077881">
                <text:p>0.0192849636077881</text:p>
              </table:table-cell>
              <table:table-cell office:value-type="float" office:value="0.021824836730957">
                <text:p>0.021824836730957</text:p>
              </table:table-cell>
              <table:table-cell office:value-type="float" office:value="0.0201761245727539">
                <text:p>0.0201761245727539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0.0192849636077881">
                <text:p>0.0192849636077881</text:p>
              </table:table-cell>
              <table:table-cell office:value-type="float" office:value="0.0236818790435791">
                <text:p>0.0236818790435791</text:p>
              </table:table-cell>
              <table:table-cell office:value-type="float" office:value="0.0203812122344971">
                <text:p>0.0203812122344971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0.0190620422363281">
                <text:p>0.0190620422363281</text:p>
              </table:table-cell>
              <table:table-cell office:value-type="float" office:value="0.0206458568572998">
                <text:p>0.0206458568572998</text:p>
              </table:table-cell>
              <table:table-cell office:value-type="float" office:value="0.0195231676101685">
                <text:p>0.0195231676101685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0.0190362930297852">
                <text:p>0.0190362930297852</text:p>
              </table:table-cell>
              <table:table-cell office:value-type="float" office:value="0.0212984085083008">
                <text:p>0.0212984085083008</text:p>
              </table:table-cell>
              <table:table-cell office:value-type="float" office:value="0.0194188833236694">
                <text:p>0.0194188833236694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0.0192310810089111">
                <text:p>0.0192310810089111</text:p>
              </table:table-cell>
              <table:table-cell office:value-type="float" office:value="0.0212388038635254">
                <text:p>0.0212388038635254</text:p>
              </table:table-cell>
              <table:table-cell office:value-type="float" office:value="0.020044732093811">
                <text:p>0.020044732093811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0187389850616455">
                <text:p>0.0187389850616455</text:p>
              </table:table-cell>
              <table:table-cell office:value-type="float" office:value="0.0201461315155029">
                <text:p>0.0201461315155029</text:p>
              </table:table-cell>
              <table:table-cell office:value-type="float" office:value="0.0195508003234863">
                <text:p>0.0195508003234863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0.0201644897460937">
                <text:p>0.0201644897460937</text:p>
              </table:table-cell>
              <table:table-cell office:value-type="float" office:value="0.0218567848205566">
                <text:p>0.0218567848205566</text:p>
              </table:table-cell>
              <table:table-cell office:value-type="float" office:value="0.0207792043685913">
                <text:p>0.0207792043685913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0.019237756729126">
                <text:p>0.019237756729126</text:p>
              </table:table-cell>
              <table:table-cell office:value-type="float" office:value="0.0209825038909912">
                <text:p>0.0209825038909912</text:p>
              </table:table-cell>
              <table:table-cell office:value-type="float" office:value="0.0198496103286743">
                <text:p>0.0198496103286743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0.0192530155181885">
                <text:p>0.0192530155181885</text:p>
              </table:table-cell>
              <table:table-cell office:value-type="float" office:value="0.0211465358734131">
                <text:p>0.0211465358734131</text:p>
              </table:table-cell>
              <table:table-cell office:value-type="float" office:value="0.0200298547744751">
                <text:p>0.0200298547744751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0.0200457572937012">
                <text:p>0.0200457572937012</text:p>
              </table:table-cell>
              <table:table-cell office:value-type="float" office:value="0.0219593048095703">
                <text:p>0.0219593048095703</text:p>
              </table:table-cell>
              <table:table-cell office:value-type="float" office:value="0.0209816455841064">
                <text:p>0.0209816455841064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0.020444393157959">
                <text:p>0.020444393157959</text:p>
              </table:table-cell>
              <table:table-cell office:value-type="float" office:value="0.0248847007751465">
                <text:p>0.0248847007751465</text:p>
              </table:table-cell>
              <table:table-cell office:value-type="float" office:value="0.0219196319580078">
                <text:p>0.0219196319580078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0.0198996067047119">
                <text:p>0.0198996067047119</text:p>
              </table:table-cell>
              <table:table-cell office:value-type="float" office:value="0.0236029624938965">
                <text:p>0.0236029624938965</text:p>
              </table:table-cell>
              <table:table-cell office:value-type="float" office:value="0.021532678604126">
                <text:p>0.021532678604126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0.0210261344909668">
                <text:p>0.0210261344909668</text:p>
              </table:table-cell>
              <table:table-cell office:value-type="float" office:value="0.0241410732269287">
                <text:p>0.0241410732269287</text:p>
              </table:table-cell>
              <table:table-cell office:value-type="float" office:value="0.0219920635223389">
                <text:p>0.0219920635223389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0.0202198028564453">
                <text:p>0.0202198028564453</text:p>
              </table:table-cell>
              <table:table-cell office:value-type="float" office:value="0.0228683948516846">
                <text:p>0.0228683948516846</text:p>
              </table:table-cell>
              <table:table-cell office:value-type="float" office:value="0.0212867021560669">
                <text:p>0.0212867021560669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0.0201125144958496">
                <text:p>0.0201125144958496</text:p>
              </table:table-cell>
              <table:table-cell office:value-type="float" office:value="0.0225362777709961">
                <text:p>0.0225362777709961</text:p>
              </table:table-cell>
              <table:table-cell office:value-type="float" office:value="0.0208484172821045">
                <text:p>0.02084841728210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194194316864014">
                <text:p>0.0194194316864014</text:p>
              </table:table-cell>
              <table:table-cell office:value-type="float" office:value="0.0362265110015869">
                <text:p>0.0362265110015869</text:p>
              </table:table-cell>
              <table:table-cell office:value-type="float" office:value="0.0235940933227539">
                <text:p>0.0235940933227539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020754337310791">
                <text:p>0.020754337310791</text:p>
              </table:table-cell>
              <table:table-cell office:value-type="float" office:value="0.0305652618408203">
                <text:p>0.0305652618408203</text:p>
              </table:table-cell>
              <table:table-cell office:value-type="float" office:value="0.0234636545181274">
                <text:p>0.0234636545181274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0.0200762748718262">
                <text:p>0.0200762748718262</text:p>
              </table:table-cell>
              <table:table-cell office:value-type="float" office:value="0.0239400863647461">
                <text:p>0.0239400863647461</text:p>
              </table:table-cell>
              <table:table-cell office:value-type="float" office:value="0.0213815450668335">
                <text:p>0.0213815450668335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0.0210728645324707">
                <text:p>0.0210728645324707</text:p>
              </table:table-cell>
              <table:table-cell office:value-type="float" office:value="0.0283112525939941">
                <text:p>0.0283112525939941</text:p>
              </table:table-cell>
              <table:table-cell office:value-type="float" office:value="0.0226815462112427">
                <text:p>0.0226815462112427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0.0225343704223633">
                <text:p>0.0225343704223633</text:p>
              </table:table-cell>
              <table:table-cell office:value-type="float" office:value="0.0247676372528076">
                <text:p>0.0247676372528076</text:p>
              </table:table-cell>
              <table:table-cell office:value-type="float" office:value="0.0233309030532837">
                <text:p>0.0233309030532837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0.0212416648864746">
                <text:p>0.0212416648864746</text:p>
              </table:table-cell>
              <table:table-cell office:value-type="float" office:value="0.0223639011383057">
                <text:p>0.0223639011383057</text:p>
              </table:table-cell>
              <table:table-cell office:value-type="float" office:value="0.0220007181167603">
                <text:p>0.0220007181167603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0.0202617645263672">
                <text:p>0.0202617645263672</text:p>
              </table:table-cell>
              <table:table-cell office:value-type="float" office:value="0.026874303817749">
                <text:p>0.026874303817749</text:p>
              </table:table-cell>
              <table:table-cell office:value-type="float" office:value="0.0219199419021606">
                <text:p>0.0219199419021606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0199112892150879">
                <text:p>0.0199112892150879</text:p>
              </table:table-cell>
              <table:table-cell office:value-type="float" office:value="0.0218105316162109">
                <text:p>0.0218105316162109</text:p>
              </table:table-cell>
              <table:table-cell office:value-type="float" office:value="0.0206248044967651">
                <text:p>0.0206248044967651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0.0202980041503906">
                <text:p>0.0202980041503906</text:p>
              </table:table-cell>
              <table:table-cell office:value-type="float" office:value="0.024334192276001">
                <text:p>0.024334192276001</text:p>
              </table:table-cell>
              <table:table-cell office:value-type="float" office:value="0.0221676826477051">
                <text:p>0.0221676826477051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0.0217273235321045">
                <text:p>0.0217273235321045</text:p>
              </table:table-cell>
              <table:table-cell office:value-type="float" office:value="0.03692626953125">
                <text:p>0.03692626953125</text:p>
              </table:table-cell>
              <table:table-cell office:value-type="float" office:value="0.0258596181869507">
                <text:p>0.0258596181869507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0199642181396484">
                <text:p>0.0199642181396484</text:p>
              </table:table-cell>
              <table:table-cell office:value-type="float" office:value="0.0220410823822022">
                <text:p>0.0220410823822022</text:p>
              </table:table-cell>
              <table:table-cell office:value-type="float" office:value="0.0206014394760132">
                <text:p>0.0206014394760132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0.0207421779632568">
                <text:p>0.0207421779632568</text:p>
              </table:table-cell>
              <table:table-cell office:value-type="float" office:value="0.0233364105224609">
                <text:p>0.0233364105224609</text:p>
              </table:table-cell>
              <table:table-cell office:value-type="float" office:value="0.0215528726577759">
                <text:p>0.0215528726577759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0.0194830894470215">
                <text:p>0.0194830894470215</text:p>
              </table:table-cell>
              <table:table-cell office:value-type="float" office:value="0.0219292640686035">
                <text:p>0.0219292640686035</text:p>
              </table:table-cell>
              <table:table-cell office:value-type="float" office:value="0.0204769134521484">
                <text:p>0.0204769134521484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0.0205466747283936">
                <text:p>0.0205466747283936</text:p>
              </table:table-cell>
              <table:table-cell office:value-type="float" office:value="0.0231242179870606">
                <text:p>0.0231242179870606</text:p>
              </table:table-cell>
              <table:table-cell office:value-type="float" office:value="0.0212853670120239">
                <text:p>0.0212853670120239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0.0190949440002441">
                <text:p>0.0190949440002441</text:p>
              </table:table-cell>
              <table:table-cell office:value-type="float" office:value="0.0223932266235352">
                <text:p>0.0223932266235352</text:p>
              </table:table-cell>
              <table:table-cell office:value-type="float" office:value="0.0202171802520752">
                <text:p>0.0202171802520752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0.0210573673248291">
                <text:p>0.0210573673248291</text:p>
              </table:table-cell>
              <table:table-cell office:value-type="float" office:value="0.0227532386779785">
                <text:p>0.0227532386779785</text:p>
              </table:table-cell>
              <table:table-cell office:value-type="float" office:value="0.0218927621841431">
                <text:p>0.0218927621841431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0.0199360847473145">
                <text:p>0.0199360847473145</text:p>
              </table:table-cell>
              <table:table-cell office:value-type="float" office:value="0.0213389396667481">
                <text:p>0.0213389396667481</text:p>
              </table:table-cell>
              <table:table-cell office:value-type="float" office:value="0.0206366300582886">
                <text:p>0.0206366300582886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0.0195808410644531">
                <text:p>0.0195808410644531</text:p>
              </table:table-cell>
              <table:table-cell office:value-type="float" office:value="0.0224869251251221">
                <text:p>0.0224869251251221</text:p>
              </table:table-cell>
              <table:table-cell office:value-type="float" office:value="0.0208616733551025">
                <text:p>0.0208616733551025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0.0197262763977051">
                <text:p>0.0197262763977051</text:p>
              </table:table-cell>
              <table:table-cell office:value-type="float" office:value="0.0220081806182861">
                <text:p>0.0220081806182861</text:p>
              </table:table-cell>
              <table:table-cell office:value-type="float" office:value="0.0205686330795288">
                <text:p>0.0205686330795288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0.0199244022369385">
                <text:p>0.0199244022369385</text:p>
              </table:table-cell>
              <table:table-cell office:value-type="float" office:value="0.0226459503173828">
                <text:p>0.0226459503173828</text:p>
              </table:table-cell>
              <table:table-cell office:value-type="float" office:value="0.0206592798233032">
                <text:p>0.020659279823303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1981520652771">
                <text:p>0.01981520652771</text:p>
              </table:table-cell>
              <table:table-cell office:value-type="float" office:value="0.0225918292999268">
                <text:p>0.0225918292999268</text:p>
              </table:table-cell>
              <table:table-cell office:value-type="float" office:value="0.0208822011947632">
                <text:p>0.0208822011947632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0.0214869976043701">
                <text:p>0.0214869976043701</text:p>
              </table:table-cell>
              <table:table-cell office:value-type="float" office:value="0.0240726470947266">
                <text:p>0.0240726470947266</text:p>
              </table:table-cell>
              <table:table-cell office:value-type="float" office:value="0.0222693681716919">
                <text:p>0.0222693681716919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0.0206472873687744">
                <text:p>0.0206472873687744</text:p>
              </table:table-cell>
              <table:table-cell office:value-type="float" office:value="0.0227878093719482">
                <text:p>0.0227878093719482</text:p>
              </table:table-cell>
              <table:table-cell office:value-type="float" office:value="0.0216902017593384">
                <text:p>0.0216902017593384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0.0198345184326172">
                <text:p>0.0198345184326172</text:p>
              </table:table-cell>
              <table:table-cell office:value-type="float" office:value="0.0233056545257568">
                <text:p>0.0233056545257568</text:p>
              </table:table-cell>
              <table:table-cell office:value-type="float" office:value="0.0209121227264404">
                <text:p>0.0209121227264404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0.0198690891265869">
                <text:p>0.0198690891265869</text:p>
              </table:table-cell>
              <table:table-cell office:value-type="float" office:value="0.0228936672210693">
                <text:p>0.0228936672210693</text:p>
              </table:table-cell>
              <table:table-cell office:value-type="float" office:value="0.0208878040313721">
                <text:p>0.0208878040313721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0.0217258930206299">
                <text:p>0.0217258930206299</text:p>
              </table:table-cell>
              <table:table-cell office:value-type="float" office:value="0.0233070850372314">
                <text:p>0.0233070850372314</text:p>
              </table:table-cell>
              <table:table-cell office:value-type="float" office:value="0.0223527431488037">
                <text:p>0.0223527431488037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0.0198578834533691">
                <text:p>0.0198578834533691</text:p>
              </table:table-cell>
              <table:table-cell office:value-type="float" office:value="0.0219800472259522">
                <text:p>0.0219800472259522</text:p>
              </table:table-cell>
              <table:table-cell office:value-type="float" office:value="0.0206515789031982">
                <text:p>0.0206515789031982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0.0198664665222168">
                <text:p>0.0198664665222168</text:p>
              </table:table-cell>
              <table:table-cell office:value-type="float" office:value="0.023576021194458">
                <text:p>0.023576021194458</text:p>
              </table:table-cell>
              <table:table-cell office:value-type="float" office:value="0.0213263034820557">
                <text:p>0.0213263034820557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0.0205941200256348">
                <text:p>0.0205941200256348</text:p>
              </table:table-cell>
              <table:table-cell office:value-type="float" office:value="0.0232436656951904">
                <text:p>0.0232436656951904</text:p>
              </table:table-cell>
              <table:table-cell office:value-type="float" office:value="0.0212605237960815">
                <text:p>0.0212605237960815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0.0202345848083496">
                <text:p>0.0202345848083496</text:p>
              </table:table-cell>
              <table:table-cell office:value-type="float" office:value="0.0263769626617432">
                <text:p>0.0263769626617432</text:p>
              </table:table-cell>
              <table:table-cell office:value-type="float" office:value="0.0217854499816895">
                <text:p>0.0217854499816895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0202643871307373">
                <text:p>0.0202643871307373</text:p>
              </table:table-cell>
              <table:table-cell office:value-type="float" office:value="0.0238790512084961">
                <text:p>0.0238790512084961</text:p>
              </table:table-cell>
              <table:table-cell office:value-type="float" office:value="0.0214022159576416">
                <text:p>0.0214022159576416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.0202889442443848">
                <text:p>0.0202889442443848</text:p>
              </table:table-cell>
              <table:table-cell office:value-type="float" office:value="0.0226202011108398">
                <text:p>0.0226202011108398</text:p>
              </table:table-cell>
              <table:table-cell office:value-type="float" office:value="0.0210381507873535">
                <text:p>0.0210381507873535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0.0205385684967041">
                <text:p>0.0205385684967041</text:p>
              </table:table-cell>
              <table:table-cell office:value-type="float" office:value="0.023977518081665">
                <text:p>0.023977518081665</text:p>
              </table:table-cell>
              <table:table-cell office:value-type="float" office:value="0.0213052272796631">
                <text:p>0.0213052272796631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0.0196499824523926">
                <text:p>0.0196499824523926</text:p>
              </table:table-cell>
              <table:table-cell office:value-type="float" office:value="0.0222518444061279">
                <text:p>0.0222518444061279</text:p>
              </table:table-cell>
              <table:table-cell office:value-type="float" office:value="0.0202900886535645">
                <text:p>0.0202900886535645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0.0208578109741211">
                <text:p>0.0208578109741211</text:p>
              </table:table-cell>
              <table:table-cell office:value-type="float" office:value="0.0225930213928223">
                <text:p>0.0225930213928223</text:p>
              </table:table-cell>
              <table:table-cell office:value-type="float" office:value="0.021379566192627">
                <text:p>0.021379566192627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0.0207259654998779">
                <text:p>0.0207259654998779</text:p>
              </table:table-cell>
              <table:table-cell office:value-type="float" office:value="0.0241935253143311">
                <text:p>0.0241935253143311</text:p>
              </table:table-cell>
              <table:table-cell office:value-type="float" office:value="0.0216715812683105">
                <text:p>0.0216715812683105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0.0199506282806397">
                <text:p>0.0199506282806397</text:p>
              </table:table-cell>
              <table:table-cell office:value-type="float" office:value="0.0220904350280762">
                <text:p>0.0220904350280762</text:p>
              </table:table-cell>
              <table:table-cell office:value-type="float" office:value="0.0205580472946167">
                <text:p>0.0205580472946167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0.0198609828948975">
                <text:p>0.0198609828948975</text:p>
              </table:table-cell>
              <table:table-cell office:value-type="float" office:value="0.0210850238800049">
                <text:p>0.0210850238800049</text:p>
              </table:table-cell>
              <table:table-cell office:value-type="float" office:value="0.020227837562561">
                <text:p>0.020227837562561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0.0210170745849609">
                <text:p>0.0210170745849609</text:p>
              </table:table-cell>
              <table:table-cell office:value-type="float" office:value="0.0229880809783936">
                <text:p>0.0229880809783936</text:p>
              </table:table-cell>
              <table:table-cell office:value-type="float" office:value="0.0215691566467285">
                <text:p>0.0215691566467285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0.0203177928924561">
                <text:p>0.0203177928924561</text:p>
              </table:table-cell>
              <table:table-cell office:value-type="float" office:value="0.0220544338226318">
                <text:p>0.0220544338226318</text:p>
              </table:table-cell>
              <table:table-cell office:value-type="float" office:value="0.0209726810455322">
                <text:p>0.020972681045532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20139217376709">
                <text:p>0.020139217376709</text:p>
              </table:table-cell>
              <table:table-cell office:value-type="float" office:value="0.0224058628082275">
                <text:p>0.0224058628082275</text:p>
              </table:table-cell>
              <table:table-cell office:value-type="float" office:value="0.0206915140151978">
                <text:p>0.0206915140151978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0.0210890769958496">
                <text:p>0.0210890769958496</text:p>
              </table:table-cell>
              <table:table-cell office:value-type="float" office:value="0.022963285446167">
                <text:p>0.022963285446167</text:p>
              </table:table-cell>
              <table:table-cell office:value-type="float" office:value="0.0218929529190064">
                <text:p>0.0218929529190064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0.0210161209106445">
                <text:p>0.0210161209106445</text:p>
              </table:table-cell>
              <table:table-cell office:value-type="float" office:value="0.0233283042907715">
                <text:p>0.0233283042907715</text:p>
              </table:table-cell>
              <table:table-cell office:value-type="float" office:value="0.0215718030929565">
                <text:p>0.0215718030929565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0.0202646255493164">
                <text:p>0.0202646255493164</text:p>
              </table:table-cell>
              <table:table-cell office:value-type="float" office:value="0.0219857692718506">
                <text:p>0.0219857692718506</text:p>
              </table:table-cell>
              <table:table-cell office:value-type="float" office:value="0.0208446741104126">
                <text:p>0.0208446741104126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0.0201873779296875">
                <text:p>0.0201873779296875</text:p>
              </table:table-cell>
              <table:table-cell office:value-type="float" office:value="0.0227906703948975">
                <text:p>0.0227906703948975</text:p>
              </table:table-cell>
              <table:table-cell office:value-type="float" office:value="0.0210109710693359">
                <text:p>0.0210109710693359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0.0208032131195068">
                <text:p>0.0208032131195068</text:p>
              </table:table-cell>
              <table:table-cell office:value-type="float" office:value="0.0234177112579346">
                <text:p>0.0234177112579346</text:p>
              </table:table-cell>
              <table:table-cell office:value-type="float" office:value="0.0215156078338623">
                <text:p>0.0215156078338623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0.0212492942810059">
                <text:p>0.0212492942810059</text:p>
              </table:table-cell>
              <table:table-cell office:value-type="float" office:value="0.0230348110198975">
                <text:p>0.0230348110198975</text:p>
              </table:table-cell>
              <table:table-cell office:value-type="float" office:value="0.0217117309570312">
                <text:p>0.0217117309570312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0.0210206508636475">
                <text:p>0.0210206508636475</text:p>
              </table:table-cell>
              <table:table-cell office:value-type="float" office:value="0.0233206748962402">
                <text:p>0.0233206748962402</text:p>
              </table:table-cell>
              <table:table-cell office:value-type="float" office:value="0.0216349363327026">
                <text:p>0.0216349363327026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0.0211143493652344">
                <text:p>0.0211143493652344</text:p>
              </table:table-cell>
              <table:table-cell office:value-type="float" office:value="0.023097038269043">
                <text:p>0.023097038269043</text:p>
              </table:table-cell>
              <table:table-cell office:value-type="float" office:value="0.0218175649642944">
                <text:p>0.0218175649642944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0.0210065841674805">
                <text:p>0.0210065841674805</text:p>
              </table:table-cell>
              <table:table-cell office:value-type="float" office:value="0.0246295928955078">
                <text:p>0.0246295928955078</text:p>
              </table:table-cell>
              <table:table-cell office:value-type="float" office:value="0.0222365856170654">
                <text:p>0.022236585617065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208039283752441">
                <text:p>0.0208039283752441</text:p>
              </table:table-cell>
              <table:table-cell office:value-type="float" office:value="0.0231144428253174">
                <text:p>0.0231144428253174</text:p>
              </table:table-cell>
              <table:table-cell office:value-type="float" office:value="0.0218387603759766">
                <text:p>0.0218387603759766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0.0211827754974365">
                <text:p>0.0211827754974365</text:p>
              </table:table-cell>
              <table:table-cell office:value-type="float" office:value="0.0225346088409424">
                <text:p>0.0225346088409424</text:p>
              </table:table-cell>
              <table:table-cell office:value-type="float" office:value="0.0218307495117187">
                <text:p>0.0218307495117187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0.0200474262237549">
                <text:p>0.0200474262237549</text:p>
              </table:table-cell>
              <table:table-cell office:value-type="float" office:value="0.0226366519927979">
                <text:p>0.0226366519927979</text:p>
              </table:table-cell>
              <table:table-cell office:value-type="float" office:value="0.0208426713943481">
                <text:p>0.0208426713943481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0.0210554599761963">
                <text:p>0.0210554599761963</text:p>
              </table:table-cell>
              <table:table-cell office:value-type="float" office:value="0.0229043960571289">
                <text:p>0.0229043960571289</text:p>
              </table:table-cell>
              <table:table-cell office:value-type="float" office:value="0.0217945098876953">
                <text:p>0.0217945098876953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0.0198695659637451">
                <text:p>0.0198695659637451</text:p>
              </table:table-cell>
              <table:table-cell office:value-type="float" office:value="0.0225136280059814">
                <text:p>0.0225136280059814</text:p>
              </table:table-cell>
              <table:table-cell office:value-type="float" office:value="0.0206089735031128">
                <text:p>0.0206089735031128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0.0196390151977539">
                <text:p>0.0196390151977539</text:p>
              </table:table-cell>
              <table:table-cell office:value-type="float" office:value="0.0223710536956787">
                <text:p>0.0223710536956787</text:p>
              </table:table-cell>
              <table:table-cell office:value-type="float" office:value="0.0201595783233643">
                <text:p>0.0201595783233643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0.0194869041442871">
                <text:p>0.0194869041442871</text:p>
              </table:table-cell>
              <table:table-cell office:value-type="float" office:value="0.0213990211486816">
                <text:p>0.0213990211486816</text:p>
              </table:table-cell>
              <table:table-cell office:value-type="float" office:value="0.020183539390564">
                <text:p>0.020183539390564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0.0207836627960205">
                <text:p>0.0207836627960205</text:p>
              </table:table-cell>
              <table:table-cell office:value-type="float" office:value="0.0232188701629639">
                <text:p>0.0232188701629639</text:p>
              </table:table-cell>
              <table:table-cell office:value-type="float" office:value="0.0215392112731934">
                <text:p>0.0215392112731934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0.0213017463684082">
                <text:p>0.0213017463684082</text:p>
              </table:table-cell>
              <table:table-cell office:value-type="float" office:value="0.0232229232788086">
                <text:p>0.0232229232788086</text:p>
              </table:table-cell>
              <table:table-cell office:value-type="float" office:value="0.0221290826797485">
                <text:p>0.0221290826797485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0.0204973220825195">
                <text:p>0.0204973220825195</text:p>
              </table:table-cell>
              <table:table-cell office:value-type="float" office:value="0.0226895809173584">
                <text:p>0.0226895809173584</text:p>
              </table:table-cell>
              <table:table-cell office:value-type="float" office:value="0.0213738679885864">
                <text:p>0.0213738679885864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202536582946777">
                <text:p>0.0202536582946777</text:p>
              </table:table-cell>
              <table:table-cell office:value-type="float" office:value="0.0223250389099121">
                <text:p>0.0223250389099121</text:p>
              </table:table-cell>
              <table:table-cell office:value-type="float" office:value="0.0211160898208618">
                <text:p>0.0211160898208618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0.0208351612091064">
                <text:p>0.0208351612091064</text:p>
              </table:table-cell>
              <table:table-cell office:value-type="float" office:value="0.0231537818908691">
                <text:p>0.0231537818908691</text:p>
              </table:table-cell>
              <table:table-cell office:value-type="float" office:value="0.0215303897857666">
                <text:p>0.0215303897857666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0.0199847221374512">
                <text:p>0.0199847221374512</text:p>
              </table:table-cell>
              <table:table-cell office:value-type="float" office:value="0.0228502750396729">
                <text:p>0.0228502750396729</text:p>
              </table:table-cell>
              <table:table-cell office:value-type="float" office:value="0.0210342884063721">
                <text:p>0.0210342884063721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0.0215427875518799">
                <text:p>0.0215427875518799</text:p>
              </table:table-cell>
              <table:table-cell office:value-type="float" office:value="0.0236527919769287">
                <text:p>0.0236527919769287</text:p>
              </table:table-cell>
              <table:table-cell office:value-type="float" office:value="0.022431468963623">
                <text:p>0.022431468963623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0.0209178924560547">
                <text:p>0.0209178924560547</text:p>
              </table:table-cell>
              <table:table-cell office:value-type="float" office:value="0.0231645107269287">
                <text:p>0.0231645107269287</text:p>
              </table:table-cell>
              <table:table-cell office:value-type="float" office:value="0.0213531017303467">
                <text:p>0.0213531017303467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0.0214231014251709">
                <text:p>0.0214231014251709</text:p>
              </table:table-cell>
              <table:table-cell office:value-type="float" office:value="0.0262777805328369">
                <text:p>0.0262777805328369</text:p>
              </table:table-cell>
              <table:table-cell office:value-type="float" office:value="0.022579836845398">
                <text:p>0.022579836845398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0.021132230758667">
                <text:p>0.021132230758667</text:p>
              </table:table-cell>
              <table:table-cell office:value-type="float" office:value="0.0231609344482422">
                <text:p>0.0231609344482422</text:p>
              </table:table-cell>
              <table:table-cell office:value-type="float" office:value="0.0219351053237915">
                <text:p>0.0219351053237915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0.0207557678222656">
                <text:p>0.0207557678222656</text:p>
              </table:table-cell>
              <table:table-cell office:value-type="float" office:value="0.0229415893554687">
                <text:p>0.0229415893554687</text:p>
              </table:table-cell>
              <table:table-cell office:value-type="float" office:value="0.0216567754745483">
                <text:p>0.0216567754745483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0.0216174125671387">
                <text:p>0.0216174125671387</text:p>
              </table:table-cell>
              <table:table-cell office:value-type="float" office:value="0.0237669944763184">
                <text:p>0.0237669944763184</text:p>
              </table:table-cell>
              <table:table-cell office:value-type="float" office:value="0.022497034072876">
                <text:p>0.022497034072876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0.0212712287902832">
                <text:p>0.0212712287902832</text:p>
              </table:table-cell>
              <table:table-cell office:value-type="float" office:value="0.0243039131164551">
                <text:p>0.0243039131164551</text:p>
              </table:table-cell>
              <table:table-cell office:value-type="float" office:value="0.0221011877059937">
                <text:p>0.0221011877059937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0211207866668701">
                <text:p>0.0211207866668701</text:p>
              </table:table-cell>
              <table:table-cell office:value-type="float" office:value="0.0229640007019043">
                <text:p>0.0229640007019043</text:p>
              </table:table-cell>
              <table:table-cell office:value-type="float" office:value="0.021596884727478">
                <text:p>0.021596884727478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0.0204944610595703">
                <text:p>0.0204944610595703</text:p>
              </table:table-cell>
              <table:table-cell office:value-type="float" office:value="0.0227136611938477">
                <text:p>0.0227136611938477</text:p>
              </table:table-cell>
              <table:table-cell office:value-type="float" office:value="0.0212801218032837">
                <text:p>0.0212801218032837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0.0213925838470459">
                <text:p>0.0213925838470459</text:p>
              </table:table-cell>
              <table:table-cell office:value-type="float" office:value="0.0233297348022461">
                <text:p>0.0233297348022461</text:p>
              </table:table-cell>
              <table:table-cell office:value-type="float" office:value="0.0220726728439331">
                <text:p>0.0220726728439331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0.0216062068939209">
                <text:p>0.0216062068939209</text:p>
              </table:table-cell>
              <table:table-cell office:value-type="float" office:value="0.0231153964996338">
                <text:p>0.0231153964996338</text:p>
              </table:table-cell>
              <table:table-cell office:value-type="float" office:value="0.021981406211853">
                <text:p>0.021981406211853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0.021364688873291">
                <text:p>0.021364688873291</text:p>
              </table:table-cell>
              <table:table-cell office:value-type="float" office:value="0.0237207412719727">
                <text:p>0.0237207412719727</text:p>
              </table:table-cell>
              <table:table-cell office:value-type="float" office:value="0.0222535610198975">
                <text:p>0.0222535610198975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0.0224251747131348">
                <text:p>0.0224251747131348</text:p>
              </table:table-cell>
              <table:table-cell office:value-type="float" office:value="0.0245490074157715">
                <text:p>0.0245490074157715</text:p>
              </table:table-cell>
              <table:table-cell office:value-type="float" office:value="0.0230343580245972">
                <text:p>0.0230343580245972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0.021636962890625">
                <text:p>0.021636962890625</text:p>
              </table:table-cell>
              <table:table-cell office:value-type="float" office:value="0.024205207824707">
                <text:p>0.024205207824707</text:p>
              </table:table-cell>
              <table:table-cell office:value-type="float" office:value="0.0223674058914185">
                <text:p>0.0223674058914185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0.0203211307525635">
                <text:p>0.0203211307525635</text:p>
              </table:table-cell>
              <table:table-cell office:value-type="float" office:value="0.0221750736236572">
                <text:p>0.0221750736236572</text:p>
              </table:table-cell>
              <table:table-cell office:value-type="float" office:value="0.0215109825134277">
                <text:p>0.0215109825134277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0.0206394195556641">
                <text:p>0.0206394195556641</text:p>
              </table:table-cell>
              <table:table-cell office:value-type="float" office:value="0.0227007865905762">
                <text:p>0.0227007865905762</text:p>
              </table:table-cell>
              <table:table-cell office:value-type="float" office:value="0.0213792085647583">
                <text:p>0.0213792085647583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0.0218095779418945">
                <text:p>0.0218095779418945</text:p>
              </table:table-cell>
              <table:table-cell office:value-type="float" office:value="0.023730993270874">
                <text:p>0.023730993270874</text:p>
              </table:table-cell>
              <table:table-cell office:value-type="float" office:value="0.0224992990493774">
                <text:p>0.0224992990493774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0222837924957275">
                <text:p>0.0222837924957275</text:p>
              </table:table-cell>
              <table:table-cell office:value-type="float" office:value="0.0236344337463379">
                <text:p>0.0236344337463379</text:p>
              </table:table-cell>
              <table:table-cell office:value-type="float" office:value="0.0227641582489014">
                <text:p>0.0227641582489014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0.020902156829834">
                <text:p>0.020902156829834</text:p>
              </table:table-cell>
              <table:table-cell office:value-type="float" office:value="0.0242462158203125">
                <text:p>0.0242462158203125</text:p>
              </table:table-cell>
              <table:table-cell office:value-type="float" office:value="0.0222037553787231">
                <text:p>0.0222037553787231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0.0222370624542236">
                <text:p>0.0222370624542236</text:p>
              </table:table-cell>
              <table:table-cell office:value-type="float" office:value="0.024958610534668">
                <text:p>0.024958610534668</text:p>
              </table:table-cell>
              <table:table-cell office:value-type="float" office:value="0.0233381271362305">
                <text:p>0.0233381271362305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0.0216224193572998">
                <text:p>0.0216224193572998</text:p>
              </table:table-cell>
              <table:table-cell office:value-type="float" office:value="0.0244154930114746">
                <text:p>0.0244154930114746</text:p>
              </table:table-cell>
              <table:table-cell office:value-type="float" office:value="0.0224329948425293">
                <text:p>0.0224329948425293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0.021895170211792">
                <text:p>0.021895170211792</text:p>
              </table:table-cell>
              <table:table-cell office:value-type="float" office:value="0.0240418910980225">
                <text:p>0.0240418910980225</text:p>
              </table:table-cell>
              <table:table-cell office:value-type="float" office:value="0.0224426984786987">
                <text:p>0.0224426984786987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0.0211782455444336">
                <text:p>0.0211782455444336</text:p>
              </table:table-cell>
              <table:table-cell office:value-type="float" office:value="0.0241050720214844">
                <text:p>0.0241050720214844</text:p>
              </table:table-cell>
              <table:table-cell office:value-type="float" office:value="0.0218287706375122">
                <text:p>0.0218287706375122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0.0202996730804443">
                <text:p>0.0202996730804443</text:p>
              </table:table-cell>
              <table:table-cell office:value-type="float" office:value="0.0231895446777344">
                <text:p>0.0231895446777344</text:p>
              </table:table-cell>
              <table:table-cell office:value-type="float" office:value="0.0213500022888184">
                <text:p>0.0213500022888184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0.0206894874572754">
                <text:p>0.0206894874572754</text:p>
              </table:table-cell>
              <table:table-cell office:value-type="float" office:value="0.0231003761291504">
                <text:p>0.0231003761291504</text:p>
              </table:table-cell>
              <table:table-cell office:value-type="float" office:value="0.021170449256897">
                <text:p>0.021170449256897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0.020735502243042">
                <text:p>0.020735502243042</text:p>
              </table:table-cell>
              <table:table-cell office:value-type="float" office:value="0.0271599292755127">
                <text:p>0.0271599292755127</text:p>
              </table:table-cell>
              <table:table-cell office:value-type="float" office:value="0.0227987766265869">
                <text:p>0.0227987766265869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0.022639274597168">
                <text:p>0.022639274597168</text:p>
              </table:table-cell>
              <table:table-cell office:value-type="float" office:value="0.0244271755218506">
                <text:p>0.0244271755218506</text:p>
              </table:table-cell>
              <table:table-cell office:value-type="float" office:value="0.023388147354126">
                <text:p>0.023388147354126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0216288566589356">
                <text:p>0.0216288566589356</text:p>
              </table:table-cell>
              <table:table-cell office:value-type="float" office:value="0.0235426425933838">
                <text:p>0.0235426425933838</text:p>
              </table:table-cell>
              <table:table-cell office:value-type="float" office:value="0.0224127292633057">
                <text:p>0.0224127292633057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0.0213634967803955">
                <text:p>0.0213634967803955</text:p>
              </table:table-cell>
              <table:table-cell office:value-type="float" office:value="0.0251255035400391">
                <text:p>0.0251255035400391</text:p>
              </table:table-cell>
              <table:table-cell office:value-type="float" office:value="0.0225823640823364">
                <text:p>0.0225823640823364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0.0223963260650635">
                <text:p>0.0223963260650635</text:p>
              </table:table-cell>
              <table:table-cell office:value-type="float" office:value="0.0248024463653564">
                <text:p>0.0248024463653564</text:p>
              </table:table-cell>
              <table:table-cell office:value-type="float" office:value="0.0231220006942749">
                <text:p>0.0231220006942749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0.0209650993347168">
                <text:p>0.0209650993347168</text:p>
              </table:table-cell>
              <table:table-cell office:value-type="float" office:value="0.0239970684051514">
                <text:p>0.0239970684051514</text:p>
              </table:table-cell>
              <table:table-cell office:value-type="float" office:value="0.022132420539856">
                <text:p>0.022132420539856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0.0209558010101318">
                <text:p>0.0209558010101318</text:p>
              </table:table-cell>
              <table:table-cell office:value-type="float" office:value="0.0229077339172363">
                <text:p>0.0229077339172363</text:p>
              </table:table-cell>
              <table:table-cell office:value-type="float" office:value="0.0218169450759888">
                <text:p>0.0218169450759888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0.0221383571624756">
                <text:p>0.0221383571624756</text:p>
              </table:table-cell>
              <table:table-cell office:value-type="float" office:value="0.0239603519439697">
                <text:p>0.0239603519439697</text:p>
              </table:table-cell>
              <table:table-cell office:value-type="float" office:value="0.0230965852737427">
                <text:p>0.0230965852737427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0.0210671424865723">
                <text:p>0.0210671424865723</text:p>
              </table:table-cell>
              <table:table-cell office:value-type="float" office:value="0.023690938949585">
                <text:p>0.023690938949585</text:p>
              </table:table-cell>
              <table:table-cell office:value-type="float" office:value="0.0219529867172241">
                <text:p>0.0219529867172241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0.0216014385223389">
                <text:p>0.0216014385223389</text:p>
              </table:table-cell>
              <table:table-cell office:value-type="float" office:value="0.0231494903564453">
                <text:p>0.0231494903564453</text:p>
              </table:table-cell>
              <table:table-cell office:value-type="float" office:value="0.0223231315612793">
                <text:p>0.0223231315612793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0.0218961238861084">
                <text:p>0.0218961238861084</text:p>
              </table:table-cell>
              <table:table-cell office:value-type="float" office:value="0.0235638618469238">
                <text:p>0.0235638618469238</text:p>
              </table:table-cell>
              <table:table-cell office:value-type="float" office:value="0.023142147064209">
                <text:p>0.023142147064209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0.0210494995117187">
                <text:p>0.0210494995117187</text:p>
              </table:table-cell>
              <table:table-cell office:value-type="float" office:value="0.02311110496521">
                <text:p>0.02311110496521</text:p>
              </table:table-cell>
              <table:table-cell office:value-type="float" office:value="0.0219443559646606">
                <text:p>0.02194435596466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206844806671143">
                <text:p>0.0206844806671143</text:p>
              </table:table-cell>
              <table:table-cell office:value-type="float" office:value="0.0231666564941406">
                <text:p>0.0231666564941406</text:p>
              </table:table-cell>
              <table:table-cell office:value-type="float" office:value="0.0213883638381958">
                <text:p>0.0213883638381958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0218145847320557">
                <text:p>0.0218145847320557</text:p>
              </table:table-cell>
              <table:table-cell office:value-type="float" office:value="0.0234580039978027">
                <text:p>0.0234580039978027</text:p>
              </table:table-cell>
              <table:table-cell office:value-type="float" office:value="0.0223204612731934">
                <text:p>0.0223204612731934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0.0221405029296875">
                <text:p>0.0221405029296875</text:p>
              </table:table-cell>
              <table:table-cell office:value-type="float" office:value="0.0243701934814453">
                <text:p>0.0243701934814453</text:p>
              </table:table-cell>
              <table:table-cell office:value-type="float" office:value="0.0232304811477661">
                <text:p>0.0232304811477661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0.0204799175262451">
                <text:p>0.0204799175262451</text:p>
              </table:table-cell>
              <table:table-cell office:value-type="float" office:value="0.0232405662536621">
                <text:p>0.0232405662536621</text:p>
              </table:table-cell>
              <table:table-cell office:value-type="float" office:value="0.0215806484222412">
                <text:p>0.0215806484222412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0.0209972858428955">
                <text:p>0.0209972858428955</text:p>
              </table:table-cell>
              <table:table-cell office:value-type="float" office:value="0.0228896141052246">
                <text:p>0.0228896141052246</text:p>
              </table:table-cell>
              <table:table-cell office:value-type="float" office:value="0.021639084815979">
                <text:p>0.021639084815979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0.0230386257171631">
                <text:p>0.0230386257171631</text:p>
              </table:table-cell>
              <table:table-cell office:value-type="float" office:value="0.0239214897155762">
                <text:p>0.0239214897155762</text:p>
              </table:table-cell>
              <table:table-cell office:value-type="float" office:value="0.0232872009277344">
                <text:p>0.0232872009277344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0.0213840007781982">
                <text:p>0.0213840007781982</text:p>
              </table:table-cell>
              <table:table-cell office:value-type="float" office:value="0.0231895446777344">
                <text:p>0.0231895446777344</text:p>
              </table:table-cell>
              <table:table-cell office:value-type="float" office:value="0.022151255607605">
                <text:p>0.022151255607605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0.0226049423217773">
                <text:p>0.0226049423217773</text:p>
              </table:table-cell>
              <table:table-cell office:value-type="float" office:value="0.0249168872833252">
                <text:p>0.0249168872833252</text:p>
              </table:table-cell>
              <table:table-cell office:value-type="float" office:value="0.0235333204269409">
                <text:p>0.0235333204269409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0.0215754508972168">
                <text:p>0.0215754508972168</text:p>
              </table:table-cell>
              <table:table-cell office:value-type="float" office:value="0.0233733654022217">
                <text:p>0.0233733654022217</text:p>
              </table:table-cell>
              <table:table-cell office:value-type="float" office:value="0.0222821712493897">
                <text:p>0.0222821712493897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0.0215353965759277">
                <text:p>0.0215353965759277</text:p>
              </table:table-cell>
              <table:table-cell office:value-type="float" office:value="0.0249900817871094">
                <text:p>0.0249900817871094</text:p>
              </table:table-cell>
              <table:table-cell office:value-type="float" office:value="0.0224099397659302">
                <text:p>0.0224099397659302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0217747688293457">
                <text:p>0.0217747688293457</text:p>
              </table:table-cell>
              <table:table-cell office:value-type="float" office:value="0.0238556861877441">
                <text:p>0.0238556861877441</text:p>
              </table:table-cell>
              <table:table-cell office:value-type="float" office:value="0.0226393461227417">
                <text:p>0.0226393461227417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0.0218050479888916">
                <text:p>0.0218050479888916</text:p>
              </table:table-cell>
              <table:table-cell office:value-type="float" office:value="0.0233023166656494">
                <text:p>0.0233023166656494</text:p>
              </table:table-cell>
              <table:table-cell office:value-type="float" office:value="0.0225258588790894">
                <text:p>0.0225258588790894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0.0209939479827881">
                <text:p>0.0209939479827881</text:p>
              </table:table-cell>
              <table:table-cell office:value-type="float" office:value="0.023881196975708">
                <text:p>0.023881196975708</text:p>
              </table:table-cell>
              <table:table-cell office:value-type="float" office:value="0.0218251943588257">
                <text:p>0.0218251943588257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0.0212492942810059">
                <text:p>0.0212492942810059</text:p>
              </table:table-cell>
              <table:table-cell office:value-type="float" office:value="0.0227384567260742">
                <text:p>0.0227384567260742</text:p>
              </table:table-cell>
              <table:table-cell office:value-type="float" office:value="0.022042965888977">
                <text:p>0.022042965888977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0.0217356681823731">
                <text:p>0.0217356681823731</text:p>
              </table:table-cell>
              <table:table-cell office:value-type="float" office:value="0.0252985954284668">
                <text:p>0.0252985954284668</text:p>
              </table:table-cell>
              <table:table-cell office:value-type="float" office:value="0.0228604078292847">
                <text:p>0.0228604078292847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0.0219454765319824">
                <text:p>0.0219454765319824</text:p>
              </table:table-cell>
              <table:table-cell office:value-type="float" office:value="0.0234849452972412">
                <text:p>0.0234849452972412</text:p>
              </table:table-cell>
              <table:table-cell office:value-type="float" office:value="0.0225401401519775">
                <text:p>0.0225401401519775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0.0211889743804932">
                <text:p>0.0211889743804932</text:p>
              </table:table-cell>
              <table:table-cell office:value-type="float" office:value="0.023080587387085">
                <text:p>0.023080587387085</text:p>
              </table:table-cell>
              <table:table-cell office:value-type="float" office:value="0.0218588590621948">
                <text:p>0.0218588590621948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0.0218734741210937">
                <text:p>0.0218734741210937</text:p>
              </table:table-cell>
              <table:table-cell office:value-type="float" office:value="0.0248973369598389">
                <text:p>0.0248973369598389</text:p>
              </table:table-cell>
              <table:table-cell office:value-type="float" office:value="0.0233004570007324">
                <text:p>0.0233004570007324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0.0207374095916748">
                <text:p>0.0207374095916748</text:p>
              </table:table-cell>
              <table:table-cell office:value-type="float" office:value="0.0226404666900635">
                <text:p>0.0226404666900635</text:p>
              </table:table-cell>
              <table:table-cell office:value-type="float" office:value="0.0214139461517334">
                <text:p>0.0214139461517334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0.0218911170959473">
                <text:p>0.0218911170959473</text:p>
              </table:table-cell>
              <table:table-cell office:value-type="float" office:value="0.0234837532043457">
                <text:p>0.0234837532043457</text:p>
              </table:table-cell>
              <table:table-cell office:value-type="float" office:value="0.0225634098052978">
                <text:p>0.0225634098052978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0219426155090332">
                <text:p>0.0219426155090332</text:p>
              </table:table-cell>
              <table:table-cell office:value-type="float" office:value="0.024724006652832">
                <text:p>0.024724006652832</text:p>
              </table:table-cell>
              <table:table-cell office:value-type="float" office:value="0.0225824356079102">
                <text:p>0.0225824356079102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0.0212433338165283">
                <text:p>0.0212433338165283</text:p>
              </table:table-cell>
              <table:table-cell office:value-type="float" office:value="0.0262246131896973">
                <text:p>0.0262246131896973</text:p>
              </table:table-cell>
              <table:table-cell office:value-type="float" office:value="0.0229118824005127">
                <text:p>0.0229118824005127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0.0234487056732178">
                <text:p>0.0234487056732178</text:p>
              </table:table-cell>
              <table:table-cell office:value-type="float" office:value="0.0286116600036621">
                <text:p>0.0286116600036621</text:p>
              </table:table-cell>
              <table:table-cell office:value-type="float" office:value="0.0248665332794189">
                <text:p>0.0248665332794189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0.023679256439209">
                <text:p>0.023679256439209</text:p>
              </table:table-cell>
              <table:table-cell office:value-type="float" office:value="0.0299954414367676">
                <text:p>0.0299954414367676</text:p>
              </table:table-cell>
              <table:table-cell office:value-type="float" office:value="0.0264193773269653">
                <text:p>0.0264193773269653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0.0235743522644043">
                <text:p>0.0235743522644043</text:p>
              </table:table-cell>
              <table:table-cell office:value-type="float" office:value="0.0346472263336182">
                <text:p>0.0346472263336182</text:p>
              </table:table-cell>
              <table:table-cell office:value-type="float" office:value="0.0251387596130371">
                <text:p>0.0251387596130371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0.0225417613983154">
                <text:p>0.0225417613983154</text:p>
              </table:table-cell>
              <table:table-cell office:value-type="float" office:value="0.0251419544219971">
                <text:p>0.0251419544219971</text:p>
              </table:table-cell>
              <table:table-cell office:value-type="float" office:value="0.0234516143798828">
                <text:p>0.0234516143798828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0.0235574245452881">
                <text:p>0.0235574245452881</text:p>
              </table:table-cell>
              <table:table-cell office:value-type="float" office:value="0.0266342163085938">
                <text:p>0.0266342163085938</text:p>
              </table:table-cell>
              <table:table-cell office:value-type="float" office:value="0.0247227907180786">
                <text:p>0.0247227907180786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0.022655725479126">
                <text:p>0.022655725479126</text:p>
              </table:table-cell>
              <table:table-cell office:value-type="float" office:value="0.028003454208374">
                <text:p>0.028003454208374</text:p>
              </table:table-cell>
              <table:table-cell office:value-type="float" office:value="0.0238605499267578">
                <text:p>0.0238605499267578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0.0236477851867676">
                <text:p>0.0236477851867676</text:p>
              </table:table-cell>
              <table:table-cell office:value-type="float" office:value="0.0258862972259522">
                <text:p>0.0258862972259522</text:p>
              </table:table-cell>
              <table:table-cell office:value-type="float" office:value="0.0245075464248657">
                <text:p>0.0245075464248657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0.0223255157470703">
                <text:p>0.0223255157470703</text:p>
              </table:table-cell>
              <table:table-cell office:value-type="float" office:value="0.0251121520996094">
                <text:p>0.0251121520996094</text:p>
              </table:table-cell>
              <table:table-cell office:value-type="float" office:value="0.0235927581787109">
                <text:p>0.0235927581787109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225470066070557">
                <text:p>0.0225470066070557</text:p>
              </table:table-cell>
              <table:table-cell office:value-type="float" office:value="0.0308337211608887">
                <text:p>0.0308337211608887</text:p>
              </table:table-cell>
              <table:table-cell office:value-type="float" office:value="0.0241679906845093">
                <text:p>0.0241679906845093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0.0211939811706543">
                <text:p>0.0211939811706543</text:p>
              </table:table-cell>
              <table:table-cell office:value-type="float" office:value="0.0237221717834473">
                <text:p>0.0237221717834473</text:p>
              </table:table-cell>
              <table:table-cell office:value-type="float" office:value="0.0219983577728272">
                <text:p>0.0219983577728272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0.0218820571899414">
                <text:p>0.0218820571899414</text:p>
              </table:table-cell>
              <table:table-cell office:value-type="float" office:value="0.0242156982421875">
                <text:p>0.0242156982421875</text:p>
              </table:table-cell>
              <table:table-cell office:value-type="float" office:value="0.0227469682693481">
                <text:p>0.0227469682693481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0.0217781066894531">
                <text:p>0.0217781066894531</text:p>
              </table:table-cell>
              <table:table-cell office:value-type="float" office:value="0.0241427421569824">
                <text:p>0.0241427421569824</text:p>
              </table:table-cell>
              <table:table-cell office:value-type="float" office:value="0.0225253582000732">
                <text:p>0.0225253582000732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0.0209684371948242">
                <text:p>0.0209684371948242</text:p>
              </table:table-cell>
              <table:table-cell office:value-type="float" office:value="0.0238769054412842">
                <text:p>0.0238769054412842</text:p>
              </table:table-cell>
              <table:table-cell office:value-type="float" office:value="0.021902322769165">
                <text:p>0.021902322769165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0.0226860046386719">
                <text:p>0.0226860046386719</text:p>
              </table:table-cell>
              <table:table-cell office:value-type="float" office:value="0.0285415649414063">
                <text:p>0.0285415649414063</text:p>
              </table:table-cell>
              <table:table-cell office:value-type="float" office:value="0.0244893074035645">
                <text:p>0.0244893074035645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0.0223531723022461">
                <text:p>0.0223531723022461</text:p>
              </table:table-cell>
              <table:table-cell office:value-type="float" office:value="0.0265834331512451">
                <text:p>0.0265834331512451</text:p>
              </table:table-cell>
              <table:table-cell office:value-type="float" office:value="0.0242761611938477">
                <text:p>0.0242761611938477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0.0216605663299561">
                <text:p>0.0216605663299561</text:p>
              </table:table-cell>
              <table:table-cell office:value-type="float" office:value="0.0252008438110352">
                <text:p>0.0252008438110352</text:p>
              </table:table-cell>
              <table:table-cell office:value-type="float" office:value="0.0227447271347046">
                <text:p>0.0227447271347046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0.0215568542480469">
                <text:p>0.0215568542480469</text:p>
              </table:table-cell>
              <table:table-cell office:value-type="float" office:value="0.0237240791320801">
                <text:p>0.0237240791320801</text:p>
              </table:table-cell>
              <table:table-cell office:value-type="float" office:value="0.02281334400177">
                <text:p>0.02281334400177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0.0210552215576172">
                <text:p>0.0210552215576172</text:p>
              </table:table-cell>
              <table:table-cell office:value-type="float" office:value="0.0232737064361572">
                <text:p>0.0232737064361572</text:p>
              </table:table-cell>
              <table:table-cell office:value-type="float" office:value="0.0216587543487549">
                <text:p>0.0216587543487549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0223939418792725">
                <text:p>0.0223939418792725</text:p>
              </table:table-cell>
              <table:table-cell office:value-type="float" office:value="0.0241982936859131">
                <text:p>0.0241982936859131</text:p>
              </table:table-cell>
              <table:table-cell office:value-type="float" office:value="0.023075270652771">
                <text:p>0.023075270652771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0.0222225189208984">
                <text:p>0.0222225189208984</text:p>
              </table:table-cell>
              <table:table-cell office:value-type="float" office:value="0.0256481170654297">
                <text:p>0.0256481170654297</text:p>
              </table:table-cell>
              <table:table-cell office:value-type="float" office:value="0.0232098340988159">
                <text:p>0.0232098340988159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0.0226712226867676">
                <text:p>0.0226712226867676</text:p>
              </table:table-cell>
              <table:table-cell office:value-type="float" office:value="0.0243959426879883">
                <text:p>0.0243959426879883</text:p>
              </table:table-cell>
              <table:table-cell office:value-type="float" office:value="0.023021388053894">
                <text:p>0.023021388053894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0.0225949287414551">
                <text:p>0.0225949287414551</text:p>
              </table:table-cell>
              <table:table-cell office:value-type="float" office:value="0.0250396728515625">
                <text:p>0.0250396728515625</text:p>
              </table:table-cell>
              <table:table-cell office:value-type="float" office:value="0.0238077878952026">
                <text:p>0.0238077878952026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0.0214662551879883">
                <text:p>0.0214662551879883</text:p>
              </table:table-cell>
              <table:table-cell office:value-type="float" office:value="0.0295047760009766">
                <text:p>0.0295047760009766</text:p>
              </table:table-cell>
              <table:table-cell office:value-type="float" office:value="0.0231524229049683">
                <text:p>0.0231524229049683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0.0219595432281494">
                <text:p>0.0219595432281494</text:p>
              </table:table-cell>
              <table:table-cell office:value-type="float" office:value="0.0244810581207275">
                <text:p>0.0244810581207275</text:p>
              </table:table-cell>
              <table:table-cell office:value-type="float" office:value="0.023038387298584">
                <text:p>0.023038387298584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0.0220057964324951">
                <text:p>0.0220057964324951</text:p>
              </table:table-cell>
              <table:table-cell office:value-type="float" office:value="0.0243155956268311">
                <text:p>0.0243155956268311</text:p>
              </table:table-cell>
              <table:table-cell office:value-type="float" office:value="0.0232455253601074">
                <text:p>0.0232455253601074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0.0227630138397217">
                <text:p>0.0227630138397217</text:p>
              </table:table-cell>
              <table:table-cell office:value-type="float" office:value="0.02451491355896">
                <text:p>0.02451491355896</text:p>
              </table:table-cell>
              <table:table-cell office:value-type="float" office:value="0.023656439781189">
                <text:p>0.023656439781189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0.0220744609832764">
                <text:p>0.0220744609832764</text:p>
              </table:table-cell>
              <table:table-cell office:value-type="float" office:value="0.0244810581207275">
                <text:p>0.0244810581207275</text:p>
              </table:table-cell>
              <table:table-cell office:value-type="float" office:value="0.0234018325805664">
                <text:p>0.0234018325805664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0.0224175453186035">
                <text:p>0.0224175453186035</text:p>
              </table:table-cell>
              <table:table-cell office:value-type="float" office:value="0.0240166187286377">
                <text:p>0.0240166187286377</text:p>
              </table:table-cell>
              <table:table-cell office:value-type="float" office:value="0.0233053684234619">
                <text:p>0.023305368423461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222294330596924">
                <text:p>0.0222294330596924</text:p>
              </table:table-cell>
              <table:table-cell office:value-type="float" office:value="0.0237429141998291">
                <text:p>0.0237429141998291</text:p>
              </table:table-cell>
              <table:table-cell office:value-type="float" office:value="0.02290940284729">
                <text:p>0.02290940284729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0.0235204696655273">
                <text:p>0.0235204696655273</text:p>
              </table:table-cell>
              <table:table-cell office:value-type="float" office:value="0.0253479480743408">
                <text:p>0.0253479480743408</text:p>
              </table:table-cell>
              <table:table-cell office:value-type="float" office:value="0.0242434978485107">
                <text:p>0.0242434978485107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0.0243549346923828">
                <text:p>0.0243549346923828</text:p>
              </table:table-cell>
              <table:table-cell office:value-type="float" office:value="0.0254065990447998">
                <text:p>0.0254065990447998</text:p>
              </table:table-cell>
              <table:table-cell office:value-type="float" office:value="0.0247681379318237">
                <text:p>0.0247681379318237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0.0225942134857178">
                <text:p>0.0225942134857178</text:p>
              </table:table-cell>
              <table:table-cell office:value-type="float" office:value="0.0253994464874268">
                <text:p>0.0253994464874268</text:p>
              </table:table-cell>
              <table:table-cell office:value-type="float" office:value="0.0242160081863403">
                <text:p>0.0242160081863403</text:p>
              </table:table-cell>
            </table:table-row>
            <table:table-row>
              <table:table-cell office:value-type="float" office:value="1254">
                <text:p>1254</text:p>
              </table:table-cell>
              <table:table-cell office:value-type="float" office:value="0.0211801528930664">
                <text:p>0.0211801528930664</text:p>
              </table:table-cell>
              <table:table-cell office:value-type="float" office:value="0.0239734649658203">
                <text:p>0.0239734649658203</text:p>
              </table:table-cell>
              <table:table-cell office:value-type="float" office:value="0.0220734119415283">
                <text:p>0.0220734119415283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0.0216197967529297">
                <text:p>0.0216197967529297</text:p>
              </table:table-cell>
              <table:table-cell office:value-type="float" office:value="0.0244863033294678">
                <text:p>0.0244863033294678</text:p>
              </table:table-cell>
              <table:table-cell office:value-type="float" office:value="0.0226939678192139">
                <text:p>0.0226939678192139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0.0222594738006592">
                <text:p>0.0222594738006592</text:p>
              </table:table-cell>
              <table:table-cell office:value-type="float" office:value="0.0253424644470215">
                <text:p>0.0253424644470215</text:p>
              </table:table-cell>
              <table:table-cell office:value-type="float" office:value="0.0236485958099365">
                <text:p>0.0236485958099365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0.022592306137085">
                <text:p>0.022592306137085</text:p>
              </table:table-cell>
              <table:table-cell office:value-type="float" office:value="0.0253891944885254">
                <text:p>0.0253891944885254</text:p>
              </table:table-cell>
              <table:table-cell office:value-type="float" office:value="0.023458194732666">
                <text:p>0.023458194732666</text:p>
              </table:table-cell>
            </table:table-row>
            <table:table-row>
              <table:table-cell office:value-type="float" office:value="1258">
                <text:p>1258</text:p>
              </table:table-cell>
              <table:table-cell office:value-type="float" office:value="0.022514820098877">
                <text:p>0.022514820098877</text:p>
              </table:table-cell>
              <table:table-cell office:value-type="float" office:value="0.0246157646179199">
                <text:p>0.0246157646179199</text:p>
              </table:table-cell>
              <table:table-cell office:value-type="float" office:value="0.0233324766159058">
                <text:p>0.0233324766159058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0.0227699279785156">
                <text:p>0.0227699279785156</text:p>
              </table:table-cell>
              <table:table-cell office:value-type="float" office:value="0.0289609432220459">
                <text:p>0.0289609432220459</text:p>
              </table:table-cell>
              <table:table-cell office:value-type="float" office:value="0.0237718820571899">
                <text:p>0.0237718820571899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213034152984619">
                <text:p>0.0213034152984619</text:p>
              </table:table-cell>
              <table:table-cell office:value-type="float" office:value="0.0236759185791016">
                <text:p>0.0236759185791016</text:p>
              </table:table-cell>
              <table:table-cell office:value-type="float" office:value="0.0222113132476807">
                <text:p>0.0222113132476807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0.021449089050293">
                <text:p>0.021449089050293</text:p>
              </table:table-cell>
              <table:table-cell office:value-type="float" office:value="0.0244996547698975">
                <text:p>0.0244996547698975</text:p>
              </table:table-cell>
              <table:table-cell office:value-type="float" office:value="0.0224806785583496">
                <text:p>0.0224806785583496</text:p>
              </table:table-cell>
            </table:table-row>
            <table:table-row>
              <table:table-cell office:value-type="float" office:value="1262">
                <text:p>1262</text:p>
              </table:table-cell>
              <table:table-cell office:value-type="float" office:value="0.0229651927947998">
                <text:p>0.0229651927947998</text:p>
              </table:table-cell>
              <table:table-cell office:value-type="float" office:value="0.0248212814331055">
                <text:p>0.0248212814331055</text:p>
              </table:table-cell>
              <table:table-cell office:value-type="float" office:value="0.0237789392471314">
                <text:p>0.0237789392471314</text:p>
              </table:table-cell>
            </table:table-row>
            <table:table-row>
              <table:table-cell office:value-type="float" office:value="1263">
                <text:p>1263</text:p>
              </table:table-cell>
              <table:table-cell office:value-type="float" office:value="0.0221655368804932">
                <text:p>0.0221655368804932</text:p>
              </table:table-cell>
              <table:table-cell office:value-type="float" office:value="0.0252985954284668">
                <text:p>0.0252985954284668</text:p>
              </table:table-cell>
              <table:table-cell office:value-type="float" office:value="0.0233157396316528">
                <text:p>0.0233157396316528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0.0214643478393555">
                <text:p>0.0214643478393555</text:p>
              </table:table-cell>
              <table:table-cell office:value-type="float" office:value="0.0236928462982178">
                <text:p>0.0236928462982178</text:p>
              </table:table-cell>
              <table:table-cell office:value-type="float" office:value="0.0221392393112183">
                <text:p>0.0221392393112183</text:p>
              </table:table-cell>
            </table:table-row>
            <table:table-row>
              <table:table-cell office:value-type="float" office:value="1265">
                <text:p>1265</text:p>
              </table:table-cell>
              <table:table-cell office:value-type="float" office:value="0.0231056213378906">
                <text:p>0.0231056213378906</text:p>
              </table:table-cell>
              <table:table-cell office:value-type="float" office:value="0.0253016948699951">
                <text:p>0.0253016948699951</text:p>
              </table:table-cell>
              <table:table-cell office:value-type="float" office:value="0.0244961023330689">
                <text:p>0.0244961023330689</text:p>
              </table:table-cell>
            </table:table-row>
            <table:table-row>
              <table:table-cell office:value-type="float" office:value="1266">
                <text:p>1266</text:p>
              </table:table-cell>
              <table:table-cell office:value-type="float" office:value="0.022667407989502">
                <text:p>0.022667407989502</text:p>
              </table:table-cell>
              <table:table-cell office:value-type="float" office:value="0.0261428356170654">
                <text:p>0.0261428356170654</text:p>
              </table:table-cell>
              <table:table-cell office:value-type="float" office:value="0.0246886730194092">
                <text:p>0.0246886730194092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0.0226726531982422">
                <text:p>0.0226726531982422</text:p>
              </table:table-cell>
              <table:table-cell office:value-type="float" office:value="0.0255062580108643">
                <text:p>0.0255062580108643</text:p>
              </table:table-cell>
              <table:table-cell office:value-type="float" office:value="0.0241814851760864">
                <text:p>0.0241814851760864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0.0230801105499268">
                <text:p>0.0230801105499268</text:p>
              </table:table-cell>
              <table:table-cell office:value-type="float" office:value="0.0271100997924805">
                <text:p>0.0271100997924805</text:p>
              </table:table-cell>
              <table:table-cell office:value-type="float" office:value="0.0250657320022583">
                <text:p>0.0250657320022583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0.0234076976776123">
                <text:p>0.0234076976776123</text:p>
              </table:table-cell>
              <table:table-cell office:value-type="float" office:value="0.0258328914642334">
                <text:p>0.0258328914642334</text:p>
              </table:table-cell>
              <table:table-cell office:value-type="float" office:value="0.0249203205108643">
                <text:p>0.024920320510864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0234658718109131">
                <text:p>0.0234658718109131</text:p>
              </table:table-cell>
              <table:table-cell office:value-type="float" office:value="0.0291609764099121">
                <text:p>0.0291609764099121</text:p>
              </table:table-cell>
              <table:table-cell office:value-type="float" office:value="0.0263260841369629">
                <text:p>0.0263260841369629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0.0232546329498291">
                <text:p>0.0232546329498291</text:p>
              </table:table-cell>
              <table:table-cell office:value-type="float" office:value="0.0259819030761719">
                <text:p>0.0259819030761719</text:p>
              </table:table-cell>
              <table:table-cell office:value-type="float" office:value="0.0242795944213867">
                <text:p>0.0242795944213867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0.0240614414215088">
                <text:p>0.0240614414215088</text:p>
              </table:table-cell>
              <table:table-cell office:value-type="float" office:value="0.0250892639160156">
                <text:p>0.0250892639160156</text:p>
              </table:table-cell>
              <table:table-cell office:value-type="float" office:value="0.0245859146118164">
                <text:p>0.0245859146118164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0.021655797958374">
                <text:p>0.021655797958374</text:p>
              </table:table-cell>
              <table:table-cell office:value-type="float" office:value="0.0249543190002441">
                <text:p>0.0249543190002441</text:p>
              </table:table-cell>
              <table:table-cell office:value-type="float" office:value="0.0225453615188599">
                <text:p>0.0225453615188599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0.0225090980529785">
                <text:p>0.0225090980529785</text:p>
              </table:table-cell>
              <table:table-cell office:value-type="float" office:value="0.0248277187347412">
                <text:p>0.0248277187347412</text:p>
              </table:table-cell>
              <table:table-cell office:value-type="float" office:value="0.0239270687103271">
                <text:p>0.0239270687103271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0.0221395492553711">
                <text:p>0.0221395492553711</text:p>
              </table:table-cell>
              <table:table-cell office:value-type="float" office:value="0.0245394706726074">
                <text:p>0.0245394706726074</text:p>
              </table:table-cell>
              <table:table-cell office:value-type="float" office:value="0.0236638069152832">
                <text:p>0.0236638069152832</text:p>
              </table:table-cell>
            </table:table-row>
            <table:table-row>
              <table:table-cell office:value-type="float" office:value="1276">
                <text:p>1276</text:p>
              </table:table-cell>
              <table:table-cell office:value-type="float" office:value="0.0235788822174072">
                <text:p>0.0235788822174072</text:p>
              </table:table-cell>
              <table:table-cell office:value-type="float" office:value="0.0261023044586182">
                <text:p>0.0261023044586182</text:p>
              </table:table-cell>
              <table:table-cell office:value-type="float" office:value="0.0248785018920898">
                <text:p>0.0248785018920898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0.0230844020843506">
                <text:p>0.0230844020843506</text:p>
              </table:table-cell>
              <table:table-cell office:value-type="float" office:value="0.0267102718353272">
                <text:p>0.0267102718353272</text:p>
              </table:table-cell>
              <table:table-cell office:value-type="float" office:value="0.0243133068084717">
                <text:p>0.0243133068084717</text:p>
              </table:table-cell>
            </table:table-row>
            <table:table-row>
              <table:table-cell office:value-type="float" office:value="1278">
                <text:p>1278</text:p>
              </table:table-cell>
              <table:table-cell office:value-type="float" office:value="0.0246326923370361">
                <text:p>0.0246326923370361</text:p>
              </table:table-cell>
              <table:table-cell office:value-type="float" office:value="0.026494026184082">
                <text:p>0.026494026184082</text:p>
              </table:table-cell>
              <table:table-cell office:value-type="float" office:value="0.0252755403518677">
                <text:p>0.0252755403518677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0.0246164798736572">
                <text:p>0.0246164798736572</text:p>
              </table:table-cell>
              <table:table-cell office:value-type="float" office:value="0.0262160301208496">
                <text:p>0.0262160301208496</text:p>
              </table:table-cell>
              <table:table-cell office:value-type="float" office:value="0.0252788543701172">
                <text:p>0.025278854370117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230517387390137">
                <text:p>0.0230517387390137</text:p>
              </table:table-cell>
              <table:table-cell office:value-type="float" office:value="0.0257556438446045">
                <text:p>0.0257556438446045</text:p>
              </table:table-cell>
              <table:table-cell office:value-type="float" office:value="0.0242668151855469">
                <text:p>0.0242668151855469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0.0239918231964111">
                <text:p>0.0239918231964111</text:p>
              </table:table-cell>
              <table:table-cell office:value-type="float" office:value="0.0268204212188721">
                <text:p>0.0268204212188721</text:p>
              </table:table-cell>
              <table:table-cell office:value-type="float" office:value="0.0250028848648071">
                <text:p>0.0250028848648071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0.0238540172576904">
                <text:p>0.0238540172576904</text:p>
              </table:table-cell>
              <table:table-cell office:value-type="float" office:value="0.025803804397583">
                <text:p>0.025803804397583</text:p>
              </table:table-cell>
              <table:table-cell office:value-type="float" office:value="0.0250891447067261">
                <text:p>0.0250891447067261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0.0229270458221436">
                <text:p>0.0229270458221436</text:p>
              </table:table-cell>
              <table:table-cell office:value-type="float" office:value="0.0253255367279053">
                <text:p>0.0253255367279053</text:p>
              </table:table-cell>
              <table:table-cell office:value-type="float" office:value="0.0236571788787842">
                <text:p>0.0236571788787842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0.0220575332641602">
                <text:p>0.0220575332641602</text:p>
              </table:table-cell>
              <table:table-cell office:value-type="float" office:value="0.023578405380249">
                <text:p>0.023578405380249</text:p>
              </table:table-cell>
              <table:table-cell office:value-type="float" office:value="0.022742223739624">
                <text:p>0.022742223739624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0.0235109329223633">
                <text:p>0.0235109329223633</text:p>
              </table:table-cell>
              <table:table-cell office:value-type="float" office:value="0.0270116329193115">
                <text:p>0.0270116329193115</text:p>
              </table:table-cell>
              <table:table-cell office:value-type="float" office:value="0.0245727062225342">
                <text:p>0.0245727062225342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0.0234227180480957">
                <text:p>0.0234227180480957</text:p>
              </table:table-cell>
              <table:table-cell office:value-type="float" office:value="0.0254194736480713">
                <text:p>0.0254194736480713</text:p>
              </table:table-cell>
              <table:table-cell office:value-type="float" office:value="0.0244399309158325">
                <text:p>0.0244399309158325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0.0235331058502197">
                <text:p>0.0235331058502197</text:p>
              </table:table-cell>
              <table:table-cell office:value-type="float" office:value="0.0257651805877686">
                <text:p>0.0257651805877686</text:p>
              </table:table-cell>
              <table:table-cell office:value-type="float" office:value="0.0246122598648071">
                <text:p>0.0246122598648071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0.0236079692840576">
                <text:p>0.0236079692840576</text:p>
              </table:table-cell>
              <table:table-cell office:value-type="float" office:value="0.0252747535705566">
                <text:p>0.0252747535705566</text:p>
              </table:table-cell>
              <table:table-cell office:value-type="float" office:value="0.024202036857605">
                <text:p>0.024202036857605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0.0217094421386719">
                <text:p>0.0217094421386719</text:p>
              </table:table-cell>
              <table:table-cell office:value-type="float" office:value="0.0252742767333984">
                <text:p>0.0252742767333984</text:p>
              </table:table-cell>
              <table:table-cell office:value-type="float" office:value="0.0231082916259766">
                <text:p>0.023108291625976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0232682228088379">
                <text:p>0.0232682228088379</text:p>
              </table:table-cell>
              <table:table-cell office:value-type="float" office:value="0.0255789756774902">
                <text:p>0.0255789756774902</text:p>
              </table:table-cell>
              <table:table-cell office:value-type="float" office:value="0.0246779680252075">
                <text:p>0.0246779680252075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0.0238075256347656">
                <text:p>0.0238075256347656</text:p>
              </table:table-cell>
              <table:table-cell office:value-type="float" office:value="0.0260014533996582">
                <text:p>0.0260014533996582</text:p>
              </table:table-cell>
              <table:table-cell office:value-type="float" office:value="0.0246120929718018">
                <text:p>0.0246120929718018</text:p>
              </table:table-cell>
            </table:table-row>
            <table:table-row>
              <table:table-cell office:value-type="float" office:value="1292">
                <text:p>1292</text:p>
              </table:table-cell>
              <table:table-cell office:value-type="float" office:value="0.0238420963287354">
                <text:p>0.0238420963287354</text:p>
              </table:table-cell>
              <table:table-cell office:value-type="float" office:value="0.0258934497833252">
                <text:p>0.0258934497833252</text:p>
              </table:table-cell>
              <table:table-cell office:value-type="float" office:value="0.0246124267578125">
                <text:p>0.0246124267578125</text:p>
              </table:table-cell>
            </table:table-row>
            <table:table-row>
              <table:table-cell office:value-type="float" office:value="1293">
                <text:p>1293</text:p>
              </table:table-cell>
              <table:table-cell office:value-type="float" office:value="0.022799015045166">
                <text:p>0.022799015045166</text:p>
              </table:table-cell>
              <table:table-cell office:value-type="float" office:value="0.0257503986358643">
                <text:p>0.0257503986358643</text:p>
              </table:table-cell>
              <table:table-cell office:value-type="float" office:value="0.02389235496521">
                <text:p>0.02389235496521</text:p>
              </table:table-cell>
            </table:table-row>
            <table:table-row>
              <table:table-cell office:value-type="float" office:value="1294">
                <text:p>1294</text:p>
              </table:table-cell>
              <table:table-cell office:value-type="float" office:value="0.0232236385345459">
                <text:p>0.0232236385345459</text:p>
              </table:table-cell>
              <table:table-cell office:value-type="float" office:value="0.0258965492248535">
                <text:p>0.0258965492248535</text:p>
              </table:table-cell>
              <table:table-cell office:value-type="float" office:value="0.0240837097167969">
                <text:p>0.0240837097167969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0.0230855941772461">
                <text:p>0.0230855941772461</text:p>
              </table:table-cell>
              <table:table-cell office:value-type="float" office:value="0.025566577911377">
                <text:p>0.025566577911377</text:p>
              </table:table-cell>
              <table:table-cell office:value-type="float" office:value="0.0237290620803833">
                <text:p>0.0237290620803833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0.0231094360351562">
                <text:p>0.0231094360351562</text:p>
              </table:table-cell>
              <table:table-cell office:value-type="float" office:value="0.0246007442474365">
                <text:p>0.0246007442474365</text:p>
              </table:table-cell>
              <table:table-cell office:value-type="float" office:value="0.0238000631332397">
                <text:p>0.0238000631332397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0.0233514308929443">
                <text:p>0.0233514308929443</text:p>
              </table:table-cell>
              <table:table-cell office:value-type="float" office:value="0.0248210430145264">
                <text:p>0.0248210430145264</text:p>
              </table:table-cell>
              <table:table-cell office:value-type="float" office:value="0.0239968776702881">
                <text:p>0.0239968776702881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0.0221102237701416">
                <text:p>0.0221102237701416</text:p>
              </table:table-cell>
              <table:table-cell office:value-type="float" office:value="0.0243299007415772">
                <text:p>0.0243299007415772</text:p>
              </table:table-cell>
              <table:table-cell office:value-type="float" office:value="0.0230761528015137">
                <text:p>0.0230761528015137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0.0225472450256348">
                <text:p>0.0225472450256348</text:p>
              </table:table-cell>
              <table:table-cell office:value-type="float" office:value="0.0248069763183594">
                <text:p>0.0248069763183594</text:p>
              </table:table-cell>
              <table:table-cell office:value-type="float" office:value="0.0231668710708618">
                <text:p>0.023166871070861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228197574615479">
                <text:p>0.0228197574615479</text:p>
              </table:table-cell>
              <table:table-cell office:value-type="float" office:value="0.0249626636505127">
                <text:p>0.0249626636505127</text:p>
              </table:table-cell>
              <table:table-cell office:value-type="float" office:value="0.0235499143600464">
                <text:p>0.0235499143600464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0216596126556397">
                <text:p>0.0216596126556397</text:p>
              </table:table-cell>
              <table:table-cell office:value-type="float" office:value="0.0238776206970215">
                <text:p>0.0238776206970215</text:p>
              </table:table-cell>
              <table:table-cell office:value-type="float" office:value="0.0224178075790405">
                <text:p>0.0224178075790405</text:p>
              </table:table-cell>
            </table:table-row>
            <table:table-row>
              <table:table-cell office:value-type="float" office:value="1302">
                <text:p>1302</text:p>
              </table:table-cell>
              <table:table-cell office:value-type="float" office:value="0.0231151580810547">
                <text:p>0.0231151580810547</text:p>
              </table:table-cell>
              <table:table-cell office:value-type="float" office:value="0.025723934173584">
                <text:p>0.025723934173584</text:p>
              </table:table-cell>
              <table:table-cell office:value-type="float" office:value="0.0241478443145752">
                <text:p>0.0241478443145752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0.0220437049865723">
                <text:p>0.0220437049865723</text:p>
              </table:table-cell>
              <table:table-cell office:value-type="float" office:value="0.024446964263916">
                <text:p>0.024446964263916</text:p>
              </table:table-cell>
              <table:table-cell office:value-type="float" office:value="0.0230229377746582">
                <text:p>0.0230229377746582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0.0227525234222412">
                <text:p>0.0227525234222412</text:p>
              </table:table-cell>
              <table:table-cell office:value-type="float" office:value="0.0253453254699707">
                <text:p>0.0253453254699707</text:p>
              </table:table-cell>
              <table:table-cell office:value-type="float" office:value="0.0242610931396484">
                <text:p>0.0242610931396484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0.0238356590270996">
                <text:p>0.0238356590270996</text:p>
              </table:table-cell>
              <table:table-cell office:value-type="float" office:value="0.0332057476043701">
                <text:p>0.0332057476043701</text:p>
              </table:table-cell>
              <table:table-cell office:value-type="float" office:value="0.0263680458068848">
                <text:p>0.0263680458068848</text:p>
              </table:table-cell>
            </table:table-row>
            <table:table-row>
              <table:table-cell office:value-type="float" office:value="1306">
                <text:p>1306</text:p>
              </table:table-cell>
              <table:table-cell office:value-type="float" office:value="0.0239102840423584">
                <text:p>0.0239102840423584</text:p>
              </table:table-cell>
              <table:table-cell office:value-type="float" office:value="0.0258874893188477">
                <text:p>0.0258874893188477</text:p>
              </table:table-cell>
              <table:table-cell office:value-type="float" office:value="0.0249979734420776">
                <text:p>0.0249979734420776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0.0226540565490723">
                <text:p>0.0226540565490723</text:p>
              </table:table-cell>
              <table:table-cell office:value-type="float" office:value="0.0244624614715576">
                <text:p>0.0244624614715576</text:p>
              </table:table-cell>
              <table:table-cell office:value-type="float" office:value="0.0236255645751953">
                <text:p>0.0236255645751953</text:p>
              </table:table-cell>
            </table:table-row>
            <table:table-row>
              <table:table-cell office:value-type="float" office:value="1308">
                <text:p>1308</text:p>
              </table:table-cell>
              <table:table-cell office:value-type="float" office:value="0.022329568862915">
                <text:p>0.022329568862915</text:p>
              </table:table-cell>
              <table:table-cell office:value-type="float" office:value="0.0245709419250488">
                <text:p>0.0245709419250488</text:p>
              </table:table-cell>
              <table:table-cell office:value-type="float" office:value="0.0233104228973389">
                <text:p>0.0233104228973389</text:p>
              </table:table-cell>
            </table:table-row>
            <table:table-row>
              <table:table-cell office:value-type="float" office:value="1309">
                <text:p>1309</text:p>
              </table:table-cell>
              <table:table-cell office:value-type="float" office:value="0.0235638618469238">
                <text:p>0.0235638618469238</text:p>
              </table:table-cell>
              <table:table-cell office:value-type="float" office:value="0.0255367755889893">
                <text:p>0.0255367755889893</text:p>
              </table:table-cell>
              <table:table-cell office:value-type="float" office:value="0.0243351936340332">
                <text:p>0.024335193634033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0226585865020752">
                <text:p>0.0226585865020752</text:p>
              </table:table-cell>
              <table:table-cell office:value-type="float" office:value="0.0250110626220703">
                <text:p>0.0250110626220703</text:p>
              </table:table-cell>
              <table:table-cell office:value-type="float" office:value="0.0238936185836792">
                <text:p>0.0238936185836792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0.0234999656677246">
                <text:p>0.0234999656677246</text:p>
              </table:table-cell>
              <table:table-cell office:value-type="float" office:value="0.0275607109069824">
                <text:p>0.0275607109069824</text:p>
              </table:table-cell>
              <table:table-cell office:value-type="float" office:value="0.0249546527862549">
                <text:p>0.0249546527862549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0.0239419937133789">
                <text:p>0.0239419937133789</text:p>
              </table:table-cell>
              <table:table-cell office:value-type="float" office:value="0.0262348651885986">
                <text:p>0.0262348651885986</text:p>
              </table:table-cell>
              <table:table-cell office:value-type="float" office:value="0.0253994226455688">
                <text:p>0.0253994226455688</text:p>
              </table:table-cell>
            </table:table-row>
            <table:table-row>
              <table:table-cell office:value-type="float" office:value="1313">
                <text:p>1313</text:p>
              </table:table-cell>
              <table:table-cell office:value-type="float" office:value="0.022514820098877">
                <text:p>0.022514820098877</text:p>
              </table:table-cell>
              <table:table-cell office:value-type="float" office:value="0.0257155895233154">
                <text:p>0.0257155895233154</text:p>
              </table:table-cell>
              <table:table-cell office:value-type="float" office:value="0.023599362373352">
                <text:p>0.023599362373352</text:p>
              </table:table-cell>
            </table:table-row>
            <table:table-row>
              <table:table-cell office:value-type="float" office:value="1314">
                <text:p>1314</text:p>
              </table:table-cell>
              <table:table-cell office:value-type="float" office:value="0.0227293968200684">
                <text:p>0.0227293968200684</text:p>
              </table:table-cell>
              <table:table-cell office:value-type="float" office:value="0.0276944637298584">
                <text:p>0.0276944637298584</text:p>
              </table:table-cell>
              <table:table-cell office:value-type="float" office:value="0.0241441488265991">
                <text:p>0.0241441488265991</text:p>
              </table:table-cell>
            </table:table-row>
            <table:table-row>
              <table:table-cell office:value-type="float" office:value="1315">
                <text:p>1315</text:p>
              </table:table-cell>
              <table:table-cell office:value-type="float" office:value="0.0228853225708008">
                <text:p>0.0228853225708008</text:p>
              </table:table-cell>
              <table:table-cell office:value-type="float" office:value="0.0253438949584961">
                <text:p>0.0253438949584961</text:p>
              </table:table-cell>
              <table:table-cell office:value-type="float" office:value="0.0236962556838989">
                <text:p>0.0236962556838989</text:p>
              </table:table-cell>
            </table:table-row>
            <table:table-row>
              <table:table-cell office:value-type="float" office:value="1316">
                <text:p>1316</text:p>
              </table:table-cell>
              <table:table-cell office:value-type="float" office:value="0.0234065055847168">
                <text:p>0.0234065055847168</text:p>
              </table:table-cell>
              <table:table-cell office:value-type="float" office:value="0.0266063213348389">
                <text:p>0.0266063213348389</text:p>
              </table:table-cell>
              <table:table-cell office:value-type="float" office:value="0.0244958877563477">
                <text:p>0.0244958877563477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0.0225355625152588">
                <text:p>0.0225355625152588</text:p>
              </table:table-cell>
              <table:table-cell office:value-type="float" office:value="0.0257394313812256">
                <text:p>0.0257394313812256</text:p>
              </table:table-cell>
              <table:table-cell office:value-type="float" office:value="0.0243268966674805">
                <text:p>0.0243268966674805</text:p>
              </table:table-cell>
            </table:table-row>
            <table:table-row>
              <table:table-cell office:value-type="float" office:value="1318">
                <text:p>1318</text:p>
              </table:table-cell>
              <table:table-cell office:value-type="float" office:value="0.023120641708374">
                <text:p>0.023120641708374</text:p>
              </table:table-cell>
              <table:table-cell office:value-type="float" office:value="0.0274243354797363">
                <text:p>0.0274243354797363</text:p>
              </table:table-cell>
              <table:table-cell office:value-type="float" office:value="0.0249567985534668">
                <text:p>0.0249567985534668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0.0228006839752197">
                <text:p>0.0228006839752197</text:p>
              </table:table-cell>
              <table:table-cell office:value-type="float" office:value="0.0259091854095459">
                <text:p>0.0259091854095459</text:p>
              </table:table-cell>
              <table:table-cell office:value-type="float" office:value="0.0237258911132812">
                <text:p>0.0237258911132812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233108997344971">
                <text:p>0.0233108997344971</text:p>
              </table:table-cell>
              <table:table-cell office:value-type="float" office:value="0.0264782905578613">
                <text:p>0.0264782905578613</text:p>
              </table:table-cell>
              <table:table-cell office:value-type="float" office:value="0.0244972467422485">
                <text:p>0.0244972467422485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0.022451639175415">
                <text:p>0.022451639175415</text:p>
              </table:table-cell>
              <table:table-cell office:value-type="float" office:value="0.0249238014221191">
                <text:p>0.0249238014221191</text:p>
              </table:table-cell>
              <table:table-cell office:value-type="float" office:value="0.0234029054641724">
                <text:p>0.0234029054641724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0.0237138271331787">
                <text:p>0.0237138271331787</text:p>
              </table:table-cell>
              <table:table-cell office:value-type="float" office:value="0.027090311050415">
                <text:p>0.027090311050415</text:p>
              </table:table-cell>
              <table:table-cell office:value-type="float" office:value="0.0248035669326782">
                <text:p>0.0248035669326782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0.0225112438201904">
                <text:p>0.0225112438201904</text:p>
              </table:table-cell>
              <table:table-cell office:value-type="float" office:value="0.0265278816223145">
                <text:p>0.0265278816223145</text:p>
              </table:table-cell>
              <table:table-cell office:value-type="float" office:value="0.0237611770629883">
                <text:p>0.0237611770629883</text:p>
              </table:table-cell>
            </table:table-row>
            <table:table-row>
              <table:table-cell office:value-type="float" office:value="1324">
                <text:p>1324</text:p>
              </table:table-cell>
              <table:table-cell office:value-type="float" office:value="0.0240993499755859">
                <text:p>0.0240993499755859</text:p>
              </table:table-cell>
              <table:table-cell office:value-type="float" office:value="0.0259020328521729">
                <text:p>0.0259020328521729</text:p>
              </table:table-cell>
              <table:table-cell office:value-type="float" office:value="0.024844479560852">
                <text:p>0.024844479560852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0.0242750644683838">
                <text:p>0.0242750644683838</text:p>
              </table:table-cell>
              <table:table-cell office:value-type="float" office:value="0.0269637107849121">
                <text:p>0.0269637107849121</text:p>
              </table:table-cell>
              <table:table-cell office:value-type="float" office:value="0.0249975442886353">
                <text:p>0.0249975442886353</text:p>
              </table:table-cell>
            </table:table-row>
            <table:table-row>
              <table:table-cell office:value-type="float" office:value="1326">
                <text:p>1326</text:p>
              </table:table-cell>
              <table:table-cell office:value-type="float" office:value="0.0239050388336182">
                <text:p>0.0239050388336182</text:p>
              </table:table-cell>
              <table:table-cell office:value-type="float" office:value="0.0265762805938721">
                <text:p>0.0265762805938721</text:p>
              </table:table-cell>
              <table:table-cell office:value-type="float" office:value="0.0247709274291992">
                <text:p>0.024770927429199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0.0259237289428711">
                <text:p>0.0259237289428711</text:p>
              </table:table-cell>
              <table:table-cell office:value-type="float" office:value="0.0293872356414795">
                <text:p>0.0293872356414795</text:p>
              </table:table-cell>
              <table:table-cell office:value-type="float" office:value="0.027499270439148">
                <text:p>0.027499270439148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0.0240299701690674">
                <text:p>0.0240299701690674</text:p>
              </table:table-cell>
              <table:table-cell office:value-type="float" office:value="0.0278129577636719">
                <text:p>0.0278129577636719</text:p>
              </table:table-cell>
              <table:table-cell office:value-type="float" office:value="0.0252267122268677">
                <text:p>0.0252267122268677</text:p>
              </table:table-cell>
            </table:table-row>
            <table:table-row>
              <table:table-cell office:value-type="float" office:value="1329">
                <text:p>1329</text:p>
              </table:table-cell>
              <table:table-cell office:value-type="float" office:value="0.0225555896759033">
                <text:p>0.0225555896759033</text:p>
              </table:table-cell>
              <table:table-cell office:value-type="float" office:value="0.0259227752685547">
                <text:p>0.0259227752685547</text:p>
              </table:table-cell>
              <table:table-cell office:value-type="float" office:value="0.0235558271408081">
                <text:p>0.0235558271408081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02408766746521">
                <text:p>0.02408766746521</text:p>
              </table:table-cell>
              <table:table-cell office:value-type="float" office:value="0.0273227691650391">
                <text:p>0.0273227691650391</text:p>
              </table:table-cell>
              <table:table-cell office:value-type="float" office:value="0.0257501363754272">
                <text:p>0.0257501363754272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0.0228595733642578">
                <text:p>0.0228595733642578</text:p>
              </table:table-cell>
              <table:table-cell office:value-type="float" office:value="0.0252292156219482">
                <text:p>0.0252292156219482</text:p>
              </table:table-cell>
              <table:table-cell office:value-type="float" office:value="0.0239343881607056">
                <text:p>0.0239343881607056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0.0225584506988525">
                <text:p>0.0225584506988525</text:p>
              </table:table-cell>
              <table:table-cell office:value-type="float" office:value="0.0267434120178223">
                <text:p>0.0267434120178223</text:p>
              </table:table-cell>
              <table:table-cell office:value-type="float" office:value="0.0239493370056152">
                <text:p>0.0239493370056152</text:p>
              </table:table-cell>
            </table:table-row>
            <table:table-row>
              <table:table-cell office:value-type="float" office:value="1333">
                <text:p>1333</text:p>
              </table:table-cell>
              <table:table-cell office:value-type="float" office:value="0.0227551460266113">
                <text:p>0.0227551460266113</text:p>
              </table:table-cell>
              <table:table-cell office:value-type="float" office:value="0.0259637832641602">
                <text:p>0.0259637832641602</text:p>
              </table:table-cell>
              <table:table-cell office:value-type="float" office:value="0.0235092639923096">
                <text:p>0.0235092639923096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0.0230705738067627">
                <text:p>0.0230705738067627</text:p>
              </table:table-cell>
              <table:table-cell office:value-type="float" office:value="0.0252232551574707">
                <text:p>0.0252232551574707</text:p>
              </table:table-cell>
              <table:table-cell office:value-type="float" office:value="0.0238318681716919">
                <text:p>0.0238318681716919</text:p>
              </table:table-cell>
            </table:table-row>
            <table:table-row>
              <table:table-cell office:value-type="float" office:value="1335">
                <text:p>1335</text:p>
              </table:table-cell>
              <table:table-cell office:value-type="float" office:value="0.023113489151001">
                <text:p>0.023113489151001</text:p>
              </table:table-cell>
              <table:table-cell office:value-type="float" office:value="0.026418924331665">
                <text:p>0.026418924331665</text:p>
              </table:table-cell>
              <table:table-cell office:value-type="float" office:value="0.0239019632339478">
                <text:p>0.0239019632339478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0.023235559463501">
                <text:p>0.023235559463501</text:p>
              </table:table-cell>
              <table:table-cell office:value-type="float" office:value="0.02587890625">
                <text:p>0.02587890625</text:p>
              </table:table-cell>
              <table:table-cell office:value-type="float" office:value="0.024017596244812">
                <text:p>0.024017596244812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0.0249297618865967">
                <text:p>0.0249297618865967</text:p>
              </table:table-cell>
              <table:table-cell office:value-type="float" office:value="0.0263900756835938">
                <text:p>0.0263900756835938</text:p>
              </table:table-cell>
              <table:table-cell office:value-type="float" office:value="0.0255920886993408">
                <text:p>0.0255920886993408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0.0230846405029297">
                <text:p>0.0230846405029297</text:p>
              </table:table-cell>
              <table:table-cell office:value-type="float" office:value="0.0261092185974121">
                <text:p>0.0261092185974121</text:p>
              </table:table-cell>
              <table:table-cell office:value-type="float" office:value="0.0240359783172607">
                <text:p>0.0240359783172607</text:p>
              </table:table-cell>
            </table:table-row>
            <table:table-row>
              <table:table-cell office:value-type="float" office:value="1339">
                <text:p>1339</text:p>
              </table:table-cell>
              <table:table-cell office:value-type="float" office:value="0.0230309963226318">
                <text:p>0.0230309963226318</text:p>
              </table:table-cell>
              <table:table-cell office:value-type="float" office:value="0.0256850719451904">
                <text:p>0.0256850719451904</text:p>
              </table:table-cell>
              <table:table-cell office:value-type="float" office:value="0.0242496728897095">
                <text:p>0.0242496728897095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0241100788116455">
                <text:p>0.0241100788116455</text:p>
              </table:table-cell>
              <table:table-cell office:value-type="float" office:value="0.0266060829162598">
                <text:p>0.0266060829162598</text:p>
              </table:table-cell>
              <table:table-cell office:value-type="float" office:value="0.0250341892242432">
                <text:p>0.0250341892242432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0.0243725776672363">
                <text:p>0.0243725776672363</text:p>
              </table:table-cell>
              <table:table-cell office:value-type="float" office:value="0.0264465808868408">
                <text:p>0.0264465808868408</text:p>
              </table:table-cell>
              <table:table-cell office:value-type="float" office:value="0.0256019592285156">
                <text:p>0.0256019592285156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0.0243296623229981">
                <text:p>0.0243296623229981</text:p>
              </table:table-cell>
              <table:table-cell office:value-type="float" office:value="0.0284392833709717">
                <text:p>0.0284392833709717</text:p>
              </table:table-cell>
              <table:table-cell office:value-type="float" office:value="0.0259064912796021">
                <text:p>0.0259064912796021</text:p>
              </table:table-cell>
            </table:table-row>
            <table:table-row>
              <table:table-cell office:value-type="float" office:value="1343">
                <text:p>1343</text:p>
              </table:table-cell>
              <table:table-cell office:value-type="float" office:value="0.0245335102081299">
                <text:p>0.0245335102081299</text:p>
              </table:table-cell>
              <table:table-cell office:value-type="float" office:value="0.0282106399536133">
                <text:p>0.0282106399536133</text:p>
              </table:table-cell>
              <table:table-cell office:value-type="float" office:value="0.0258494138717651">
                <text:p>0.0258494138717651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0.0240330696105957">
                <text:p>0.0240330696105957</text:p>
              </table:table-cell>
              <table:table-cell office:value-type="float" office:value="0.0306966304779053">
                <text:p>0.0306966304779053</text:p>
              </table:table-cell>
              <table:table-cell office:value-type="float" office:value="0.0258207082748413">
                <text:p>0.0258207082748413</text:p>
              </table:table-cell>
            </table:table-row>
            <table:table-row>
              <table:table-cell office:value-type="float" office:value="1345">
                <text:p>1345</text:p>
              </table:table-cell>
              <table:table-cell office:value-type="float" office:value="0.0254116058349609">
                <text:p>0.0254116058349609</text:p>
              </table:table-cell>
              <table:table-cell office:value-type="float" office:value="0.0269773006439209">
                <text:p>0.0269773006439209</text:p>
              </table:table-cell>
              <table:table-cell office:value-type="float" office:value="0.0263917922973633">
                <text:p>0.0263917922973633</text:p>
              </table:table-cell>
            </table:table-row>
            <table:table-row>
              <table:table-cell office:value-type="float" office:value="1346">
                <text:p>1346</text:p>
              </table:table-cell>
              <table:table-cell office:value-type="float" office:value="0.0249123573303223">
                <text:p>0.0249123573303223</text:p>
              </table:table-cell>
              <table:table-cell office:value-type="float" office:value="0.0265464782714844">
                <text:p>0.0265464782714844</text:p>
              </table:table-cell>
              <table:table-cell office:value-type="float" office:value="0.0256221055984497">
                <text:p>0.0256221055984497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0241775512695312">
                <text:p>0.0241775512695312</text:p>
              </table:table-cell>
              <table:table-cell office:value-type="float" office:value="0.0305106639862061">
                <text:p>0.0305106639862061</text:p>
              </table:table-cell>
              <table:table-cell office:value-type="float" office:value="0.0258223056793213">
                <text:p>0.0258223056793213</text:p>
              </table:table-cell>
            </table:table-row>
            <table:table-row>
              <table:table-cell office:value-type="float" office:value="1348">
                <text:p>1348</text:p>
              </table:table-cell>
              <table:table-cell office:value-type="float" office:value="0.0244743824005127">
                <text:p>0.0244743824005127</text:p>
              </table:table-cell>
              <table:table-cell office:value-type="float" office:value="0.0264344215393066">
                <text:p>0.0264344215393066</text:p>
              </table:table-cell>
              <table:table-cell office:value-type="float" office:value="0.0256195783615112">
                <text:p>0.0256195783615112</text:p>
              </table:table-cell>
            </table:table-row>
            <table:table-row>
              <table:table-cell office:value-type="float" office:value="1349">
                <text:p>1349</text:p>
              </table:table-cell>
              <table:table-cell office:value-type="float" office:value="0.0251710414886475">
                <text:p>0.0251710414886475</text:p>
              </table:table-cell>
              <table:table-cell office:value-type="float" office:value="0.0306849479675293">
                <text:p>0.0306849479675293</text:p>
              </table:table-cell>
              <table:table-cell office:value-type="float" office:value="0.0267961502075195">
                <text:p>0.026796150207519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250425338745117">
                <text:p>0.0250425338745117</text:p>
              </table:table-cell>
              <table:table-cell office:value-type="float" office:value="0.0268983840942383">
                <text:p>0.0268983840942383</text:p>
              </table:table-cell>
              <table:table-cell office:value-type="float" office:value="0.0260666131973267">
                <text:p>0.0260666131973267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0.026569128036499">
                <text:p>0.026569128036499</text:p>
              </table:table-cell>
              <table:table-cell office:value-type="float" office:value="0.0305702686309814">
                <text:p>0.0305702686309814</text:p>
              </table:table-cell>
              <table:table-cell office:value-type="float" office:value="0.027544093132019">
                <text:p>0.027544093132019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0.0236794948577881">
                <text:p>0.0236794948577881</text:p>
              </table:table-cell>
              <table:table-cell office:value-type="float" office:value="0.0298559665679932">
                <text:p>0.0298559665679932</text:p>
              </table:table-cell>
              <table:table-cell office:value-type="float" office:value="0.0266005754470825">
                <text:p>0.0266005754470825</text:p>
              </table:table-cell>
            </table:table-row>
            <table:table-row>
              <table:table-cell office:value-type="float" office:value="1353">
                <text:p>1353</text:p>
              </table:table-cell>
              <table:table-cell office:value-type="float" office:value="0.0245225429534912">
                <text:p>0.0245225429534912</text:p>
              </table:table-cell>
              <table:table-cell office:value-type="float" office:value="0.0278716087341309">
                <text:p>0.0278716087341309</text:p>
              </table:table-cell>
              <table:table-cell office:value-type="float" office:value="0.0268025159835815">
                <text:p>0.0268025159835815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0.0236144065856934">
                <text:p>0.0236144065856934</text:p>
              </table:table-cell>
              <table:table-cell office:value-type="float" office:value="0.025975227355957">
                <text:p>0.025975227355957</text:p>
              </table:table-cell>
              <table:table-cell office:value-type="float" office:value="0.0244615077972412">
                <text:p>0.0244615077972412</text:p>
              </table:table-cell>
            </table:table-row>
            <table:table-row>
              <table:table-cell office:value-type="float" office:value="1355">
                <text:p>1355</text:p>
              </table:table-cell>
              <table:table-cell office:value-type="float" office:value="0.0239231586456299">
                <text:p>0.0239231586456299</text:p>
              </table:table-cell>
              <table:table-cell office:value-type="float" office:value="0.0259125232696533">
                <text:p>0.0259125232696533</text:p>
              </table:table-cell>
              <table:table-cell office:value-type="float" office:value="0.0245729684829712">
                <text:p>0.0245729684829712</text:p>
              </table:table-cell>
            </table:table-row>
            <table:table-row>
              <table:table-cell office:value-type="float" office:value="1356">
                <text:p>1356</text:p>
              </table:table-cell>
              <table:table-cell office:value-type="float" office:value="0.0230400562286377">
                <text:p>0.0230400562286377</text:p>
              </table:table-cell>
              <table:table-cell office:value-type="float" office:value="0.0249466896057129">
                <text:p>0.0249466896057129</text:p>
              </table:table-cell>
              <table:table-cell office:value-type="float" office:value="0.0236997604370117">
                <text:p>0.0236997604370117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0.0238709449768066">
                <text:p>0.0238709449768066</text:p>
              </table:table-cell>
              <table:table-cell office:value-type="float" office:value="0.0270509719848633">
                <text:p>0.0270509719848633</text:p>
              </table:table-cell>
              <table:table-cell office:value-type="float" office:value="0.0247505664825439">
                <text:p>0.0247505664825439</text:p>
              </table:table-cell>
            </table:table-row>
            <table:table-row>
              <table:table-cell office:value-type="float" office:value="1358">
                <text:p>1358</text:p>
              </table:table-cell>
              <table:table-cell office:value-type="float" office:value="0.0231318473815918">
                <text:p>0.0231318473815918</text:p>
              </table:table-cell>
              <table:table-cell office:value-type="float" office:value="0.0258393287658691">
                <text:p>0.0258393287658691</text:p>
              </table:table-cell>
              <table:table-cell office:value-type="float" office:value="0.0241695642471314">
                <text:p>0.0241695642471314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0.0236361026763916">
                <text:p>0.0236361026763916</text:p>
              </table:table-cell>
              <table:table-cell office:value-type="float" office:value="0.0252044200897217">
                <text:p>0.0252044200897217</text:p>
              </table:table-cell>
              <table:table-cell office:value-type="float" office:value="0.0244351387023926">
                <text:p>0.0244351387023926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0243411064147949">
                <text:p>0.0243411064147949</text:p>
              </table:table-cell>
              <table:table-cell office:value-type="float" office:value="0.0267333984375">
                <text:p>0.0267333984375</text:p>
              </table:table-cell>
              <table:table-cell office:value-type="float" office:value="0.0249809265136719">
                <text:p>0.0249809265136719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0.0238168239593506">
                <text:p>0.0238168239593506</text:p>
              </table:table-cell>
              <table:table-cell office:value-type="float" office:value="0.0261912345886231">
                <text:p>0.0261912345886231</text:p>
              </table:table-cell>
              <table:table-cell office:value-type="float" office:value="0.0245362758636475">
                <text:p>0.0245362758636475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0.0240027904510498">
                <text:p>0.0240027904510498</text:p>
              </table:table-cell>
              <table:table-cell office:value-type="float" office:value="0.0256557464599609">
                <text:p>0.0256557464599609</text:p>
              </table:table-cell>
              <table:table-cell office:value-type="float" office:value="0.0246274709701538">
                <text:p>0.0246274709701538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0.0233683586120606">
                <text:p>0.0233683586120606</text:p>
              </table:table-cell>
              <table:table-cell office:value-type="float" office:value="0.0260357856750488">
                <text:p>0.0260357856750488</text:p>
              </table:table-cell>
              <table:table-cell office:value-type="float" office:value="0.0242086172103882">
                <text:p>0.0242086172103882</text:p>
              </table:table-cell>
            </table:table-row>
            <table:table-row>
              <table:table-cell office:value-type="float" office:value="1364">
                <text:p>1364</text:p>
              </table:table-cell>
              <table:table-cell office:value-type="float" office:value="0.0230545997619629">
                <text:p>0.0230545997619629</text:p>
              </table:table-cell>
              <table:table-cell office:value-type="float" office:value="0.0263471603393555">
                <text:p>0.0263471603393555</text:p>
              </table:table-cell>
              <table:table-cell office:value-type="float" office:value="0.0239288568496704">
                <text:p>0.0239288568496704</text:p>
              </table:table-cell>
            </table:table-row>
            <table:table-row>
              <table:table-cell office:value-type="float" office:value="1365">
                <text:p>1365</text:p>
              </table:table-cell>
              <table:table-cell office:value-type="float" office:value="0.0246226787567139">
                <text:p>0.0246226787567139</text:p>
              </table:table-cell>
              <table:table-cell office:value-type="float" office:value="0.0283522605895996">
                <text:p>0.0283522605895996</text:p>
              </table:table-cell>
              <table:table-cell office:value-type="float" office:value="0.0266828536987305">
                <text:p>0.0266828536987305</text:p>
              </table:table-cell>
            </table:table-row>
            <table:table-row>
              <table:table-cell office:value-type="float" office:value="1366">
                <text:p>1366</text:p>
              </table:table-cell>
              <table:table-cell office:value-type="float" office:value="0.0263833999633789">
                <text:p>0.0263833999633789</text:p>
              </table:table-cell>
              <table:table-cell office:value-type="float" office:value="0.0278997421264648">
                <text:p>0.0278997421264648</text:p>
              </table:table-cell>
              <table:table-cell office:value-type="float" office:value="0.0269991636276245">
                <text:p>0.0269991636276245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0.0241789817810059">
                <text:p>0.0241789817810059</text:p>
              </table:table-cell>
              <table:table-cell office:value-type="float" office:value="0.0288183689117432">
                <text:p>0.0288183689117432</text:p>
              </table:table-cell>
              <table:table-cell office:value-type="float" office:value="0.0251562356948853">
                <text:p>0.0251562356948853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0.0267167091369629">
                <text:p>0.0267167091369629</text:p>
              </table:table-cell>
              <table:table-cell office:value-type="float" office:value="0.0284116268157959">
                <text:p>0.0284116268157959</text:p>
              </table:table-cell>
              <table:table-cell office:value-type="float" office:value="0.0274625301361084">
                <text:p>0.0274625301361084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0.0244872570037842">
                <text:p>0.0244872570037842</text:p>
              </table:table-cell>
              <table:table-cell office:value-type="float" office:value="0.0259792804718018">
                <text:p>0.0259792804718018</text:p>
              </table:table-cell>
              <table:table-cell office:value-type="float" office:value="0.0253597736358643">
                <text:p>0.0253597736358643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0239555835723877">
                <text:p>0.0239555835723877</text:p>
              </table:table-cell>
              <table:table-cell office:value-type="float" office:value="0.0267593860626221">
                <text:p>0.0267593860626221</text:p>
              </table:table-cell>
              <table:table-cell office:value-type="float" office:value="0.0256093263626099">
                <text:p>0.0256093263626099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0.0268845558166504">
                <text:p>0.0268845558166504</text:p>
              </table:table-cell>
              <table:table-cell office:value-type="float" office:value="0.0298697948455811">
                <text:p>0.0298697948455811</text:p>
              </table:table-cell>
              <table:table-cell office:value-type="float" office:value="0.0278234004974365">
                <text:p>0.0278234004974365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0.0260794162750244">
                <text:p>0.0260794162750244</text:p>
              </table:table-cell>
              <table:table-cell office:value-type="float" office:value="0.0270991325378418">
                <text:p>0.0270991325378418</text:p>
              </table:table-cell>
              <table:table-cell office:value-type="float" office:value="0.0264902353286743">
                <text:p>0.0264902353286743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0.0266103744506836">
                <text:p>0.0266103744506836</text:p>
              </table:table-cell>
              <table:table-cell office:value-type="float" office:value="0.0276932716369629">
                <text:p>0.0276932716369629</text:p>
              </table:table-cell>
              <table:table-cell office:value-type="float" office:value="0.0272842168807983">
                <text:p>0.0272842168807983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0.0244569778442383">
                <text:p>0.0244569778442383</text:p>
              </table:table-cell>
              <table:table-cell office:value-type="float" office:value="0.0275404453277588">
                <text:p>0.0275404453277588</text:p>
              </table:table-cell>
              <table:table-cell office:value-type="float" office:value="0.0258080244064331">
                <text:p>0.0258080244064331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0.0242600440979004">
                <text:p>0.0242600440979004</text:p>
              </table:table-cell>
              <table:table-cell office:value-type="float" office:value="0.0264284610748291">
                <text:p>0.0264284610748291</text:p>
              </table:table-cell>
              <table:table-cell office:value-type="float" office:value="0.0256577253341675">
                <text:p>0.0256577253341675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0.02561354637146">
                <text:p>0.02561354637146</text:p>
              </table:table-cell>
              <table:table-cell office:value-type="float" office:value="0.0274393558502197">
                <text:p>0.0274393558502197</text:p>
              </table:table-cell>
              <table:table-cell office:value-type="float" office:value="0.0260606288909912">
                <text:p>0.0260606288909912</text:p>
              </table:table-cell>
            </table:table-row>
            <table:table-row>
              <table:table-cell office:value-type="float" office:value="1377">
                <text:p>1377</text:p>
              </table:table-cell>
              <table:table-cell office:value-type="float" office:value="0.0256197452545166">
                <text:p>0.0256197452545166</text:p>
              </table:table-cell>
              <table:table-cell office:value-type="float" office:value="0.0271930694580078">
                <text:p>0.0271930694580078</text:p>
              </table:table-cell>
              <table:table-cell office:value-type="float" office:value="0.026240086555481">
                <text:p>0.026240086555481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0.0261669158935547">
                <text:p>0.0261669158935547</text:p>
              </table:table-cell>
              <table:table-cell office:value-type="float" office:value="0.0279064178466797">
                <text:p>0.0279064178466797</text:p>
              </table:table-cell>
              <table:table-cell office:value-type="float" office:value="0.0271135330200195">
                <text:p>0.0271135330200195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0.02351975440979">
                <text:p>0.02351975440979</text:p>
              </table:table-cell>
              <table:table-cell office:value-type="float" office:value="0.0269844532012939">
                <text:p>0.0269844532012939</text:p>
              </table:table-cell>
              <table:table-cell office:value-type="float" office:value="0.0254584312438965">
                <text:p>0.0254584312438965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026249885559082">
                <text:p>0.026249885559082</text:p>
              </table:table-cell>
              <table:table-cell office:value-type="float" office:value="0.0274009704589844">
                <text:p>0.0274009704589844</text:p>
              </table:table-cell>
              <table:table-cell office:value-type="float" office:value="0.027016806602478">
                <text:p>0.027016806602478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0.025707483291626">
                <text:p>0.025707483291626</text:p>
              </table:table-cell>
              <table:table-cell office:value-type="float" office:value="0.027794361114502">
                <text:p>0.027794361114502</text:p>
              </table:table-cell>
              <table:table-cell office:value-type="float" office:value="0.0261922836303711">
                <text:p>0.0261922836303711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0.026911735534668">
                <text:p>0.026911735534668</text:p>
              </table:table-cell>
              <table:table-cell office:value-type="float" office:value="0.0289385318756104">
                <text:p>0.0289385318756104</text:p>
              </table:table-cell>
              <table:table-cell office:value-type="float" office:value="0.0275117635726929">
                <text:p>0.0275117635726929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0.0266735553741455">
                <text:p>0.0266735553741455</text:p>
              </table:table-cell>
              <table:table-cell office:value-type="float" office:value="0.0284054279327393">
                <text:p>0.0284054279327393</text:p>
              </table:table-cell>
              <table:table-cell office:value-type="float" office:value="0.0273262023925781">
                <text:p>0.0273262023925781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0.0235691070556641">
                <text:p>0.0235691070556641</text:p>
              </table:table-cell>
              <table:table-cell office:value-type="float" office:value="0.026259183883667">
                <text:p>0.026259183883667</text:p>
              </table:table-cell>
              <table:table-cell office:value-type="float" office:value="0.0244944572448731">
                <text:p>0.0244944572448731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0.0242836475372314">
                <text:p>0.0242836475372314</text:p>
              </table:table-cell>
              <table:table-cell office:value-type="float" office:value="0.0268373489379883">
                <text:p>0.0268373489379883</text:p>
              </table:table-cell>
              <table:table-cell office:value-type="float" office:value="0.0251105546951294">
                <text:p>0.0251105546951294</text:p>
              </table:table-cell>
            </table:table-row>
            <table:table-row>
              <table:table-cell office:value-type="float" office:value="1386">
                <text:p>1386</text:p>
              </table:table-cell>
              <table:table-cell office:value-type="float" office:value="0.0252292156219482">
                <text:p>0.0252292156219482</text:p>
              </table:table-cell>
              <table:table-cell office:value-type="float" office:value="0.0276479721069336">
                <text:p>0.0276479721069336</text:p>
              </table:table-cell>
              <table:table-cell office:value-type="float" office:value="0.0259361505508423">
                <text:p>0.0259361505508423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0.023796558380127">
                <text:p>0.023796558380127</text:p>
              </table:table-cell>
              <table:table-cell office:value-type="float" office:value="0.0271000862121582">
                <text:p>0.0271000862121582</text:p>
              </table:table-cell>
              <table:table-cell office:value-type="float" office:value="0.0252870082855225">
                <text:p>0.0252870082855225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0.0233223438262939">
                <text:p>0.0233223438262939</text:p>
              </table:table-cell>
              <table:table-cell office:value-type="float" office:value="0.0260071754455566">
                <text:p>0.0260071754455566</text:p>
              </table:table-cell>
              <table:table-cell office:value-type="float" office:value="0.0246723175048828">
                <text:p>0.0246723175048828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0.0235686302185059">
                <text:p>0.0235686302185059</text:p>
              </table:table-cell>
              <table:table-cell office:value-type="float" office:value="0.0260882377624512">
                <text:p>0.0260882377624512</text:p>
              </table:table-cell>
              <table:table-cell office:value-type="float" office:value="0.0242212772369385">
                <text:p>0.0242212772369385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0236704349517822">
                <text:p>0.0236704349517822</text:p>
              </table:table-cell>
              <table:table-cell office:value-type="float" office:value="0.02585768699646">
                <text:p>0.02585768699646</text:p>
              </table:table-cell>
              <table:table-cell office:value-type="float" office:value="0.0242760896682739">
                <text:p>0.0242760896682739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0.0234661102294922">
                <text:p>0.0234661102294922</text:p>
              </table:table-cell>
              <table:table-cell office:value-type="float" office:value="0.0258831977844238">
                <text:p>0.0258831977844238</text:p>
              </table:table-cell>
              <table:table-cell office:value-type="float" office:value="0.0245754241943359">
                <text:p>0.0245754241943359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0.0238356590270996">
                <text:p>0.0238356590270996</text:p>
              </table:table-cell>
              <table:table-cell office:value-type="float" office:value="0.0262734889984131">
                <text:p>0.0262734889984131</text:p>
              </table:table-cell>
              <table:table-cell office:value-type="float" office:value="0.0247663736343384">
                <text:p>0.0247663736343384</text:p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0.0236024856567383">
                <text:p>0.0236024856567383</text:p>
              </table:table-cell>
              <table:table-cell office:value-type="float" office:value="0.0262725353240967">
                <text:p>0.0262725353240967</text:p>
              </table:table-cell>
              <table:table-cell office:value-type="float" office:value="0.0241997480392456">
                <text:p>0.0241997480392456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0.0236539840698242">
                <text:p>0.0236539840698242</text:p>
              </table:table-cell>
              <table:table-cell office:value-type="float" office:value="0.0259110927581787">
                <text:p>0.0259110927581787</text:p>
              </table:table-cell>
              <table:table-cell office:value-type="float" office:value="0.0243987798690796">
                <text:p>0.0243987798690796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0.0239851474761963">
                <text:p>0.0239851474761963</text:p>
              </table:table-cell>
              <table:table-cell office:value-type="float" office:value="0.0281462669372559">
                <text:p>0.0281462669372559</text:p>
              </table:table-cell>
              <table:table-cell office:value-type="float" office:value="0.0254657030105591">
                <text:p>0.0254657030105591</text:p>
              </table:table-cell>
            </table:table-row>
            <table:table-row>
              <table:table-cell office:value-type="float" office:value="1396">
                <text:p>1396</text:p>
              </table:table-cell>
              <table:table-cell office:value-type="float" office:value="0.023881196975708">
                <text:p>0.023881196975708</text:p>
              </table:table-cell>
              <table:table-cell office:value-type="float" office:value="0.0262341499328613">
                <text:p>0.0262341499328613</text:p>
              </table:table-cell>
              <table:table-cell office:value-type="float" office:value="0.0247519731521606">
                <text:p>0.0247519731521606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0.0235800743103027">
                <text:p>0.0235800743103027</text:p>
              </table:table-cell>
              <table:table-cell office:value-type="float" office:value="0.0259549617767334">
                <text:p>0.0259549617767334</text:p>
              </table:table-cell>
              <table:table-cell office:value-type="float" office:value="0.0244436025619507">
                <text:p>0.0244436025619507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0.024404764175415">
                <text:p>0.024404764175415</text:p>
              </table:table-cell>
              <table:table-cell office:value-type="float" office:value="0.0269923210144043">
                <text:p>0.0269923210144043</text:p>
              </table:table-cell>
              <table:table-cell office:value-type="float" office:value="0.0249986171722412">
                <text:p>0.0249986171722412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0.0238735675811768">
                <text:p>0.0238735675811768</text:p>
              </table:table-cell>
              <table:table-cell office:value-type="float" office:value="0.0256526470184326">
                <text:p>0.0256526470184326</text:p>
              </table:table-cell>
              <table:table-cell office:value-type="float" office:value="0.0242051839828491">
                <text:p>0.024205183982849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243875980377197">
                <text:p>0.0243875980377197</text:p>
              </table:table-cell>
              <table:table-cell office:value-type="float" office:value="0.0270800590515137">
                <text:p>0.0270800590515137</text:p>
              </table:table-cell>
              <table:table-cell office:value-type="float" office:value="0.0251086235046387">
                <text:p>0.0251086235046387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024669885635376">
                <text:p>0.024669885635376</text:p>
              </table:table-cell>
              <table:table-cell office:value-type="float" office:value="0.0276865959167481">
                <text:p>0.0276865959167481</text:p>
              </table:table-cell>
              <table:table-cell office:value-type="float" office:value="0.0256381273269653">
                <text:p>0.0256381273269653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0.0242502689361572">
                <text:p>0.0242502689361572</text:p>
              </table:table-cell>
              <table:table-cell office:value-type="float" office:value="0.0267984867095947">
                <text:p>0.0267984867095947</text:p>
              </table:table-cell>
              <table:table-cell office:value-type="float" office:value="0.025087833404541">
                <text:p>0.025087833404541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0.0239572525024414">
                <text:p>0.0239572525024414</text:p>
              </table:table-cell>
              <table:table-cell office:value-type="float" office:value="0.0265345573425293">
                <text:p>0.0265345573425293</text:p>
              </table:table-cell>
              <table:table-cell office:value-type="float" office:value="0.0248285531997681">
                <text:p>0.0248285531997681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0.0243988037109375">
                <text:p>0.0243988037109375</text:p>
              </table:table-cell>
              <table:table-cell office:value-type="float" office:value="0.0276758670806885">
                <text:p>0.0276758670806885</text:p>
              </table:table-cell>
              <table:table-cell office:value-type="float" office:value="0.025387692451477">
                <text:p>0.025387692451477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0.0235404968261719">
                <text:p>0.0235404968261719</text:p>
              </table:table-cell>
              <table:table-cell office:value-type="float" office:value="0.0258705615997314">
                <text:p>0.0258705615997314</text:p>
              </table:table-cell>
              <table:table-cell office:value-type="float" office:value="0.0243968963623047">
                <text:p>0.0243968963623047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0.0246562957763672">
                <text:p>0.0246562957763672</text:p>
              </table:table-cell>
              <table:table-cell office:value-type="float" office:value="0.0266339778900147">
                <text:p>0.0266339778900147</text:p>
              </table:table-cell>
              <table:table-cell office:value-type="float" office:value="0.0252059936523437">
                <text:p>0.0252059936523437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0.0250957012176514">
                <text:p>0.0250957012176514</text:p>
              </table:table-cell>
              <table:table-cell office:value-type="float" office:value="0.0296227931976318">
                <text:p>0.0296227931976318</text:p>
              </table:table-cell>
              <table:table-cell office:value-type="float" office:value="0.0268554210662842">
                <text:p>0.0268554210662842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0.0241906642913818">
                <text:p>0.0241906642913818</text:p>
              </table:table-cell>
              <table:table-cell office:value-type="float" office:value="0.0270683765411377">
                <text:p>0.0270683765411377</text:p>
              </table:table-cell>
              <table:table-cell office:value-type="float" office:value="0.0251215934753418">
                <text:p>0.0251215934753418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0.0261123180389404">
                <text:p>0.0261123180389404</text:p>
              </table:table-cell>
              <table:table-cell office:value-type="float" office:value="0.0282566547393799">
                <text:p>0.0282566547393799</text:p>
              </table:table-cell>
              <table:table-cell office:value-type="float" office:value="0.0269272089004517">
                <text:p>0.026927208900451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0276145935058594">
                <text:p>0.0276145935058594</text:p>
              </table:table-cell>
              <table:table-cell office:value-type="float" office:value="0.0323081016540527">
                <text:p>0.0323081016540527</text:p>
              </table:table-cell>
              <table:table-cell office:value-type="float" office:value="0.028496789932251">
                <text:p>0.028496789932251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0.0251505374908447">
                <text:p>0.0251505374908447</text:p>
              </table:table-cell>
              <table:table-cell office:value-type="float" office:value="0.0269582271575928">
                <text:p>0.0269582271575928</text:p>
              </table:table-cell>
              <table:table-cell office:value-type="float" office:value="0.0258606433868408">
                <text:p>0.0258606433868408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0.0250029563903809">
                <text:p>0.0250029563903809</text:p>
              </table:table-cell>
              <table:table-cell office:value-type="float" office:value="0.0277783870697022">
                <text:p>0.0277783870697022</text:p>
              </table:table-cell>
              <table:table-cell office:value-type="float" office:value="0.0263412237167358">
                <text:p>0.0263412237167358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0.0261671543121338">
                <text:p>0.0261671543121338</text:p>
              </table:table-cell>
              <table:table-cell office:value-type="float" office:value="0.0278208255767822">
                <text:p>0.0278208255767822</text:p>
              </table:table-cell>
              <table:table-cell office:value-type="float" office:value="0.0267187833786011">
                <text:p>0.0267187833786011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0.0262424945831299">
                <text:p>0.0262424945831299</text:p>
              </table:table-cell>
              <table:table-cell office:value-type="float" office:value="0.027590274810791">
                <text:p>0.027590274810791</text:p>
              </table:table-cell>
              <table:table-cell office:value-type="float" office:value="0.0268235683441162">
                <text:p>0.0268235683441162</text:p>
              </table:table-cell>
            </table:table-row>
            <table:table-row>
              <table:table-cell office:value-type="float" office:value="1415">
                <text:p>1415</text:p>
              </table:table-cell>
              <table:table-cell office:value-type="float" office:value="0.0251762866973877">
                <text:p>0.0251762866973877</text:p>
              </table:table-cell>
              <table:table-cell office:value-type="float" office:value="0.028362512588501">
                <text:p>0.028362512588501</text:p>
              </table:table-cell>
              <table:table-cell office:value-type="float" office:value="0.0263020515441895">
                <text:p>0.0263020515441895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0.0279922485351563">
                <text:p>0.0279922485351563</text:p>
              </table:table-cell>
              <table:table-cell office:value-type="float" office:value="0.029066801071167">
                <text:p>0.029066801071167</text:p>
              </table:table-cell>
              <table:table-cell office:value-type="float" office:value="0.0283691644668579">
                <text:p>0.0283691644668579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0.0274834632873535">
                <text:p>0.0274834632873535</text:p>
              </table:table-cell>
              <table:table-cell office:value-type="float" office:value="0.0284881591796875">
                <text:p>0.0284881591796875</text:p>
              </table:table-cell>
              <table:table-cell office:value-type="float" office:value="0.0280323028564453">
                <text:p>0.0280323028564453</text:p>
              </table:table-cell>
            </table:table-row>
            <table:table-row>
              <table:table-cell office:value-type="float" office:value="1418">
                <text:p>1418</text:p>
              </table:table-cell>
              <table:table-cell office:value-type="float" office:value="0.02425217628479">
                <text:p>0.02425217628479</text:p>
              </table:table-cell>
              <table:table-cell office:value-type="float" office:value="0.030339241027832">
                <text:p>0.030339241027832</text:p>
              </table:table-cell>
              <table:table-cell office:value-type="float" office:value="0.0260108470916748">
                <text:p>0.0260108470916748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0.0235164165496826">
                <text:p>0.0235164165496826</text:p>
              </table:table-cell>
              <table:table-cell office:value-type="float" office:value="0.0259881019592285">
                <text:p>0.0259881019592285</text:p>
              </table:table-cell>
              <table:table-cell office:value-type="float" office:value="0.0244607448577881">
                <text:p>0.024460744857788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0247015953063965">
                <text:p>0.0247015953063965</text:p>
              </table:table-cell>
              <table:table-cell office:value-type="float" office:value="0.0272364616394043">
                <text:p>0.0272364616394043</text:p>
              </table:table-cell>
              <table:table-cell office:value-type="float" office:value="0.0255283117294312">
                <text:p>0.0255283117294312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0.0250093936920166">
                <text:p>0.0250093936920166</text:p>
              </table:table-cell>
              <table:table-cell office:value-type="float" office:value="0.0266780853271484">
                <text:p>0.0266780853271484</text:p>
              </table:table-cell>
              <table:table-cell office:value-type="float" office:value="0.0256435871124268">
                <text:p>0.0256435871124268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0.0241496562957764">
                <text:p>0.0241496562957764</text:p>
              </table:table-cell>
              <table:table-cell office:value-type="float" office:value="0.0264921188354492">
                <text:p>0.0264921188354492</text:p>
              </table:table-cell>
              <table:table-cell office:value-type="float" office:value="0.0250051259994507">
                <text:p>0.0250051259994507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0.0250160694122314">
                <text:p>0.0250160694122314</text:p>
              </table:table-cell>
              <table:table-cell office:value-type="float" office:value="0.0280008316040039">
                <text:p>0.0280008316040039</text:p>
              </table:table-cell>
              <table:table-cell office:value-type="float" office:value="0.0266206741333008">
                <text:p>0.0266206741333008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0.0248739719390869">
                <text:p>0.0248739719390869</text:p>
              </table:table-cell>
              <table:table-cell office:value-type="float" office:value="0.0266714096069336">
                <text:p>0.0266714096069336</text:p>
              </table:table-cell>
              <table:table-cell office:value-type="float" office:value="0.0255354404449463">
                <text:p>0.0255354404449463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0.024975061416626">
                <text:p>0.024975061416626</text:p>
              </table:table-cell>
              <table:table-cell office:value-type="float" office:value="0.0276098251342773">
                <text:p>0.0276098251342773</text:p>
              </table:table-cell>
              <table:table-cell office:value-type="float" office:value="0.0258564949035645">
                <text:p>0.0258564949035645</text:p>
              </table:table-cell>
            </table:table-row>
            <table:table-row>
              <table:table-cell office:value-type="float" office:value="1426">
                <text:p>1426</text:p>
              </table:table-cell>
              <table:table-cell office:value-type="float" office:value="0.0238721370697022">
                <text:p>0.0238721370697022</text:p>
              </table:table-cell>
              <table:table-cell office:value-type="float" office:value="0.0262205600738525">
                <text:p>0.0262205600738525</text:p>
              </table:table-cell>
              <table:table-cell office:value-type="float" office:value="0.0249274253845215">
                <text:p>0.0249274253845215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0.0239467620849609">
                <text:p>0.0239467620849609</text:p>
              </table:table-cell>
              <table:table-cell office:value-type="float" office:value="0.0265231132507324">
                <text:p>0.0265231132507324</text:p>
              </table:table-cell>
              <table:table-cell office:value-type="float" office:value="0.0249475479125977">
                <text:p>0.0249475479125977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0.0243394374847412">
                <text:p>0.0243394374847412</text:p>
              </table:table-cell>
              <table:table-cell office:value-type="float" office:value="0.0265986919403076">
                <text:p>0.0265986919403076</text:p>
              </table:table-cell>
              <table:table-cell office:value-type="float" office:value="0.0255440235137939">
                <text:p>0.0255440235137939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0.0248961448669434">
                <text:p>0.0248961448669434</text:p>
              </table:table-cell>
              <table:table-cell office:value-type="float" office:value="0.0274968147277832">
                <text:p>0.0274968147277832</text:p>
              </table:table-cell>
              <table:table-cell office:value-type="float" office:value="0.0257781744003296">
                <text:p>0.025778174400329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0252044200897217">
                <text:p>0.0252044200897217</text:p>
              </table:table-cell>
              <table:table-cell office:value-type="float" office:value="0.0274038314819336">
                <text:p>0.0274038314819336</text:p>
              </table:table-cell>
              <table:table-cell office:value-type="float" office:value="0.025993537902832">
                <text:p>0.025993537902832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0.0253415107727051">
                <text:p>0.0253415107727051</text:p>
              </table:table-cell>
              <table:table-cell office:value-type="float" office:value="0.0285923480987549">
                <text:p>0.0285923480987549</text:p>
              </table:table-cell>
              <table:table-cell office:value-type="float" office:value="0.0260913133621216">
                <text:p>0.0260913133621216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0.0245938301086426">
                <text:p>0.0245938301086426</text:p>
              </table:table-cell>
              <table:table-cell office:value-type="float" office:value="0.02610182762146">
                <text:p>0.02610182762146</text:p>
              </table:table-cell>
              <table:table-cell office:value-type="float" office:value="0.0250654697418213">
                <text:p>0.0250654697418213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0.0244925022125244">
                <text:p>0.0244925022125244</text:p>
              </table:table-cell>
              <table:table-cell office:value-type="float" office:value="0.0267455577850342">
                <text:p>0.0267455577850342</text:p>
              </table:table-cell>
              <table:table-cell office:value-type="float" office:value="0.0254806280136108">
                <text:p>0.0254806280136108</text:p>
              </table:table-cell>
            </table:table-row>
            <table:table-row>
              <table:table-cell office:value-type="float" office:value="1434">
                <text:p>1434</text:p>
              </table:table-cell>
              <table:table-cell office:value-type="float" office:value="0.0246515274047852">
                <text:p>0.0246515274047852</text:p>
              </table:table-cell>
              <table:table-cell office:value-type="float" office:value="0.0270814895629883">
                <text:p>0.0270814895629883</text:p>
              </table:table-cell>
              <table:table-cell office:value-type="float" office:value="0.025520658493042">
                <text:p>0.025520658493042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0.0248584747314453">
                <text:p>0.0248584747314453</text:p>
              </table:table-cell>
              <table:table-cell office:value-type="float" office:value="0.0277025699615479">
                <text:p>0.0277025699615479</text:p>
              </table:table-cell>
              <table:table-cell office:value-type="float" office:value="0.0261542081832886">
                <text:p>0.0261542081832886</text:p>
              </table:table-cell>
            </table:table-row>
            <table:table-row>
              <table:table-cell office:value-type="float" office:value="1436">
                <text:p>1436</text:p>
              </table:table-cell>
              <table:table-cell office:value-type="float" office:value="0.0239417552947998">
                <text:p>0.0239417552947998</text:p>
              </table:table-cell>
              <table:table-cell office:value-type="float" office:value="0.0266757011413574">
                <text:p>0.0266757011413574</text:p>
              </table:table-cell>
              <table:table-cell office:value-type="float" office:value="0.0248573780059814">
                <text:p>0.0248573780059814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0.0244498252868652">
                <text:p>0.0244498252868652</text:p>
              </table:table-cell>
              <table:table-cell office:value-type="float" office:value="0.0262753963470459">
                <text:p>0.0262753963470459</text:p>
              </table:table-cell>
              <table:table-cell office:value-type="float" office:value="0.0252663612365723">
                <text:p>0.0252663612365723</text:p>
              </table:table-cell>
            </table:table-row>
            <table:table-row>
              <table:table-cell office:value-type="float" office:value="1438">
                <text:p>1438</text:p>
              </table:table-cell>
              <table:table-cell office:value-type="float" office:value="0.0254037380218506">
                <text:p>0.0254037380218506</text:p>
              </table:table-cell>
              <table:table-cell office:value-type="float" office:value="0.0277605056762695">
                <text:p>0.0277605056762695</text:p>
              </table:table-cell>
              <table:table-cell office:value-type="float" office:value="0.0260485410690308">
                <text:p>0.0260485410690308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0.0254647731781006">
                <text:p>0.0254647731781006</text:p>
              </table:table-cell>
              <table:table-cell office:value-type="float" office:value="0.0287857055664063">
                <text:p>0.0287857055664063</text:p>
              </table:table-cell>
              <table:table-cell office:value-type="float" office:value="0.0262412071228027">
                <text:p>0.026241207122802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0255687236785889">
                <text:p>0.0255687236785889</text:p>
              </table:table-cell>
              <table:table-cell office:value-type="float" office:value="0.0282003879547119">
                <text:p>0.0282003879547119</text:p>
              </table:table-cell>
              <table:table-cell office:value-type="float" office:value="0.0263781309127808">
                <text:p>0.0263781309127808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0.0257499217987061">
                <text:p>0.0257499217987061</text:p>
              </table:table-cell>
              <table:table-cell office:value-type="float" office:value="0.0282402038574219">
                <text:p>0.0282402038574219</text:p>
              </table:table-cell>
              <table:table-cell office:value-type="float" office:value="0.0265697479248047">
                <text:p>0.0265697479248047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0.0253980159759522">
                <text:p>0.0253980159759522</text:p>
              </table:table-cell>
              <table:table-cell office:value-type="float" office:value="0.0280525684356689">
                <text:p>0.0280525684356689</text:p>
              </table:table-cell>
              <table:table-cell office:value-type="float" office:value="0.0271234750747681">
                <text:p>0.0271234750747681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0.0247843265533447">
                <text:p>0.0247843265533447</text:p>
              </table:table-cell>
              <table:table-cell office:value-type="float" office:value="0.0273866653442383">
                <text:p>0.0273866653442383</text:p>
              </table:table-cell>
              <table:table-cell office:value-type="float" office:value="0.0266845226287842">
                <text:p>0.0266845226287842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0.0257086753845215">
                <text:p>0.0257086753845215</text:p>
              </table:table-cell>
              <table:table-cell office:value-type="float" office:value="0.0279707908630371">
                <text:p>0.0279707908630371</text:p>
              </table:table-cell>
              <table:table-cell office:value-type="float" office:value="0.0263415336608887">
                <text:p>0.0263415336608887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0.0269854068756104">
                <text:p>0.0269854068756104</text:p>
              </table:table-cell>
              <table:table-cell office:value-type="float" office:value="0.0283243656158447">
                <text:p>0.0283243656158447</text:p>
              </table:table-cell>
              <table:table-cell office:value-type="float" office:value="0.027765154838562">
                <text:p>0.027765154838562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0.0247530937194824">
                <text:p>0.0247530937194824</text:p>
              </table:table-cell>
              <table:table-cell office:value-type="float" office:value="0.029085636138916">
                <text:p>0.029085636138916</text:p>
              </table:table-cell>
              <table:table-cell office:value-type="float" office:value="0.0261595249176025">
                <text:p>0.0261595249176025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0.0256104469299316">
                <text:p>0.0256104469299316</text:p>
              </table:table-cell>
              <table:table-cell office:value-type="float" office:value="0.0292525291442871">
                <text:p>0.0292525291442871</text:p>
              </table:table-cell>
              <table:table-cell office:value-type="float" office:value="0.0278371572494507">
                <text:p>0.0278371572494507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0.0244050025939941">
                <text:p>0.0244050025939941</text:p>
              </table:table-cell>
              <table:table-cell office:value-type="float" office:value="0.0260953903198242">
                <text:p>0.0260953903198242</text:p>
              </table:table-cell>
              <table:table-cell office:value-type="float" office:value="0.0249855756759644">
                <text:p>0.0249855756759644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0.0256767272949219">
                <text:p>0.0256767272949219</text:p>
              </table:table-cell>
              <table:table-cell office:value-type="float" office:value="0.0271761417388916">
                <text:p>0.0271761417388916</text:p>
              </table:table-cell>
              <table:table-cell office:value-type="float" office:value="0.0261863946914673">
                <text:p>0.026186394691467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255193710327148">
                <text:p>0.0255193710327148</text:p>
              </table:table-cell>
              <table:table-cell office:value-type="float" office:value="0.0273299217224121">
                <text:p>0.0273299217224121</text:p>
              </table:table-cell>
              <table:table-cell office:value-type="float" office:value="0.026255202293396">
                <text:p>0.026255202293396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0.0245165824890137">
                <text:p>0.0245165824890137</text:p>
              </table:table-cell>
              <table:table-cell office:value-type="float" office:value="0.0280489921569824">
                <text:p>0.0280489921569824</text:p>
              </table:table-cell>
              <table:table-cell office:value-type="float" office:value="0.0253971815109253">
                <text:p>0.0253971815109253</text:p>
              </table:table-cell>
            </table:table-row>
            <table:table-row>
              <table:table-cell office:value-type="float" office:value="1452">
                <text:p>1452</text:p>
              </table:table-cell>
              <table:table-cell office:value-type="float" office:value="0.0250725746154785">
                <text:p>0.0250725746154785</text:p>
              </table:table-cell>
              <table:table-cell office:value-type="float" office:value="0.0280451774597168">
                <text:p>0.0280451774597168</text:p>
              </table:table-cell>
              <table:table-cell office:value-type="float" office:value="0.0258073091506958">
                <text:p>0.0258073091506958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0.0250697135925293">
                <text:p>0.0250697135925293</text:p>
              </table:table-cell>
              <table:table-cell office:value-type="float" office:value="0.0283164978027344">
                <text:p>0.0283164978027344</text:p>
              </table:table-cell>
              <table:table-cell office:value-type="float" office:value="0.0259198904037476">
                <text:p>0.0259198904037476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0.0250041484832764">
                <text:p>0.0250041484832764</text:p>
              </table:table-cell>
              <table:table-cell office:value-type="float" office:value="0.0284879207611084">
                <text:p>0.0284879207611084</text:p>
              </table:table-cell>
              <table:table-cell office:value-type="float" office:value="0.0263788938522339">
                <text:p>0.0263788938522339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0.0258088111877441">
                <text:p>0.0258088111877441</text:p>
              </table:table-cell>
              <table:table-cell office:value-type="float" office:value="0.0284936428070068">
                <text:p>0.0284936428070068</text:p>
              </table:table-cell>
              <table:table-cell office:value-type="float" office:value="0.0263424873352051">
                <text:p>0.0263424873352051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0.0256352424621582">
                <text:p>0.0256352424621582</text:p>
              </table:table-cell>
              <table:table-cell office:value-type="float" office:value="0.0280213356018066">
                <text:p>0.0280213356018066</text:p>
              </table:table-cell>
              <table:table-cell office:value-type="float" office:value="0.0265254020690918">
                <text:p>0.0265254020690918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0.0259237289428711">
                <text:p>0.0259237289428711</text:p>
              </table:table-cell>
              <table:table-cell office:value-type="float" office:value="0.0313839912414551">
                <text:p>0.0313839912414551</text:p>
              </table:table-cell>
              <table:table-cell office:value-type="float" office:value="0.0270953416824341">
                <text:p>0.0270953416824341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0.0241680145263672">
                <text:p>0.0241680145263672</text:p>
              </table:table-cell>
              <table:table-cell office:value-type="float" office:value="0.0276725292205811">
                <text:p>0.0276725292205811</text:p>
              </table:table-cell>
              <table:table-cell office:value-type="float" office:value="0.0253602504730225">
                <text:p>0.0253602504730225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0.024188756942749">
                <text:p>0.024188756942749</text:p>
              </table:table-cell>
              <table:table-cell office:value-type="float" office:value="0.0271883010864258">
                <text:p>0.0271883010864258</text:p>
              </table:table-cell>
              <table:table-cell office:value-type="float" office:value="0.0249586820602417">
                <text:p>0.0249586820602417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0245919227600098">
                <text:p>0.0245919227600098</text:p>
              </table:table-cell>
              <table:table-cell office:value-type="float" office:value="0.0322554111480713">
                <text:p>0.0322554111480713</text:p>
              </table:table-cell>
              <table:table-cell office:value-type="float" office:value="0.0273244142532349">
                <text:p>0.0273244142532349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0.0253829956054688">
                <text:p>0.0253829956054688</text:p>
              </table:table-cell>
              <table:table-cell office:value-type="float" office:value="0.0312650203704834">
                <text:p>0.0312650203704834</text:p>
              </table:table-cell>
              <table:table-cell office:value-type="float" office:value="0.0270020723342895">
                <text:p>0.0270020723342895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0.0258297920227051">
                <text:p>0.0258297920227051</text:p>
              </table:table-cell>
              <table:table-cell office:value-type="float" office:value="0.0361437797546387">
                <text:p>0.0361437797546387</text:p>
              </table:table-cell>
              <table:table-cell office:value-type="float" office:value="0.0283942461013794">
                <text:p>0.0283942461013794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0.0246155261993408">
                <text:p>0.0246155261993408</text:p>
              </table:table-cell>
              <table:table-cell office:value-type="float" office:value="0.0284726619720459">
                <text:p>0.0284726619720459</text:p>
              </table:table-cell>
              <table:table-cell office:value-type="float" office:value="0.0255303382873535">
                <text:p>0.0255303382873535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0.0261046886444092">
                <text:p>0.0261046886444092</text:p>
              </table:table-cell>
              <table:table-cell office:value-type="float" office:value="0.031097412109375">
                <text:p>0.031097412109375</text:p>
              </table:table-cell>
              <table:table-cell office:value-type="float" office:value="0.0278029918670654">
                <text:p>0.0278029918670654</text:p>
              </table:table-cell>
            </table:table-row>
            <table:table-row>
              <table:table-cell office:value-type="float" office:value="1465">
                <text:p>1465</text:p>
              </table:table-cell>
              <table:table-cell office:value-type="float" office:value="0.0246562957763672">
                <text:p>0.0246562957763672</text:p>
              </table:table-cell>
              <table:table-cell office:value-type="float" office:value="0.0271427631378174">
                <text:p>0.0271427631378174</text:p>
              </table:table-cell>
              <table:table-cell office:value-type="float" office:value="0.025602388381958">
                <text:p>0.025602388381958</text:p>
              </table:table-cell>
            </table:table-row>
            <table:table-row>
              <table:table-cell office:value-type="float" office:value="1466">
                <text:p>1466</text:p>
              </table:table-cell>
              <table:table-cell office:value-type="float" office:value="0.0251386165618897">
                <text:p>0.0251386165618897</text:p>
              </table:table-cell>
              <table:table-cell office:value-type="float" office:value="0.0281574726104736">
                <text:p>0.0281574726104736</text:p>
              </table:table-cell>
              <table:table-cell office:value-type="float" office:value="0.0264109373092651">
                <text:p>0.0264109373092651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0.0260434150695801">
                <text:p>0.0260434150695801</text:p>
              </table:table-cell>
              <table:table-cell office:value-type="float" office:value="0.028590202331543">
                <text:p>0.028590202331543</text:p>
              </table:table-cell>
              <table:table-cell office:value-type="float" office:value="0.0268469095230103">
                <text:p>0.0268469095230103</text:p>
              </table:table-cell>
            </table:table-row>
            <table:table-row>
              <table:table-cell office:value-type="float" office:value="1468">
                <text:p>1468</text:p>
              </table:table-cell>
              <table:table-cell office:value-type="float" office:value="0.0265030860900879">
                <text:p>0.0265030860900879</text:p>
              </table:table-cell>
              <table:table-cell office:value-type="float" office:value="0.0281989574432373">
                <text:p>0.0281989574432373</text:p>
              </table:table-cell>
              <table:table-cell office:value-type="float" office:value="0.0273082256317139">
                <text:p>0.0273082256317139</text:p>
              </table:table-cell>
            </table:table-row>
            <table:table-row>
              <table:table-cell office:value-type="float" office:value="1469">
                <text:p>1469</text:p>
              </table:table-cell>
              <table:table-cell office:value-type="float" office:value="0.0268843173980713">
                <text:p>0.0268843173980713</text:p>
              </table:table-cell>
              <table:table-cell office:value-type="float" office:value="0.0288679599761963">
                <text:p>0.0288679599761963</text:p>
              </table:table-cell>
              <table:table-cell office:value-type="float" office:value="0.0279686450958252">
                <text:p>0.027968645095825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025705099105835">
                <text:p>0.025705099105835</text:p>
              </table:table-cell>
              <table:table-cell office:value-type="float" office:value="0.0286557674407959">
                <text:p>0.0286557674407959</text:p>
              </table:table-cell>
              <table:table-cell office:value-type="float" office:value="0.0271896123886108">
                <text:p>0.0271896123886108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0.0261063575744629">
                <text:p>0.0261063575744629</text:p>
              </table:table-cell>
              <table:table-cell office:value-type="float" office:value="0.0292866230010986">
                <text:p>0.0292866230010986</text:p>
              </table:table-cell>
              <table:table-cell office:value-type="float" office:value="0.0277343034744263">
                <text:p>0.0277343034744263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0.0257501602172852">
                <text:p>0.0257501602172852</text:p>
              </table:table-cell>
              <table:table-cell office:value-type="float" office:value="0.0285887718200684">
                <text:p>0.0285887718200684</text:p>
              </table:table-cell>
              <table:table-cell office:value-type="float" office:value="0.0269199848175049">
                <text:p>0.0269199848175049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0.0262520313262939">
                <text:p>0.0262520313262939</text:p>
              </table:table-cell>
              <table:table-cell office:value-type="float" office:value="0.0298938751220703">
                <text:p>0.0298938751220703</text:p>
              </table:table-cell>
              <table:table-cell office:value-type="float" office:value="0.0272619247436523">
                <text:p>0.0272619247436523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0.0244169235229492">
                <text:p>0.0244169235229492</text:p>
              </table:table-cell>
              <table:table-cell office:value-type="float" office:value="0.026982307434082">
                <text:p>0.026982307434082</text:p>
              </table:table-cell>
              <table:table-cell office:value-type="float" office:value="0.0251571178436279">
                <text:p>0.0251571178436279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0.0248706340789795">
                <text:p>0.0248706340789795</text:p>
              </table:table-cell>
              <table:table-cell office:value-type="float" office:value="0.0271434783935547">
                <text:p>0.0271434783935547</text:p>
              </table:table-cell>
              <table:table-cell office:value-type="float" office:value="0.0253507137298584">
                <text:p>0.0253507137298584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0.0243039131164551">
                <text:p>0.0243039131164551</text:p>
              </table:table-cell>
              <table:table-cell office:value-type="float" office:value="0.0264718532562256">
                <text:p>0.0264718532562256</text:p>
              </table:table-cell>
              <table:table-cell office:value-type="float" office:value="0.0251092195510864">
                <text:p>0.0251092195510864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0.0259559154510498">
                <text:p>0.0259559154510498</text:p>
              </table:table-cell>
              <table:table-cell office:value-type="float" office:value="0.0284392833709717">
                <text:p>0.0284392833709717</text:p>
              </table:table-cell>
              <table:table-cell office:value-type="float" office:value="0.0271145820617676">
                <text:p>0.0271145820617676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0.0266404151916504">
                <text:p>0.0266404151916504</text:p>
              </table:table-cell>
              <table:table-cell office:value-type="float" office:value="0.0288922786712647">
                <text:p>0.0288922786712647</text:p>
              </table:table-cell>
              <table:table-cell office:value-type="float" office:value="0.0279224395751953">
                <text:p>0.0279224395751953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0.0285236835479736">
                <text:p>0.0285236835479736</text:p>
              </table:table-cell>
              <table:table-cell office:value-type="float" office:value="0.0306613445281982">
                <text:p>0.0306613445281982</text:p>
              </table:table-cell>
              <table:table-cell office:value-type="float" office:value="0.0295840740203857">
                <text:p>0.0295840740203857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0267834663391113">
                <text:p>0.0267834663391113</text:p>
              </table:table-cell>
              <table:table-cell office:value-type="float" office:value="0.0298833847045898">
                <text:p>0.0298833847045898</text:p>
              </table:table-cell>
              <table:table-cell office:value-type="float" office:value="0.0285424470901489">
                <text:p>0.0285424470901489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0.0246179103851318">
                <text:p>0.0246179103851318</text:p>
              </table:table-cell>
              <table:table-cell office:value-type="float" office:value="0.0279586315155029">
                <text:p>0.0279586315155029</text:p>
              </table:table-cell>
              <table:table-cell office:value-type="float" office:value="0.025287389755249">
                <text:p>0.025287389755249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0.0265300273895264">
                <text:p>0.0265300273895264</text:p>
              </table:table-cell>
              <table:table-cell office:value-type="float" office:value="0.0281403064727783">
                <text:p>0.0281403064727783</text:p>
              </table:table-cell>
              <table:table-cell office:value-type="float" office:value="0.0270934343338013">
                <text:p>0.0270934343338013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0.0263140201568604">
                <text:p>0.0263140201568604</text:p>
              </table:table-cell>
              <table:table-cell office:value-type="float" office:value="0.0304489135742188">
                <text:p>0.0304489135742188</text:p>
              </table:table-cell>
              <table:table-cell office:value-type="float" office:value="0.0274160623550415">
                <text:p>0.0274160623550415</text:p>
              </table:table-cell>
            </table:table-row>
            <table:table-row>
              <table:table-cell office:value-type="float" office:value="1484">
                <text:p>1484</text:p>
              </table:table-cell>
              <table:table-cell office:value-type="float" office:value="0.0246610641479492">
                <text:p>0.0246610641479492</text:p>
              </table:table-cell>
              <table:table-cell office:value-type="float" office:value="0.0265676975250244">
                <text:p>0.0265676975250244</text:p>
              </table:table-cell>
              <table:table-cell office:value-type="float" office:value="0.0255432844161987">
                <text:p>0.0255432844161987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0.0262446403503418">
                <text:p>0.0262446403503418</text:p>
              </table:table-cell>
              <table:table-cell office:value-type="float" office:value="0.0291080474853516">
                <text:p>0.0291080474853516</text:p>
              </table:table-cell>
              <table:table-cell office:value-type="float" office:value="0.0273593187332153">
                <text:p>0.0273593187332153</text:p>
              </table:table-cell>
            </table:table-row>
            <table:table-row>
              <table:table-cell office:value-type="float" office:value="1486">
                <text:p>1486</text:p>
              </table:table-cell>
              <table:table-cell office:value-type="float" office:value="0.0259861946105957">
                <text:p>0.0259861946105957</text:p>
              </table:table-cell>
              <table:table-cell office:value-type="float" office:value="0.0290203094482422">
                <text:p>0.0290203094482422</text:p>
              </table:table-cell>
              <table:table-cell office:value-type="float" office:value="0.0271204710006714">
                <text:p>0.0271204710006714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0.0260772705078125">
                <text:p>0.0260772705078125</text:p>
              </table:table-cell>
              <table:table-cell office:value-type="float" office:value="0.0285954475402832">
                <text:p>0.0285954475402832</text:p>
              </table:table-cell>
              <table:table-cell office:value-type="float" office:value="0.0268552303314209">
                <text:p>0.0268552303314209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0.0260884761810303">
                <text:p>0.0260884761810303</text:p>
              </table:table-cell>
              <table:table-cell office:value-type="float" office:value="0.0294284820556641">
                <text:p>0.0294284820556641</text:p>
              </table:table-cell>
              <table:table-cell office:value-type="float" office:value="0.0267621278762817">
                <text:p>0.0267621278762817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0.0243768692016602">
                <text:p>0.0243768692016602</text:p>
              </table:table-cell>
              <table:table-cell office:value-type="float" office:value="0.027266263961792">
                <text:p>0.027266263961792</text:p>
              </table:table-cell>
              <table:table-cell office:value-type="float" office:value="0.0252212762832642">
                <text:p>0.025221276283264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026270866394043">
                <text:p>0.026270866394043</text:p>
              </table:table-cell>
              <table:table-cell office:value-type="float" office:value="0.0285730361938477">
                <text:p>0.0285730361938477</text:p>
              </table:table-cell>
              <table:table-cell office:value-type="float" office:value="0.0271763324737549">
                <text:p>0.0271763324737549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0.0250675678253174">
                <text:p>0.0250675678253174</text:p>
              </table:table-cell>
              <table:table-cell office:value-type="float" office:value="0.0274794101715088">
                <text:p>0.0274794101715088</text:p>
              </table:table-cell>
              <table:table-cell office:value-type="float" office:value="0.025752592086792">
                <text:p>0.025752592086792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0.0263721942901611">
                <text:p>0.0263721942901611</text:p>
              </table:table-cell>
              <table:table-cell office:value-type="float" office:value="0.0275642871856689">
                <text:p>0.0275642871856689</text:p>
              </table:table-cell>
              <table:table-cell office:value-type="float" office:value="0.0268396377563477">
                <text:p>0.0268396377563477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0.0262124538421631">
                <text:p>0.0262124538421631</text:p>
              </table:table-cell>
              <table:table-cell office:value-type="float" office:value="0.028681755065918">
                <text:p>0.028681755065918</text:p>
              </table:table-cell>
              <table:table-cell office:value-type="float" office:value="0.0269035577774048">
                <text:p>0.0269035577774048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0.0260696411132813">
                <text:p>0.0260696411132813</text:p>
              </table:table-cell>
              <table:table-cell office:value-type="float" office:value="0.0283317565917969">
                <text:p>0.0283317565917969</text:p>
              </table:table-cell>
              <table:table-cell office:value-type="float" office:value="0.0272815704345703">
                <text:p>0.0272815704345703</text:p>
              </table:table-cell>
            </table:table-row>
            <table:table-row>
              <table:table-cell office:value-type="float" office:value="1495">
                <text:p>1495</text:p>
              </table:table-cell>
              <table:table-cell office:value-type="float" office:value="0.0247154235839844">
                <text:p>0.0247154235839844</text:p>
              </table:table-cell>
              <table:table-cell office:value-type="float" office:value="0.0280072689056397">
                <text:p>0.0280072689056397</text:p>
              </table:table-cell>
              <table:table-cell office:value-type="float" office:value="0.0259467124938965">
                <text:p>0.0259467124938965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0.0248017311096191">
                <text:p>0.0248017311096191</text:p>
              </table:table-cell>
              <table:table-cell office:value-type="float" office:value="0.0266873836517334">
                <text:p>0.0266873836517334</text:p>
              </table:table-cell>
              <table:table-cell office:value-type="float" office:value="0.0254378080368042">
                <text:p>0.0254378080368042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0.02512526512146">
                <text:p>0.02512526512146</text:p>
              </table:table-cell>
              <table:table-cell office:value-type="float" office:value="0.0274734497070313">
                <text:p>0.0274734497070313</text:p>
              </table:table-cell>
              <table:table-cell office:value-type="float" office:value="0.0260124921798706">
                <text:p>0.0260124921798706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0.0260119438171387">
                <text:p>0.0260119438171387</text:p>
              </table:table-cell>
              <table:table-cell office:value-type="float" office:value="0.0295467376708984">
                <text:p>0.0295467376708984</text:p>
              </table:table-cell>
              <table:table-cell office:value-type="float" office:value="0.0275522470474243">
                <text:p>0.0275522470474243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0.0261697769165039">
                <text:p>0.0261697769165039</text:p>
              </table:table-cell>
              <table:table-cell office:value-type="float" office:value="0.0294067859649658">
                <text:p>0.0294067859649658</text:p>
              </table:table-cell>
              <table:table-cell office:value-type="float" office:value="0.0275762796401978">
                <text:p>0.02757627964019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265438556671143">
                <text:p>0.0265438556671143</text:p>
              </table:table-cell>
              <table:table-cell office:value-type="float" office:value="0.0289838314056397">
                <text:p>0.0289838314056397</text:p>
              </table:table-cell>
              <table:table-cell office:value-type="float" office:value="0.0278076887130737">
                <text:p>0.0278076887130737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0.02659010887146">
                <text:p>0.02659010887146</text:p>
              </table:table-cell>
              <table:table-cell office:value-type="float" office:value="0.0308067798614502">
                <text:p>0.0308067798614502</text:p>
              </table:table-cell>
              <table:table-cell office:value-type="float" office:value="0.0279294729232788">
                <text:p>0.0279294729232788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0.0256538391113281">
                <text:p>0.0256538391113281</text:p>
              </table:table-cell>
              <table:table-cell office:value-type="float" office:value="0.027557373046875">
                <text:p>0.027557373046875</text:p>
              </table:table-cell>
              <table:table-cell office:value-type="float" office:value="0.0265129804611206">
                <text:p>0.0265129804611206</text:p>
              </table:table-cell>
            </table:table-row>
            <table:table-row>
              <table:table-cell office:value-type="float" office:value="1503">
                <text:p>1503</text:p>
              </table:table-cell>
              <table:table-cell office:value-type="float" office:value="0.026085376739502">
                <text:p>0.026085376739502</text:p>
              </table:table-cell>
              <table:table-cell office:value-type="float" office:value="0.0283200740814209">
                <text:p>0.0283200740814209</text:p>
              </table:table-cell>
              <table:table-cell office:value-type="float" office:value="0.0271214485168457">
                <text:p>0.0271214485168457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0.0253727436065674">
                <text:p>0.0253727436065674</text:p>
              </table:table-cell>
              <table:table-cell office:value-type="float" office:value="0.0277454853057861">
                <text:p>0.0277454853057861</text:p>
              </table:table-cell>
              <table:table-cell office:value-type="float" office:value="0.0259397983551025">
                <text:p>0.0259397983551025</text:p>
              </table:table-cell>
            </table:table-row>
            <table:table-row>
              <table:table-cell office:value-type="float" office:value="1505">
                <text:p>1505</text:p>
              </table:table-cell>
              <table:table-cell office:value-type="float" office:value="0.0247430801391602">
                <text:p>0.0247430801391602</text:p>
              </table:table-cell>
              <table:table-cell office:value-type="float" office:value="0.0272037982940674">
                <text:p>0.0272037982940674</text:p>
              </table:table-cell>
              <table:table-cell office:value-type="float" office:value="0.0254948616027832">
                <text:p>0.0254948616027832</text:p>
              </table:table-cell>
            </table:table-row>
            <table:table-row>
              <table:table-cell office:value-type="float" office:value="1506">
                <text:p>1506</text:p>
              </table:table-cell>
              <table:table-cell office:value-type="float" office:value="0.0257706642150879">
                <text:p>0.0257706642150879</text:p>
              </table:table-cell>
              <table:table-cell office:value-type="float" office:value="0.0284109115600586">
                <text:p>0.0284109115600586</text:p>
              </table:table-cell>
              <table:table-cell office:value-type="float" office:value="0.0265966176986694">
                <text:p>0.0265966176986694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0.0248761177062988">
                <text:p>0.0248761177062988</text:p>
              </table:table-cell>
              <table:table-cell office:value-type="float" office:value="0.026864767074585">
                <text:p>0.026864767074585</text:p>
              </table:table-cell>
              <table:table-cell office:value-type="float" office:value="0.025352931022644">
                <text:p>0.025352931022644</text:p>
              </table:table-cell>
            </table:table-row>
            <table:table-row>
              <table:table-cell office:value-type="float" office:value="1508">
                <text:p>1508</text:p>
              </table:table-cell>
              <table:table-cell office:value-type="float" office:value="0.0263211727142334">
                <text:p>0.0263211727142334</text:p>
              </table:table-cell>
              <table:table-cell office:value-type="float" office:value="0.0288357734680176">
                <text:p>0.0288357734680176</text:p>
              </table:table-cell>
              <table:table-cell office:value-type="float" office:value="0.0270680904388428">
                <text:p>0.0270680904388428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0.0260863304138184">
                <text:p>0.0260863304138184</text:p>
              </table:table-cell>
              <table:table-cell office:value-type="float" office:value="0.0284678936004639">
                <text:p>0.0284678936004639</text:p>
              </table:table-cell>
              <table:table-cell office:value-type="float" office:value="0.0273635864257812">
                <text:p>0.0273635864257812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0254795551300049">
                <text:p>0.0254795551300049</text:p>
              </table:table-cell>
              <table:table-cell office:value-type="float" office:value="0.0286881923675537">
                <text:p>0.0286881923675537</text:p>
              </table:table-cell>
              <table:table-cell office:value-type="float" office:value="0.0266341209411621">
                <text:p>0.0266341209411621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0.0264518260955811">
                <text:p>0.0264518260955811</text:p>
              </table:table-cell>
              <table:table-cell office:value-type="float" office:value="0.0289533138275147">
                <text:p>0.0289533138275147</text:p>
              </table:table-cell>
              <table:table-cell office:value-type="float" office:value="0.0275535106658936">
                <text:p>0.0275535106658936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0.0259883403778076">
                <text:p>0.0259883403778076</text:p>
              </table:table-cell>
              <table:table-cell office:value-type="float" office:value="0.0290241241455078">
                <text:p>0.0290241241455078</text:p>
              </table:table-cell>
              <table:table-cell office:value-type="float" office:value="0.0268990993499756">
                <text:p>0.0268990993499756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0.0269112586975098">
                <text:p>0.0269112586975098</text:p>
              </table:table-cell>
              <table:table-cell office:value-type="float" office:value="0.0281538963317871">
                <text:p>0.0281538963317871</text:p>
              </table:table-cell>
              <table:table-cell office:value-type="float" office:value="0.0274489879608154">
                <text:p>0.0274489879608154</text:p>
              </table:table-cell>
            </table:table-row>
            <table:table-row>
              <table:table-cell office:value-type="float" office:value="1514">
                <text:p>1514</text:p>
              </table:table-cell>
              <table:table-cell office:value-type="float" office:value="0.0267424583435059">
                <text:p>0.0267424583435059</text:p>
              </table:table-cell>
              <table:table-cell office:value-type="float" office:value="0.0294208526611328">
                <text:p>0.0294208526611328</text:p>
              </table:table-cell>
              <table:table-cell office:value-type="float" office:value="0.0274225950241089">
                <text:p>0.0274225950241089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0.0250728130340576">
                <text:p>0.0250728130340576</text:p>
              </table:table-cell>
              <table:table-cell office:value-type="float" office:value="0.0274868011474609">
                <text:p>0.0274868011474609</text:p>
              </table:table-cell>
              <table:table-cell office:value-type="float" office:value="0.026103401184082">
                <text:p>0.026103401184082</text:p>
              </table:table-cell>
            </table:table-row>
            <table:table-row>
              <table:table-cell office:value-type="float" office:value="1516">
                <text:p>1516</text:p>
              </table:table-cell>
              <table:table-cell office:value-type="float" office:value="0.0254740715026856">
                <text:p>0.0254740715026856</text:p>
              </table:table-cell>
              <table:table-cell office:value-type="float" office:value="0.0278370380401611">
                <text:p>0.0278370380401611</text:p>
              </table:table-cell>
              <table:table-cell office:value-type="float" office:value="0.0263270616531372">
                <text:p>0.0263270616531372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0.0249495506286621">
                <text:p>0.0249495506286621</text:p>
              </table:table-cell>
              <table:table-cell office:value-type="float" office:value="0.0279860496520996">
                <text:p>0.0279860496520996</text:p>
              </table:table-cell>
              <table:table-cell office:value-type="float" office:value="0.0259970903396606">
                <text:p>0.0259970903396606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0.026334285736084">
                <text:p>0.026334285736084</text:p>
              </table:table-cell>
              <table:table-cell office:value-type="float" office:value="0.028594970703125">
                <text:p>0.028594970703125</text:p>
              </table:table-cell>
              <table:table-cell office:value-type="float" office:value="0.0274243354797363">
                <text:p>0.0274243354797363</text:p>
              </table:table-cell>
            </table:table-row>
            <table:table-row>
              <table:table-cell office:value-type="float" office:value="1519">
                <text:p>1519</text:p>
              </table:table-cell>
              <table:table-cell office:value-type="float" office:value="0.0268924236297607">
                <text:p>0.0268924236297607</text:p>
              </table:table-cell>
              <table:table-cell office:value-type="float" office:value="0.0299365520477295">
                <text:p>0.0299365520477295</text:p>
              </table:table-cell>
              <table:table-cell office:value-type="float" office:value="0.0280115842819214">
                <text:p>0.0280115842819214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0255410671234131">
                <text:p>0.0255410671234131</text:p>
              </table:table-cell>
              <table:table-cell office:value-type="float" office:value="0.0280086994171143">
                <text:p>0.0280086994171143</text:p>
              </table:table-cell>
              <table:table-cell office:value-type="float" office:value="0.0262666940689087">
                <text:p>0.0262666940689087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0.0267062187194824">
                <text:p>0.0267062187194824</text:p>
              </table:table-cell>
              <table:table-cell office:value-type="float" office:value="0.0344235897064209">
                <text:p>0.0344235897064209</text:p>
              </table:table-cell>
              <table:table-cell office:value-type="float" office:value="0.0279456377029419">
                <text:p>0.0279456377029419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0.0255594253540039">
                <text:p>0.0255594253540039</text:p>
              </table:table-cell>
              <table:table-cell office:value-type="float" office:value="0.0270073413848877">
                <text:p>0.0270073413848877</text:p>
              </table:table-cell>
              <table:table-cell office:value-type="float" office:value="0.0263210535049439">
                <text:p>0.0263210535049439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0.0265767574310303">
                <text:p>0.0265767574310303</text:p>
              </table:table-cell>
              <table:table-cell office:value-type="float" office:value="0.0386514663696289">
                <text:p>0.0386514663696289</text:p>
              </table:table-cell>
              <table:table-cell office:value-type="float" office:value="0.0285627365112305">
                <text:p>0.0285627365112305</text:p>
              </table:table-cell>
            </table:table-row>
            <table:table-row>
              <table:table-cell office:value-type="float" office:value="1524">
                <text:p>1524</text:p>
              </table:table-cell>
              <table:table-cell office:value-type="float" office:value="0.0261466503143311">
                <text:p>0.0261466503143311</text:p>
              </table:table-cell>
              <table:table-cell office:value-type="float" office:value="0.0283198356628418">
                <text:p>0.0283198356628418</text:p>
              </table:table-cell>
              <table:table-cell office:value-type="float" office:value="0.0269300222396851">
                <text:p>0.0269300222396851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0.0265424251556397">
                <text:p>0.0265424251556397</text:p>
              </table:table-cell>
              <table:table-cell office:value-type="float" office:value="0.0284888744354248">
                <text:p>0.0284888744354248</text:p>
              </table:table-cell>
              <table:table-cell office:value-type="float" office:value="0.027102541923523">
                <text:p>0.027102541923523</text:p>
              </table:table-cell>
            </table:table-row>
            <table:table-row>
              <table:table-cell office:value-type="float" office:value="1526">
                <text:p>1526</text:p>
              </table:table-cell>
              <table:table-cell office:value-type="float" office:value="0.0254957675933838">
                <text:p>0.0254957675933838</text:p>
              </table:table-cell>
              <table:table-cell office:value-type="float" office:value="0.0273845195770264">
                <text:p>0.0273845195770264</text:p>
              </table:table-cell>
              <table:table-cell office:value-type="float" office:value="0.0264845848083496">
                <text:p>0.0264845848083496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0.0255520343780518">
                <text:p>0.0255520343780518</text:p>
              </table:table-cell>
              <table:table-cell office:value-type="float" office:value="0.0279593467712402">
                <text:p>0.0279593467712402</text:p>
              </table:table-cell>
              <table:table-cell office:value-type="float" office:value="0.0264909744262695">
                <text:p>0.0264909744262695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0.0252785682678223">
                <text:p>0.0252785682678223</text:p>
              </table:table-cell>
              <table:table-cell office:value-type="float" office:value="0.0287270545959473">
                <text:p>0.0287270545959473</text:p>
              </table:table-cell>
              <table:table-cell office:value-type="float" office:value="0.0259037494659424">
                <text:p>0.0259037494659424</text:p>
              </table:table-cell>
            </table:table-row>
            <table:table-row>
              <table:table-cell office:value-type="float" office:value="1529">
                <text:p>1529</text:p>
              </table:table-cell>
              <table:table-cell office:value-type="float" office:value="0.0266180038452148">
                <text:p>0.0266180038452148</text:p>
              </table:table-cell>
              <table:table-cell office:value-type="float" office:value="0.0280075073242188">
                <text:p>0.0280075073242188</text:p>
              </table:table-cell>
              <table:table-cell office:value-type="float" office:value="0.0270915508270264">
                <text:p>0.0270915508270264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0261237621307373">
                <text:p>0.0261237621307373</text:p>
              </table:table-cell>
              <table:table-cell office:value-type="float" office:value="0.0282554626464844">
                <text:p>0.0282554626464844</text:p>
              </table:table-cell>
              <table:table-cell office:value-type="float" office:value="0.0268953323364258">
                <text:p>0.0268953323364258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0.0263469219207764">
                <text:p>0.0263469219207764</text:p>
              </table:table-cell>
              <table:table-cell office:value-type="float" office:value="0.0284981727600098">
                <text:p>0.0284981727600098</text:p>
              </table:table-cell>
              <table:table-cell office:value-type="float" office:value="0.0273465156555176">
                <text:p>0.0273465156555176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0.0263752937316895">
                <text:p>0.0263752937316895</text:p>
              </table:table-cell>
              <table:table-cell office:value-type="float" office:value="0.0320990085601807">
                <text:p>0.0320990085601807</text:p>
              </table:table-cell>
              <table:table-cell office:value-type="float" office:value="0.0281563282012939">
                <text:p>0.0281563282012939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0.0266208648681641">
                <text:p>0.0266208648681641</text:p>
              </table:table-cell>
              <table:table-cell office:value-type="float" office:value="0.0283052921295166">
                <text:p>0.0283052921295166</text:p>
              </table:table-cell>
              <table:table-cell office:value-type="float" office:value="0.0270959377288818">
                <text:p>0.0270959377288818</text:p>
              </table:table-cell>
            </table:table-row>
            <table:table-row>
              <table:table-cell office:value-type="float" office:value="1534">
                <text:p>1534</text:p>
              </table:table-cell>
              <table:table-cell office:value-type="float" office:value="0.0254933834075928">
                <text:p>0.0254933834075928</text:p>
              </table:table-cell>
              <table:table-cell office:value-type="float" office:value="0.0282735824584961">
                <text:p>0.0282735824584961</text:p>
              </table:table-cell>
              <table:table-cell office:value-type="float" office:value="0.0264023780822754">
                <text:p>0.0264023780822754</text:p>
              </table:table-cell>
            </table:table-row>
            <table:table-row>
              <table:table-cell office:value-type="float" office:value="1535">
                <text:p>1535</text:p>
              </table:table-cell>
              <table:table-cell office:value-type="float" office:value="0.0251703262329102">
                <text:p>0.0251703262329102</text:p>
              </table:table-cell>
              <table:table-cell office:value-type="float" office:value="0.0273845195770264">
                <text:p>0.0273845195770264</text:p>
              </table:table-cell>
              <table:table-cell office:value-type="float" office:value="0.0259021043777466">
                <text:p>0.0259021043777466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0257408618927002">
                <text:p>0.0257408618927002</text:p>
              </table:table-cell>
              <table:table-cell office:value-type="float" office:value="0.0282080173492432">
                <text:p>0.0282080173492432</text:p>
              </table:table-cell>
              <table:table-cell office:value-type="float" office:value="0.0264504909515381">
                <text:p>0.0264504909515381</text:p>
              </table:table-cell>
            </table:table-row>
            <table:table-row>
              <table:table-cell office:value-type="float" office:value="1537">
                <text:p>1537</text:p>
              </table:table-cell>
              <table:table-cell office:value-type="float" office:value="0.0265617370605469">
                <text:p>0.0265617370605469</text:p>
              </table:table-cell>
              <table:table-cell office:value-type="float" office:value="0.0301470756530762">
                <text:p>0.0301470756530762</text:p>
              </table:table-cell>
              <table:table-cell office:value-type="float" office:value="0.0277105093002319">
                <text:p>0.0277105093002319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0.0265018939971924">
                <text:p>0.0265018939971924</text:p>
              </table:table-cell>
              <table:table-cell office:value-type="float" office:value="0.0303173065185547">
                <text:p>0.0303173065185547</text:p>
              </table:table-cell>
              <table:table-cell office:value-type="float" office:value="0.0280043601989746">
                <text:p>0.0280043601989746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0.0269110202789307">
                <text:p>0.0269110202789307</text:p>
              </table:table-cell>
              <table:table-cell office:value-type="float" office:value="0.0299127101898193">
                <text:p>0.0299127101898193</text:p>
              </table:table-cell>
              <table:table-cell office:value-type="float" office:value="0.0279011011123657">
                <text:p>0.0279011011123657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0272107124328613">
                <text:p>0.0272107124328613</text:p>
              </table:table-cell>
              <table:table-cell office:value-type="float" office:value="0.0299620628356934">
                <text:p>0.0299620628356934</text:p>
              </table:table-cell>
              <table:table-cell office:value-type="float" office:value="0.0281020879745483">
                <text:p>0.0281020879745483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0.0265727043151856">
                <text:p>0.0265727043151856</text:p>
              </table:table-cell>
              <table:table-cell office:value-type="float" office:value="0.0300893783569336">
                <text:p>0.0300893783569336</text:p>
              </table:table-cell>
              <table:table-cell office:value-type="float" office:value="0.0275145769119263">
                <text:p>0.0275145769119263</text:p>
              </table:table-cell>
            </table:table-row>
            <table:table-row>
              <table:table-cell office:value-type="float" office:value="1542">
                <text:p>1542</text:p>
              </table:table-cell>
              <table:table-cell office:value-type="float" office:value="0.0255115032196045">
                <text:p>0.0255115032196045</text:p>
              </table:table-cell>
              <table:table-cell office:value-type="float" office:value="0.0284805297851563">
                <text:p>0.0284805297851563</text:p>
              </table:table-cell>
              <table:table-cell office:value-type="float" office:value="0.0265238285064697">
                <text:p>0.0265238285064697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0.0265884399414063">
                <text:p>0.0265884399414063</text:p>
              </table:table-cell>
              <table:table-cell office:value-type="float" office:value="0.0300800800323486">
                <text:p>0.0300800800323486</text:p>
              </table:table-cell>
              <table:table-cell office:value-type="float" office:value="0.0273768424987793">
                <text:p>0.0273768424987793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0.0266120433807373">
                <text:p>0.0266120433807373</text:p>
              </table:table-cell>
              <table:table-cell office:value-type="float" office:value="0.0294966697692871">
                <text:p>0.0294966697692871</text:p>
              </table:table-cell>
              <table:table-cell office:value-type="float" office:value="0.0277328014373779">
                <text:p>0.0277328014373779</text:p>
              </table:table-cell>
            </table:table-row>
            <table:table-row>
              <table:table-cell office:value-type="float" office:value="1545">
                <text:p>1545</text:p>
              </table:table-cell>
              <table:table-cell office:value-type="float" office:value="0.026728630065918">
                <text:p>0.026728630065918</text:p>
              </table:table-cell>
              <table:table-cell office:value-type="float" office:value="0.0287821292877197">
                <text:p>0.0287821292877197</text:p>
              </table:table-cell>
              <table:table-cell office:value-type="float" office:value="0.0275488615036011">
                <text:p>0.0275488615036011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0.0256314277648926">
                <text:p>0.0256314277648926</text:p>
              </table:table-cell>
              <table:table-cell office:value-type="float" office:value="0.0284032821655273">
                <text:p>0.0284032821655273</text:p>
              </table:table-cell>
              <table:table-cell office:value-type="float" office:value="0.0267736911773682">
                <text:p>0.0267736911773682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0.0253136157989502">
                <text:p>0.0253136157989502</text:p>
              </table:table-cell>
              <table:table-cell office:value-type="float" office:value="0.0283327102661133">
                <text:p>0.0283327102661133</text:p>
              </table:table-cell>
              <table:table-cell office:value-type="float" office:value="0.0267123937606812">
                <text:p>0.0267123937606812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0.0258691310882568">
                <text:p>0.0258691310882568</text:p>
              </table:table-cell>
              <table:table-cell office:value-type="float" office:value="0.0280055999755859">
                <text:p>0.0280055999755859</text:p>
              </table:table-cell>
              <table:table-cell office:value-type="float" office:value="0.0268803834915161">
                <text:p>0.0268803834915161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0.0260567665100098">
                <text:p>0.0260567665100098</text:p>
              </table:table-cell>
              <table:table-cell office:value-type="float" office:value="0.0298943519592285">
                <text:p>0.0298943519592285</text:p>
              </table:table-cell>
              <table:table-cell office:value-type="float" office:value="0.0271355390548706">
                <text:p>0.027135539054870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265674591064453">
                <text:p>0.0265674591064453</text:p>
              </table:table-cell>
              <table:table-cell office:value-type="float" office:value="0.028892993927002">
                <text:p>0.028892993927002</text:p>
              </table:table-cell>
              <table:table-cell office:value-type="float" office:value="0.0273623704910278">
                <text:p>0.0273623704910278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0.0258400440216064">
                <text:p>0.0258400440216064</text:p>
              </table:table-cell>
              <table:table-cell office:value-type="float" office:value="0.0285375118255615">
                <text:p>0.0285375118255615</text:p>
              </table:table-cell>
              <table:table-cell office:value-type="float" office:value="0.0266760110855103">
                <text:p>0.0266760110855103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0.0261542797088623">
                <text:p>0.0261542797088623</text:p>
              </table:table-cell>
              <table:table-cell office:value-type="float" office:value="0.0278613567352295">
                <text:p>0.0278613567352295</text:p>
              </table:table-cell>
              <table:table-cell office:value-type="float" office:value="0.0268923997879028">
                <text:p>0.0268923997879028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0.0259582996368408">
                <text:p>0.0259582996368408</text:p>
              </table:table-cell>
              <table:table-cell office:value-type="float" office:value="0.0280296802520752">
                <text:p>0.0280296802520752</text:p>
              </table:table-cell>
              <table:table-cell office:value-type="float" office:value="0.0266235589981079">
                <text:p>0.0266235589981079</text:p>
              </table:table-cell>
            </table:table-row>
            <table:table-row>
              <table:table-cell office:value-type="float" office:value="1554">
                <text:p>1554</text:p>
              </table:table-cell>
              <table:table-cell office:value-type="float" office:value="0.0268082618713379">
                <text:p>0.0268082618713379</text:p>
              </table:table-cell>
              <table:table-cell office:value-type="float" office:value="0.0298516750335693">
                <text:p>0.0298516750335693</text:p>
              </table:table-cell>
              <table:table-cell office:value-type="float" office:value="0.0276546955108643">
                <text:p>0.0276546955108643</text:p>
              </table:table-cell>
            </table:table-row>
            <table:table-row>
              <table:table-cell office:value-type="float" office:value="1555">
                <text:p>1555</text:p>
              </table:table-cell>
              <table:table-cell office:value-type="float" office:value="0.0266408920288086">
                <text:p>0.0266408920288086</text:p>
              </table:table-cell>
              <table:table-cell office:value-type="float" office:value="0.0280365943908691">
                <text:p>0.0280365943908691</text:p>
              </table:table-cell>
              <table:table-cell office:value-type="float" office:value="0.0271064758300781">
                <text:p>0.0271064758300781</text:p>
              </table:table-cell>
            </table:table-row>
            <table:table-row>
              <table:table-cell office:value-type="float" office:value="1556">
                <text:p>1556</text:p>
              </table:table-cell>
              <table:table-cell office:value-type="float" office:value="0.0275089740753174">
                <text:p>0.0275089740753174</text:p>
              </table:table-cell>
              <table:table-cell office:value-type="float" office:value="0.0291690826416016">
                <text:p>0.0291690826416016</text:p>
              </table:table-cell>
              <table:table-cell office:value-type="float" office:value="0.0281437873840332">
                <text:p>0.0281437873840332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0.0272955894470215">
                <text:p>0.0272955894470215</text:p>
              </table:table-cell>
              <table:table-cell office:value-type="float" office:value="0.0303215980529785">
                <text:p>0.0303215980529785</text:p>
              </table:table-cell>
              <table:table-cell office:value-type="float" office:value="0.0282963275909424">
                <text:p>0.0282963275909424</text:p>
              </table:table-cell>
            </table:table-row>
            <table:table-row>
              <table:table-cell office:value-type="float" office:value="1558">
                <text:p>1558</text:p>
              </table:table-cell>
              <table:table-cell office:value-type="float" office:value="0.0257532596588135">
                <text:p>0.0257532596588135</text:p>
              </table:table-cell>
              <table:table-cell office:value-type="float" office:value="0.0279960632324219">
                <text:p>0.0279960632324219</text:p>
              </table:table-cell>
              <table:table-cell office:value-type="float" office:value="0.0263038635253906">
                <text:p>0.0263038635253906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0.0265991687774658">
                <text:p>0.0265991687774658</text:p>
              </table:table-cell>
              <table:table-cell office:value-type="float" office:value="0.0286169052124023">
                <text:p>0.0286169052124023</text:p>
              </table:table-cell>
              <table:table-cell office:value-type="float" office:value="0.0271001815795898">
                <text:p>0.0271001815795898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0257787704467773">
                <text:p>0.0257787704467773</text:p>
              </table:table-cell>
              <table:table-cell office:value-type="float" office:value="0.0277791023254395">
                <text:p>0.0277791023254395</text:p>
              </table:table-cell>
              <table:table-cell office:value-type="float" office:value="0.0263336896896362">
                <text:p>0.0263336896896362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0.0254132747650147">
                <text:p>0.0254132747650147</text:p>
              </table:table-cell>
              <table:table-cell office:value-type="float" office:value="0.0278995037078857">
                <text:p>0.0278995037078857</text:p>
              </table:table-cell>
              <table:table-cell office:value-type="float" office:value="0.0263158559799194">
                <text:p>0.0263158559799194</text:p>
              </table:table-cell>
            </table:table-row>
            <table:table-row>
              <table:table-cell office:value-type="float" office:value="1562">
                <text:p>1562</text:p>
              </table:table-cell>
              <table:table-cell office:value-type="float" office:value="0.0269043445587158">
                <text:p>0.0269043445587158</text:p>
              </table:table-cell>
              <table:table-cell office:value-type="float" office:value="0.0298607349395752">
                <text:p>0.0298607349395752</text:p>
              </table:table-cell>
              <table:table-cell office:value-type="float" office:value="0.0277308940887451">
                <text:p>0.0277308940887451</text:p>
              </table:table-cell>
            </table:table-row>
            <table:table-row>
              <table:table-cell office:value-type="float" office:value="1563">
                <text:p>1563</text:p>
              </table:table-cell>
              <table:table-cell office:value-type="float" office:value="0.0265352725982666">
                <text:p>0.0265352725982666</text:p>
              </table:table-cell>
              <table:table-cell office:value-type="float" office:value="0.0286033153533936">
                <text:p>0.0286033153533936</text:p>
              </table:table-cell>
              <table:table-cell office:value-type="float" office:value="0.0272111654281616">
                <text:p>0.0272111654281616</text:p>
              </table:table-cell>
            </table:table-row>
            <table:table-row>
              <table:table-cell office:value-type="float" office:value="1564">
                <text:p>1564</text:p>
              </table:table-cell>
              <table:table-cell office:value-type="float" office:value="0.0262045860290527">
                <text:p>0.0262045860290527</text:p>
              </table:table-cell>
              <table:table-cell office:value-type="float" office:value="0.0287406444549561">
                <text:p>0.0287406444549561</text:p>
              </table:table-cell>
              <table:table-cell office:value-type="float" office:value="0.0277596712112427">
                <text:p>0.0277596712112427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0.0272860527038574">
                <text:p>0.0272860527038574</text:p>
              </table:table-cell>
              <table:table-cell office:value-type="float" office:value="0.0311019420623779">
                <text:p>0.0311019420623779</text:p>
              </table:table-cell>
              <table:table-cell office:value-type="float" office:value="0.028874397277832">
                <text:p>0.028874397277832</text:p>
              </table:table-cell>
            </table:table-row>
            <table:table-row>
              <table:table-cell office:value-type="float" office:value="1566">
                <text:p>1566</text:p>
              </table:table-cell>
              <table:table-cell office:value-type="float" office:value="0.0266375541687012">
                <text:p>0.0266375541687012</text:p>
              </table:table-cell>
              <table:table-cell office:value-type="float" office:value="0.0284101963043213">
                <text:p>0.0284101963043213</text:p>
              </table:table-cell>
              <table:table-cell office:value-type="float" office:value="0.0274535655975342">
                <text:p>0.0274535655975342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0.02724289894104">
                <text:p>0.02724289894104</text:p>
              </table:table-cell>
              <table:table-cell office:value-type="float" office:value="0.0296134948730469">
                <text:p>0.0296134948730469</text:p>
              </table:table-cell>
              <table:table-cell office:value-type="float" office:value="0.0283779859542847">
                <text:p>0.0283779859542847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0.0258259773254395">
                <text:p>0.0258259773254395</text:p>
              </table:table-cell>
              <table:table-cell office:value-type="float" office:value="0.029350757598877">
                <text:p>0.029350757598877</text:p>
              </table:table-cell>
              <table:table-cell office:value-type="float" office:value="0.0270726919174194">
                <text:p>0.0270726919174194</text:p>
              </table:table-cell>
            </table:table-row>
            <table:table-row>
              <table:table-cell office:value-type="float" office:value="1569">
                <text:p>1569</text:p>
              </table:table-cell>
              <table:table-cell office:value-type="float" office:value="0.0271821022033691">
                <text:p>0.0271821022033691</text:p>
              </table:table-cell>
              <table:table-cell office:value-type="float" office:value="0.0302584171295166">
                <text:p>0.0302584171295166</text:p>
              </table:table-cell>
              <table:table-cell office:value-type="float" office:value="0.0280253887176514">
                <text:p>0.0280253887176514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0259957313537598">
                <text:p>0.0259957313537598</text:p>
              </table:table-cell>
              <table:table-cell office:value-type="float" office:value="0.0285408496856689">
                <text:p>0.0285408496856689</text:p>
              </table:table-cell>
              <table:table-cell office:value-type="float" office:value="0.0273193120956421">
                <text:p>0.0273193120956421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0.0269467830657959">
                <text:p>0.0269467830657959</text:p>
              </table:table-cell>
              <table:table-cell office:value-type="float" office:value="0.0291681289672852">
                <text:p>0.0291681289672852</text:p>
              </table:table-cell>
              <table:table-cell office:value-type="float" office:value="0.0275809764862061">
                <text:p>0.0275809764862061</text:p>
              </table:table-cell>
            </table:table-row>
            <table:table-row>
              <table:table-cell office:value-type="float" office:value="1572">
                <text:p>1572</text:p>
              </table:table-cell>
              <table:table-cell office:value-type="float" office:value="0.0264251232147217">
                <text:p>0.0264251232147217</text:p>
              </table:table-cell>
              <table:table-cell office:value-type="float" office:value="0.0289871692657471">
                <text:p>0.0289871692657471</text:p>
              </table:table-cell>
              <table:table-cell office:value-type="float" office:value="0.0273274660110474">
                <text:p>0.0273274660110474</text:p>
              </table:table-cell>
            </table:table-row>
            <table:table-row>
              <table:table-cell office:value-type="float" office:value="1573">
                <text:p>1573</text:p>
              </table:table-cell>
              <table:table-cell office:value-type="float" office:value="0.0278410911560059">
                <text:p>0.0278410911560059</text:p>
              </table:table-cell>
              <table:table-cell office:value-type="float" office:value="0.0307192802429199">
                <text:p>0.0307192802429199</text:p>
              </table:table-cell>
              <table:table-cell office:value-type="float" office:value="0.0289512872695923">
                <text:p>0.0289512872695923</text:p>
              </table:table-cell>
            </table:table-row>
            <table:table-row>
              <table:table-cell office:value-type="float" office:value="1574">
                <text:p>1574</text:p>
              </table:table-cell>
              <table:table-cell office:value-type="float" office:value="0.0275003910064697">
                <text:p>0.0275003910064697</text:p>
              </table:table-cell>
              <table:table-cell office:value-type="float" office:value="0.0306274890899658">
                <text:p>0.0306274890899658</text:p>
              </table:table-cell>
              <table:table-cell office:value-type="float" office:value="0.0282870531082153">
                <text:p>0.0282870531082153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0.0275883674621582">
                <text:p>0.0275883674621582</text:p>
              </table:table-cell>
              <table:table-cell office:value-type="float" office:value="0.0297203063964844">
                <text:p>0.0297203063964844</text:p>
              </table:table-cell>
              <table:table-cell office:value-type="float" office:value="0.0283807277679443">
                <text:p>0.0283807277679443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0.0276789665222168">
                <text:p>0.0276789665222168</text:p>
              </table:table-cell>
              <table:table-cell office:value-type="float" office:value="0.0291759967803955">
                <text:p>0.0291759967803955</text:p>
              </table:table-cell>
              <table:table-cell office:value-type="float" office:value="0.0281239032745361">
                <text:p>0.0281239032745361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0.0272564888000488">
                <text:p>0.0272564888000488</text:p>
              </table:table-cell>
              <table:table-cell office:value-type="float" office:value="0.0289773941040039">
                <text:p>0.0289773941040039</text:p>
              </table:table-cell>
              <table:table-cell office:value-type="float" office:value="0.0278260946273804">
                <text:p>0.0278260946273804</text:p>
              </table:table-cell>
            </table:table-row>
            <table:table-row>
              <table:table-cell office:value-type="float" office:value="1578">
                <text:p>1578</text:p>
              </table:table-cell>
              <table:table-cell office:value-type="float" office:value="0.0282731056213379">
                <text:p>0.0282731056213379</text:p>
              </table:table-cell>
              <table:table-cell office:value-type="float" office:value="0.0308191776275635">
                <text:p>0.0308191776275635</text:p>
              </table:table-cell>
              <table:table-cell office:value-type="float" office:value="0.0290954351425171">
                <text:p>0.0290954351425171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0.0263576507568359">
                <text:p>0.0263576507568359</text:p>
              </table:table-cell>
              <table:table-cell office:value-type="float" office:value="0.0284018516540527">
                <text:p>0.0284018516540527</text:p>
              </table:table-cell>
              <table:table-cell office:value-type="float" office:value="0.0267265796661377">
                <text:p>0.0267265796661377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0268278121948242">
                <text:p>0.0268278121948242</text:p>
              </table:table-cell>
              <table:table-cell office:value-type="float" office:value="0.0286753177642822">
                <text:p>0.0286753177642822</text:p>
              </table:table-cell>
              <table:table-cell office:value-type="float" office:value="0.0277685403823853">
                <text:p>0.0277685403823853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27524471282959">
                <text:p>0.027524471282959</text:p>
              </table:table-cell>
              <table:table-cell office:value-type="float" office:value="0.029510498046875">
                <text:p>0.029510498046875</text:p>
              </table:table-cell>
              <table:table-cell office:value-type="float" office:value="0.0285513877868652">
                <text:p>0.0285513877868652</text:p>
              </table:table-cell>
            </table:table-row>
            <table:table-row>
              <table:table-cell office:value-type="float" office:value="1582">
                <text:p>1582</text:p>
              </table:table-cell>
              <table:table-cell office:value-type="float" office:value="0.027313232421875">
                <text:p>0.027313232421875</text:p>
              </table:table-cell>
              <table:table-cell office:value-type="float" office:value="0.0294351577758789">
                <text:p>0.0294351577758789</text:p>
              </table:table-cell>
              <table:table-cell office:value-type="float" office:value="0.02841477394104">
                <text:p>0.02841477394104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0.0267097949981689">
                <text:p>0.0267097949981689</text:p>
              </table:table-cell>
              <table:table-cell office:value-type="float" office:value="0.0287990570068359">
                <text:p>0.0287990570068359</text:p>
              </table:table-cell>
              <table:table-cell office:value-type="float" office:value="0.027606725692749">
                <text:p>0.027606725692749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0.0261743068695068">
                <text:p>0.0261743068695068</text:p>
              </table:table-cell>
              <table:table-cell office:value-type="float" office:value="0.028226375579834">
                <text:p>0.028226375579834</text:p>
              </table:table-cell>
              <table:table-cell office:value-type="float" office:value="0.0270873785018921">
                <text:p>0.0270873785018921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0.0282673835754395">
                <text:p>0.0282673835754395</text:p>
              </table:table-cell>
              <table:table-cell office:value-type="float" office:value="0.0292811393737793">
                <text:p>0.0292811393737793</text:p>
              </table:table-cell>
              <table:table-cell office:value-type="float" office:value="0.0285505771636963">
                <text:p>0.0285505771636963</text:p>
              </table:table-cell>
            </table:table-row>
            <table:table-row>
              <table:table-cell office:value-type="float" office:value="1586">
                <text:p>1586</text:p>
              </table:table-cell>
              <table:table-cell office:value-type="float" office:value="0.027252197265625">
                <text:p>0.027252197265625</text:p>
              </table:table-cell>
              <table:table-cell office:value-type="float" office:value="0.0300638675689697">
                <text:p>0.0300638675689697</text:p>
              </table:table-cell>
              <table:table-cell office:value-type="float" office:value="0.0285399436950684">
                <text:p>0.0285399436950684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0.0265705585479736">
                <text:p>0.0265705585479736</text:p>
              </table:table-cell>
              <table:table-cell office:value-type="float" office:value="0.0289895534515381">
                <text:p>0.0289895534515381</text:p>
              </table:table-cell>
              <table:table-cell office:value-type="float" office:value="0.0274991989135742">
                <text:p>0.0274991989135742</text:p>
              </table:table-cell>
            </table:table-row>
            <table:table-row>
              <table:table-cell office:value-type="float" office:value="1588">
                <text:p>1588</text:p>
              </table:table-cell>
              <table:table-cell office:value-type="float" office:value="0.0265886783599854">
                <text:p>0.0265886783599854</text:p>
              </table:table-cell>
              <table:table-cell office:value-type="float" office:value="0.0290291309356689">
                <text:p>0.0290291309356689</text:p>
              </table:table-cell>
              <table:table-cell office:value-type="float" office:value="0.027569842338562">
                <text:p>0.027569842338562</text:p>
              </table:table-cell>
            </table:table-row>
            <table:table-row>
              <table:table-cell office:value-type="float" office:value="1589">
                <text:p>1589</text:p>
              </table:table-cell>
              <table:table-cell office:value-type="float" office:value="0.0268847942352295">
                <text:p>0.0268847942352295</text:p>
              </table:table-cell>
              <table:table-cell office:value-type="float" office:value="0.0292596817016602">
                <text:p>0.0292596817016602</text:p>
              </table:table-cell>
              <table:table-cell office:value-type="float" office:value="0.0274139404296875">
                <text:p>0.0274139404296875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0276930332183838">
                <text:p>0.0276930332183838</text:p>
              </table:table-cell>
              <table:table-cell office:value-type="float" office:value="0.0304348468780518">
                <text:p>0.0304348468780518</text:p>
              </table:table-cell>
              <table:table-cell office:value-type="float" office:value="0.0285053253173828">
                <text:p>0.0285053253173828</text:p>
              </table:table-cell>
            </table:table-row>
            <table:table-row>
              <table:table-cell office:value-type="float" office:value="1591">
                <text:p>1591</text:p>
              </table:table-cell>
              <table:table-cell office:value-type="float" office:value="0.0277614593505859">
                <text:p>0.0277614593505859</text:p>
              </table:table-cell>
              <table:table-cell office:value-type="float" office:value="0.0296359062194824">
                <text:p>0.0296359062194824</text:p>
              </table:table-cell>
              <table:table-cell office:value-type="float" office:value="0.0283792495727539">
                <text:p>0.0283792495727539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0.0270066261291504">
                <text:p>0.0270066261291504</text:p>
              </table:table-cell>
              <table:table-cell office:value-type="float" office:value="0.0288822650909424">
                <text:p>0.0288822650909424</text:p>
              </table:table-cell>
              <table:table-cell office:value-type="float" office:value="0.0276318073272705">
                <text:p>0.0276318073272705</text:p>
              </table:table-cell>
            </table:table-row>
            <table:table-row>
              <table:table-cell office:value-type="float" office:value="1593">
                <text:p>1593</text:p>
              </table:table-cell>
              <table:table-cell office:value-type="float" office:value="0.0268089771270752">
                <text:p>0.0268089771270752</text:p>
              </table:table-cell>
              <table:table-cell office:value-type="float" office:value="0.0294826030731201">
                <text:p>0.0294826030731201</text:p>
              </table:table-cell>
              <table:table-cell office:value-type="float" office:value="0.0275823593139648">
                <text:p>0.0275823593139648</text:p>
              </table:table-cell>
            </table:table-row>
            <table:table-row>
              <table:table-cell office:value-type="float" office:value="1594">
                <text:p>1594</text:p>
              </table:table-cell>
              <table:table-cell office:value-type="float" office:value="0.0268251895904541">
                <text:p>0.0268251895904541</text:p>
              </table:table-cell>
              <table:table-cell office:value-type="float" office:value="0.0296809673309326">
                <text:p>0.0296809673309326</text:p>
              </table:table-cell>
              <table:table-cell office:value-type="float" office:value="0.0279369115829468">
                <text:p>0.0279369115829468</text:p>
              </table:table-cell>
            </table:table-row>
            <table:table-row>
              <table:table-cell office:value-type="float" office:value="1595">
                <text:p>1595</text:p>
              </table:table-cell>
              <table:table-cell office:value-type="float" office:value="0.0266883373260498">
                <text:p>0.0266883373260498</text:p>
              </table:table-cell>
              <table:table-cell office:value-type="float" office:value="0.0299508571624756">
                <text:p>0.0299508571624756</text:p>
              </table:table-cell>
              <table:table-cell office:value-type="float" office:value="0.0276583194732666">
                <text:p>0.0276583194732666</text:p>
              </table:table-cell>
            </table:table-row>
            <table:table-row>
              <table:table-cell office:value-type="float" office:value="1596">
                <text:p>1596</text:p>
              </table:table-cell>
              <table:table-cell office:value-type="float" office:value="0.028092622756958">
                <text:p>0.028092622756958</text:p>
              </table:table-cell>
              <table:table-cell office:value-type="float" office:value="0.0309553146362305">
                <text:p>0.0309553146362305</text:p>
              </table:table-cell>
              <table:table-cell office:value-type="float" office:value="0.0288552522659302">
                <text:p>0.0288552522659302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0.0276720523834229">
                <text:p>0.0276720523834229</text:p>
              </table:table-cell>
              <table:table-cell office:value-type="float" office:value="0.0298662185668945">
                <text:p>0.0298662185668945</text:p>
              </table:table-cell>
              <table:table-cell office:value-type="float" office:value="0.0289095163345337">
                <text:p>0.0289095163345337</text:p>
              </table:table-cell>
            </table:table-row>
            <table:table-row>
              <table:table-cell office:value-type="float" office:value="1598">
                <text:p>1598</text:p>
              </table:table-cell>
              <table:table-cell office:value-type="float" office:value="0.0267391204833984">
                <text:p>0.0267391204833984</text:p>
              </table:table-cell>
              <table:table-cell office:value-type="float" office:value="0.0288047790527344">
                <text:p>0.0288047790527344</text:p>
              </table:table-cell>
              <table:table-cell office:value-type="float" office:value="0.0274140357971191">
                <text:p>0.0274140357971191</text:p>
              </table:table-cell>
            </table:table-row>
            <table:table-row>
              <table:table-cell office:value-type="float" office:value="1599">
                <text:p>1599</text:p>
              </table:table-cell>
              <table:table-cell office:value-type="float" office:value="0.0265560150146484">
                <text:p>0.0265560150146484</text:p>
              </table:table-cell>
              <table:table-cell office:value-type="float" office:value="0.0292735099792481">
                <text:p>0.0292735099792481</text:p>
              </table:table-cell>
              <table:table-cell office:value-type="float" office:value="0.0272795438766479">
                <text:p>0.027279543876647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263814926147461">
                <text:p>0.0263814926147461</text:p>
              </table:table-cell>
              <table:table-cell office:value-type="float" office:value="0.0286269187927246">
                <text:p>0.0286269187927246</text:p>
              </table:table-cell>
              <table:table-cell office:value-type="float" office:value="0.0272767305374145">
                <text:p>0.0272767305374145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0.0264816284179688">
                <text:p>0.0264816284179688</text:p>
              </table:table-cell>
              <table:table-cell office:value-type="float" office:value="0.0287468433380127">
                <text:p>0.0287468433380127</text:p>
              </table:table-cell>
              <table:table-cell office:value-type="float" office:value="0.0273699045181274">
                <text:p>0.0273699045181274</text:p>
              </table:table-cell>
            </table:table-row>
            <table:table-row>
              <table:table-cell office:value-type="float" office:value="1602">
                <text:p>1602</text:p>
              </table:table-cell>
              <table:table-cell office:value-type="float" office:value="0.0278351306915283">
                <text:p>0.0278351306915283</text:p>
              </table:table-cell>
              <table:table-cell office:value-type="float" office:value="0.0312886238098145">
                <text:p>0.0312886238098145</text:p>
              </table:table-cell>
              <table:table-cell office:value-type="float" office:value="0.0287755727767944">
                <text:p>0.0287755727767944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0.027353048324585">
                <text:p>0.027353048324585</text:p>
              </table:table-cell>
              <table:table-cell office:value-type="float" office:value="0.0299782752990723">
                <text:p>0.0299782752990723</text:p>
              </table:table-cell>
              <table:table-cell office:value-type="float" office:value="0.0281236410140991">
                <text:p>0.0281236410140991</text:p>
              </table:table-cell>
            </table:table-row>
            <table:table-row>
              <table:table-cell office:value-type="float" office:value="1604">
                <text:p>1604</text:p>
              </table:table-cell>
              <table:table-cell office:value-type="float" office:value="0.0264971256256104">
                <text:p>0.0264971256256104</text:p>
              </table:table-cell>
              <table:table-cell office:value-type="float" office:value="0.0310747623443604">
                <text:p>0.0310747623443604</text:p>
              </table:table-cell>
              <table:table-cell office:value-type="float" office:value="0.0276371240615845">
                <text:p>0.0276371240615845</text:p>
              </table:table-cell>
            </table:table-row>
            <table:table-row>
              <table:table-cell office:value-type="float" office:value="1605">
                <text:p>1605</text:p>
              </table:table-cell>
              <table:table-cell office:value-type="float" office:value="0.0281071662902832">
                <text:p>0.0281071662902832</text:p>
              </table:table-cell>
              <table:table-cell office:value-type="float" office:value="0.0302612781524658">
                <text:p>0.0302612781524658</text:p>
              </table:table-cell>
              <table:table-cell office:value-type="float" office:value="0.0289949417114258">
                <text:p>0.0289949417114258</text:p>
              </table:table-cell>
            </table:table-row>
            <table:table-row>
              <table:table-cell office:value-type="float" office:value="1606">
                <text:p>1606</text:p>
              </table:table-cell>
              <table:table-cell office:value-type="float" office:value="0.0265440940856934">
                <text:p>0.0265440940856934</text:p>
              </table:table-cell>
              <table:table-cell office:value-type="float" office:value="0.0293045043945313">
                <text:p>0.0293045043945313</text:p>
              </table:table-cell>
              <table:table-cell office:value-type="float" office:value="0.0275040864944458">
                <text:p>0.0275040864944458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0.0279266834259033">
                <text:p>0.0279266834259033</text:p>
              </table:table-cell>
              <table:table-cell office:value-type="float" office:value="0.0303287506103516">
                <text:p>0.0303287506103516</text:p>
              </table:table-cell>
              <table:table-cell office:value-type="float" office:value="0.0286041498184204">
                <text:p>0.0286041498184204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0.0269930362701416">
                <text:p>0.0269930362701416</text:p>
              </table:table-cell>
              <table:table-cell office:value-type="float" office:value="0.0296359062194824">
                <text:p>0.0296359062194824</text:p>
              </table:table-cell>
              <table:table-cell office:value-type="float" office:value="0.0279243469238281">
                <text:p>0.0279243469238281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0.0263173580169678">
                <text:p>0.0263173580169678</text:p>
              </table:table-cell>
              <table:table-cell office:value-type="float" office:value="0.0289318561553955">
                <text:p>0.0289318561553955</text:p>
              </table:table-cell>
              <table:table-cell office:value-type="float" office:value="0.0273487567901611">
                <text:p>0.0273487567901611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0281493663787842">
                <text:p>0.0281493663787842</text:p>
              </table:table-cell>
              <table:table-cell office:value-type="float" office:value="0.0298779010772705">
                <text:p>0.0298779010772705</text:p>
              </table:table-cell>
              <table:table-cell office:value-type="float" office:value="0.0288064002990723">
                <text:p>0.0288064002990723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0.0280423164367676">
                <text:p>0.0280423164367676</text:p>
              </table:table-cell>
              <table:table-cell office:value-type="float" office:value="0.0310218334197998">
                <text:p>0.0310218334197998</text:p>
              </table:table-cell>
              <table:table-cell office:value-type="float" office:value="0.0286922216415405">
                <text:p>0.0286922216415405</text:p>
              </table:table-cell>
            </table:table-row>
            <table:table-row>
              <table:table-cell office:value-type="float" office:value="1612">
                <text:p>1612</text:p>
              </table:table-cell>
              <table:table-cell office:value-type="float" office:value="0.0272195339202881">
                <text:p>0.0272195339202881</text:p>
              </table:table-cell>
              <table:table-cell office:value-type="float" office:value="0.0292332172393799">
                <text:p>0.0292332172393799</text:p>
              </table:table-cell>
              <table:table-cell office:value-type="float" office:value="0.0281547546386719">
                <text:p>0.0281547546386719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0.0280945301055908">
                <text:p>0.0280945301055908</text:p>
              </table:table-cell>
              <table:table-cell office:value-type="float" office:value="0.0305306911468506">
                <text:p>0.0305306911468506</text:p>
              </table:table-cell>
              <table:table-cell office:value-type="float" office:value="0.0288638353347778">
                <text:p>0.0288638353347778</text:p>
              </table:table-cell>
            </table:table-row>
            <table:table-row>
              <table:table-cell office:value-type="float" office:value="1614">
                <text:p>1614</text:p>
              </table:table-cell>
              <table:table-cell office:value-type="float" office:value="0.0275595188140869">
                <text:p>0.0275595188140869</text:p>
              </table:table-cell>
              <table:table-cell office:value-type="float" office:value="0.0313680171966553">
                <text:p>0.0313680171966553</text:p>
              </table:table-cell>
              <table:table-cell office:value-type="float" office:value="0.0295965909957886">
                <text:p>0.0295965909957886</text:p>
              </table:table-cell>
            </table:table-row>
            <table:table-row>
              <table:table-cell office:value-type="float" office:value="1615">
                <text:p>1615</text:p>
              </table:table-cell>
              <table:table-cell office:value-type="float" office:value="0.0304234027862549">
                <text:p>0.0304234027862549</text:p>
              </table:table-cell>
              <table:table-cell office:value-type="float" office:value="0.0324501991271973">
                <text:p>0.0324501991271973</text:p>
              </table:table-cell>
              <table:table-cell office:value-type="float" office:value="0.031402850151062">
                <text:p>0.031402850151062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0.0297744274139404">
                <text:p>0.0297744274139404</text:p>
              </table:table-cell>
              <table:table-cell office:value-type="float" office:value="0.032221794128418">
                <text:p>0.032221794128418</text:p>
              </table:table-cell>
              <table:table-cell office:value-type="float" office:value="0.0307384252548218">
                <text:p>0.0307384252548218</text:p>
              </table:table-cell>
            </table:table-row>
            <table:table-row>
              <table:table-cell office:value-type="float" office:value="1617">
                <text:p>1617</text:p>
              </table:table-cell>
              <table:table-cell office:value-type="float" office:value="0.0293490886688232">
                <text:p>0.0293490886688232</text:p>
              </table:table-cell>
              <table:table-cell office:value-type="float" office:value="0.0332536697387695">
                <text:p>0.0332536697387695</text:p>
              </table:table-cell>
              <table:table-cell office:value-type="float" office:value="0.0306573629379272">
                <text:p>0.0306573629379272</text:p>
              </table:table-cell>
            </table:table-row>
            <table:table-row>
              <table:table-cell office:value-type="float" office:value="1618">
                <text:p>1618</text:p>
              </table:table-cell>
              <table:table-cell office:value-type="float" office:value="0.0281379222869873">
                <text:p>0.0281379222869873</text:p>
              </table:table-cell>
              <table:table-cell office:value-type="float" office:value="0.0313050746917725">
                <text:p>0.0313050746917725</text:p>
              </table:table-cell>
              <table:table-cell office:value-type="float" office:value="0.0295411825180054">
                <text:p>0.0295411825180054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0.0292072296142578">
                <text:p>0.0292072296142578</text:p>
              </table:table-cell>
              <table:table-cell office:value-type="float" office:value="0.030940055847168">
                <text:p>0.030940055847168</text:p>
              </table:table-cell>
              <table:table-cell office:value-type="float" office:value="0.029964542388916">
                <text:p>0.029964542388916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028641939163208">
                <text:p>0.028641939163208</text:p>
              </table:table-cell>
              <table:table-cell office:value-type="float" office:value="0.0316905975341797">
                <text:p>0.0316905975341797</text:p>
              </table:table-cell>
              <table:table-cell office:value-type="float" office:value="0.030194616317749">
                <text:p>0.030194616317749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0.0266923904418945">
                <text:p>0.0266923904418945</text:p>
              </table:table-cell>
              <table:table-cell office:value-type="float" office:value="0.0286931991577148">
                <text:p>0.0286931991577148</text:p>
              </table:table-cell>
              <table:table-cell office:value-type="float" office:value="0.0272840023040771">
                <text:p>0.0272840023040771</text:p>
              </table:table-cell>
            </table:table-row>
            <table:table-row>
              <table:table-cell office:value-type="float" office:value="1622">
                <text:p>1622</text:p>
              </table:table-cell>
              <table:table-cell office:value-type="float" office:value="0.0279583930969238">
                <text:p>0.0279583930969238</text:p>
              </table:table-cell>
              <table:table-cell office:value-type="float" office:value="0.0301146507263184">
                <text:p>0.0301146507263184</text:p>
              </table:table-cell>
              <table:table-cell office:value-type="float" office:value="0.0287828683853149">
                <text:p>0.0287828683853149</text:p>
              </table:table-cell>
            </table:table-row>
            <table:table-row>
              <table:table-cell office:value-type="float" office:value="1623">
                <text:p>1623</text:p>
              </table:table-cell>
              <table:table-cell office:value-type="float" office:value="0.028522253036499">
                <text:p>0.028522253036499</text:p>
              </table:table-cell>
              <table:table-cell office:value-type="float" office:value="0.0322401523590088">
                <text:p>0.0322401523590088</text:p>
              </table:table-cell>
              <table:table-cell office:value-type="float" office:value="0.0294742345809937">
                <text:p>0.0294742345809937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0.0265071392059326">
                <text:p>0.0265071392059326</text:p>
              </table:table-cell>
              <table:table-cell office:value-type="float" office:value="0.0301618576049805">
                <text:p>0.0301618576049805</text:p>
              </table:table-cell>
              <table:table-cell office:value-type="float" office:value="0.0278120756149292">
                <text:p>0.0278120756149292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0.0270125865936279">
                <text:p>0.0270125865936279</text:p>
              </table:table-cell>
              <table:table-cell office:value-type="float" office:value="0.0297117233276367">
                <text:p>0.0297117233276367</text:p>
              </table:table-cell>
              <table:table-cell office:value-type="float" office:value="0.0282414436340332">
                <text:p>0.0282414436340332</text:p>
              </table:table-cell>
            </table:table-row>
            <table:table-row>
              <table:table-cell office:value-type="float" office:value="1626">
                <text:p>1626</text:p>
              </table:table-cell>
              <table:table-cell office:value-type="float" office:value="0.0276622772216797">
                <text:p>0.0276622772216797</text:p>
              </table:table-cell>
              <table:table-cell office:value-type="float" office:value="0.0306916236877441">
                <text:p>0.0306916236877441</text:p>
              </table:table-cell>
              <table:table-cell office:value-type="float" office:value="0.0289622068405151">
                <text:p>0.0289622068405151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0.0268771648406982">
                <text:p>0.0268771648406982</text:p>
              </table:table-cell>
              <table:table-cell office:value-type="float" office:value="0.0289769172668457">
                <text:p>0.0289769172668457</text:p>
              </table:table-cell>
              <table:table-cell office:value-type="float" office:value="0.0280241966247559">
                <text:p>0.0280241966247559</text:p>
              </table:table-cell>
            </table:table-row>
            <table:table-row>
              <table:table-cell office:value-type="float" office:value="1628">
                <text:p>1628</text:p>
              </table:table-cell>
              <table:table-cell office:value-type="float" office:value="0.0268614292144775">
                <text:p>0.0268614292144775</text:p>
              </table:table-cell>
              <table:table-cell office:value-type="float" office:value="0.029956579208374">
                <text:p>0.029956579208374</text:p>
              </table:table-cell>
              <table:table-cell office:value-type="float" office:value="0.0281068325042725">
                <text:p>0.0281068325042725</text:p>
              </table:table-cell>
            </table:table-row>
            <table:table-row>
              <table:table-cell office:value-type="float" office:value="1629">
                <text:p>1629</text:p>
              </table:table-cell>
              <table:table-cell office:value-type="float" office:value="0.0287468433380127">
                <text:p>0.0287468433380127</text:p>
              </table:table-cell>
              <table:table-cell office:value-type="float" office:value="0.0311071872711182">
                <text:p>0.0311071872711182</text:p>
              </table:table-cell>
              <table:table-cell office:value-type="float" office:value="0.0295080661773682">
                <text:p>0.0295080661773682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0282750129699707">
                <text:p>0.0282750129699707</text:p>
              </table:table-cell>
              <table:table-cell office:value-type="float" office:value="0.0320000648498535">
                <text:p>0.0320000648498535</text:p>
              </table:table-cell>
              <table:table-cell office:value-type="float" office:value="0.0297578573226929">
                <text:p>0.0297578573226929</text:p>
              </table:table-cell>
            </table:table-row>
            <table:table-row>
              <table:table-cell office:value-type="float" office:value="1631">
                <text:p>1631</text:p>
              </table:table-cell>
              <table:table-cell office:value-type="float" office:value="0.0285599231719971">
                <text:p>0.0285599231719971</text:p>
              </table:table-cell>
              <table:table-cell office:value-type="float" office:value="0.0312960147857666">
                <text:p>0.0312960147857666</text:p>
              </table:table-cell>
              <table:table-cell office:value-type="float" office:value="0.0292867660522461">
                <text:p>0.0292867660522461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0.0272595882415772">
                <text:p>0.0272595882415772</text:p>
              </table:table-cell>
              <table:table-cell office:value-type="float" office:value="0.0296201705932617">
                <text:p>0.0296201705932617</text:p>
              </table:table-cell>
              <table:table-cell office:value-type="float" office:value="0.028227424621582">
                <text:p>0.028227424621582</text:p>
              </table:table-cell>
            </table:table-row>
            <table:table-row>
              <table:table-cell office:value-type="float" office:value="1633">
                <text:p>1633</text:p>
              </table:table-cell>
              <table:table-cell office:value-type="float" office:value="0.0284349918365479">
                <text:p>0.0284349918365479</text:p>
              </table:table-cell>
              <table:table-cell office:value-type="float" office:value="0.0321130752563477">
                <text:p>0.0321130752563477</text:p>
              </table:table-cell>
              <table:table-cell office:value-type="float" office:value="0.029424262046814">
                <text:p>0.029424262046814</text:p>
              </table:table-cell>
            </table:table-row>
            <table:table-row>
              <table:table-cell office:value-type="float" office:value="1634">
                <text:p>1634</text:p>
              </table:table-cell>
              <table:table-cell office:value-type="float" office:value="0.0263607501983643">
                <text:p>0.0263607501983643</text:p>
              </table:table-cell>
              <table:table-cell office:value-type="float" office:value="0.030379056930542">
                <text:p>0.030379056930542</text:p>
              </table:table-cell>
              <table:table-cell office:value-type="float" office:value="0.0276169061660767">
                <text:p>0.0276169061660767</text:p>
              </table:table-cell>
            </table:table-row>
            <table:table-row>
              <table:table-cell office:value-type="float" office:value="1635">
                <text:p>1635</text:p>
              </table:table-cell>
              <table:table-cell office:value-type="float" office:value="0.0282261371612549">
                <text:p>0.0282261371612549</text:p>
              </table:table-cell>
              <table:table-cell office:value-type="float" office:value="0.0300841331481934">
                <text:p>0.0300841331481934</text:p>
              </table:table-cell>
              <table:table-cell office:value-type="float" office:value="0.0288044214248657">
                <text:p>0.0288044214248657</text:p>
              </table:table-cell>
            </table:table-row>
            <table:table-row>
              <table:table-cell office:value-type="float" office:value="1636">
                <text:p>1636</text:p>
              </table:table-cell>
              <table:table-cell office:value-type="float" office:value="0.0285599231719971">
                <text:p>0.0285599231719971</text:p>
              </table:table-cell>
              <table:table-cell office:value-type="float" office:value="0.0305914878845215">
                <text:p>0.0305914878845215</text:p>
              </table:table-cell>
              <table:table-cell office:value-type="float" office:value="0.0293751001358032">
                <text:p>0.0293751001358032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0.0284276008605957">
                <text:p>0.0284276008605957</text:p>
              </table:table-cell>
              <table:table-cell office:value-type="float" office:value="0.0313220024108887">
                <text:p>0.0313220024108887</text:p>
              </table:table-cell>
              <table:table-cell office:value-type="float" office:value="0.0295966148376465">
                <text:p>0.0295966148376465</text:p>
              </table:table-cell>
            </table:table-row>
            <table:table-row>
              <table:table-cell office:value-type="float" office:value="1638">
                <text:p>1638</text:p>
              </table:table-cell>
              <table:table-cell office:value-type="float" office:value="0.0282778739929199">
                <text:p>0.0282778739929199</text:p>
              </table:table-cell>
              <table:table-cell office:value-type="float" office:value="0.0304820537567139">
                <text:p>0.0304820537567139</text:p>
              </table:table-cell>
              <table:table-cell office:value-type="float" office:value="0.0288979768753052">
                <text:p>0.0288979768753052</text:p>
              </table:table-cell>
            </table:table-row>
            <table:table-row>
              <table:table-cell office:value-type="float" office:value="1639">
                <text:p>1639</text:p>
              </table:table-cell>
              <table:table-cell office:value-type="float" office:value="0.0263714790344238">
                <text:p>0.0263714790344238</text:p>
              </table:table-cell>
              <table:table-cell office:value-type="float" office:value="0.0286242961883545">
                <text:p>0.0286242961883545</text:p>
              </table:table-cell>
              <table:table-cell office:value-type="float" office:value="0.0274030923843384">
                <text:p>0.0274030923843384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0290355682373047">
                <text:p>0.0290355682373047</text:p>
              </table:table-cell>
              <table:table-cell office:value-type="float" office:value="0.0312345027923584">
                <text:p>0.0312345027923584</text:p>
              </table:table-cell>
              <table:table-cell office:value-type="float" office:value="0.0297112464904785">
                <text:p>0.0297112464904785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0.0289223194122314">
                <text:p>0.0289223194122314</text:p>
              </table:table-cell>
              <table:table-cell office:value-type="float" office:value="0.0314738750457764">
                <text:p>0.0314738750457764</text:p>
              </table:table-cell>
              <table:table-cell office:value-type="float" office:value="0.0295329809188843">
                <text:p>0.0295329809188843</text:p>
              </table:table-cell>
            </table:table-row>
            <table:table-row>
              <table:table-cell office:value-type="float" office:value="1642">
                <text:p>1642</text:p>
              </table:table-cell>
              <table:table-cell office:value-type="float" office:value="0.0293941497802734">
                <text:p>0.0293941497802734</text:p>
              </table:table-cell>
              <table:table-cell office:value-type="float" office:value="0.0312550067901611">
                <text:p>0.0312550067901611</text:p>
              </table:table-cell>
              <table:table-cell office:value-type="float" office:value="0.030191707611084">
                <text:p>0.030191707611084</text:p>
              </table:table-cell>
            </table:table-row>
            <table:table-row>
              <table:table-cell office:value-type="float" office:value="1643">
                <text:p>1643</text:p>
              </table:table-cell>
              <table:table-cell office:value-type="float" office:value="0.0273337364196777">
                <text:p>0.0273337364196777</text:p>
              </table:table-cell>
              <table:table-cell office:value-type="float" office:value="0.0303235054016113">
                <text:p>0.0303235054016113</text:p>
              </table:table-cell>
              <table:table-cell office:value-type="float" office:value="0.0281786918640137">
                <text:p>0.0281786918640137</text:p>
              </table:table-cell>
            </table:table-row>
            <table:table-row>
              <table:table-cell office:value-type="float" office:value="1644">
                <text:p>1644</text:p>
              </table:table-cell>
              <table:table-cell office:value-type="float" office:value="0.0267782211303711">
                <text:p>0.0267782211303711</text:p>
              </table:table-cell>
              <table:table-cell office:value-type="float" office:value="0.0390663146972656">
                <text:p>0.0390663146972656</text:p>
              </table:table-cell>
              <table:table-cell office:value-type="float" office:value="0.0288033246994019">
                <text:p>0.0288033246994019</text:p>
              </table:table-cell>
            </table:table-row>
            <table:table-row>
              <table:table-cell office:value-type="float" office:value="1645">
                <text:p>1645</text:p>
              </table:table-cell>
              <table:table-cell office:value-type="float" office:value="0.026904821395874">
                <text:p>0.026904821395874</text:p>
              </table:table-cell>
              <table:table-cell office:value-type="float" office:value="0.0313050746917725">
                <text:p>0.0313050746917725</text:p>
              </table:table-cell>
              <table:table-cell office:value-type="float" office:value="0.0282642126083374">
                <text:p>0.0282642126083374</text:p>
              </table:table-cell>
            </table:table-row>
            <table:table-row>
              <table:table-cell office:value-type="float" office:value="1646">
                <text:p>1646</text:p>
              </table:table-cell>
              <table:table-cell office:value-type="float" office:value="0.0288605690002441">
                <text:p>0.0288605690002441</text:p>
              </table:table-cell>
              <table:table-cell office:value-type="float" office:value="0.0314137935638428">
                <text:p>0.0314137935638428</text:p>
              </table:table-cell>
              <table:table-cell office:value-type="float" office:value="0.029774808883667">
                <text:p>0.029774808883667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0.0290637016296387">
                <text:p>0.0290637016296387</text:p>
              </table:table-cell>
              <table:table-cell office:value-type="float" office:value="0.0307364463806152">
                <text:p>0.0307364463806152</text:p>
              </table:table-cell>
              <table:table-cell office:value-type="float" office:value="0.0294557094573975">
                <text:p>0.0294557094573975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0.0268521308898926">
                <text:p>0.0268521308898926</text:p>
              </table:table-cell>
              <table:table-cell office:value-type="float" office:value="0.0296089649200439">
                <text:p>0.0296089649200439</text:p>
              </table:table-cell>
              <table:table-cell office:value-type="float" office:value="0.0276694059371948">
                <text:p>0.0276694059371948</text:p>
              </table:table-cell>
            </table:table-row>
            <table:table-row>
              <table:table-cell office:value-type="float" office:value="1649">
                <text:p>1649</text:p>
              </table:table-cell>
              <table:table-cell office:value-type="float" office:value="0.0278239250183106">
                <text:p>0.0278239250183106</text:p>
              </table:table-cell>
              <table:table-cell office:value-type="float" office:value="0.0293958187103272">
                <text:p>0.0293958187103272</text:p>
              </table:table-cell>
              <table:table-cell office:value-type="float" office:value="0.0283620834350586">
                <text:p>0.028362083435058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274007320404053">
                <text:p>0.0274007320404053</text:p>
              </table:table-cell>
              <table:table-cell office:value-type="float" office:value="0.0309562683105469">
                <text:p>0.0309562683105469</text:p>
              </table:table-cell>
              <table:table-cell office:value-type="float" office:value="0.0284183025360107">
                <text:p>0.0284183025360107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0.0275757312774658">
                <text:p>0.0275757312774658</text:p>
              </table:table-cell>
              <table:table-cell office:value-type="float" office:value="0.0302426815032959">
                <text:p>0.0302426815032959</text:p>
              </table:table-cell>
              <table:table-cell office:value-type="float" office:value="0.0286017656326294">
                <text:p>0.0286017656326294</text:p>
              </table:table-cell>
            </table:table-row>
            <table:table-row>
              <table:table-cell office:value-type="float" office:value="1652">
                <text:p>1652</text:p>
              </table:table-cell>
              <table:table-cell office:value-type="float" office:value="0.028498649597168">
                <text:p>0.028498649597168</text:p>
              </table:table-cell>
              <table:table-cell office:value-type="float" office:value="0.0310783386230469">
                <text:p>0.0310783386230469</text:p>
              </table:table-cell>
              <table:table-cell office:value-type="float" office:value="0.0291583061218262">
                <text:p>0.0291583061218262</text:p>
              </table:table-cell>
            </table:table-row>
            <table:table-row>
              <table:table-cell office:value-type="float" office:value="1653">
                <text:p>1653</text:p>
              </table:table-cell>
              <table:table-cell office:value-type="float" office:value="0.0288228988647461">
                <text:p>0.0288228988647461</text:p>
              </table:table-cell>
              <table:table-cell office:value-type="float" office:value="0.0304088592529297">
                <text:p>0.0304088592529297</text:p>
              </table:table-cell>
              <table:table-cell office:value-type="float" office:value="0.0296241521835327">
                <text:p>0.0296241521835327</text:p>
              </table:table-cell>
            </table:table-row>
            <table:table-row>
              <table:table-cell office:value-type="float" office:value="1654">
                <text:p>1654</text:p>
              </table:table-cell>
              <table:table-cell office:value-type="float" office:value="0.0282332897186279">
                <text:p>0.0282332897186279</text:p>
              </table:table-cell>
              <table:table-cell office:value-type="float" office:value="0.0303518772125244">
                <text:p>0.0303518772125244</text:p>
              </table:table-cell>
              <table:table-cell office:value-type="float" office:value="0.0288118600845337">
                <text:p>0.0288118600845337</text:p>
              </table:table-cell>
            </table:table-row>
            <table:table-row>
              <table:table-cell office:value-type="float" office:value="1655">
                <text:p>1655</text:p>
              </table:table-cell>
              <table:table-cell office:value-type="float" office:value="0.0306615829467773">
                <text:p>0.0306615829467773</text:p>
              </table:table-cell>
              <table:table-cell office:value-type="float" office:value="0.0398731231689453">
                <text:p>0.0398731231689453</text:p>
              </table:table-cell>
              <table:table-cell office:value-type="float" office:value="0.0330280780792236">
                <text:p>0.0330280780792236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0.0288436412811279">
                <text:p>0.0288436412811279</text:p>
              </table:table-cell>
              <table:table-cell office:value-type="float" office:value="0.0352499485015869">
                <text:p>0.0352499485015869</text:p>
              </table:table-cell>
              <table:table-cell office:value-type="float" office:value="0.0310675382614136">
                <text:p>0.0310675382614136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0.028841495513916">
                <text:p>0.028841495513916</text:p>
              </table:table-cell>
              <table:table-cell office:value-type="float" office:value="0.0318057537078857">
                <text:p>0.0318057537078857</text:p>
              </table:table-cell>
              <table:table-cell office:value-type="float" office:value="0.0297970056533813">
                <text:p>0.0297970056533813</text:p>
              </table:table-cell>
            </table:table-row>
            <table:table-row>
              <table:table-cell office:value-type="float" office:value="1658">
                <text:p>1658</text:p>
              </table:table-cell>
              <table:table-cell office:value-type="float" office:value="0.0301163196563721">
                <text:p>0.0301163196563721</text:p>
              </table:table-cell>
              <table:table-cell office:value-type="float" office:value="0.032987117767334">
                <text:p>0.032987117767334</text:p>
              </table:table-cell>
              <table:table-cell office:value-type="float" office:value="0.0314156770706177">
                <text:p>0.0314156770706177</text:p>
              </table:table-cell>
            </table:table-row>
            <table:table-row>
              <table:table-cell office:value-type="float" office:value="1659">
                <text:p>1659</text:p>
              </table:table-cell>
              <table:table-cell office:value-type="float" office:value="0.0288875102996826">
                <text:p>0.0288875102996826</text:p>
              </table:table-cell>
              <table:table-cell office:value-type="float" office:value="0.0309188365936279">
                <text:p>0.0309188365936279</text:p>
              </table:table-cell>
              <table:table-cell office:value-type="float" office:value="0.0299317121505737">
                <text:p>0.029931712150573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281081199645996">
                <text:p>0.0281081199645996</text:p>
              </table:table-cell>
              <table:table-cell office:value-type="float" office:value="0.0337648391723633">
                <text:p>0.0337648391723633</text:p>
              </table:table-cell>
              <table:table-cell office:value-type="float" office:value="0.0298721313476562">
                <text:p>0.0298721313476562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0.0272765159606934">
                <text:p>0.0272765159606934</text:p>
              </table:table-cell>
              <table:table-cell office:value-type="float" office:value="0.0311729907989502">
                <text:p>0.0311729907989502</text:p>
              </table:table-cell>
              <table:table-cell office:value-type="float" office:value="0.0289929866790771">
                <text:p>0.0289929866790771</text:p>
              </table:table-cell>
            </table:table-row>
            <table:table-row>
              <table:table-cell office:value-type="float" office:value="1662">
                <text:p>1662</text:p>
              </table:table-cell>
              <table:table-cell office:value-type="float" office:value="0.0290894508361816">
                <text:p>0.0290894508361816</text:p>
              </table:table-cell>
              <table:table-cell office:value-type="float" office:value="0.0325262546539307">
                <text:p>0.0325262546539307</text:p>
              </table:table-cell>
              <table:table-cell office:value-type="float" office:value="0.030443286895752">
                <text:p>0.030443286895752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0.0313131809234619">
                <text:p>0.0313131809234619</text:p>
              </table:table-cell>
              <table:table-cell office:value-type="float" office:value="0.0327038764953613">
                <text:p>0.0327038764953613</text:p>
              </table:table-cell>
              <table:table-cell office:value-type="float" office:value="0.0319967746734619">
                <text:p>0.0319967746734619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0.0283017158508301">
                <text:p>0.0283017158508301</text:p>
              </table:table-cell>
              <table:table-cell office:value-type="float" office:value="0.0326757431030273">
                <text:p>0.0326757431030273</text:p>
              </table:table-cell>
              <table:table-cell office:value-type="float" office:value="0.0312009334564209">
                <text:p>0.0312009334564209</text:p>
              </table:table-cell>
            </table:table-row>
            <table:table-row>
              <table:table-cell office:value-type="float" office:value="1665">
                <text:p>1665</text:p>
              </table:table-cell>
              <table:table-cell office:value-type="float" office:value="0.0291082859039307">
                <text:p>0.0291082859039307</text:p>
              </table:table-cell>
              <table:table-cell office:value-type="float" office:value="0.0310790538787842">
                <text:p>0.0310790538787842</text:p>
              </table:table-cell>
              <table:table-cell office:value-type="float" office:value="0.0300132751464844">
                <text:p>0.0300132751464844</text:p>
              </table:table-cell>
            </table:table-row>
            <table:table-row>
              <table:table-cell office:value-type="float" office:value="1666">
                <text:p>1666</text:p>
              </table:table-cell>
              <table:table-cell office:value-type="float" office:value="0.02970290184021">
                <text:p>0.02970290184021</text:p>
              </table:table-cell>
              <table:table-cell office:value-type="float" office:value="0.0324404239654541">
                <text:p>0.0324404239654541</text:p>
              </table:table-cell>
              <table:table-cell office:value-type="float" office:value="0.0308843374252319">
                <text:p>0.0308843374252319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0.0297725200653076">
                <text:p>0.0297725200653076</text:p>
              </table:table-cell>
              <table:table-cell office:value-type="float" office:value="0.0327513217926025">
                <text:p>0.0327513217926025</text:p>
              </table:table-cell>
              <table:table-cell office:value-type="float" office:value="0.0310584306716919">
                <text:p>0.0310584306716919</text:p>
              </table:table-cell>
            </table:table-row>
            <table:table-row>
              <table:table-cell office:value-type="float" office:value="1668">
                <text:p>1668</text:p>
              </table:table-cell>
              <table:table-cell office:value-type="float" office:value="0.029430627822876">
                <text:p>0.029430627822876</text:p>
              </table:table-cell>
              <table:table-cell office:value-type="float" office:value="0.0319943428039551">
                <text:p>0.0319943428039551</text:p>
              </table:table-cell>
              <table:table-cell office:value-type="float" office:value="0.0309031248092651">
                <text:p>0.0309031248092651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0.0286355018615723">
                <text:p>0.0286355018615723</text:p>
              </table:table-cell>
              <table:table-cell office:value-type="float" office:value="0.0303678512573242">
                <text:p>0.0303678512573242</text:p>
              </table:table-cell>
              <table:table-cell office:value-type="float" office:value="0.0293468475341797">
                <text:p>0.0293468475341797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02713942527771">
                <text:p>0.02713942527771</text:p>
              </table:table-cell>
              <table:table-cell office:value-type="float" office:value="0.0292606353759766">
                <text:p>0.0292606353759766</text:p>
              </table:table-cell>
              <table:table-cell office:value-type="float" office:value="0.0282020807266235">
                <text:p>0.0282020807266235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0.0292282104492188">
                <text:p>0.0292282104492188</text:p>
              </table:table-cell>
              <table:table-cell office:value-type="float" office:value="0.0315213203430176">
                <text:p>0.0315213203430176</text:p>
              </table:table-cell>
              <table:table-cell office:value-type="float" office:value="0.0300606966018677">
                <text:p>0.0300606966018677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0.0289850234985352">
                <text:p>0.0289850234985352</text:p>
              </table:table-cell>
              <table:table-cell office:value-type="float" office:value="0.0318617820739746">
                <text:p>0.0318617820739746</text:p>
              </table:table-cell>
              <table:table-cell office:value-type="float" office:value="0.0305090665817261">
                <text:p>0.0305090665817261</text:p>
              </table:table-cell>
            </table:table-row>
            <table:table-row>
              <table:table-cell office:value-type="float" office:value="1673">
                <text:p>1673</text:p>
              </table:table-cell>
              <table:table-cell office:value-type="float" office:value="0.0296871662139893">
                <text:p>0.0296871662139893</text:p>
              </table:table-cell>
              <table:table-cell office:value-type="float" office:value="0.0326352119445801">
                <text:p>0.0326352119445801</text:p>
              </table:table-cell>
              <table:table-cell office:value-type="float" office:value="0.0312250375747681">
                <text:p>0.0312250375747681</text:p>
              </table:table-cell>
            </table:table-row>
            <table:table-row>
              <table:table-cell office:value-type="float" office:value="1674">
                <text:p>1674</text:p>
              </table:table-cell>
              <table:table-cell office:value-type="float" office:value="0.0305831432342529">
                <text:p>0.0305831432342529</text:p>
              </table:table-cell>
              <table:table-cell office:value-type="float" office:value="0.032886266708374">
                <text:p>0.032886266708374</text:p>
              </table:table-cell>
              <table:table-cell office:value-type="float" office:value="0.0317127704620361">
                <text:p>0.0317127704620361</text:p>
              </table:table-cell>
            </table:table-row>
            <table:table-row>
              <table:table-cell office:value-type="float" office:value="1675">
                <text:p>1675</text:p>
              </table:table-cell>
              <table:table-cell office:value-type="float" office:value="0.0278680324554443">
                <text:p>0.0278680324554443</text:p>
              </table:table-cell>
              <table:table-cell office:value-type="float" office:value="0.0306413173675537">
                <text:p>0.0306413173675537</text:p>
              </table:table-cell>
              <table:table-cell office:value-type="float" office:value="0.0290836334228516">
                <text:p>0.0290836334228516</text:p>
              </table:table-cell>
            </table:table-row>
            <table:table-row>
              <table:table-cell office:value-type="float" office:value="1676">
                <text:p>1676</text:p>
              </table:table-cell>
              <table:table-cell office:value-type="float" office:value="0.0289311408996582">
                <text:p>0.0289311408996582</text:p>
              </table:table-cell>
              <table:table-cell office:value-type="float" office:value="0.0315999984741211">
                <text:p>0.0315999984741211</text:p>
              </table:table-cell>
              <table:table-cell office:value-type="float" office:value="0.0297137260437012">
                <text:p>0.0297137260437012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0.0288259983062744">
                <text:p>0.0288259983062744</text:p>
              </table:table-cell>
              <table:table-cell office:value-type="float" office:value="0.0320858955383301">
                <text:p>0.0320858955383301</text:p>
              </table:table-cell>
              <table:table-cell office:value-type="float" office:value="0.0299192190170288">
                <text:p>0.0299192190170288</text:p>
              </table:table-cell>
            </table:table-row>
            <table:table-row>
              <table:table-cell office:value-type="float" office:value="1678">
                <text:p>1678</text:p>
              </table:table-cell>
              <table:table-cell office:value-type="float" office:value="0.0286333560943604">
                <text:p>0.0286333560943604</text:p>
              </table:table-cell>
              <table:table-cell office:value-type="float" office:value="0.0321471691131592">
                <text:p>0.0321471691131592</text:p>
              </table:table-cell>
              <table:table-cell office:value-type="float" office:value="0.0297152996063232">
                <text:p>0.0297152996063232</text:p>
              </table:table-cell>
            </table:table-row>
            <table:table-row>
              <table:table-cell office:value-type="float" office:value="1679">
                <text:p>1679</text:p>
              </table:table-cell>
              <table:table-cell office:value-type="float" office:value="0.0281782150268555">
                <text:p>0.0281782150268555</text:p>
              </table:table-cell>
              <table:table-cell office:value-type="float" office:value="0.0304586887359619">
                <text:p>0.0304586887359619</text:p>
              </table:table-cell>
              <table:table-cell office:value-type="float" office:value="0.0291785001754761">
                <text:p>0.029178500175476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0282936096191406">
                <text:p>0.0282936096191406</text:p>
              </table:table-cell>
              <table:table-cell office:value-type="float" office:value="0.0316841602325439">
                <text:p>0.0316841602325439</text:p>
              </table:table-cell>
              <table:table-cell office:value-type="float" office:value="0.0297236442565918">
                <text:p>0.0297236442565918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0.0276138782501221">
                <text:p>0.0276138782501221</text:p>
              </table:table-cell>
              <table:table-cell office:value-type="float" office:value="0.0321369171142578">
                <text:p>0.0321369171142578</text:p>
              </table:table-cell>
              <table:table-cell office:value-type="float" office:value="0.0287344932556152">
                <text:p>0.0287344932556152</text:p>
              </table:table-cell>
            </table:table-row>
            <table:table-row>
              <table:table-cell office:value-type="float" office:value="1682">
                <text:p>1682</text:p>
              </table:table-cell>
              <table:table-cell office:value-type="float" office:value="0.0295038223266602">
                <text:p>0.0295038223266602</text:p>
              </table:table-cell>
              <table:table-cell office:value-type="float" office:value="0.0336503982543945">
                <text:p>0.0336503982543945</text:p>
              </table:table-cell>
              <table:table-cell office:value-type="float" office:value="0.0306270360946655">
                <text:p>0.0306270360946655</text:p>
              </table:table-cell>
            </table:table-row>
            <table:table-row>
              <table:table-cell office:value-type="float" office:value="1683">
                <text:p>1683</text:p>
              </table:table-cell>
              <table:table-cell office:value-type="float" office:value="0.0287380218505859">
                <text:p>0.0287380218505859</text:p>
              </table:table-cell>
              <table:table-cell office:value-type="float" office:value="0.0325276851654053">
                <text:p>0.0325276851654053</text:p>
              </table:table-cell>
              <table:table-cell office:value-type="float" office:value="0.0297484874725342">
                <text:p>0.0297484874725342</text:p>
              </table:table-cell>
            </table:table-row>
            <table:table-row>
              <table:table-cell office:value-type="float" office:value="1684">
                <text:p>1684</text:p>
              </table:table-cell>
              <table:table-cell office:value-type="float" office:value="0.0294325351715088">
                <text:p>0.0294325351715088</text:p>
              </table:table-cell>
              <table:table-cell office:value-type="float" office:value="0.0325579643249512">
                <text:p>0.0325579643249512</text:p>
              </table:table-cell>
              <table:table-cell office:value-type="float" office:value="0.0305270910263062">
                <text:p>0.0305270910263062</text:p>
              </table:table-cell>
            </table:table-row>
            <table:table-row>
              <table:table-cell office:value-type="float" office:value="1685">
                <text:p>1685</text:p>
              </table:table-cell>
              <table:table-cell office:value-type="float" office:value="0.0293262004852295">
                <text:p>0.0293262004852295</text:p>
              </table:table-cell>
              <table:table-cell office:value-type="float" office:value="0.0322632789611816">
                <text:p>0.0322632789611816</text:p>
              </table:table-cell>
              <table:table-cell office:value-type="float" office:value="0.0300954580307007">
                <text:p>0.0300954580307007</text:p>
              </table:table-cell>
            </table:table-row>
            <table:table-row>
              <table:table-cell office:value-type="float" office:value="1686">
                <text:p>1686</text:p>
              </table:table-cell>
              <table:table-cell office:value-type="float" office:value="0.0290572643280029">
                <text:p>0.0290572643280029</text:p>
              </table:table-cell>
              <table:table-cell office:value-type="float" office:value="0.0309948921203613">
                <text:p>0.0309948921203613</text:p>
              </table:table-cell>
              <table:table-cell office:value-type="float" office:value="0.0299468278884888">
                <text:p>0.0299468278884888</text:p>
              </table:table-cell>
            </table:table-row>
            <table:table-row>
              <table:table-cell office:value-type="float" office:value="1687">
                <text:p>1687</text:p>
              </table:table-cell>
              <table:table-cell office:value-type="float" office:value="0.02760910987854">
                <text:p>0.02760910987854</text:p>
              </table:table-cell>
              <table:table-cell office:value-type="float" office:value="0.0321495532989502">
                <text:p>0.0321495532989502</text:p>
              </table:table-cell>
              <table:table-cell office:value-type="float" office:value="0.029129958152771">
                <text:p>0.029129958152771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0.0281612873077393">
                <text:p>0.0281612873077393</text:p>
              </table:table-cell>
              <table:table-cell office:value-type="float" office:value="0.0302886962890625">
                <text:p>0.0302886962890625</text:p>
              </table:table-cell>
              <table:table-cell office:value-type="float" office:value="0.0289721965789795">
                <text:p>0.0289721965789795</text:p>
              </table:table-cell>
            </table:table-row>
            <table:table-row>
              <table:table-cell office:value-type="float" office:value="1689">
                <text:p>1689</text:p>
              </table:table-cell>
              <table:table-cell office:value-type="float" office:value="0.0277824401855469">
                <text:p>0.0277824401855469</text:p>
              </table:table-cell>
              <table:table-cell office:value-type="float" office:value="0.0307340621948242">
                <text:p>0.0307340621948242</text:p>
              </table:table-cell>
              <table:table-cell office:value-type="float" office:value="0.0289611339569092">
                <text:p>0.0289611339569092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291664600372314">
                <text:p>0.0291664600372314</text:p>
              </table:table-cell>
              <table:table-cell office:value-type="float" office:value="0.0316433906555176">
                <text:p>0.0316433906555176</text:p>
              </table:table-cell>
              <table:table-cell office:value-type="float" office:value="0.0300066232681274">
                <text:p>0.0300066232681274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0.0287137031555176">
                <text:p>0.0287137031555176</text:p>
              </table:table-cell>
              <table:table-cell office:value-type="float" office:value="0.0311195850372314">
                <text:p>0.0311195850372314</text:p>
              </table:table-cell>
              <table:table-cell office:value-type="float" office:value="0.0294313907623291">
                <text:p>0.0294313907623291</text:p>
              </table:table-cell>
            </table:table-row>
            <table:table-row>
              <table:table-cell office:value-type="float" office:value="1692">
                <text:p>1692</text:p>
              </table:table-cell>
              <table:table-cell office:value-type="float" office:value="0.0292987823486328">
                <text:p>0.0292987823486328</text:p>
              </table:table-cell>
              <table:table-cell office:value-type="float" office:value="0.0322961807250977">
                <text:p>0.0322961807250977</text:p>
              </table:table-cell>
              <table:table-cell office:value-type="float" office:value="0.0305051803588867">
                <text:p>0.0305051803588867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0.0294618606567383">
                <text:p>0.0294618606567383</text:p>
              </table:table-cell>
              <table:table-cell office:value-type="float" office:value="0.0314323902130127">
                <text:p>0.0314323902130127</text:p>
              </table:table-cell>
              <table:table-cell office:value-type="float" office:value="0.0303593873977661">
                <text:p>0.0303593873977661</text:p>
              </table:table-cell>
            </table:table-row>
            <table:table-row>
              <table:table-cell office:value-type="float" office:value="1694">
                <text:p>1694</text:p>
              </table:table-cell>
              <table:table-cell office:value-type="float" office:value="0.0296766757965088">
                <text:p>0.0296766757965088</text:p>
              </table:table-cell>
              <table:table-cell office:value-type="float" office:value="0.0326704978942871">
                <text:p>0.0326704978942871</text:p>
              </table:table-cell>
              <table:table-cell office:value-type="float" office:value="0.0306963205337524">
                <text:p>0.0306963205337524</text:p>
              </table:table-cell>
            </table:table-row>
            <table:table-row>
              <table:table-cell office:value-type="float" office:value="1695">
                <text:p>1695</text:p>
              </table:table-cell>
              <table:table-cell office:value-type="float" office:value="0.0296082496643066">
                <text:p>0.0296082496643066</text:p>
              </table:table-cell>
              <table:table-cell office:value-type="float" office:value="0.0328857898712158">
                <text:p>0.0328857898712158</text:p>
              </table:table-cell>
              <table:table-cell office:value-type="float" office:value="0.0307763814926147">
                <text:p>0.0307763814926147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0.0298182964324951">
                <text:p>0.0298182964324951</text:p>
              </table:table-cell>
              <table:table-cell office:value-type="float" office:value="0.0328989028930664">
                <text:p>0.0328989028930664</text:p>
              </table:table-cell>
              <table:table-cell office:value-type="float" office:value="0.0306609869003296">
                <text:p>0.0306609869003296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0.0303049087524414">
                <text:p>0.0303049087524414</text:p>
              </table:table-cell>
              <table:table-cell office:value-type="float" office:value="0.0428133010864258">
                <text:p>0.0428133010864258</text:p>
              </table:table-cell>
              <table:table-cell office:value-type="float" office:value="0.0329776287078857">
                <text:p>0.0329776287078857</text:p>
              </table:table-cell>
            </table:table-row>
            <table:table-row>
              <table:table-cell office:value-type="float" office:value="1698">
                <text:p>1698</text:p>
              </table:table-cell>
              <table:table-cell office:value-type="float" office:value="0.0286035537719727">
                <text:p>0.0286035537719727</text:p>
              </table:table-cell>
              <table:table-cell office:value-type="float" office:value="0.0328898429870606">
                <text:p>0.0328898429870606</text:p>
              </table:table-cell>
              <table:table-cell office:value-type="float" office:value="0.0301948070526123">
                <text:p>0.0301948070526123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0.0275413990020752">
                <text:p>0.0275413990020752</text:p>
              </table:table-cell>
              <table:table-cell office:value-type="float" office:value="0.0317714214324951">
                <text:p>0.0317714214324951</text:p>
              </table:table-cell>
              <table:table-cell office:value-type="float" office:value="0.0286773681640625">
                <text:p>0.028677368164062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279231071472168">
                <text:p>0.0279231071472168</text:p>
              </table:table-cell>
              <table:table-cell office:value-type="float" office:value="0.0312962532043457">
                <text:p>0.0312962532043457</text:p>
              </table:table-cell>
              <table:table-cell office:value-type="float" office:value="0.0293576955795288">
                <text:p>0.0293576955795288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0.0278921127319336">
                <text:p>0.0278921127319336</text:p>
              </table:table-cell>
              <table:table-cell office:value-type="float" office:value="0.0304479598999023">
                <text:p>0.0304479598999023</text:p>
              </table:table-cell>
              <table:table-cell office:value-type="float" office:value="0.0288081884384155">
                <text:p>0.0288081884384155</text:p>
              </table:table-cell>
            </table:table-row>
            <table:table-row>
              <table:table-cell office:value-type="float" office:value="1702">
                <text:p>1702</text:p>
              </table:table-cell>
              <table:table-cell office:value-type="float" office:value="0.0293169021606445">
                <text:p>0.0293169021606445</text:p>
              </table:table-cell>
              <table:table-cell office:value-type="float" office:value="0.032712459564209">
                <text:p>0.032712459564209</text:p>
              </table:table-cell>
              <table:table-cell office:value-type="float" office:value="0.030953049659729">
                <text:p>0.030953049659729</text:p>
              </table:table-cell>
            </table:table-row>
            <table:table-row>
              <table:table-cell office:value-type="float" office:value="1703">
                <text:p>1703</text:p>
              </table:table-cell>
              <table:table-cell office:value-type="float" office:value="0.0288429260253906">
                <text:p>0.0288429260253906</text:p>
              </table:table-cell>
              <table:table-cell office:value-type="float" office:value="0.0316579341888428">
                <text:p>0.0316579341888428</text:p>
              </table:table-cell>
              <table:table-cell office:value-type="float" office:value="0.0297707319259644">
                <text:p>0.0297707319259644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0.028963565826416">
                <text:p>0.028963565826416</text:p>
              </table:table-cell>
              <table:table-cell office:value-type="float" office:value="0.0324807167053223">
                <text:p>0.0324807167053223</text:p>
              </table:table-cell>
              <table:table-cell office:value-type="float" office:value="0.0304174900054932">
                <text:p>0.0304174900054932</text:p>
              </table:table-cell>
            </table:table-row>
            <table:table-row>
              <table:table-cell office:value-type="float" office:value="1705">
                <text:p>1705</text:p>
              </table:table-cell>
              <table:table-cell office:value-type="float" office:value="0.0284221172332764">
                <text:p>0.0284221172332764</text:p>
              </table:table-cell>
              <table:table-cell office:value-type="float" office:value="0.0308794975280762">
                <text:p>0.0308794975280762</text:p>
              </table:table-cell>
              <table:table-cell office:value-type="float" office:value="0.0292561054229736">
                <text:p>0.0292561054229736</text:p>
              </table:table-cell>
            </table:table-row>
            <table:table-row>
              <table:table-cell office:value-type="float" office:value="1706">
                <text:p>1706</text:p>
              </table:table-cell>
              <table:table-cell office:value-type="float" office:value="0.0299315452575684">
                <text:p>0.0299315452575684</text:p>
              </table:table-cell>
              <table:table-cell office:value-type="float" office:value="0.033604621887207">
                <text:p>0.033604621887207</text:p>
              </table:table-cell>
              <table:table-cell office:value-type="float" office:value="0.0310765743255615">
                <text:p>0.0310765743255615</text:p>
              </table:table-cell>
            </table:table-row>
            <table:table-row>
              <table:table-cell office:value-type="float" office:value="1707">
                <text:p>1707</text:p>
              </table:table-cell>
              <table:table-cell office:value-type="float" office:value="0.029149055480957">
                <text:p>0.029149055480957</text:p>
              </table:table-cell>
              <table:table-cell office:value-type="float" office:value="0.0321824550628662">
                <text:p>0.0321824550628662</text:p>
              </table:table-cell>
              <table:table-cell office:value-type="float" office:value="0.0305984258651733">
                <text:p>0.0305984258651733</text:p>
              </table:table-cell>
            </table:table-row>
            <table:table-row>
              <table:table-cell office:value-type="float" office:value="1708">
                <text:p>1708</text:p>
              </table:table-cell>
              <table:table-cell office:value-type="float" office:value="0.0282974243164063">
                <text:p>0.0282974243164063</text:p>
              </table:table-cell>
              <table:table-cell office:value-type="float" office:value="0.0315494537353516">
                <text:p>0.0315494537353516</text:p>
              </table:table-cell>
              <table:table-cell office:value-type="float" office:value="0.0292850732803345">
                <text:p>0.0292850732803345</text:p>
              </table:table-cell>
            </table:table-row>
            <table:table-row>
              <table:table-cell office:value-type="float" office:value="1709">
                <text:p>1709</text:p>
              </table:table-cell>
              <table:table-cell office:value-type="float" office:value="0.029752254486084">
                <text:p>0.029752254486084</text:p>
              </table:table-cell>
              <table:table-cell office:value-type="float" office:value="0.0327866077423096">
                <text:p>0.0327866077423096</text:p>
              </table:table-cell>
              <table:table-cell office:value-type="float" office:value="0.0308169603347778">
                <text:p>0.0308169603347778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.0277431011199951">
                <text:p>0.0277431011199951</text:p>
              </table:table-cell>
              <table:table-cell office:value-type="float" office:value="0.0313727855682373">
                <text:p>0.0313727855682373</text:p>
              </table:table-cell>
              <table:table-cell office:value-type="float" office:value="0.0290314435958862">
                <text:p>0.0290314435958862</text:p>
              </table:table-cell>
            </table:table-row>
            <table:table-row>
              <table:table-cell office:value-type="float" office:value="1711">
                <text:p>1711</text:p>
              </table:table-cell>
              <table:table-cell office:value-type="float" office:value="0.0276975631713867">
                <text:p>0.0276975631713867</text:p>
              </table:table-cell>
              <table:table-cell office:value-type="float" office:value="0.0311388969421387">
                <text:p>0.0311388969421387</text:p>
              </table:table-cell>
              <table:table-cell office:value-type="float" office:value="0.0287805318832397">
                <text:p>0.0287805318832397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0.02958083152771">
                <text:p>0.02958083152771</text:p>
              </table:table-cell>
              <table:table-cell office:value-type="float" office:value="0.0336751937866211">
                <text:p>0.0336751937866211</text:p>
              </table:table-cell>
              <table:table-cell office:value-type="float" office:value="0.0309320449829102">
                <text:p>0.0309320449829102</text:p>
              </table:table-cell>
            </table:table-row>
            <table:table-row>
              <table:table-cell office:value-type="float" office:value="1713">
                <text:p>1713</text:p>
              </table:table-cell>
              <table:table-cell office:value-type="float" office:value="0.0296609401702881">
                <text:p>0.0296609401702881</text:p>
              </table:table-cell>
              <table:table-cell office:value-type="float" office:value="0.0324180126190186">
                <text:p>0.0324180126190186</text:p>
              </table:table-cell>
              <table:table-cell office:value-type="float" office:value="0.0305766105651856">
                <text:p>0.0305766105651856</text:p>
              </table:table-cell>
            </table:table-row>
            <table:table-row>
              <table:table-cell office:value-type="float" office:value="1714">
                <text:p>1714</text:p>
              </table:table-cell>
              <table:table-cell office:value-type="float" office:value="0.0299506187438965">
                <text:p>0.0299506187438965</text:p>
              </table:table-cell>
              <table:table-cell office:value-type="float" office:value="0.0328338146209717">
                <text:p>0.0328338146209717</text:p>
              </table:table-cell>
              <table:table-cell office:value-type="float" office:value="0.0310512065887451">
                <text:p>0.0310512065887451</text:p>
              </table:table-cell>
            </table:table-row>
            <table:table-row>
              <table:table-cell office:value-type="float" office:value="1715">
                <text:p>1715</text:p>
              </table:table-cell>
              <table:table-cell office:value-type="float" office:value="0.0305092334747314">
                <text:p>0.0305092334747314</text:p>
              </table:table-cell>
              <table:table-cell office:value-type="float" office:value="0.0328707695007324">
                <text:p>0.0328707695007324</text:p>
              </table:table-cell>
              <table:table-cell office:value-type="float" office:value="0.0314302206039429">
                <text:p>0.0314302206039429</text:p>
              </table:table-cell>
            </table:table-row>
            <table:table-row>
              <table:table-cell office:value-type="float" office:value="1716">
                <text:p>1716</text:p>
              </table:table-cell>
              <table:table-cell office:value-type="float" office:value="0.03047776222229">
                <text:p>0.03047776222229</text:p>
              </table:table-cell>
              <table:table-cell office:value-type="float" office:value="0.033038854598999">
                <text:p>0.033038854598999</text:p>
              </table:table-cell>
              <table:table-cell office:value-type="float" office:value="0.0316572904586792">
                <text:p>0.0316572904586792</text:p>
              </table:table-cell>
            </table:table-row>
            <table:table-row>
              <table:table-cell office:value-type="float" office:value="1717">
                <text:p>1717</text:p>
              </table:table-cell>
              <table:table-cell office:value-type="float" office:value="0.0293233394622803">
                <text:p>0.0293233394622803</text:p>
              </table:table-cell>
              <table:table-cell office:value-type="float" office:value="0.0320289134979248">
                <text:p>0.0320289134979248</text:p>
              </table:table-cell>
              <table:table-cell office:value-type="float" office:value="0.0301205635070801">
                <text:p>0.0301205635070801</text:p>
              </table:table-cell>
            </table:table-row>
            <table:table-row>
              <table:table-cell office:value-type="float" office:value="1718">
                <text:p>1718</text:p>
              </table:table-cell>
              <table:table-cell office:value-type="float" office:value="0.0297961235046387">
                <text:p>0.0297961235046387</text:p>
              </table:table-cell>
              <table:table-cell office:value-type="float" office:value="0.032231330871582">
                <text:p>0.032231330871582</text:p>
              </table:table-cell>
              <table:table-cell office:value-type="float" office:value="0.0305404424667358">
                <text:p>0.0305404424667358</text:p>
              </table:table-cell>
            </table:table-row>
            <table:table-row>
              <table:table-cell office:value-type="float" office:value="1719">
                <text:p>1719</text:p>
              </table:table-cell>
              <table:table-cell office:value-type="float" office:value="0.0279533863067627">
                <text:p>0.0279533863067627</text:p>
              </table:table-cell>
              <table:table-cell office:value-type="float" office:value="0.0307576656341553">
                <text:p>0.0307576656341553</text:p>
              </table:table-cell>
              <table:table-cell office:value-type="float" office:value="0.0286965131759644">
                <text:p>0.028696513175964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030071496963501">
                <text:p>0.030071496963501</text:p>
              </table:table-cell>
              <table:table-cell office:value-type="float" office:value="0.0320005416870117">
                <text:p>0.0320005416870117</text:p>
              </table:table-cell>
              <table:table-cell office:value-type="float" office:value="0.0312217950820923">
                <text:p>0.0312217950820923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0.0289034843444824">
                <text:p>0.0289034843444824</text:p>
              </table:table-cell>
              <table:table-cell office:value-type="float" office:value="0.0318009853363037">
                <text:p>0.0318009853363037</text:p>
              </table:table-cell>
              <table:table-cell office:value-type="float" office:value="0.0301481008529663">
                <text:p>0.0301481008529663</text:p>
              </table:table-cell>
            </table:table-row>
            <table:table-row>
              <table:table-cell office:value-type="float" office:value="1722">
                <text:p>1722</text:p>
              </table:table-cell>
              <table:table-cell office:value-type="float" office:value="0.0285701751708984">
                <text:p>0.0285701751708984</text:p>
              </table:table-cell>
              <table:table-cell office:value-type="float" office:value="0.0312275886535645">
                <text:p>0.0312275886535645</text:p>
              </table:table-cell>
              <table:table-cell office:value-type="float" office:value="0.0292899608612061">
                <text:p>0.0292899608612061</text:p>
              </table:table-cell>
            </table:table-row>
            <table:table-row>
              <table:table-cell office:value-type="float" office:value="1723">
                <text:p>1723</text:p>
              </table:table-cell>
              <table:table-cell office:value-type="float" office:value="0.0295898914337158">
                <text:p>0.0295898914337158</text:p>
              </table:table-cell>
              <table:table-cell office:value-type="float" office:value="0.0323147773742676">
                <text:p>0.0323147773742676</text:p>
              </table:table-cell>
              <table:table-cell office:value-type="float" office:value="0.0312673330307007">
                <text:p>0.0312673330307007</text:p>
              </table:table-cell>
            </table:table-row>
            <table:table-row>
              <table:table-cell office:value-type="float" office:value="1724">
                <text:p>1724</text:p>
              </table:table-cell>
              <table:table-cell office:value-type="float" office:value="0.0297906398773193">
                <text:p>0.0297906398773193</text:p>
              </table:table-cell>
              <table:table-cell office:value-type="float" office:value="0.0434811115264893">
                <text:p>0.0434811115264893</text:p>
              </table:table-cell>
              <table:table-cell office:value-type="float" office:value="0.0317096710205078">
                <text:p>0.0317096710205078</text:p>
              </table:table-cell>
            </table:table-row>
            <table:table-row>
              <table:table-cell office:value-type="float" office:value="1725">
                <text:p>1725</text:p>
              </table:table-cell>
              <table:table-cell office:value-type="float" office:value="0.0287201404571533">
                <text:p>0.0287201404571533</text:p>
              </table:table-cell>
              <table:table-cell office:value-type="float" office:value="0.0312788486480713">
                <text:p>0.0312788486480713</text:p>
              </table:table-cell>
              <table:table-cell office:value-type="float" office:value="0.0298679828643799">
                <text:p>0.0298679828643799</text:p>
              </table:table-cell>
            </table:table-row>
            <table:table-row>
              <table:table-cell office:value-type="float" office:value="1726">
                <text:p>1726</text:p>
              </table:table-cell>
              <table:table-cell office:value-type="float" office:value="0.0297269821166992">
                <text:p>0.0297269821166992</text:p>
              </table:table-cell>
              <table:table-cell office:value-type="float" office:value="0.0322246551513672">
                <text:p>0.0322246551513672</text:p>
              </table:table-cell>
              <table:table-cell office:value-type="float" office:value="0.0310799837112427">
                <text:p>0.0310799837112427</text:p>
              </table:table-cell>
            </table:table-row>
            <table:table-row>
              <table:table-cell office:value-type="float" office:value="1727">
                <text:p>1727</text:p>
              </table:table-cell>
              <table:table-cell office:value-type="float" office:value="0.0300312042236328">
                <text:p>0.0300312042236328</text:p>
              </table:table-cell>
              <table:table-cell office:value-type="float" office:value="0.0327367782592773">
                <text:p>0.0327367782592773</text:p>
              </table:table-cell>
              <table:table-cell office:value-type="float" office:value="0.0310827732086182">
                <text:p>0.0310827732086182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0.0296816825866699">
                <text:p>0.0296816825866699</text:p>
              </table:table-cell>
              <table:table-cell office:value-type="float" office:value="0.0324482917785645">
                <text:p>0.0324482917785645</text:p>
              </table:table-cell>
              <table:table-cell office:value-type="float" office:value="0.0310706377029419">
                <text:p>0.0310706377029419</text:p>
              </table:table-cell>
            </table:table-row>
            <table:table-row>
              <table:table-cell office:value-type="float" office:value="1729">
                <text:p>1729</text:p>
              </table:table-cell>
              <table:table-cell office:value-type="float" office:value="0.028735876083374">
                <text:p>0.028735876083374</text:p>
              </table:table-cell>
              <table:table-cell office:value-type="float" office:value="0.0308105945587158">
                <text:p>0.0308105945587158</text:p>
              </table:table-cell>
              <table:table-cell office:value-type="float" office:value="0.0297680854797363">
                <text:p>0.0297680854797363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.0285866260528564">
                <text:p>0.0285866260528564</text:p>
              </table:table-cell>
              <table:table-cell office:value-type="float" office:value="0.0318980216979981">
                <text:p>0.0318980216979981</text:p>
              </table:table-cell>
              <table:table-cell office:value-type="float" office:value="0.0295411109924316">
                <text:p>0.0295411109924316</text:p>
              </table:table-cell>
            </table:table-row>
            <table:table-row>
              <table:table-cell office:value-type="float" office:value="1731">
                <text:p>1731</text:p>
              </table:table-cell>
              <table:table-cell office:value-type="float" office:value="0.0297510623931885">
                <text:p>0.0297510623931885</text:p>
              </table:table-cell>
              <table:table-cell office:value-type="float" office:value="0.0326609611511231">
                <text:p>0.0326609611511231</text:p>
              </table:table-cell>
              <table:table-cell office:value-type="float" office:value="0.0311012983322144">
                <text:p>0.0311012983322144</text:p>
              </table:table-cell>
            </table:table-row>
            <table:table-row>
              <table:table-cell office:value-type="float" office:value="1732">
                <text:p>1732</text:p>
              </table:table-cell>
              <table:table-cell office:value-type="float" office:value="0.0296275615692139">
                <text:p>0.0296275615692139</text:p>
              </table:table-cell>
              <table:table-cell office:value-type="float" office:value="0.0329337120056152">
                <text:p>0.0329337120056152</text:p>
              </table:table-cell>
              <table:table-cell office:value-type="float" office:value="0.03103187084198">
                <text:p>0.03103187084198</text:p>
              </table:table-cell>
            </table:table-row>
            <table:table-row>
              <table:table-cell office:value-type="float" office:value="1733">
                <text:p>1733</text:p>
              </table:table-cell>
              <table:table-cell office:value-type="float" office:value="0.0283958911895752">
                <text:p>0.0283958911895752</text:p>
              </table:table-cell>
              <table:table-cell office:value-type="float" office:value="0.0326330661773682">
                <text:p>0.0326330661773682</text:p>
              </table:table-cell>
              <table:table-cell office:value-type="float" office:value="0.0295222759246826">
                <text:p>0.0295222759246826</text:p>
              </table:table-cell>
            </table:table-row>
            <table:table-row>
              <table:table-cell office:value-type="float" office:value="1734">
                <text:p>1734</text:p>
              </table:table-cell>
              <table:table-cell office:value-type="float" office:value="0.0278944969177246">
                <text:p>0.0278944969177246</text:p>
              </table:table-cell>
              <table:table-cell office:value-type="float" office:value="0.0310568809509277">
                <text:p>0.0310568809509277</text:p>
              </table:table-cell>
              <table:table-cell office:value-type="float" office:value="0.0287648916244507">
                <text:p>0.0287648916244507</text:p>
              </table:table-cell>
            </table:table-row>
            <table:table-row>
              <table:table-cell office:value-type="float" office:value="1735">
                <text:p>1735</text:p>
              </table:table-cell>
              <table:table-cell office:value-type="float" office:value="0.0298233032226563">
                <text:p>0.0298233032226563</text:p>
              </table:table-cell>
              <table:table-cell office:value-type="float" office:value="0.0327134132385254">
                <text:p>0.0327134132385254</text:p>
              </table:table-cell>
              <table:table-cell office:value-type="float" office:value="0.0314533233642578">
                <text:p>0.0314533233642578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0.0294666290283203">
                <text:p>0.0294666290283203</text:p>
              </table:table-cell>
              <table:table-cell office:value-type="float" office:value="0.0327985286712647">
                <text:p>0.0327985286712647</text:p>
              </table:table-cell>
              <table:table-cell office:value-type="float" office:value="0.0304848670959473">
                <text:p>0.0304848670959473</text:p>
              </table:table-cell>
            </table:table-row>
            <table:table-row>
              <table:table-cell office:value-type="float" office:value="1737">
                <text:p>1737</text:p>
              </table:table-cell>
              <table:table-cell office:value-type="float" office:value="0.0308504104614258">
                <text:p>0.0308504104614258</text:p>
              </table:table-cell>
              <table:table-cell office:value-type="float" office:value="0.0332269668579102">
                <text:p>0.0332269668579102</text:p>
              </table:table-cell>
              <table:table-cell office:value-type="float" office:value="0.0315466165542603">
                <text:p>0.0315466165542603</text:p>
              </table:table-cell>
            </table:table-row>
            <table:table-row>
              <table:table-cell office:value-type="float" office:value="1738">
                <text:p>1738</text:p>
              </table:table-cell>
              <table:table-cell office:value-type="float" office:value="0.029979944229126">
                <text:p>0.029979944229126</text:p>
              </table:table-cell>
              <table:table-cell office:value-type="float" office:value="0.0321652889251709">
                <text:p>0.0321652889251709</text:p>
              </table:table-cell>
              <table:table-cell office:value-type="float" office:value="0.0308475494384766">
                <text:p>0.0308475494384766</text:p>
              </table:table-cell>
            </table:table-row>
            <table:table-row>
              <table:table-cell office:value-type="float" office:value="1739">
                <text:p>1739</text:p>
              </table:table-cell>
              <table:table-cell office:value-type="float" office:value="0.0291166305541992">
                <text:p>0.0291166305541992</text:p>
              </table:table-cell>
              <table:table-cell office:value-type="float" office:value="0.0322096347808838">
                <text:p>0.0322096347808838</text:p>
              </table:table-cell>
              <table:table-cell office:value-type="float" office:value="0.0302356719970703">
                <text:p>0.0302356719970703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0299303531646729">
                <text:p>0.0299303531646729</text:p>
              </table:table-cell>
              <table:table-cell office:value-type="float" office:value="0.0322287082672119">
                <text:p>0.0322287082672119</text:p>
              </table:table-cell>
              <table:table-cell office:value-type="float" office:value="0.0308595418930054">
                <text:p>0.0308595418930054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0.029865026473999">
                <text:p>0.029865026473999</text:p>
              </table:table-cell>
              <table:table-cell office:value-type="float" office:value="0.0337221622467041">
                <text:p>0.0337221622467041</text:p>
              </table:table-cell>
              <table:table-cell office:value-type="float" office:value="0.0314735651016235">
                <text:p>0.0314735651016235</text:p>
              </table:table-cell>
            </table:table-row>
            <table:table-row>
              <table:table-cell office:value-type="float" office:value="1742">
                <text:p>1742</text:p>
              </table:table-cell>
              <table:table-cell office:value-type="float" office:value="0.029613733291626">
                <text:p>0.029613733291626</text:p>
              </table:table-cell>
              <table:table-cell office:value-type="float" office:value="0.0321841239929199">
                <text:p>0.0321841239929199</text:p>
              </table:table-cell>
              <table:table-cell office:value-type="float" office:value="0.0306502819061279">
                <text:p>0.0306502819061279</text:p>
              </table:table-cell>
            </table:table-row>
            <table:table-row>
              <table:table-cell office:value-type="float" office:value="1743">
                <text:p>1743</text:p>
              </table:table-cell>
              <table:table-cell office:value-type="float" office:value="0.028545618057251">
                <text:p>0.028545618057251</text:p>
              </table:table-cell>
              <table:table-cell office:value-type="float" office:value="0.0314490795135498">
                <text:p>0.0314490795135498</text:p>
              </table:table-cell>
              <table:table-cell office:value-type="float" office:value="0.0293982267379761">
                <text:p>0.0293982267379761</text:p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0.0285518169403076">
                <text:p>0.0285518169403076</text:p>
              </table:table-cell>
              <table:table-cell office:value-type="float" office:value="0.0322198867797852">
                <text:p>0.0322198867797852</text:p>
              </table:table-cell>
              <table:table-cell office:value-type="float" office:value="0.0297563076019287">
                <text:p>0.0297563076019287</text:p>
              </table:table-cell>
            </table:table-row>
            <table:table-row>
              <table:table-cell office:value-type="float" office:value="1745">
                <text:p>1745</text:p>
              </table:table-cell>
              <table:table-cell office:value-type="float" office:value="0.0301792621612549">
                <text:p>0.0301792621612549</text:p>
              </table:table-cell>
              <table:table-cell office:value-type="float" office:value="0.0334811210632324">
                <text:p>0.0334811210632324</text:p>
              </table:table-cell>
              <table:table-cell office:value-type="float" office:value="0.0309872627258301">
                <text:p>0.0309872627258301</text:p>
              </table:table-cell>
            </table:table-row>
            <table:table-row>
              <table:table-cell office:value-type="float" office:value="1746">
                <text:p>1746</text:p>
              </table:table-cell>
              <table:table-cell office:value-type="float" office:value="0.0289759635925293">
                <text:p>0.0289759635925293</text:p>
              </table:table-cell>
              <table:table-cell office:value-type="float" office:value="0.0317294597625732">
                <text:p>0.0317294597625732</text:p>
              </table:table-cell>
              <table:table-cell office:value-type="float" office:value="0.0298373460769653">
                <text:p>0.0298373460769653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0.0290122032165527">
                <text:p>0.0290122032165527</text:p>
              </table:table-cell>
              <table:table-cell office:value-type="float" office:value="0.031611442565918">
                <text:p>0.031611442565918</text:p>
              </table:table-cell>
              <table:table-cell office:value-type="float" office:value="0.0297337770462036">
                <text:p>0.0297337770462036</text:p>
              </table:table-cell>
            </table:table-row>
            <table:table-row>
              <table:table-cell office:value-type="float" office:value="1748">
                <text:p>1748</text:p>
              </table:table-cell>
              <table:table-cell office:value-type="float" office:value="0.0287940502166748">
                <text:p>0.0287940502166748</text:p>
              </table:table-cell>
              <table:table-cell office:value-type="float" office:value="0.0316174030303955">
                <text:p>0.0316174030303955</text:p>
              </table:table-cell>
              <table:table-cell office:value-type="float" office:value="0.0294142961502075">
                <text:p>0.0294142961502075</text:p>
              </table:table-cell>
            </table:table-row>
            <table:table-row>
              <table:table-cell office:value-type="float" office:value="1749">
                <text:p>1749</text:p>
              </table:table-cell>
              <table:table-cell office:value-type="float" office:value="0.0300438404083252">
                <text:p>0.0300438404083252</text:p>
              </table:table-cell>
              <table:table-cell office:value-type="float" office:value="0.0326201915740967">
                <text:p>0.0326201915740967</text:p>
              </table:table-cell>
              <table:table-cell office:value-type="float" office:value="0.0309940338134766">
                <text:p>0.030994033813476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285787582397461">
                <text:p>0.0285787582397461</text:p>
              </table:table-cell>
              <table:table-cell office:value-type="float" office:value="0.0317378044128418">
                <text:p>0.0317378044128418</text:p>
              </table:table-cell>
              <table:table-cell office:value-type="float" office:value="0.0295327663421631">
                <text:p>0.0295327663421631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0.0285220146179199">
                <text:p>0.0285220146179199</text:p>
              </table:table-cell>
              <table:table-cell office:value-type="float" office:value="0.0328757762908936">
                <text:p>0.0328757762908936</text:p>
              </table:table-cell>
              <table:table-cell office:value-type="float" office:value="0.0299825668334961">
                <text:p>0.0299825668334961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0.0295076370239258">
                <text:p>0.0295076370239258</text:p>
              </table:table-cell>
              <table:table-cell office:value-type="float" office:value="0.0323576927185059">
                <text:p>0.0323576927185059</text:p>
              </table:table-cell>
              <table:table-cell office:value-type="float" office:value="0.0311062574386597">
                <text:p>0.0311062574386597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0.0289843082427979">
                <text:p>0.0289843082427979</text:p>
              </table:table-cell>
              <table:table-cell office:value-type="float" office:value="0.0306270122528076">
                <text:p>0.0306270122528076</text:p>
              </table:table-cell>
              <table:table-cell office:value-type="float" office:value="0.0294242143630981">
                <text:p>0.0294242143630981</text:p>
              </table:table-cell>
            </table:table-row>
            <table:table-row>
              <table:table-cell office:value-type="float" office:value="1754">
                <text:p>1754</text:p>
              </table:table-cell>
              <table:table-cell office:value-type="float" office:value="0.0313363075256348">
                <text:p>0.0313363075256348</text:p>
              </table:table-cell>
              <table:table-cell office:value-type="float" office:value="0.0331802368164062">
                <text:p>0.0331802368164062</text:p>
              </table:table-cell>
              <table:table-cell office:value-type="float" office:value="0.0320989370346069">
                <text:p>0.0320989370346069</text:p>
              </table:table-cell>
            </table:table-row>
            <table:table-row>
              <table:table-cell office:value-type="float" office:value="1755">
                <text:p>1755</text:p>
              </table:table-cell>
              <table:table-cell office:value-type="float" office:value="0.0299515724182129">
                <text:p>0.0299515724182129</text:p>
              </table:table-cell>
              <table:table-cell office:value-type="float" office:value="0.0328512191772461">
                <text:p>0.0328512191772461</text:p>
              </table:table-cell>
              <table:table-cell office:value-type="float" office:value="0.0311089754104614">
                <text:p>0.0311089754104614</text:p>
              </table:table-cell>
            </table:table-row>
            <table:table-row>
              <table:table-cell office:value-type="float" office:value="1756">
                <text:p>1756</text:p>
              </table:table-cell>
              <table:table-cell office:value-type="float" office:value="0.029036283493042">
                <text:p>0.029036283493042</text:p>
              </table:table-cell>
              <table:table-cell office:value-type="float" office:value="0.0319302082061768">
                <text:p>0.0319302082061768</text:p>
              </table:table-cell>
              <table:table-cell office:value-type="float" office:value="0.0302436351776123">
                <text:p>0.0302436351776123</text:p>
              </table:table-cell>
            </table:table-row>
            <table:table-row>
              <table:table-cell office:value-type="float" office:value="1757">
                <text:p>1757</text:p>
              </table:table-cell>
              <table:table-cell office:value-type="float" office:value="0.0286524295806885">
                <text:p>0.0286524295806885</text:p>
              </table:table-cell>
              <table:table-cell office:value-type="float" office:value="0.031611442565918">
                <text:p>0.031611442565918</text:p>
              </table:table-cell>
              <table:table-cell office:value-type="float" office:value="0.0298163175582886">
                <text:p>0.0298163175582886</text:p>
              </table:table-cell>
            </table:table-row>
            <table:table-row>
              <table:table-cell office:value-type="float" office:value="1758">
                <text:p>1758</text:p>
              </table:table-cell>
              <table:table-cell office:value-type="float" office:value="0.0303599834442139">
                <text:p>0.0303599834442139</text:p>
              </table:table-cell>
              <table:table-cell office:value-type="float" office:value="0.0332412719726562">
                <text:p>0.0332412719726562</text:p>
              </table:table-cell>
              <table:table-cell office:value-type="float" office:value="0.0314304351806641">
                <text:p>0.0314304351806641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0.0290405750274658">
                <text:p>0.0290405750274658</text:p>
              </table:table-cell>
              <table:table-cell office:value-type="float" office:value="0.0312561988830566">
                <text:p>0.0312561988830566</text:p>
              </table:table-cell>
              <table:table-cell office:value-type="float" office:value="0.0297709941864014">
                <text:p>0.029770994186401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0299351215362549">
                <text:p>0.0299351215362549</text:p>
              </table:table-cell>
              <table:table-cell office:value-type="float" office:value="0.0326080322265625">
                <text:p>0.0326080322265625</text:p>
              </table:table-cell>
              <table:table-cell office:value-type="float" office:value="0.0314976215362549">
                <text:p>0.0314976215362549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0.0298888683319092">
                <text:p>0.0298888683319092</text:p>
              </table:table-cell>
              <table:table-cell office:value-type="float" office:value="0.0327320098876953">
                <text:p>0.0327320098876953</text:p>
              </table:table-cell>
              <table:table-cell office:value-type="float" office:value="0.0307080030441284">
                <text:p>0.0307080030441284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0.0284755229949951">
                <text:p>0.0284755229949951</text:p>
              </table:table-cell>
              <table:table-cell office:value-type="float" office:value="0.0303292274475098">
                <text:p>0.0303292274475098</text:p>
              </table:table-cell>
              <table:table-cell office:value-type="float" office:value="0.0293348789215088">
                <text:p>0.0293348789215088</text:p>
              </table:table-cell>
            </table:table-row>
            <table:table-row>
              <table:table-cell office:value-type="float" office:value="1763">
                <text:p>1763</text:p>
              </table:table-cell>
              <table:table-cell office:value-type="float" office:value="0.0285112857818604">
                <text:p>0.0285112857818604</text:p>
              </table:table-cell>
              <table:table-cell office:value-type="float" office:value="0.0315403938293457">
                <text:p>0.0315403938293457</text:p>
              </table:table-cell>
              <table:table-cell office:value-type="float" office:value="0.0294365644454956">
                <text:p>0.0294365644454956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0.028616189956665">
                <text:p>0.028616189956665</text:p>
              </table:table-cell>
              <table:table-cell office:value-type="float" office:value="0.0326600074768066">
                <text:p>0.0326600074768066</text:p>
              </table:table-cell>
              <table:table-cell office:value-type="float" office:value="0.0296364307403564">
                <text:p>0.0296364307403564</text:p>
              </table:table-cell>
            </table:table-row>
            <table:table-row>
              <table:table-cell office:value-type="float" office:value="1765">
                <text:p>1765</text:p>
              </table:table-cell>
              <table:table-cell office:value-type="float" office:value="0.0301609039306641">
                <text:p>0.0301609039306641</text:p>
              </table:table-cell>
              <table:table-cell office:value-type="float" office:value="0.0359420776367187">
                <text:p>0.0359420776367187</text:p>
              </table:table-cell>
              <table:table-cell office:value-type="float" office:value="0.0321684837341309">
                <text:p>0.0321684837341309</text:p>
              </table:table-cell>
            </table:table-row>
            <table:table-row>
              <table:table-cell office:value-type="float" office:value="1766">
                <text:p>1766</text:p>
              </table:table-cell>
              <table:table-cell office:value-type="float" office:value="0.0319929122924805">
                <text:p>0.0319929122924805</text:p>
              </table:table-cell>
              <table:table-cell office:value-type="float" office:value="0.0349006652832031">
                <text:p>0.0349006652832031</text:p>
              </table:table-cell>
              <table:table-cell office:value-type="float" office:value="0.0330607891082764">
                <text:p>0.0330607891082764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0.0305142402648926">
                <text:p>0.0305142402648926</text:p>
              </table:table-cell>
              <table:table-cell office:value-type="float" office:value="0.0331840515136719">
                <text:p>0.0331840515136719</text:p>
              </table:table-cell>
              <table:table-cell office:value-type="float" office:value="0.0313903093338013">
                <text:p>0.0313903093338013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0.0304388999938965">
                <text:p>0.0304388999938965</text:p>
              </table:table-cell>
              <table:table-cell office:value-type="float" office:value="0.0335206985473633">
                <text:p>0.0335206985473633</text:p>
              </table:table-cell>
              <table:table-cell office:value-type="float" office:value="0.0319060325622559">
                <text:p>0.0319060325622559</text:p>
              </table:table-cell>
            </table:table-row>
            <table:table-row>
              <table:table-cell office:value-type="float" office:value="1769">
                <text:p>1769</text:p>
              </table:table-cell>
              <table:table-cell office:value-type="float" office:value="0.0303575992584229">
                <text:p>0.0303575992584229</text:p>
              </table:table-cell>
              <table:table-cell office:value-type="float" office:value="0.0324769020080566">
                <text:p>0.0324769020080566</text:p>
              </table:table-cell>
              <table:table-cell office:value-type="float" office:value="0.0311563730239868">
                <text:p>0.0311563730239868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0309133529663086">
                <text:p>0.0309133529663086</text:p>
              </table:table-cell>
              <table:table-cell office:value-type="float" office:value="0.0333621501922607">
                <text:p>0.0333621501922607</text:p>
              </table:table-cell>
              <table:table-cell office:value-type="float" office:value="0.0319641590118408">
                <text:p>0.0319641590118408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0.0290658473968506">
                <text:p>0.0290658473968506</text:p>
              </table:table-cell>
              <table:table-cell office:value-type="float" office:value="0.0327639579772949">
                <text:p>0.0327639579772949</text:p>
              </table:table-cell>
              <table:table-cell office:value-type="float" office:value="0.030214524269104">
                <text:p>0.030214524269104</text:p>
              </table:table-cell>
            </table:table-row>
            <table:table-row>
              <table:table-cell office:value-type="float" office:value="1772">
                <text:p>1772</text:p>
              </table:table-cell>
              <table:table-cell office:value-type="float" office:value="0.0291538238525391">
                <text:p>0.0291538238525391</text:p>
              </table:table-cell>
              <table:table-cell office:value-type="float" office:value="0.032365083694458">
                <text:p>0.032365083694458</text:p>
              </table:table-cell>
              <table:table-cell office:value-type="float" office:value="0.0299238920211792">
                <text:p>0.0299238920211792</text:p>
              </table:table-cell>
            </table:table-row>
            <table:table-row>
              <table:table-cell office:value-type="float" office:value="1773">
                <text:p>1773</text:p>
              </table:table-cell>
              <table:table-cell office:value-type="float" office:value="0.0305588245391846">
                <text:p>0.0305588245391846</text:p>
              </table:table-cell>
              <table:table-cell office:value-type="float" office:value="0.0340323448181152">
                <text:p>0.0340323448181152</text:p>
              </table:table-cell>
              <table:table-cell office:value-type="float" office:value="0.0315817594528198">
                <text:p>0.0315817594528198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0.0303897857666016">
                <text:p>0.0303897857666016</text:p>
              </table:table-cell>
              <table:table-cell office:value-type="float" office:value="0.0443763732910156">
                <text:p>0.0443763732910156</text:p>
              </table:table-cell>
              <table:table-cell office:value-type="float" office:value="0.0323028564453125">
                <text:p>0.0323028564453125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0.030367374420166">
                <text:p>0.030367374420166</text:p>
              </table:table-cell>
              <table:table-cell office:value-type="float" office:value="0.0330207347869873">
                <text:p>0.0330207347869873</text:p>
              </table:table-cell>
              <table:table-cell office:value-type="float" office:value="0.0315375328063965">
                <text:p>0.0315375328063965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0.03031325340271">
                <text:p>0.03031325340271</text:p>
              </table:table-cell>
              <table:table-cell office:value-type="float" office:value="0.032768726348877">
                <text:p>0.032768726348877</text:p>
              </table:table-cell>
              <table:table-cell office:value-type="float" office:value="0.0311782360076904">
                <text:p>0.0311782360076904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0.0295495986938477">
                <text:p>0.0295495986938477</text:p>
              </table:table-cell>
              <table:table-cell office:value-type="float" office:value="0.0314602851867676">
                <text:p>0.0314602851867676</text:p>
              </table:table-cell>
              <table:table-cell office:value-type="float" office:value="0.0303475141525269">
                <text:p>0.0303475141525269</text:p>
              </table:table-cell>
            </table:table-row>
            <table:table-row>
              <table:table-cell office:value-type="float" office:value="1778">
                <text:p>1778</text:p>
              </table:table-cell>
              <table:table-cell office:value-type="float" office:value="0.0302324295043945">
                <text:p>0.0302324295043945</text:p>
              </table:table-cell>
              <table:table-cell office:value-type="float" office:value="0.0342445373535156">
                <text:p>0.0342445373535156</text:p>
              </table:table-cell>
              <table:table-cell office:value-type="float" office:value="0.0314535856246948">
                <text:p>0.0314535856246948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0.0301463603973389">
                <text:p>0.0301463603973389</text:p>
              </table:table-cell>
              <table:table-cell office:value-type="float" office:value="0.0327160358428955">
                <text:p>0.0327160358428955</text:p>
              </table:table-cell>
              <table:table-cell office:value-type="float" office:value="0.031115460395813">
                <text:p>0.031115460395813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0302443504333496">
                <text:p>0.0302443504333496</text:p>
              </table:table-cell>
              <table:table-cell office:value-type="float" office:value="0.0330269336700439">
                <text:p>0.0330269336700439</text:p>
              </table:table-cell>
              <table:table-cell office:value-type="float" office:value="0.0311930656433105">
                <text:p>0.0311930656433105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0.029017448425293">
                <text:p>0.029017448425293</text:p>
              </table:table-cell>
              <table:table-cell office:value-type="float" office:value="0.0318639278411865">
                <text:p>0.0318639278411865</text:p>
              </table:table-cell>
              <table:table-cell office:value-type="float" office:value="0.0301467895507812">
                <text:p>0.0301467895507812</text:p>
              </table:table-cell>
            </table:table-row>
            <table:table-row>
              <table:table-cell office:value-type="float" office:value="1782">
                <text:p>1782</text:p>
              </table:table-cell>
              <table:table-cell office:value-type="float" office:value="0.0304460525512695">
                <text:p>0.0304460525512695</text:p>
              </table:table-cell>
              <table:table-cell office:value-type="float" office:value="0.0332028865814209">
                <text:p>0.0332028865814209</text:p>
              </table:table-cell>
              <table:table-cell office:value-type="float" office:value="0.0316123485565185">
                <text:p>0.0316123485565185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0.0289454460144043">
                <text:p>0.0289454460144043</text:p>
              </table:table-cell>
              <table:table-cell office:value-type="float" office:value="0.0313842296600342">
                <text:p>0.0313842296600342</text:p>
              </table:table-cell>
              <table:table-cell office:value-type="float" office:value="0.0302105188369751">
                <text:p>0.0302105188369751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0.0296452045440674">
                <text:p>0.0296452045440674</text:p>
              </table:table-cell>
              <table:table-cell office:value-type="float" office:value="0.0320491790771484">
                <text:p>0.0320491790771484</text:p>
              </table:table-cell>
              <table:table-cell office:value-type="float" office:value="0.0306777715682983">
                <text:p>0.0306777715682983</text:p>
              </table:table-cell>
            </table:table-row>
            <table:table-row>
              <table:table-cell office:value-type="float" office:value="1785">
                <text:p>1785</text:p>
              </table:table-cell>
              <table:table-cell office:value-type="float" office:value="0.0301711559295654">
                <text:p>0.0301711559295654</text:p>
              </table:table-cell>
              <table:table-cell office:value-type="float" office:value="0.0331656932830811">
                <text:p>0.0331656932830811</text:p>
              </table:table-cell>
              <table:table-cell office:value-type="float" office:value="0.0311516761779785">
                <text:p>0.0311516761779785</text:p>
              </table:table-cell>
            </table:table-row>
            <table:table-row>
              <table:table-cell office:value-type="float" office:value="1786">
                <text:p>1786</text:p>
              </table:table-cell>
              <table:table-cell office:value-type="float" office:value="0.0302712917327881">
                <text:p>0.0302712917327881</text:p>
              </table:table-cell>
              <table:table-cell office:value-type="float" office:value="0.0335748195648193">
                <text:p>0.0335748195648193</text:p>
              </table:table-cell>
              <table:table-cell office:value-type="float" office:value="0.0314449548721313">
                <text:p>0.0314449548721313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0.0295097827911377">
                <text:p>0.0295097827911377</text:p>
              </table:table-cell>
              <table:table-cell office:value-type="float" office:value="0.0319976806640625">
                <text:p>0.0319976806640625</text:p>
              </table:table-cell>
              <table:table-cell office:value-type="float" office:value="0.0308381795883179">
                <text:p>0.0308381795883179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0.0291640758514404">
                <text:p>0.0291640758514404</text:p>
              </table:table-cell>
              <table:table-cell office:value-type="float" office:value="0.0319797992706299">
                <text:p>0.0319797992706299</text:p>
              </table:table-cell>
              <table:table-cell office:value-type="float" office:value="0.0301111698150635">
                <text:p>0.0301111698150635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0.0304579734802246">
                <text:p>0.0304579734802246</text:p>
              </table:table-cell>
              <table:table-cell office:value-type="float" office:value="0.0333251953125">
                <text:p>0.0333251953125</text:p>
              </table:table-cell>
              <table:table-cell office:value-type="float" office:value="0.0316716194152832">
                <text:p>0.0316716194152832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.0290548801422119">
                <text:p>0.0290548801422119</text:p>
              </table:table-cell>
              <table:table-cell office:value-type="float" office:value="0.0314593315124512">
                <text:p>0.0314593315124512</text:p>
              </table:table-cell>
              <table:table-cell office:value-type="float" office:value="0.0300188779830933">
                <text:p>0.0300188779830933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0.0287737846374512">
                <text:p>0.0287737846374512</text:p>
              </table:table-cell>
              <table:table-cell office:value-type="float" office:value="0.0312559604644775">
                <text:p>0.0312559604644775</text:p>
              </table:table-cell>
              <table:table-cell office:value-type="float" office:value="0.0295974493026733">
                <text:p>0.0295974493026733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0.0299913883209229">
                <text:p>0.0299913883209229</text:p>
              </table:table-cell>
              <table:table-cell office:value-type="float" office:value="0.0331435203552246">
                <text:p>0.0331435203552246</text:p>
              </table:table-cell>
              <table:table-cell office:value-type="float" office:value="0.031215238571167">
                <text:p>0.031215238571167</text:p>
              </table:table-cell>
            </table:table-row>
            <table:table-row>
              <table:table-cell office:value-type="float" office:value="1793">
                <text:p>1793</text:p>
              </table:table-cell>
              <table:table-cell office:value-type="float" office:value="0.0292248725891113">
                <text:p>0.0292248725891113</text:p>
              </table:table-cell>
              <table:table-cell office:value-type="float" office:value="0.0317809581756592">
                <text:p>0.0317809581756592</text:p>
              </table:table-cell>
              <table:table-cell office:value-type="float" office:value="0.0302473068237305">
                <text:p>0.0302473068237305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0.0309994220733643">
                <text:p>0.0309994220733643</text:p>
              </table:table-cell>
              <table:table-cell office:value-type="float" office:value="0.0337960720062256">
                <text:p>0.0337960720062256</text:p>
              </table:table-cell>
              <table:table-cell office:value-type="float" office:value="0.0320686340332031">
                <text:p>0.0320686340332031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0.0310122966766357">
                <text:p>0.0310122966766357</text:p>
              </table:table-cell>
              <table:table-cell office:value-type="float" office:value="0.0335888862609863">
                <text:p>0.0335888862609863</text:p>
              </table:table-cell>
              <table:table-cell office:value-type="float" office:value="0.0318174123764038">
                <text:p>0.0318174123764038</text:p>
              </table:table-cell>
            </table:table-row>
            <table:table-row>
              <table:table-cell office:value-type="float" office:value="1796">
                <text:p>1796</text:p>
              </table:table-cell>
              <table:table-cell office:value-type="float" office:value="0.029207706451416">
                <text:p>0.029207706451416</text:p>
              </table:table-cell>
              <table:table-cell office:value-type="float" office:value="0.0325255393981934">
                <text:p>0.0325255393981934</text:p>
              </table:table-cell>
              <table:table-cell office:value-type="float" office:value="0.0300480842590332">
                <text:p>0.0300480842590332</text:p>
              </table:table-cell>
            </table:table-row>
            <table:table-row>
              <table:table-cell office:value-type="float" office:value="1797">
                <text:p>1797</text:p>
              </table:table-cell>
              <table:table-cell office:value-type="float" office:value="0.0310523509979248">
                <text:p>0.0310523509979248</text:p>
              </table:table-cell>
              <table:table-cell office:value-type="float" office:value="0.0338842868804932">
                <text:p>0.0338842868804932</text:p>
              </table:table-cell>
              <table:table-cell office:value-type="float" office:value="0.0321688890457153">
                <text:p>0.0321688890457153</text:p>
              </table:table-cell>
            </table:table-row>
            <table:table-row>
              <table:table-cell office:value-type="float" office:value="1798">
                <text:p>1798</text:p>
              </table:table-cell>
              <table:table-cell office:value-type="float" office:value="0.0325255393981934">
                <text:p>0.0325255393981934</text:p>
              </table:table-cell>
              <table:table-cell office:value-type="float" office:value="0.0356876850128174">
                <text:p>0.0356876850128174</text:p>
              </table:table-cell>
              <table:table-cell office:value-type="float" office:value="0.0335805654525757">
                <text:p>0.0335805654525757</text:p>
              </table:table-cell>
            </table:table-row>
            <table:table-row>
              <table:table-cell office:value-type="float" office:value="1799">
                <text:p>1799</text:p>
              </table:table-cell>
              <table:table-cell office:value-type="float" office:value="0.0305294990539551">
                <text:p>0.0305294990539551</text:p>
              </table:table-cell>
              <table:table-cell office:value-type="float" office:value="0.0348706245422363">
                <text:p>0.0348706245422363</text:p>
              </table:table-cell>
              <table:table-cell office:value-type="float" office:value="0.032137131690979">
                <text:p>0.03213713169097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293128490447998">
                <text:p>0.0293128490447998</text:p>
              </table:table-cell>
              <table:table-cell office:value-type="float" office:value="0.0340309143066406">
                <text:p>0.0340309143066406</text:p>
              </table:table-cell>
              <table:table-cell office:value-type="float" office:value="0.0309566974639893">
                <text:p>0.0309566974639893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0.0305860042572022">
                <text:p>0.0305860042572022</text:p>
              </table:table-cell>
              <table:table-cell office:value-type="float" office:value="0.0333404541015625">
                <text:p>0.0333404541015625</text:p>
              </table:table-cell>
              <table:table-cell office:value-type="float" office:value="0.031776762008667">
                <text:p>0.031776762008667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0.0307931900024414">
                <text:p>0.0307931900024414</text:p>
              </table:table-cell>
              <table:table-cell office:value-type="float" office:value="0.0340762138366699">
                <text:p>0.0340762138366699</text:p>
              </table:table-cell>
              <table:table-cell office:value-type="float" office:value="0.0321787357330322">
                <text:p>0.0321787357330322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0.0310795307159424">
                <text:p>0.0310795307159424</text:p>
              </table:table-cell>
              <table:table-cell office:value-type="float" office:value="0.0339384078979492">
                <text:p>0.0339384078979492</text:p>
              </table:table-cell>
              <table:table-cell office:value-type="float" office:value="0.0323768854141235">
                <text:p>0.0323768854141235</text:p>
              </table:table-cell>
            </table:table-row>
            <table:table-row>
              <table:table-cell office:value-type="float" office:value="1804">
                <text:p>1804</text:p>
              </table:table-cell>
              <table:table-cell office:value-type="float" office:value="0.0319373607635498">
                <text:p>0.0319373607635498</text:p>
              </table:table-cell>
              <table:table-cell office:value-type="float" office:value="0.0338606834411621">
                <text:p>0.0338606834411621</text:p>
              </table:table-cell>
              <table:table-cell office:value-type="float" office:value="0.032754921913147">
                <text:p>0.032754921913147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0.0293362140655518">
                <text:p>0.0293362140655518</text:p>
              </table:table-cell>
              <table:table-cell office:value-type="float" office:value="0.0325479507446289">
                <text:p>0.0325479507446289</text:p>
              </table:table-cell>
              <table:table-cell office:value-type="float" office:value="0.0305746793746948">
                <text:p>0.0305746793746948</text:p>
              </table:table-cell>
            </table:table-row>
            <table:table-row>
              <table:table-cell office:value-type="float" office:value="1806">
                <text:p>1806</text:p>
              </table:table-cell>
              <table:table-cell office:value-type="float" office:value="0.0297582149505615">
                <text:p>0.0297582149505615</text:p>
              </table:table-cell>
              <table:table-cell office:value-type="float" office:value="0.0323870182037354">
                <text:p>0.0323870182037354</text:p>
              </table:table-cell>
              <table:table-cell office:value-type="float" office:value="0.0305549144744873">
                <text:p>0.0305549144744873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0.029738187789917">
                <text:p>0.029738187789917</text:p>
              </table:table-cell>
              <table:table-cell office:value-type="float" office:value="0.031574010848999">
                <text:p>0.031574010848999</text:p>
              </table:table-cell>
              <table:table-cell office:value-type="float" office:value="0.0302293062210083">
                <text:p>0.0302293062210083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0.0312573909759522">
                <text:p>0.0312573909759522</text:p>
              </table:table-cell>
              <table:table-cell office:value-type="float" office:value="0.0344135761260986">
                <text:p>0.0344135761260986</text:p>
              </table:table-cell>
              <table:table-cell office:value-type="float" office:value="0.0326523303985596">
                <text:p>0.0326523303985596</text:p>
              </table:table-cell>
            </table:table-row>
            <table:table-row>
              <table:table-cell office:value-type="float" office:value="1809">
                <text:p>1809</text:p>
              </table:table-cell>
              <table:table-cell office:value-type="float" office:value="0.0300564765930176">
                <text:p>0.0300564765930176</text:p>
              </table:table-cell>
              <table:table-cell office:value-type="float" office:value="0.0327522754669189">
                <text:p>0.0327522754669189</text:p>
              </table:table-cell>
              <table:table-cell office:value-type="float" office:value="0.031037425994873">
                <text:p>0.031037425994873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.0294744968414307">
                <text:p>0.0294744968414307</text:p>
              </table:table-cell>
              <table:table-cell office:value-type="float" office:value="0.0316483974456787">
                <text:p>0.0316483974456787</text:p>
              </table:table-cell>
              <table:table-cell office:value-type="float" office:value="0.0301824808120728">
                <text:p>0.0301824808120728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0.0327243804931641">
                <text:p>0.0327243804931641</text:p>
              </table:table-cell>
              <table:table-cell office:value-type="float" office:value="0.0364336967468262">
                <text:p>0.0364336967468262</text:p>
              </table:table-cell>
              <table:table-cell office:value-type="float" office:value="0.0338033199310303">
                <text:p>0.0338033199310303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0.0304632186889648">
                <text:p>0.0304632186889648</text:p>
              </table:table-cell>
              <table:table-cell office:value-type="float" office:value="0.0336101055145264">
                <text:p>0.0336101055145264</text:p>
              </table:table-cell>
              <table:table-cell office:value-type="float" office:value="0.0313190698623657">
                <text:p>0.0313190698623657</text:p>
              </table:table-cell>
            </table:table-row>
            <table:table-row>
              <table:table-cell office:value-type="float" office:value="1813">
                <text:p>1813</text:p>
              </table:table-cell>
              <table:table-cell office:value-type="float" office:value="0.0311028957366943">
                <text:p>0.0311028957366943</text:p>
              </table:table-cell>
              <table:table-cell office:value-type="float" office:value="0.0339887142181397">
                <text:p>0.0339887142181397</text:p>
              </table:table-cell>
              <table:table-cell office:value-type="float" office:value="0.0318869590759277">
                <text:p>0.0318869590759277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0.0316243171691895">
                <text:p>0.0316243171691895</text:p>
              </table:table-cell>
              <table:table-cell office:value-type="float" office:value="0.0345370769500732">
                <text:p>0.0345370769500732</text:p>
              </table:table-cell>
              <table:table-cell office:value-type="float" office:value="0.0328219175338745">
                <text:p>0.0328219175338745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0.0316293239593506">
                <text:p>0.0316293239593506</text:p>
              </table:table-cell>
              <table:table-cell office:value-type="float" office:value="0.0364212989807129">
                <text:p>0.0364212989807129</text:p>
              </table:table-cell>
              <table:table-cell office:value-type="float" office:value="0.0331435680389404">
                <text:p>0.0331435680389404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0.0304238796234131">
                <text:p>0.0304238796234131</text:p>
              </table:table-cell>
              <table:table-cell office:value-type="float" office:value="0.0327863693237305">
                <text:p>0.0327863693237305</text:p>
              </table:table-cell>
              <table:table-cell office:value-type="float" office:value="0.0311798334121704">
                <text:p>0.0311798334121704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0.0301477909088135">
                <text:p>0.0301477909088135</text:p>
              </table:table-cell>
              <table:table-cell office:value-type="float" office:value="0.0322456359863281">
                <text:p>0.0322456359863281</text:p>
              </table:table-cell>
              <table:table-cell office:value-type="float" office:value="0.0310697317123413">
                <text:p>0.0310697317123413</text:p>
              </table:table-cell>
            </table:table-row>
            <table:table-row>
              <table:table-cell office:value-type="float" office:value="1818">
                <text:p>1818</text:p>
              </table:table-cell>
              <table:table-cell office:value-type="float" office:value="0.0299203395843506">
                <text:p>0.0299203395843506</text:p>
              </table:table-cell>
              <table:table-cell office:value-type="float" office:value="0.0329122543334961">
                <text:p>0.0329122543334961</text:p>
              </table:table-cell>
              <table:table-cell office:value-type="float" office:value="0.0308161020278931">
                <text:p>0.0308161020278931</text:p>
              </table:table-cell>
            </table:table-row>
            <table:table-row>
              <table:table-cell office:value-type="float" office:value="1819">
                <text:p>1819</text:p>
              </table:table-cell>
              <table:table-cell office:value-type="float" office:value="0.0297005176544189">
                <text:p>0.0297005176544189</text:p>
              </table:table-cell>
              <table:table-cell office:value-type="float" office:value="0.0328125953674316">
                <text:p>0.0328125953674316</text:p>
              </table:table-cell>
              <table:table-cell office:value-type="float" office:value="0.0304757356643677">
                <text:p>0.0304757356643677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0303492546081543">
                <text:p>0.0303492546081543</text:p>
              </table:table-cell>
              <table:table-cell office:value-type="float" office:value="0.0370974540710449">
                <text:p>0.0370974540710449</text:p>
              </table:table-cell>
              <table:table-cell office:value-type="float" office:value="0.0324350833892822">
                <text:p>0.0324350833892822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0.0293498039245606">
                <text:p>0.0293498039245606</text:p>
              </table:table-cell>
              <table:table-cell office:value-type="float" office:value="0.0315012931823731">
                <text:p>0.0315012931823731</text:p>
              </table:table-cell>
              <table:table-cell office:value-type="float" office:value="0.0301526784896851">
                <text:p>0.0301526784896851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0.0317599773406982">
                <text:p>0.0317599773406982</text:p>
              </table:table-cell>
              <table:table-cell office:value-type="float" office:value="0.0342092514038086">
                <text:p>0.0342092514038086</text:p>
              </table:table-cell>
              <table:table-cell office:value-type="float" office:value="0.0327408313751221">
                <text:p>0.0327408313751221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0.0310971736907959">
                <text:p>0.0310971736907959</text:p>
              </table:table-cell>
              <table:table-cell office:value-type="float" office:value="0.0341744422912598">
                <text:p>0.0341744422912598</text:p>
              </table:table-cell>
              <table:table-cell office:value-type="float" office:value="0.032385516166687">
                <text:p>0.032385516166687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0.0300700664520264">
                <text:p>0.0300700664520264</text:p>
              </table:table-cell>
              <table:table-cell office:value-type="float" office:value="0.0325558185577393">
                <text:p>0.0325558185577393</text:p>
              </table:table-cell>
              <table:table-cell office:value-type="float" office:value="0.0308575868606567">
                <text:p>0.0308575868606567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0.0310370922088623">
                <text:p>0.0310370922088623</text:p>
              </table:table-cell>
              <table:table-cell office:value-type="float" office:value="0.0335063934326172">
                <text:p>0.0335063934326172</text:p>
              </table:table-cell>
              <table:table-cell office:value-type="float" office:value="0.0320582151412964">
                <text:p>0.0320582151412964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0.0312011241912842">
                <text:p>0.0312011241912842</text:p>
              </table:table-cell>
              <table:table-cell office:value-type="float" office:value="0.0344405174255371">
                <text:p>0.0344405174255371</text:p>
              </table:table-cell>
              <table:table-cell office:value-type="float" office:value="0.0323242902755737">
                <text:p>0.0323242902755737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0.0299966335296631">
                <text:p>0.0299966335296631</text:p>
              </table:table-cell>
              <table:table-cell office:value-type="float" office:value="0.0340368747711182">
                <text:p>0.0340368747711182</text:p>
              </table:table-cell>
              <table:table-cell office:value-type="float" office:value="0.0313507556915283">
                <text:p>0.0313507556915283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0.0295939445495606">
                <text:p>0.0295939445495606</text:p>
              </table:table-cell>
              <table:table-cell office:value-type="float" office:value="0.0328221321105957">
                <text:p>0.0328221321105957</text:p>
              </table:table-cell>
              <table:table-cell office:value-type="float" office:value="0.0307201147079468">
                <text:p>0.0307201147079468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0.0308101177215576">
                <text:p>0.0308101177215576</text:p>
              </table:table-cell>
              <table:table-cell office:value-type="float" office:value="0.0380287170410156">
                <text:p>0.0380287170410156</text:p>
              </table:table-cell>
              <table:table-cell office:value-type="float" office:value="0.0332515954971313">
                <text:p>0.0332515954971313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0.0332770347595215">
                <text:p>0.0332770347595215</text:p>
              </table:table-cell>
              <table:table-cell office:value-type="float" office:value="0.0344114303588867">
                <text:p>0.0344114303588867</text:p>
              </table:table-cell>
              <table:table-cell office:value-type="float" office:value="0.0337615489959717">
                <text:p>0.0337615489959717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0.0328435897827148">
                <text:p>0.0328435897827148</text:p>
              </table:table-cell>
              <table:table-cell office:value-type="float" office:value="0.0368068218231201">
                <text:p>0.0368068218231201</text:p>
              </table:table-cell>
              <table:table-cell office:value-type="float" office:value="0.0350192308425903">
                <text:p>0.0350192308425903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0.0318410396575928">
                <text:p>0.0318410396575928</text:p>
              </table:table-cell>
              <table:table-cell office:value-type="float" office:value="0.034639835357666">
                <text:p>0.034639835357666</text:p>
              </table:table-cell>
              <table:table-cell office:value-type="float" office:value="0.0329070568084717">
                <text:p>0.0329070568084717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0.0311400890350342">
                <text:p>0.0311400890350342</text:p>
              </table:table-cell>
              <table:table-cell office:value-type="float" office:value="0.0411143302917481">
                <text:p>0.0411143302917481</text:p>
              </table:table-cell>
              <table:table-cell office:value-type="float" office:value="0.032951545715332">
                <text:p>0.032951545715332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0.0302965641021729">
                <text:p>0.0302965641021729</text:p>
              </table:table-cell>
              <table:table-cell office:value-type="float" office:value="0.0341176986694336">
                <text:p>0.0341176986694336</text:p>
              </table:table-cell>
              <table:table-cell office:value-type="float" office:value="0.0323173761367798">
                <text:p>0.0323173761367798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0.0318012237548828">
                <text:p>0.0318012237548828</text:p>
              </table:table-cell>
              <table:table-cell office:value-type="float" office:value="0.0349833965301514">
                <text:p>0.0349833965301514</text:p>
              </table:table-cell>
              <table:table-cell office:value-type="float" office:value="0.0331894636154175">
                <text:p>0.0331894636154175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0.0318970680236816">
                <text:p>0.0318970680236816</text:p>
              </table:table-cell>
              <table:table-cell office:value-type="float" office:value="0.0411744117736816">
                <text:p>0.0411744117736816</text:p>
              </table:table-cell>
              <table:table-cell office:value-type="float" office:value="0.0351065874099732">
                <text:p>0.0351065874099732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0.0295312404632568">
                <text:p>0.0295312404632568</text:p>
              </table:table-cell>
              <table:table-cell office:value-type="float" office:value="0.032620906829834">
                <text:p>0.032620906829834</text:p>
              </table:table-cell>
              <table:table-cell office:value-type="float" office:value="0.0304984569549561">
                <text:p>0.0304984569549561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0.0296597480773926">
                <text:p>0.0296597480773926</text:p>
              </table:table-cell>
              <table:table-cell office:value-type="float" office:value="0.0329122543334961">
                <text:p>0.0329122543334961</text:p>
              </table:table-cell>
              <table:table-cell office:value-type="float" office:value="0.0304147243499756">
                <text:p>0.0304147243499756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0.0320699214935303">
                <text:p>0.0320699214935303</text:p>
              </table:table-cell>
              <table:table-cell office:value-type="float" office:value="0.0350003242492676">
                <text:p>0.0350003242492676</text:p>
              </table:table-cell>
              <table:table-cell office:value-type="float" office:value="0.0328523874282837">
                <text:p>0.0328523874282837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0311925411224365">
                <text:p>0.0311925411224365</text:p>
              </table:table-cell>
              <table:table-cell office:value-type="float" office:value="0.0356051921844482">
                <text:p>0.0356051921844482</text:p>
              </table:table-cell>
              <table:table-cell office:value-type="float" office:value="0.032954740524292">
                <text:p>0.032954740524292</text:p>
              </table:table-cell>
            </table:table-row>
            <table:table-row>
              <table:table-cell office:value-type="float" office:value="1841">
                <text:p>1841</text:p>
              </table:table-cell>
              <table:table-cell office:value-type="float" office:value="0.0310413837432861">
                <text:p>0.0310413837432861</text:p>
              </table:table-cell>
              <table:table-cell office:value-type="float" office:value="0.0341589450836182">
                <text:p>0.0341589450836182</text:p>
              </table:table-cell>
              <table:table-cell office:value-type="float" office:value="0.0319104671478271">
                <text:p>0.0319104671478271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0.0316503047943115">
                <text:p>0.0316503047943115</text:p>
              </table:table-cell>
              <table:table-cell office:value-type="float" office:value="0.0349218845367432">
                <text:p>0.0349218845367432</text:p>
              </table:table-cell>
              <table:table-cell office:value-type="float" office:value="0.0324776411056519">
                <text:p>0.0324776411056519</text:p>
              </table:table-cell>
            </table:table-row>
            <table:table-row>
              <table:table-cell office:value-type="float" office:value="1843">
                <text:p>1843</text:p>
              </table:table-cell>
              <table:table-cell office:value-type="float" office:value="0.0299067497253418">
                <text:p>0.0299067497253418</text:p>
              </table:table-cell>
              <table:table-cell office:value-type="float" office:value="0.0335149765014648">
                <text:p>0.0335149765014648</text:p>
              </table:table-cell>
              <table:table-cell office:value-type="float" office:value="0.0309106588363647">
                <text:p>0.0309106588363647</text:p>
              </table:table-cell>
            </table:table-row>
            <table:table-row>
              <table:table-cell office:value-type="float" office:value="1844">
                <text:p>1844</text:p>
              </table:table-cell>
              <table:table-cell office:value-type="float" office:value="0.0309505462646484">
                <text:p>0.0309505462646484</text:p>
              </table:table-cell>
              <table:table-cell office:value-type="float" office:value="0.0335164070129395">
                <text:p>0.0335164070129395</text:p>
              </table:table-cell>
              <table:table-cell office:value-type="float" office:value="0.0317047834396362">
                <text:p>0.0317047834396362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0.0316383838653564">
                <text:p>0.0316383838653564</text:p>
              </table:table-cell>
              <table:table-cell office:value-type="float" office:value="0.0358865261077881">
                <text:p>0.0358865261077881</text:p>
              </table:table-cell>
              <table:table-cell office:value-type="float" office:value="0.0327332735061646">
                <text:p>0.0327332735061646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0.0313775539398193">
                <text:p>0.0313775539398193</text:p>
              </table:table-cell>
              <table:table-cell office:value-type="float" office:value="0.0341482162475586">
                <text:p>0.0341482162475586</text:p>
              </table:table-cell>
              <table:table-cell office:value-type="float" office:value="0.032292366027832">
                <text:p>0.032292366027832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0.0310859680175781">
                <text:p>0.0310859680175781</text:p>
              </table:table-cell>
              <table:table-cell office:value-type="float" office:value="0.0344793796539307">
                <text:p>0.0344793796539307</text:p>
              </table:table-cell>
              <table:table-cell office:value-type="float" office:value="0.0328733205795288">
                <text:p>0.0328733205795288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0.0315110683441162">
                <text:p>0.0315110683441162</text:p>
              </table:table-cell>
              <table:table-cell office:value-type="float" office:value="0.0357248783111572">
                <text:p>0.0357248783111572</text:p>
              </table:table-cell>
              <table:table-cell office:value-type="float" office:value="0.0328574895858765">
                <text:p>0.0328574895858765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0.0306005477905273">
                <text:p>0.0306005477905273</text:p>
              </table:table-cell>
              <table:table-cell office:value-type="float" office:value="0.0327997207641602">
                <text:p>0.0327997207641602</text:p>
              </table:table-cell>
              <table:table-cell office:value-type="float" office:value="0.0315797805786133">
                <text:p>0.031579780578613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316336154937744">
                <text:p>0.0316336154937744</text:p>
              </table:table-cell>
              <table:table-cell office:value-type="float" office:value="0.0346906185150147">
                <text:p>0.0346906185150147</text:p>
              </table:table-cell>
              <table:table-cell office:value-type="float" office:value="0.0331729412078857">
                <text:p>0.0331729412078857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0.0320158004760742">
                <text:p>0.0320158004760742</text:p>
              </table:table-cell>
              <table:table-cell office:value-type="float" office:value="0.0343375205993652">
                <text:p>0.0343375205993652</text:p>
              </table:table-cell>
              <table:table-cell office:value-type="float" office:value="0.0333239078521729">
                <text:p>0.0333239078521729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0.0308349132537842">
                <text:p>0.0308349132537842</text:p>
              </table:table-cell>
              <table:table-cell office:value-type="float" office:value="0.0334420204162598">
                <text:p>0.0334420204162598</text:p>
              </table:table-cell>
              <table:table-cell office:value-type="float" office:value="0.0324370145797729">
                <text:p>0.0324370145797729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0.0320963859558106">
                <text:p>0.0320963859558106</text:p>
              </table:table-cell>
              <table:table-cell office:value-type="float" office:value="0.0366675853729248">
                <text:p>0.0366675853729248</text:p>
              </table:table-cell>
              <table:table-cell office:value-type="float" office:value="0.033456301689148">
                <text:p>0.033456301689148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0.0323460102081299">
                <text:p>0.0323460102081299</text:p>
              </table:table-cell>
              <table:table-cell office:value-type="float" office:value="0.0349509716033936">
                <text:p>0.0349509716033936</text:p>
              </table:table-cell>
              <table:table-cell office:value-type="float" office:value="0.0335115671157837">
                <text:p>0.0335115671157837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0.0317211151123047">
                <text:p>0.0317211151123047</text:p>
              </table:table-cell>
              <table:table-cell office:value-type="float" office:value="0.0338389873504639">
                <text:p>0.0338389873504639</text:p>
              </table:table-cell>
              <table:table-cell office:value-type="float" office:value="0.0324963331222534">
                <text:p>0.0324963331222534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0.0311284065246582">
                <text:p>0.0311284065246582</text:p>
              </table:table-cell>
              <table:table-cell office:value-type="float" office:value="0.0331947803497314">
                <text:p>0.0331947803497314</text:p>
              </table:table-cell>
              <table:table-cell office:value-type="float" office:value="0.0316130399703979">
                <text:p>0.0316130399703979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0.0302557945251465">
                <text:p>0.0302557945251465</text:p>
              </table:table-cell>
              <table:table-cell office:value-type="float" office:value="0.0351443290710449">
                <text:p>0.0351443290710449</text:p>
              </table:table-cell>
              <table:table-cell office:value-type="float" office:value="0.0327181100845337">
                <text:p>0.0327181100845337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0.031217098236084">
                <text:p>0.031217098236084</text:p>
              </table:table-cell>
              <table:table-cell office:value-type="float" office:value="0.0346670150756836">
                <text:p>0.0346670150756836</text:p>
              </table:table-cell>
              <table:table-cell office:value-type="float" office:value="0.032703447341919">
                <text:p>0.032703447341919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0.0303416252136231">
                <text:p>0.0303416252136231</text:p>
              </table:table-cell>
              <table:table-cell office:value-type="float" office:value="0.0342330932617187">
                <text:p>0.0342330932617187</text:p>
              </table:table-cell>
              <table:table-cell office:value-type="float" office:value="0.0318724393844604">
                <text:p>0.031872439384460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0301165580749512">
                <text:p>0.0301165580749512</text:p>
              </table:table-cell>
              <table:table-cell office:value-type="float" office:value="0.0326204299926758">
                <text:p>0.0326204299926758</text:p>
              </table:table-cell>
              <table:table-cell office:value-type="float" office:value="0.0311763286590576">
                <text:p>0.0311763286590576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0.0316522121429443">
                <text:p>0.0316522121429443</text:p>
              </table:table-cell>
              <table:table-cell office:value-type="float" office:value="0.0355732440948486">
                <text:p>0.0355732440948486</text:p>
              </table:table-cell>
              <table:table-cell office:value-type="float" office:value="0.0332616806030273">
                <text:p>0.0332616806030273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0.0316557884216309">
                <text:p>0.0316557884216309</text:p>
              </table:table-cell>
              <table:table-cell office:value-type="float" office:value="0.0341629981994629">
                <text:p>0.0341629981994629</text:p>
              </table:table-cell>
              <table:table-cell office:value-type="float" office:value="0.0325416326522827">
                <text:p>0.0325416326522827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0.0310003757476807">
                <text:p>0.0310003757476807</text:p>
              </table:table-cell>
              <table:table-cell office:value-type="float" office:value="0.0357825756072998">
                <text:p>0.0357825756072998</text:p>
              </table:table-cell>
              <table:table-cell office:value-type="float" office:value="0.0327157974243164">
                <text:p>0.0327157974243164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0.0323958396911621">
                <text:p>0.0323958396911621</text:p>
              </table:table-cell>
              <table:table-cell office:value-type="float" office:value="0.035703182220459">
                <text:p>0.035703182220459</text:p>
              </table:table-cell>
              <table:table-cell office:value-type="float" office:value="0.0341207027435303">
                <text:p>0.0341207027435303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0.0321199893951416">
                <text:p>0.0321199893951416</text:p>
              </table:table-cell>
              <table:table-cell office:value-type="float" office:value="0.036339282989502">
                <text:p>0.036339282989502</text:p>
              </table:table-cell>
              <table:table-cell office:value-type="float" office:value="0.0338258266448975">
                <text:p>0.0338258266448975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0.0309872627258301">
                <text:p>0.0309872627258301</text:p>
              </table:table-cell>
              <table:table-cell office:value-type="float" office:value="0.0341148376464844">
                <text:p>0.0341148376464844</text:p>
              </table:table-cell>
              <table:table-cell office:value-type="float" office:value="0.0323564767837524">
                <text:p>0.0323564767837524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0.0320942401885986">
                <text:p>0.0320942401885986</text:p>
              </table:table-cell>
              <table:table-cell office:value-type="float" office:value="0.0346062183380127">
                <text:p>0.0346062183380127</text:p>
              </table:table-cell>
              <table:table-cell office:value-type="float" office:value="0.0334865808486939">
                <text:p>0.0334865808486939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0.0317456722259522">
                <text:p>0.0317456722259522</text:p>
              </table:table-cell>
              <table:table-cell office:value-type="float" office:value="0.0346291065216064">
                <text:p>0.0346291065216064</text:p>
              </table:table-cell>
              <table:table-cell office:value-type="float" office:value="0.0328871011734009">
                <text:p>0.0328871011734009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0.0317707061767578">
                <text:p>0.0317707061767578</text:p>
              </table:table-cell>
              <table:table-cell office:value-type="float" office:value="0.0350267887115479">
                <text:p>0.0350267887115479</text:p>
              </table:table-cell>
              <table:table-cell office:value-type="float" office:value="0.0335349559783935">
                <text:p>0.033534955978393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.0318613052368164">
                <text:p>0.0318613052368164</text:p>
              </table:table-cell>
              <table:table-cell office:value-type="float" office:value="0.0338077545166016">
                <text:p>0.0338077545166016</text:p>
              </table:table-cell>
              <table:table-cell office:value-type="float" office:value="0.0326786041259766">
                <text:p>0.0326786041259766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0.0320491790771484">
                <text:p>0.0320491790771484</text:p>
              </table:table-cell>
              <table:table-cell office:value-type="float" office:value="0.0340361595153809">
                <text:p>0.0340361595153809</text:p>
              </table:table-cell>
              <table:table-cell office:value-type="float" office:value="0.0329456329345703">
                <text:p>0.0329456329345703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0.0318655967712402">
                <text:p>0.0318655967712402</text:p>
              </table:table-cell>
              <table:table-cell office:value-type="float" office:value="0.0344078540802002">
                <text:p>0.0344078540802002</text:p>
              </table:table-cell>
              <table:table-cell office:value-type="float" office:value="0.033182692527771">
                <text:p>0.033182692527771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0.0317714214324951">
                <text:p>0.0317714214324951</text:p>
              </table:table-cell>
              <table:table-cell office:value-type="float" office:value="0.0339579582214356">
                <text:p>0.0339579582214356</text:p>
              </table:table-cell>
              <table:table-cell office:value-type="float" office:value="0.0326492071151733">
                <text:p>0.0326492071151733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0.0316643714904785">
                <text:p>0.0316643714904785</text:p>
              </table:table-cell>
              <table:table-cell office:value-type="float" office:value="0.0343103408813477">
                <text:p>0.0343103408813477</text:p>
              </table:table-cell>
              <table:table-cell office:value-type="float" office:value="0.0323287725448608">
                <text:p>0.032328772544860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0.03287672996521">
                <text:p>0.03287672996521</text:p>
              </table:table-cell>
              <table:table-cell office:value-type="float" office:value="0.0355429649353027">
                <text:p>0.0355429649353027</text:p>
              </table:table-cell>
              <table:table-cell office:value-type="float" office:value="0.034500241279602">
                <text:p>0.034500241279602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0.0326652526855469">
                <text:p>0.0326652526855469</text:p>
              </table:table-cell>
              <table:table-cell office:value-type="float" office:value="0.0367729663848877">
                <text:p>0.0367729663848877</text:p>
              </table:table-cell>
              <table:table-cell office:value-type="float" office:value="0.0340126752853394">
                <text:p>0.0340126752853394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0.032792329788208">
                <text:p>0.032792329788208</text:p>
              </table:table-cell>
              <table:table-cell office:value-type="float" office:value="0.0375068187713623">
                <text:p>0.0375068187713623</text:p>
              </table:table-cell>
              <table:table-cell office:value-type="float" office:value="0.0341963291168213">
                <text:p>0.0341963291168213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0.0315635204315186">
                <text:p>0.0315635204315186</text:p>
              </table:table-cell>
              <table:table-cell office:value-type="float" office:value="0.0365903377532959">
                <text:p>0.0365903377532959</text:p>
              </table:table-cell>
              <table:table-cell office:value-type="float" office:value="0.0342938661575317">
                <text:p>0.0342938661575317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0.0330359935760498">
                <text:p>0.0330359935760498</text:p>
              </table:table-cell>
              <table:table-cell office:value-type="float" office:value="0.0372183322906494">
                <text:p>0.0372183322906494</text:p>
              </table:table-cell>
              <table:table-cell office:value-type="float" office:value="0.0354054927825928">
                <text:p>0.0354054927825928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0305221080780029">
                <text:p>0.0305221080780029</text:p>
              </table:table-cell>
              <table:table-cell office:value-type="float" office:value="0.03289794921875">
                <text:p>0.03289794921875</text:p>
              </table:table-cell>
              <table:table-cell office:value-type="float" office:value="0.031295895576477">
                <text:p>0.031295895576477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0.0314967632293701">
                <text:p>0.0314967632293701</text:p>
              </table:table-cell>
              <table:table-cell office:value-type="float" office:value="0.0347211360931397">
                <text:p>0.0347211360931397</text:p>
              </table:table-cell>
              <table:table-cell office:value-type="float" office:value="0.0330801486968994">
                <text:p>0.0330801486968994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0.0307996273040772">
                <text:p>0.0307996273040772</text:p>
              </table:table-cell>
              <table:table-cell office:value-type="float" office:value="0.0340354442596436">
                <text:p>0.0340354442596436</text:p>
              </table:table-cell>
              <table:table-cell office:value-type="float" office:value="0.0323670864105225">
                <text:p>0.0323670864105225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0.0308661460876465">
                <text:p>0.0308661460876465</text:p>
              </table:table-cell>
              <table:table-cell office:value-type="float" office:value="0.0336325168609619">
                <text:p>0.0336325168609619</text:p>
              </table:table-cell>
              <table:table-cell office:value-type="float" office:value="0.031798791885376">
                <text:p>0.031798791885376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0.0308451652526856">
                <text:p>0.0308451652526856</text:p>
              </table:table-cell>
              <table:table-cell office:value-type="float" office:value="0.0342423915863037">
                <text:p>0.0342423915863037</text:p>
              </table:table-cell>
              <table:table-cell office:value-type="float" office:value="0.0319298267364502">
                <text:p>0.0319298267364502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0.0325860977172852">
                <text:p>0.0325860977172852</text:p>
              </table:table-cell>
              <table:table-cell office:value-type="float" office:value="0.0353109836578369">
                <text:p>0.0353109836578369</text:p>
              </table:table-cell>
              <table:table-cell office:value-type="float" office:value="0.0338073015213013">
                <text:p>0.0338073015213013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0.0326197147369385">
                <text:p>0.0326197147369385</text:p>
              </table:table-cell>
              <table:table-cell office:value-type="float" office:value="0.0352344512939453">
                <text:p>0.0352344512939453</text:p>
              </table:table-cell>
              <table:table-cell office:value-type="float" office:value="0.0334093809127808">
                <text:p>0.0334093809127808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0.0326666831970215">
                <text:p>0.0326666831970215</text:p>
              </table:table-cell>
              <table:table-cell office:value-type="float" office:value="0.0361068248748779">
                <text:p>0.0361068248748779</text:p>
              </table:table-cell>
              <table:table-cell office:value-type="float" office:value="0.0337806701660156">
                <text:p>0.0337806701660156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0.0327219963073731">
                <text:p>0.0327219963073731</text:p>
              </table:table-cell>
              <table:table-cell office:value-type="float" office:value="0.0359463691711426">
                <text:p>0.0359463691711426</text:p>
              </table:table-cell>
              <table:table-cell office:value-type="float" office:value="0.0341833829879761">
                <text:p>0.0341833829879761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0.0323100090026856">
                <text:p>0.0323100090026856</text:p>
              </table:table-cell>
              <table:table-cell office:value-type="float" office:value="0.0355746746063232">
                <text:p>0.0355746746063232</text:p>
              </table:table-cell>
              <table:table-cell office:value-type="float" office:value="0.0335090398788452">
                <text:p>0.0335090398788452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0327010154724121">
                <text:p>0.0327010154724121</text:p>
              </table:table-cell>
              <table:table-cell office:value-type="float" office:value="0.0348255634307861">
                <text:p>0.0348255634307861</text:p>
              </table:table-cell>
              <table:table-cell office:value-type="float" office:value="0.0334824562072754">
                <text:p>0.0334824562072754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0.0323021411895752">
                <text:p>0.0323021411895752</text:p>
              </table:table-cell>
              <table:table-cell office:value-type="float" office:value="0.0366222858428955">
                <text:p>0.0366222858428955</text:p>
              </table:table-cell>
              <table:table-cell office:value-type="float" office:value="0.0342765092849731">
                <text:p>0.0342765092849731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0.032374382019043">
                <text:p>0.032374382019043</text:p>
              </table:table-cell>
              <table:table-cell office:value-type="float" office:value="0.0350315570831299">
                <text:p>0.0350315570831299</text:p>
              </table:table-cell>
              <table:table-cell office:value-type="float" office:value="0.0335704565048218">
                <text:p>0.0335704565048218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0.0324470996856689">
                <text:p>0.0324470996856689</text:p>
              </table:table-cell>
              <table:table-cell office:value-type="float" office:value="0.0359647274017334">
                <text:p>0.0359647274017334</text:p>
              </table:table-cell>
              <table:table-cell office:value-type="float" office:value="0.0334461212158203">
                <text:p>0.0334461212158203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0.0312273502349854">
                <text:p>0.0312273502349854</text:p>
              </table:table-cell>
              <table:table-cell office:value-type="float" office:value="0.0336945056915283">
                <text:p>0.0336945056915283</text:p>
              </table:table-cell>
              <table:table-cell office:value-type="float" office:value="0.0320604801177979">
                <text:p>0.0320604801177979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0.033313512802124">
                <text:p>0.033313512802124</text:p>
              </table:table-cell>
              <table:table-cell office:value-type="float" office:value="0.0352485179901123">
                <text:p>0.0352485179901123</text:p>
              </table:table-cell>
              <table:table-cell office:value-type="float" office:value="0.0343195676803589">
                <text:p>0.0343195676803589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0.0326783657073975">
                <text:p>0.0326783657073975</text:p>
              </table:table-cell>
              <table:table-cell office:value-type="float" office:value="0.0359160900115967">
                <text:p>0.0359160900115967</text:p>
              </table:table-cell>
              <table:table-cell office:value-type="float" office:value="0.0334912538528442">
                <text:p>0.0334912538528442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0.0322272777557373">
                <text:p>0.0322272777557373</text:p>
              </table:table-cell>
              <table:table-cell office:value-type="float" office:value="0.0360977649688721">
                <text:p>0.0360977649688721</text:p>
              </table:table-cell>
              <table:table-cell office:value-type="float" office:value="0.0330576419830322">
                <text:p>0.0330576419830322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0.0335319042205811">
                <text:p>0.0335319042205811</text:p>
              </table:table-cell>
              <table:table-cell office:value-type="float" office:value="0.0357973575592041">
                <text:p>0.0357973575592041</text:p>
              </table:table-cell>
              <table:table-cell office:value-type="float" office:value="0.0345371246337891">
                <text:p>0.0345371246337891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0.0322625637054443">
                <text:p>0.0322625637054443</text:p>
              </table:table-cell>
              <table:table-cell office:value-type="float" office:value="0.0363051891326904">
                <text:p>0.0363051891326904</text:p>
              </table:table-cell>
              <table:table-cell office:value-type="float" office:value="0.0337629795074463">
                <text:p>0.033762979507446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303571224212647">
                <text:p>0.0303571224212647</text:p>
              </table:table-cell>
              <table:table-cell office:value-type="float" office:value="0.0338177680969238">
                <text:p>0.0338177680969238</text:p>
              </table:table-cell>
              <table:table-cell office:value-type="float" office:value="0.0314128875732422">
                <text:p>0.0314128875732422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0.0326282978057861">
                <text:p>0.0326282978057861</text:p>
              </table:table-cell>
              <table:table-cell office:value-type="float" office:value="0.0357482433319092">
                <text:p>0.0357482433319092</text:p>
              </table:table-cell>
              <table:table-cell office:value-type="float" office:value="0.0337031841278076">
                <text:p>0.0337031841278076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0.032395601272583">
                <text:p>0.032395601272583</text:p>
              </table:table-cell>
              <table:table-cell office:value-type="float" office:value="0.0360391139984131">
                <text:p>0.0360391139984131</text:p>
              </table:table-cell>
              <table:table-cell office:value-type="float" office:value="0.0336367130279541">
                <text:p>0.0336367130279541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0.0325853824615479">
                <text:p>0.0325853824615479</text:p>
              </table:table-cell>
              <table:table-cell office:value-type="float" office:value="0.0369985103607178">
                <text:p>0.0369985103607178</text:p>
              </table:table-cell>
              <table:table-cell office:value-type="float" office:value="0.0338390827178955">
                <text:p>0.0338390827178955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0.0320038795471191">
                <text:p>0.0320038795471191</text:p>
              </table:table-cell>
              <table:table-cell office:value-type="float" office:value="0.0353002548217773">
                <text:p>0.0353002548217773</text:p>
              </table:table-cell>
              <table:table-cell office:value-type="float" office:value="0.0332760572433472">
                <text:p>0.0332760572433472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0.0321552753448486">
                <text:p>0.0321552753448486</text:p>
              </table:table-cell>
              <table:table-cell office:value-type="float" office:value="0.0348145961761475">
                <text:p>0.0348145961761475</text:p>
              </table:table-cell>
              <table:table-cell office:value-type="float" office:value="0.033521318435669">
                <text:p>0.033521318435669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0.0323135852813721">
                <text:p>0.0323135852813721</text:p>
              </table:table-cell>
              <table:table-cell office:value-type="float" office:value="0.0356528759002686">
                <text:p>0.0356528759002686</text:p>
              </table:table-cell>
              <table:table-cell office:value-type="float" office:value="0.0333881139755249">
                <text:p>0.0333881139755249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0.0331082344055176">
                <text:p>0.0331082344055176</text:p>
              </table:table-cell>
              <table:table-cell office:value-type="float" office:value="0.0349435806274414">
                <text:p>0.0349435806274414</text:p>
              </table:table-cell>
              <table:table-cell office:value-type="float" office:value="0.0340563297271729">
                <text:p>0.0340563297271729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0.0309970378875732">
                <text:p>0.0309970378875732</text:p>
              </table:table-cell>
              <table:table-cell office:value-type="float" office:value="0.0341160297393799">
                <text:p>0.0341160297393799</text:p>
              </table:table-cell>
              <table:table-cell office:value-type="float" office:value="0.0320781469345093">
                <text:p>0.0320781469345093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0.0333311557769775">
                <text:p>0.0333311557769775</text:p>
              </table:table-cell>
              <table:table-cell office:value-type="float" office:value="0.0351214408874512">
                <text:p>0.0351214408874512</text:p>
              </table:table-cell>
              <table:table-cell office:value-type="float" office:value="0.0342019319534302">
                <text:p>0.034201931953430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.0333669185638428">
                <text:p>0.0333669185638428</text:p>
              </table:table-cell>
              <table:table-cell office:value-type="float" office:value="0.0358092784881592">
                <text:p>0.0358092784881592</text:p>
              </table:table-cell>
              <table:table-cell office:value-type="float" office:value="0.0340549468994141">
                <text:p>0.0340549468994141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0.0324037075042725">
                <text:p>0.0324037075042725</text:p>
              </table:table-cell>
              <table:table-cell office:value-type="float" office:value="0.0375537872314453">
                <text:p>0.0375537872314453</text:p>
              </table:table-cell>
              <table:table-cell office:value-type="float" office:value="0.0342323303222656">
                <text:p>0.0342323303222656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0.0310115814208984">
                <text:p>0.0310115814208984</text:p>
              </table:table-cell>
              <table:table-cell office:value-type="float" office:value="0.0354831218719482">
                <text:p>0.0354831218719482</text:p>
              </table:table-cell>
              <table:table-cell office:value-type="float" office:value="0.0330479383468628">
                <text:p>0.0330479383468628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0.0307378768920898">
                <text:p>0.0307378768920898</text:p>
              </table:table-cell>
              <table:table-cell office:value-type="float" office:value="0.0342042446136475">
                <text:p>0.0342042446136475</text:p>
              </table:table-cell>
              <table:table-cell office:value-type="float" office:value="0.0322388648986816">
                <text:p>0.0322388648986816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0.0325191020965576">
                <text:p>0.0325191020965576</text:p>
              </table:table-cell>
              <table:table-cell office:value-type="float" office:value="0.0374040603637695">
                <text:p>0.0374040603637695</text:p>
              </table:table-cell>
              <table:table-cell office:value-type="float" office:value="0.0336813926696777">
                <text:p>0.0336813926696777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0.0326695442199707">
                <text:p>0.0326695442199707</text:p>
              </table:table-cell>
              <table:table-cell office:value-type="float" office:value="0.0356979370117187">
                <text:p>0.0356979370117187</text:p>
              </table:table-cell>
              <table:table-cell office:value-type="float" office:value="0.0335064649581909">
                <text:p>0.0335064649581909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0.0308730602264404">
                <text:p>0.0308730602264404</text:p>
              </table:table-cell>
              <table:table-cell office:value-type="float" office:value="0.0340330600738525">
                <text:p>0.0340330600738525</text:p>
              </table:table-cell>
              <table:table-cell office:value-type="float" office:value="0.0319937229156494">
                <text:p>0.0319937229156494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0.032285213470459">
                <text:p>0.032285213470459</text:p>
              </table:table-cell>
              <table:table-cell office:value-type="float" office:value="0.0358929634094238">
                <text:p>0.0358929634094238</text:p>
              </table:table-cell>
              <table:table-cell office:value-type="float" office:value="0.0337434530258179">
                <text:p>0.0337434530258179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0.0308871269226074">
                <text:p>0.0308871269226074</text:p>
              </table:table-cell>
              <table:table-cell office:value-type="float" office:value="0.0343441963195801">
                <text:p>0.0343441963195801</text:p>
              </table:table-cell>
              <table:table-cell office:value-type="float" office:value="0.0320231914520264">
                <text:p>0.0320231914520264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0.0320868492126465">
                <text:p>0.0320868492126465</text:p>
              </table:table-cell>
              <table:table-cell office:value-type="float" office:value="0.0340538024902344">
                <text:p>0.0340538024902344</text:p>
              </table:table-cell>
              <table:table-cell office:value-type="float" office:value="0.0329538583755493">
                <text:p>0.032953858375549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0325136184692383">
                <text:p>0.0325136184692383</text:p>
              </table:table-cell>
              <table:table-cell office:value-type="float" office:value="0.0354833602905273">
                <text:p>0.0354833602905273</text:p>
              </table:table-cell>
              <table:table-cell office:value-type="float" office:value="0.0337578773498535">
                <text:p>0.0337578773498535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0.0312445163726807">
                <text:p>0.0312445163726807</text:p>
              </table:table-cell>
              <table:table-cell office:value-type="float" office:value="0.0362653732299805">
                <text:p>0.0362653732299805</text:p>
              </table:table-cell>
              <table:table-cell office:value-type="float" office:value="0.0336557149887085">
                <text:p>0.0336557149887085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0.0341813564300537">
                <text:p>0.0341813564300537</text:p>
              </table:table-cell>
              <table:table-cell office:value-type="float" office:value="0.0369386672973633">
                <text:p>0.0369386672973633</text:p>
              </table:table-cell>
              <table:table-cell office:value-type="float" office:value="0.0351115703582764">
                <text:p>0.0351115703582764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0.0315492153167725">
                <text:p>0.0315492153167725</text:p>
              </table:table-cell>
              <table:table-cell office:value-type="float" office:value="0.0338270664215088">
                <text:p>0.0338270664215088</text:p>
              </table:table-cell>
              <table:table-cell office:value-type="float" office:value="0.0328123092651367">
                <text:p>0.0328123092651367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0.0312025547027588">
                <text:p>0.0312025547027588</text:p>
              </table:table-cell>
              <table:table-cell office:value-type="float" office:value="0.0347845554351807">
                <text:p>0.0347845554351807</text:p>
              </table:table-cell>
              <table:table-cell office:value-type="float" office:value="0.0330305814743042">
                <text:p>0.0330305814743042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0.0327439308166504">
                <text:p>0.0327439308166504</text:p>
              </table:table-cell>
              <table:table-cell office:value-type="float" office:value="0.0371634960174561">
                <text:p>0.0371634960174561</text:p>
              </table:table-cell>
              <table:table-cell office:value-type="float" office:value="0.0349453687667847">
                <text:p>0.0349453687667847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0.0310754776000977">
                <text:p>0.0310754776000977</text:p>
              </table:table-cell>
              <table:table-cell office:value-type="float" office:value="0.0334525108337402">
                <text:p>0.0334525108337402</text:p>
              </table:table-cell>
              <table:table-cell office:value-type="float" office:value="0.0319286823272705">
                <text:p>0.0319286823272705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0.0319006443023682">
                <text:p>0.0319006443023682</text:p>
              </table:table-cell>
              <table:table-cell office:value-type="float" office:value="0.0397250652313232">
                <text:p>0.0397250652313232</text:p>
              </table:table-cell>
              <table:table-cell office:value-type="float" office:value="0.034333062171936">
                <text:p>0.034333062171936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0.0314507484436035">
                <text:p>0.0314507484436035</text:p>
              </table:table-cell>
              <table:table-cell office:value-type="float" office:value="0.0361850261688232">
                <text:p>0.0361850261688232</text:p>
              </table:table-cell>
              <table:table-cell office:value-type="float" office:value="0.0336949110031128">
                <text:p>0.0336949110031128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0.0316762924194336">
                <text:p>0.0316762924194336</text:p>
              </table:table-cell>
              <table:table-cell office:value-type="float" office:value="0.0343050956726074">
                <text:p>0.0343050956726074</text:p>
              </table:table-cell>
              <table:table-cell office:value-type="float" office:value="0.0324090003967285">
                <text:p>0.0324090003967285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.0334005355834961">
                <text:p>0.0334005355834961</text:p>
              </table:table-cell>
              <table:table-cell office:value-type="float" office:value="0.03940749168396">
                <text:p>0.03940749168396</text:p>
              </table:table-cell>
              <table:table-cell office:value-type="float" office:value="0.0353070497512817">
                <text:p>0.0353070497512817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0.0310046672821045">
                <text:p>0.0310046672821045</text:p>
              </table:table-cell>
              <table:table-cell office:value-type="float" office:value="0.0339150428771973">
                <text:p>0.0339150428771973</text:p>
              </table:table-cell>
              <table:table-cell office:value-type="float" office:value="0.0323818445205688">
                <text:p>0.0323818445205688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0.0331704616546631">
                <text:p>0.0331704616546631</text:p>
              </table:table-cell>
              <table:table-cell office:value-type="float" office:value="0.03861403465271">
                <text:p>0.03861403465271</text:p>
              </table:table-cell>
              <table:table-cell office:value-type="float" office:value="0.0349029541015625">
                <text:p>0.0349029541015625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0.0347738265991211">
                <text:p>0.0347738265991211</text:p>
              </table:table-cell>
              <table:table-cell office:value-type="float" office:value="0.0385756492614746">
                <text:p>0.0385756492614746</text:p>
              </table:table-cell>
              <table:table-cell office:value-type="float" office:value="0.0366941452026367">
                <text:p>0.0366941452026367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0.0339288711547852">
                <text:p>0.0339288711547852</text:p>
              </table:table-cell>
              <table:table-cell office:value-type="float" office:value="0.0362856388092041">
                <text:p>0.0362856388092041</text:p>
              </table:table-cell>
              <table:table-cell office:value-type="float" office:value="0.0352027416229248">
                <text:p>0.0352027416229248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0.0352418422698975">
                <text:p>0.0352418422698975</text:p>
              </table:table-cell>
              <table:table-cell office:value-type="float" office:value="0.0435290336608887">
                <text:p>0.0435290336608887</text:p>
              </table:table-cell>
              <table:table-cell office:value-type="float" office:value="0.0372979402542114">
                <text:p>0.0372979402542114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0.0348758697509766">
                <text:p>0.0348758697509766</text:p>
              </table:table-cell>
              <table:table-cell office:value-type="float" office:value="0.0406599044799805">
                <text:p>0.0406599044799805</text:p>
              </table:table-cell>
              <table:table-cell office:value-type="float" office:value="0.0361633539199829">
                <text:p>0.0361633539199829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0.0358572006225586">
                <text:p>0.0358572006225586</text:p>
              </table:table-cell>
              <table:table-cell office:value-type="float" office:value="0.038435697555542">
                <text:p>0.038435697555542</text:p>
              </table:table-cell>
              <table:table-cell office:value-type="float" office:value="0.0365896701812744">
                <text:p>0.0365896701812744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0.0335147380828857">
                <text:p>0.0335147380828857</text:p>
              </table:table-cell>
              <table:table-cell office:value-type="float" office:value="0.0381293296813965">
                <text:p>0.0381293296813965</text:p>
              </table:table-cell>
              <table:table-cell office:value-type="float" office:value="0.0346287250518799">
                <text:p>0.0346287250518799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0.0352420806884766">
                <text:p>0.0352420806884766</text:p>
              </table:table-cell>
              <table:table-cell office:value-type="float" office:value="0.0384554862976074">
                <text:p>0.0384554862976074</text:p>
              </table:table-cell>
              <table:table-cell office:value-type="float" office:value="0.037023401260376">
                <text:p>0.03702340126037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.0353715419769287">
                <text:p>0.0353715419769287</text:p>
              </table:table-cell>
              <table:table-cell office:value-type="float" office:value="0.0384190082550049">
                <text:p>0.0384190082550049</text:p>
              </table:table-cell>
              <table:table-cell office:value-type="float" office:value="0.0372261762619019">
                <text:p>0.0372261762619019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0.0331964492797852">
                <text:p>0.0331964492797852</text:p>
              </table:table-cell>
              <table:table-cell office:value-type="float" office:value="0.0364840030670166">
                <text:p>0.0364840030670166</text:p>
              </table:table-cell>
              <table:table-cell office:value-type="float" office:value="0.0346635341644287">
                <text:p>0.0346635341644287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0.0333998203277588">
                <text:p>0.0333998203277588</text:p>
              </table:table-cell>
              <table:table-cell office:value-type="float" office:value="0.0360941886901856">
                <text:p>0.0360941886901856</text:p>
              </table:table-cell>
              <table:table-cell office:value-type="float" office:value="0.0346987962722778">
                <text:p>0.0346987962722778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0.033402681350708">
                <text:p>0.033402681350708</text:p>
              </table:table-cell>
              <table:table-cell office:value-type="float" office:value="0.0350608825683594">
                <text:p>0.0350608825683594</text:p>
              </table:table-cell>
              <table:table-cell office:value-type="float" office:value="0.0343827962875366">
                <text:p>0.0343827962875366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0.035567045211792">
                <text:p>0.035567045211792</text:p>
              </table:table-cell>
              <table:table-cell office:value-type="float" office:value="0.0374124050140381">
                <text:p>0.0374124050140381</text:p>
              </table:table-cell>
              <table:table-cell office:value-type="float" office:value="0.0362446784973145">
                <text:p>0.0362446784973145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0.03273606300354">
                <text:p>0.03273606300354</text:p>
              </table:table-cell>
              <table:table-cell office:value-type="float" office:value="0.0385804176330566">
                <text:p>0.0385804176330566</text:p>
              </table:table-cell>
              <table:table-cell office:value-type="float" office:value="0.0350156784057617">
                <text:p>0.0350156784057617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0.0343286991119385">
                <text:p>0.0343286991119385</text:p>
              </table:table-cell>
              <table:table-cell office:value-type="float" office:value="0.0436379909515381">
                <text:p>0.0436379909515381</text:p>
              </table:table-cell>
              <table:table-cell office:value-type="float" office:value="0.0377490758895874">
                <text:p>0.0377490758895874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0.0354173183441162">
                <text:p>0.0354173183441162</text:p>
              </table:table-cell>
              <table:table-cell office:value-type="float" office:value="0.0506906509399414">
                <text:p>0.0506906509399414</text:p>
              </table:table-cell>
              <table:table-cell office:value-type="float" office:value="0.0383854627609253">
                <text:p>0.0383854627609253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0.0354478359222412">
                <text:p>0.0354478359222412</text:p>
              </table:table-cell>
              <table:table-cell office:value-type="float" office:value="0.037858247756958">
                <text:p>0.037858247756958</text:p>
              </table:table-cell>
              <table:table-cell office:value-type="float" office:value="0.0364037036895752">
                <text:p>0.0364037036895752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0.0317192077636719">
                <text:p>0.0317192077636719</text:p>
              </table:table-cell>
              <table:table-cell office:value-type="float" office:value="0.0352590084075928">
                <text:p>0.0352590084075928</text:p>
              </table:table-cell>
              <table:table-cell office:value-type="float" office:value="0.0326572418212891">
                <text:p>0.032657241821289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332987308502197">
                <text:p>0.0332987308502197</text:p>
              </table:table-cell>
              <table:table-cell office:value-type="float" office:value="0.035794734954834">
                <text:p>0.035794734954834</text:p>
              </table:table-cell>
              <table:table-cell office:value-type="float" office:value="0.0341694355010986">
                <text:p>0.0341694355010986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0.0335886478424072">
                <text:p>0.0335886478424072</text:p>
              </table:table-cell>
              <table:table-cell office:value-type="float" office:value="0.0358316898345947">
                <text:p>0.0358316898345947</text:p>
              </table:table-cell>
              <table:table-cell office:value-type="float" office:value="0.0344587087631226">
                <text:p>0.0344587087631226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0.0318603515625">
                <text:p>0.0318603515625</text:p>
              </table:table-cell>
              <table:table-cell office:value-type="float" office:value="0.0349230766296387">
                <text:p>0.0349230766296387</text:p>
              </table:table-cell>
              <table:table-cell office:value-type="float" office:value="0.0324231386184692">
                <text:p>0.0324231386184692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0.0328247547149658">
                <text:p>0.0328247547149658</text:p>
              </table:table-cell>
              <table:table-cell office:value-type="float" office:value="0.0374748706817627">
                <text:p>0.0374748706817627</text:p>
              </table:table-cell>
              <table:table-cell office:value-type="float" office:value="0.0341907978057861">
                <text:p>0.0341907978057861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0.0328249931335449">
                <text:p>0.0328249931335449</text:p>
              </table:table-cell>
              <table:table-cell office:value-type="float" office:value="0.0368282794952393">
                <text:p>0.0368282794952393</text:p>
              </table:table-cell>
              <table:table-cell office:value-type="float" office:value="0.0337997436523438">
                <text:p>0.0337997436523438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0.0329980850219727">
                <text:p>0.0329980850219727</text:p>
              </table:table-cell>
              <table:table-cell office:value-type="float" office:value="0.0354294776916504">
                <text:p>0.0354294776916504</text:p>
              </table:table-cell>
              <table:table-cell office:value-type="float" office:value="0.0337807416915894">
                <text:p>0.0337807416915894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0.0325686931610107">
                <text:p>0.0325686931610107</text:p>
              </table:table-cell>
              <table:table-cell office:value-type="float" office:value="0.0346012115478516">
                <text:p>0.0346012115478516</text:p>
              </table:table-cell>
              <table:table-cell office:value-type="float" office:value="0.0336838960647583">
                <text:p>0.0336838960647583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0.0334250926971436">
                <text:p>0.0334250926971436</text:p>
              </table:table-cell>
              <table:table-cell office:value-type="float" office:value="0.0362372398376465">
                <text:p>0.0362372398376465</text:p>
              </table:table-cell>
              <table:table-cell office:value-type="float" office:value="0.0345983505249023">
                <text:p>0.0345983505249023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0.0329785346984863">
                <text:p>0.0329785346984863</text:p>
              </table:table-cell>
              <table:table-cell office:value-type="float" office:value="0.0355958938598633">
                <text:p>0.0355958938598633</text:p>
              </table:table-cell>
              <table:table-cell office:value-type="float" office:value="0.034660005569458">
                <text:p>0.034660005569458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0.0328869819641113">
                <text:p>0.0328869819641113</text:p>
              </table:table-cell>
              <table:table-cell office:value-type="float" office:value="0.0356528759002686">
                <text:p>0.0356528759002686</text:p>
              </table:table-cell>
              <table:table-cell office:value-type="float" office:value="0.0345251083374023">
                <text:p>0.034525108337402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0319712162017822">
                <text:p>0.0319712162017822</text:p>
              </table:table-cell>
              <table:table-cell office:value-type="float" office:value="0.0349392890930176">
                <text:p>0.0349392890930176</text:p>
              </table:table-cell>
              <table:table-cell office:value-type="float" office:value="0.0328431367874145">
                <text:p>0.0328431367874145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0.0316565036773682">
                <text:p>0.0316565036773682</text:p>
              </table:table-cell>
              <table:table-cell office:value-type="float" office:value="0.0340163707733154">
                <text:p>0.0340163707733154</text:p>
              </table:table-cell>
              <table:table-cell office:value-type="float" office:value="0.0327800273895264">
                <text:p>0.0327800273895264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0.0328798294067383">
                <text:p>0.0328798294067383</text:p>
              </table:table-cell>
              <table:table-cell office:value-type="float" office:value="0.0356552600860596">
                <text:p>0.0356552600860596</text:p>
              </table:table-cell>
              <table:table-cell office:value-type="float" office:value="0.033826494216919">
                <text:p>0.033826494216919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0.0331137180328369">
                <text:p>0.0331137180328369</text:p>
              </table:table-cell>
              <table:table-cell office:value-type="float" office:value="0.0360994338989258">
                <text:p>0.0360994338989258</text:p>
              </table:table-cell>
              <table:table-cell office:value-type="float" office:value="0.0342780590057373">
                <text:p>0.0342780590057373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0.0338661670684814">
                <text:p>0.0338661670684814</text:p>
              </table:table-cell>
              <table:table-cell office:value-type="float" office:value="0.0375089645385742">
                <text:p>0.0375089645385742</text:p>
              </table:table-cell>
              <table:table-cell office:value-type="float" office:value="0.0352871656417847">
                <text:p>0.0352871656417847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0.0333812236785889">
                <text:p>0.0333812236785889</text:p>
              </table:table-cell>
              <table:table-cell office:value-type="float" office:value="0.0356926918029785">
                <text:p>0.0356926918029785</text:p>
              </table:table-cell>
              <table:table-cell office:value-type="float" office:value="0.0348545789718628">
                <text:p>0.0348545789718628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0.0322196483612061">
                <text:p>0.0322196483612061</text:p>
              </table:table-cell>
              <table:table-cell office:value-type="float" office:value="0.0354068279266357">
                <text:p>0.0354068279266357</text:p>
              </table:table-cell>
              <table:table-cell office:value-type="float" office:value="0.0333282947540283">
                <text:p>0.0333282947540283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0.0331301689147949">
                <text:p>0.0331301689147949</text:p>
              </table:table-cell>
              <table:table-cell office:value-type="float" office:value="0.0366480350494385">
                <text:p>0.0366480350494385</text:p>
              </table:table-cell>
              <table:table-cell office:value-type="float" office:value="0.0344424962997436">
                <text:p>0.0344424962997436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0.0340437889099121">
                <text:p>0.0340437889099121</text:p>
              </table:table-cell>
              <table:table-cell office:value-type="float" office:value="0.036163330078125">
                <text:p>0.036163330078125</text:p>
              </table:table-cell>
              <table:table-cell office:value-type="float" office:value="0.0352603197097778">
                <text:p>0.0352603197097778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0.033541202545166">
                <text:p>0.033541202545166</text:p>
              </table:table-cell>
              <table:table-cell office:value-type="float" office:value="0.0359413623809814">
                <text:p>0.0359413623809814</text:p>
              </table:table-cell>
              <table:table-cell office:value-type="float" office:value="0.0343647003173828">
                <text:p>0.034364700317382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342631340026856">
                <text:p>0.0342631340026856</text:p>
              </table:table-cell>
              <table:table-cell office:value-type="float" office:value="0.0381069183349609">
                <text:p>0.0381069183349609</text:p>
              </table:table-cell>
              <table:table-cell office:value-type="float" office:value="0.0354079008102417">
                <text:p>0.0354079008102417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0.0319979190826416">
                <text:p>0.0319979190826416</text:p>
              </table:table-cell>
              <table:table-cell office:value-type="float" office:value="0.0371427536010742">
                <text:p>0.0371427536010742</text:p>
              </table:table-cell>
              <table:table-cell office:value-type="float" office:value="0.0337872982025146">
                <text:p>0.0337872982025146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0.0331783294677734">
                <text:p>0.0331783294677734</text:p>
              </table:table-cell>
              <table:table-cell office:value-type="float" office:value="0.0359530448913574">
                <text:p>0.0359530448913574</text:p>
              </table:table-cell>
              <table:table-cell office:value-type="float" office:value="0.0341305255889893">
                <text:p>0.0341305255889893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0.03173828125">
                <text:p>0.03173828125</text:p>
              </table:table-cell>
              <table:table-cell office:value-type="float" office:value="0.0342354774475098">
                <text:p>0.0342354774475098</text:p>
              </table:table-cell>
              <table:table-cell office:value-type="float" office:value="0.0326828241348267">
                <text:p>0.0326828241348267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0.0336215496063232">
                <text:p>0.0336215496063232</text:p>
              </table:table-cell>
              <table:table-cell office:value-type="float" office:value="0.0370428562164307">
                <text:p>0.0370428562164307</text:p>
              </table:table-cell>
              <table:table-cell office:value-type="float" office:value="0.0347533941268921">
                <text:p>0.0347533941268921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0.0317015647888184">
                <text:p>0.0317015647888184</text:p>
              </table:table-cell>
              <table:table-cell office:value-type="float" office:value="0.0356378555297852">
                <text:p>0.0356378555297852</text:p>
              </table:table-cell>
              <table:table-cell office:value-type="float" office:value="0.0330814838409424">
                <text:p>0.0330814838409424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.0317974090576172">
                <text:p>0.0317974090576172</text:p>
              </table:table-cell>
              <table:table-cell office:value-type="float" office:value="0.0351381301879883">
                <text:p>0.0351381301879883</text:p>
              </table:table-cell>
              <table:table-cell office:value-type="float" office:value="0.0330415725708008">
                <text:p>0.0330415725708008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.0335218906402588">
                <text:p>0.0335218906402588</text:p>
              </table:table-cell>
              <table:table-cell office:value-type="float" office:value="0.0358831882476807">
                <text:p>0.0358831882476807</text:p>
              </table:table-cell>
              <table:table-cell office:value-type="float" office:value="0.0348501443862915">
                <text:p>0.0348501443862915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.0320556163787842">
                <text:p>0.0320556163787842</text:p>
              </table:table-cell>
              <table:table-cell office:value-type="float" office:value="0.0345528125762939">
                <text:p>0.0345528125762939</text:p>
              </table:table-cell>
              <table:table-cell office:value-type="float" office:value="0.0326380014419556">
                <text:p>0.0326380014419556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.0331020355224609">
                <text:p>0.0331020355224609</text:p>
              </table:table-cell>
              <table:table-cell office:value-type="float" office:value="0.0390636920928955">
                <text:p>0.0390636920928955</text:p>
              </table:table-cell>
              <table:table-cell office:value-type="float" office:value="0.0348353862762451">
                <text:p>0.034835386276245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325331687927246">
                <text:p>0.0325331687927246</text:p>
              </table:table-cell>
              <table:table-cell office:value-type="float" office:value="0.0351533889770508">
                <text:p>0.0351533889770508</text:p>
              </table:table-cell>
              <table:table-cell office:value-type="float" office:value="0.033814525604248">
                <text:p>0.033814525604248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0.0317637920379639">
                <text:p>0.0317637920379639</text:p>
              </table:table-cell>
              <table:table-cell office:value-type="float" office:value="0.0347938537597656">
                <text:p>0.0347938537597656</text:p>
              </table:table-cell>
              <table:table-cell office:value-type="float" office:value="0.0326467275619507">
                <text:p>0.0326467275619507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0.033411979675293">
                <text:p>0.033411979675293</text:p>
              </table:table-cell>
              <table:table-cell office:value-type="float" office:value="0.0365903377532959">
                <text:p>0.0365903377532959</text:p>
              </table:table-cell>
              <table:table-cell office:value-type="float" office:value="0.0343212604522705">
                <text:p>0.0343212604522705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0.0328216552734375">
                <text:p>0.0328216552734375</text:p>
              </table:table-cell>
              <table:table-cell office:value-type="float" office:value="0.0359487533569336">
                <text:p>0.0359487533569336</text:p>
              </table:table-cell>
              <table:table-cell office:value-type="float" office:value="0.0337330818176269">
                <text:p>0.0337330818176269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.0317513942718506">
                <text:p>0.0317513942718506</text:p>
              </table:table-cell>
              <table:table-cell office:value-type="float" office:value="0.0345463752746582">
                <text:p>0.0345463752746582</text:p>
              </table:table-cell>
              <table:table-cell office:value-type="float" office:value="0.0325911998748779">
                <text:p>0.0325911998748779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0.0337293148040772">
                <text:p>0.0337293148040772</text:p>
              </table:table-cell>
              <table:table-cell office:value-type="float" office:value="0.0366616249084473">
                <text:p>0.0366616249084473</text:p>
              </table:table-cell>
              <table:table-cell office:value-type="float" office:value="0.0346344470977783">
                <text:p>0.0346344470977783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0.0338649749755859">
                <text:p>0.0338649749755859</text:p>
              </table:table-cell>
              <table:table-cell office:value-type="float" office:value="0.0372424125671387">
                <text:p>0.0372424125671387</text:p>
              </table:table-cell>
              <table:table-cell office:value-type="float" office:value="0.0347977161407471">
                <text:p>0.0347977161407471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.0322461128234863">
                <text:p>0.0322461128234863</text:p>
              </table:table-cell>
              <table:table-cell office:value-type="float" office:value="0.0372006893157959">
                <text:p>0.0372006893157959</text:p>
              </table:table-cell>
              <table:table-cell office:value-type="float" office:value="0.0337487936019898">
                <text:p>0.0337487936019898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.0321438312530518">
                <text:p>0.0321438312530518</text:p>
              </table:table-cell>
              <table:table-cell office:value-type="float" office:value="0.0349714756011963">
                <text:p>0.0349714756011963</text:p>
              </table:table-cell>
              <table:table-cell office:value-type="float" office:value="0.0329161167144775">
                <text:p>0.032916116714477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.0343053340911865">
                <text:p>0.0343053340911865</text:p>
              </table:table-cell>
              <table:table-cell office:value-type="float" office:value="0.0362687110900879">
                <text:p>0.0362687110900879</text:p>
              </table:table-cell>
              <table:table-cell office:value-type="float" office:value="0.0352600336074829">
                <text:p>0.035260033607482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328552722930908">
                <text:p>0.0328552722930908</text:p>
              </table:table-cell>
              <table:table-cell office:value-type="float" office:value="0.0354280471801758">
                <text:p>0.0354280471801758</text:p>
              </table:table-cell>
              <table:table-cell office:value-type="float" office:value="0.033633279800415">
                <text:p>0.03363327980041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0341672897338867">
                <text:p>0.0341672897338867</text:p>
              </table:table-cell>
              <table:table-cell office:value-type="float" office:value="0.0363237857818604">
                <text:p>0.0363237857818604</text:p>
              </table:table-cell>
              <table:table-cell office:value-type="float" office:value="0.0349119186401367">
                <text:p>0.034911918640136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0324451923370361">
                <text:p>0.0324451923370361</text:p>
              </table:table-cell>
              <table:table-cell office:value-type="float" office:value="0.0351352691650391">
                <text:p>0.0351352691650391</text:p>
              </table:table-cell>
              <table:table-cell office:value-type="float" office:value="0.0334629058837891">
                <text:p>0.033462905883789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033003568649292">
                <text:p>0.033003568649292</text:p>
              </table:table-cell>
              <table:table-cell office:value-type="float" office:value="0.0367894172668457">
                <text:p>0.0367894172668457</text:p>
              </table:table-cell>
              <table:table-cell office:value-type="float" office:value="0.0340631246566773">
                <text:p>0.034063124656677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345406532287598">
                <text:p>0.0345406532287598</text:p>
              </table:table-cell>
              <table:table-cell office:value-type="float" office:value="0.0451095104217529">
                <text:p>0.0451095104217529</text:p>
              </table:table-cell>
              <table:table-cell office:value-type="float" office:value="0.0374339580535889">
                <text:p>0.0374339580535889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345370769500732">
                <text:p>0.0345370769500732</text:p>
              </table:table-cell>
              <table:table-cell office:value-type="float" office:value="0.0366904735565186">
                <text:p>0.0366904735565186</text:p>
              </table:table-cell>
              <table:table-cell office:value-type="float" office:value="0.0355303049087524">
                <text:p>0.035530304908752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0328357219696045">
                <text:p>0.0328357219696045</text:p>
              </table:table-cell>
              <table:table-cell office:value-type="float" office:value="0.0358383655548096">
                <text:p>0.0358383655548096</text:p>
              </table:table-cell>
              <table:table-cell office:value-type="float" office:value="0.0337323665618897">
                <text:p>0.033732366561889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0321123600006104">
                <text:p>0.0321123600006104</text:p>
              </table:table-cell>
              <table:table-cell office:value-type="float" office:value="0.0354156494140625">
                <text:p>0.0354156494140625</text:p>
              </table:table-cell>
              <table:table-cell office:value-type="float" office:value="0.033358359336853">
                <text:p>0.03335835933685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326488018035889">
                <text:p>0.0326488018035889</text:p>
              </table:table-cell>
              <table:table-cell office:value-type="float" office:value="0.0344705581665039">
                <text:p>0.0344705581665039</text:p>
              </table:table-cell>
              <table:table-cell office:value-type="float" office:value="0.0333458662033081">
                <text:p>0.033345866203308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323286056518555">
                <text:p>0.0323286056518555</text:p>
              </table:table-cell>
              <table:table-cell office:value-type="float" office:value="0.0341277122497559">
                <text:p>0.0341277122497559</text:p>
              </table:table-cell>
              <table:table-cell office:value-type="float" office:value="0.0331147909164429">
                <text:p>0.033114790916442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43866348266602">
                <text:p>0.0343866348266602</text:p>
              </table:table-cell>
              <table:table-cell office:value-type="float" office:value="0.0374746322631836">
                <text:p>0.0374746322631836</text:p>
              </table:table-cell>
              <table:table-cell office:value-type="float" office:value="0.0355132102966309">
                <text:p>0.0355132102966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81d41a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46cm" svg:height="13.336cm" xlink:href=".." xlink:type="simple" chart:class="chart:line" chart:style-name="ch1">
        <chart:legend chart:legend-position="end" svg:x="16.026cm" svg:y="7.482cm" style:legend-expansion="custom" chartooo:width="5.291cm" chartooo:height="2.914cm" style:legend-expansion-aspect-ratio="1.81571722717914" chart:style-name="ch2"/>
        <chart:plot-area chart:style-name="ch3" table:cell-range-address="'k doubling'.A2:'k doubling'.B130" chart:data-source-has-labels="both" svg:x="0.81cm" svg:y="0.068cm" svg:width="21.282cm" svg:height="12.883cm">
          <chartooo:coordinate-region svg:x="1.606cm" svg:y="0.267cm" svg:width="20.486cm" svg:height="11.238cm"/>
          <chart:axis chart:dimension="x" chart:name="primary-x" chart:style-name="ch4" chartooo:axis-type="auto">
            <chartooo:date-scale/>
            <chart:categories table:cell-range-address="'k doubling'.A3:'k doubling'.A1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k doubling'.B3:'k doubling'.B130" chart:label-cell-address="'k doubling'.B2:'k doubling'.B2" chart:class="chart:line">
            <chart:regression-curve chart:style-name="ch7"/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value in inputs</text:p>
                <draw:g>
                  <svg:desc>'k doubling'.B2:'k doubling'.B2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k doubling'.A3:'k doubling'.A130</svg:desc>
                </draw:g>
              </table:table-cell>
              <table:table-cell office:value-type="float" office:value="0.1">
                <text:p>0.1</text:p>
                <draw:g>
                  <svg:desc>'k doubling'.B3:'k doubling'.B130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000">
                <text:p>10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0000">
                <text:p>11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000">
                <text:p>13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0000">
                <text:p>14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0000">
                <text:p>15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1650000">
                <text:p>16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000">
                <text:p>17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0000">
                <text:p>18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0000">
                <text:p>1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0000">
                <text:p>20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0000">
                <text:p>21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000">
                <text:p>2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0000">
                <text:p>23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0000">
                <text:p>24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0000">
                <text:p>25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0000">
                <text:p>26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000">
                <text:p>27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0000">
                <text:p>28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0000">
                <text:p>2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0000">
                <text:p>30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0000">
                <text:p>3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0000">
                <text:p>31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3250000">
                <text:p>3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0000">
                <text:p>33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0000">
                <text:p>33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0000">
                <text:p>34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00">
                <text:p>3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50000">
                <text:p>35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0000">
                <text:p>36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0000">
                <text:p>37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000">
                <text:p>37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000">
                <text:p>38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0000">
                <text:p>3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0000">
                <text:p>3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0000">
                <text:p>40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000">
                <text:p>4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0000">
                <text:p>41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000">
                <text:p>4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0000">
                <text:p>43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0000">
                <text:p>43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00">
                <text:p>44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00">
                <text:p>44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00">
                <text:p>4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000">
                <text:p>45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000">
                <text:p>4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50000">
                <text:p>46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0000">
                <text:p>47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000">
                <text:p>47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0000">
                <text:p>4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50000">
                <text:p>48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000">
                <text:p>4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50000">
                <text:p>4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50000">
                <text:p>50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0000">
                <text:p>5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50000">
                <text:p>51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000">
                <text:p>5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0000">
                <text:p>5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000">
                <text:p>53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50000">
                <text:p>53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0000">
                <text:p>54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50000">
                <text:p>54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00">
                <text:p>5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50000">
                <text:p>55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000">
                <text:p>5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50000">
                <text:p>56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000">
                <text:p>57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50000">
                <text:p>57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0000">
                <text:p>5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50000">
                <text:p>58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0000">
                <text:p>5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50000">
                <text:p>5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50000">
                <text:p>60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0000">
                <text:p>6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50000">
                <text:p>61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0000">
                <text:p>6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50000">
                <text:p>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000">
                <text:p>63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50000">
                <text:p>63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000">
                <text:p>6400000</text:p>
              </table:table-cell>
              <table:table-cell office:value-type="float" office:value="17.16">
                <text:p>17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703cm" style:legend-expansion="high" chart:style-name="ch2"/>
        <chart:plot-area chart:style-name="ch3" table:cell-range-address="Summary.A1:Summary.D33" chart:data-source-has-labels="both" svg:x="0.32cm" svg:y="0.18cm" svg:width="12.614cm" svg:height="8.64cm">
          <chartooo:coordinate-region svg:x="1.232cm" svg:y="0.18cm" svg:width="11.702cm" svg:height="7.256cm"/>
          <chart:axis chart:dimension="x" chart:name="primary-x" chart:style-name="ch4" chartooo:axis-type="auto">
            <chartooo:date-scale/>
            <chart:categories table:cell-range-address="Summary.A2:Summary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B2:Summary.B33" chart:label-cell-address="Summary.B1:Summary.B1" chart:class="chart:line">
            <chart:data-point chart:repeated="32"/>
          </chart:series>
          <chart:series chart:style-name="ch7" chart:values-cell-range-address="Summary.C2:Summary.C33" chart:label-cell-address="Summary.C1:Summary.C1" chart:class="chart:line">
            <chart:data-point chart:repeated="32"/>
          </chart:series>
          <chart:series chart:style-name="ch8" chart:values-cell-range-address="Summary.D2:Summary.D33" chart:label-cell-address="Summary.D1:Summary.D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1.1</text:p>
                <draw:g>
                  <svg:desc>Summary.B1:Summary.B1</svg:desc>
                </draw:g>
              </table:table-cell>
              <table:table-cell office:value-type="string">
                <text:p>K=1+100</text:p>
                <draw:g>
                  <svg:desc>Summary.C1:Summary.C1</svg:desc>
                </draw:g>
              </table:table-cell>
              <table:table-cell office:value-type="string">
                <text:p>N^1.5</text:p>
                <draw:g>
                  <svg:desc>Summary.D1:Summary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ummary.A2:Summary.A33</svg:desc>
                </draw:g>
              </table:table-cell>
              <table:table-cell office:value-type="float" office:value="0.001120885">
                <text:p>0.001120885</text:p>
                <draw:g>
                  <svg:desc>Summary.B2:Summary.B33</svg:desc>
                </draw:g>
              </table:table-cell>
              <table:table-cell office:value-type="float" office:value="0.0014847">
                <text:p>0.0014847</text:p>
                <draw:g>
                  <svg:desc>Summary.C2:Summary.C33</svg:desc>
                </draw:g>
              </table:table-cell>
              <table:table-cell office:value-type="float" office:value="0.000988211768802618">
                <text:p>0.000988211768802618</text:p>
                <draw:g>
                  <svg:desc>Summary.D2:Summary.D3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818736">
                <text:p>0.001818736</text:p>
              </table:table-cell>
              <table:table-cell office:value-type="float" office:value="0.00282152">
                <text:p>0.00282152</text:p>
              </table:table-cell>
              <table:table-cell office:value-type="float" office:value="0.00279508497187474">
                <text:p>0.0027950849718747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666165">
                <text:p>0.00666165</text:p>
              </table:table-cell>
              <table:table-cell office:value-type="float" office:value="0.00293">
                <text:p>0.00293</text:p>
              </table:table-cell>
              <table:table-cell office:value-type="float" office:value="0.00790569415042095">
                <text:p>0.007905694150420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161639">
                <text:p>0.0161639</text:p>
              </table:table-cell>
              <table:table-cell office:value-type="float" office:value="0.013441">
                <text:p>0.013441</text:p>
              </table:table-cell>
              <table:table-cell office:value-type="float" office:value="0.0223606797749979">
                <text:p>0.022360679774997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31275">
                <text:p>0.031275</text:p>
              </table:table-cell>
              <table:table-cell office:value-type="float" office:value="0.0303228">
                <text:p>0.0303228</text:p>
              </table:table-cell>
              <table:table-cell office:value-type="float" office:value="0.0632455532033676">
                <text:p>0.063245553203367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670073">
                <text:p>0.0670073</text:p>
              </table:table-cell>
              <table:table-cell office:value-type="float" office:value="0.062015771">
                <text:p>0.062015771</text:p>
              </table:table-cell>
              <table:table-cell office:value-type="float" office:value="0.178885438199983">
                <text:p>0.1788854381999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testing_May11.A1:testing_May11.E32" chart:data-source-has-labels="column" svg:x="0.32cm" svg:y="0.18cm" svg:width="12.508cm" svg:height="8.64cm">
          <chartooo:coordinate-region svg:x="1.232cm" svg:y="0.18cm" svg:width="11.596cm" svg:height="7.255cm"/>
          <chart:axis chart:dimension="x" chart:name="primary-x" chart:style-name="ch4" chartooo:axis-type="auto">
            <chartooo:date-scale/>
            <chart:categories table:cell-range-address="testing_May11.A1:testing_May11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ing_May11.B1:testing_May11.B32" chart:class="chart:line">
            <chart:data-point chart:repeated="32"/>
          </chart:series>
          <chart:series chart:style-name="ch7" chart:values-cell-range-address="testing_May11.C1:testing_May11.C32" chart:class="chart:line">
            <chart:data-point chart:repeated="32"/>
          </chart:series>
          <chart:series chart:style-name="ch8" chart:values-cell-range-address="testing_May11.D1:testing_May11.D32" chart:class="chart:line">
            <chart:data-point chart:repeated="32"/>
          </chart:series>
          <chart:series chart:style-name="ch9" chart:values-cell-range-address="testing_May11.E1:testing_May11.E32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esting_May11.A1:testing_May11.A32</svg:desc>
                </draw:g>
              </table:table-cell>
              <table:table-cell office:value-type="float" office:value="0.000109672546386719">
                <text:p>0.000109672546386719</text:p>
                <draw:g>
                  <svg:desc>testing_May11.B1:testing_May11.B32</svg:desc>
                </draw:g>
              </table:table-cell>
              <table:table-cell office:value-type="float" office:value="0.000774860382080078">
                <text:p>0.000774860382080078</text:p>
                <draw:g>
                  <svg:desc>testing_May11.C1:testing_May11.C32</svg:desc>
                </draw:g>
              </table:table-cell>
              <table:table-cell office:value-type="float" office:value="0.000173854827880859">
                <text:p>0.000173854827880859</text:p>
                <draw:g>
                  <svg:desc>testing_May11.D1:testing_May11.D32</svg:desc>
                </draw:g>
              </table:table-cell>
              <table:table-cell office:value-type="float" office:value="0.001111">
                <text:p>0.001111</text:p>
                <draw:g>
                  <svg:desc>testing_May11.E1:testing_May11.E3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29149055480957">
                <text:p>0.00029149055480957</text:p>
              </table:table-cell>
              <table:table-cell office:value-type="float" office:value="0.00110945701599121">
                <text:p>0.00110945701599121</text:p>
              </table:table-cell>
              <table:table-cell office:value-type="float" office:value="0.000359821319580078">
                <text:p>0.000359821319580078</text:p>
              </table:table-cell>
              <table:table-cell office:value-type="float" office:value="0.001869">
                <text:p>0.00186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545883178710937">
                <text:p>0.000545883178710937</text:p>
              </table:table-cell>
              <table:table-cell office:value-type="float" office:value="0.00666241645812988">
                <text:p>0.00666241645812988</text:p>
              </table:table-cell>
              <table:table-cell office:value-type="float" office:value="0.000648975372314453">
                <text:p>0.000648975372314453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106878280639648">
                <text:p>0.00106878280639648</text:p>
              </table:table-cell>
              <table:table-cell office:value-type="float" office:value="0.00552749633789063">
                <text:p>0.00552749633789063</text:p>
              </table:table-cell>
              <table:table-cell office:value-type="float" office:value="0.00114984512329102">
                <text:p>0.00114984512329102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170073509216309">
                <text:p>0.00170073509216309</text:p>
              </table:table-cell>
              <table:table-cell office:value-type="float" office:value="0.0269034385681152">
                <text:p>0.0269034385681152</text:p>
              </table:table-cell>
              <table:table-cell office:value-type="float" office:value="0.00185146331787109">
                <text:p>0.00185146331787109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0397529602050781">
                <text:p>0.00397529602050781</text:p>
              </table:table-cell>
              <table:table-cell office:value-type="float" office:value="0.0574893474578857">
                <text:p>0.0574893474578857</text:p>
              </table:table-cell>
              <table:table-cell office:value-type="float" office:value="0.00368685722351074">
                <text:p>0.00368685722351074</text:p>
              </table:table-cell>
              <table:table-cell office:value-type="float" office:value="0.065">
                <text:p>0.0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